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ED00001E6EFC58A76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2.996cm" table:align="left"/>
    </style:style>
    <style:style style:name="Таблица1.A" style:family="table-column">
      <style:table-column-properties style:column-width="2.554cm"/>
    </style:style>
    <style:style style:name="Таблица1.B" style:family="table-column">
      <style:table-column-properties style:column-width="10.442cm"/>
    </style:style>
    <style:style style:name="Таблица1.A1" style:family="table-cell">
      <style:table-cell-properties style:vertical-align="middle" fo:background-color="#ffffcc" fo:padding="0.049cm" fo:border="none">
        <style:background-image/>
      </style:table-cell-properties>
    </style:style>
    <style:style style:name="Таблица1.A2" style:family="table-cell">
      <style:table-cell-properties style:vertical-align="middle" fo:background-color="#e6e6e6" fo:padding="0.049cm" fo:border="none">
        <style:background-image/>
      </style:table-cell-properties>
    </style:style>
    <style:style style:name="Таблица1.A3" style:family="table-cell">
      <style:table-cell-properties style:vertical-align="middle" fo:padding="0.049cm" fo:border="none"/>
    </style:style>
    <style:style style:name="Таблица2" style:family="table">
      <style:table-properties style:width="8.17cm" style:rel-width="79%" table:align="left"/>
    </style:style>
    <style:style style:name="Таблица2.A" style:family="table-column">
      <style:table-column-properties style:column-width="3.679cm" style:rel-column-width="23315*"/>
    </style:style>
    <style:style style:name="Таблица2.B" style:family="table-column">
      <style:table-column-properties style:column-width="4.491cm" style:rel-column-width="28452*"/>
    </style:style>
    <style:style style:name="Таблица2.A1" style:family="table-cell">
      <style:table-cell-properties style:vertical-align="middle" fo:background-color="#ccffff">
        <style:background-image/>
      </style:table-cell-properties>
    </style:style>
    <style:style style:name="Таблица2.A2" style:family="table-cell">
      <style:table-cell-properties style:vertical-align="middle"/>
    </style:style>
    <style:style style:name="Таблица3" style:family="table">
      <style:table-properties style:width="12.85cm" table:align="left"/>
    </style:style>
    <style:style style:name="Таблица3.A" style:family="table-column">
      <style:table-column-properties style:column-width="2.277cm"/>
    </style:style>
    <style:style style:name="Таблица3.B" style:family="table-column">
      <style:table-column-properties style:column-width="10.573cm"/>
    </style:style>
    <style:style style:name="Таблица3.A1" style:family="table-cell">
      <style:table-cell-properties style:vertical-align="middle" fo:padding="0.049cm" fo:border="none"/>
    </style:style>
    <style:style style:name="Таблица3.A2" style:family="table-cell">
      <style:table-cell-properties style:vertical-align="middle" fo:background-color="#e6e6e6" fo:padding="0.049cm" fo:border="none">
        <style:background-image/>
      </style:table-cell-properties>
    </style:style>
    <style:style style:name="Таблица4" style:family="table">
      <style:table-properties style:width="12.91cm" table:align="left"/>
    </style:style>
    <style:style style:name="Таблица4.A" style:family="table-column">
      <style:table-column-properties style:column-width="2.288cm"/>
    </style:style>
    <style:style style:name="Таблица4.B" style:family="table-column">
      <style:table-column-properties style:column-width="10.622cm"/>
    </style:style>
    <style:style style:name="Таблица4.A1" style:family="table-cell">
      <style:table-cell-properties style:vertical-align="middle" fo:padding="0.049cm" fo:border="none"/>
    </style:style>
    <style:style style:name="Таблица4.A2" style:family="table-cell">
      <style:table-cell-properties style:vertical-align="middle" fo:background-color="#e6e6e6" fo:padding="0.049cm" fo:border="none">
        <style:background-image/>
      </style:table-cell-properties>
    </style:style>
    <style:style style:name="Таблица5" style:family="table">
      <style:table-properties style:width="12.94cm" table:align="left"/>
    </style:style>
    <style:style style:name="Таблица5.A" style:family="table-column">
      <style:table-column-properties style:column-width="2.554cm"/>
    </style:style>
    <style:style style:name="Таблица5.B" style:family="table-column">
      <style:table-column-properties style:column-width="2.194cm"/>
    </style:style>
    <style:style style:name="Таблица5.C" style:family="table-column">
      <style:table-column-properties style:column-width="8.192cm"/>
    </style:style>
    <style:style style:name="Таблица5.A1" style:family="table-cell">
      <style:table-cell-properties style:vertical-align="middle" fo:background-color="#ccffff" fo:padding="0.049cm" fo:border="none">
        <style:background-image/>
      </style:table-cell-properties>
    </style:style>
    <style:style style:name="Таблица5.A2" style:family="table-cell">
      <style:table-cell-properties style:vertical-align="middle" fo:padding="0.049cm" fo:border="none"/>
    </style:style>
    <style:style style:name="Таблица6" style:family="table">
      <style:table-properties style:width="12.996cm" table:align="left"/>
    </style:style>
    <style:style style:name="Таблица6.A" style:family="table-column">
      <style:table-column-properties style:column-width="2.554cm"/>
    </style:style>
    <style:style style:name="Таблица6.B" style:family="table-column">
      <style:table-column-properties style:column-width="10.442cm"/>
    </style:style>
    <style:style style:name="Таблица6.A1" style:family="table-cell">
      <style:table-cell-properties style:vertical-align="middle" fo:background-color="#ffffcc" fo:padding="0.049cm" fo:border="none">
        <style:background-image/>
      </style:table-cell-properties>
    </style:style>
    <style:style style:name="Таблица6.A2" style:family="table-cell">
      <style:table-cell-properties style:vertical-align="middle" fo:padding="0.049cm" fo:border="none"/>
    </style:style>
    <style:style style:name="Таблица7" style:family="table">
      <style:table-properties style:width="12.975cm" table:align="left"/>
    </style:style>
    <style:style style:name="Таблица7.A" style:family="table-column">
      <style:table-column-properties style:column-width="2.554cm"/>
    </style:style>
    <style:style style:name="Таблица7.B" style:family="table-column">
      <style:table-column-properties style:column-width="10.421cm"/>
    </style:style>
    <style:style style:name="Таблица7.A1" style:family="table-cell">
      <style:table-cell-properties style:vertical-align="middle" fo:background-color="#ffffcc" fo:padding="0.049cm" fo:border="none">
        <style:background-image/>
      </style:table-cell-properties>
    </style:style>
    <style:style style:name="Таблица7.A2" style:family="table-cell">
      <style:table-cell-properties style:vertical-align="middle" fo:padding="0.049cm" fo:border="none"/>
    </style:style>
    <style:style style:name="Таблица8" style:family="table">
      <style:table-properties style:width="12.954cm" table:align="left"/>
    </style:style>
    <style:style style:name="Таблица8.A" style:family="table-column">
      <style:table-column-properties style:column-width="2.554cm"/>
    </style:style>
    <style:style style:name="Таблица8.B" style:family="table-column">
      <style:table-column-properties style:column-width="10.4cm"/>
    </style:style>
    <style:style style:name="Таблица8.A1" style:family="table-cell">
      <style:table-cell-properties style:vertical-align="middle" fo:background-color="#ffffcc" fo:padding="0.049cm" fo:border="none">
        <style:background-image/>
      </style:table-cell-properties>
    </style:style>
    <style:style style:name="Таблица8.A2" style:family="table-cell">
      <style:table-cell-properties style:vertical-align="middle" fo:padding="0.049cm" fo:border="none"/>
    </style:style>
    <style:style style:name="Таблица9" style:family="table">
      <style:table-properties style:width="12.975cm" table:align="left"/>
    </style:style>
    <style:style style:name="Таблица9.A" style:family="table-column">
      <style:table-column-properties style:column-width="2.554cm"/>
    </style:style>
    <style:style style:name="Таблица9.B" style:family="table-column">
      <style:table-column-properties style:column-width="10.421cm"/>
    </style:style>
    <style:style style:name="Таблица9.A1" style:family="table-cell">
      <style:table-cell-properties style:vertical-align="middle" fo:background-color="#ffffcc" fo:padding="0.049cm" fo:border="none">
        <style:background-image/>
      </style:table-cell-properties>
    </style:style>
    <style:style style:name="Таблица9.A2" style:family="table-cell">
      <style:table-cell-properties style:vertical-align="middle" fo:padding="0.049cm" fo:border="none"/>
    </style:style>
    <style:style style:name="Таблица10" style:family="table">
      <style:table-properties style:width="13.018cm" fo:margin-left="0cm" fo:margin-right="-0.018cm" table:align="margins"/>
    </style:style>
    <style:style style:name="Таблица10.A" style:family="table-column">
      <style:table-column-properties style:column-width="2.554cm" style:rel-column-width="12858*"/>
    </style:style>
    <style:style style:name="Таблица10.B" style:family="table-column">
      <style:table-column-properties style:column-width="10.463cm" style:rel-column-width="52677*"/>
    </style:style>
    <style:style style:name="Таблица10.A1" style:family="table-cell">
      <style:table-cell-properties style:vertical-align="middle" fo:background-color="#ffffcc" fo:padding="0.049cm" fo:border="none">
        <style:background-image/>
      </style:table-cell-properties>
    </style:style>
    <style:style style:name="Таблица10.A2" style:family="table-cell">
      <style:table-cell-properties style:vertical-align="middle" fo:padding="0.049cm" fo:border="none"/>
    </style:style>
    <style:style style:name="Таблица11" style:family="table">
      <style:table-properties style:width="12.996cm" table:align="left"/>
    </style:style>
    <style:style style:name="Таблица11.A" style:family="table-column">
      <style:table-column-properties style:column-width="2.554cm"/>
    </style:style>
    <style:style style:name="Таблица11.B" style:family="table-column">
      <style:table-column-properties style:column-width="10.442cm"/>
    </style:style>
    <style:style style:name="Таблица11.A1" style:family="table-cell">
      <style:table-cell-properties style:vertical-align="middle" fo:background-color="#ffffcc" fo:padding="0.049cm" fo:border="none">
        <style:background-image/>
      </style:table-cell-properties>
    </style:style>
    <style:style style:name="Таблица11.A2" style:family="table-cell">
      <style:table-cell-properties style:vertical-align="middle" fo:padding="0.049cm" fo:border="none"/>
    </style:style>
    <style:style style:name="Таблица12" style:family="table">
      <style:table-properties style:width="12.975cm" table:align="left"/>
    </style:style>
    <style:style style:name="Таблица12.A" style:family="table-column">
      <style:table-column-properties style:column-width="2.554cm"/>
    </style:style>
    <style:style style:name="Таблица12.B" style:family="table-column">
      <style:table-column-properties style:column-width="10.421cm"/>
    </style:style>
    <style:style style:name="Таблица12.A1" style:family="table-cell">
      <style:table-cell-properties style:vertical-align="middle" fo:background-color="#ffffcc" fo:padding="0.049cm" fo:border="none">
        <style:background-image/>
      </style:table-cell-properties>
    </style:style>
    <style:style style:name="Таблица12.A2" style:family="table-cell">
      <style:table-cell-properties style:vertical-align="middle" fo:padding="0.049cm" fo:border="none"/>
    </style:style>
    <style:style style:name="Таблица13" style:family="table">
      <style:table-properties style:width="12.975cm" table:align="left"/>
    </style:style>
    <style:style style:name="Таблица13.A" style:family="table-column">
      <style:table-column-properties style:column-width="2.554cm"/>
    </style:style>
    <style:style style:name="Таблица13.B" style:family="table-column">
      <style:table-column-properties style:column-width="10.421cm"/>
    </style:style>
    <style:style style:name="Таблица13.A1" style:family="table-cell">
      <style:table-cell-properties style:vertical-align="middle" fo:background-color="#ffffcc" fo:padding="0.049cm" fo:border="none">
        <style:background-image/>
      </style:table-cell-properties>
    </style:style>
    <style:style style:name="Таблица13.A2" style:family="table-cell">
      <style:table-cell-properties style:vertical-align="middle" fo:padding="0.049cm" fo:border="none"/>
    </style:style>
    <style:style style:name="Таблица14" style:family="table">
      <style:table-properties style:width="12.996cm" table:align="left"/>
    </style:style>
    <style:style style:name="Таблица14.A" style:family="table-column">
      <style:table-column-properties style:column-width="2.554cm"/>
    </style:style>
    <style:style style:name="Таблица14.B" style:family="table-column">
      <style:table-column-properties style:column-width="10.442cm"/>
    </style:style>
    <style:style style:name="Таблица14.A1" style:family="table-cell">
      <style:table-cell-properties style:vertical-align="middle" fo:background-color="#ffffcc" fo:padding="0.049cm" fo:border="none">
        <style:background-image/>
      </style:table-cell-properties>
    </style:style>
    <style:style style:name="Таблица14.A2" style:family="table-cell">
      <style:table-cell-properties style:vertical-align="middle" fo:padding="0.049cm" fo:border="none"/>
    </style:style>
    <style:style style:name="Таблица15" style:family="table">
      <style:table-properties style:width="12.975cm" table:align="left"/>
    </style:style>
    <style:style style:name="Таблица15.A" style:family="table-column">
      <style:table-column-properties style:column-width="2.554cm"/>
    </style:style>
    <style:style style:name="Таблица15.B" style:family="table-column">
      <style:table-column-properties style:column-width="10.421cm"/>
    </style:style>
    <style:style style:name="Таблица15.A1" style:family="table-cell">
      <style:table-cell-properties style:vertical-align="middle" fo:background-color="#ffffcc" fo:padding="0.049cm" fo:border="none">
        <style:background-image/>
      </style:table-cell-properties>
    </style:style>
    <style:style style:name="Таблица15.A2" style:family="table-cell">
      <style:table-cell-properties style:vertical-align="middle" fo:padding="0.049cm" fo:border="none"/>
    </style:style>
    <style:style style:name="Таблица16" style:family="table">
      <style:table-properties style:width="12.996cm" table:align="left"/>
    </style:style>
    <style:style style:name="Таблица16.A" style:family="table-column">
      <style:table-column-properties style:column-width="2.554cm"/>
    </style:style>
    <style:style style:name="Таблица16.B" style:family="table-column">
      <style:table-column-properties style:column-width="10.442cm"/>
    </style:style>
    <style:style style:name="Таблица16.A1" style:family="table-cell">
      <style:table-cell-properties style:vertical-align="middle" fo:background-color="#ffffcc" fo:padding="0.049cm" fo:border="none">
        <style:background-image/>
      </style:table-cell-properties>
    </style:style>
    <style:style style:name="Таблица16.A2" style:family="table-cell">
      <style:table-cell-properties style:vertical-align="middle" fo:padding="0.049cm" fo:border="none"/>
    </style:style>
    <style:style style:name="Таблица17" style:family="table">
      <style:table-properties style:width="12.975cm" table:align="left"/>
    </style:style>
    <style:style style:name="Таблица17.A" style:family="table-column">
      <style:table-column-properties style:column-width="2.554cm"/>
    </style:style>
    <style:style style:name="Таблица17.B" style:family="table-column">
      <style:table-column-properties style:column-width="10.421cm"/>
    </style:style>
    <style:style style:name="Таблица17.A1" style:family="table-cell">
      <style:table-cell-properties style:vertical-align="middle" fo:background-color="#ffffcc" fo:padding="0.049cm" fo:border="none">
        <style:background-image/>
      </style:table-cell-properties>
    </style:style>
    <style:style style:name="Таблица17.A2" style:family="table-cell">
      <style:table-cell-properties style:vertical-align="middle" fo:padding="0.049cm" fo:border="none"/>
    </style:style>
    <style:style style:name="Таблица18" style:family="table">
      <style:table-properties style:width="12.954cm" table:align="left"/>
    </style:style>
    <style:style style:name="Таблица18.A" style:family="table-column">
      <style:table-column-properties style:column-width="2.554cm"/>
    </style:style>
    <style:style style:name="Таблица18.B" style:family="table-column">
      <style:table-column-properties style:column-width="10.4cm"/>
    </style:style>
    <style:style style:name="Таблица18.A1" style:family="table-cell">
      <style:table-cell-properties style:vertical-align="middle" fo:background-color="#ffffcc" fo:padding="0.049cm" fo:border="none">
        <style:background-image/>
      </style:table-cell-properties>
    </style:style>
    <style:style style:name="Таблица18.A2" style:family="table-cell">
      <style:table-cell-properties style:vertical-align="middle" fo:padding="0.049cm" fo:border="none"/>
    </style:style>
    <style:style style:name="Таблица19" style:family="table">
      <style:table-properties style:width="13.109cm" table:align="left"/>
    </style:style>
    <style:style style:name="Таблица19.A" style:family="table-column">
      <style:table-column-properties style:column-width="2.554cm"/>
    </style:style>
    <style:style style:name="Таблица19.B" style:family="table-column">
      <style:table-column-properties style:column-width="10.555cm"/>
    </style:style>
    <style:style style:name="Таблица19.A1" style:family="table-cell">
      <style:table-cell-properties style:vertical-align="middle" fo:background-color="#ffffcc" fo:padding="0.049cm" fo:border="none">
        <style:background-image/>
      </style:table-cell-properties>
    </style:style>
    <style:style style:name="Таблица19.A2" style:family="table-cell">
      <style:table-cell-properties style:vertical-align="middle" fo:padding="0.049cm" fo:border="none"/>
    </style:style>
    <style:style style:name="Таблица20" style:family="table">
      <style:table-properties style:width="12.954cm" table:align="left"/>
    </style:style>
    <style:style style:name="Таблица20.A" style:family="table-column">
      <style:table-column-properties style:column-width="2.554cm"/>
    </style:style>
    <style:style style:name="Таблица20.B" style:family="table-column">
      <style:table-column-properties style:column-width="10.4cm"/>
    </style:style>
    <style:style style:name="Таблица20.A1" style:family="table-cell">
      <style:table-cell-properties style:vertical-align="middle" fo:background-color="#ffffcc" fo:padding="0.049cm" fo:border="none">
        <style:background-image/>
      </style:table-cell-properties>
    </style:style>
    <style:style style:name="Таблица20.A2" style:family="table-cell">
      <style:table-cell-properties style:vertical-align="middle" fo:padding="0.049cm" fo:border="none"/>
    </style:style>
    <style:style style:name="Таблица21" style:family="table">
      <style:table-properties style:width="9.121cm" fo:margin-left="-0.011cm" fo:margin-right="3.889cm" table:align="margins"/>
    </style:style>
    <style:style style:name="Таблица21.A" style:family="table-column">
      <style:table-column-properties style:column-width="1.796cm" style:rel-column-width="12899*"/>
    </style:style>
    <style:style style:name="Таблица21.B" style:family="table-column">
      <style:table-column-properties style:column-width="7.325cm" style:rel-column-width="52636*"/>
    </style:style>
    <style:style style:name="Таблица21.A1" style:family="table-cell">
      <style:table-cell-properties style:vertical-align="middle" fo:background-color="#ffffcc" fo:padding="0.049cm" fo:border="none">
        <style:background-image/>
      </style:table-cell-properties>
    </style:style>
    <style:style style:name="Таблица21.A2" style:family="table-cell">
      <style:table-cell-properties style:vertical-align="middle" fo:padding="0.049cm" fo:border="none"/>
    </style:style>
    <style:style style:name="Таблица22" style:family="table">
      <style:table-properties style:width="12.996cm" table:align="left"/>
    </style:style>
    <style:style style:name="Таблица22.A" style:family="table-column">
      <style:table-column-properties style:column-width="2.554cm"/>
    </style:style>
    <style:style style:name="Таблица22.B" style:family="table-column">
      <style:table-column-properties style:column-width="10.442cm"/>
    </style:style>
    <style:style style:name="Таблица22.A1" style:family="table-cell">
      <style:table-cell-properties style:vertical-align="middle" fo:background-color="#ffffcc" fo:padding="0.049cm" fo:border="none">
        <style:background-image/>
      </style:table-cell-properties>
    </style:style>
    <style:style style:name="Таблица22.A2" style:family="table-cell">
      <style:table-cell-properties style:vertical-align="middle" fo:padding="0.049cm" fo:border="none"/>
    </style:style>
    <style:style style:name="Таблица23" style:family="table">
      <style:table-properties style:width="12.996cm" table:align="left"/>
    </style:style>
    <style:style style:name="Таблица23.A" style:family="table-column">
      <style:table-column-properties style:column-width="2.554cm"/>
    </style:style>
    <style:style style:name="Таблица23.B" style:family="table-column">
      <style:table-column-properties style:column-width="10.442cm"/>
    </style:style>
    <style:style style:name="Таблица23.A1" style:family="table-cell">
      <style:table-cell-properties style:vertical-align="middle" fo:background-color="#ffffcc" fo:padding="0.049cm" fo:border="none">
        <style:background-image/>
      </style:table-cell-properties>
    </style:style>
    <style:style style:name="Таблица23.A2" style:family="table-cell">
      <style:table-cell-properties style:vertical-align="middle" fo:padding="0.049cm" fo:border="none"/>
    </style:style>
    <style:style style:name="Таблица24" style:family="table">
      <style:table-properties style:width="13.109cm" table:align="left"/>
    </style:style>
    <style:style style:name="Таблица24.A" style:family="table-column">
      <style:table-column-properties style:column-width="2.554cm"/>
    </style:style>
    <style:style style:name="Таблица24.B" style:family="table-column">
      <style:table-column-properties style:column-width="10.555cm"/>
    </style:style>
    <style:style style:name="Таблица24.A1" style:family="table-cell">
      <style:table-cell-properties style:vertical-align="middle" fo:background-color="#ffffcc" fo:padding="0.049cm" fo:border="none">
        <style:background-image/>
      </style:table-cell-properties>
    </style:style>
    <style:style style:name="Таблица24.A2" style:family="table-cell">
      <style:table-cell-properties style:vertical-align="middle" fo:padding="0.049cm" fo:border="none"/>
    </style:style>
    <style:style style:name="Таблица25" style:family="table">
      <style:table-properties style:width="12.975cm" table:align="left"/>
    </style:style>
    <style:style style:name="Таблица25.A" style:family="table-column">
      <style:table-column-properties style:column-width="2.554cm"/>
    </style:style>
    <style:style style:name="Таблица25.B" style:family="table-column">
      <style:table-column-properties style:column-width="10.421cm"/>
    </style:style>
    <style:style style:name="Таблица25.A1" style:family="table-cell">
      <style:table-cell-properties style:vertical-align="middle" fo:background-color="#ffffcc" fo:padding="0.049cm" fo:border="none">
        <style:background-image/>
      </style:table-cell-properties>
    </style:style>
    <style:style style:name="Таблица25.A2" style:family="table-cell">
      <style:table-cell-properties style:vertical-align="middle" fo:padding="0.049cm" fo:border="none"/>
    </style:style>
    <style:style style:name="Таблица26" style:family="table">
      <style:table-properties style:width="12.933cm" table:align="left"/>
    </style:style>
    <style:style style:name="Таблица26.A" style:family="table-column">
      <style:table-column-properties style:column-width="3.507cm"/>
    </style:style>
    <style:style style:name="Таблица26.B" style:family="table-column">
      <style:table-column-properties style:column-width="2.448cm"/>
    </style:style>
    <style:style style:name="Таблица26.C" style:family="table-column">
      <style:table-column-properties style:column-width="6.978cm"/>
    </style:style>
    <style:style style:name="Таблица26.A1" style:family="table-cell">
      <style:table-cell-properties style:vertical-align="middle" fo:background-color="#ccffff" fo:padding="0.049cm" fo:border="none">
        <style:background-image/>
      </style:table-cell-properties>
    </style:style>
    <style:style style:name="Таблица26.A2" style:family="table-cell">
      <style:table-cell-properties style:vertical-align="middle" fo:padding="0.049cm" fo:border="none"/>
    </style:style>
    <style:style style:name="Таблица27" style:family="table">
      <style:table-properties style:width="2.468cm" table:align="left"/>
    </style:style>
    <style:style style:name="Таблица27.A" style:family="table-column">
      <style:table-column-properties style:column-width="0.388cm"/>
    </style:style>
    <style:style style:name="Таблица27.B" style:family="table-column">
      <style:table-column-properties style:column-width="2.08cm"/>
    </style:style>
    <style:style style:name="Таблица27.A1" style:family="table-cell">
      <style:table-cell-properties style:vertical-align="middle" fo:padding="0.049cm" fo:border="none"/>
    </style:style>
    <style:style style:name="Таблица28" style:family="table">
      <style:table-properties style:width="12.912cm" table:align="left"/>
    </style:style>
    <style:style style:name="Таблица28.A" style:family="table-column">
      <style:table-column-properties style:column-width="2.378cm"/>
    </style:style>
    <style:style style:name="Таблица28.B" style:family="table-column">
      <style:table-column-properties style:column-width="10.534cm"/>
    </style:style>
    <style:style style:name="Таблица28.A1" style:family="table-cell">
      <style:table-cell-properties style:vertical-align="middle" fo:background-color="#ffffcc" fo:padding="0.049cm" fo:border="none">
        <style:background-image/>
      </style:table-cell-properties>
    </style:style>
    <style:style style:name="Таблица28.A2" style:family="table-cell">
      <style:table-cell-properties style:vertical-align="middle" fo:padding="0.049cm" fo:border="none"/>
    </style:style>
    <style:style style:name="Таблица29" style:family="table">
      <style:table-properties style:width="12.912cm" table:align="left"/>
    </style:style>
    <style:style style:name="Таблица29.A" style:family="table-column">
      <style:table-column-properties style:column-width="2.441cm"/>
    </style:style>
    <style:style style:name="Таблица29.B" style:family="table-column">
      <style:table-column-properties style:column-width="10.47cm"/>
    </style:style>
    <style:style style:name="Таблица29.A1" style:family="table-cell">
      <style:table-cell-properties style:vertical-align="middle" fo:background-color="#ffffcc" fo:padding="0.049cm" fo:border="none">
        <style:background-image/>
      </style:table-cell-properties>
    </style:style>
    <style:style style:name="Таблица29.A2" style:family="table-cell">
      <style:table-cell-properties style:vertical-align="middle" fo:padding="0.049cm" fo:border="none"/>
    </style:style>
    <style:style style:name="Таблица30" style:family="table">
      <style:table-properties style:width="12.933cm" table:align="left"/>
    </style:style>
    <style:style style:name="Таблица30.A" style:family="table-column">
      <style:table-column-properties style:column-width="3.048cm"/>
    </style:style>
    <style:style style:name="Таблица30.B" style:family="table-column">
      <style:table-column-properties style:column-width="9.885cm"/>
    </style:style>
    <style:style style:name="Таблица30.A1" style:family="table-cell">
      <style:table-cell-properties style:vertical-align="middle" fo:background-color="#ffffcc" fo:padding="0.049cm" fo:border="none">
        <style:background-image/>
      </style:table-cell-properties>
    </style:style>
    <style:style style:name="Таблица30.A2" style:family="table-cell">
      <style:table-cell-properties style:vertical-align="middle" fo:padding="0.049cm" fo:border="none"/>
    </style:style>
    <style:style style:name="Таблица30.5" style:family="table-row">
      <style:table-row-properties style:min-row-height="1.275cm"/>
    </style:style>
    <style:style style:name="Таблица31" style:family="table">
      <style:table-properties style:width="12.954cm" table:align="left"/>
    </style:style>
    <style:style style:name="Таблица31.A" style:family="table-column">
      <style:table-column-properties style:column-width="2.554cm"/>
    </style:style>
    <style:style style:name="Таблица31.B" style:family="table-column">
      <style:table-column-properties style:column-width="10.4cm"/>
    </style:style>
    <style:style style:name="Таблица31.A1" style:family="table-cell">
      <style:table-cell-properties style:vertical-align="middle" fo:background-color="#ffffcc" fo:padding="0.049cm" fo:border="none">
        <style:background-image/>
      </style:table-cell-properties>
    </style:style>
    <style:style style:name="Таблица31.A2" style:family="table-cell">
      <style:table-cell-properties style:vertical-align="middle" fo:padding="0.049cm" fo:border="none"/>
    </style:style>
    <style:style style:name="Таблица32" style:family="table">
      <style:table-properties style:width="12.933cm" table:align="left"/>
    </style:style>
    <style:style style:name="Таблица32.A" style:family="table-column">
      <style:table-column-properties style:column-width="2.794cm"/>
    </style:style>
    <style:style style:name="Таблица32.B" style:family="table-column">
      <style:table-column-properties style:column-width="10.139cm"/>
    </style:style>
    <style:style style:name="Таблица32.A1" style:family="table-cell">
      <style:table-cell-properties style:vertical-align="middle" fo:background-color="#ffffcc" fo:padding="0.049cm" fo:border="none">
        <style:background-image/>
      </style:table-cell-properties>
    </style:style>
    <style:style style:name="Таблица32.A2" style:family="table-cell">
      <style:table-cell-properties style:vertical-align="middle" fo:padding="0.049cm" fo:border="none"/>
    </style:style>
    <style:style style:name="Таблица33" style:family="table">
      <style:table-properties style:width="12.891cm" table:align="left"/>
    </style:style>
    <style:style style:name="Таблица33.A" style:family="table-column">
      <style:table-column-properties style:column-width="2.554cm"/>
    </style:style>
    <style:style style:name="Таблица33.B" style:family="table-column">
      <style:table-column-properties style:column-width="10.336cm"/>
    </style:style>
    <style:style style:name="Таблица33.A1" style:family="table-cell">
      <style:table-cell-properties style:vertical-align="middle" fo:background-color="#ffffcc" fo:padding="0.049cm" fo:border="none">
        <style:background-image/>
      </style:table-cell-properties>
    </style:style>
    <style:style style:name="Таблица33.A2" style:family="table-cell">
      <style:table-cell-properties style:vertical-align="middle" fo:padding="0.049cm" fo:border="none"/>
    </style:style>
    <style:style style:name="Таблица34" style:family="table">
      <style:table-properties style:width="12.891cm" table:align="left"/>
    </style:style>
    <style:style style:name="Таблица34.A" style:family="table-column">
      <style:table-column-properties style:column-width="2.879cm"/>
    </style:style>
    <style:style style:name="Таблица34.B" style:family="table-column">
      <style:table-column-properties style:column-width="10.012cm"/>
    </style:style>
    <style:style style:name="Таблица34.A1" style:family="table-cell">
      <style:table-cell-properties style:vertical-align="middle" fo:background-color="#ffffcc" fo:padding="0.049cm" fo:border="none">
        <style:background-image/>
      </style:table-cell-properties>
    </style:style>
    <style:style style:name="Таблица34.A2" style:family="table-cell">
      <style:table-cell-properties style:vertical-align="middle" fo:padding="0.049cm" fo:border="none"/>
    </style:style>
    <style:style style:name="Таблица35" style:family="table">
      <style:table-properties style:width="12.954cm" table:align="left"/>
    </style:style>
    <style:style style:name="Таблица35.A" style:family="table-column">
      <style:table-column-properties style:column-width="3.572cm"/>
    </style:style>
    <style:style style:name="Таблица35.B" style:family="table-column">
      <style:table-column-properties style:column-width="2.448cm"/>
    </style:style>
    <style:style style:name="Таблица35.C" style:family="table-column">
      <style:table-column-properties style:column-width="6.934cm"/>
    </style:style>
    <style:style style:name="Таблица35.A1" style:family="table-cell">
      <style:table-cell-properties style:vertical-align="middle" fo:background-color="#006b6b" fo:padding="0.049cm" fo:border="none">
        <style:background-image/>
      </style:table-cell-properties>
    </style:style>
    <style:style style:name="Таблица35.A2" style:family="table-cell">
      <style:table-cell-properties style:vertical-align="middle" fo:padding="0.049cm" fo:border="none"/>
    </style:style>
    <style:style style:name="Таблица36" style:family="table">
      <style:table-properties style:width="9.25cm" table:align="left"/>
    </style:style>
    <style:style style:name="Таблица36.A" style:family="table-column">
      <style:table-column-properties style:column-width="0.415cm"/>
    </style:style>
    <style:style style:name="Таблица36.B" style:family="table-column">
      <style:table-column-properties style:column-width="8.835cm"/>
    </style:style>
    <style:style style:name="Таблица36.A1" style:family="table-cell">
      <style:table-cell-properties style:vertical-align="middle" fo:padding="0.049cm" fo:border="none"/>
    </style:style>
    <style:style style:name="Таблица37" style:family="table">
      <style:table-properties style:width="12.899cm" table:align="left"/>
    </style:style>
    <style:style style:name="Таблица37.A" style:family="table-column">
      <style:table-column-properties style:column-width="1.397cm"/>
    </style:style>
    <style:style style:name="Таблица37.B" style:family="table-column">
      <style:table-column-properties style:column-width="11.502cm"/>
    </style:style>
    <style:style style:name="Таблица37.A1" style:family="table-cell">
      <style:table-cell-properties style:vertical-align="middle" fo:background-color="#ffffcc" fo:padding="0.049cm" fo:border="none">
        <style:background-image/>
      </style:table-cell-properties>
    </style:style>
    <style:style style:name="Таблица37.A2" style:family="table-cell">
      <style:table-cell-properties style:vertical-align="middle" fo:padding="0.049cm" fo:border="none"/>
    </style:style>
    <style:style style:name="Таблица38" style:family="table">
      <style:table-properties style:width="12.899cm" table:align="left"/>
    </style:style>
    <style:style style:name="Таблица38.A" style:family="table-column">
      <style:table-column-properties style:column-width="1.397cm"/>
    </style:style>
    <style:style style:name="Таблица38.B" style:family="table-column">
      <style:table-column-properties style:column-width="11.502cm"/>
    </style:style>
    <style:style style:name="Таблица38.A1" style:family="table-cell">
      <style:table-cell-properties style:vertical-align="middle" fo:background-color="#ffffcc" fo:padding="0.049cm" fo:border="none">
        <style:background-image/>
      </style:table-cell-properties>
    </style:style>
    <style:style style:name="Таблица38.A2" style:family="table-cell">
      <style:table-cell-properties style:vertical-align="middle" fo:padding="0.049cm" fo:border="none"/>
    </style:style>
    <style:style style:name="Таблица39" style:family="table">
      <style:table-properties style:width="13cm" table:align="left"/>
    </style:style>
    <style:style style:name="Таблица39.A" style:family="table-column">
      <style:table-column-properties style:column-width="1.409cm"/>
    </style:style>
    <style:style style:name="Таблица39.B" style:family="table-column">
      <style:table-column-properties style:column-width="11.591cm"/>
    </style:style>
    <style:style style:name="Таблица39.A1" style:family="table-cell">
      <style:table-cell-properties style:vertical-align="middle" fo:background-color="#ffffcc" fo:padding="0.049cm" fo:border="none">
        <style:background-image/>
      </style:table-cell-properties>
    </style:style>
    <style:style style:name="Таблица39.A2" style:family="table-cell">
      <style:table-cell-properties style:vertical-align="middle" fo:padding="0.049cm" fo:border="none"/>
    </style:style>
    <style:style style:name="Таблица40" style:family="table">
      <style:table-properties style:width="12.891cm" table:align="left"/>
    </style:style>
    <style:style style:name="Таблица40.A" style:family="table-column">
      <style:table-column-properties style:column-width="2.088cm"/>
    </style:style>
    <style:style style:name="Таблица40.B" style:family="table-column">
      <style:table-column-properties style:column-width="10.802cm"/>
    </style:style>
    <style:style style:name="Таблица40.A1" style:family="table-cell">
      <style:table-cell-properties style:vertical-align="middle" fo:background-color="#ffffcc" fo:padding="0.049cm" fo:border="none">
        <style:background-image/>
      </style:table-cell-properties>
    </style:style>
    <style:style style:name="Таблица40.A2" style:family="table-cell">
      <style:table-cell-properties style:vertical-align="middle" fo:padding="0.049cm" fo:border="none"/>
    </style:style>
    <style:style style:name="Таблица40.3" style:family="table-row">
      <style:table-row-properties style:min-row-height="0.455cm"/>
    </style:style>
    <style:style style:name="Таблица41" style:family="table">
      <style:table-properties style:width="12.954cm" table:align="left"/>
    </style:style>
    <style:style style:name="Таблица41.A" style:family="table-column">
      <style:table-column-properties style:column-width="2.76cm"/>
    </style:style>
    <style:style style:name="Таблица41.B" style:family="table-column">
      <style:table-column-properties style:column-width="2.778cm"/>
    </style:style>
    <style:style style:name="Таблица41.C" style:family="table-column">
      <style:table-column-properties style:column-width="7.415cm"/>
    </style:style>
    <style:style style:name="Таблица41.A1" style:family="table-cell">
      <style:table-cell-properties style:vertical-align="middle" fo:background-color="#006b6b" fo:padding="0.049cm" fo:border="none">
        <style:background-image/>
      </style:table-cell-properties>
    </style:style>
    <style:style style:name="Таблица41.A2" style:family="table-cell">
      <style:table-cell-properties style:vertical-align="middle" fo:padding="0.049cm" fo:border="none"/>
    </style:style>
    <style:style style:name="Таблица42" style:family="table">
      <style:table-properties style:width="12.933cm" table:align="left"/>
    </style:style>
    <style:style style:name="Таблица42.A" style:family="table-column">
      <style:table-column-properties style:column-width="2.66cm"/>
    </style:style>
    <style:style style:name="Таблица42.B" style:family="table-column">
      <style:table-column-properties style:column-width="10.273cm"/>
    </style:style>
    <style:style style:name="Таблица42.A1" style:family="table-cell">
      <style:table-cell-properties style:vertical-align="middle" fo:background-color="#ffffcc" fo:padding="0.049cm" fo:border="none">
        <style:background-image/>
      </style:table-cell-properties>
    </style:style>
    <style:style style:name="Таблица42.A2" style:family="table-cell">
      <style:table-cell-properties style:vertical-align="middle" fo:padding="0.049cm" fo:border="none"/>
    </style:style>
    <style:style style:name="Таблица43" style:family="table">
      <style:table-properties style:width="12.933cm" table:align="left"/>
    </style:style>
    <style:style style:name="Таблица43.A" style:family="table-column">
      <style:table-column-properties style:column-width="2.554cm"/>
    </style:style>
    <style:style style:name="Таблица43.B" style:family="table-column">
      <style:table-column-properties style:column-width="10.379cm"/>
    </style:style>
    <style:style style:name="Таблица43.A1" style:family="table-cell">
      <style:table-cell-properties style:vertical-align="middle" fo:background-color="#ffffcc" fo:padding="0.049cm" fo:border="none">
        <style:background-image/>
      </style:table-cell-properties>
    </style:style>
    <style:style style:name="Таблица43.A2" style:family="table-cell">
      <style:table-cell-properties style:vertical-align="middle" fo:padding="0.049cm" fo:border="none"/>
    </style:style>
    <style:style style:name="Таблица44" style:family="table">
      <style:table-properties style:width="12.933cm" table:align="left"/>
    </style:style>
    <style:style style:name="Таблица44.A" style:family="table-column">
      <style:table-column-properties style:column-width="2.672cm"/>
    </style:style>
    <style:style style:name="Таблица44.B" style:family="table-column">
      <style:table-column-properties style:column-width="10.261cm"/>
    </style:style>
    <style:style style:name="Таблица44.A1" style:family="table-cell">
      <style:table-cell-properties style:vertical-align="middle" fo:background-color="#ffffcc" fo:padding="0.049cm" fo:border="none">
        <style:background-image/>
      </style:table-cell-properties>
    </style:style>
    <style:style style:name="Таблица44.A2" style:family="table-cell">
      <style:table-cell-properties style:vertical-align="middle" fo:padding="0.049cm" fo:border="none"/>
    </style:style>
    <style:style style:name="Таблица45" style:family="table">
      <style:table-properties style:width="12.912cm" table:align="left"/>
    </style:style>
    <style:style style:name="Таблица45.A" style:family="table-column">
      <style:table-column-properties style:column-width="2.923cm"/>
    </style:style>
    <style:style style:name="Таблица45.B" style:family="table-column">
      <style:table-column-properties style:column-width="9.989cm"/>
    </style:style>
    <style:style style:name="Таблица45.A1" style:family="table-cell">
      <style:table-cell-properties style:vertical-align="middle" fo:background-color="#ffffcc" fo:padding="0.049cm" fo:border="none">
        <style:background-image/>
      </style:table-cell-properties>
    </style:style>
    <style:style style:name="Таблица45.A2" style:family="table-cell">
      <style:table-cell-properties style:vertical-align="middle" fo:padding="0.049cm" fo:border="none"/>
    </style:style>
    <style:style style:name="Таблица46" style:family="table">
      <style:table-properties style:width="12.933cm" table:align="left"/>
    </style:style>
    <style:style style:name="Таблица46.A" style:family="table-column">
      <style:table-column-properties style:column-width="2.688cm"/>
    </style:style>
    <style:style style:name="Таблица46.B" style:family="table-column">
      <style:table-column-properties style:column-width="10.245cm"/>
    </style:style>
    <style:style style:name="Таблица46.A1" style:family="table-cell">
      <style:table-cell-properties style:vertical-align="middle" fo:background-color="#ffffcc" fo:padding="0.049cm" fo:border="none">
        <style:background-image/>
      </style:table-cell-properties>
    </style:style>
    <style:style style:name="Таблица46.A2" style:family="table-cell">
      <style:table-cell-properties style:vertical-align="middle" fo:padding="0.049cm" fo:border="none"/>
    </style:style>
    <style:style style:name="Таблица47" style:family="table">
      <style:table-properties style:width="12.954cm" table:align="left"/>
    </style:style>
    <style:style style:name="Таблица47.A" style:family="table-column">
      <style:table-column-properties style:column-width="2.554cm"/>
    </style:style>
    <style:style style:name="Таблица47.B" style:family="table-column">
      <style:table-column-properties style:column-width="10.4cm"/>
    </style:style>
    <style:style style:name="Таблица47.A1" style:family="table-cell">
      <style:table-cell-properties style:vertical-align="middle" fo:background-color="#ffffcc" fo:padding="0.049cm" fo:border="none">
        <style:background-image/>
      </style:table-cell-properties>
    </style:style>
    <style:style style:name="Таблица47.A2" style:family="table-cell">
      <style:table-cell-properties style:vertical-align="middle" fo:padding="0.049cm" fo:border="none"/>
    </style:style>
    <style:style style:name="Таблица48" style:family="table">
      <style:table-properties style:width="12.933cm" table:align="left"/>
    </style:style>
    <style:style style:name="Таблица48.A" style:family="table-column">
      <style:table-column-properties style:column-width="2.554cm"/>
    </style:style>
    <style:style style:name="Таблица48.B" style:family="table-column">
      <style:table-column-properties style:column-width="10.379cm"/>
    </style:style>
    <style:style style:name="Таблица48.A1" style:family="table-cell">
      <style:table-cell-properties style:vertical-align="middle" fo:background-color="#ffffcc" fo:padding="0.049cm" fo:border="none">
        <style:background-image/>
      </style:table-cell-properties>
    </style:style>
    <style:style style:name="Таблица48.A2" style:family="table-cell">
      <style:table-cell-properties style:vertical-align="middle" fo:padding="0.049cm" fo:border="none"/>
    </style:style>
    <style:style style:name="Таблица49" style:family="table">
      <style:table-properties style:width="12.933cm" table:align="left"/>
    </style:style>
    <style:style style:name="Таблица49.A" style:family="table-column">
      <style:table-column-properties style:column-width="2.554cm"/>
    </style:style>
    <style:style style:name="Таблица49.B" style:family="table-column">
      <style:table-column-properties style:column-width="10.379cm"/>
    </style:style>
    <style:style style:name="Таблица49.A1" style:family="table-cell">
      <style:table-cell-properties style:vertical-align="middle" fo:background-color="#ffffcc" fo:padding="0.049cm" fo:border="none">
        <style:background-image/>
      </style:table-cell-properties>
    </style:style>
    <style:style style:name="Таблица49.A2" style:family="table-cell">
      <style:table-cell-properties style:vertical-align="middle" fo:padding="0.049cm" fo:border="none"/>
    </style:style>
    <style:style style:name="Таблица49.4" style:family="table-row">
      <style:table-row-properties style:min-row-height="0.885cm"/>
    </style:style>
    <style:style style:name="Таблица50" style:family="table">
      <style:table-properties style:width="12.954cm" table:align="left"/>
    </style:style>
    <style:style style:name="Таблица50.A" style:family="table-column">
      <style:table-column-properties style:column-width="2.554cm"/>
    </style:style>
    <style:style style:name="Таблица50.B" style:family="table-column">
      <style:table-column-properties style:column-width="10.4cm"/>
    </style:style>
    <style:style style:name="Таблица50.A1" style:family="table-cell">
      <style:table-cell-properties style:vertical-align="middle" fo:background-color="#ffffcc" fo:padding="0.049cm" fo:border="none">
        <style:background-image/>
      </style:table-cell-properties>
    </style:style>
    <style:style style:name="Таблица50.A2" style:family="table-cell">
      <style:table-cell-properties style:vertical-align="middle" fo:padding="0.049cm" fo:border="none"/>
    </style:style>
    <style:style style:name="Таблица51" style:family="table">
      <style:table-properties style:width="9.121cm" fo:margin-left="-0.011cm" fo:margin-right="3.889cm" table:align="margins"/>
    </style:style>
    <style:style style:name="Таблица51.A" style:family="table-column">
      <style:table-column-properties style:column-width="1.796cm" style:rel-column-width="12899*"/>
    </style:style>
    <style:style style:name="Таблица51.B" style:family="table-column">
      <style:table-column-properties style:column-width="7.325cm" style:rel-column-width="52636*"/>
    </style:style>
    <style:style style:name="Таблица51.A1" style:family="table-cell">
      <style:table-cell-properties style:vertical-align="middle" fo:background-color="#ffffcc" fo:padding="0.049cm" fo:border="none">
        <style:background-image/>
      </style:table-cell-properties>
    </style:style>
    <style:style style:name="Таблица51.A2" style:family="table-cell">
      <style:table-cell-properties style:vertical-align="middle" fo:padding="0.049cm" fo:border="none"/>
    </style:style>
    <style:style style:name="Таблица52" style:family="table">
      <style:table-properties style:width="12.954cm" table:align="left"/>
    </style:style>
    <style:style style:name="Таблица52.A" style:family="table-column">
      <style:table-column-properties style:column-width="2.554cm"/>
    </style:style>
    <style:style style:name="Таблица52.B" style:family="table-column">
      <style:table-column-properties style:column-width="10.4cm"/>
    </style:style>
    <style:style style:name="Таблица52.A1" style:family="table-cell">
      <style:table-cell-properties style:vertical-align="middle" fo:background-color="#ffffcc" fo:padding="0.049cm" fo:border="none">
        <style:background-image/>
      </style:table-cell-properties>
    </style:style>
    <style:style style:name="Таблица52.A2" style:family="table-cell">
      <style:table-cell-properties style:vertical-align="middle" fo:padding="0.049cm" fo:border="none"/>
    </style:style>
    <style:style style:name="Таблица53" style:family="table">
      <style:table-properties style:width="12.912cm" fo:margin-left="-0.011cm" fo:margin-right="0.099cm" table:align="margins"/>
    </style:style>
    <style:style style:name="Таблица53.A" style:family="table-column">
      <style:table-column-properties style:column-width="1.794cm" style:rel-column-width="9105*"/>
    </style:style>
    <style:style style:name="Таблица53.B" style:family="table-column">
      <style:table-column-properties style:column-width="11.118cm" style:rel-column-width="56430*"/>
    </style:style>
    <style:style style:name="Таблица53.A1" style:family="table-cell">
      <style:table-cell-properties style:vertical-align="middle" fo:background-color="#ffffcc" fo:padding="0.049cm" fo:border="none">
        <style:background-image/>
      </style:table-cell-properties>
    </style:style>
    <style:style style:name="Таблица53.A2" style:family="table-cell">
      <style:table-cell-properties style:vertical-align="middle" fo:padding="0.049cm" fo:border="none"/>
    </style:style>
    <style:style style:name="Таблица54" style:family="table">
      <style:table-properties style:width="12.975cm" table:align="left"/>
    </style:style>
    <style:style style:name="Таблица54.A" style:family="table-column">
      <style:table-column-properties style:column-width="4.678cm"/>
    </style:style>
    <style:style style:name="Таблица54.B" style:family="table-column">
      <style:table-column-properties style:column-width="4.297cm"/>
    </style:style>
    <style:style style:name="Таблица54.C" style:family="table-column">
      <style:table-column-properties style:column-width="4.001cm"/>
    </style:style>
    <style:style style:name="Таблица54.A1" style:family="table-cell">
      <style:table-cell-properties style:vertical-align="middle" fo:background-color="#006b6b" fo:padding="0.049cm" fo:border="none">
        <style:background-image/>
      </style:table-cell-properties>
    </style:style>
    <style:style style:name="Таблица54.A2" style:family="table-cell">
      <style:table-cell-properties style:vertical-align="middle" fo:padding="0.049cm" fo:border="none"/>
    </style:style>
    <style:style style:name="Таблица55" style:family="table">
      <style:table-properties style:width="12.975cm" table:align="left"/>
    </style:style>
    <style:style style:name="Таблица55.A" style:family="table-column">
      <style:table-column-properties style:column-width="4.099cm"/>
    </style:style>
    <style:style style:name="Таблица55.B" style:family="table-column">
      <style:table-column-properties style:column-width="3.859cm"/>
    </style:style>
    <style:style style:name="Таблица55.C" style:family="table-column">
      <style:table-column-properties style:column-width="5.017cm"/>
    </style:style>
    <style:style style:name="Таблица55.A1" style:family="table-cell">
      <style:table-cell-properties style:vertical-align="middle" fo:background-color="#006b6b" fo:padding="0.049cm" fo:border="none">
        <style:background-image/>
      </style:table-cell-properties>
    </style:style>
    <style:style style:name="Таблица55.A2" style:family="table-cell">
      <style:table-cell-properties style:vertical-align="middle" fo:padding="0.049cm" fo:border="none"/>
    </style:style>
    <style:style style:name="Таблица56" style:family="table">
      <style:table-properties style:width="12.996cm" fo:margin-left="0cm" fo:margin-right="0.004cm" table:align="margins"/>
    </style:style>
    <style:style style:name="Таблица56.A" style:family="table-column">
      <style:table-column-properties style:column-width="2.738cm" style:rel-column-width="13804*"/>
    </style:style>
    <style:style style:name="Таблица56.B" style:family="table-column">
      <style:table-column-properties style:column-width="10.259cm" style:rel-column-width="51731*"/>
    </style:style>
    <style:style style:name="Таблица56.A1" style:family="table-cell">
      <style:table-cell-properties style:vertical-align="middle" fo:background-color="#006b6b" fo:padding="0.049cm" fo:border="none">
        <style:background-image/>
      </style:table-cell-properties>
    </style:style>
    <style:style style:name="Таблица56.A2" style:family="table-cell">
      <style:table-cell-properties style:vertical-align="middle" fo:padding="0.049cm" fo:border="none"/>
    </style:style>
    <style:style style:name="Таблица57" style:family="table">
      <style:table-properties style:width="12.975cm" table:align="left"/>
    </style:style>
    <style:style style:name="Таблица57.A" style:family="table-column">
      <style:table-column-properties style:column-width="2.554cm"/>
    </style:style>
    <style:style style:name="Таблица57.B" style:family="table-column">
      <style:table-column-properties style:column-width="10.421cm"/>
    </style:style>
    <style:style style:name="Таблица57.A1" style:family="table-cell">
      <style:table-cell-properties style:vertical-align="middle" fo:background-color="#ffffcc" fo:padding="0.049cm" fo:border="none">
        <style:background-image/>
      </style:table-cell-properties>
    </style:style>
    <style:style style:name="Таблица57.A2" style:family="table-cell">
      <style:table-cell-properties style:vertical-align="middle" fo:padding="0.049cm" fo:border="none"/>
    </style:style>
    <style:style style:name="Таблица58" style:family="table">
      <style:table-properties style:width="12.933cm" table:align="left"/>
    </style:style>
    <style:style style:name="Таблица58.A" style:family="table-column">
      <style:table-column-properties style:column-width="2.554cm"/>
    </style:style>
    <style:style style:name="Таблица58.B" style:family="table-column">
      <style:table-column-properties style:column-width="10.379cm"/>
    </style:style>
    <style:style style:name="Таблица58.A1" style:family="table-cell">
      <style:table-cell-properties style:vertical-align="middle" fo:background-color="#ffffcc" fo:padding="0.049cm" fo:border="none">
        <style:background-image/>
      </style:table-cell-properties>
    </style:style>
    <style:style style:name="Таблица58.A2" style:family="table-cell">
      <style:table-cell-properties style:vertical-align="middle" fo:padding="0.049cm" fo:border="none"/>
    </style:style>
    <style:style style:name="Таблица59" style:family="table">
      <style:table-properties style:width="12.933cm" table:align="left"/>
    </style:style>
    <style:style style:name="Таблица59.A" style:family="table-column">
      <style:table-column-properties style:column-width="2.554cm"/>
    </style:style>
    <style:style style:name="Таблица59.B" style:family="table-column">
      <style:table-column-properties style:column-width="10.379cm"/>
    </style:style>
    <style:style style:name="Таблица59.A1" style:family="table-cell">
      <style:table-cell-properties style:vertical-align="middle" fo:background-color="#ffffcc" fo:padding="0.049cm" fo:border="none">
        <style:background-image/>
      </style:table-cell-properties>
    </style:style>
    <style:style style:name="Таблица59.A2" style:family="table-cell">
      <style:table-cell-properties style:vertical-align="middle" fo:padding="0.049cm" fo:border="none"/>
    </style:style>
    <style:style style:name="Таблица60" style:family="table">
      <style:table-properties style:width="12.954cm" table:align="left"/>
    </style:style>
    <style:style style:name="Таблица60.A" style:family="table-column">
      <style:table-column-properties style:column-width="2.554cm"/>
    </style:style>
    <style:style style:name="Таблица60.B" style:family="table-column">
      <style:table-column-properties style:column-width="10.4cm"/>
    </style:style>
    <style:style style:name="Таблица60.A1" style:family="table-cell">
      <style:table-cell-properties style:vertical-align="middle" fo:background-color="#ffffcc" fo:padding="0.049cm" fo:border="none">
        <style:background-image/>
      </style:table-cell-properties>
    </style:style>
    <style:style style:name="Таблица60.A2" style:family="table-cell">
      <style:table-cell-properties style:vertical-align="middle" fo:padding="0.049cm" fo:border="none"/>
    </style:style>
    <style:style style:name="Таблица61" style:family="table">
      <style:table-properties style:width="12.975cm" table:align="left"/>
    </style:style>
    <style:style style:name="Таблица61.A" style:family="table-column">
      <style:table-column-properties style:column-width="2.244cm"/>
    </style:style>
    <style:style style:name="Таблица61.B" style:family="table-column">
      <style:table-column-properties style:column-width="10.732cm"/>
    </style:style>
    <style:style style:name="Таблица61.A1" style:family="table-cell">
      <style:table-cell-properties style:vertical-align="middle" fo:background-color="#ffffcc" fo:padding="0.049cm" fo:border="none">
        <style:background-image/>
      </style:table-cell-properties>
    </style:style>
    <style:style style:name="Таблица61.A2" style:family="table-cell">
      <style:table-cell-properties style:vertical-align="middle" fo:padding="0.049cm" fo:border="none"/>
    </style:style>
    <style:style style:name="Таблица62" style:family="table">
      <style:table-properties style:width="12.954cm" table:align="left"/>
    </style:style>
    <style:style style:name="Таблица62.A" style:family="table-column">
      <style:table-column-properties style:column-width="2.286cm"/>
    </style:style>
    <style:style style:name="Таблица62.B" style:family="table-column">
      <style:table-column-properties style:column-width="10.668cm"/>
    </style:style>
    <style:style style:name="Таблица62.A1" style:family="table-cell">
      <style:table-cell-properties style:vertical-align="middle" fo:background-color="#ffffcc" fo:padding="0.049cm" fo:border="none">
        <style:background-image/>
      </style:table-cell-properties>
    </style:style>
    <style:style style:name="Таблица62.A2" style:family="table-cell">
      <style:table-cell-properties style:vertical-align="middle" fo:padding="0.049cm" fo:border="none"/>
    </style:style>
    <style:style style:name="Таблица63" style:family="table">
      <style:table-properties style:width="12.933cm" table:align="left"/>
    </style:style>
    <style:style style:name="Таблица63.A" style:family="table-column">
      <style:table-column-properties style:column-width="2.554cm"/>
    </style:style>
    <style:style style:name="Таблица63.B" style:family="table-column">
      <style:table-column-properties style:column-width="10.379cm"/>
    </style:style>
    <style:style style:name="Таблица63.A1" style:family="table-cell">
      <style:table-cell-properties style:vertical-align="middle" fo:background-color="#ffffcc" fo:padding="0.049cm" fo:border="none">
        <style:background-image/>
      </style:table-cell-properties>
    </style:style>
    <style:style style:name="Таблица63.A2" style:family="table-cell">
      <style:table-cell-properties style:vertical-align="middle" fo:padding="0.049cm" fo:border="none"/>
    </style:style>
    <style:style style:name="Таблица64" style:family="table">
      <style:table-properties style:width="12.912cm" table:align="left"/>
    </style:style>
    <style:style style:name="Таблица64.A" style:family="table-column">
      <style:table-column-properties style:column-width="2.554cm"/>
    </style:style>
    <style:style style:name="Таблица64.B" style:family="table-column">
      <style:table-column-properties style:column-width="10.358cm"/>
    </style:style>
    <style:style style:name="Таблица64.A1" style:family="table-cell">
      <style:table-cell-properties style:vertical-align="middle" fo:background-color="#ffffcc" fo:padding="0.049cm" fo:border="none">
        <style:background-image/>
      </style:table-cell-properties>
    </style:style>
    <style:style style:name="Таблица64.A2" style:family="table-cell">
      <style:table-cell-properties style:vertical-align="middle" fo:padding="0.049cm" fo:border="none"/>
    </style:style>
    <style:style style:name="Таблица64.4" style:family="table-row">
      <style:table-row-properties style:min-row-height="0.997cm"/>
    </style:style>
    <style:style style:name="Таблица65" style:family="table">
      <style:table-properties style:width="12.912cm" table:align="left"/>
    </style:style>
    <style:style style:name="Таблица65.A" style:family="table-column">
      <style:table-column-properties style:column-width="2.554cm"/>
    </style:style>
    <style:style style:name="Таблица65.B" style:family="table-column">
      <style:table-column-properties style:column-width="10.358cm"/>
    </style:style>
    <style:style style:name="Таблица65.A1" style:family="table-cell">
      <style:table-cell-properties style:vertical-align="middle" fo:background-color="#ffffcc" fo:padding="0.049cm" fo:border="none">
        <style:background-image/>
      </style:table-cell-properties>
    </style:style>
    <style:style style:name="Таблица65.A2" style:family="table-cell">
      <style:table-cell-properties style:vertical-align="middle" fo:padding="0.049cm" fo:border="none"/>
    </style:style>
    <style:style style:name="Таблица66" style:family="table">
      <style:table-properties style:width="12.933cm" table:align="left"/>
    </style:style>
    <style:style style:name="Таблица66.A" style:family="table-column">
      <style:table-column-properties style:column-width="2.554cm"/>
    </style:style>
    <style:style style:name="Таблица66.B" style:family="table-column">
      <style:table-column-properties style:column-width="10.379cm"/>
    </style:style>
    <style:style style:name="Таблица66.A1" style:family="table-cell">
      <style:table-cell-properties style:vertical-align="middle" fo:background-color="#ffffcc" fo:padding="0.049cm" fo:border="none">
        <style:background-image/>
      </style:table-cell-properties>
    </style:style>
    <style:style style:name="Таблица66.A2" style:family="table-cell">
      <style:table-cell-properties style:vertical-align="middle" fo:padding="0.049cm" fo:border="none"/>
    </style:style>
    <style:style style:name="Таблица67" style:family="table">
      <style:table-properties style:width="12.933cm" table:align="left"/>
    </style:style>
    <style:style style:name="Таблица67.A" style:family="table-column">
      <style:table-column-properties style:column-width="2.554cm"/>
    </style:style>
    <style:style style:name="Таблица67.B" style:family="table-column">
      <style:table-column-properties style:column-width="10.379cm"/>
    </style:style>
    <style:style style:name="Таблица67.A1" style:family="table-cell">
      <style:table-cell-properties style:vertical-align="middle" fo:background-color="#ffffcc" fo:padding="0.049cm" fo:border="none">
        <style:background-image/>
      </style:table-cell-properties>
    </style:style>
    <style:style style:name="Таблица67.A2" style:family="table-cell">
      <style:table-cell-properties style:vertical-align="middle" fo:padding="0.049cm" fo:border="none"/>
    </style:style>
    <style:style style:name="Таблица68" style:family="table">
      <style:table-properties style:width="12.933cm" table:align="left"/>
    </style:style>
    <style:style style:name="Таблица68.A" style:family="table-column">
      <style:table-column-properties style:column-width="2.554cm"/>
    </style:style>
    <style:style style:name="Таблица68.B" style:family="table-column">
      <style:table-column-properties style:column-width="10.379cm"/>
    </style:style>
    <style:style style:name="Таблица68.A1" style:family="table-cell">
      <style:table-cell-properties style:vertical-align="middle" fo:background-color="#ffffcc" fo:padding="0.049cm" fo:border="none">
        <style:background-image/>
      </style:table-cell-properties>
    </style:style>
    <style:style style:name="Таблица68.A2" style:family="table-cell">
      <style:table-cell-properties style:vertical-align="middle" fo:padding="0.049cm" fo:border="none"/>
    </style:style>
    <style:style style:name="P1" style:family="paragraph" style:parent-style-name="Header">
      <style:paragraph-properties fo:text-align="center" style:justify-single-word="false"/>
    </style:style>
    <style:style style:name="P2" style:family="paragraph" style:parent-style-name="Table_20_Contents">
      <style:paragraph-properties fo:background-color="transparent">
        <style:background-image/>
      </style:paragraph-properties>
    </style:style>
    <style:style style:name="P3" style:family="paragraph" style:parent-style-name="Standard">
      <style:paragraph-properties fo:background-color="transparent">
        <style:background-image/>
      </style:paragraph-properties>
      <style:text-properties style:font-name="Courier New"/>
    </style:style>
    <style:style style:name="P4" style:family="paragraph" style:parent-style-name="Standard">
      <style:paragraph-properties fo:background-color="transparent">
        <style:background-image/>
      </style:paragraph-properties>
      <style:text-properties fo:color="#0000ff" style:font-name="Verdana" fo:font-size="9pt" style:font-size-asian="9pt" style:font-size-complex="9pt"/>
    </style:style>
    <style:style style:name="P5" style:family="paragraph" style:parent-style-name="Standard">
      <style:paragraph-properties fo:background-color="transparent">
        <style:background-image/>
      </style:paragraph-properties>
      <style:text-properties fo:color="#000000" style:font-name="Verdana" fo:font-size="9pt" fo:font-weight="bold" fo:background-color="#ffffcc" style:font-size-asian="9pt" style:font-weight-asian="bold" style:font-size-complex="9pt" style:font-weight-complex="bold"/>
    </style:style>
    <style:style style:name="P6" style:family="paragraph" style:parent-style-name="Standard">
      <style:paragraph-properties fo:background-color="transparent">
        <style:background-image/>
      </style:paragraph-properties>
      <style:text-properties fo:color="#000000" style:font-name="Verdana" fo:font-size="10pt" fo:font-weight="bold" fo:background-color="#ffffcc" style:font-size-asian="10pt" style:font-weight-asian="bold" style:font-size-complex="10pt" style:font-weight-complex="bold"/>
    </style:style>
    <style:style style:name="P7" style:family="paragraph" style:parent-style-name="Standard">
      <style:paragraph-properties fo:text-align="justify" style:justify-single-word="false" fo:background-color="transparent">
        <style:background-image/>
      </style:paragraph-properties>
      <style:text-properties fo:color="#000000" style:font-name="Verdana" fo:font-size="10pt" fo:font-weight="bold" fo:background-color="#ffffcc" style:font-size-asian="10pt" style:font-weight-asian="bold" style:font-size-complex="10pt" style:font-weight-complex="bold"/>
    </style:style>
    <style:style style:name="P8" style:family="paragraph" style:parent-style-name="Standard">
      <style:paragraph-properties fo:background-color="transparent">
        <style:background-image/>
      </style:paragraph-properties>
      <style:text-properties fo:color="#000000" style:font-name="Times New Roman" fo:font-size="20pt" fo:font-weight="bold" fo:background-color="transparent" style:font-size-asian="20pt" style:font-weight-asian="bold" style:font-size-complex="20pt" style:font-weight-complex="bold"/>
    </style:style>
    <style:style style:name="P9" style:family="paragraph" style:parent-style-name="Standard">
      <style:paragraph-properties fo:background-color="transparent">
        <style:background-image/>
      </style:paragraph-properties>
      <style:text-properties fo:color="#000000" style:font-name="Times New Roman" fo:font-size="20pt" fo:font-weight="bold" fo:background-color="#ffffcc" style:font-size-asian="20pt" style:font-weight-asian="bold" style:font-size-complex="20pt" style:font-weight-complex="bold"/>
    </style:style>
    <style:style style:name="P10" style:family="paragraph" style:parent-style-name="Standard">
      <style:paragraph-properties fo:background-color="transparent">
        <style:background-image/>
      </style:paragraph-properties>
      <style:text-properties fo:color="#000000" style:font-name="Times New Roman" fo:font-size="18pt" fo:font-weight="bold" fo:background-color="transparent" style:font-size-asian="18pt" style:font-weight-asian="bold" style:font-size-complex="18pt" style:font-weight-complex="bold"/>
    </style:style>
    <style:style style:name="P11" style:family="paragraph" style:parent-style-name="Text_20_body">
      <style:paragraph-properties fo:background-color="transparent">
        <style:background-image/>
      </style:paragraph-properties>
    </style:style>
    <style:style style:name="P12" style:family="paragraph" style:parent-style-name="Text_20_body">
      <style:paragraph-properties fo:text-align="justify" style:justify-single-word="false" fo:background-color="transparent">
        <style:background-image/>
      </style:paragraph-properties>
      <style:text-properties style:font-name="Verdana"/>
    </style:style>
    <style:style style:name="P13" style:family="paragraph" style:parent-style-name="Text_20_body">
      <style:paragraph-properties fo:background-color="transparent">
        <style:background-image/>
      </style:paragraph-properties>
      <style:text-properties fo:color="#000000" style:font-name="Verdana" fo:font-size="10pt" fo:font-weight="bold" fo:background-color="#ffffcc" style:font-size-asian="10pt" style:font-weight-asian="bold" style:font-size-complex="10pt" style:font-weight-complex="bold"/>
    </style:style>
    <style:style style:name="P14" style:family="paragraph" style:parent-style-name="Text_20_body">
      <style:paragraph-properties fo:background-color="transparent">
        <style:background-image/>
      </style:paragraph-properties>
      <style:text-properties fo:color="#000000" style:font-name="Times New Roman" fo:font-size="18pt" fo:font-weight="bold" fo:background-color="transparent" style:font-size-asian="18pt" style:font-weight-asian="bold" style:font-size-complex="18pt" style:font-weight-complex="bold"/>
    </style:style>
    <style:style style:name="P15" style:family="paragraph" style:parent-style-name="Heading_20_1">
      <style:paragraph-properties fo:background-color="transparent">
        <style:background-image/>
      </style:paragraph-properties>
      <style:text-properties fo:color="#000000" style:font-name="Times New Roman" fo:font-size="18pt" fo:font-weight="bold" fo:background-color="transparent" style:font-size-asian="18pt" style:font-weight-asian="bold" style:font-size-complex="18pt" style:font-weight-complex="bold"/>
    </style:style>
    <style:style style:name="P16" style:family="paragraph" style:parent-style-name="Heading_20_2">
      <style:paragraph-properties fo:background-color="transparent">
        <style:background-image/>
      </style:paragraph-properties>
      <style:text-properties fo:color="#000000" style:font-name="Verdana" fo:font-size="10pt" fo:font-weight="bold" fo:background-color="#ffffcc" style:font-size-asian="10pt" style:font-weight-asian="bold" style:font-size-complex="10pt" style:font-weight-complex="bold"/>
    </style:style>
    <style:style style:name="P17" style:family="paragraph" style:parent-style-name="Heading_20_2">
      <style:paragraph-properties fo:background-color="transparent">
        <style:background-image/>
      </style:paragraph-properties>
      <style:text-properties fo:color="#000000" style:font-name="Times New Roman" fo:font-size="28pt" fo:font-weight="bold" fo:background-color="transparent" style:font-size-asian="28pt" style:font-weight-asian="bold" style:font-size-complex="28pt" style:font-weight-complex="bold"/>
    </style:style>
    <style:style style:name="P18" style:family="paragraph" style:parent-style-name="Heading_20_2">
      <style:paragraph-properties fo:text-align="center" style:justify-single-word="false" fo:background-color="transparent">
        <style:background-image/>
      </style:paragraph-properties>
      <style:text-properties fo:color="#000000" style:font-name="Times New Roman" fo:font-size="20pt" fo:font-weight="bold" fo:background-color="transparent" style:font-size-asian="20pt" style:font-weight-asian="bold" style:font-size-complex="20pt" style:font-weight-complex="bold"/>
    </style:style>
    <style:style style:name="P19" style:family="paragraph" style:parent-style-name="Table_20_Contents">
      <style:paragraph-properties fo:margin-top="0cm" fo:margin-bottom="0.499cm"/>
    </style:style>
    <style:style style:name="P20" style:family="paragraph" style:parent-style-name="Table_20_Contents">
      <style:paragraph-properties fo:margin-top="0cm" fo:margin-bottom="0.499cm" fo:background-color="#ccccff">
        <style:background-image/>
      </style:paragraph-properties>
      <style:text-properties fo:font-weight="bold" style:font-weight-asian="bold" style:font-weight-complex="bold"/>
    </style:style>
    <style:style style:name="P21" style:family="paragraph" style:parent-style-name="Preformatted_20_Text">
      <style:paragraph-properties fo:margin-top="0cm" fo:margin-bottom="0.499cm"/>
    </style:style>
    <style:style style:name="P22" style:family="paragraph" style:parent-style-name="Preformatted_20_Text">
      <style:paragraph-properties fo:margin-top="0cm" fo:margin-bottom="0.499cm"/>
      <style:text-properties fo:color="#000080" fo:font-weight="bold" style:font-weight-asian="bold" style:font-weight-complex="bold"/>
    </style:style>
    <style:style style:name="P23" style:family="paragraph" style:parent-style-name="Preformatted_20_Text">
      <style:paragraph-properties fo:margin-top="0cm" fo:margin-bottom="0.499cm" fo:background-color="#ffffcc">
        <style:background-image/>
      </style:paragraph-properties>
    </style:style>
    <style:style style:name="P24" style:family="paragraph" style:parent-style-name="Preformatted_20_Text">
      <style:paragraph-properties fo:margin-top="0cm" fo:margin-bottom="0.499cm" fo:background-color="#ffffcc">
        <style:background-image/>
      </style:paragraph-properties>
      <style:text-properties fo:color="#0000ff"/>
    </style:style>
    <style:style style:name="P25" style:family="paragraph" style:parent-style-name="Preformatted_20_Text">
      <style:paragraph-properties fo:margin-top="0cm" fo:margin-bottom="0.499cm" fo:background-color="#ffffcc">
        <style:background-image/>
      </style:paragraph-properties>
      <style:text-properties fo:color="#0000ff" style:font-name="Verdana" fo:font-size="9pt" style:font-size-asian="9pt" style:font-size-complex="9pt"/>
    </style:style>
    <style:style style:name="P26" style:family="paragraph" style:parent-style-name="Preformatted_20_Text">
      <style:paragraph-properties fo:margin-top="0cm" fo:margin-bottom="0.499cm" fo:background-color="#ffffcc">
        <style:background-image/>
      </style:paragraph-properties>
      <style:text-properties style:font-name="Courier New"/>
    </style:style>
    <style:style style:name="P27" style:family="paragraph" style:parent-style-name="Preformatted_20_Text">
      <style:paragraph-properties fo:margin-top="0cm" fo:margin-bottom="0.499cm" fo:background-color="#e6e6e6">
        <style:background-image/>
      </style:paragraph-properties>
    </style:style>
    <style:style style:name="P28" style:family="paragraph" style:parent-style-name="Preformatted_20_Text">
      <style:paragraph-properties fo:margin-top="0cm" fo:margin-bottom="0.499cm" fo:background-color="#e6e6e6">
        <style:background-image/>
      </style:paragraph-properties>
      <style:text-properties style:font-name="Courier New"/>
    </style:style>
    <style:style style:name="P29" style:family="paragraph" style:parent-style-name="Preformatted_20_Text">
      <style:paragraph-properties fo:margin-top="0cm" fo:margin-bottom="0.499cm" fo:background-color="#e6e6e6">
        <style:background-image/>
      </style:paragraph-properties>
      <style:text-properties style:font-name="Courier New" fo:font-weight="bold" style:font-weight-asian="bold" style:font-weight-complex="bold"/>
    </style:style>
    <style:style style:name="P30" style:family="paragraph" style:parent-style-name="Preformatted_20_Text">
      <style:paragraph-properties fo:margin-top="0cm" fo:margin-bottom="0.499cm" fo:background-color="#e6e6e6">
        <style:background-image/>
      </style:paragraph-properties>
      <style:text-properties style:font-name="Verdana" fo:font-size="9pt" fo:font-weight="bold" style:font-size-asian="9pt" style:font-weight-asian="bold" style:font-size-complex="9pt" style:font-weight-complex="bold"/>
    </style:style>
    <style:style style:name="P31" style:family="paragraph" style:parent-style-name="Preformatted_20_Text">
      <style:paragraph-properties fo:margin-top="0cm" fo:margin-bottom="0.499cm" fo:background-color="#e6e6e6">
        <style:background-image/>
      </style:paragraph-properties>
      <style:text-properties fo:font-weight="bold" style:font-weight-asian="bold" style:font-weight-complex="bold"/>
    </style:style>
    <style:style style:name="P32" style:family="paragraph" style:parent-style-name="Preformatted_20_Text">
      <style:paragraph-properties fo:margin-top="0cm" fo:margin-bottom="0.499cm" fo:background-color="#e6e6e6">
        <style:background-image/>
      </style:paragraph-properties>
      <style:text-properties fo:color="#008080" fo:font-weight="bold" style:font-weight-asian="bold" style:font-weight-complex="bold"/>
    </style:style>
    <style:style style:name="P33" style:family="paragraph" style:parent-style-name="Preformatted_20_Text">
      <style:paragraph-properties fo:margin-top="0cm" fo:margin-bottom="0.499cm" fo:background-color="transparent">
        <style:background-image/>
      </style:paragraph-properties>
    </style:style>
    <style:style style:name="P34" style:family="paragraph" style:parent-style-name="Preformatted_20_Text">
      <style:paragraph-properties fo:margin-top="0cm" fo:margin-bottom="0.499cm" fo:text-align="justify" style:justify-single-word="false" fo:background-color="transparent">
        <style:background-image/>
      </style:paragraph-properties>
    </style:style>
    <style:style style:name="P35" style:family="paragraph" style:parent-style-name="Preformatted_20_Text">
      <style:paragraph-properties fo:margin-top="0cm" fo:margin-bottom="0.499cm" fo:background-color="#ccffff">
        <style:background-image/>
      </style:paragraph-properties>
    </style:style>
    <style:style style:name="P36" style:family="paragraph" style:parent-style-name="Preformatted_20_Text">
      <style:paragraph-properties fo:margin-top="0cm" fo:margin-bottom="0.499cm" fo:background-color="#ccffff">
        <style:background-image/>
      </style:paragraph-properties>
      <style:text-properties fo:color="#0000ff" style:font-name="Verdana" fo:font-weight="bold" style:font-weight-asian="bold" style:font-weight-complex="bold"/>
    </style:style>
    <style:style style:name="P37" style:family="paragraph" style:parent-style-name="Preformatted_20_Text">
      <style:paragraph-properties fo:margin-top="0cm" fo:margin-bottom="0.499cm" fo:background-color="#ccffff">
        <style:background-image/>
      </style:paragraph-properties>
      <style:text-properties fo:color="#0000ff" fo:font-weight="bold" style:font-weight-asian="bold" style:font-weight-complex="bold"/>
    </style:style>
    <style:style style:name="P38" style:family="paragraph" style:parent-style-name="List_20_Contents">
      <style:paragraph-properties fo:margin-top="0cm" fo:margin-bottom="0.499cm"/>
      <style:text-properties style:font-name="Verdana"/>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color="#008000"/>
    </style:style>
    <style:style style:name="P41" style:family="paragraph" style:parent-style-name="Table_20_Contents">
      <style:text-properties fo:color="#008000" fo:font-weight="bold" style:font-weight-asian="bold" style:font-weight-complex="bold"/>
    </style:style>
    <style:style style:name="P42" style:family="paragraph" style:parent-style-name="Table_20_Contents">
      <style:text-properties fo:color="#008080"/>
    </style:style>
    <style:style style:name="P43" style:family="paragraph" style:parent-style-name="Table_20_Contents">
      <style:text-properties fo:color="#0000ff" fo:font-style="italic" style:font-style-asian="italic" style:font-style-complex="italic"/>
    </style:style>
    <style:style style:name="P44" style:family="paragraph" style:parent-style-name="Table_20_Contents">
      <style:text-properties style:use-window-font-color="true"/>
    </style:style>
    <style:style style:name="P45" style:family="paragraph" style:parent-style-name="Table_20_Contents">
      <style:text-properties fo:font-size="9pt" fo:font-weight="bold" style:font-size-asian="9pt" style:font-weight-asian="bold" style:font-size-complex="9pt" style:font-weight-complex="bold"/>
    </style:style>
    <style:style style:name="P46" style:family="paragraph" style:parent-style-name="Table_20_Contents">
      <style:paragraph-properties fo:background-color="#ccffff">
        <style:background-image/>
      </style:paragraph-properties>
    </style:style>
    <style:style style:name="P47" style:family="paragraph" style:parent-style-name="Preformatted_20_Text">
      <style:paragraph-properties fo:background-color="#ccffff">
        <style:background-image/>
      </style:paragraph-properties>
    </style:style>
    <style:style style:name="P48" style:family="paragraph" style:parent-style-name="Preformatted_20_Text">
      <style:paragraph-properties fo:background-color="#ccffff">
        <style:background-image/>
      </style:paragraph-properties>
      <style:text-properties fo:color="#008000" fo:font-size="12pt" fo:font-weight="bold" style:font-size-asian="12pt" style:font-weight-asian="bold" style:font-size-complex="12pt" style:font-weight-complex="bold"/>
    </style:style>
    <style:style style:name="P49" style:family="paragraph" style:parent-style-name="Text_20_body">
      <style:paragraph-properties fo:text-align="justify" style:justify-single-word="false" fo:background-color="#ccffff">
        <style:background-image/>
      </style:paragraph-properties>
      <style:text-properties style:font-name="Verdana"/>
    </style:style>
    <style:style style:name="P50" style:family="paragraph" style:parent-style-name="Heading_20_2">
      <style:paragraph-properties fo:background-color="#ccffff">
        <style:background-image/>
      </style:paragraph-properties>
      <style:text-properties fo:font-size="16pt" style:font-size-asian="16pt" style:font-size-complex="16pt"/>
    </style:style>
    <style:style style:name="P51" style:family="paragraph" style:parent-style-name="Heading_20_2">
      <style:paragraph-properties fo:background-color="#ccffff">
        <style:background-image/>
      </style:paragraph-properties>
      <style:text-properties style:font-name="Times New Roman" fo:font-size="16pt" style:font-size-asian="16pt" style:font-size-complex="16pt"/>
    </style:style>
    <style:style style:name="P52" style:family="paragraph" style:parent-style-name="Table_20_Contents">
      <style:paragraph-properties fo:background-color="#ffffcc">
        <style:background-image/>
      </style:paragraph-properties>
    </style:style>
    <style:style style:name="P53" style:family="paragraph" style:parent-style-name="Preformatted_20_Text">
      <style:paragraph-properties fo:background-color="#ffffcc">
        <style:background-image/>
      </style:paragraph-properties>
    </style:style>
    <style:style style:name="P54" style:family="paragraph" style:parent-style-name="Preformatted_20_Text">
      <style:paragraph-properties fo:background-color="#ffffcc">
        <style:background-image/>
      </style:paragraph-properties>
      <style:text-properties fo:color="#0000ff"/>
    </style:style>
    <style:style style:name="P55" style:family="paragraph" style:parent-style-name="Preformatted_20_Text">
      <style:paragraph-properties fo:background-color="#ffffcc">
        <style:background-image/>
      </style:paragraph-properties>
      <style:text-properties fo:color="#0000ff" style:font-name="Verdana" fo:font-size="9pt" style:font-size-asian="9pt" style:font-size-complex="9pt"/>
    </style:style>
    <style:style style:name="P56" style:family="paragraph" style:parent-style-name="Preformatted_20_Text">
      <style:paragraph-properties fo:background-color="#ffffcc">
        <style:background-image/>
      </style:paragraph-properties>
      <style:text-properties fo:color="#008000" style:font-name="Verdana" fo:font-size="9pt" style:font-size-asian="9pt" style:font-size-complex="9pt"/>
    </style:style>
    <style:style style:name="P57" style:family="paragraph" style:parent-style-name="Preformatted_20_Text">
      <style:paragraph-properties fo:background-color="#ffffcc">
        <style:background-image/>
      </style:paragraph-properties>
      <style:text-properties fo:color="#008000" style:font-name="Verdana" fo:font-size="9pt" fo:font-weight="bold" style:font-size-asian="9pt" style:font-weight-asian="bold" style:font-size-complex="9pt" style:font-weight-complex="bold"/>
    </style:style>
    <style:style style:name="P58" style:family="paragraph" style:parent-style-name="Preformatted_20_Text">
      <style:paragraph-properties fo:background-color="#ffffcc">
        <style:background-image/>
      </style:paragraph-properties>
      <style:text-properties fo:font-weight="bold" style:font-weight-asian="bold" style:font-weight-complex="bold"/>
    </style:style>
    <style:style style:name="P59" style:family="paragraph" style:parent-style-name="Preformatted_20_Text">
      <style:paragraph-properties fo:background-color="#ffffcc">
        <style:background-image/>
      </style:paragraph-properties>
      <style:text-properties fo:color="#008080" fo:font-weight="bold" style:font-weight-asian="bold" style:font-weight-complex="bold"/>
    </style:style>
    <style:style style:name="P60" style:family="paragraph" style:parent-style-name="Preformatted_20_Text">
      <style:paragraph-properties fo:background-color="#ffffcc">
        <style:tab-stops>
          <style:tab-stop style:position="4.297cm"/>
        </style:tab-stops>
        <style:background-image/>
      </style:paragraph-properties>
    </style:style>
    <style:style style:name="P61" style:family="paragraph" style:parent-style-name="Preformatted_20_Text">
      <style:paragraph-properties fo:background-color="#ffffcc">
        <style:background-image/>
      </style:paragraph-properties>
      <style:text-properties style:font-name="Courier New"/>
    </style:style>
    <style:style style:name="P62" style:family="paragraph" style:parent-style-name="Table_20_Heading">
      <style:paragraph-properties fo:background-color="#ffffcc">
        <style:background-image/>
      </style:paragraph-properties>
    </style:style>
    <style:style style:name="P63" style:family="paragraph" style:parent-style-name="Standard">
      <style:paragraph-properties fo:background-color="#ffffcc">
        <style:background-image/>
      </style:paragraph-properties>
      <style:text-properties fo:color="#0000ff" style:font-name="Verdana" fo:font-size="9pt" fo:background-color="#ffffcc" style:font-size-asian="9pt" style:font-size-complex="9pt"/>
    </style:style>
    <style:style style:name="P64" style:family="paragraph" style:parent-style-name="Standard">
      <style:paragraph-properties fo:background-color="#ffffcc">
        <style:background-image/>
      </style:paragraph-properties>
      <style:text-properties fo:color="#000000" style:font-name="Verdana" fo:font-size="9pt" fo:font-weight="bold" fo:background-color="#ffffcc" style:font-size-asian="9pt" style:font-weight-asian="bold" style:font-size-complex="9pt" style:font-weight-complex="bold"/>
    </style:style>
    <style:style style:name="P65" style:family="paragraph" style:parent-style-name="Heading_20_3">
      <style:paragraph-properties fo:background-color="#ffffcc">
        <style:background-image/>
      </style:paragraph-properties>
      <style:text-properties style:font-name="Times New Roman" fo:font-size="10.5pt" style:font-size-asian="10.5pt" style:font-size-complex="10.5pt"/>
    </style:style>
    <style:style style:name="P66" style:family="paragraph" style:parent-style-name="Text_20_body">
      <style:paragraph-properties fo:background-color="#ffffcc">
        <style:background-image/>
      </style:paragraph-properties>
    </style:style>
    <style:style style:name="P67" style:family="paragraph" style:parent-style-name="Text_20_body">
      <style:paragraph-properties fo:background-color="#ffffcc">
        <style:background-image/>
      </style:paragraph-properties>
      <style:text-properties fo:color="#ff0000"/>
    </style:style>
    <style:style style:name="P68" style:family="paragraph" style:parent-style-name="Text_20_body">
      <style:paragraph-properties fo:background-color="#ffffcc">
        <style:background-image/>
      </style:paragraph-properties>
      <style:text-properties style:font-name="Verdana"/>
    </style:style>
    <style:style style:name="P69" style:family="paragraph" style:parent-style-name="Preformatted_20_Text">
      <style:paragraph-properties fo:background-color="#e6e6e6">
        <style:background-image/>
      </style:paragraph-properties>
    </style:style>
    <style:style style:name="P70" style:family="paragraph" style:parent-style-name="Preformatted_20_Text">
      <style:paragraph-properties fo:background-color="#e6e6e6">
        <style:background-image/>
      </style:paragraph-properties>
      <style:text-properties style:font-name="Courier New"/>
    </style:style>
    <style:style style:name="P71" style:family="paragraph" style:parent-style-name="Preformatted_20_Text">
      <style:paragraph-properties fo:background-color="#e6e6e6">
        <style:background-image/>
      </style:paragraph-properties>
      <style:text-properties style:font-name="Courier New" fo:font-weight="bold" style:font-weight-asian="bold" style:font-weight-complex="bold"/>
    </style:style>
    <style:style style:name="P72" style:family="paragraph" style:parent-style-name="Preformatted_20_Text">
      <style:paragraph-properties fo:background-color="#e6e6e6">
        <style:background-image/>
      </style:paragraph-properties>
      <style:text-properties fo:color="#008080" style:font-name="Courier New"/>
    </style:style>
    <style:style style:name="P73" style:family="paragraph" style:parent-style-name="Preformatted_20_Text">
      <style:paragraph-properties fo:background-color="#e6e6e6">
        <style:background-image/>
      </style:paragraph-properties>
      <style:text-properties fo:color="#008080" style:font-name="Courier New" fo:font-weight="bold" style:font-weight-asian="bold" style:font-weight-complex="bold"/>
    </style:style>
    <style:style style:name="P74" style:family="paragraph" style:parent-style-name="Preformatted_20_Text">
      <style:paragraph-properties fo:background-color="#e6e6e6">
        <style:background-image/>
      </style:paragraph-properties>
      <style:text-properties fo:color="#008080" style:font-name="Verdana" fo:font-size="9pt" fo:font-weight="normal" fo:background-color="#ffffcc" style:font-size-asian="9pt" style:font-weight-asian="normal" style:font-size-complex="9pt" style:font-weight-complex="normal"/>
    </style:style>
    <style:style style:name="P75" style:family="paragraph" style:parent-style-name="Preformatted_20_Text">
      <style:paragraph-properties fo:background-color="#e6e6e6">
        <style:background-image/>
      </style:paragraph-properties>
      <style:text-properties fo:color="#008080" style:font-name="Verdana" fo:font-size="9pt" style:font-size-asian="9pt" style:font-size-complex="9pt"/>
    </style:style>
    <style:style style:name="P76" style:family="paragraph" style:parent-style-name="Preformatted_20_Text">
      <style:paragraph-properties fo:background-color="#e6e6e6">
        <style:background-image/>
      </style:paragraph-properties>
      <style:text-properties fo:color="#008080" style:font-name="Verdana" fo:font-size="9pt" fo:font-weight="bold" style:font-size-asian="9pt" style:font-weight-asian="bold" style:font-size-complex="9pt" style:font-weight-complex="bold"/>
    </style:style>
    <style:style style:name="P77" style:family="paragraph" style:parent-style-name="Preformatted_20_Text">
      <style:paragraph-properties fo:background-color="#e6e6e6">
        <style:background-image/>
      </style:paragraph-properties>
      <style:text-properties fo:color="#800080" style:font-name="Courier New"/>
    </style:style>
    <style:style style:name="P78" style:family="paragraph" style:parent-style-name="Preformatted_20_Text">
      <style:paragraph-properties fo:background-color="#e6e6e6">
        <style:background-image/>
      </style:paragraph-properties>
      <style:text-properties style:font-name="Verdana" fo:font-size="9pt" style:font-size-asian="9pt" style:font-size-complex="9pt"/>
    </style:style>
    <style:style style:name="P79" style:family="paragraph" style:parent-style-name="Preformatted_20_Text">
      <style:paragraph-properties fo:background-color="#e6e6e6">
        <style:background-image/>
      </style:paragraph-properties>
      <style:text-properties style:font-name="Verdana" fo:font-size="9pt" fo:font-weight="bold" style:font-size-asian="9pt" style:font-weight-asian="bold" style:font-size-complex="9pt" style:font-weight-complex="bold"/>
    </style:style>
    <style:style style:name="P80" style:family="paragraph" style:parent-style-name="Preformatted_20_Text">
      <style:paragraph-properties fo:background-color="#e6e6e6">
        <style:background-image/>
      </style:paragraph-properties>
      <style:text-properties fo:font-weight="bold" style:font-weight-asian="bold" style:font-weight-complex="bold"/>
    </style:style>
    <style:style style:name="P81" style:family="paragraph" style:parent-style-name="Preformatted_20_Text">
      <style:paragraph-properties fo:background-color="#e6e6e6">
        <style:background-image/>
      </style:paragraph-properties>
      <style:text-properties fo:font-style="normal" fo:font-weight="bold" style:font-style-asian="normal" style:font-weight-asian="bold" style:font-style-complex="normal" style:font-weight-complex="bold"/>
    </style:style>
    <style:style style:name="P82" style:family="paragraph" style:parent-style-name="Standard">
      <style:paragraph-properties fo:background-color="#e6e6e6">
        <style:background-image/>
      </style:paragraph-properties>
      <style:text-properties fo:color="#000000" style:font-name="Verdana" fo:font-size="9pt" fo:font-weight="bold" fo:background-color="#ffffcc" style:font-size-asian="9pt" style:font-weight-asian="bold" style:font-size-complex="9pt" style:font-weight-complex="bold"/>
    </style:style>
    <style:style style:name="P83" style:family="paragraph" style:parent-style-name="Text_20_body">
      <style:paragraph-properties fo:background-color="#e6e6e6">
        <style:background-image/>
      </style:paragraph-properties>
    </style:style>
    <style:style style:name="P84" style:family="paragraph" style:parent-style-name="Heading_20_4">
      <style:paragraph-properties fo:background-color="#e6e6e6">
        <style:background-image/>
      </style:paragraph-properties>
      <style:text-properties fo:background-color="#e6e6e6"/>
    </style:style>
    <style:style style:name="P85" style:family="paragraph" style:parent-style-name="Heading_20_3">
      <style:paragraph-properties fo:background-color="#e6e6e6">
        <style:background-image/>
      </style:paragraph-properties>
    </style:style>
    <style:style style:name="P86" style:family="paragraph" style:parent-style-name="Heading_20_2">
      <style:paragraph-properties fo:background-color="#e6e6e6">
        <style:background-image/>
      </style:paragraph-properties>
    </style:style>
    <style:style style:name="P87" style:family="paragraph" style:parent-style-name="Heading_20_2">
      <style:paragraph-properties fo:background-color="#e6e6e6">
        <style:background-image/>
      </style:paragraph-properties>
      <style:text-properties fo:color="#008000" fo:font-size="16pt" style:font-size-asian="16pt" style:font-size-complex="16pt"/>
    </style:style>
    <style:style style:name="P88" style:family="paragraph" style:parent-style-name="Heading_20_2">
      <style:paragraph-properties fo:background-color="#e6e6e6">
        <style:background-image/>
      </style:paragraph-properties>
      <style:text-properties fo:font-size="16pt" style:font-size-asian="16pt" style:font-size-complex="16pt"/>
    </style:style>
    <style:style style:name="P89" style:family="paragraph" style:parent-style-name="Heading_20_2">
      <style:paragraph-properties fo:background-color="#e6e6e6">
        <style:background-image/>
      </style:paragraph-properties>
      <style:text-properties fo:color="#000080" fo:font-size="16pt" style:font-size-asian="16pt" style:font-size-complex="16pt"/>
    </style:style>
    <style:style style:name="P90" style:family="paragraph" style:parent-style-name="Preformatted_20_Text">
      <style:paragraph-properties fo:background-color="#e6e64c">
        <style:background-image/>
      </style:paragraph-properties>
      <style:text-properties fo:color="#008000" fo:font-size="12pt" style:text-underline-style="solid" style:text-underline-width="auto" style:text-underline-color="font-color" fo:font-weight="bold" fo:background-color="#ffffcc" style:font-size-asian="12pt" style:font-weight-asian="bold" style:font-size-complex="12pt" style:font-weight-complex="bold"/>
    </style:style>
    <style:style style:name="P91" style:family="paragraph" style:parent-style-name="Heading_20_2">
      <style:text-properties fo:font-size="14pt" style:font-size-asian="14pt" style:font-size-complex="14pt"/>
    </style:style>
    <style:style style:name="P92" style:family="paragraph" style:parent-style-name="Heading_20_2">
      <style:text-properties fo:font-size="13pt" style:font-size-asian="13pt" style:font-size-complex="13pt"/>
    </style:style>
    <style:style style:name="P93" style:family="paragraph" style:parent-style-name="Heading_20_2">
      <style:text-properties fo:font-size="16pt" style:font-size-asian="16pt" style:font-size-complex="16pt"/>
    </style:style>
    <style:style style:name="P94" style:family="paragraph" style:parent-style-name="Table_20_Heading">
      <style:text-properties fo:font-size="12pt" style:font-size-asian="12pt" style:font-size-complex="12pt"/>
    </style:style>
    <style:style style:name="P95" style:family="paragraph" style:parent-style-name="Table_20_Heading">
      <style:text-properties fo:font-size="12pt" fo:background-color="#ccffff" style:font-size-asian="12pt" style:font-size-complex="12pt"/>
    </style:style>
    <style:style style:name="P96" style:family="paragraph" style:parent-style-name="Table_20_Heading">
      <style:text-properties fo:color="#800000" fo:font-size="12pt" style:font-size-asian="12pt" style:font-size-complex="12pt"/>
    </style:style>
    <style:style style:name="P97" style:family="paragraph" style:parent-style-name="Table_20_Heading">
      <style:text-properties fo:color="#800000" fo:font-size="12pt" fo:font-weight="bold" style:font-size-asian="12pt" style:font-weight-asian="bold" style:font-size-complex="12pt" style:font-weight-complex="bold"/>
    </style:style>
    <style:style style:name="P98" style:family="paragraph" style:parent-style-name="Table_20_Heading">
      <style:paragraph-properties fo:text-align="center" style:justify-single-word="false"/>
    </style:style>
    <style:style style:name="P99" style:family="paragraph" style:parent-style-name="Table_20_Heading">
      <style:text-properties fo:color="#000000"/>
    </style:style>
    <style:style style:name="P100" style:family="paragraph" style:parent-style-name="Table_20_Heading">
      <style:text-properties fo:color="#ffffff"/>
    </style:style>
    <style:style style:name="P101" style:family="paragraph" style:parent-style-name="Table_20_Heading">
      <style:paragraph-properties fo:text-align="center" style:justify-single-word="false"/>
      <style:text-properties fo:color="#ffffff"/>
    </style:style>
    <style:style style:name="P102" style:family="paragraph" style:parent-style-name="Standard">
      <style:text-properties style:font-name="Verdana"/>
    </style:style>
    <style:style style:name="P103" style:family="paragraph" style:parent-style-name="Standard">
      <style:text-properties style:font-name="Verdana" fo:font-weight="bold" style:font-weight-asian="bold" style:font-weight-complex="bold"/>
    </style:style>
    <style:style style:name="P104" style:family="paragraph" style:parent-style-name="Standard">
      <style:paragraph-properties fo:margin-top="0cm" fo:margin-bottom="0cm"/>
      <style:text-properties fo:font-size="2pt" style:font-size-asian="2pt" style:font-size-complex="2pt"/>
    </style:style>
    <style:style style:name="P105" style:family="paragraph" style:parent-style-name="Heading_20_3">
      <style:text-properties fo:color="#800000"/>
    </style:style>
    <style:style style:name="P106" style:family="paragraph" style:parent-style-name="Heading_20_3">
      <style:text-properties fo:color="#800000" fo:font-size="13pt" style:font-size-asian="13pt" style:font-size-complex="13pt"/>
    </style:style>
    <style:style style:name="P107" style:family="paragraph" style:parent-style-name="Heading_20_3">
      <style:text-properties fo:color="#800000" fo:font-size="14pt" style:font-size-asian="14pt" style:font-size-complex="14pt"/>
    </style:style>
    <style:style style:name="P108" style:family="paragraph" style:parent-style-name="Heading_20_3">
      <style:text-properties fo:font-size="14pt" style:font-size-asian="14pt" style:font-size-complex="14pt"/>
    </style:style>
    <style:style style:name="P109" style:family="paragraph" style:parent-style-name="Text_20_body">
      <style:text-properties style:font-name="Verdana"/>
    </style:style>
    <style:style style:name="P110" style:family="paragraph" style:parent-style-name="Text_20_body">
      <style:paragraph-properties fo:text-align="justify" style:justify-single-word="false"/>
      <style:text-properties style:font-name="Verdana"/>
    </style:style>
    <style:style style:name="P111" style:family="paragraph" style:parent-style-name="Text_20_body">
      <style:paragraph-properties fo:text-align="justify" style:justify-single-word="false">
        <style:tab-stops>
          <style:tab-stop style:position="11.43cm"/>
        </style:tab-stops>
      </style:paragraph-properties>
      <style:text-properties style:font-name="Verdana"/>
    </style:style>
    <style:style style:name="P112" style:family="paragraph" style:parent-style-name="Text_20_body">
      <style:text-properties style:font-name="Verdana" fo:font-size="10pt" style:font-size-asian="10pt" style:font-size-complex="10pt"/>
    </style:style>
    <style:style style:name="P113" style:family="paragraph" style:parent-style-name="Text_20_body">
      <style:paragraph-properties fo:text-align="justify" style:justify-single-word="false"/>
      <style:text-properties style:font-name="Verdana" fo:font-size="10pt" style:font-size-asian="10pt" style:font-size-complex="10pt"/>
    </style:style>
    <style:style style:name="P114" style:family="paragraph" style:parent-style-name="Text_20_body">
      <style:text-properties style:font-name="Verdana" fo:font-weight="bold" style:font-weight-asian="bold" style:font-weight-complex="bold"/>
    </style:style>
    <style:style style:name="P115" style:family="paragraph" style:parent-style-name="Text_20_body">
      <style:text-properties style:font-name="Verdana" fo:font-weight="bold" fo:background-color="#ccffff" style:font-weight-asian="bold" style:font-weight-complex="bold"/>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ab-stops>
          <style:tab-stop style:position="4.106cm"/>
        </style:tab-stops>
      </style:paragraph-properties>
    </style:style>
    <style:style style:name="P118" style:family="paragraph" style:parent-style-name="Text_20_body">
      <style:paragraph-properties fo:text-align="center" style:justify-single-word="false"/>
    </style:style>
    <style:style style:name="P119" style:family="paragraph" style:parent-style-name="Text_20_body">
      <style:text-properties fo:font-style="italic" fo:font-weight="bold"/>
    </style:style>
    <style:style style:name="P120" style:family="paragraph" style:parent-style-name="Text_20_body">
      <style:text-properties fo:font-size="14pt" style:font-size-asian="14pt" style:font-size-complex="14pt"/>
    </style:style>
    <style:style style:name="P121" style:family="paragraph" style:parent-style-name="Text_20_body">
      <style:paragraph-properties fo:text-align="start" style:justify-single-word="false"/>
    </style:style>
    <style:style style:name="P122" style:family="paragraph" style:parent-style-name="Text_20_body">
      <style:text-properties fo:font-weight="bold" style:font-weight-asian="bold" style:font-weight-complex="bold"/>
    </style:style>
    <style:style style:name="P123" style:family="paragraph" style:parent-style-name="Text_20_body">
      <style:text-properties fo:color="#0000ff"/>
    </style:style>
    <style:style style:name="P124" style:family="paragraph" style:parent-style-name="Text_20_body">
      <style:text-properties fo:color="#0000ff" style:font-name="Verdana"/>
    </style:style>
    <style:style style:name="P125" style:family="paragraph" style:parent-style-name="Text_20_body">
      <style:text-properties fo:font-size="18pt" style:font-size-asian="18pt" style:font-size-complex="18pt"/>
    </style:style>
    <style:style style:name="P126" style:family="paragraph" style:parent-style-name="Text_20_body">
      <style:text-properties fo:font-size="13pt" fo:font-weight="bold" style:font-size-asian="13pt" style:font-weight-asian="bold" style:font-size-complex="13pt" style:font-weight-complex="bold"/>
    </style:style>
    <style:style style:name="P127" style:family="paragraph" style:parent-style-name="Text_20_body">
      <style:paragraph-properties fo:background-color="#ffff99">
        <style:background-image/>
      </style:paragraph-properties>
    </style:style>
    <style:style style:name="P128" style:family="paragraph" style:parent-style-name="List_20_Contents">
      <style:text-properties style:font-name="Verdana"/>
    </style:style>
    <style:style style:name="P129" style:family="paragraph" style:parent-style-name="List_20_Heading">
      <style:text-properties style:font-name="Verdana"/>
    </style:style>
    <style:style style:name="P130" style:family="paragraph" style:parent-style-name="List_20_Heading">
      <style:text-properties style:font-name="Times New Roman" fo:font-size="12pt" fo:font-weight="bold" style:font-size-asian="12pt" style:font-weight-asian="bold" style:font-size-complex="12pt" style:font-weight-complex="bold"/>
    </style:style>
    <style:style style:name="P131" style:family="paragraph" style:parent-style-name="Heading_20_1">
      <style:text-properties fo:font-size="18pt" style:font-size-asian="18pt" style:font-size-complex="18pt"/>
    </style:style>
    <style:style style:name="P132" style:family="paragraph" style:parent-style-name="Heading_20_1">
      <style:text-properties fo:font-size="20pt" style:font-size-asian="20pt" style:font-size-complex="20pt"/>
    </style:style>
    <style:style style:name="P133" style:family="paragraph" style:parent-style-name="Heading_20_4">
      <style:text-properties fo:color="#800000"/>
    </style:style>
    <style:style style:name="P134" style:family="paragraph" style:parent-style-name="Heading_20_4">
      <style:text-properties style:font-name="Verdana" fo:font-size="10pt" style:font-size-asian="10pt" style:font-size-complex="10pt"/>
    </style:style>
    <style:style style:name="P135" style:family="paragraph" style:parent-style-name="Contents_20_4">
      <style:paragraph-properties>
        <style:tab-stops>
          <style:tab-stop style:position="11.502cm" style:type="right" style:leader-style="dotted" style:leader-text="."/>
        </style:tab-stops>
      </style:paragraph-properties>
    </style:style>
    <style:style style:name="P136" style:family="paragraph" style:parent-style-name="Contents_20_2">
      <style:paragraph-properties>
        <style:tab-stops>
          <style:tab-stop style:position="12.501cm" style:type="right" style:leader-style="dotted" style:leader-text="."/>
        </style:tab-stops>
      </style:paragraph-properties>
    </style:style>
    <style:style style:name="P137" style:family="paragraph" style:parent-style-name="Contents_20_1">
      <style:paragraph-properties>
        <style:tab-stops>
          <style:tab-stop style:position="13cm" style:type="right" style:leader-style="dotted" style:leader-text="."/>
        </style:tab-stops>
      </style:paragraph-properties>
    </style:style>
    <style:style style:name="P138" style:family="paragraph" style:parent-style-name="Contents_20_3">
      <style:paragraph-properties>
        <style:tab-stops>
          <style:tab-stop style:position="12.002cm" style:type="right" style:leader-style="dotted" style:leader-text="."/>
        </style:tab-stops>
      </style:paragraph-properties>
    </style:style>
    <style:style style:name="P139" style:family="paragraph" style:parent-style-name="Standard" style:list-style-name="L1">
      <style:text-properties fo:color="#000080" fo:font-size="12pt" style:font-size-asian="12pt" style:font-size-complex="12pt"/>
    </style:style>
    <style:style style:name="P140" style:family="paragraph" style:parent-style-name="Standard" style:list-style-name="L7"/>
    <style:style style:name="P141" style:family="paragraph" style:parent-style-name="Standard" style:list-style-name="L10"/>
    <style:style style:name="P142" style:family="paragraph" style:parent-style-name="Standard" style:list-style-name="L32"/>
    <style:style style:name="P143" style:family="paragraph" style:parent-style-name="Standard" style:list-style-name="L40"/>
    <style:style style:name="P144" style:family="paragraph" style:parent-style-name="Standard" style:list-style-name="L44"/>
    <style:style style:name="P145" style:family="paragraph" style:parent-style-name="Standard" style:list-style-name="L48"/>
    <style:style style:name="P146" style:family="paragraph" style:parent-style-name="Standard" style:list-style-name="L49"/>
    <style:style style:name="P147" style:family="paragraph" style:parent-style-name="Text_20_body" style:list-style-name="L1">
      <style:text-properties fo:color="#000080" fo:font-size="12pt" style:font-size-asian="12pt" style:font-size-complex="12pt"/>
    </style:style>
    <style:style style:name="P148" style:family="paragraph" style:parent-style-name="Text_20_body" style:list-style-name="L24">
      <style:text-properties fo:color="#000080" fo:font-size="12pt" style:font-size-asian="12pt" style:font-size-complex="12pt"/>
    </style:style>
    <style:style style:name="P149" style:family="paragraph" style:parent-style-name="Text_20_body" style:list-style-name="L26">
      <style:text-properties fo:color="#000080" fo:font-size="12pt" style:font-size-asian="12pt" style:font-size-complex="12pt"/>
    </style:style>
    <style:style style:name="P150" style:family="paragraph" style:parent-style-name="Text_20_body" style:list-style-name="L37">
      <style:text-properties fo:color="#000080" fo:font-size="12pt" style:font-size-asian="12pt" style:font-size-complex="12pt"/>
    </style:style>
    <style:style style:name="P151" style:family="paragraph" style:parent-style-name="Text_20_body" style:list-style-name="L42">
      <style:text-properties fo:color="#000080" fo:font-size="12pt" style:font-size-asian="12pt" style:font-size-complex="12pt"/>
    </style:style>
    <style:style style:name="P152" style:family="paragraph" style:parent-style-name="Text_20_body" style:list-style-name="L43">
      <style:text-properties fo:color="#000080" fo:font-size="12pt" style:font-size-asian="12pt" style:font-size-complex="12pt"/>
    </style:style>
    <style:style style:name="P153" style:family="paragraph" style:parent-style-name="Text_20_body" style:list-style-name="L50">
      <style:text-properties fo:color="#000080" fo:font-size="12pt" fo:font-weight="bold" style:font-size-asian="12pt" style:font-weight-asian="bold" style:font-size-complex="12pt" style:font-weight-complex="bold"/>
    </style:style>
    <style:style style:name="P154" style:family="paragraph" style:parent-style-name="Text_20_body" style:list-style-name="L51">
      <style:text-properties fo:color="#000080" fo:font-weight="bold" style:font-weight-asian="bold" style:font-weight-complex="bold"/>
    </style:style>
    <style:style style:name="P155" style:family="paragraph" style:parent-style-name="Text_20_body" style:list-style-name="L51">
      <style:text-properties fo:color="#000080" fo:font-style="italic" fo:font-weight="bold" style:font-style-asian="italic" style:font-weight-asian="bold" style:font-style-complex="italic" style:font-weight-complex="bold"/>
    </style:style>
    <style:style style:name="P156" style:family="paragraph" style:parent-style-name="Text_20_body" style:list-style-name="L2"/>
    <style:style style:name="P157" style:family="paragraph" style:parent-style-name="Text_20_body" style:list-style-name="L3"/>
    <style:style style:name="P158" style:family="paragraph" style:parent-style-name="Text_20_body" style:list-style-name="L4"/>
    <style:style style:name="P159" style:family="paragraph" style:parent-style-name="Text_20_body" style:list-style-name="L5"/>
    <style:style style:name="P160" style:family="paragraph" style:parent-style-name="Text_20_body" style:list-style-name="L6"/>
    <style:style style:name="P161" style:family="paragraph" style:parent-style-name="Text_20_body" style:list-style-name="L7">
      <style:text-properties style:font-name="Verdana"/>
    </style:style>
    <style:style style:name="P162" style:family="paragraph" style:parent-style-name="Text_20_body" style:list-style-name="L9">
      <style:text-properties style:font-name="Verdana"/>
    </style:style>
    <style:style style:name="P163" style:family="paragraph" style:parent-style-name="Text_20_body" style:list-style-name="L10">
      <style:text-properties style:font-name="Verdana"/>
    </style:style>
    <style:style style:name="P164" style:family="paragraph" style:parent-style-name="Text_20_body" style:list-style-name="L11">
      <style:text-properties style:font-name="Verdana"/>
    </style:style>
    <style:style style:name="P165" style:family="paragraph" style:parent-style-name="Text_20_body" style:list-style-name="L12">
      <style:text-properties style:font-name="Verdana"/>
    </style:style>
    <style:style style:name="P166" style:family="paragraph" style:parent-style-name="Text_20_body" style:list-style-name="L13">
      <style:text-properties style:font-name="Verdana"/>
    </style:style>
    <style:style style:name="P167" style:family="paragraph" style:parent-style-name="Text_20_body" style:list-style-name="L15">
      <style:text-properties style:font-name="Verdana" fo:font-size="10pt" style:font-size-asian="10pt" style:font-size-complex="10pt"/>
    </style:style>
    <style:style style:name="P168" style:family="paragraph" style:parent-style-name="Text_20_body" style:list-style-name="L20">
      <style:text-properties style:font-name="Verdana" fo:font-size="10pt" style:font-size-asian="10pt" style:font-size-complex="10pt"/>
    </style:style>
    <style:style style:name="P169" style:family="paragraph" style:parent-style-name="Text_20_body" style:list-style-name="L16">
      <style:text-properties style:font-name="Verdana"/>
    </style:style>
    <style:style style:name="P170" style:family="paragraph" style:parent-style-name="Text_20_body" style:list-style-name="L17">
      <style:text-properties style:font-name="Verdana"/>
    </style:style>
    <style:style style:name="P171" style:family="paragraph" style:parent-style-name="Text_20_body" style:list-style-name="L18">
      <style:text-properties style:font-name="Verdana"/>
    </style:style>
    <style:style style:name="P172" style:family="paragraph" style:parent-style-name="Text_20_body" style:list-style-name="L19">
      <style:text-properties style:font-name="Verdana"/>
    </style:style>
    <style:style style:name="P173" style:family="paragraph" style:parent-style-name="Text_20_body" style:list-style-name="L21">
      <style:text-properties style:font-name="Verdana"/>
    </style:style>
    <style:style style:name="P174" style:family="paragraph" style:parent-style-name="Text_20_body" style:list-style-name="L22">
      <style:text-properties style:font-name="Verdana"/>
    </style:style>
    <style:style style:name="P175" style:family="paragraph" style:parent-style-name="Text_20_body" style:list-style-name="L23">
      <style:text-properties style:font-name="Verdana"/>
    </style:style>
    <style:style style:name="P176" style:family="paragraph" style:parent-style-name="Text_20_body" style:list-style-name="L25">
      <style:text-properties style:font-name="Verdana"/>
    </style:style>
    <style:style style:name="P177" style:family="paragraph" style:parent-style-name="Text_20_body" style:list-style-name="L31">
      <style:text-properties style:font-name="Verdana" fo:font-weight="bold" style:font-weight-asian="bold" style:font-weight-complex="bold"/>
    </style:style>
    <style:style style:name="P178" style:family="paragraph" style:parent-style-name="Text_20_body" style:list-style-name="L32">
      <style:text-properties style:font-name="Verdana"/>
    </style:style>
    <style:style style:name="P179" style:family="paragraph" style:parent-style-name="Text_20_body" style:list-style-name="L33">
      <style:text-properties style:font-name="Verdana"/>
    </style:style>
    <style:style style:name="P180" style:family="paragraph" style:parent-style-name="Text_20_body" style:list-style-name="L38">
      <style:text-properties style:font-name="Verdana"/>
    </style:style>
    <style:style style:name="P181" style:family="paragraph" style:parent-style-name="Text_20_body" style:list-style-name="L54">
      <style:text-properties style:font-name="Verdana"/>
    </style:style>
    <style:style style:name="P182" style:family="paragraph" style:parent-style-name="Text_20_body" style:list-style-name="L55">
      <style:paragraph-properties fo:text-align="justify" style:justify-single-word="false"/>
      <style:text-properties style:font-name="Verdana"/>
    </style:style>
    <style:style style:name="P183" style:family="paragraph" style:parent-style-name="Text_20_body" style:list-style-name="L14">
      <style:text-properties fo:color="#800000" style:font-name="Verdana"/>
    </style:style>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4"/>
    <style:style style:name="P189" style:family="paragraph" style:parent-style-name="Text_20_body" style:list-style-name="L35"/>
    <style:style style:name="P190" style:family="paragraph" style:parent-style-name="Text_20_body" style:list-style-name="L36"/>
    <style:style style:name="P191" style:family="paragraph" style:parent-style-name="Text_20_body">
      <style:text-properties fo:color="#0000ff" style:font-name="Verdana"/>
    </style:style>
    <style:style style:name="P192" style:family="paragraph" style:parent-style-name="Text_20_body" style:list-style-name="L39"/>
    <style:style style:name="P193" style:family="paragraph" style:parent-style-name="Text_20_body" style:list-style-name="L40"/>
    <style:style style:name="P194" style:family="paragraph" style:parent-style-name="Text_20_body" style:list-style-name="L41"/>
    <style:style style:name="P195" style:family="paragraph" style:parent-style-name="Text_20_body" style:list-style-name="L44"/>
    <style:style style:name="P196" style:family="paragraph" style:parent-style-name="Text_20_body" style:list-style-name="L46"/>
    <style:style style:name="P197" style:family="paragraph" style:parent-style-name="Text_20_body" style:list-style-name="L47"/>
    <style:style style:name="P198" style:family="paragraph" style:parent-style-name="Text_20_body" style:list-style-name="L52"/>
    <style:style style:name="P199" style:family="paragraph" style:parent-style-name="Text_20_body" style:list-style-name="L53">
      <style:paragraph-properties fo:text-align="justify" style:justify-single-word="false"/>
    </style:style>
    <style:style style:name="P200" style:family="paragraph" style:parent-style-name="Text_20_body" style:list-style-name="L2">
      <style:paragraph-properties fo:margin-top="0cm" fo:margin-bottom="0cm"/>
    </style:style>
    <style:style style:name="P201" style:family="paragraph" style:parent-style-name="Text_20_body" style:list-style-name="L3">
      <style:paragraph-properties fo:margin-top="0cm" fo:margin-bottom="0cm"/>
      <style:text-properties fo:font-size="12pt" style:font-size-asian="12pt" style:font-size-complex="12pt"/>
    </style:style>
    <style:style style:name="P202" style:family="paragraph" style:parent-style-name="Text_20_body" style:list-style-name="L4">
      <style:paragraph-properties fo:margin-top="0cm" fo:margin-bottom="0cm"/>
    </style:style>
    <style:style style:name="P203" style:family="paragraph" style:parent-style-name="Text_20_body" style:list-style-name="L5">
      <style:paragraph-properties fo:margin-top="0cm" fo:margin-bottom="0cm"/>
      <style:text-properties style:font-name="Verdana"/>
    </style:style>
    <style:style style:name="P204" style:family="paragraph" style:parent-style-name="Text_20_body" style:list-style-name="L7">
      <style:paragraph-properties fo:margin-top="0cm" fo:margin-bottom="0cm"/>
      <style:text-properties style:font-name="Verdana"/>
    </style:style>
    <style:style style:name="P205" style:family="paragraph" style:parent-style-name="Text_20_body" style:list-style-name="L10">
      <style:paragraph-properties fo:margin-top="0cm" fo:margin-bottom="0cm"/>
      <style:text-properties style:font-name="Verdana"/>
    </style:style>
    <style:style style:name="P206" style:family="paragraph" style:parent-style-name="Text_20_body" style:list-style-name="L11">
      <style:paragraph-properties fo:margin-top="0cm" fo:margin-bottom="0cm"/>
      <style:text-properties style:font-name="Verdana"/>
    </style:style>
    <style:style style:name="P207" style:family="paragraph" style:parent-style-name="Text_20_body" style:list-style-name="L12">
      <style:paragraph-properties fo:margin-top="0cm" fo:margin-bottom="0cm"/>
      <style:text-properties style:font-name="Verdana"/>
    </style:style>
    <style:style style:name="P208" style:family="paragraph" style:parent-style-name="Text_20_body" style:list-style-name="L13">
      <style:paragraph-properties fo:margin-top="0cm" fo:margin-bottom="0cm"/>
      <style:text-properties style:font-name="Verdana"/>
    </style:style>
    <style:style style:name="P209" style:family="paragraph" style:parent-style-name="Text_20_body" style:list-style-name="L15">
      <style:paragraph-properties fo:margin-top="0cm" fo:margin-bottom="0cm"/>
      <style:text-properties style:font-name="Verdana"/>
    </style:style>
    <style:style style:name="P210" style:family="paragraph" style:parent-style-name="Text_20_body" style:list-style-name="L15">
      <style:paragraph-properties fo:margin-top="0cm" fo:margin-bottom="0cm"/>
      <style:text-properties style:font-name="Verdana" fo:font-size="10pt" style:font-size-asian="10pt" style:font-size-complex="10pt"/>
    </style:style>
    <style:style style:name="P211" style:family="paragraph" style:parent-style-name="Text_20_body" style:list-style-name="L20">
      <style:paragraph-properties fo:margin-top="0cm" fo:margin-bottom="0cm"/>
      <style:text-properties style:font-name="Verdana" fo:font-size="10pt" style:font-size-asian="10pt" style:font-size-complex="10pt"/>
    </style:style>
    <style:style style:name="P212" style:family="paragraph" style:parent-style-name="Text_20_body" style:list-style-name="L16">
      <style:paragraph-properties fo:margin-top="0cm" fo:margin-bottom="0cm"/>
      <style:text-properties style:font-name="Verdana"/>
    </style:style>
    <style:style style:name="P213" style:family="paragraph" style:parent-style-name="Text_20_body" style:list-style-name="L17">
      <style:paragraph-properties fo:margin-top="0cm" fo:margin-bottom="0cm"/>
      <style:text-properties style:font-name="Verdana"/>
    </style:style>
    <style:style style:name="P214" style:family="paragraph" style:parent-style-name="Text_20_body" style:list-style-name="L18">
      <style:paragraph-properties fo:margin-top="0cm" fo:margin-bottom="0cm"/>
      <style:text-properties style:font-name="Verdana"/>
    </style:style>
    <style:style style:name="P215" style:family="paragraph" style:parent-style-name="Text_20_body" style:list-style-name="L19">
      <style:paragraph-properties fo:margin-top="0cm" fo:margin-bottom="0cm"/>
      <style:text-properties style:font-name="Verdana"/>
    </style:style>
    <style:style style:name="P216" style:family="paragraph" style:parent-style-name="Text_20_body" style:list-style-name="L21">
      <style:paragraph-properties fo:margin-top="0cm" fo:margin-bottom="0cm"/>
      <style:text-properties style:font-name="Verdana"/>
    </style:style>
    <style:style style:name="P217" style:family="paragraph" style:parent-style-name="Text_20_body" style:list-style-name="L22">
      <style:paragraph-properties fo:margin-top="0cm" fo:margin-bottom="0cm"/>
      <style:text-properties style:font-name="Verdana"/>
    </style:style>
    <style:style style:name="P218" style:family="paragraph" style:parent-style-name="Text_20_body" style:list-style-name="L23">
      <style:paragraph-properties fo:margin-top="0cm" fo:margin-bottom="0cm"/>
      <style:text-properties style:font-name="Verdana"/>
    </style:style>
    <style:style style:name="P219" style:family="paragraph" style:parent-style-name="Text_20_body" style:list-style-name="L25">
      <style:paragraph-properties fo:margin-top="0cm" fo:margin-bottom="0cm"/>
      <style:text-properties style:font-name="Verdana"/>
    </style:style>
    <style:style style:name="P220" style:family="paragraph" style:parent-style-name="Text_20_body" style:list-style-name="L27">
      <style:paragraph-properties fo:margin-top="0cm" fo:margin-bottom="0cm"/>
      <style:text-properties style:font-name="Verdana"/>
    </style:style>
    <style:style style:name="P221" style:family="paragraph" style:parent-style-name="Text_20_body" style:list-style-name="L31">
      <style:paragraph-properties fo:margin-top="0cm" fo:margin-bottom="0cm"/>
      <style:text-properties style:font-name="Verdana" fo:font-weight="bold" style:font-weight-asian="bold" style:font-weight-complex="bold"/>
    </style:style>
    <style:style style:name="P222" style:family="paragraph" style:parent-style-name="Text_20_body" style:list-style-name="L32">
      <style:paragraph-properties fo:margin-top="0cm" fo:margin-bottom="0cm"/>
      <style:text-properties style:font-name="Verdana"/>
    </style:style>
    <style:style style:name="P223" style:family="paragraph" style:parent-style-name="Text_20_body" style:list-style-name="L34">
      <style:paragraph-properties fo:margin-top="0cm" fo:margin-bottom="0cm"/>
      <style:text-properties style:font-name="Verdana"/>
    </style:style>
    <style:style style:name="P224" style:family="paragraph" style:parent-style-name="Text_20_body" style:list-style-name="L35">
      <style:paragraph-properties fo:margin-top="0cm" fo:margin-bottom="0cm"/>
      <style:text-properties style:font-name="Verdana"/>
    </style:style>
    <style:style style:name="P225" style:family="paragraph" style:parent-style-name="Text_20_body" style:list-style-name="L36">
      <style:paragraph-properties fo:margin-top="0cm" fo:margin-bottom="0cm"/>
      <style:text-properties style:font-name="Verdana"/>
    </style:style>
    <style:style style:name="P226" style:family="paragraph" style:parent-style-name="Text_20_body" style:list-style-name="L38">
      <style:paragraph-properties fo:margin-top="0cm" fo:margin-bottom="0cm"/>
      <style:text-properties style:font-name="Verdana"/>
    </style:style>
    <style:style style:name="P227" style:family="paragraph" style:parent-style-name="Text_20_body" style:list-style-name="L39">
      <style:paragraph-properties fo:margin-top="0cm" fo:margin-bottom="0cm"/>
      <style:text-properties style:font-name="Verdana"/>
    </style:style>
    <style:style style:name="P228" style:family="paragraph" style:parent-style-name="Text_20_body" style:list-style-name="L9">
      <style:paragraph-properties fo:margin-top="0cm" fo:margin-bottom="0cm"/>
      <style:text-properties fo:color="#008000" style:font-name="Verdana" fo:font-weight="bold" style:font-weight-asian="bold" style:font-weight-complex="bold"/>
    </style:style>
    <style:style style:name="P229" style:family="paragraph" style:parent-style-name="Text_20_body" style:list-style-name="L12">
      <style:paragraph-properties fo:margin-top="0cm" fo:margin-bottom="0cm"/>
    </style:style>
    <style:style style:name="P230" style:family="paragraph" style:parent-style-name="Text_20_body" style:list-style-name="L14">
      <style:paragraph-properties fo:margin-top="0cm" fo:margin-bottom="0cm"/>
      <style:text-properties fo:color="#800000" style:font-name="Verdana"/>
    </style:style>
    <style:style style:name="P231" style:family="paragraph" style:parent-style-name="Text_20_body" style:list-style-name="L27">
      <style:paragraph-properties fo:margin-top="0cm" fo:margin-bottom="0cm"/>
    </style:style>
    <style:style style:name="P232" style:family="paragraph" style:parent-style-name="Text_20_body" style:list-style-name="L28">
      <style:paragraph-properties fo:margin-top="0cm" fo:margin-bottom="0cm"/>
    </style:style>
    <style:style style:name="P233" style:family="paragraph" style:parent-style-name="Text_20_body" style:list-style-name="L29">
      <style:paragraph-properties fo:margin-top="0cm" fo:margin-bottom="0cm"/>
    </style:style>
    <style:style style:name="P234" style:family="paragraph" style:parent-style-name="Text_20_body" style:list-style-name="L30">
      <style:paragraph-properties fo:margin-top="0cm" fo:margin-bottom="0cm"/>
    </style:style>
    <style:style style:name="P235" style:family="paragraph" style:parent-style-name="Text_20_body" style:list-style-name="L33">
      <style:paragraph-properties fo:margin-top="0cm" fo:margin-bottom="0cm"/>
    </style:style>
    <style:style style:name="P236" style:family="paragraph" style:parent-style-name="Text_20_body" style:list-style-name="L36">
      <style:paragraph-properties fo:margin-top="0cm" fo:margin-bottom="0cm"/>
    </style:style>
    <style:style style:name="P237" style:family="paragraph" style:parent-style-name="Text_20_body" style:list-style-name="L46">
      <style:paragraph-properties fo:margin-top="0cm" fo:margin-bottom="0cm"/>
    </style:style>
    <style:style style:name="P238" style:family="paragraph" style:parent-style-name="Text_20_body" style:list-style-name="L47">
      <style:paragraph-properties fo:margin-top="0cm" fo:margin-bottom="0cm"/>
    </style:style>
    <style:style style:name="P239" style:family="paragraph" style:parent-style-name="Text_20_body" style:list-style-name="L52">
      <style:paragraph-properties fo:margin-top="0cm" fo:margin-bottom="0cm"/>
    </style:style>
    <style:style style:name="P240" style:family="paragraph" style:parent-style-name="Text_20_body" style:list-style-name="L53">
      <style:paragraph-properties fo:margin-top="0cm" fo:margin-bottom="0cm" fo:text-align="justify" style:justify-single-word="false"/>
    </style:style>
    <style:style style:name="P241" style:family="paragraph" style:parent-style-name="Text_20_body" style:list-style-name="L8">
      <style:paragraph-properties fo:margin-top="0cm" fo:margin-bottom="0cm" fo:background-color="#e6e6e6">
        <style:background-image/>
      </style:paragraph-properties>
      <style:text-properties style:font-name="Verdana"/>
    </style:style>
    <style:style style:name="P242" style:family="paragraph" style:parent-style-name="Text_20_body" style:list-style-name="L45">
      <style:paragraph-properties fo:margin-top="0cm" fo:margin-bottom="0cm" fo:background-color="#ccffff">
        <style:background-image/>
      </style:paragraph-properties>
      <style:text-properties style:font-name="Verdana"/>
    </style:style>
    <style:style style:name="P243" style:family="paragraph" style:parent-style-name="Text_20_body" style:list-style-name="L45">
      <style:paragraph-properties fo:margin-top="0cm" fo:margin-bottom="0cm" fo:background-color="#ccffff">
        <style:background-image/>
      </style:paragraph-properties>
    </style:style>
    <style:style style:name="P244" style:family="paragraph" style:parent-style-name="Text_20_body" style:list-style-name="L8">
      <style:paragraph-properties fo:background-color="#e6e6e6">
        <style:background-image/>
      </style:paragraph-properties>
      <style:text-properties style:font-name="Verdana"/>
    </style:style>
    <style:style style:name="P245" style:family="paragraph" style:parent-style-name="Text_20_body" style:list-style-name="L45">
      <style:paragraph-properties fo:background-color="#ccffff">
        <style:background-image/>
      </style:paragraph-properties>
    </style:style>
    <style:style style:name="P246" style:family="paragraph" style:parent-style-name="Preformatted_20_Text">
      <style:paragraph-properties fo:background-color="#e6e6e6">
        <style:background-image/>
      </style:paragraph-properties>
      <style:text-properties fo:color="#008080" style:font-name="Courier New"/>
    </style:style>
    <style:style style:name="P247" style:family="paragraph" style:parent-style-name="Preformatted_20_Text">
      <style:paragraph-properties fo:background-color="#ffffcc">
        <style:background-image/>
      </style:paragraph-properties>
      <style:text-properties fo:color="#008080" fo:font-style="normal" fo:font-weight="bold" style:font-style-asian="normal" style:font-weight-asian="bold" style:font-style-complex="normal" style:font-weight-complex="bold"/>
    </style:style>
    <style:style style:name="P248" style:family="paragraph" style:parent-style-name="Preformatted_20_Text">
      <style:paragraph-properties fo:background-color="#ffffcc">
        <style:background-image/>
      </style:paragraph-properties>
      <style:text-properties fo:color="#008080" fo:font-weight="bold" style:font-weight-asian="bold" style:font-weight-complex="bold"/>
    </style:style>
    <style:style style:name="P249" style:family="paragraph" style:parent-style-name="Table_20_Contents" style:list-style-name="L48">
      <style:paragraph-properties fo:margin-top="0cm" fo:margin-bottom="0.499cm"/>
    </style:style>
    <style:style style:name="P250" style:family="paragraph" style:parent-style-name="Table_20_Contents" style:list-style-name="L49">
      <style:paragraph-properties fo:margin-top="0cm" fo:margin-bottom="0.499cm"/>
    </style:style>
    <style:style style:name="P251" style:family="paragraph" style:parent-style-name="Contents_20_3">
      <style:paragraph-properties>
        <style:tab-stops>
          <style:tab-stop style:position="12.002cm" style:type="right" style:leader-style="dotted" style:leader-text="."/>
        </style:tab-stops>
      </style:paragraph-properties>
      <style:text-properties fo:font-style="italic" style:font-style-asian="italic" style:font-style-complex="italic"/>
    </style:style>
    <style:style style:name="P252" style:family="paragraph" style:parent-style-name="Contents_20_4">
      <style:paragraph-properties>
        <style:tab-stops>
          <style:tab-stop style:position="11.502cm" style:type="right" style:leader-style="dotted" style:leader-text="."/>
        </style:tab-stops>
      </style:paragraph-properties>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cccccc" style:font-weight-asian="bold" style:font-weight-complex="bold"/>
    </style:style>
    <style:style style:name="T4" style:family="text">
      <style:text-properties fo:font-weight="bold" fo:background-color="#e6e6e6" style:font-weight-asian="bold" style:font-weight-complex="bold"/>
    </style:style>
    <style:style style:name="T5" style:family="text">
      <style:text-properties fo:font-weight="bold" fo:background-color="#ffffcc"/>
    </style:style>
    <style:style style:name="T6" style:family="text">
      <style:text-properties fo:font-weight="bold" fo:background-color="#ffffcc" style:font-weight-asian="bold" style:font-weight-complex="bold"/>
    </style:style>
    <style:style style:name="T7" style:family="text">
      <style:text-properties style:font-name="Verdana"/>
    </style:style>
    <style:style style:name="T8" style:family="text">
      <style:text-properties style:font-name="Verdana" fo:font-weight="bold"/>
    </style:style>
    <style:style style:name="T9" style:family="text">
      <style:text-properties style:font-name="Verdana" fo:font-weight="bold" style:font-weight-asian="bold" style:font-weight-complex="bold"/>
    </style:style>
    <style:style style:name="T10" style:family="text">
      <style:text-properties style:font-name="Verdana" fo:font-weight="bold" fo:background-color="#ffff99" style:font-weight-asian="bold" style:font-weight-complex="bold"/>
    </style:style>
    <style:style style:name="T11" style:family="text">
      <style:text-properties style:font-name="Verdana" fo:font-weight="bold" fo:background-color="#ffffcc" style:font-weight-asian="bold" style:font-weight-complex="bold"/>
    </style:style>
    <style:style style:name="T12" style:family="text">
      <style:text-properties style:font-name="Verdana" fo:font-style="italic"/>
    </style:style>
    <style:style style:name="T13" style:family="text">
      <style:text-properties style:font-name="Verdana" fo:font-style="italic" style:font-style-asian="italic" style:font-style-complex="italic"/>
    </style:style>
    <style:style style:name="T14" style:family="text">
      <style:text-properties style:font-name="Verdana" fo:font-style="italic" fo:font-weight="bold" style:font-style-asian="italic" style:font-weight-asian="bold" style:font-style-complex="italic" style:font-weight-complex="bold"/>
    </style:style>
    <style:style style:name="T15" style:family="text">
      <style:text-properties style:font-name="Verdana" fo:font-style="italic" fo:font-weight="bold" fo:background-color="#cccccc" style:font-style-asian="italic" style:font-weight-asian="bold" style:font-style-complex="italic" style:font-weight-complex="bold"/>
    </style:style>
    <style:style style:name="T16" style:family="text">
      <style:text-properties style:font-name="Verdana" fo:font-style="italic" style:text-underline-style="solid" style:text-underline-width="auto" style:text-underline-color="font-color" style:font-style-asian="italic" style:font-style-complex="italic"/>
    </style:style>
    <style:style style:name="T17" style:family="text">
      <style:text-properties style:font-name="Verdana" style:text-underline-style="solid" style:text-underline-width="auto" style:text-underline-color="font-color"/>
    </style:style>
    <style:style style:name="T18" style:family="text">
      <style:text-properties style:font-name="Verdana" fo:font-size="10pt" style:font-size-asian="10pt" style:font-size-complex="10pt"/>
    </style:style>
    <style:style style:name="T19" style:family="text">
      <style:text-properties style:font-name="Verdana" fo:font-size="10pt" fo:font-weight="bold" style:font-size-asian="10pt" style:font-weight-asian="bold" style:font-size-complex="10pt" style:font-weight-complex="bold"/>
    </style:style>
    <style:style style:name="T20" style:family="text">
      <style:text-properties style:font-name="Verdana" fo:font-size="10pt" fo:font-weight="bold" fo:background-color="#ffffcc" style:font-size-asian="10pt" style:font-weight-asian="bold" style:font-size-complex="10pt" style:font-weight-complex="bold"/>
    </style:style>
    <style:style style:name="T21" style:family="text">
      <style:text-properties style:font-name="Verdana" fo:font-size="10pt" fo:background-color="#ffffcc" style:font-size-asian="10pt" style:font-size-complex="10pt"/>
    </style:style>
    <style:style style:name="T22" style:family="text">
      <style:text-properties style:font-name="Verdana" fo:font-size="10pt" fo:font-style="italic" style:font-size-asian="10pt" style:font-style-asian="italic" style:font-size-complex="10pt" style:font-style-complex="italic"/>
    </style:style>
    <style:style style:name="T23" style:family="text">
      <style:text-properties style:font-name="Verdana" fo:background-color="#ffffcc"/>
    </style:style>
    <style:style style:name="T24" style:family="text">
      <style:text-properties style:font-name="Verdana" fo:font-size="11pt" fo:font-weight="bold" style:font-size-asian="11pt" style:font-weight-asian="bold" style:font-size-complex="11pt" style:font-weight-complex="bold"/>
    </style:style>
    <style:style style:name="T25" style:family="text">
      <style:text-properties style:font-name="Verdana" fo:font-size="11pt" style:font-size-asian="11pt" style:font-size-complex="11pt"/>
    </style:style>
    <style:style style:name="T26" style:family="text">
      <style:text-properties style:font-name="Verdana" fo:font-style="normal" style:font-style-asian="normal" style:font-style-complex="normal"/>
    </style:style>
    <style:style style:name="T27" style:family="text">
      <style:text-properties fo:color="#ff0000"/>
    </style:style>
    <style:style style:name="T28" style:family="text">
      <style:text-properties fo:color="#ff0000" fo:font-weight="bold"/>
    </style:style>
    <style:style style:name="T29" style:family="text">
      <style:text-properties fo:color="#ff0000" fo:font-weight="bold" style:font-weight-asian="bold" style:font-weight-complex="bold"/>
    </style:style>
    <style:style style:name="T30" style:family="text">
      <style:text-properties fo:color="#ff0000" fo:font-weight="bold" fo:background-color="#ffffcc" style:font-weight-asian="bold" style:font-weight-complex="bold"/>
    </style:style>
    <style:style style:name="T31" style:family="text">
      <style:text-properties fo:color="#ff0000" fo:background-color="#ffffcc"/>
    </style:style>
    <style:style style:name="T32" style:family="text">
      <style:text-properties fo:color="#ff0000" style:font-name="Verdana"/>
    </style:style>
    <style:style style:name="T33" style:family="text">
      <style:text-properties fo:color="#ff0000" style:font-name="Verdana" fo:font-style="italic"/>
    </style:style>
    <style:style style:name="T34" style:family="text">
      <style:text-properties fo:color="#ff0000" style:font-name="Verdana" fo:font-style="italic" style:font-style-asian="italic" style:font-style-complex="italic"/>
    </style:style>
    <style:style style:name="T35" style:family="text">
      <style:text-properties fo:color="#ff0000" style:font-name="Verdana" fo:font-weight="bold" fo:background-color="#ffff99" style:font-weight-asian="bold" style:font-weight-complex="bold"/>
    </style:style>
    <style:style style:name="T36" style:family="text">
      <style:text-properties fo:color="#ff0000" style:font-name="Verdana" fo:font-weight="bold" fo:background-color="#ffffcc" style:font-weight-asian="bold" style:font-weight-complex="bold"/>
    </style:style>
    <style:style style:name="T37" style:family="text">
      <style:text-properties fo:color="#ff0000" style:font-name="Verdana" fo:font-weight="bold" fo:background-color="#ffff00" style:font-weight-asian="bold" style:font-weight-complex="bold"/>
    </style:style>
    <style:style style:name="T38" style:family="text">
      <style:text-properties fo:color="#ff0000" style:font-name="Verdana" fo:font-size="10pt" style:font-size-asian="10pt" style:font-size-complex="10pt"/>
    </style:style>
    <style:style style:name="T39" style:family="text">
      <style:text-properties fo:color="#ff0000" style:font-name="Verdana" fo:font-size="10pt" fo:font-weight="bold" fo:background-color="#ffffcc" style:font-size-asian="10pt" style:font-weight-asian="bold" style:font-size-complex="10pt" style:font-weight-complex="bold"/>
    </style:style>
    <style:style style:name="T40" style:family="text">
      <style:text-properties fo:color="#ff0000" style:font-name="Verdana" fo:background-color="#ffffcc"/>
    </style:style>
    <style:style style:name="T41" style:family="text">
      <style:text-properties fo:color="#ff0000" fo:font-size="12pt" style:font-size-asian="12pt" style:font-size-complex="12pt"/>
    </style:style>
    <style:style style:name="T42" style:family="text">
      <style:text-properties fo:color="#ff0000" fo:font-size="12pt" fo:font-weight="bold" style:font-size-asian="12pt" style:font-weight-asian="bold" style:font-size-complex="12pt" style:font-weight-complex="bold"/>
    </style:style>
    <style:style style:name="T43" style:family="text">
      <style:text-properties fo:color="#ff0000" fo:font-style="italic"/>
    </style:style>
    <style:style style:name="T44" style:family="text">
      <style:text-properties fo:color="#ff0000" fo:font-style="italic" style:font-style-asian="italic" style:font-style-complex="italic"/>
    </style:style>
    <style:style style:name="T45" style:family="text">
      <style:text-properties fo:color="#ff0000" fo:font-style="italic" fo:background-color="#ffffcc" style:font-style-asian="italic" style:font-style-complex="italic"/>
    </style:style>
    <style:style style:name="T46" style:family="text">
      <style:text-properties fo:color="#ff0000" fo:font-weight="normal" style:font-weight-asian="normal" style:font-weight-complex="normal"/>
    </style:style>
    <style:style style:name="T47" style:family="text">
      <style:text-properties fo:color="#ff0000" style:font-name="Times New Roman" fo:font-size="10.5pt" style:font-size-asian="10.5pt" style:font-size-complex="10.5pt"/>
    </style:style>
    <style:style style:name="T48" style:family="text">
      <style:text-properties fo:color="#ff0000" fo:background-color="#ffff00"/>
    </style:style>
    <style:style style:name="T49" style:family="text">
      <style:text-properties fo:color="#0000ff"/>
    </style:style>
    <style:style style:name="T50" style:family="text">
      <style:text-properties fo:color="#0000ff" fo:background-color="#ffffcc"/>
    </style:style>
    <style:style style:name="T51" style:family="text">
      <style:text-properties fo:color="#0000ff" style:font-name="Verdana"/>
    </style:style>
    <style:style style:name="T52" style:family="text">
      <style:text-properties fo:color="#0000ff" style:font-name="Verdana" fo:font-weight="bold" style:font-weight-asian="bold" style:font-weight-complex="bold"/>
    </style:style>
    <style:style style:name="T53" style:family="text">
      <style:text-properties fo:color="#0000ff" style:font-name="Verdana" fo:font-weight="bold" fo:background-color="#ffffcc" style:font-weight-asian="bold" style:font-weight-complex="bold"/>
    </style:style>
    <style:style style:name="T54" style:family="text">
      <style:text-properties fo:color="#0000ff" style:font-name="Verdana" fo:font-style="italic" style:font-style-asian="italic" style:font-style-complex="italic"/>
    </style:style>
    <style:style style:name="T55" style:family="text">
      <style:text-properties fo:color="#0000ff" style:font-name="Verdana" fo:font-style="italic" fo:font-weight="bold" style:font-style-asian="italic" style:font-weight-asian="bold" style:font-style-complex="italic" style:font-weight-complex="bold"/>
    </style:style>
    <style:style style:name="T56" style:family="text">
      <style:text-properties fo:color="#0000ff" style:font-name="Verdana" fo:font-style="italic" fo:font-weight="bold" fo:background-color="#ffffcc" style:font-style-asian="italic" style:font-weight-asian="bold" style:font-style-complex="italic" style:font-weight-complex="bold"/>
    </style:style>
    <style:style style:name="T57" style:family="text">
      <style:text-properties fo:color="#0000ff" style:font-name="Verdana" style:text-underline-style="solid" style:text-underline-width="auto" style:text-underline-color="font-color"/>
    </style:style>
    <style:style style:name="T58" style:family="text">
      <style:text-properties fo:color="#0000ff" style:font-name="Verdana" style:text-underline-style="solid" style:text-underline-width="auto" style:text-underline-color="font-color" fo:font-weight="bold" style:font-weight-asian="bold" style:font-weight-complex="bold"/>
    </style:style>
    <style:style style:name="T59" style:family="text">
      <style:text-properties fo:color="#0000ff" style:font-name="Verdana" fo:font-size="11pt" style:font-size-asian="11pt" style:font-size-complex="11pt"/>
    </style:style>
    <style:style style:name="T60" style:family="text">
      <style:text-properties fo:color="#0000ff" style:font-name="Verdana" fo:font-size="11pt" fo:font-style="italic" fo:font-weight="bold" style:font-size-asian="11pt" style:font-style-asian="italic" style:font-weight-asian="bold" style:font-size-complex="11pt" style:font-style-complex="italic" style:font-weight-complex="bold"/>
    </style:style>
    <style:style style:name="T61" style:family="text">
      <style:text-properties fo:color="#0000ff" style:font-name="Verdana" fo:font-size="11pt" fo:font-style="italic" style:font-size-asian="11pt" style:font-style-asian="italic" style:font-size-complex="11pt" style:font-style-complex="italic"/>
    </style:style>
    <style:style style:name="T62" style:family="text">
      <style:text-properties fo:color="#0000ff" style:font-name="Verdana" fo:font-size="11pt" fo:font-weight="bold" style:font-size-asian="11pt" style:font-weight-asian="bold" style:font-size-complex="11pt" style:font-weight-complex="bold"/>
    </style:style>
    <style:style style:name="T63" style:family="text">
      <style:text-properties fo:color="#0000ff" style:font-name="Verdana" fo:background-color="#ffffcc"/>
    </style:style>
    <style:style style:name="T64" style:family="text">
      <style:text-properties fo:color="#0000ff" fo:font-size="11pt" style:font-size-asian="11pt" style:font-size-complex="11pt"/>
    </style:style>
    <style:style style:name="T65" style:family="text">
      <style:text-properties fo:color="#0000ff" fo:font-size="11pt" fo:font-weight="bold" style:font-size-asian="11pt" style:font-weight-asian="bold" style:font-size-complex="11pt" style:font-weight-complex="bold"/>
    </style:style>
    <style:style style:name="T66" style:family="text">
      <style:text-properties fo:color="#0000ff" fo:font-size="12pt" style:font-size-asian="12pt" style:font-size-complex="12pt"/>
    </style:style>
    <style:style style:name="T67" style:family="text">
      <style:text-properties fo:color="#0000ff" fo:font-size="12pt" fo:font-style="italic" fo:font-weight="bold" style:font-size-asian="12pt" style:font-style-asian="italic" style:font-weight-asian="bold" style:font-size-complex="12pt" style:font-style-complex="italic" style:font-weight-complex="bold"/>
    </style:style>
    <style:style style:name="T68" style:family="text">
      <style:text-properties fo:color="#0000ff" fo:font-size="12pt" fo:font-style="italic" style:font-size-asian="12pt" style:font-style-asian="italic" style:font-size-complex="12pt" style:font-style-complex="italic"/>
    </style:style>
    <style:style style:name="T69" style:family="text">
      <style:text-properties fo:color="#0000ff" fo:font-size="12pt" fo:font-weight="bold" style:font-size-asian="12pt" style:font-weight-asian="bold" style:font-size-complex="12pt" style:font-weight-complex="bold"/>
    </style:style>
    <style:style style:name="T70" style:family="text">
      <style:text-properties fo:color="#0000ff" fo:font-style="italic"/>
    </style:style>
    <style:style style:name="T71" style:family="text">
      <style:text-properties fo:color="#0000ff" fo:font-style="italic" style:font-style-asian="italic" style:font-style-complex="italic"/>
    </style:style>
    <style:style style:name="T72" style:family="text">
      <style:text-properties fo:color="#0000ff" fo:font-style="italic" fo:font-weight="normal" style:font-style-asian="italic" style:font-weight-asian="normal" style:font-style-complex="italic" style:font-weight-complex="normal"/>
    </style:style>
    <style:style style:name="T73" style:family="text">
      <style:text-properties fo:color="#0000ff" fo:font-style="italic" fo:font-weight="bold" style:font-style-asian="italic" style:font-weight-asian="bold" style:font-style-complex="italic" style:font-weight-complex="bold"/>
    </style:style>
    <style:style style:name="T74" style:family="text">
      <style:text-properties fo:color="#0000ff" fo:font-weight="bold" style:font-weight-asian="bold" style:font-weight-complex="bold"/>
    </style:style>
    <style:style style:name="T75" style:family="text">
      <style:text-properties fo:color="#0000ff" fo:font-weight="bold" fo:background-color="#ffffcc" style:font-weight-asian="bold" style:font-weight-complex="bold"/>
    </style:style>
    <style:style style:name="T76" style:family="text">
      <style:text-properties fo:color="#0000ff" style:text-underline-style="solid" style:text-underline-width="auto" style:text-underline-color="font-color"/>
    </style:style>
    <style:style style:name="T77" style:family="text">
      <style:text-properties fo:color="#0000ff" style:text-underline-style="solid" style:text-underline-width="auto" style:text-underline-color="font-color" fo:font-weight="bold" style:font-weight-asian="bold" style:font-weight-complex="bold"/>
    </style:style>
    <style:style style:name="T78" style:family="text">
      <style:text-properties fo:color="#0000ff" style:text-underline-style="solid" style:text-underline-width="auto" style:text-underline-color="font-color" fo:font-weight="bold" fo:background-color="#ffffcc" style:font-weight-asian="bold" style:font-weight-complex="bold"/>
    </style:style>
    <style:style style:name="T79" style:family="text">
      <style:text-properties fo:color="#0000ff" fo:font-weight="normal" style:font-weight-asian="normal" style:font-weight-complex="normal"/>
    </style:style>
    <style:style style:name="T80" style:family="text">
      <style:text-properties fo:color="#0000ff" fo:background-color="#e6e6e6"/>
    </style:style>
    <style:style style:name="T81" style:family="text">
      <style:text-properties fo:background-color="#ffffcc"/>
    </style:style>
    <style:style style:name="T82" style:family="text">
      <style:text-properties fo:color="#800000"/>
    </style:style>
    <style:style style:name="T83" style:family="text">
      <style:text-properties fo:color="#800000" fo:background-color="#ffffcc"/>
    </style:style>
    <style:style style:name="T84" style:family="text">
      <style:text-properties fo:color="#800000" fo:font-weight="bold"/>
    </style:style>
    <style:style style:name="T85" style:family="text">
      <style:text-properties fo:color="#800000" fo:font-weight="bold" fo:background-color="#ffffcc" style:font-weight-asian="bold" style:font-weight-complex="bold"/>
    </style:style>
    <style:style style:name="T86" style:family="text">
      <style:text-properties fo:color="#800000" fo:font-weight="bold" style:font-weight-asian="bold" style:font-weight-complex="bold"/>
    </style:style>
    <style:style style:name="T87" style:family="text">
      <style:text-properties fo:color="#800000" style:font-name="Verdana"/>
    </style:style>
    <style:style style:name="T88" style:family="text">
      <style:text-properties fo:color="#800000" style:font-name="Verdana" fo:font-style="italic"/>
    </style:style>
    <style:style style:name="T89" style:family="text">
      <style:text-properties fo:color="#800000" style:font-name="Verdana" fo:font-weight="bold"/>
    </style:style>
    <style:style style:name="T90" style:family="text">
      <style:text-properties fo:color="#800000" style:font-name="Verdana" fo:font-weight="bold" style:font-weight-asian="bold" style:font-weight-complex="bold"/>
    </style:style>
    <style:style style:name="T91" style:family="text">
      <style:text-properties fo:color="#800000" style:font-name="Verdana" fo:font-size="11pt" fo:font-weight="bold" style:font-size-asian="11pt" style:font-weight-asian="bold" style:font-size-complex="11pt" style:font-weight-complex="bold"/>
    </style:style>
    <style:style style:name="T92" style:family="text">
      <style:text-properties fo:color="#800000" fo:font-size="12pt" style:font-size-asian="12pt" style:font-size-complex="12pt"/>
    </style:style>
    <style:style style:name="T93" style:family="text">
      <style:text-properties fo:color="#800000" fo:font-size="12pt" fo:font-weight="bold" style:font-size-asian="12pt" style:font-weight-asian="bold" style:font-size-complex="12pt" style:font-weight-complex="bold"/>
    </style:style>
    <style:style style:name="T94" style:family="text">
      <style:text-properties fo:color="#800000" fo:font-size="12pt" fo:font-style="italic" style:font-size-asian="12pt" style:font-style-asian="italic" style:font-size-complex="12pt" style:font-style-complex="italic"/>
    </style:style>
    <style:style style:name="T95" style:family="text">
      <style:text-properties fo:color="#800000" fo:font-size="11pt" fo:background-color="#ffffcc" style:font-size-asian="11pt" style:font-size-complex="11pt"/>
    </style:style>
    <style:style style:name="T96" style:family="text">
      <style:text-properties fo:color="#800000" fo:font-size="11pt" style:font-size-asian="11pt" style:font-size-complex="11pt"/>
    </style:style>
    <style:style style:name="T97" style:family="text">
      <style:text-properties fo:color="#800000" style:font-name="Times New Roman" fo:font-size="12pt" fo:font-weight="bold" style:font-size-asian="12pt" style:font-weight-asian="bold" style:font-size-complex="12pt" style:font-weight-complex="bold"/>
    </style:style>
    <style:style style:name="T98" style:family="text">
      <style:text-properties fo:color="#800000" fo:font-style="italic"/>
    </style:style>
    <style:style style:name="T99" style:family="text">
      <style:text-properties fo:color="#800000" fo:font-style="italic" fo:font-weight="bold" style:font-style-asian="italic" style:font-weight-asian="bold" style:font-style-complex="italic" style:font-weight-complex="bold"/>
    </style:style>
    <style:style style:name="T100" style:family="text">
      <style:text-properties fo:color="#800000" fo:font-weight="normal" style:font-weight-asian="normal" style:font-weight-complex="normal"/>
    </style:style>
    <style:style style:name="T101" style:family="text">
      <style:text-properties fo:color="#000000"/>
    </style:style>
    <style:style style:name="T102" style:family="text">
      <style:text-properties fo:color="#000000" fo:background-color="#ffffcc"/>
    </style:style>
    <style:style style:name="T103" style:family="text">
      <style:text-properties fo:color="#000000" fo:font-weight="bold" fo:background-color="#ffffcc" style:font-weight-asian="bold" style:font-weight-complex="bold"/>
    </style:style>
    <style:style style:name="T104" style:family="text">
      <style:text-properties fo:color="#000000" fo:font-weight="bold" style:font-weight-asian="bold" style:font-weight-complex="bold"/>
    </style:style>
    <style:style style:name="T105" style:family="text">
      <style:text-properties fo:color="#000000" fo:font-style="italic" style:font-style-asian="italic" style:font-style-complex="italic"/>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108" style:family="text">
      <style:text-properties fo:color="#000000" style:font-name="Times New Roman" fo:font-size="18pt" fo:font-weight="bold" style:font-size-asian="18pt" style:font-weight-asian="bold" style:font-size-complex="18pt" style:font-weight-complex="bold"/>
    </style:style>
    <style:style style:name="T109" style:family="text">
      <style:text-properties fo:color="#000000" fo:font-size="16pt" style:font-size-asian="16pt" style:font-size-complex="16pt"/>
    </style:style>
    <style:style style:name="T110" style:family="text">
      <style:text-properties fo:color="#008000"/>
    </style:style>
    <style:style style:name="T111" style:family="text">
      <style:text-properties fo:color="#008000" style:font-name="Verdana"/>
    </style:style>
    <style:style style:name="T112" style:family="text">
      <style:text-properties fo:color="#008000" style:font-name="Verdana" fo:font-weight="bold" style:font-weight-asian="bold" style:font-weight-complex="bold"/>
    </style:style>
    <style:style style:name="T113" style:family="text">
      <style:text-properties fo:color="#008000" style:font-name="Verdana" fo:font-style="normal" fo:font-weight="bold" style:font-style-asian="normal" style:font-weight-asian="bold" style:font-style-complex="normal" style:font-weight-complex="bold"/>
    </style:style>
    <style:style style:name="T114" style:family="text">
      <style:text-properties fo:color="#008000" fo:font-size="11pt" fo:font-weight="bold" style:font-size-asian="11pt" style:font-weight-asian="bold" style:font-size-complex="11pt" style:font-weight-complex="bold"/>
    </style:style>
    <style:style style:name="T115" style:family="text">
      <style:text-properties fo:color="#008000" fo:font-size="11pt" fo:background-color="#ffffcc" style:font-size-asian="11pt" style:font-size-complex="11pt"/>
    </style:style>
    <style:style style:name="T116" style:family="text">
      <style:text-properties fo:color="#008000" fo:font-size="11pt" style:font-size-asian="11pt" style:font-size-complex="11pt"/>
    </style:style>
    <style:style style:name="T117" style:family="text">
      <style:text-properties fo:color="#008000" fo:font-weight="bold" style:font-weight-asian="bold" style:font-weight-complex="bold"/>
    </style:style>
    <style:style style:name="T118" style:family="text">
      <style:text-properties fo:color="#008000" fo:font-weight="bold" fo:background-color="#ffffcc" style:font-weight-asian="bold" style:font-weight-complex="bold"/>
    </style:style>
    <style:style style:name="T119" style:family="text">
      <style:text-properties fo:color="#008000" fo:font-size="12pt" fo:font-weight="bold" style:font-size-asian="12pt" style:font-weight-asian="bold" style:font-size-complex="12pt" style:font-weight-complex="bold"/>
    </style:style>
    <style:style style:name="T120" style:family="text">
      <style:text-properties fo:color="#008000" fo:font-size="12pt" style:font-size-asian="12pt" style:font-size-complex="12pt"/>
    </style:style>
    <style:style style:name="T121" style:family="text">
      <style:text-properties fo:color="#008000" style:font-name="Times New Roman" fo:font-size="12pt" fo:font-weight="bold" style:font-size-asian="12pt" style:font-weight-asian="bold" style:font-size-complex="12pt" style:font-weight-complex="bold"/>
    </style:style>
    <style:style style:name="T122" style:family="text">
      <style:text-properties fo:color="#008000" fo:font-style="normal" fo:font-weight="bold" style:font-style-asian="normal" style:font-weight-asian="bold" style:font-style-complex="normal" style:font-weight-complex="bold"/>
    </style:style>
    <style:style style:name="T123" style:family="text">
      <style:text-properties fo:color="#008000" fo:font-style="italic" fo:font-weight="bold" style:font-style-asian="italic" style:font-weight-asian="bold" style:font-style-complex="italic" style:font-weight-complex="bold"/>
    </style:style>
    <style:style style:name="T124" style:family="text">
      <style:text-properties fo:color="#008000" fo:font-style="italic" style:font-style-asian="italic" style:font-style-complex="italic"/>
    </style:style>
    <style:style style:name="T125" style:family="text">
      <style:text-properties fo:color="#008000" fo:font-size="16pt" style:font-size-asian="16pt" style:font-size-complex="16pt"/>
    </style:style>
    <style:style style:name="T126" style:family="text">
      <style:text-properties fo:color="#000080"/>
    </style:style>
    <style:style style:name="T127" style:family="text">
      <style:text-properties fo:color="#000080" style:font-name="Verdana"/>
    </style:style>
    <style:style style:name="T128" style:family="text">
      <style:text-properties fo:color="#000080" style:font-name="Verdana" fo:font-weight="bold" style:font-weight-asian="bold" style:font-weight-complex="bold"/>
    </style:style>
    <style:style style:name="T129" style:family="text">
      <style:text-properties fo:color="#000080" style:font-name="Verdana" fo:font-weight="bold" fo:background-color="#ffffcc" style:font-weight-asian="bold" style:font-weight-complex="bold"/>
    </style:style>
    <style:style style:name="T130" style:family="text">
      <style:text-properties fo:color="#000080" style:font-name="Verdana" fo:font-style="italic" fo:font-weight="bold" style:font-style-asian="italic" style:font-weight-asian="bold" style:font-style-complex="italic" style:font-weight-complex="bold"/>
    </style:style>
    <style:style style:name="T131" style:family="text">
      <style:text-properties fo:color="#000080" style:font-name="Verdana" fo:font-style="italic" style:font-style-asian="italic" style:font-style-complex="italic"/>
    </style:style>
    <style:style style:name="T132" style:family="text">
      <style:text-properties fo:color="#000080" style:font-name="Verdana" fo:font-size="10pt" style:font-size-asian="10pt" style:font-size-complex="10pt"/>
    </style:style>
    <style:style style:name="T133" style:family="text">
      <style:text-properties fo:color="#000080" style:font-name="Verdana" fo:font-size="10pt" fo:font-weight="bold" style:font-size-asian="10pt" style:font-weight-asian="bold" style:font-size-complex="10pt" style:font-weight-complex="bold"/>
    </style:style>
    <style:style style:name="T134" style:family="text">
      <style:text-properties fo:color="#000080" fo:font-style="italic"/>
    </style:style>
    <style:style style:name="T135" style:family="text">
      <style:text-properties fo:color="#000080" fo:font-style="italic" fo:font-weight="bold" style:font-style-asian="italic" style:font-weight-asian="bold" style:font-style-complex="italic" style:font-weight-complex="bold"/>
    </style:style>
    <style:style style:name="T136" style:family="text">
      <style:text-properties fo:color="#000080" fo:font-style="italic" fo:font-weight="bold" style:font-weight-asian="bold" style:font-weight-complex="bold"/>
    </style:style>
    <style:style style:name="T137" style:family="text">
      <style:text-properties fo:color="#000080" fo:font-style="italic" fo:font-weight="bold" fo:background-color="#ffffcc" style:font-style-asian="italic" style:font-weight-asian="bold" style:font-style-complex="italic" style:font-weight-complex="bold"/>
    </style:style>
    <style:style style:name="T138" style:family="text">
      <style:text-properties fo:color="#000080" fo:font-style="italic" style:font-style-asian="italic" style:font-style-complex="italic"/>
    </style:style>
    <style:style style:name="T139" style:family="text">
      <style:text-properties fo:color="#000080" fo:font-weight="bold" fo:background-color="#cccccc" style:font-weight-asian="bold" style:font-weight-complex="bold"/>
    </style:style>
    <style:style style:name="T140" style:family="text">
      <style:text-properties fo:color="#000080" fo:font-weight="bold" style:font-weight-asian="bold" style:font-weight-complex="bold"/>
    </style:style>
    <style:style style:name="T141" style:family="text">
      <style:text-properties fo:color="#000080" fo:font-weight="bold" fo:background-color="#ffffcc" style:font-weight-asian="bold" style:font-weight-complex="bold"/>
    </style:style>
    <style:style style:name="T142" style:family="text">
      <style:text-properties fo:color="#000080" fo:font-size="12pt" fo:font-weight="bold" style:font-size-asian="12pt" style:font-weight-asian="bold" style:font-size-complex="12pt" style:font-weight-complex="bold"/>
    </style:style>
    <style:style style:name="T143"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144" style:family="text">
      <style:text-properties fo:color="#000080" fo:font-size="12pt" fo:font-style="italic" style:font-size-asian="12pt" style:font-style-asian="italic" style:font-size-complex="12pt" style:font-style-complex="italic"/>
    </style:style>
    <style:style style:name="T145" style:family="text">
      <style:text-properties fo:color="#000080" fo:font-size="11pt" fo:font-style="italic" fo:background-color="#ffffcc" style:font-size-asian="11pt" style:font-style-asian="italic" style:font-size-complex="11pt" style:font-style-complex="italic"/>
    </style:style>
    <style:style style:name="T146" style:family="text">
      <style:text-properties fo:color="#000080" fo:font-size="11pt" fo:font-style="italic" style:font-size-asian="11pt" style:font-style-asian="italic" style:font-size-complex="11pt" style:font-style-complex="italic"/>
    </style:style>
    <style:style style:name="T147" style:family="text">
      <style:text-properties fo:color="#000080" style:font-name="Times New Roman" fo:font-size="12pt" fo:font-style="italic" fo:font-weight="bold" style:font-size-asian="12pt" style:font-style-asian="italic" style:font-weight-asian="bold" style:font-size-complex="12pt" style:font-style-complex="italic" style:font-weight-complex="bold"/>
    </style:style>
    <style:style style:name="T148" style:family="text">
      <style:text-properties fo:color="#000080" style:font-name="Times New Roman" fo:font-size="12pt" fo:font-style="italic" style:font-size-asian="12pt" style:font-style-asian="italic" style:font-size-complex="12pt" style:font-style-complex="italic"/>
    </style:style>
    <style:style style:name="T149" style:family="text">
      <style:text-properties fo:color="#000080" fo:font-style="normal" fo:font-weight="bold" style:font-style-asian="normal" style:font-weight-asian="bold" style:font-style-complex="normal" style:font-weight-complex="bold"/>
    </style:style>
    <style:style style:name="T150" style:family="text">
      <style:text-properties fo:color="#000080" fo:font-weight="normal" style:font-weight-asian="normal" style:font-weight-complex="normal"/>
    </style:style>
    <style:style style:name="T151" style:family="text">
      <style:text-properties fo:font-style="italic"/>
    </style:style>
    <style:style style:name="T152" style:family="text">
      <style:text-properties fo:font-style="italic" style:font-style-asian="italic" style:font-style-complex="italic"/>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fo:font-weight="bold" style:font-weight-asian="bold" style:font-weight-complex="bold"/>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background-color="#ffffcc" style:font-style-asian="italic" style:font-style-complex="italic"/>
    </style:style>
    <style:style style:name="T157" style:family="text">
      <style:text-properties fo:font-style="italic" style:text-underline-style="none" fo:font-weight="bold" style:font-style-asian="italic" style:font-weight-asian="bold" style:font-style-complex="italic" style:font-weight-complex="bold"/>
    </style:style>
    <style:style style:name="T158" style:family="text">
      <style:text-properties fo:font-style="italic" fo:background-color="#e6e6e6" style:font-style-asian="italic" style:font-style-complex="italic"/>
    </style:style>
    <style:style style:name="T159" style:family="text">
      <style:text-properties fo:font-style="normal"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style:text-underline-style="none" fo:font-weight="bold" style:font-style-asian="normal" style:font-weight-asian="bold" style:font-style-complex="normal" style:font-weight-complex="bold"/>
    </style:style>
    <style:style style:name="T162" style:family="text">
      <style:text-properties fo:font-size="12pt" style:font-size-asian="12pt" style:font-size-complex="12pt"/>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italic" style:font-size-asian="12pt" style:font-size-complex="12pt"/>
    </style:style>
    <style:style style:name="T165" style:family="text">
      <style:text-properties fo:font-size="12pt" fo:font-weight="bold" style:font-size-asian="12pt" style:font-weight-asian="bold" style:font-size-complex="12pt" style:font-weight-complex="bold"/>
    </style:style>
    <style:style style:name="T166" style:family="text">
      <style:text-properties fo:font-size="11pt" style:font-size-asian="11pt" style:font-size-complex="11pt"/>
    </style:style>
    <style:style style:name="T167" style:family="text">
      <style:text-properties fo:font-size="11pt" fo:font-weight="bold" style:font-size-asian="11pt" style:font-weight-asian="bold" style:font-size-complex="11pt" style:font-weight-complex="bold"/>
    </style:style>
    <style:style style:name="T168" style:family="text">
      <style:text-properties fo:font-size="11pt" fo:background-color="#ffffcc" style:font-size-asian="11pt" style:font-size-complex="11pt"/>
    </style:style>
    <style:style style:name="T169" style:family="text">
      <style:text-properties fo:color="#800080"/>
    </style:style>
    <style:style style:name="T170" style:family="text">
      <style:text-properties fo:color="#800080" fo:font-weight="bold" style:font-weight-asian="bold" style:font-weight-complex="bold"/>
    </style:style>
    <style:style style:name="T171" style:family="text">
      <style:text-properties fo:color="#800080" style:font-name="Verdana"/>
    </style:style>
    <style:style style:name="T172" style:family="text">
      <style:text-properties fo:color="#800080" style:font-name="Verdana" fo:font-style="italic" style:font-style-asian="italic" style:font-style-complex="italic"/>
    </style:style>
    <style:style style:name="T173" style:family="text">
      <style:text-properties fo:color="#800080" style:font-name="Verdana" fo:font-style="italic" fo:font-weight="bold" style:font-style-asian="italic" style:font-weight-asian="bold" style:font-style-complex="italic" style:font-weight-complex="bold"/>
    </style:style>
    <style:style style:name="T174" style:family="text">
      <style:text-properties fo:color="#800080" style:font-name="Verdana" fo:font-size="10pt" fo:font-weight="bold" style:font-size-asian="10pt" style:font-weight-asian="bold" style:font-size-complex="10pt" style:font-weight-complex="bold"/>
    </style:style>
    <style:style style:name="T175" style:family="text">
      <style:text-properties fo:color="#800080" style:font-name="Verdana" fo:font-weight="bold" style:font-weight-asian="bold" style:font-weight-complex="bold"/>
    </style:style>
    <style:style style:name="T176" style:family="text">
      <style:text-properties fo:color="#800080" fo:font-style="italic" fo:font-weight="bold" style:font-style-asian="italic" style:font-weight-asian="bold" style:font-style-complex="italic" style:font-weight-complex="bold"/>
    </style:style>
    <style:style style:name="T177" style:family="text">
      <style:text-properties fo:color="#800080" fo:font-style="italic" style:font-style-asian="italic" style:font-style-complex="italic"/>
    </style:style>
    <style:style style:name="T178" style:family="text">
      <style:text-properties fo:color="#800080" fo:font-size="12pt" fo:font-weight="bold" style:font-size-asian="12pt" style:font-weight-asian="bold" style:font-size-complex="12pt" style:font-weight-complex="bold"/>
    </style:style>
    <style:style style:name="T179" style:family="text">
      <style:text-properties fo:color="#008080"/>
    </style:style>
    <style:style style:name="T180" style:family="text">
      <style:text-properties fo:color="#008080" fo:font-weight="bold" style:font-weight-asian="bold" style:font-weight-complex="bold"/>
    </style:style>
    <style:style style:name="T181" style:family="text">
      <style:text-properties fo:color="#008080" fo:font-style="italic" style:font-style-asian="italic" style:font-style-complex="italic"/>
    </style:style>
    <style:style style:name="T182" style:family="text">
      <style:text-properties fo:color="#008080" fo:font-style="italic" fo:font-weight="bold" style:font-style-asian="italic" style:font-weight-asian="bold" style:font-style-complex="italic" style:font-weight-complex="bold"/>
    </style:style>
    <style:style style:name="T183" style:family="text">
      <style:text-properties fo:color="#008080" style:font-name="Verdana" fo:font-weight="bold" style:font-weight-asian="bold" style:font-weight-complex="bold"/>
    </style:style>
    <style:style style:name="T184" style:family="text">
      <style:text-properties fo:color="#008080" fo:font-style="normal" fo:font-weight="bold" style:font-style-asian="normal" style:font-weight-asian="bold" style:font-style-complex="normal" style:font-weight-complex="bold"/>
    </style:style>
    <style:style style:name="T185" style:family="text">
      <style:text-properties fo:font-weight="normal" style:font-weight-asian="normal" style:font-weight-complex="normal"/>
    </style:style>
    <style:style style:name="T186" style:family="text">
      <style:text-properties style:text-underline-style="solid" style:text-underline-width="auto" style:text-underline-color="font-color"/>
    </style:style>
    <style:style style:name="T187" style:family="text">
      <style:text-properties style:text-underline-style="solid" style:text-underline-width="auto" style:text-underline-color="font-color" fo:font-weight="bold" style:font-weight-asian="bold" style:font-weight-complex="bold"/>
    </style:style>
    <style:style style:name="T188" style:family="text">
      <style:text-properties style:use-window-font-color="true"/>
    </style:style>
    <style:style style:name="T189" style:family="text">
      <style:text-properties style:use-window-font-color="true" fo:font-weight="bold" style:font-weight-asian="bold" style:font-weight-complex="bold"/>
    </style:style>
    <style:style style:name="T190" style:family="text">
      <style:text-properties style:use-window-font-color="true" fo:font-size="12pt" fo:font-style="italic" style:font-size-asian="12pt" style:font-style-asian="italic" style:font-size-complex="12pt" style:font-style-complex="italic"/>
    </style:style>
    <style:style style:name="T191" style:family="text">
      <style:text-properties style:font-name="Times New Roman" fo:font-size="12pt" style:font-size-asian="12pt" style:font-size-complex="12pt"/>
    </style:style>
    <style:style style:name="T192" style:family="text">
      <style:text-properties style:font-name="Times New Roman" fo:font-size="10.5pt" style:font-size-asian="10.5pt" style:font-size-complex="10.5pt"/>
    </style:style>
    <style:style style:name="T193" style:family="text">
      <style:text-properties style:font-name="Times New Roman" fo:font-size="10.5pt" fo:font-weight="bold" style:font-size-asian="10.5pt" style:font-weight-asian="bold" style:font-size-complex="10.5pt" style:font-weight-complex="bold"/>
    </style:style>
    <style:style style:name="T194" style:family="text">
      <style:text-properties fo:color="#b80047"/>
    </style:style>
    <style:style style:name="T195" style:family="text">
      <style:text-properties fo:color="#b80047" style:font-name="Verdana"/>
    </style:style>
    <style:style style:name="T196" style:family="text">
      <style:text-properties fo:background-color="#ffff00"/>
    </style:style>
    <style:style style:name="T197" style:family="text">
      <style:text-properties fo:font-size="18pt" style:font-size-asian="18pt" style:font-size-complex="18pt"/>
    </style:style>
    <style:style style:name="T198"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3cm" text:min-label-width="0.635cm"/>
      </text:list-level-style-number>
      <text:list-level-style-number text:level="2" text:style-name="Numbering_20_Symbols" style:num-suffix="." style:num-format="1">
        <style:list-level-properties text:space-before="2.013cm" text:min-label-width="0.635cm"/>
      </text:list-level-style-number>
      <text:list-level-style-number text:level="3" text:style-name="Numbering_20_Symbols" style:num-suffix="." style:num-format="1">
        <style:list-level-properties text:space-before="3.283cm" text:min-label-width="0.635cm"/>
      </text:list-level-style-number>
      <text:list-level-style-number text:level="4" text:style-name="Numbering_20_Symbols" style:num-suffix="." style:num-format="1">
        <style:list-level-properties text:space-before="4.553cm" text:min-label-width="0.635cm"/>
      </text:list-level-style-number>
      <text:list-level-style-number text:level="5" text:style-name="Numbering_20_Symbols" style:num-suffix="." style:num-format="1">
        <style:list-level-properties text:space-before="5.823cm" text:min-label-width="0.635cm"/>
      </text:list-level-style-number>
      <text:list-level-style-number text:level="6" text:style-name="Numbering_20_Symbols" style:num-suffix="." style:num-format="1">
        <style:list-level-properties text:space-before="7.093cm" text:min-label-width="0.635cm"/>
      </text:list-level-style-number>
      <text:list-level-style-number text:level="7" text:style-name="Numbering_20_Symbols" style:num-suffix="." style:num-format="1">
        <style:list-level-properties text:space-before="8.363cm" text:min-label-width="0.635cm"/>
      </text:list-level-style-number>
      <text:list-level-style-number text:level="8" text:style-name="Numbering_20_Symbols" style:num-suffix="." style:num-format="1">
        <style:list-level-properties text:space-before="9.633cm" text:min-label-width="0.635cm"/>
      </text:list-level-style-number>
      <text:list-level-style-number text:level="9" text:style-name="Numbering_20_Symbols" style:num-suffix="." style:num-format="1">
        <style:list-level-properties text:space-before="10.903cm" text:min-label-width="0.635cm"/>
      </text:list-level-style-number>
      <text:list-level-style-number text:level="10" text:style-name="Numbering_20_Symbols" style:num-suffix="." style:num-format="1">
        <style:list-level-properties text:space-before="12.173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137"><text:span text:style-name="T2">Getting Started</text:span><text:tab/>5</text:p>
          <text:p text:style-name="P136">Contents<text:tab/>5</text:p>
          <text:p text:style-name="P136">Getting Started <text:tab/>6</text:p>
          <text:p text:style-name="P251">Going Offline <text:tab/>6</text:p>
          <text:p text:style-name="P251">Storing User's Data <text:tab/>6</text:p>
          <text:p text:style-name="P251">Performance<text:tab/>6</text:p>
          <text:p text:style-name="P138"><text:span text:style-name="T152">Next Steps </text:span><text:tab/>7</text:p>
          <text:p text:style-name="P136">Nuts and Bolts: Detecting and Installing Gears <text:tab/>7</text:p>
          <text:p text:style-name="P138"><text:span text:style-name="T152">Parameters</text:span><text:tab/>7</text:p>
          <text:p text:style-name="P137"><text:span text:style-name="T2">Tutorial</text:span><text:tab/>8</text:p>
          <text:p text:style-name="P135">Files to download for this tutorial: <text:tab/>9</text:p>
          <text:p text:style-name="P136">1. Edit the sample manifest file <text:tab/>9</text:p>
          <text:p text:style-name="P251">Save this tutorial manifest file to your computer. <text:tab/>9</text:p>
          <text:p text:style-name="P251">Edit the version value <text:tab/>9</text:p>
          <text:p text:style-name="P138"><text:span text:style-name="T152">Edit the URLs </text:span><text:tab/>9</text:p>
          <text:p text:style-name="P136">2. Add some User Interface <text:tab/>10</text:p>
          <text:p text:style-name="P138"><text:span text:style-name="T152">Download and save these files to your computer:</text:span><text:tab/>10</text:p>
          <text:p text:style-name="P136">3. Upload files to your HTTP server <text:tab/>11</text:p>
          <text:p text:style-name="P135"><text:span text:style-name="T152">Upload all the files and your documents to your HTTP server. <text:tab/></text:span>11</text:p>
          <text:p text:style-name="P136">4. Test: capture the files locally <text:tab/>11</text:p>
          <text:p text:style-name="P136">5. Test: access the captured files <text:tab/>11</text:p>
          <text:p text:style-name="P138"><text:span text:style-name="T152">Troubleshooting</text:span><text:tab/>12</text:p>
          <text:p text:style-name="P136">6. Publish it to your users<text:tab/>12</text:p>
          <text:p text:style-name="P136">7. Future changes: maintaining the manifest <text:tab/>12</text:p>
          <text:p text:style-name="P137"><text:span text:style-name="T2">Architecture</text:span><text:tab/>18</text:p>
          <text:p text:style-name="P136">Isolating the <text:span text:style-name="T140">Data Layer</text:span><text:tab/>19</text:p>
          <text:p text:style-name="P136">Architecture with a <text:span text:style-name="T126">data layer</text:span><text:tab/>19</text:p>
          <text:p text:style-name="P136">Architecture without a <text:span text:style-name="T126">data layer</text:span><text:tab/>21</text:p>
          <text:p text:style-name="P136">Feature Availability Offline<text:tab/>21</text:p>
          <text:p text:style-name="P136">Modality<text:tab/>22</text:p>
          <text:p text:style-name="P251">Modal<text:tab/>22</text:p>
          <text:p text:style-name="P138"><text:span text:style-name="T152">Modeless</text:span><text:tab/>23</text:p>
          <text:p text:style-name="P136">Data Synchronization<text:tab/>24</text:p>
          <text:p text:style-name="P138">Manual Sync<text:tab/>24</text:p>
          <text:p text:style-name="P138">Background Sync<text:tab/>25</text:p>
          <text:p text:style-name="P136">Conclusion<text:tab/>26</text:p>
          <text:p text:style-name="P137"><text:span text:style-name="T2">Gears and Security</text:span><text:tab/>27</text:p>
          <text:p text:style-name="P136">Contents<text:tab/>27</text:p>
          <text:p text:style-name="P136">Basic Security Model<text:tab/>27</text:p>
          <text:p text:style-name="P136">Permissions Dialog<text:tab/>27</text:p>
          <text:p text:style-name="P136">Security of End-User Data<text:tab/>28</text:p>
          <text:p text:style-name="P136">Best Practices<text:tab/>28</text:p>
          <text:p text:style-name="P138"><text:span text:style-name="T152">Database Security<text:tab/></text:span>28</text:p>
          <text:p text:style-name="P138"><text:soft-page-break/><text:span text:style-name="T152">User Opt-In</text:span><text:tab/>29</text:p>
          <text:p text:style-name="P136">Resources and Tools<text:tab/>29</text:p>
          <text:p text:style-name="P138">Resources<text:tab/>29</text:p>
          <text:p text:style-name="P135"><text:span text:style-name="T152">The </text:span><text:span text:style-name="T182">gears_init.js </text:span><text:span text:style-name="T152">source file </text:span><text:tab/>29</text:p>
          <text:p text:style-name="P138">Samples and Tools download<text:tab/>29</text:p>
          <text:p text:style-name="P136">Tools<text:tab/>30</text:p>
          <text:p text:style-name="P138">Database Query Tool<text:tab/>30</text:p>
          <text:p text:style-name="P138">LocalServer Inspector<text:tab/>30</text:p>
          <text:p text:style-name="P137"><text:span text:style-name="T2">Gears on Mobile Devices</text:span><text:tab/>31</text:p>
          <text:p text:style-name="P136">Contents<text:tab/>31</text:p>
          <text:p text:style-name="P136">Audience<text:tab/>31</text:p>
          <text:p text:style-name="P136">Getting Started <text:tab/>32</text:p>
          <text:p text:style-name="P138">Windows Mobile 5 and 6 Limitations<text:tab/>32</text:p>
          <text:p text:style-name="P138">CSS<text:tab/>33</text:p>
          <text:p text:style-name="P138">Document Object Model<text:tab/>33</text:p>
          <text:p text:style-name="P135">Accessing a <text:span text:style-name="T140">Document</text:span> Element<text:tab/>33</text:p>
          <text:p text:style-name="P135">Creating a <text:span text:style-name="T140">Document</text:span> Element<text:tab/>34</text:p>
          <text:p text:style-name="P135">Setting <text:span text:style-name="T140">Element</text:span> Text<text:tab/>34</text:p>
          <text:p text:style-name="P135">Modifying a <text:span text:style-name="T140">Document</text:span> Element<text:tab/>34</text:p>
          <text:p text:style-name="P138"><text:span text:style-name="T86">ActiveX :</text:span> Problems with setting some objects<text:tab/>34</text:p>
          <text:p text:style-name="P138">Recursion<text:tab/>35</text:p>
          <text:p text:style-name="P138">Layout Refresh<text:tab/>35</text:p>
          <text:p text:style-name="P136"><text:span text:style-name="T74">MSDN</text:span> Resources<text:tab/>35</text:p>
          <text:p text:style-name="P136">Setting up a <text:span text:style-name="T140">Windows Mobile Emulator</text:span><text:tab/>36</text:p>
          <text:p text:style-name="P137"><text:span text:style-name="T2">API Summary</text:span><text:tab/>38</text:p>
          <text:p text:style-name="P136">Factory<text:tab/>38</text:p>
          <text:p text:style-name="P136">Database module<text:tab/>38</text:p>
          <text:p text:style-name="P138"><text:span text:style-name="T117">Database</text:span> class<text:tab/>38</text:p>
          <text:p text:style-name="P138"><text:span text:style-name="T117">ResultSet</text:span> class<text:tab/>38</text:p>
          <text:p text:style-name="P136">Desktop module<text:tab/>39</text:p>
          <text:p text:style-name="P138"><text:span text:style-name="T117">Desktop</text:span> class<text:tab/>39</text:p>
          <text:p text:style-name="P136">HttpRequest module<text:tab/>39</text:p>
          <text:p text:style-name="P138"><text:span text:style-name="T117">HttpRequest</text:span> class<text:tab/>39</text:p>
          <text:p text:style-name="P136">LocalServer module<text:tab/>39</text:p>
          <text:p text:style-name="P138"><text:span text:style-name="T117">LocalServer</text:span> class<text:tab/>39</text:p>
          <text:p text:style-name="P138"><text:span text:style-name="T117">ManagedResourceStore</text:span> class<text:tab/>40</text:p>
          <text:p text:style-name="P138"><text:span text:style-name="T117">ResourceStore</text:span> class<text:tab/>40</text:p>
          <text:p text:style-name="P138"><text:span text:style-name="T117">FileSubmitter</text:span> class<text:tab/>41</text:p>
          <text:p text:style-name="P136">Timer module<text:tab/>41</text:p>
          <text:p text:style-name="P138"><text:span text:style-name="T117">Timer</text:span> class<text:tab/>41</text:p>
          <text:p text:style-name="P136">WorkerPool module<text:tab/>41</text:p>
          <text:p text:style-name="P138"><text:span text:style-name="T117">WorkerPool</text:span> class<text:tab/>41</text:p>
          <text:p text:style-name="P137"><text:span text:style-name="T2">Factory API</text:span><text:tab/>42</text:p>
          <text:p text:style-name="P136"><text:span text:style-name="T117">Factory</text:span> class<text:tab/>42</text:p>
          <text:p text:style-name="P138">Methods<text:tab/>42</text:p>
          <text:p text:style-name="P138">Attributes<text:tab/>43</text:p>
          <text:p text:style-name="P137"><text:soft-page-break/><text:span text:style-name="T2">Database Module API</text:span><text:tab/>44</text:p>
          <text:p text:style-name="P136"><text:span text:style-name="T126">Contents</text:span><text:tab/>44</text:p>
          <text:p text:style-name="P136"><text:span text:style-name="T140">Overview</text:span><text:tab/>44</text:p>
          <text:p text:style-name="P138">Security considerations<text:tab/>45</text:p>
          <text:p text:style-name="P252">Permission<text:tab/>45</text:p>
          <text:p text:style-name="P135"><text:span text:style-name="T152">Example</text:span><text:tab/>45</text:p>
          <text:p text:style-name="P136">Classes<text:tab/>45</text:p>
          <text:p text:style-name="P136"><text:span text:style-name="T117">Database</text:span> class<text:tab/>46</text:p>
          <text:p text:style-name="P138">Methods<text:tab/>46</text:p>
          <text:p text:style-name="P135"><text:span text:style-name="T152">Example: </text:span><text:tab/>47</text:p>
          <text:p text:style-name="P136"><text:span text:style-name="T117">ResultSet</text:span> class<text:tab/>48</text:p>
          <text:p text:style-name="P138">Methods<text:tab/>49</text:p>
          <text:p text:style-name="P138">Methods for extracting data<text:tab/>49</text:p>
          <text:p text:style-name="P136">Location of Database File <text:tab/>50</text:p>
          <text:p text:style-name="P136">Local Modifications to SQLite<text:tab/>52</text:p>
          <text:p text:style-name="P138">Attached databases<text:tab/>52</text:p>
          <text:p text:style-name="P138">PRAGMA settings<text:tab/>52</text:p>
          <text:p text:style-name="P138">Full-Text Search<text:tab/>53</text:p>
          <text:p text:style-name="P252">Full-text Query Syntax <text:tab/>53</text:p>
          <text:p text:style-name="P252">Examples of <text:span text:style-name="T140">fts2</text:span> query syntax:<text:tab/>54</text:p>
          <text:p text:style-name="P135"><text:span text:style-name="T152">Using Indices with </text:span><text:span text:style-name="T135">fts2</text:span><text:span text:style-name="T152"> </text:span><text:tab/>54</text:p>
          <text:p text:style-name="P137"><text:span text:style-name="T2">Desktop API</text:span><text:tab/>56</text:p>
          <text:p text:style-name="P136">Example<text:tab/>56</text:p>
          <text:p text:style-name="P136">Classes<text:tab/>56</text:p>
          <text:p text:style-name="P136"><text:span text:style-name="T117">Desktop</text:span> class<text:tab/>57</text:p>
          <text:p text:style-name="P138">Methods<text:tab/>57</text:p>
          <text:p text:style-name="P137"><text:span text:style-name="T2">HttpRequest Module API</text:span><text:tab/>58</text:p>
          <text:p text:style-name="P136">Contents<text:tab/>58</text:p>
          <text:p text:style-name="P136">Overview<text:tab/>58</text:p>
          <text:p text:style-name="P136">Example<text:tab/>58</text:p>
          <text:p text:style-name="P136"><text:span text:style-name="T117">HttpRequest</text:span> class<text:tab/>59</text:p>
          <text:p text:style-name="P138">Methods<text:tab/>59</text:p>
          <text:p text:style-name="P138">Event Handler<text:tab/>60</text:p>
          <text:p text:style-name="P135"><text:span text:style-name="T152">Attributes</text:span><text:tab/>60</text:p>
          <text:p text:style-name="P137"><text:span text:style-name="T2">LocalServer API</text:span><text:tab/>62</text:p>
          <text:p text:style-name="P136">Contents<text:tab/>62</text:p>
          <text:p text:style-name="P136">Overview<text:tab/>62</text:p>
          <text:p text:style-name="P138">Serving and updating cached resources<text:tab/>63</text:p>
          <text:p text:style-name="P138">Permission<text:tab/>63</text:p>
          <text:p text:style-name="P138">Example<text:tab/>63</text:p>
          <text:p text:style-name="P136">Classes<text:tab/>64</text:p>
          <text:p text:style-name="P136"><text:span text:style-name="T117">FileSubmitter</text:span> class<text:tab/>65</text:p>
          <text:p text:style-name="P138"><text:span text:style-name="T117">LocalServer</text:span> class<text:tab/>65</text:p>
          <text:p text:style-name="P138">Methods<text:tab/>66</text:p>
          <text:p text:style-name="P136"><text:span text:style-name="T117">ManagedResourceStore</text:span> class <text:tab/>68</text:p>
          <text:p text:style-name="P138">Attributes<text:tab/>68</text:p>
          <text:p text:style-name="P138"><text:soft-page-break/>Events<text:tab/>69</text:p>
          <text:p text:style-name="P138">Methods<text:tab/>70</text:p>
          <text:p text:style-name="P136"><text:span text:style-name="T117">ManagedResourceStore</text:span> Updates<text:tab/>70</text:p>
          <text:p text:style-name="P138">Manifest Validation<text:tab/>71</text:p>
          <text:p text:style-name="P135"><text:span text:style-name="T152">Retrying Resources</text:span><text:tab/>71</text:p>
          <text:p text:style-name="P138">Other Details<text:tab/>72</text:p>
          <text:p text:style-name="P136"><text:span text:style-name="T117">ResourceStore</text:span> class <text:tab/>72</text:p>
          <text:p text:style-name="P138">Attributes <text:tab/>73</text:p>
          <text:p text:style-name="P138">Methods<text:tab/>73</text:p>
          <text:p text:style-name="P136"><text:span text:style-name="T117">FileSubmitter</text:span> class <text:tab/>75</text:p>
          <text:p text:style-name="P138">Methods<text:tab/>76</text:p>
          <text:p text:style-name="P136"><text:span text:style-name="T140">Manifest File </text:span><text:tab/>77</text:p>
          <text:p text:style-name="P138">Contents of a manifest file <text:tab/>78</text:p>
          <text:p text:style-name="P136">Cookies and the LocalServer<text:tab/>80</text:p>
          <text:p text:style-name="P136">Location of cached files<text:tab/>80</text:p>
          <text:p text:style-name="P137"><text:span text:style-name="T2">Timer API</text:span><text:tab/>82</text:p>
          <text:p text:style-name="P136">Contents<text:tab/>82</text:p>
          <text:p text:style-name="P136">Overview<text:tab/>82</text:p>
          <text:p text:style-name="P136"><text:span text:style-name="T117">Timer</text:span> class<text:tab/>83</text:p>
          <text:p text:style-name="P138">Methods<text:tab/>83</text:p>
          <text:p text:style-name="P137"><text:span text:style-name="T2">WorkerPool Module API</text:span><text:tab/>85</text:p>
          <text:p text:style-name="P136">Contents<text:tab/>85</text:p>
          <text:p text:style-name="P136">Overview<text:tab/>85</text:p>
          <text:p text:style-name="P136">Details<text:tab/>86</text:p>
          <text:p text:style-name="P138">Code and data isolation<text:tab/>86</text:p>
          <text:p text:style-name="P138">Limitations<text:tab/>86</text:p>
          <text:p text:style-name="P138">Usage pattern<text:tab/>87</text:p>
          <text:p text:style-name="P252">Initialization sequence<text:tab/>87</text:p>
          <text:p text:style-name="P135"><text:span text:style-name="T152">Communication</text:span><text:tab/>87</text:p>
          <text:p text:style-name="P136"><text:span text:style-name="T117">WorkerPool</text:span> class<text:tab/>88</text:p>
          <text:p text:style-name="P138">Event Handlers<text:tab/>88</text:p>
          <text:p text:style-name="P138">Methods<text:tab/>89</text:p>
          <text:p text:style-name="P136"><text:span text:style-name="T86">Разработка веб-страниц с помощью google gears. </text:span><text:tab/>92</text:p>
          <text:p text:style-name="P137"><text:span text:style-name="T86">Часть 1 </text:span><text:tab/>93</text:p>
          <text:p text:style-name="P137"><text:span text:style-name="T86">Часть 2 </text:span><text:tab/>103</text:p>
          <text:p text:style-name="P137"><text:span text:style-name="T86">Часть 3 </text:span><text:tab/>112</text:p>
          <text:p text:style-name="P137"><text:span text:style-name="T86">Часть 4 </text:span><text:tab/>122</text:p>
        </text:index-body>
      </text:table-of-content>
      <text:h text:style-name="P131" text:outline-level="1" text:is-list-header="true"/>
      <text:h text:style-name="P131" text:outline-level="1" text:is-list-header="true"/>
      <text:p text:style-name="P125"/>
      <text:p text:style-name="P125"><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31" text:outline-level="1" text:is-list-header="true"><text:soft-page-break/>Getting Started</text:h>
      <text:p text:style-name="P109">A short introduction to enabling an application to work offline using Gears.</text:p>
      <text:h text:style-name="P93" text:outline-level="2" text:is-list-header="true">Contents</text:h>
      <text:list text:style-name="L1">
        <text:list-item>
          <text:p text:style-name="P139">Getting Started </text:p>
        </text:list-item>
        <text:list-item>
          <text:p text:style-name="P147">Nuts and Bolts: Detecting and Installing Gears <text:bookmark text:name="start"/></text:p>
        </text:list-item>
      </text:list>
      <text:h text:style-name="P93" text:outline-level="2" text:is-list-header="true">Getting Started </text:h>
      <text:p text:style-name="Text_20_body"><text:span text:style-name="T7"><text:tab/>First, if you haven't already, </text:span><text:a xlink:type="simple" xlink:href="http://code.google.com/apis/gears/install.html"><text:span text:style-name="T7">install</text:span></text:a><text:span text:style-name="T7"> Gears on your computer to be able to use the sample applications and tools. </text:span></text:p>
      <text:h text:style-name="Heading_20_3" text:outline-level="3" text:is-list-header="true">Going Offline </text:h>
      <text:p text:style-name="Text_20_body"><text:span text:style-name="T7"><text:tab/>The first thing you need to run a web application offline is the ability to start it without an Internet connection. This is the purpose of the </text:span><text:a xlink:type="simple" xlink:href="http://code.google.com/apis/gears/api_localserver.html"><text:span text:style-name="T7">LocalServer module</text:span></text:a><text:span text:style-name="T7">. </text:span></text:p>
      <text:p text:style-name="Text_20_body"><text:span text:style-name="T7"><text:tab/>For a fast introduction to taking web content offline, work through the tutorial </text:span><text:a xlink:type="simple" xlink:href="http://code.google.com/apis/gears/tutorial.html"><text:span text:style-name="T7">Enabling Static Files to Work Offline using Gears</text:span></text:a><text:span text:style-name="T7">. You will be introduced to the </text:span><text:a xlink:type="simple" xlink:href="http://code.google.com/apis/gears/api_localserver.html"><text:span text:style-name="T7">LocalServer API</text:span></text:a><text:span text:style-name="T7"> and the </text:span><text:a xlink:type="simple" xlink:href="http://code.google.com/apis/gears/api_localserver.html#manifest_file"><text:span text:style-name="T7">manifest file</text:span></text:a><text:span text:style-name="T7">, the key components that cache your application's resources and make it available offline. </text:span></text:p>
      <text:h text:style-name="Heading_20_3" text:outline-level="3" text:is-list-header="true">Storing User's Data </text:h>
      <text:p text:style-name="P116"><text:span text:style-name="T7"><text:tab/>Applications that are more than just static files have data that is typically stored on the server. For the application to be useful offline, this data must be accessible locally. The </text:span><text:a xlink:type="simple" xlink:href="http://code.google.com/apis/gears/api_database.html"><text:span text:style-name="T7">Database module</text:span></text:a><text:span text:style-name="T7"> provides a relational database for storing data. On the </text:span><text:a xlink:type="simple" xlink:href="http://code.google.com/apis/gears/architecture.html"><text:span text:style-name="T7">Architecture</text:span></text:a><text:span text:style-name="T7"> page you will find a discussion of strategies for designing the local storage that your application needs.</text:span></text:p>
      <text:p text:style-name="P116"><text:span text:style-name="T7"><text:tab/>When an offline application reconnects, you will need to </text:span><text:span text:style-name="Emphasis"><text:span text:style-name="T7">synchronize</text:span></text:span><text:span text:style-name="T7"> any changes made in the local database with the server. There are many different approaches to synchronizing data, and there is no single perfect approach. The </text:span><text:span text:style-name="T52">Architecture</text:span><text:span text:style-name="T7"> page describes some strategies for synching. </text:span></text:p>
      <text:p text:style-name="Text_20_body"><text:span text:style-name="T7"><text:tab/>An additional feature of the Gears database is </text:span><text:span text:style-name="T9">Full-Text Search</text:span><text:span text:style-name="T7">, </text:span><text:soft-page-break/><text:span text:style-name="T7">providing a fast way to search text within a database file. Read the </text:span><text:a xlink:type="simple" xlink:href="http://code.google.com/apis/gears/api_database.html#sqlite_fts"><text:span text:style-name="T7">details</text:span></text:a><text:span text:style-name="T7"> here. </text:span></text:p>
      <text:h text:style-name="Heading_20_3" text:outline-level="3" text:is-list-header="true">Performance</text:h>
      <text:p text:style-name="Text_20_body"><text:span text:style-name="T7"><text:tab/>When synchronizing large amounts of data, you may find that the database operations begin to affect the responsiveness of the browser. The </text:span><text:a xlink:type="simple" xlink:href="http://code.google.com/apis/gears/api_workerpool.html"><text:span text:style-name="T7">WorkerPool</text:span></text:a><text:span text:style-name="T7"> allows you to move your database operations to the background to keep the browser responsive.</text:span></text:p>
      <text:p text:style-name="P109"><text:tab/>The WorkerPool is useful for any expensive operations that slow down the UI.</text:p>
      <text:h text:style-name="Heading_20_3" text:outline-level="3" text:is-list-header="true">Next Steps </text:h>
      <text:p text:style-name="P109"><text:tab/>Check out the <text:span text:style-name="T49">Resources and Tools</text:span> page to download useful files and sample applications. </text:p>
      <text:p text:style-name="P109"><text:tab/>See the <text:span text:style-name="T2">FAQ</text:span> to find answers to common questions. And finally, we invite you to participate in the Developer Forum for Gears. </text:p>
      <text:h text:style-name="Heading_20_2" text:outline-level="2" text:is-list-header="true"><text:bookmark text:name="detecting"/>Nuts and Bolts: Detecting and Installing Gears </text:h>
      <text:p text:style-name="P109"><text:tab/>Your <text:span text:style-name="T2">web</text:span> application needs to detect whether or not Gears is installed on a user's system before calling the APIs, and also to determine when to display an installation prompt to the user.</text:p>
      <text:p text:style-name="Text_20_body"><text:span text:style-name="T7"><text:tab/>Always initialize Gears using </text:span><text:a xlink:type="simple" xlink:href="http://code.google.com/apis/gears/tools.html#gears_init"><text:span text:style-name="Source_20_Text"><text:span text:style-name="T7">gears_init.js</text:span></text:span></text:a><text:span text:style-name="T7"> . If Gears is installed, then </text:span><text:span text:style-name="Source_20_Text"><text:span text:style-name="T7">google.gears</text:span></text:span><text:span text:style-name="T7"> will be defined. If Gears isn't installed, you can direct the user to a customized installation page, as shown below. </text:span></text:p>
      <text:p text:style-name="P127"><text:span text:style-name="T28">Note</text:span><text:span text:style-name="T1">:</text:span> Always use gears_init.js to access Gears. Other uses may not be supported in the future. </text:p>
      <text:p text:style-name="P53"><text:span text:style-name="Source_20_Text"><text:span text:style-name="T50">&lt;</text:span></text:span><text:span text:style-name="Source_20_Text"><text:span text:style-name="T85">script</text:span></text:span><text:span text:style-name="Source_20_Text"><text:span text:style-name="T50"> </text:span></text:span><text:span text:style-name="Source_20_Text"><text:span text:style-name="T31">src</text:span></text:span><text:span text:style-name="Source_20_Text"><text:span text:style-name="T50">="</text:span></text:span><text:a xlink:type="simple" xlink:href="http://code.google.com/apis/gears/tools.html#gears_init"><text:span text:style-name="Source_20_Text">gears_init.js</text:span></text:a><text:span text:style-name="Source_20_Text"><text:span text:style-name="T50">"&gt;&lt;/</text:span></text:span><text:span text:style-name="Source_20_Text"><text:span text:style-name="T83">script</text:span></text:span><text:span text:style-name="Source_20_Text"><text:span text:style-name="T50">&gt;</text:span></text:span></text:p>
      <text:p text:style-name="P53"><text:span text:style-name="Source_20_Text"><text:span text:style-name="T50">&lt;</text:span></text:span><text:span text:style-name="Source_20_Text"><text:span text:style-name="T85">script</text:span></text:span><text:span text:style-name="Source_20_Text"><text:span text:style-name="T50">&gt;</text:span></text:span></text:p>
      <text:p text:style-name="P53"><text:span text:style-name="Source_20_Text"><text:span text:style-name="T50"><text:s text:c="2"/>if </text:span></text:span><text:span text:style-name="Source_20_Text"><text:span text:style-name="T102">(!window.google </text:span></text:span><text:span text:style-name="Source_20_Text"><text:span text:style-name="T31">||</text:span></text:span><text:span text:style-name="Source_20_Text"><text:span text:style-name="T102"> !google.gears) {</text:span></text:span></text:p>
      <text:p text:style-name="P53"><text:span text:style-name="Source_20_Text"><text:span text:style-name="T102"><text:s text:c="4"/>location.</text:span></text:span><text:span text:style-name="Source_20_Text"><text:span text:style-name="T103">href</text:span></text:span><text:span text:style-name="Source_20_Text"><text:span text:style-name="T102"> = </text:span></text:span></text:p>
      <text:p text:style-name="P53"><text:span text:style-name="Source_20_Text"><text:span text:style-name="T102"><text:s text:c="5"/>"</text:span></text:span><text:span text:style-name="Source_20_Text"><text:span text:style-name="T50">http://gears.google.com/?action=install&amp;message=&lt;your welcome message&gt;</text:span></text:span><text:span text:style-name="Source_20_Text"><text:span text:style-name="T102">" +</text:span></text:span></text:p>
      <text:p text:style-name="P53"><text:span text:style-name="Source_20_Text"><text:span text:style-name="T102"><text:s text:c="5"/>"</text:span></text:span><text:span text:style-name="Source_20_Text"><text:span text:style-name="T50">&amp;return=&lt;your website url</text:span></text:span><text:span text:style-name="Source_20_Text"><text:span text:style-name="T102">&gt;";</text:span></text:span></text:p>
      <text:p text:style-name="P53"><text:span text:style-name="Source_20_Text"><text:span text:style-name="T50"><text:s text:c="2"/>}</text:span></text:span></text:p>
      <text:p text:style-name="P23"><text:span text:style-name="Source_20_Text"><text:span text:style-name="T50">&lt;/</text:span></text:span><text:span text:style-name="Source_20_Text"><text:span text:style-name="T85">script</text:span></text:span><text:span text:style-name="Source_20_Text"><text:span text:style-name="T50">&gt;</text:span></text:span></text:p>
      <text:p text:style-name="P110"><text:tab/>Use the <text:span text:style-name="T2">URL</text:span> in the code above to access the <text:span text:style-name="T2">Gears</text:span> installation <text:soft-page-break/>page. Substitute your customized message and your <text:span text:style-name="T2">URL</text:span> in the parameters. </text:p>
      <text:h text:style-name="Heading_20_3" text:outline-level="3" text:is-list-header="true">Parameters</text:h>
      <text:list text:style-name="L2">
        <text:list-item>
          <text:p text:style-name="P200"><text:span text:style-name="Source_20_Text"><text:span text:style-name="T112">action</text:span></text:span><text:span text:style-name="T7">: Enables applications to customize the </text:span><text:span text:style-name="T9">Gears</text:span><text:span text:style-name="T7"> install page to provide context during the installation process. There are </text:span><text:span text:style-name="T127">two allowed values</text:span><text:span text:style-name="T7">: </text:span><text:span text:style-name="Source_20_Text"><text:span text:style-name="T13">install</text:span></text:span><text:span text:style-name="T7"> or </text:span><text:span text:style-name="Source_20_Text"><text:span text:style-name="T13">upgrade</text:span></text:span><text:span text:style-name="T7">. Use the </text:span><text:span text:style-name="Source_20_Text"><text:span text:style-name="T13">install</text:span></text:span><text:span text:style-name="T7"> value to prompt the user to install </text:span><text:span text:style-name="T9">Gears</text:span><text:span text:style-name="T7">. Use the </text:span><text:span text:style-name="Source_20_Text"><text:span text:style-name="T13">upgrade</text:span></text:span><text:span text:style-name="T7"> parameter if you detect that the version of Gears the user has installed is too old for your application (</text:span><text:span text:style-name="T13">but </text:span><text:span text:style-name="T34">note</text:span><text:span text:style-name="T13"> that Gears autodates itself, so typically the vast majority of users all have the latest version</text:span><text:span text:style-name="T7">). Either of these values enable the rest of the customization parameters. </text:span></text:p>
        </text:list-item>
        <text:list-item>
          <text:p text:style-name="P200"><text:span text:style-name="Source_20_Text"><text:span text:style-name="T112">icon_src</text:span></text:span><text:span text:style-name="T7">: Provide the </text:span><text:span text:style-name="T9">URL</text:span><text:span text:style-name="T7"> to a </text:span><text:span text:style-name="T51">48x48 </text:span><text:span text:style-name="T7">icon for your application. The icon can be any format displayable by web browsers. </text:span></text:p>
        </text:list-item>
        <text:list-item>
          <text:p text:style-name="P200"><text:span text:style-name="Source_20_Text"><text:span text:style-name="T112">name</text:span></text:span><text:span text:style-name="T7">: Provide the </text:span><text:span text:style-name="T13">name</text:span><text:span text:style-name="T7"> of your application. This value can be up to </text:span><text:span text:style-name="T51">150</text:span><text:span text:style-name="T7"> characters in length. </text:span></text:p>
        </text:list-item>
        <text:list-item>
          <text:p text:style-name="P200"><text:span text:style-name="Source_20_Text"><text:span text:style-name="T112">message</text:span></text:span><text:span text:style-name="T7">: Provide any text up to </text:span><text:span text:style-name="T51">150</text:span><text:span text:style-name="T7"> characters. This message appears at the top of the installation page. For example: "</text:span><text:span text:style-name="T51">Install Gears to enable MyGreatApp's offline features!</text:span><text:span text:style-name="T7">" </text:span></text:p>
        </text:list-item>
        <text:list-item>
          <text:p text:style-name="P156"><text:span text:style-name="Source_20_Text"><text:span text:style-name="T112">return</text:span></text:span><text:span text:style-name="T7">: Provide your application's </text:span><text:span text:style-name="T9">URL</text:span><text:span text:style-name="T7">. The user will be directed back to this </text:span><text:span text:style-name="T9">URL</text:span><text:span text:style-name="T7"> when installation is complete.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1" text:is-list-header="true"><text:soft-page-break/></text:h>
      <text:h text:style-name="P131" text:outline-level="1" text:is-list-header="true">Tutorial</text:h>
      <text:p text:style-name="P110"><text:tab/>Any <text:span text:style-name="T126">static HTML</text:span> files, such as documentation, can be enabled for viewing <text:span text:style-name="T126">offline</text:span> by following these steps. This tutorial shows you how to create a <text:span text:style-name="T135">manifest file</text:span>, and make your files available <text:span text:style-name="T138">offline</text:span>, using <text:span text:style-name="T2">Gears</text:span>. (<text:span text:style-name="T159">Ti</text:span><text:span text:style-name="T152">me estimate: 15 minutes.</text:span>) </text:p>
      <text:p text:style-name="P103">You will need:</text:p>
      <text:p text:style-name="P103"/>
      <text:list text:style-name="L3">
        <text:list-item>
          <text:p text:style-name="P201">Ability to edit basic <text:span text:style-name="T126">JavaScript</text:span> </text:p>
        </text:list-item>
        <text:list-item>
          <text:p text:style-name="P201">Ability to publish files to the <text:span text:style-name="T126">HTTP server</text:span> that hosts your files </text:p>
        </text:list-item>
        <text:list-item>
          <text:p text:style-name="P201">The static files that you want to enable for offline viewing </text:p>
        </text:list-item>
        <text:list-item>
          <text:p text:style-name="P157"><text:span text:style-name="T162">For a list of supported browsers and platforms, see </text:span><text:a xlink:type="simple" xlink:href="http://gears.google.com/"><text:span text:style-name="T162">gears.google.com</text:span></text:a><text:span text:style-name="T162">. </text:span></text:p>
        </text:list-item>
      </text:list>
      <text:h text:style-name="P134" text:outline-level="4" text:is-list-header="true">Files to download for this tutorial: </text:h>
      <text:list text:style-name="L4">
        <text:list-item>
          <text:p text:style-name="P202"><text:a xlink:type="simple" xlink:href="http://code.google.com/apis/gears/tutorials/tutorial_manifest.json">tutorial_manifest.json</text:a> </text:p>
        </text:list-item>
        <text:list-item>
          <text:p text:style-name="P202"><text:a xlink:type="simple" xlink:href="http://code.google.com/apis/gears/tutorials/go_offline.html">go_offline.html</text:a> </text:p>
        </text:list-item>
        <text:list-item>
          <text:p text:style-name="P202"><text:a xlink:type="simple" xlink:href="http://code.google.com/apis/gears/tutorials/go_offline.js">go_offline.js</text:a> </text:p>
        </text:list-item>
        <text:list-item>
          <text:p text:style-name="P158"><text:a xlink:type="simple" xlink:href="http://code.google.com/apis/gears/gears_init.js">gears_init.js</text:a> </text:p>
        </text:list-item>
      </text:list>
      <text:h text:style-name="Heading_20_2" text:outline-level="2" text:is-list-header="true">1. <text:span text:style-name="T198">Edit</text:span> the sample <text:span text:style-name="T126">manifest</text:span> file </text:h>
      <text:h text:style-name="Heading_20_3" text:outline-level="3" text:is-list-header="true">Save this <text:a xlink:type="simple" xlink:href="http://code.google.com/apis/gears/tutorials/tutorial_manifest.json">tutorial manifest file</text:a> to your computer. </text:h>
      <text:list text:style-name="L5">
        <text:list-item>
          <text:p text:style-name="P203">Rename it "<text:span text:style-name="T49">manifest.json</text:span>". </text:p>
        </text:list-item>
        <text:list-item>
          <text:p text:style-name="P159"><text:span text:style-name="T7">Open your </text:span><text:span text:style-name="Strong_20_Emphasis"><text:span text:style-name="T127">manifest.json</text:span></text:span><text:span text:style-name="T127"> </text:span><text:span text:style-name="T7">in an editor. </text:span></text:p>
        </text:list-item>
      </text:list>
      <text:h text:style-name="Heading_20_3" text:outline-level="3" text:is-list-header="true">Edit the version value </text:h>
      <text:p text:style-name="P109"><text:tab/>The manifest file contains a series of attribute-value pairs. </text:p>
      <text:list text:style-name="L6">
        <text:list-item>
          <text:p text:style-name="P160"><text:span text:style-name="T7">Replace </text:span><text:span text:style-name="Source_20_Text"><text:span text:style-name="T7">"</text:span></text:span><text:span text:style-name="Source_20_Text"><text:span text:style-name="T51">my_version_string</text:span></text:span><text:span text:style-name="Source_20_Text"><text:span text:style-name="T7">"</text:span></text:span><text:span text:style-name="T7"> value with a version string that is meaningful to you. This value represents the version of your documents. Example: "</text:span><text:span text:style-name="T51">version 1.0</text:span><text:span text:style-name="T7">". </text:span></text:p>
        </text:list-item>
      </text:list>
      <text:p text:style-name="P109"><text:tab/>You will update this version string in the future to indicate that there is a change in any of your documents.</text:p>
      <text:h text:style-name="Heading_20_3" text:outline-level="3" text:is-list-header="true"><text:soft-page-break/>Edit the URLs </text:h>
      <text:p text:style-name="P109"><text:tab/>The "<text:span text:style-name="T49">entries</text:span>" attribute contains an array of <text:span text:style-name="T2">URLs</text:span> that you wish to capture and have available offline. </text:p>
      <text:list text:style-name="L7">
        <text:list-item>
          <text:p text:style-name="P140"><text:span text:style-name="T7">For every file and image that you wish to capture, add a </text:span><text:span text:style-name="Source_20_Text"><text:span text:style-name="T7">"</text:span></text:span><text:span text:style-name="Source_20_Text"><text:span text:style-name="T51">url</text:span></text:span><text:span text:style-name="Source_20_Text"><text:span text:style-name="T7">"</text:span></text:span><text:span text:style-name="T7"> entry into the </text:span><text:span text:style-name="Source_20_Text"><text:span text:style-name="T7">"</text:span></text:span><text:span text:style-name="Source_20_Text"><text:span text:style-name="T51">entries</text:span></text:span><text:span text:style-name="Source_20_Text"><text:span text:style-name="T7">"</text:span></text:span><text:span text:style-name="T7"> array. Follow the format in the sample manifest file. </text:span></text:p>
        </text:list-item>
        <text:list-item>
          <text:p text:style-name="P204">Check that each entry except for the last one is followed by a comma. </text:p>
        </text:list-item>
        <text:list-item>
          <text:p text:style-name="P161">To have the tutorial's "<text:span text:style-name="T49">go_offline</text:span>" files available offline too, include them in the manifest. </text:p>
        </text:list-item>
      </text:list>
      <text:p text:style-name="Text_20_body"><text:span text:style-name="T7"><text:tab/>For example, if your documentation consists of an </text:span><text:span text:style-name="T128">index.html </text:span><text:span text:style-name="T7">page, a stylesheet </text:span><text:span text:style-name="T128">style.css</text:span><text:span text:style-name="T7">, and a </text:span><text:span text:style-name="T128">logo</text:span><text:span text:style-name="T7"> in the file </text:span><text:span text:style-name="T128">resources/logo.gif</text:span><text:span text:style-name="T7"> in addition to the </text:span><text:span text:style-name="T127">tutorial's files</text:span><text:span text:style-name="T7">, you will have the following </text:span><text:span text:style-name="Source_20_Text"><text:span text:style-name="T7">"</text:span></text:span><text:span text:style-name="Source_20_Text"><text:span text:style-name="T51">url</text:span></text:span><text:span text:style-name="Source_20_Text"><text:span text:style-name="T7">"</text:span></text:span><text:span text:style-name="T7"> entries:</text:span></text:p>
      <text:p text:style-name="Preformatted_20_Text"><text:span text:style-name="Source_20_Text"><text:span text:style-name="T166">"</text:span></text:span><text:span text:style-name="Source_20_Text"><text:span text:style-name="T114">entries</text:span></text:span><text:span text:style-name="Source_20_Text"><text:span text:style-name="T166">": </text:span></text:span><text:span text:style-name="Source_20_Text"><text:span text:style-name="T167">[</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index.html</text:span></text:span><text:span text:style-name="Source_20_Text"><text:span text:style-name="T166">" },</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style.css</text:span></text:span><text:span text:style-name="Source_20_Text"><text:span text:style-name="T166">" },</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resources/logo.gif</text:span></text:span><text:span text:style-name="Source_20_Text"><text:span text:style-name="T166">" },</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gears_init.js</text:span></text:span><text:span text:style-name="Source_20_Text"><text:span text:style-name="T166">"},</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go_offline.html</text:span></text:span><text:span text:style-name="Source_20_Text"><text:span text:style-name="T166">"},</text:span></text:span></text:p>
      <text:p text:style-name="Preformatted_20_Text"><text:span text:style-name="Source_20_Text"><text:span text:style-name="T166"><text:s text:c="4"/>{ "</text:span></text:span><text:span text:style-name="Source_20_Text"><text:span text:style-name="T65">url</text:span></text:span><text:span text:style-name="Source_20_Text"><text:span text:style-name="T166">": "</text:span></text:span><text:span text:style-name="Source_20_Text"><text:span text:style-name="T64">go_offline.js</text:span></text:span><text:span text:style-name="Source_20_Text"><text:span text:style-name="T166">"}</text:span></text:span></text:p>
      <text:p text:style-name="P21"><text:span text:style-name="Source_20_Text"><text:span text:style-name="T167">] </text:span></text:span></text:p>
      <text:p text:style-name="P66"><text:span text:style-name="Strong_20_Emphasis"><text:span text:style-name="T41">Note</text:span></text:span><text:span text:style-name="T162">: The </text:span><text:span text:style-name="T165">URLs</text:span><text:span text:style-name="T162"> can be</text:span><text:span text:style-name="T163"> fully-qualified</text:span><text:span text:style-name="T162">, for example "</text:span><text:span text:style-name="T66">http://www.example.com/index.html</text:span><text:span text:style-name="T162">", or they can be </text:span><text:span text:style-name="T163">relative</text:span><text:span text:style-name="T162"> to the </text:span><text:span text:style-name="T42">manifest</text:span><text:span text:style-name="T41"> file's location.</text:span></text:p>
      <text:h text:style-name="Heading_20_2" text:outline-level="2" text:is-list-header="true">2. Add some User Interface </text:h>
      <text:p text:style-name="P109"><text:tab/>Some basic user interface is needed to provide a way for your user to request the offline functionality. </text:p>
      <text:h text:style-name="Heading_20_3" text:outline-level="3" text:is-list-header="true">Download and save these files to your computer:</text:h>
      <text:p text:style-name="Text_20_body"><text:a xlink:type="simple" xlink:href="http://code.google.com/apis/gears/tutorials/go_offline.html"><text:span text:style-name="T7">go_offline.html</text:span></text:a><text:span text:style-name="T7"> - user interface sample <text:line-break/></text:span><text:a xlink:type="simple" xlink:href="http://code.google.com/apis/gears/tutorials/go_offline.js"><text:span text:style-name="T7">go_offline.js</text:span></text:a><text:span text:style-name="T7"><text:line-break/></text:span><text:a xlink:type="simple" xlink:href="http://code.google.com/apis/gears/gears_init.js"><text:span text:style-name="T7">gears_init.js</text:span></text:a><text:span text:style-name="T7"> - provides access to Gears. </text:span></text:p>
      <text:p text:style-name="P66"><text:span text:style-name="Emphasis"><text:span text:style-name="T32">Special note:</text:span></text:span><text:span text:style-name="T32"> </text:span><text:span text:style-name="T7">To keep this tutorial simple, the</text:span><text:span text:style-name="T112"> go_offline.html f</text:span><text:span text:style-name="T7">ile is provided to act as the user interface.</text:span></text:p>
      <text:p text:style-name="P110"><text:soft-page-break/><text:tab/>You are not limited to using the provided file; you can integrate the functionality provided in the <text:span text:style-name="T117">go_offline.js </text:span><text:span text:style-name="T2">JavaScript</text:span> file into your application in other ways. </text:p>
      <text:p text:style-name="P109"><text:span text:style-name="T27">Keep in mind </text:span>that the user will need to:</text:p>
      <text:list text:style-name="L8">
        <text:list-item>
          <text:p text:style-name="P241">Install <text:span text:style-name="T2">Gears</text:span> </text:p>
        </text:list-item>
        <text:list-item>
          <text:p text:style-name="P241">Allow your website to use <text:span text:style-name="T2">Gears</text:span> (<text:span text:style-name="T152">a permissions dialog appears automatically</text:span>) </text:p>
        </text:list-item>
        <text:list-item>
          <text:p text:style-name="P244">Enable the <text:span text:style-name="T152">offline version</text:span> of your documents </text:p>
        </text:list-item>
      </text:list>
      <text:h text:style-name="Heading_20_2" text:outline-level="2" text:is-list-header="true">3. <text:span text:style-name="T198">Upload</text:span> files to your HTTP server </text:h>
      <text:h text:style-name="Heading_20_4" text:outline-level="4" text:is-list-header="true">Upload all the files and your documents to your HTTP server. </text:h>
      <text:list text:style-name="L9">
        <text:list-item>
          <text:p text:style-name="P228">go_offline.html </text:p>
        </text:list-item>
        <text:list-item>
          <text:p text:style-name="P228">go_offline.js </text:p>
        </text:list-item>
        <text:list-item>
          <text:p text:style-name="P228">gears_init.js </text:p>
        </text:list-item>
        <text:list-item>
          <text:p text:style-name="P228">manifest.json </text:p>
        </text:list-item>
        <text:list-item>
          <text:p text:style-name="P162">All the files listed in your <text:span text:style-name="T117">manifest.json </text:span>file. </text:p>
        </text:list-item>
      </text:list>
      <text:p text:style-name="P66"><text:span text:style-name="Strong_20_Emphasis"><text:span text:style-name="T32">Important</text:span></text:span><text:span text:style-name="Strong_20_Emphasis"><text:span text:style-name="T7">:</text:span></text:span><text:span text:style-name="T7"> Be sure all the files listed in the </text:span><text:span text:style-name="T130">manifest</text:span><text:span text:style-name="T7"> file are </text:span><text:span text:style-name="T13">available</text:span><text:span text:style-name="T7"> and </text:span><text:span text:style-name="T13">accessible</text:span><text:span text:style-name="T7"> as listed. </text:span></text:p>
      <text:h text:style-name="Heading_20_2" text:outline-level="2" text:is-list-header="true">4. <text:span text:style-name="T198">Test</text:span>: capture the files locally </text:h>
      <text:p text:style-name="P109">In the testing steps, you act as the user. </text:p>
      <text:list text:style-name="L10">
        <text:list-item>
          <text:p text:style-name="P141"><text:span text:style-name="T7">If you haven't already, </text:span><text:a xlink:type="simple" xlink:href="http://code.google.com/apis/gears/install.html"><text:span text:style-name="T7">install Gears</text:span></text:a><text:span text:style-name="T7"> on your computer. </text:span></text:p>
        </text:list-item>
        <text:list-item>
          <text:p text:style-name="P205">In your browser, type the <text:span text:style-name="T2">URL</text:span> of the <text:span text:style-name="T117">go_offline.html </text:span>page on your <text:span text:style-name="T140">HTTP</text:span><text:span text:style-name="T126"> </text:span><text:span text:style-name="T140">server</text:span> </text:p>
          <text:list>
            <text:list-item>
              <text:p text:style-name="P205">For example: <text:span text:style-name="T126">http://www.example.com/go_offline.html</text:span> </text:p>
            </text:list-item>
          </text:list>
        </text:list-item>
        <text:list-item>
          <text:p text:style-name="P163"><text:span text:style-name="T2">Click </text:span><text:span text:style-name="T4">Capture</text:span>. A status message appears when the file capture is complete. </text:p>
        </text:list-item>
      </text:list>
      <text:h text:style-name="Heading_20_2" text:outline-level="2" text:is-list-header="true">5. <text:span text:style-name="T198">Test</text:span>: access the captured files </text:h>
      <text:list text:style-name="L11">
        <text:list-item>
          <text:p text:style-name="P206">Take your browser <text:span text:style-name="T140">offline</text:span>. <text:span text:style-name="T139">Select File &gt; Work Offline</text:span>. </text:p>
        </text:list-item>
        <text:list-item>
          <text:p text:style-name="P206"><text:span text:style-name="T2">Clear</text:span> your browser cache. In <text:span text:style-name="T140">Firefox</text:span>, select <text:span text:style-name="T3">T</text:span><text:span text:style-name="T139">ools &gt; Clear Private Data..., check Cache</text:span>, and click the "<text:span text:style-name="T49">Clear Private Data Now"</text:span> button. </text:p>
        </text:list-item>
        <text:list-item>
          <text:p text:style-name="P206">Type the <text:span text:style-name="T2">URL</text:span> of your document. </text:p>
          <text:list>
            <text:list-item>
              <text:p text:style-name="P206">If the offline capture is in effect, you will see your stored <text:soft-page-break/>document. </text:p>
            </text:list-item>
            <text:list-item>
              <text:p text:style-name="P164">If the offline capture is not in effect, you will see a browser error message </text:p>
            </text:list-item>
          </text:list>
        </text:list-item>
      </text:list>
      <text:p text:style-name="P109"><text:tab/>Clear your browser cache often while testing, to prevent seeing cached (<text:span text:style-name="T152">but not necessarily offline-enabled</text:span>) content. </text:p>
      <text:h text:style-name="Heading_20_3" text:outline-level="3" text:is-list-header="true">Troubleshooting</text:h>
      <text:list text:style-name="L12">
        <text:list-item>
          <text:p text:style-name="P207">Make sure you have installed <text:span text:style-name="T2">Gears</text:span>. </text:p>
        </text:list-item>
        <text:list-item>
          <text:p text:style-name="P207">All the <text:span text:style-name="T2">URLs</text:span> in the <text:span text:style-name="T135">manifest</text:span> file must be correct, and reachable from the directory that the <text:span text:style-name="T135">manifest</text:span> resides in. The manifest file and the <text:span text:style-name="T2">URLs</text:span> it references <text:span text:style-name="T27">must</text:span> be located in the <text:span text:style-name="T152">same domain</text:span>. </text:p>
        </text:list-item>
        <text:list-item>
          <text:p text:style-name="P207">Check that there <text:span text:style-name="T27">aren't any</text:span> <text:span text:style-name="T152">typos</text:span> or <text:span text:style-name="T152">extraneous</text:span> files listed in the <text:span text:style-name="T135">manifest</text:span>. </text:p>
        </text:list-item>
        <text:list-item>
          <text:p text:style-name="P229"><text:span text:style-name="T7">The code in </text:span><text:span text:style-name="Strong_20_Emphasis"><text:span text:style-name="T111">go_offline.js</text:span></text:span><text:span text:style-name="T111"> </text:span><text:span text:style-name="T7">expects that the </text:span><text:span text:style-name="T14">manifest</text:span><text:span text:style-name="T7"> file is named "</text:span><text:span text:style-name="T51">manifest.json</text:span><text:span text:style-name="T7">" and that it resides in the same directory. Update the </text:span><text:span text:style-name="T112">manifest.json</text:span><text:span text:style-name="T7"> references in </text:span><text:span text:style-name="T112">go_offline.js </text:span><text:span text:style-name="T7">as needed. </text:span></text:p>
        </text:list-item>
        <text:list-item>
          <text:p text:style-name="P165">Use a <text:span text:style-name="T2">JavaScript</text:span> debugger to see any errors that may be returned from the <text:span text:style-name="T140">Gears API</text:span> calls. </text:p>
        </text:list-item>
      </text:list>
      <text:h text:style-name="Heading_20_2" text:outline-level="2" text:is-list-header="true">6. <text:span text:style-name="T198">Publish</text:span> it to your users</text:h>
      <text:p text:style-name="P109"><text:tab/>Your users can now access your documents offline by following the instructions in <text:span text:style-name="T140">Step 4</text:span> above.</text:p>
      <text:h text:style-name="Heading_20_2" text:outline-level="2" text:is-list-header="true">7. <text:span text:style-name="T198">Future</text:span> changes: maintaining the <text:span text:style-name="T138">manifest</text:span> </text:h>
      <text:p text:style-name="P110"><text:tab/>Whenever you update the contents in the static <text:span text:style-name="T140">HTML files</text:span>, or if you <text:span text:style-name="T152">add</text:span> or <text:span text:style-name="T152">remove</text:span> files, you must <text:span text:style-name="T152">update</text:span> the <text:span text:style-name="T138">manifest</text:span> file. When <text:span text:style-name="T2">Gears</text:span> detects a new <text:span text:style-name="T138">manifest version string</text:span>, the updated contents are <text:span text:style-name="T152">automatically</text:span> copied to your user's local machine when they next view any of your files. </text:p>
      <text:list text:style-name="L13">
        <text:list-item>
          <text:p text:style-name="P208">Always update the<text:span text:style-name="T126"> version string</text:span> in the <text:span text:style-name="T135">manifest</text:span> file to indicate any changes. </text:p>
        </text:list-item>
        <text:list-item>
          <text:p text:style-name="P208">Update the <text:span text:style-name="T135">manifest</text:span> entries to correspond to any <text:span text:style-name="T152">added</text:span> or <text:span text:style-name="T152">removed</text:span> files. </text:p>
        </text:list-item>
        <text:list-item>
          <text:p text:style-name="P166">If you change just the content in the files, you need only to update the <text:span text:style-name="T138">version string</text:span> in the <text:span text:style-name="T135">manifest</text:span> file. </text:p>
        </text:list-item>
      </text:list>
      <text:p text:style-name="P102"/>
      <text:p text:style-name="P102"><text:soft-page-break/></text:p>
      <text:p text:style-name="P102"/>
      <text:p text:style-name="Standard"/>
      <text:p text:style-name="P73">// Change this to set the name of the managed resource store</text:p>
      <text:p text:style-name="P73">// to create.</text:p>
      <text:p text:style-name="P73">// You use the name with the <text:span text:style-name="T152">createManagedStore</text:span>, and </text:p>
      <text:p text:style-name="P73">// <text:span text:style-name="T152">removeManagedStore</text:span>,</text:p>
      <text:p text:style-name="P72"><text:span text:style-name="T2">// and </text:span><text:span text:style-name="T153">openManagedStore</text:span><text:span text:style-name="T2"> APIs. It isn't visible to the user.</text:span></text:p>
      <text:p text:style-name="P71"/>
      <text:p text:style-name="P70"><text:span text:style-name="T49">var</text:span> <text:span text:style-name="T110">STORE_NAME</text:span> = "<text:span text:style-name="T169">my_offline_docset</text:span>";</text:p>
      <text:p text:style-name="P70"/>
      <text:p text:style-name="P72">// Change this to set the <text:span text:style-name="T2">URL</text:span> of tha <text:span text:style-name="T153">manifest</text:span> file, which </text:p>
      <text:p text:style-name="P72">// describe which</text:p>
      <text:p text:style-name="P72">// <text:span text:style-name="T2">URLs</text:span> to capture. It can be relative to the <text:span text:style-name="T152">current page</text:span>,</text:p>
      <text:p text:style-name="P72">// or an <text:span text:style-name="T152">absolute URL</text:span>.</text:p>
      <text:p text:style-name="P70"><text:span text:style-name="T49">var</text:span> <text:span text:style-name="T110">MANIFEST_FILENAME</text:span> = "<text:span text:style-name="T169">tutorial_manifest.json</text:span>";</text:p>
      <text:p text:style-name="P70"/>
      <text:p text:style-name="P70"><text:span text:style-name="T49">var</text:span> localServer;</text:p>
      <text:p text:style-name="P70"><text:span text:style-name="T49">var</text:span> store;</text:p>
      <text:p text:style-name="P70"/>
      <text:p text:style-name="P72">// Called onload to initialize local server and store</text:p>
      <text:p text:style-name="P72">// variables</text:p>
      <text:p text:style-name="P70"><text:span text:style-name="T49">function</text:span> <text:span text:style-name="T2">init()</text:span> <text:span text:style-name="T2">{</text:span></text:p>
      <text:p text:style-name="P70"><text:s text:c="2"/><text:span text:style-name="T49">if</text:span> (!window.google <text:span text:style-name="T2">|| </text:span>!google.gears) {</text:p>
      <text:p text:style-name="P70"><text:s text:c="4"/>textOut("<text:span text:style-name="T169">NOTE: <text:s/>You must install Gears first.</text:span>");</text:p>
      <text:p text:style-name="P70"><text:s text:c="2"/><text:span text:style-name="T160">}</text:span> <text:span text:style-name="T49">else</text:span> <text:span text:style-name="T2">{</text:span></text:p>
      <text:p text:style-name="P70"><text:s text:c="4"/>localServer =</text:p>
      <text:p text:style-name="P70"><text:s text:c="9"/>google.gears.factory.<text:span text:style-name="T2">create(</text:span>"b<text:span text:style-name="T169">eta.localserver</text:span>"<text:span text:style-name="T2">);</text:span></text:p>
      <text:p text:style-name="P70"><text:s text:c="4"/>store = localServer.<text:span text:style-name="T2">createManagedStore(</text:span><text:span text:style-name="T110">STORE_NAME</text:span><text:span text:style-name="T2">);</text:span></text:p>
      <text:p text:style-name="P70"><text:s text:c="3"/><text:span text:style-name="T2"><text:s/>textOut(</text:span>"<text:span text:style-name="T169">Yeay, Gears is already installed.</text:span>"<text:span text:style-name="T2">);</text:span></text:p>
      <text:p text:style-name="P71"><text:s text:c="2"/>}</text:p>
      <text:p text:style-name="P71">}</text:p>
      <text:p text:style-name="P70"/>
      <text:p text:style-name="P77">// Create the managed resource store</text:p>
      <text:p text:style-name="P70"><text:span text:style-name="T49">function</text:span><text:span text:style-name="T2"> createStore()</text:span> <text:span text:style-name="T2">{</text:span></text:p>
      <text:p text:style-name="P70"><text:s text:c="2"/><text:span text:style-name="T49">if</text:span> (!window.google <text:span text:style-name="T2">||</text:span> !google.gears) <text:span text:style-name="T2">{</text:span></text:p>
      <text:p text:style-name="P70"><text:s text:c="4"/><text:span text:style-name="T2">alert</text:span>("Y<text:span text:style-name="T169">ou must install Gears first.</text:span>");</text:p>
      <text:p text:style-name="P70"><text:s text:c="4"/><text:span text:style-name="T49">return</text:span>;</text:p>
      <text:p text:style-name="P71"><text:s text:c="2"/>}</text:p>
      <text:p text:style-name="P70"/>
      <text:p text:style-name="P70"><text:s text:c="2"/>store.manifestUrl = <text:span text:style-name="T110">MANIFEST_FILENAME</text:span>;</text:p>
      <text:p text:style-name="P70"><text:s text:c="2"/>store.<text:span text:style-name="T2">checkForUpdate()</text:span>;</text:p>
      <text:p text:style-name="P70"/>
      <text:p text:style-name="P70"><text:s text:c="2"/><text:span text:style-name="T49">var</text:span> timerId = window.<text:span text:style-name="T2">setInterval(</text:span><text:span text:style-name="T49">function()</text:span> {</text:p>
      <text:p text:style-name="P70"><text:s text:c="4"/><text:span text:style-name="T179">// When the </text:span><text:span text:style-name="T180">currentVersion</text:span><text:span text:style-name="T179"> property has a value, all of</text:span></text:p>
      <text:p text:style-name="P72"><text:s text:c="4"/>// the resources</text:p>
      <text:p text:style-name="P72"><text:soft-page-break/><text:s text:c="4"/>// listed in the manifest file for that version are</text:p>
      <text:p text:style-name="P72"><text:s text:c="4"/>// captured. There is</text:p>
      <text:p text:style-name="P72"><text:s text:c="4"/>// an open bug to surface this state change as an event.</text:p>
      <text:p text:style-name="P70"><text:s text:c="4"/><text:span text:style-name="T49">if</text:span> (<text:span text:style-name="T152">store</text:span>.currentVersion) <text:span text:style-name="T2">{</text:span></text:p>
      <text:p text:style-name="P70"><text:s text:c="6"/>window.<text:span text:style-name="T2">clearInterval(</text:span><text:span text:style-name="T152">timerId</text:span><text:span text:style-name="T2">);</text:span></text:p>
      <text:p text:style-name="P70"><text:s text:c="6"/><text:span text:style-name="T2">textOut</text:span>("<text:span text:style-name="T169">The documents are now available offline.\n</text:span>" + </text:p>
      <text:p text:style-name="P70"><text:s text:c="8"/>"<text:span text:style-name="T169">With your browser offline, load the document at </text:span>" +</text:p>
      <text:p text:style-name="P70"><text:s text:c="8"/>"<text:span text:style-name="T169">its normal online URL to see the locally stored</text:span> " +</text:p>
      <text:p text:style-name="P70"><text:s text:c="8"/>"<text:span text:style-name="T169">version. The version stored is:</text:span> " + </text:p>
      <text:p text:style-name="P70"><text:s text:c="14"/><text:span text:style-name="T152">store</text:span>.currentVersion<text:span text:style-name="T2">);</text:span></text:p>
      <text:p text:style-name="P70"><text:s text:c="3"/><text:span text:style-name="T2"><text:s/>}</text:span> <text:span text:style-name="T49">else if </text:span>(store.updateStatus == <text:span text:style-name="T49">3</text:span>) {</text:p>
      <text:p text:style-name="P70"><text:s text:c="6"/><text:span text:style-name="T2">textOut(</text:span>"<text:span text:style-name="T169">Error: </text:span>" + <text:span text:style-name="T152">store</text:span>.lastErrorMessage);</text:p>
      <text:p text:style-name="P70"><text:s text:c="2"/><text:span text:style-name="T2"><text:s text:c="2"/>}</text:span></text:p>
      <text:p text:style-name="P70"><text:span text:style-name="T2"><text:s text:c="2"/>}</text:span>, <text:span text:style-name="T169">500</text:span><text:span text:style-name="T2">);</text:span> <text:s/></text:p>
      <text:p text:style-name="P71">}</text:p>
      <text:p text:style-name="P70"/>
      <text:p text:style-name="P72">// Remove the managed resource store.</text:p>
      <text:p text:style-name="P70"><text:span text:style-name="T49">function</text:span> <text:span text:style-name="T2">removeStore() {</text:span></text:p>
      <text:p text:style-name="P70"><text:s text:c="2"/><text:span text:style-name="T49">if</text:span> (!<text:span text:style-name="T152">window</text:span>.google <text:span text:style-name="T2">|| </text:span>!<text:span text:style-name="T152">google</text:span>.gears) <text:span text:style-name="T2">{</text:span></text:p>
      <text:p text:style-name="P70"><text:s text:c="4"/><text:span text:style-name="T2">alert</text:span>("<text:span text:style-name="T169">You must install Gears first.</text:span>");</text:p>
      <text:p text:style-name="P70"><text:s text:c="4"/><text:span text:style-name="T49">return</text:span>;</text:p>
      <text:p text:style-name="P70"><text:s text:c="2"/><text:span text:style-name="T2">}</text:span></text:p>
      <text:p text:style-name="P70"/>
      <text:p text:style-name="P70"><text:s text:c="2"/>localServer.<text:span text:style-name="T2">removeManagedStore(</text:span><text:span text:style-name="T110">STORE_NAME</text:span><text:span text:style-name="T2">);</text:span></text:p>
      <text:p text:style-name="P70"><text:s/><text:span text:style-name="T2"><text:s/>textOut(</text:span>"<text:span text:style-name="T169">Done. The local store has been removed.</text:span>" +</text:p>
      <text:p text:style-name="P70"><text:s text:c="7"/>"<text:span text:style-name="T169">You will now see online versions of the documents.</text:span>");</text:p>
      <text:p text:style-name="P71">}</text:p>
      <text:p text:style-name="P70"/>
      <text:p text:style-name="P72">// Utility function to output some status text.</text:p>
      <text:p text:style-name="P70"><text:span text:style-name="T49">function</text:span> <text:span text:style-name="T2">textOut(</text:span><text:span text:style-name="T185">s</text:span><text:span text:style-name="T2">) {</text:span></text:p>
      <text:p text:style-name="P70"><text:s text:c="2"/><text:span text:style-name="T49">var</text:span> elm = document.<text:span text:style-name="T2">getElementById(</text:span>"<text:span text:style-name="T49">textOut</text:span>"<text:span text:style-name="T2">);</text:span></text:p>
      <text:p text:style-name="P70"><text:s text:c="2"/><text:span text:style-name="T49">while</text:span> (<text:span text:style-name="T152">elm.firstChild</text:span>) <text:span text:style-name="T2">{</text:span></text:p>
      <text:p text:style-name="P70"><text:s text:c="4"/>elm.<text:span text:style-name="T2">removeChild(</text:span><text:span text:style-name="T152">elm.firstChild</text:span><text:span text:style-name="T2">);</text:span></text:p>
      <text:p text:style-name="P71"><text:s text:c="2"/>} </text:p>
      <text:p text:style-name="P70"><text:s text:c="2"/>elm.<text:span text:style-name="T2">appendChild</text:span>(<text:span text:style-name="T152">document.</text:span><text:span text:style-name="T153">createTextNode(</text:span><text:span text:style-name="T152">s</text:span><text:span text:style-name="T153">)</text:span><text:span text:style-name="T2">);</text:span></text:p>
      <text:p text:style-name="P29">}</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5"><text:bookmark text:name="line1"/>&lt;<text:span text:style-name="T86">html</text:span> <text:span text:style-name="T27">xmlns</text:span>="http://www.w3.org/1999/xhtml"&gt;</text:p>
      <text:p text:style-name="P55">&lt;<text:span text:style-name="T82">head</text:span>&gt;</text:p>
      <text:p text:style-name="P55">&lt;<text:span text:style-name="T82">meta</text:span><text:span text:style-name="T27"> http-equiv</text:span>="Content-Type" <text:span text:style-name="T27">content</text:span>="text/html; charset=iso-8859-1" /&gt;</text:p>
      <text:p text:style-name="P55">&lt;<text:span text:style-name="T86">script</text:span> <text:span text:style-name="T27">type</text:span>="text/javascript" <text:span text:style-name="T27">src</text:span>="../gears_init.js"&gt;&lt;/<text:span text:style-name="T86">script</text:span>&gt;</text:p>
      <text:p text:style-name="P55">&lt;<text:span text:style-name="T86">script</text:span> <text:span text:style-name="T27">type</text:span>="text/javascript" <text:span text:style-name="T27">src</text:span>="go_offline.js"&gt;&lt;/<text:span text:style-name="T86">script</text:span>&gt;</text:p>
      <text:p text:style-name="P55"/>
      <text:p text:style-name="P55">&lt;<text:span text:style-name="T86">title</text:span>&gt;Enable Offline Usage&lt;/<text:span text:style-name="T86">title</text:span>&gt;</text:p>
      <text:p text:style-name="P55">&lt;<text:span text:style-name="T82">style</text:span> <text:span text:style-name="T27">type</text:span>="text/css"&gt;</text:p>
      <text:p text:style-name="P57">&lt;!--</text:p>
      <text:p text:style-name="P56">.<text:span text:style-name="T2">style1</text:span> {</text:p>
      <text:p text:style-name="P56"><text:s text:c="8"/>color: #003399;</text:p>
      <text:p text:style-name="P56"><text:s text:c="8"/>font-style: italic;</text:p>
      <text:p text:style-name="P56"><text:s text:c="8"/>font-weight: bold;</text:p>
      <text:p text:style-name="P56"><text:s text:c="8"/>font-size: large;</text:p>
      <text:p text:style-name="P56">}</text:p>
      <text:p text:style-name="P56">.<text:span text:style-name="T2">style3</text:span> {</text:p>
      <text:p text:style-name="P56"><text:s text:c="8"/>color: #009933;</text:p>
      <text:p text:style-name="P56"><text:s text:c="8"/>font-weight: bold;</text:p>
      <text:p text:style-name="P56"><text:s text:c="8"/>font-style: italic;</text:p>
      <text:p text:style-name="P56">}</text:p>
      <text:p text:style-name="P57">--&gt;</text:p>
      <text:p text:style-name="P55">&lt;/<text:span text:style-name="T82">style</text:span>&gt;</text:p>
      <text:p text:style-name="P25">&lt;/<text:span text:style-name="T82">head</text:span>&gt;</text:p>
      <text:p text:style-name="P55"><text:bookmark text:name="line53"/>&lt;<text:span text:style-name="T86">body</text:span> <text:span text:style-name="T27">onload</text:span>="init()"&gt;</text:p>
      <text:p text:style-name="P55">&lt;<text:span text:style-name="T82">h2</text:span>&gt;Getting offline-enabled documents with Gears &lt;/<text:span text:style-name="T82">h2</text:span>&gt;</text:p>
      <text:p text:style-name="P55">&lt;<text:span text:style-name="T82">p</text:span>&gt;&amp;nbsp;&lt;/<text:span text:style-name="T82">p</text:span>&gt;</text:p>
      <text:p text:style-name="P55">&lt;<text:span text:style-name="T82">div</text:span>&gt;</text:p>
      <text:p text:style-name="P55"><text:s text:c="2"/>&lt;<text:span text:style-name="T82">p</text:span> <text:span text:style-name="T27">class</text:span>="style1"&gt;<text:span text:style-name="T101">Status Message: </text:span>&lt;<text:span text:style-name="T82">span</text:span> <text:span text:style-name="T27">id</text:span>="textOut" <text:span text:style-name="T27">class</text:span>="style3"&gt;&lt;/<text:span text:style-name="T82">span</text:span>&gt;&lt;/<text:span text:style-name="T82">p</text:span>&gt;</text:p>
      <text:p text:style-name="P55">&lt;/<text:span text:style-name="T82">div</text:span>&gt;</text:p>
      <text:p text:style-name="P55"/>
      <text:p text:style-name="P55"/>
      <text:p text:style-name="P55">&lt;<text:span text:style-name="T82">p</text:span>&gt;&lt;<text:span text:style-name="T82">strong</text:span>&gt;Q:&lt;/<text:span text:style-name="T82">strong</text:span>&gt; <text:span text:style-name="T101">I want to see these documents when I'm not online! What must I do?</text:span>&lt;<text:span text:style-name="T82">br</text:span> /&gt;</text:p>
      <text:p text:style-name="P25">&lt;<text:span text:style-name="T82">strong</text:span>&gt;A:&lt;/<text:span text:style-name="T82">strong</text:span>&gt; &lt;<text:span text:style-name="T82">a</text:span> <text:span text:style-name="T27">href</text:span>="http://gears.google.com/"&gt;<text:span text:style-name="T101">Install Gears</text:span>&lt;/<text:span text:style-name="T82">a</text:span>&gt; o<text:span text:style-name="T101">n your computer and then click &amp;quot;Capture&amp;quot; to store the documents to your computer. You can then access the URLs without a network connection.</text:span> </text:p>
      <text:p text:style-name="P25">&lt;/<text:span text:style-name="T82">p</text:span>&gt;</text:p>
      <text:p text:style-name="P55"><text:bookmark text:name="line64"/>&lt;<text:span text:style-name="T82">p</text:span>&gt;</text:p>
      <text:p text:style-name="P55"><text:s text:c="4"/>&lt;<text:span text:style-name="T82">button</text:span> <text:span text:style-name="T27">onclick</text:span>="createStore()" &gt; <text:span text:style-name="T101">Capture</text:span> &lt;/<text:span text:style-name="T82">button</text:span>&gt;</text:p>
      <text:p text:style-name="P55">&lt;/<text:span text:style-name="T82">p</text:span>&gt;</text:p>
      <text:p text:style-name="P55"/>
      <text:p text:style-name="P55"><text:soft-page-break/></text:p>
      <text:p text:style-name="P55">&lt;<text:span text:style-name="T82">p</text:span>&gt;&lt;<text:span text:style-name="T82">strong</text:span>&gt;<text:span text:style-name="T101">Q:</text:span>&lt;/<text:span text:style-name="T82">strong</text:span>&gt; <text:span text:style-name="T101">I want to remove my offline access to these documents. What must I do?</text:span>&lt;<text:span text:style-name="T82">br</text:span> /&gt;</text:p>
      <text:p text:style-name="P25">&lt;<text:span text:style-name="T82">strong</text:span>&gt;<text:span text:style-name="T101">A: </text:span>&lt;/<text:span text:style-name="T82">strong</text:span>&gt;<text:span text:style-name="T101">Click &amp;quot;Erase&amp;quot; below to removed the &amp;quot;captured&amp;quot; documents from your computer. <text:s/>The documents will no longer be available without a network connection.</text:span> &lt;/<text:span text:style-name="T82">p</text:span>&gt;</text:p>
      <text:p text:style-name="P55"><text:bookmark text:name="line71"/>&lt;<text:span text:style-name="T82">p</text:span>&gt;</text:p>
      <text:p text:style-name="P55"><text:s text:c="2"/>&lt;<text:span text:style-name="T82">button</text:span> <text:span text:style-name="T27">onclick</text:span>="removeStore()" &gt; <text:span text:style-name="T101">Erase</text:span> &lt;/<text:span text:style-name="T82">button</text:span>&gt;</text:p>
      <text:p text:style-name="P55">&lt;/<text:span text:style-name="T82">p</text:span>&gt;</text:p>
      <text:p text:style-name="P55">&lt;/<text:span text:style-name="T86">body</text:span>&gt;</text:p>
      <text:p text:style-name="P25">&lt;/<text:span text:style-name="T86">html</text:span>&gt;</text:p>
      <text:p text:style-name="P4"/>
      <text:p text:style-name="P4"><draw:frame draw:style-name="fr1" draw:name="Графический объект1" text:anchor-type="paragraph" svg:width="13.317cm" svg:height="5.211cm" draw:z-index="0"><draw:image xlink:href="Pictures/20000007000053ED00001E6EFC58A76B.svm" xlink:type="simple" xlink:show="embed" xlink:actuate="onLoad"/>
    </draw:frame></text:p>
      <text:p text:style-name="P4"/>
      <text:p text:style-name="P4"/>
      <text:p text:style-name="P64">{</text:p>
      <text:p text:style-name="P63"><text:s text:c="2"/>"<text:span text:style-name="T170">betaManifestVersion</text:span>": 1,</text:p>
      <text:p text:style-name="P63"><text:s text:c="2"/>"<text:span text:style-name="T170">version</text:span>": "my_version_string",</text:p>
      <text:p text:style-name="P63"><text:s text:c="2"/>"<text:span text:style-name="T170">entries</text:span>":<text:span text:style-name="T101"> </text:span><text:span text:style-name="T104">[</text:span></text:p>
      <text:p text:style-name="P63"><text:s text:c="5"/><text:span text:style-name="T101"><text:s/>{</text:span> "<text:span text:style-name="T2">url</text:span>": "go_offline.html"<text:span text:style-name="T101">}</text:span>,</text:p>
      <text:p text:style-name="P63"><text:s/><text:span text:style-name="T101"><text:s text:c="5"/>{ </text:span>"<text:span text:style-name="T2">url</text:span>": "go_offline.js"},</text:p>
      <text:p text:style-name="P63"><text:s text:c="2"/><text:span text:style-name="T101"><text:s text:c="4"/>{ </text:span>"<text:span text:style-name="T2">url</text:span>": "../gears_init.js"<text:span text:style-name="T101">}</text:span></text:p>
      <text:p text:style-name="P63"><text:s text:c="3"/><text:span text:style-name="T101"><text:s/></text:span><text:span text:style-name="T104">]</text:span></text:p>
      <text:p text:style-name="P64">}</text:p>
      <text:p text:style-name="P64"/>
      <text:p text:style-name="P5"/>
      <text:p text:style-name="P5"/>
      <text:p text:style-name="P5"/>
      <text:p text:style-name="P5"/>
      <text:p text:style-name="P5"/>
      <text:p text:style-name="P5"/>
      <text:p text:style-name="P5"/>
      <text:p text:style-name="P5"><text:soft-page-break/></text:p>
      <text:p text:style-name="P5"/>
      <text:p text:style-name="P74">//</text:p>
      <text:p text:style-name="P75">// Sets up <text:span text:style-name="T2">google.gears.*</text:span>, which is<text:span text:style-name="T2"> *the only*</text:span> supported way to access</text:p>
      <text:p text:style-name="P75">// <text:span text:style-name="T2">Gears</text:span>.</text:p>
      <text:p text:style-name="P75">//</text:p>
      <text:p text:style-name="P75">// Circumvent this file at your own risk!</text:p>
      <text:p text:style-name="P75">//</text:p>
      <text:p text:style-name="P75">// In the future, <text:span text:style-name="T2">Gears</text:span> may <text:span text:style-name="T152">automatically</text:span> define <text:span text:style-name="T2">google.gears.* </text:span>without this</text:p>
      <text:p text:style-name="P75">// file. <text:span text:style-name="T2">Gears</text:span> may use these objects to transparently fix bugs and compatibility</text:p>
      <text:p text:style-name="P75">// issues. Applications that use the code below will continue to work seamlessly</text:p>
      <text:p text:style-name="P75">// when that happens.</text:p>
      <text:p text:style-name="P78"/>
      <text:p text:style-name="P78"><text:span text:style-name="T2">( <text:s/></text:span><text:span text:style-name="T49">function() </text:span><text:span text:style-name="T2">{</text:span></text:p>
      <text:p text:style-name="P78"><text:s/><text:span text:style-name="T179"><text:s/>// We are already defined. Hooray!</text:span></text:p>
      <text:p text:style-name="P78"><text:s text:c="2"/><text:span text:style-name="T49">if</text:span> (<text:span text:style-name="T152">window</text:span>.google &amp;&amp; <text:span text:style-name="T152">google</text:span>.gears) <text:span text:style-name="T2">{</text:span></text:p>
      <text:p text:style-name="P78"><text:s text:c="4"/>return;</text:p>
      <text:p text:style-name="P78"><text:s/><text:span text:style-name="T2"><text:s/>}</text:span></text:p>
      <text:p text:style-name="P78"/>
      <text:p text:style-name="P78"><text:s text:c="2"/><text:span text:style-name="T49">var</text:span> factory = <text:span text:style-name="T71">null</text:span>;</text:p>
      <text:p text:style-name="P78"/>
      <text:p text:style-name="P75"><text:s text:c="2"/>// <text:span text:style-name="T2">Firefox</text:span></text:p>
      <text:p text:style-name="P78"><text:s text:c="2"/><text:span text:style-name="T49">if</text:span> (<text:span text:style-name="T49">typeof</text:span> <text:span text:style-name="T82">GearsFactory</text:span> <text:span text:style-name="T27">!=</text:span> '<text:span text:style-name="T169">undefined</text:span>')<text:span text:style-name="T2"> {</text:span></text:p>
      <text:p text:style-name="P78"><text:s text:c="4"/>factory = <text:span text:style-name="T49">new</text:span> <text:span text:style-name="T2">GearsFactory();</text:span></text:p>
      <text:p text:style-name="P78"><text:span text:style-name="T2"><text:s text:c="2"/>}</text:span> <text:span text:style-name="T49">else</text:span> <text:span text:style-name="T2">{</text:span></text:p>
      <text:p text:style-name="P76"><text:s text:c="4"/>// IE</text:p>
      <text:p text:style-name="P78"><text:s text:c="4"/><text:span text:style-name="T49">try</text:span> <text:span text:style-name="T2">{</text:span></text:p>
      <text:p text:style-name="P78"><text:s text:c="6"/>factory = <text:span text:style-name="T49">new</text:span> <text:span text:style-name="T2">ActiveXObject(</text:span>'<text:span text:style-name="T169">Gears.Factor</text:span>y'<text:span text:style-name="T2">);</text:span></text:p>
      <text:p text:style-name="P78"><text:s text:c="3"/><text:span text:style-name="T179"><text:s text:c="3"/>// </text:span><text:span text:style-name="T180">privateSetGlobalObject</text:span><text:span text:style-name="T179"> is only required and supported on </text:span><text:span text:style-name="T180">WinCE</text:span><text:span text:style-name="T179">.</text:span></text:p>
      <text:p text:style-name="P78"><text:s text:c="6"/><text:span text:style-name="T49">if</text:span> (factory.getBuildInfo().indexOf('<text:span text:style-name="T169">ie_mobile</text:span>') != <text:span text:style-name="T169">-1</text:span>) <text:span text:style-name="T2">{</text:span></text:p>
      <text:p text:style-name="P78"><text:s text:c="8"/>factory.<text:span text:style-name="T2">privateSetGlobalObject(</text:span><text:span text:style-name="T72">this</text:span><text:span text:style-name="T2">);</text:span></text:p>
      <text:p text:style-name="P78"><text:s text:c="4"/><text:span text:style-name="T2"><text:s text:c="2"/>}</text:span></text:p>
      <text:p text:style-name="P78"><text:span text:style-name="T2"><text:s text:c="4"/>} </text:span><text:span text:style-name="T49">catch</text:span> (e) <text:span text:style-name="T2">{</text:span></text:p>
      <text:p text:style-name="P76"><text:s text:c="6"/>// Safari</text:p>
      <text:p text:style-name="P78"><text:s text:c="6"/><text:span text:style-name="T49">if</text:span> ((<text:span text:style-name="T49">typeof</text:span> navigator.mimeTypes != '<text:span text:style-name="T169">undefined</text:span>')</text:p>
      <text:p text:style-name="P78"><text:s text:c="11"/>&amp;&amp; navigator.mimeTypes["<text:span text:style-name="T49">application/x-googlegears</text:span>"]) <text:span text:style-name="T2">{</text:span></text:p>
      <text:p text:style-name="P78"><text:s text:c="8"/>factory = document.<text:span text:style-name="T2">createElement</text:span>("<text:span text:style-name="T169">object</text:span>");</text:p>
      <text:p text:style-name="P78"><text:s text:c="8"/>factory.style.display = "<text:span text:style-name="T169">none</text:span>";</text:p>
      <text:p text:style-name="P78"><text:s text:c="8"/>factory.width = <text:span text:style-name="T169">0</text:span>;</text:p>
      <text:p text:style-name="P78"><text:s text:c="8"/>factory.height = <text:span text:style-name="T169">0</text:span>;</text:p>
      <text:p text:style-name="P78"><text:s text:c="8"/>factory.type = "<text:span text:style-name="T169">application/x-googlegears</text:span>";</text:p>
      <text:p text:style-name="P78"><text:s text:c="8"/>document.documentElement.<text:span text:style-name="T2">appendChild</text:span>(<text:span text:style-name="T152">factory</text:span>);</text:p>
      <text:p text:style-name="P78"><text:s text:c="3"/><text:span text:style-name="T2"><text:s text:c="3"/>}</text:span></text:p>
      <text:p text:style-name="P79"><text:s text:c="4"/>}</text:p>
      <text:p text:style-name="P79"><text:s text:c="2"/>}</text:p>
      <text:p text:style-name="P78"/>
      <text:p text:style-name="P78"/>
      <text:p text:style-name="P78"/>
      <text:p text:style-name="P78"><text:soft-page-break/></text:p>
      <text:p text:style-name="P78"><text:s/><text:span text:style-name="T179"><text:s/>// *Do not* define any objects </text:span><text:span text:style-name="T180">if</text:span><text:span text:style-name="T179"> </text:span><text:span text:style-name="T180">Gears</text:span><text:span text:style-name="T179"> is </text:span><text:span text:style-name="T181">not</text:span><text:span text:style-name="T179"> installed. This mimics the</text:span></text:p>
      <text:p text:style-name="P75"><text:s text:c="2"/>// behavior of <text:span text:style-name="T2">Gears</text:span> defining the objects in the future.</text:p>
      <text:p text:style-name="P78"><text:s text:c="2"/><text:span text:style-name="T49">if</text:span> (!factory) <text:span text:style-name="T2">{</text:span></text:p>
      <text:p text:style-name="P78"><text:s text:c="4"/><text:span text:style-name="T49">return</text:span>;</text:p>
      <text:p text:style-name="P79"><text:s text:c="2"/>}</text:p>
      <text:p text:style-name="P78"/>
      <text:p text:style-name="P78"><text:s/><text:span text:style-name="T179"><text:s/>// Now set up the objects, being careful not to overwrite anything.</text:span></text:p>
      <text:p text:style-name="P75"><text:s text:c="2"/>//</text:p>
      <text:p text:style-name="P75"><text:s text:c="2"/>// <text:span text:style-name="T2">Note</text:span>: In Internet Explorer for Windows Mobile, you <text:span text:style-name="T2">can't</text:span> add properties to</text:p>
      <text:p text:style-name="P75"><text:s text:c="2"/>// the window object. However, global objects are automatically added as</text:p>
      <text:p text:style-name="P75"><text:s text:c="2"/>// properties of the window object in all browsers.</text:p>
      <text:p text:style-name="P78"><text:s text:c="2"/><text:span text:style-name="T49">if</text:span> (!<text:span text:style-name="T152">window</text:span>.google) <text:span text:style-name="T2">{</text:span></text:p>
      <text:p text:style-name="P78"><text:s text:c="4"/>google = <text:span text:style-name="T2">{};</text:span></text:p>
      <text:p text:style-name="P79"><text:s text:c="2"/>}</text:p>
      <text:p text:style-name="P78"/>
      <text:p text:style-name="P78"><text:s text:c="2"/><text:span text:style-name="T49">if</text:span> (!<text:span text:style-name="T152">google</text:span>.gears) <text:span text:style-name="T2">{</text:span></text:p>
      <text:p text:style-name="P78"><text:s text:c="4"/>google.gears = <text:span text:style-name="T2">{</text:span><text:span text:style-name="T86">factory</text:span><text:span text:style-name="T2">: </text:span><text:span text:style-name="T74">factory</text:span><text:span text:style-name="T2">}</text:span>;</text:p>
      <text:p text:style-name="P78"><text:s/><text:span text:style-name="T2"><text:s/>}</text:span></text:p>
      <text:p text:style-name="P30">}) <text:s/>();</text:p>
      <text:p text:style-name="P8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15" text:outline-level="1" text:is-list-header="true">Architecture</text:h>
      <text:p text:style-name="P110"><text:tab/>During development of <text:span text:style-name="T2">Gears</text:span>, we experimented with many different architectures for <text:span text:style-name="T126">offline-enabled web applications</text:span>. In this document we briefly look at some of them and explore their advantages and disadvantages.</text:p>
      <text:p text:style-name="P110"><text:tab/>As we experimented, we found some common themes. All the offline-enabled applications we created had the following design issues that needed to be addressed: </text:p>
      <text:list text:style-name="L14">
        <text:list-item>
          <text:p text:style-name="P230">isolating the <text:span text:style-name="T2">data layer </text:span></text:p>
        </text:list-item>
        <text:list-item>
          <text:p text:style-name="P230">deciding which features to implement offline (<text:span text:style-name="T153">connection strategy</text:span>) </text:p>
        </text:list-item>
        <text:list-item>
          <text:p text:style-name="P230">deciding on the app's <text:span text:style-name="T153">modality</text:span> </text:p>
        </text:list-item>
        <text:list-item>
          <text:p text:style-name="P183">implementing <text:span text:style-name="T153">data synchronization </text:span></text:p>
        </text:list-item>
      </text:list>
      <text:h text:style-name="Heading_20_2" text:outline-level="2" text:is-list-header="true"><text:span text:style-name="T198">Isolating</text:span> the Data Layer</text:h>
      <text:p text:style-name="Text_20_body"><text:tab/>I<text:span text:style-name="T7">n most web applications today there is</text:span><text:span text:style-name="T32"> no real </text:span><text:span text:style-name="T9">data layer.</text:span><text:span text:style-name="T7"> </text:span></text:p>
      <text:p text:style-name="P118"><draw:frame draw:style-name="fr2" draw:name="Графический объект2" text:anchor-type="as-char" svg:width="8.319cm" svg:height="2.773cm" draw:z-index="1"><draw:image xlink:href="http://code.google.com/apis/gears/resources/figure_1.jpg" xlink:type="simple" xlink:show="embed" xlink:actuate="onLoad"/>
     <svg:desc>No data layer</svg:desc>
    </draw:frame><text:line-break/><text:span text:style-name="T1">Figure: No data layer</text:span> </text:p>
      <text:p text:style-name="P110"><text:tab/><text:span text:style-name="T2">AJAX</text:span> calls originate throughout the code, without any single clean communication layer. This is usually fine for <text:span text:style-name="T2">AJAX</text:span> applications because there is <text:span text:style-name="T27">only</text:span> <text:span text:style-name="T126">one data source</text:span>: the <text:span text:style-name="T140">server</text:span>. In effect, the <text:span text:style-name="T2">API</text:span> that the server exposes to <text:span text:style-name="T2">AJAX</text:span> acts as a <text:span text:style-name="T135">data layer</text:span>. </text:p>
      <text:h text:style-name="P93" text:outline-level="2" text:is-list-header="true">Architecture with a <text:span text:style-name="T126">data layer</text:span></text:h>
      <text:p text:style-name="P120"/>
      <text:p text:style-name="P119">In general, isolating the data layer is a good first step.</text:p>
      <text:p text:style-name="P110"><text:tab/>When you add a <text:span text:style-name="T140">local datastore </text:span>to your application, you will <text:soft-page-break/>have a <text:span text:style-name="T126">single</text:span> place through which all <text:span text:style-name="T2">data storage</text:span> and retrieval requests pass.</text:p>
      <text:p text:style-name="P118"><draw:frame draw:style-name="fr2" draw:name="Графический объект3" text:anchor-type="as-char" svg:width="12.51cm" svg:height="2.815cm" draw:z-index="2"><draw:image xlink:href="http://code.google.com/apis/gears/resources/figure_2.jpg" xlink:type="simple" xlink:show="embed" xlink:actuate="onLoad"/>
     <svg:desc>Data Layer</svg:desc>
    </draw:frame><text:line-break/><text:span text:style-name="T1">Figure: Data Layer</text:span> </text:p>
      <text:p text:style-name="P110"><text:tab/>For example, if your <text:span text:style-name="T2">AJAX</text:span> application issues a <text:span text:style-name="T2">JSON</text:span> <text:span text:style-name="T2">request</text:span> <text:span text:style-name="T152">directly</text:span> to the server to get <text:span text:style-name="T2">all</text:span> the <text:span text:style-name="T152">accounts</text:span> for a user, you might change this<text:span text:style-name="T2"> to instead </text:span>ask an <text:span text:style-name="T152">intermediate</text:span> object for all the <text:span text:style-name="T152">accounts</text:span> for the user. This object could then decide whether to retrieve the data from the server, the <text:span text:style-name="T153">local store</text:span>, or some combination of both. <text:span text:style-name="T2">Similarly</text:span>, when the application wants to update the <text:span text:style-name="T152">user's accounts</text:span>, the app does so by calling the intermediate object. The <text:span text:style-name="T152">intermediate object </text:span>can then decide whether to write the data <text:span text:style-name="T126">locally</text:span>, whether to <text:span text:style-name="T126">send the data to the server</text:span>, and it can schedule synchronization.</text:p>
      <text:p text:style-name="P110"><text:tab/>You can think of this <text:span text:style-name="T152">intermediate object </text:span>as a data switch layer that implements the same interface as the <text:span text:style-name="T153">data layer</text:span>. As a<text:span text:style-name="T2"> first step</text:span>, you can make the data switch forward all your calls to the data layer that interacts with the server. This step is useful since it is the code path that is followed when <text:span text:style-name="T2">Gears</text:span> is not installed or if the user <text:span text:style-name="T27">doesn't</text:span> want to enable the application to work <text:span text:style-name="T138">offline</text:span>. <text:span text:style-name="T27">Note</text:span> that a data switch is <text:span text:style-name="T27">not</text:span> strictly necessary (f<text:span text:style-name="T152">or example </text:span><text:span text:style-name="T153">GearPad</text:span><text:span text:style-name="T152"> does not have a data switch layer</text:span>).</text:p>
      <text:p text:style-name="P118"><draw:frame draw:style-name="fr2" draw:name="Графический объект4" text:anchor-type="as-char" svg:width="12.97cm" svg:height="2.649cm" draw:z-index="3"><draw:image xlink:href="http://code.google.com/apis/gears/resources/figure_3.jpg" xlink:type="simple" xlink:show="embed" xlink:actuate="onLoad"/>
     <svg:desc>Data Switch Layer</svg:desc>
    </draw:frame><text:line-break/><text:span text:style-name="T1">Figure: Data Switch Layer</text:span> </text:p>
      <text:p text:style-name="P110"><text:tab/>The <text:span text:style-name="T2">next step</text:span>, as shown in the figure below, is to create a new<text:span text:style-name="T152"> local data layer</text:span> that uses a <text:span text:style-name="T2">Gears</text:span> database instead of going to the web server for data. It's simpler if this data layer has the <text:span text:style-name="T152">same</text:span> interface as the existing data layer used to communicate with the server. If the interface<text:span text:style-name="T186"> is different </text:span>then some <text:span text:style-name="T152">translation</text:span> needs to be done and you might as well do that inside this data layer.</text:p>
      <text:p text:style-name="P110"><text:tab/>To test this step, you can set the data switch layer to talk to this <text:soft-page-break/>new (<text:span text:style-name="T152">local</text:span>) <text:span text:style-name="T2">data layer</text:span>. You might want to pre-populate the database to make things easier to test.</text:p>
      <text:p text:style-name="P118"><draw:frame draw:style-name="fr2" draw:name="Графический объект5" text:anchor-type="as-char" svg:width="13.055cm" svg:height="4.124cm" draw:z-index="4"><draw:image xlink:href="http://code.google.com/apis/gears/resources/figure_4.jpg" xlink:type="simple" xlink:show="embed" xlink:actuate="onLoad"/>
     <svg:desc>Local Data Layer</svg:desc>
    </draw:frame><text:line-break/><text:span text:style-name="T1">Figure: Local Data Layer</text:span> </text:p>
      <text:h text:style-name="P93" text:outline-level="2" text:is-list-header="true">Architecture without a data layer</text:h>
      <text:p text:style-name="P110"><text:tab/>If the application is <text:span text:style-name="T27">not</text:span> structured with a <text:span text:style-name="T153">data layer</text:span> and adding a <text:span text:style-name="T153">data layer </text:span>is <text:span text:style-name="T27">not</text:span> an option, it is still possible to isolate the <text:span text:style-name="T153">data layer </text:span>by intercepting all the calls to the web server<text:span text:style-name="T27"> just before</text:span> they are sent. For example, you could intercept a form submit (<text:span text:style-name="T152">listen to the submit event</text:span>) and decide if the application should use the local data store or the data on the server. </text:p>
      <text:p text:style-name="P110"><text:tab/>Implementing this approach involves finding all functions and methods that send requests to the server, and rerouting them. The challenge is that this method requires a lot of extra work, like parsing <text:span text:style-name="T2">URLs</text:span>, iterating over forms as well as generating the same result as the server would. In practice you end up reimplementing large parts of the web server on the client side. Regardless, this can be a viable option for existing <text:span text:style-name="T2">AJAX</text:span> applications that can't be otherwise rearchitected.</text:p>
      <text:h text:style-name="P93" text:outline-level="2" text:is-list-header="true">Feature Availability Offline</text:h>
      <text:p text:style-name="P110"><text:tab/>For practical reasons, every feature of an application<text:span text:style-name="T27"> may not</text:span> become a feature that's available offline. You <text:span text:style-name="T27">need</text:span> to choose which features you want to support locally and implement the logic that decides when to use the local store and when to connect to the server. We call this the "<text:span text:style-name="T170">connection strategy</text:span>." </text:p>
      <text:p text:style-name="P110"><text:tab/>You might think that you would always want to use the <text:span text:style-name="T153">local store</text:span> since it is faster. However, there are many practical reasons why you may <text:span text:style-name="T27">want</text:span> <text:span text:style-name="T2">or</text:span> <text:span text:style-name="T27">need</text:span> to access the data on server instead. For instance: </text:p>
      <text:list text:style-name="L15">
        <text:list-item>
          <text:p text:style-name="P209"><text:soft-page-break/>Data may be so transient in nature that it makes <text:span text:style-name="T27">no</text:span> sense to cache it. <text:line-break/>For example, an application providing real-time stock quotes would not benefit from serving old stock quotes. </text:p>
        </text:list-item>
        <text:list-item>
          <text:p text:style-name="P209">Some application's data makes sense <text:span text:style-name="T27">only</text:span> while <text:span text:style-name="T2">online</text:span>. <text:line-break/>As an extreme example, an I<text:span text:style-name="T49">nstant Messaging application</text:span> makes sense <text:span text:style-name="T27">only</text:span> while connected. </text:p>
        </text:list-item>
        <text:list-item>
          <text:p text:style-name="P210">The <text:span text:style-name="T2">app</text:span> may choose to store <text:span text:style-name="T27">only</text:span> the most frequently accessed data.<text:line-break/><text:span text:style-name="T2">For example</text:span>, if the user can set a preference that changes the language of the application, this preference change might not be supported offline because the cost of implementing this offline feature is not worth the benefit for a preference that is seldom changed. </text:p>
        </text:list-item>
        <text:list-item>
          <text:p text:style-name="P167">Computational and/or disk space requirements make it unfeasible to recreate the feature <text:span text:style-name="T135">offline</text:span>.<text:line-break/><text:span text:style-name="T2">For example</text:span>, if the feature requires huge amounts of data to be useful, beyond a reasonable amount for a personal computer. </text:p>
        </text:list-item>
      </text:list>
      <text:p text:style-name="P113"><text:tab/>Typically, the <text:span text:style-name="T81">optimal solution</text:span> is to use the<text:span text:style-name="T153"> local store</text:span> as much as possible, since it's usually faster than a remote connection. However, the more work an application does locally, the more code you need to write to implement the feature locally and to synchronize the corresponding data. There is a cost/benefit tradeoff to consider, and some features may not be worthwhile to support locally.</text:p>
      <text:h text:style-name="P93" text:outline-level="2" text:is-list-header="true">Modality</text:h>
      <text:p text:style-name="P110"><text:tab/>One fundamental question that all offline-enabled applications must answer early is that of "<text:span text:style-name="T169">modality</text:span>".</text:p>
      <text:list text:style-name="L16">
        <text:list-item>
          <text:p text:style-name="P212"><text:span text:style-name="T153">Modal</text:span> applications have <text:span text:style-name="T152">distinct</text:span> <text:span text:style-name="T152">offline</text:span> <text:span text:style-name="T2">versus</text:span> <text:span text:style-name="T152">online modes</text:span>, usually indicated through some change in the user interface. The user is made aware of the state and participates in switching states in some manner. </text:p>
        </text:list-item>
        <text:list-item>
          <text:p text:style-name="P169"><text:span text:style-name="T153">Modeless</text:span> applications attempt to transition seamlessly between <text:span text:style-name="T152">online</text:span> <text:span text:style-name="T2">and</text:span> <text:span text:style-name="T152">offline</text:span> states, without significant UI changes. The user does not need to participate in switching states, which the application does automatically. </text:p>
        </text:list-item>
      </text:list>
      <text:h text:style-name="Heading_20_3" text:outline-level="3" text:is-list-header="true">Modal</text:h>
      <text:p text:style-name="P110"><text:tab/>In a <text:span text:style-name="T153">modal application</text:span>, when the application is <text:span text:style-name="T140">online</text:span> it communicates with the server. When it's <text:span text:style-name="T140">offline</text:span>, it uses the <text:span text:style-name="T153">local </text:span><text:soft-page-break/><text:span text:style-name="T153">store</text:span>. Data <text:span text:style-name="T27">must</text:span> be synchronized when the app switches between modes. </text:p>
      <text:p text:style-name="P109"><text:tab/>The advantage of making a <text:span text:style-name="T153">modal application</text:span> is that it's relatively simple to implement and therefore a reasonable way to bootstrap the application to function <text:span text:style-name="T126">offline</text:span>. </text:p>
      <text:p text:style-name="P109"><text:tab/><text:span text:style-name="T2">The disadvantages are:</text:span></text:p>
      <text:list text:style-name="L17">
        <text:list-item>
          <text:p text:style-name="P213">The user <text:span text:style-name="T27">must</text:span> remember to switch modes. If they forget, they will either <text:span text:style-name="T27">not</text:span> have the data they need when <text:span text:style-name="T126">offline</text:span>, or will work <text:span text:style-name="T126">online</text:span> in an unintentionally disconnected mode. </text:p>
        </text:list-item>
        <text:list-item>
          <text:p text:style-name="P213">If the network connection is intermittent, the user will either need to choose one of the settings or will have to constantly switch between modes as the connection comes and goes. </text:p>
        </text:list-item>
        <text:list-item>
          <text:p text:style-name="P170">Since the <text:span text:style-name="T153">local store </text:span>is not always up-to-date, it can't be used to improve the application's responsiveness when connected to the server. </text:p>
        </text:list-item>
      </text:list>
      <text:h text:style-name="Heading_20_3" text:outline-level="3" text:is-list-header="true">Modeless</text:h>
      <text:p text:style-name="P110"><text:tab/>In a modeless application, the application works with an assumption that it is <text:span text:style-name="T126">offline</text:span>, or that it can lose the network connection at <text:span text:style-name="T27">any</text:span> time. The app uses the <text:span text:style-name="T153">local store</text:span> as much as possible, and does continuous, small data syncs in the background when the server is available. Data synchronization is also done when coming back online.</text:p>
      <text:p text:style-name="P114"><text:tab/>The advantages of modeless applications are:</text:p>
      <text:list text:style-name="L18">
        <text:list-item>
          <text:p text:style-name="P214">A better user experience. The user does <text:span text:style-name="T27">not</text:span> have to be aware of network connectivity or switching states. </text:p>
        </text:list-item>
        <text:list-item>
          <text:p text:style-name="P214">The application works smoothly even with intermittent network connections. </text:p>
        </text:list-item>
        <text:list-item>
          <text:p text:style-name="P171">Since the <text:span text:style-name="T153">local store </text:span>is kept up-to-date, it can be used to optimize the server connection. </text:p>
        </text:list-item>
      </text:list>
      <text:p text:style-name="P114"><text:tab/>The disadvantages of modeless applications are:</text:p>
      <text:list text:style-name="L19">
        <text:list-item>
          <text:p text:style-name="P215">It is more difficult to implement. </text:p>
        </text:list-item>
        <text:list-item>
          <text:p text:style-name="P215">Care must be taken to <text:span text:style-name="T27">avoid</text:span> letting the synchronization background process consume too many resources and make the overall application feel sluggish. </text:p>
        </text:list-item>
        <text:list-item>
          <text:p text:style-name="P172">Testing the app can be more challenging, since synchronization logic occurs in the background and not in reaction to specific user actions. </text:p>
        </text:list-item>
      </text:list>
      <text:p text:style-name="P109"/>
      <text:p text:style-name="P116"><text:soft-page-break/><text:span text:style-name="T7"><text:tab/>The sample application </text:span><text:a xlink:type="simple" xlink:href="http://code.google.com/apis/gears/sample.html"><text:span text:style-name="T7">Gearpad</text:span></text:a><text:span text:style-name="T7"> is an example of a </text:span><text:span text:style-name="T127">modeless offline application</text:span><text:span text:style-name="T7">. It always writes to the local database, and then independently synchronizes the changes with the server. </text:span></text:p>
      <text:p text:style-name="P109">Google Reader is currently an example of a modal application. It has a distinct offline mode that a user must explicitly enable. In Reader's case, implementing a modal state was a pragmatic choice, as it was faster to implement and made it possible to release an early version of <text:span text:style-name="T49">Google Reader with Gears</text:span>. </text:p>
      <text:h text:style-name="P93" text:outline-level="2" text:is-list-header="true">Data Synchronization</text:h>
      <text:p text:style-name="P113"><text:tab/><text:span text:style-name="T27">No</text:span> matter which connection and modality strategy you use, the data in the <text:span text:style-name="T153">local</text:span> <text:span text:style-name="T153">database</text:span> will get out of sync with the server data. For example, <text:span text:style-name="T153">local</text:span> data and <text:span text:style-name="T153">server</text:span> data get out of sync when:</text:p>
      <text:list text:style-name="L20">
        <text:list-item>
          <text:p text:style-name="P211">The user makes changes while <text:span text:style-name="T126">offline</text:span> </text:p>
        </text:list-item>
        <text:list-item>
          <text:p text:style-name="P211">Data is shared and can be changed by <text:span text:style-name="T152">external</text:span> parties </text:p>
        </text:list-item>
        <text:list-item>
          <text:p text:style-name="P168">Data comes from an <text:span text:style-name="T152">external</text:span> source, such as a feed </text:p>
        </text:list-item>
      </text:list>
      <text:p text:style-name="P113"><text:tab/>Resolving these differences so that the two stores are the same is called "<text:span text:style-name="T169">synchronization</text:span>". There are many approaches to synchronization and none are perfect for all situations. The solution you ultimately choose will likely be highly customized to your particular application.</text:p>
      <text:p text:style-name="P112">Below are some general synchronization strategies.</text:p>
      <text:h text:style-name="Heading_20_3" text:outline-level="3" text:is-list-header="true">Manual Sync</text:h>
      <text:p text:style-name="P110"><text:tab/>The simplest solution to synchronization is what we call "<text:span text:style-name="T169">manual sync</text:span>". It's manual because the user decides when to synchronize. It can be implemented simply by uploading all the old local data to the server, and then downloading a fresh copy from the server before going offline. </text:p>
      <text:p text:style-name="P114"><text:tab/>Manual sync requires that: </text:p>
      <text:list text:style-name="L21">
        <text:list-item>
          <text:p text:style-name="P216">The amount of data is small enough to download in a reasonable amount of time. </text:p>
        </text:list-item>
        <text:list-item>
          <text:p text:style-name="P173">The user explicitly indicates when he or she is going offline, typically via a button in the user interface. </text:p>
        </text:list-item>
      </text:list>
      <text:p text:style-name="P114"><text:tab/>The problems with this method and with the offline mode it creates, are:</text:p>
      <text:list text:style-name="L22">
        <text:list-item>
          <text:p text:style-name="P217">Users <text:span text:style-name="T27">don't</text:span> always know the state of their network connections. Internet connections may die unexpectedly or be intermittent, for example, on a bus. </text:p>
        </text:list-item>
        <text:list-item>
          <text:p text:style-name="P174"><text:soft-page-break/>Users may forget to synchronize before going offline. </text:p>
        </text:list-item>
      </text:list>
      <text:p text:style-name="P110"><text:span text:style-name="T153"><text:tab/>Manual sync </text:span>can be a good way to get started as it is relatively easy to implement. However, it requires the user to have awareness and involvement in the synching process. </text:p>
      <text:h text:style-name="Heading_20_3" text:outline-level="3">Background Sync</text:h>
      <text:p text:style-name="P109"><text:tab/>In a "<text:span text:style-name="T169">background sync"</text:span>, the application continuously synchronizes the data between the local data store and the server. This can be implemented by pinging the server every once in a while or better yet, letting the server push or stream data to the client (<text:span text:style-name="T152">this is called </text:span><text:span text:style-name="T153">Comet</text:span><text:span text:style-name="T152"> in the </text:span><text:span text:style-name="T153">Ajax</text:span><text:span text:style-name="T152"> lingo</text:span>). </text:p>
      <text:p text:style-name="P114"><text:tab/>The benefits of background synching are:</text:p>
      <text:list text:style-name="L23">
        <text:list-item>
          <text:p text:style-name="P218">Data is ready at all times, whenever the user chooses to go <text:span text:style-name="T126">offline</text:span>, or is accidentally disconnected. </text:p>
        </text:list-item>
        <text:list-item>
          <text:p text:style-name="P175">The performance is enhanced when using a slow <text:span text:style-name="T49">Internet connection</text:span>. </text:p>
        </text:list-item>
      </text:list>
      <text:p text:style-name="P111"><text:span text:style-name="T2"><text:s text:c="5"/>The downside is that </text:span><text:span text:style-name="T152">the sync engine</text:span> <text:span text:style-name="T27">might</text:span> consume resources or slow down the online experience with its background processing (<text:span text:style-name="T152">if it's not using the </text:span><text:span text:style-name="T71">WorkerPool</text:span>). Using <text:span text:style-name="T74">WorkerPool</text:span> the cost of synching is minimized and no longer affects the user's experience. </text:p>
      <text:p text:style-name="P118"><draw:frame draw:style-name="fr2" draw:name="Графический объект6" text:anchor-type="as-char" svg:width="12.906cm" svg:height="5.311cm" draw:z-index="5"><draw:image xlink:href="http://code.google.com/apis/gears/resources/figure_5.jpg" xlink:type="simple" xlink:show="embed" xlink:actuate="onLoad"/>
     <svg:desc>Background sync architecture</svg:desc>
    </draw:frame><text:line-break/><text:span text:style-name="T1">Figure: Background sync architecture</text:span> </text:p>
      <text:h text:style-name="P93" text:outline-level="2" text:is-list-header="true">Conclusion</text:h>
      <text:p text:style-name="P113"><text:tab/>There are many design choices to be made along the way to enabling an application to work <text:span text:style-name="T138">offline</text:span>. This document reviewed a few of the possible choices for the common design issues that arise. The <text:soft-page-break/>decisions made for an application will need to reflect the user experience you want to achieve as well as the application's limitations and goal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h text:style-name="P131" text:outline-level="1" text:is-list-header="true"><text:soft-page-break/>Gears and Security</text:h>
      <text:p text:style-name="P10"/>
      <text:p text:style-name="P110"><text:tab/>This page describes the security model used in <text:span text:style-name="T2">Gears</text:span>, and discusses what developers can do to build secure applications. </text:p>
      <text:h text:style-name="P93" text:outline-level="2" text:is-list-header="true">Contents</text:h>
      <text:list text:style-name="L24">
        <text:list-item>
          <text:p text:style-name="P148">Basic Security Model </text:p>
        </text:list-item>
        <text:list-item>
          <text:p text:style-name="P148">Permissions Dialog </text:p>
        </text:list-item>
        <text:list-item>
          <text:p text:style-name="P148">Security of End-User Data </text:p>
        </text:list-item>
        <text:list-item>
          <text:p text:style-name="P148">Best Practices </text:p>
        </text:list-item>
      </text:list>
      <text:h text:style-name="P93" text:outline-level="2" text:is-list-header="true"><text:bookmark text:name="model"/>Basic Security Model</text:h>
      <text:p text:style-name="Text_20_body"><text:span text:style-name="T7"><text:tab/></text:span><text:span text:style-name="T9">Gears</text:span><text:span text:style-name="T7"> uses the </text:span><text:a xlink:type="simple" xlink:href="http://en.wikipedia.org/wiki/Same_origin_policy"><text:span text:style-name="T7">same origin policy</text:span></text:a><text:span text:style-name="T7"> as its underlying </text:span><text:span text:style-name="T14">security model.</text:span><text:span text:style-name="T7"> A web<text:tab/> page with a particular </text:span><text:span text:style-name="T88">scheme</text:span><text:span text:style-name="T12">, </text:span><text:span text:style-name="T88">host</text:span><text:span text:style-name="T12">, and </text:span><text:span text:style-name="T88">port</text:span><text:span text:style-name="T7"> can only access resources with the same </text:span><text:span text:style-name="T88">scheme</text:span><text:span text:style-name="T12">, </text:span><text:span text:style-name="T88">host</text:span><text:span text:style-name="T12">, and </text:span><text:span text:style-name="T88">port</text:span><text:span text:style-name="T7">. </text:span></text:p>
      <text:p text:style-name="P114"><text:tab/>This means a site using Gears: </text:p>
      <text:list text:style-name="L25">
        <text:list-item>
          <text:p text:style-name="P219"><text:span text:style-name="T140">Database</text:span>: Can <text:span text:style-name="T27">only</text:span> <text:span text:style-name="T152">open</text:span> databases created for that site's origin. </text:p>
        </text:list-item>
        <text:list-item>
          <text:p text:style-name="P176"><text:span text:style-name="T140">LocalServer</text:span>: Can <text:span text:style-name="T27">only</text:span> <text:span text:style-name="T152">capture</text:span> <text:span text:style-name="T2">URLs</text:span> and use manifests from the site's origin. </text:p>
        </text:list-item>
      </text:list>
      <text:p text:style-name="P110"><text:tab/>Sometimes web applications on different origins may want to share resources. We are investigating ideas for granting permissions across origins. <text:bookmark text:name="permissions"/></text:p>
      <text:h text:style-name="P93" text:outline-level="2" text:is-list-header="true">Permissions Dialog</text:h>
      <text:p text:style-name="P109"><text:tab/>To protect users, <text:span text:style-name="T2">Gears</text:span> shows a warning dialog when a site first attempts to use the <text:span text:style-name="T2">Gears API</text:span>. User opt-in is important because <text:span text:style-name="T2">Gears</text:span> allows applications to store data on the user's hard disk. </text:p>
      <text:p text:style-name="P110"><text:tab/>Users can grant or deny access for each security origin. When a user grants access to <text:span text:style-name="T2">Gears</text:span> for a particular origin, <text:span text:style-name="T2">Gears</text:span> remembers this decision for future visits. Denying access is <text:span text:style-name="T27">only</text:span> until the page is reloaded, though users can also choose to never allow a particular site to access <text:span text:style-name="T2">Gears</text:span>. Remembered decisions can later be changed using the <text:soft-page-break/><text:span text:style-name="T76">Gears Settings dialog</text:span>, located in the browser's <text:span text:style-name="T76">Tools menu.</text:span> <text:bookmark text:name="enduserdata"/></text:p>
      <text:h text:style-name="P93" text:outline-level="2" text:is-list-header="true">Security of End-User Data</text:h>
      <text:p text:style-name="P113"><text:tab/><text:span text:style-name="T2">Gears</text:span> data files are <text:span text:style-name="T27">protected</text:span> with the user's operating system <text:span text:style-name="T140">login credentials</text:span>. Users with separate login names <text:span text:style-name="T27">cannot</text:span> access each other's <text:span text:style-name="T2">Gears</text:span> data files, as enforced by the operating system. </text:p>
      <text:p text:style-name="P112"><text:tab/>On the other hand, two people using the same <text:span text:style-name="T140">OS login</text:span> could theoretically access each other's <text:span text:style-name="T2">Gears</text:span> data files, just as they could access <text:span text:style-name="T27">any</text:span> other file on the machine. <text:bookmark text:name="bestpractices"/></text:p>
      <text:h text:style-name="P93" text:outline-level="2" text:is-list-header="true">Best Practices</text:h>
      <text:h text:style-name="Heading_20_3" text:outline-level="3" text:is-list-header="true">Database Security</text:h>
      <text:p text:style-name="Text_20_body">  </text:p>
      <text:p text:style-name="Text_20_body"><text:span text:style-name="Strong_20_Emphasis"><text:span text:style-name="T32">Best Practice:</text:span></text:span><text:span text:style-name="T32">: </text:span><text:span text:style-name="T7">Avoid </text:span><text:span text:style-name="T9">SQL injection</text:span><text:span text:style-name="T7"> attacks. Never insert user input </text:span><text:span text:style-name="T13">directly</text:span><text:span text:style-name="T7"> into a </text:span><text:span text:style-name="T9">SQL</text:span><text:span text:style-name="T7"> statement. Instead, use substitution parameters in Database.execute(). </text:span></text:p>
      <text:p text:style-name="Text_20_body"><text:span text:style-name="T7">An attacker may run unintended SQL commands using a technique called </text:span><text:a xlink:type="simple" xlink:href="http://en.wikipedia.org/wiki/SQL_injection"><text:span text:style-name="T7">SQL injection</text:span></text:a><text:span text:style-name="T7">. </text:span></text:p>
      <text:p text:style-name="P116"><text:span text:style-name="T7"><text:tab/>To avoid this, developers should pass user input to </text:span><text:span text:style-name="T9">SQL</text:span><text:span text:style-name="T7"> statements </text:span><text:span text:style-name="T33">only</text:span><text:span text:style-name="T7"> </text:span><text:span text:style-name="T32">through</text:span><text:span text:style-name="T7"> the question mark </text:span><text:span text:style-name="T10">(</text:span><text:span text:style-name="Source_20_Text"><text:span text:style-name="T35">?</text:span></text:span><text:span text:style-name="T10">) </text:span><text:span text:style-name="T7">substitution parameter. This way, the input will get correctly escaped </text:span><text:span text:style-name="T9">before</text:span><text:span text:style-name="T7"> being executed. </text:span></text:p>
      <text:p text:style-name="P83"><text:span text:style-name="T9">For example</text:span><text:span text:style-name="T7">, </text:span><text:span text:style-name="T9">write this:</text:span></text:p>
      <text:p text:style-name="P83"><text:line-break/><text:tab/> <text:span text:style-name="Source_20_Text">db.</text:span><text:span text:style-name="Source_20_Text"><text:span text:style-name="T86">execute</text:span></text:span><text:span text:style-name="Source_20_Text">('</text:span><text:span text:style-name="Source_20_Text"><text:span text:style-name="T169">insert into MyTable values (?)</text:span></text:span><text:span text:style-name="Source_20_Text">', </text:span><text:span text:style-name="Source_20_Text"><text:span text:style-name="T138">data</text:span></text:span><text:span text:style-name="Source_20_Text">);</text:span></text:p>
      <text:p text:style-name="P83"><text:line-break/><text:span text:style-name="T9">instead of this:</text:span></text:p>
      <text:p text:style-name="P83"><text:line-break/><text:tab/> <text:span text:style-name="Source_20_Text">db.</text:span><text:span text:style-name="Source_20_Text"><text:span text:style-name="T86">execute</text:span></text:span><text:span text:style-name="Source_20_Text">('i</text:span><text:span text:style-name="Source_20_Text"><text:span text:style-name="T169">nsert into MyTable values (</text:span></text:span><text:span text:style-name="Source_20_Text"><text:span text:style-name="T101">' + </text:span></text:span><text:span text:style-name="Source_20_Text"><text:span text:style-name="T138">data</text:span></text:span><text:span text:style-name="Source_20_Text"><text:span text:style-name="T169"> </text:span></text:span><text:span text:style-name="Source_20_Text"><text:span text:style-name="T101">+ </text:span></text:span><text:span text:style-name="Source_20_Text">'</text:span><text:span text:style-name="Source_20_Text"><text:span text:style-name="T169">)</text:span></text:span><text:span text:style-name="Source_20_Text">');</text:span> </text:p>
      <text:h text:style-name="Heading_20_3" text:outline-level="3" text:is-list-header="true"><text:soft-page-break/></text:h>
      <text:h text:style-name="Heading_20_3" text:outline-level="3">User Opt-In</text:h>
      <text:p text:style-name="Text_20_body"/>
      <text:p text:style-name="Text_20_body"><text:span text:style-name="Strong_20_Emphasis"><text:span text:style-name="T32">Best Practice</text:span></text:span><text:span text:style-name="T32">:</text:span><text:span text:style-name="T7"> Store </text:span><text:span text:style-name="T131">offline preferences</text:span><text:span text:style-name="T7"> </text:span><text:span text:style-name="T32">locally</text:span><text:span text:style-name="T7">. Applications should treat a user's "e</text:span><text:span text:style-name="T51">nable offline features</text:span><text:span text:style-name="T7">" choice as a </text:span><text:span text:style-name="T9">per</text:span><text:span text:style-name="T7">-machine setting. </text:span></text:p>
      <text:p text:style-name="P109"><text:tab/>Users may run your application from <text:span text:style-name="T152">multiple machines</text:span>, and they<text:span text:style-name="T27"> may not</text:span> want their data stored <text:span text:style-name="T152">locally</text:span> on <text:span text:style-name="T27">every</text:span> machine. For this reason, store the choice in a<text:span text:style-name="T153"> local database</text:span>. </text:p>
      <text:p text:style-name="P6"/>
      <text:p text:style-name="P6"/>
      <text:h text:style-name="P93" text:outline-level="2">Resources and Tools</text:h>
      <text:p text:style-name="P10"/>
      <text:p text:style-name="P110"><text:tab/>This page contains resources that you can include in your application, and debugging tools to help while you're developing your application using <text:span text:style-name="T2">Gears</text:span>. </text:p>
      <text:h text:style-name="Heading_20_3" text:outline-level="3" text:is-list-header="true"><text:bookmark text:name="gears_init"/>Resources</text:h>
      <text:h text:style-name="Heading_20_4" text:outline-level="4" text:is-list-header="true">The<text:span text:style-name="T110"> gears_init.js</text:span> source file </text:h>
      <text:p text:style-name="P110"><text:tab/>Always include the <text:span text:style-name="T117">gears_init.js </text:span>file in your application to get access to the <text:span text:style-name="T2">Gears</text:span> factory and <text:span text:style-name="T2">APIs</text:span>. Save the file using the link below. </text:p>
      <text:p text:style-name="P118"><text:a xlink:type="simple" xlink:href="http://code.google.com/apis/gears/gears_init.js"><text:span text:style-name="T7">Get gears_init.js</text:span></text:a></text:p>
      <text:p text:style-name="Text_20_body"><text:bookmark text:name="samples_and_tools"/><text:span text:style-name="T7"><text:tab/>The</text:span><text:span text:style-name="T90"> </text:span><text:span text:style-name="Source_20_Text"><text:span text:style-name="T90">google.gears.factory</text:span></text:span><text:span text:style-name="T90"> </text:span><text:span text:style-name="T7">is the </text:span><text:span text:style-name="T32">only</text:span><text:span text:style-name="T7"> supported method to access </text:span><text:span text:style-name="T128">GearsFactory</text:span><text:span text:style-name="T7">. The way </text:span><text:span text:style-name="T9">Gears</text:span><text:span text:style-name="T7"> is exposed in the browser could change in the future, but we will always support the </text:span><text:span text:style-name="Source_20_Text"><text:span text:style-name="T90">google.gears.factory</text:span></text:span><text:span text:style-name="T7"> object.</text:span></text:p>
      <text:h text:style-name="Heading_20_3" text:outline-level="3" text:is-list-header="true">Samples and Tools download</text:h>
      <text:p text:style-name="P109"><text:tab/>All of the <text:span text:style-name="T138">sample applications </text:span>and the tools described below are found in the <text:span text:style-name="T140">zip</text:span> file provided here. <text:span text:style-name="T2">Download</text:span> the file to your computer and <text:span text:style-name="T2">unzip</text:span> it to access the files.</text:p>
      <text:p text:style-name="P118"><text:soft-page-break/><text:a xlink:type="simple" xlink:href="http://code.google.com/apis/gears/GearsSamplesAndTools.zip"><text:span text:style-name="T7">Download Samples and Tools </text:span></text:a></text:p>
      <text:h text:style-name="P93" text:outline-level="2" text:is-list-header="true">Tools</text:h>
      <text:p text:style-name="P110"><text:tab/>Like all <text:span text:style-name="T2">Gears</text:span> applications, tools <text:span text:style-name="T27">can only</text:span> examine the database within their <text:span text:style-name="T135">own domain</text:span>. To examine your application's database, you <text:span text:style-name="T27">must</text:span> copy the tool <text:span text:style-name="T2">into</text:span> your application and load it from within the same domain as the application.</text:p>
      <text:p text:style-name="P109"><text:span text:style-name="T29">Note</text:span><text:span text:style-name="T27">:</text:span> To use these tools, download the <text:span text:style-name="T76">Samples and Tools zip</text:span> file above, then <text:span text:style-name="T2">copy</text:span> the tools into your application.</text:p>
      <text:p text:style-name="P109"/>
      <text:h text:style-name="Heading_20_3" text:outline-level="3">Database Query Tool</text:h>
      <text:p text:style-name="P110"><text:tab/>The database query tool allows you to run <text:span text:style-name="T2">SQL</text:span> <text:span text:style-name="T2">queries</text:span> interactively against a <text:span text:style-name="T2">Gears</text:span> database. Run this tool from the <text:span text:style-name="T135">same domain </text:span>as the database you wish to inspect. </text:p>
      <text:p text:style-name="Text_20_body"><text:span text:style-name="Strong_20_Emphasis"><text:span text:style-name="T7">Location in the sdk:</text:span></text:span><text:span text:style-name="T183"> </text:span><text:span text:style-name="Source_20_Text"><text:span text:style-name="T183">/sdk/tools/dbquery.html</text:span></text:span></text:p>
      <text:p text:style-name="Text_20_body"/>
      <text:h text:style-name="Heading_20_3" text:outline-level="3" text:is-list-header="true">LocalServer Inspector</text:h>
      <text:p text:style-name="P121"><text:span text:style-name="T7"><text:tab/>Inspect the contents of the </text:span><text:a xlink:type="simple" xlink:href="http://code.google.com/apis/gears/api_localserver.html"><text:span text:style-name="T7">LocalServer</text:span></text:a><text:span text:style-name="T7">, capture </text:span><text:span text:style-name="T9">URLs</text:span><text:span text:style-name="T7">, and test </text:span><text:a xlink:type="simple" xlink:href="http://code.google.com/apis/gears/api_localserver.html#ManagedResourceStore"><text:span text:style-name="T7">ManagedResourceStores</text:span></text:a><text:span text:style-name="T7">.</text:span></text:p>
      <text:p text:style-name="Text_20_body"><text:span text:style-name="Strong_20_Emphasis"><text:span text:style-name="T7">Location in the sdk:</text:span></text:span><text:span text:style-name="T183"> </text:span><text:span text:style-name="Source_20_Text"><text:span text:style-name="T183">/sdk/tools/webcachetool.html</text:span></text:span></text:p>
      <text:p text:style-name="P109"/>
      <text:p text:style-name="P109"><text:span text:style-name="T28">Testing Tip:</text:span><text:span text:style-name="T27"> </text:span>When testing your app, be sure to clear your browser cache often! </text:p>
      <text:p text:style-name="P6"/>
      <text:p text:style-name="P8"/>
      <text:p text:style-name="P8"/>
      <text:p text:style-name="P8"/>
      <text:p text:style-name="P8"/>
      <text:p text:style-name="P8"/>
      <text:p text:style-name="P8"><text:soft-page-break/></text:p>
      <text:p text:style-name="P8"/>
      <text:h text:style-name="P131" text:outline-level="1" text:is-list-header="true">Gears on Mobile Devices</text:h>
      <text:p text:style-name="P10"/>
      <text:p text:style-name="P110"><text:tab/><text:span text:style-name="T2">Gears</text:span> is now available on <text:span text:style-name="T74">Windows Mobile 5</text:span> and <text:span text:style-name="T74">6 devices</text:span>.</text:p>
      <text:p text:style-name="P110"><text:tab/><text:span text:style-name="T152">Mobile devices </text:span>are, by their nature, often <text:span text:style-name="T152">disconnected</text:span> from the network. Even when connected, the latencies in data connections in mobile networks can make web applications sluggish. <text:span text:style-name="T2">Gears</text:span> gives developers the tools to overcome these obstacles.</text:p>
      <text:p text:style-name="P116"><text:span text:style-name="T7"><text:tab/></text:span><text:span text:style-name="T9">Gears</text:span><text:span text:style-name="T7"> works in exactly the same way on a </text:span><text:span text:style-name="T51">Windows Mobile 5</text:span><text:span text:style-name="T7"> or </text:span><text:span text:style-name="T51">6 device</text:span><text:span text:style-name="T7"> as it does on a </text:span><text:span text:style-name="T9">desktop PC.</text:span><text:span text:style-name="T7"> If you've already written an application that uses </text:span><text:span text:style-name="T9">Gears</text:span><text:span text:style-name="T7">, your application will also work on a </text:span><text:span text:style-name="T51">Windows Mobile 5 </text:span><text:span text:style-name="T7">or </text:span><text:span text:style-name="T51">6 device</text:span><text:span text:style-name="T7">. </text:span><text:span text:style-name="T32">Except</text:span><text:span text:style-name="T7">, of course, </text:span><text:span text:style-name="T32">only</text:span><text:span text:style-name="T7"> </text:span><text:span text:style-name="Emphasis"><text:span text:style-name="T7">within the limitations of that device</text:span></text:span><text:span text:style-name="T7">. This means you need to consider things such as </text:span><text:span text:style-name="T13">small screen</text:span><text:span text:style-name="T7"> and </text:span><text:span text:style-name="T13">limited ability to input text </text:span><text:span text:style-name="T7">as well as the limitations of the </text:span><text:span text:style-name="T127">Document Object Model</text:span><text:span text:style-name="T7"> and </text:span><text:span text:style-name="T127">CSS APIs</text:span><text:span text:style-name="T7"> present on mobile devices. Limitations of </text:span><text:span text:style-name="T51">Windows Mobile 5</text:span><text:span text:style-name="T7"> and </text:span><text:span text:style-name="T51">6 devices</text:span><text:span text:style-name="T7"> are discussed later in this document.</text:span></text:p>
      <text:h text:style-name="P93" text:outline-level="2" text:is-list-header="true">Contents</text:h>
      <text:list text:style-name="L26">
        <text:list-item>
          <text:p text:style-name="P149">Audience </text:p>
        </text:list-item>
        <text:list-item>
          <text:p text:style-name="P149">Getting Started </text:p>
        </text:list-item>
        <text:list-item>
          <text:p text:style-name="P149">Windows Mobile 5 and 6 Limitations </text:p>
        </text:list-item>
        <text:list-item>
          <text:p text:style-name="P149">Setting up a Windows Mobile Emulator </text:p>
        </text:list-item>
      </text:list>
      <text:h text:style-name="P93" text:outline-level="2" text:is-list-header="true"><text:bookmark text:name="aud"/>Audience</text:h>
      <text:p text:style-name="P109"><text:tab/>This document is intended for experienced <text:span text:style-name="T2">AJAX</text:span> programmers who want to develop <text:span text:style-name="T2">Gears</text:span>-enabled web applications for <text:span text:style-name="T49">Windows Mobile 5</text:span> or <text:span text:style-name="T49">6 devices</text:span>. It provides instructions on setting up a development environment and discusses known limitatations and workarounds.</text:p>
      <text:p text:style-name="P109"/>
      <text:p text:style-name="P109"><text:soft-page-break/></text:p>
      <text:p text:style-name="P125"/>
      <text:h text:style-name="P93" text:outline-level="2" text:is-list-header="true"><text:bookmark text:name="mobstart"/>Getting Started </text:h>
      <text:list text:style-name="L27">
        <text:list-item>
          <text:p text:style-name="P231"><text:span text:style-name="T7">If you're not familiar with developing for Windows mobile devices, consider </text:span><text:a xlink:type="simple" xlink:href="http://code.google.com/apis/gears/mobile.html#limits"><text:span text:style-name="T7">Windows Mobile 5 and 6 Limitations</text:span></text:a><text:span text:style-name="T7">. </text:span></text:p>
        </text:list-item>
        <text:list-item>
          <text:p text:style-name="P231"><text:span text:style-name="T7">If you're not familiar with Gears, work through </text:span><text:a xlink:type="simple" xlink:href="http://code.google.com/apis/gears/design.html"><text:span text:style-name="T7">Getting Started with Gears</text:span></text:a><text:span text:style-name="T7">. </text:span></text:p>
        </text:list-item>
        <text:list-item>
          <text:p text:style-name="P231"><text:span text:style-name="T7">If you're developing a new app, we recommend that you develop using a desktop browser but bear in mind </text:span><text:a xlink:type="simple" xlink:href="http://code.google.com/apis/gears/mobile.html#limits"><text:span text:style-name="T7">Windows Mobile 5 and 6 Limitations</text:span></text:a><text:span text:style-name="T7">. Why </text:span><text:span text:style-name="Emphasis"><text:span text:style-name="T7">desktop</text:span></text:span><text:span text:style-name="T7">? Well, just considering screen size alone, it's easier. </text:span></text:p>
        </text:list-item>
        <text:list-item>
          <text:p text:style-name="P231"><text:span text:style-name="T7">Set up a </text:span><text:a xlink:type="simple" xlink:href="http://code.google.com/apis/gears/mobile.html#env_setup"><text:span text:style-name="T7">Windows mobile device emulator</text:span></text:a><text:span text:style-name="T7">. </text:span></text:p>
        </text:list-item>
        <text:list-item>
          <text:p text:style-name="P231"><text:a xlink:type="simple" xlink:href="http://code.google.com/apis/gears/install.html" office:target-frame-name="_self" xlink:show="replace"><text:span text:style-name="T7">Install Gears</text:span></text:a><text:span text:style-name="T7"> on the emulator. </text:span></text:p>
        </text:list-item>
        <text:list-item>
          <text:p text:style-name="P231"><text:span text:style-name="T7">Run the </text:span><text:a xlink:type="simple" xlink:href="http://code.google.com/apis/gears/sample.html"><text:span text:style-name="T7">sample applications</text:span></text:a><text:span text:style-name="T7"> to confirm everything is working. </text:span></text:p>
        </text:list-item>
        <text:list-item>
          <text:p text:style-name="P220">Modify your app to work within the limitations of Windows Mobile devices. </text:p>
        </text:list-item>
        <text:list-item>
          <text:p text:style-name="P184"><text:span text:style-name="T8">If you are porting an existing Web application to Windows Mobile, make sure you update the </text:span><text:a xlink:type="simple" xlink:href="http://code.google.com/apis/gears/gears_init.js"><text:span text:style-name="T8">gears_init.js</text:span></text:a><text:span text:style-name="T8"> file included in your application.</text:span><text:span text:style-name="T7"> The Windows Mobile version of Gears needs to be initialized in a slightly different way than all other versions of Gears, so you need to include the latest version of </text:span><text:a xlink:type="simple" xlink:href="http://code.google.com/apis/gears/gears_init.js"><text:span text:style-name="T7">gears_init.js</text:span></text:a><text:span text:style-name="T7"> to guarantee that your application works correctly across all platforms. </text:span></text:p>
        </text:list-item>
      </text:list>
      <text:p text:style-name="P115">That's it!</text:p>
      <text:h text:style-name="Heading_20_3" text:outline-level="3" text:is-list-header="true"><text:bookmark text:name="limits"/>Windows Mobile 5 and 6 Limitations</text:h>
      <text:p text:style-name="P109"><text:tab/>Limitations to consider when writing <text:span text:style-name="T2">AJAX</text:span> applications for <text:span text:style-name="T49">Windows Mobile 5 </text:span>and <text:span text:style-name="T49">6</text:span> devices, and some workarounds, are provided below:</text:p>
      <text:list text:style-name="L28">
        <text:list-item>
          <text:p text:style-name="P232"><text:a xlink:type="simple" xlink:href="http://code.google.com/apis/gears/mobile.html#css_win_mo"><text:span text:style-name="T7">CSS</text:span></text:a><text:span text:style-name="T7"> </text:span></text:p>
        </text:list-item>
        <text:list-item>
          <text:p text:style-name="P232"><text:a xlink:type="simple" xlink:href="http://code.google.com/apis/gears/mobile.html#dom_win_mo"><text:span text:style-name="T7">Document Object Model</text:span></text:a><text:span text:style-name="T7"> </text:span></text:p>
        </text:list-item>
        <text:list-item>
          <text:p text:style-name="P232"><text:a xlink:type="simple" xlink:href="http://code.google.com/apis/gears/mobile.html#active_x_win_mo"><text:span text:style-name="T7">ActiveX</text:span></text:a><text:span text:style-name="T7"> </text:span></text:p>
        </text:list-item>
        <text:list-item>
          <text:p text:style-name="P232"><text:a xlink:type="simple" xlink:href="http://code.google.com/apis/gears/mobile.html#recursion"><text:span text:style-name="T7">Recursion</text:span></text:a><text:span text:style-name="T7"> </text:span></text:p>
        </text:list-item>
        <text:list-item>
          <text:p text:style-name="P232"><text:a xlink:type="simple" xlink:href="http://code.google.com/apis/gears/mobile.html#layout_refresh"><text:span text:style-name="T7">Layout refresh</text:span></text:a><text:span text:style-name="T7"> </text:span></text:p>
        </text:list-item>
        <text:list-item>
          <text:p text:style-name="P185"><text:a xlink:type="simple" xlink:href="http://code.google.com/apis/gears/mobile.html#msdn"><text:span text:style-name="T7">MSDN Resources</text:span></text:a><text:span text:style-name="T7"> </text:span></text:p>
        </text:list-item>
      </text:list>
      <text:h text:style-name="Heading_20_3" text:outline-level="3" text:is-list-header="true"><text:bookmark text:name="css_win_mo"/><text:soft-page-break/>CSS</text:h>
      <text:p text:style-name="P116"><text:span text:style-name="T7"><text:tab/></text:span><text:span text:style-name="T32">Neither</text:span><text:span text:style-name="T7"> </text:span><text:span text:style-name="T51">Windows Mobile 5 </text:span><text:span text:style-name="T32">nor</text:span><text:span text:style-name="T7"> 6 support the </text:span><text:span text:style-name="T51">CSS</text:span><text:span text:style-name="T7"> </text:span><text:span text:style-name="Source_20_Text"><text:span text:style-name="T52">position</text:span></text:span><text:span text:style-name="Source_20_Text"><text:span text:style-name="T51">:</text:span></text:span><text:span text:style-name="T54"> style attribute</text:span><text:span text:style-name="T7">. This means text is </text:span><text:span text:style-name="T32">not</text:span><text:span text:style-name="T7"> positioned in any way, it simply appears within the normal flow of an </text:span><text:span text:style-name="T9">HTML</text:span><text:span text:style-name="T7"> document.</text:span></text:p>
      <text:h text:style-name="Heading_20_3" text:outline-level="3" text:is-list-header="true"><text:bookmark text:name="dom_win_mo"/>Document Object Model</text:h>
      <text:p text:style-name="P109"><text:tab/><text:span text:style-name="T140">Document Object Model </text:span>(<text:span text:style-name="T126">DOM</text:span>) limitations, and example workarounds, are provided below:</text:p>
      <text:list text:style-name="L29">
        <text:list-item>
          <text:p text:style-name="P233"><text:a xlink:type="simple" xlink:href="http://code.google.com/apis/gears/mobile.html#getelem"><text:span text:style-name="T7">Accessing a Document Element</text:span></text:a><text:span text:style-name="T7"> </text:span></text:p>
        </text:list-item>
        <text:list-item>
          <text:p text:style-name="P233"><text:a xlink:type="simple" xlink:href="http://code.google.com/apis/gears/mobile.html#create_doc_elements_win_mo"><text:span text:style-name="T7">Creating a Document Element</text:span></text:a><text:span text:style-name="T7"> </text:span></text:p>
        </text:list-item>
        <text:list-item>
          <text:p text:style-name="P233"><text:a xlink:type="simple" xlink:href="http://code.google.com/apis/gears/mobile.html#element_text"><text:span text:style-name="T7">Setting Element Text</text:span></text:a><text:span text:style-name="T7"> </text:span></text:p>
        </text:list-item>
        <text:list-item>
          <text:p text:style-name="P186"><text:a xlink:type="simple" xlink:href="http://code.google.com/apis/gears/mobile.html#change_doc_elements_win_mo"><text:span text:style-name="T7">Modifying a Document Element</text:span></text:a><text:span text:style-name="T7"> </text:span></text:p>
        </text:list-item>
      </text:list>
      <text:h text:style-name="Heading_20_4" text:outline-level="4" text:is-list-header="true"><text:bookmark text:name="getelem"/>Accessing a Document Element</text:h>
      <text:p text:style-name="P116"><text:span text:style-name="T51"><text:tab/>Windows Mobile 5</text:span><text:span text:style-name="T32"> does not </text:span><text:span text:style-name="T7">support </text:span><text:span text:style-name="Source_20_Text"><text:span text:style-name="T127">document.</text:span></text:span><text:span text:style-name="Source_20_Text"><text:span text:style-name="T90">getElementById()</text:span></text:span><text:span text:style-name="T90">,</text:span><text:span text:style-name="T7"> though </text:span><text:span text:style-name="T51">Windows Mobile 6 </text:span><text:span text:style-name="T32">does</text:span><text:span text:style-name="T7">. The following code snippet provides a workaround using the </text:span><text:span text:style-name="Source_20_Text"><text:span text:style-name="T127">document.</text:span></text:span><text:span text:style-name="Source_20_Text"><text:span text:style-name="T90">all</text:span></text:span><text:span text:style-name="T127"> DOM</text:span><text:span text:style-name="T7"> property.</text:span></text:p>
      <text:p text:style-name="P69"><text:span text:style-name="Source_20_Text"><text:span text:style-name="T179">/**</text:span></text:span></text:p>
      <text:p text:style-name="P69"><text:span text:style-name="Source_20_Text"><text:span text:style-name="T179"><text:s/>* Tests </text:span></text:span><text:span text:style-name="Source_20_Text"><text:span text:style-name="T180">if</text:span></text:span><text:span text:style-name="Source_20_Text"><text:span text:style-name="T179"> an element is defined.</text:span></text:span></text:p>
      <text:p text:style-name="P69"><text:span text:style-name="Source_20_Text"><text:span text:style-name="T179"><text:s/>* @</text:span></text:span><text:span text:style-name="Source_20_Text"><text:span text:style-name="T180">param</text:span></text:span><text:span text:style-name="Source_20_Text"><text:span text:style-name="T179"> type - The type of the element to be tested.</text:span></text:span></text:p>
      <text:p text:style-name="P69"><text:span text:style-name="Source_20_Text"><text:span text:style-name="T179"><text:s/>*/</text:span></text:span></text:p>
      <text:p text:style-name="P69"><text:span text:style-name="Source_20_Text"><text:span text:style-name="T49">function</text:span></text:span><text:span text:style-name="Source_20_Text"> </text:span><text:span text:style-name="Source_20_Text"><text:span text:style-name="T2">isDefined(</text:span></text:span><text:span text:style-name="Source_20_Text"><text:span text:style-name="T152">type</text:span></text:span><text:span text:style-name="Source_20_Text"><text:span text:style-name="T2">) {</text:span></text:span></text:p>
      <text:p text:style-name="P69"><text:span text:style-name="Source_20_Text"><text:s text:c="2"/></text:span><text:span text:style-name="Source_20_Text"><text:span text:style-name="T49">return</text:span></text:span><text:span text:style-name="Source_20_Text"> type </text:span><text:span text:style-name="Source_20_Text"><text:span text:style-name="T49">!=</text:span></text:span><text:span text:style-name="Source_20_Text"> '</text:span><text:span text:style-name="Source_20_Text"><text:span text:style-name="T169">undefined</text:span></text:span><text:span text:style-name="Source_20_Text">'</text:span><text:span text:style-name="Source_20_Text"><text:span text:style-name="T49"> &amp;&amp; </text:span></text:span><text:span text:style-name="Source_20_Text">type </text:span><text:span text:style-name="Source_20_Text"><text:span text:style-name="T49">!= </text:span></text:span><text:span text:style-name="Source_20_Text">'</text:span><text:span text:style-name="Source_20_Text"><text:span text:style-name="T169">unknown</text:span></text:span><text:span text:style-name="Source_20_Text">';</text:span></text:p>
      <text:p text:style-name="P69"><text:span text:style-name="Source_20_Text"><text:span text:style-name="T2">}</text:span></text:span></text:p>
      <text:p text:style-name="P69"/>
      <text:p text:style-name="P69"><text:span text:style-name="Source_20_Text"><text:span text:style-name="T179">/**</text:span></text:span></text:p>
      <text:p text:style-name="P69"><text:span text:style-name="Source_20_Text"><text:span text:style-name="T179"><text:s/>* Retrieve a </text:span></text:span><text:span text:style-name="Source_20_Text"><text:span text:style-name="T180">DOM</text:span></text:span><text:span text:style-name="Source_20_Text"><text:span text:style-name="T179"> element by its </text:span></text:span><text:span text:style-name="Source_20_Text"><text:span text:style-name="T180">ID</text:span></text:span><text:span text:style-name="Source_20_Text"><text:span text:style-name="T179">.</text:span></text:span></text:p>
      <text:p text:style-name="P69"><text:span text:style-name="Source_20_Text"><text:span text:style-name="T179"><text:s/>* @</text:span></text:span><text:span text:style-name="Source_20_Text"><text:span text:style-name="T180">param</text:span></text:span><text:span text:style-name="Source_20_Text"><text:span text:style-name="T179"> id - The ID of the element to locate.</text:span></text:span></text:p>
      <text:p text:style-name="P69"><text:span text:style-name="Source_20_Text"><text:span text:style-name="T179"><text:s/>*/</text:span></text:span></text:p>
      <text:p text:style-name="P69"><text:span text:style-name="Source_20_Text"><text:span text:style-name="T49">function</text:span></text:span><text:span text:style-name="Source_20_Text"><text:span text:style-name="T2"> getDOMElementById(</text:span></text:span><text:span text:style-name="Source_20_Text"><text:span text:style-name="T155">id</text:span></text:span><text:span text:style-name="Source_20_Text"><text:span text:style-name="T2">) {</text:span></text:span></text:p>
      <text:p text:style-name="P69"><text:span text:style-name="Source_20_Text"><text:s text:c="2"/></text:span><text:span text:style-name="Source_20_Text"><text:span text:style-name="T49">if</text:span></text:span><text:span text:style-name="Source_20_Text"> ( isDefined(</text:span><text:span text:style-name="Source_20_Text"><text:span text:style-name="T49">typeof</text:span></text:span><text:span text:style-name="Source_20_Text"> </text:span><text:span text:style-name="Source_20_Text"><text:span text:style-name="T152">document.getElementById</text:span></text:span><text:span text:style-name="Source_20_Text"><text:span text:style-name="T185">) </text:span></text:span><text:span text:style-name="Source_20_Text"><text:span text:style-name="T2">) {</text:span></text:span></text:p>
      <text:p text:style-name="P69"><text:span text:style-name="Source_20_Text"><text:s text:c="5"/></text:span><text:span text:style-name="Source_20_Text"><text:span text:style-name="T49">return</text:span></text:span><text:span text:style-name="Source_20_Text"> document.</text:span><text:span text:style-name="Source_20_Text"><text:span text:style-name="T2">getElementById(</text:span></text:span><text:span text:style-name="Source_20_Text"><text:span text:style-name="T155">id</text:span></text:span><text:span text:style-name="Source_20_Text"><text:span text:style-name="T2">); </text:span></text:span></text:p>
      <text:p text:style-name="P69"><text:span text:style-name="Source_20_Text"><text:s/></text:span><text:span text:style-name="Source_20_Text"><text:span text:style-name="T2"><text:s/>}</text:span></text:span><text:span text:style-name="Source_20_Text"> </text:span><text:span text:style-name="Source_20_Text"><text:span text:style-name="T49">else if </text:span></text:span><text:span text:style-name="Source_20_Text">(isDefined(</text:span><text:span text:style-name="Source_20_Text"><text:span text:style-name="T49">typeof</text:span></text:span><text:span text:style-name="Source_20_Text"> </text:span><text:span text:style-name="Source_20_Text"><text:span text:style-name="T152">document</text:span></text:span><text:span text:style-name="Source_20_Text">.</text:span><text:span text:style-name="Source_20_Text"><text:span text:style-name="T2">all</text:span></text:span><text:span text:style-name="Source_20_Text">)) </text:span><text:span text:style-name="Source_20_Text"><text:span text:style-name="T2">{</text:span></text:span></text:p>
      <text:p text:style-name="P69"><text:span text:style-name="Source_20_Text"><text:s text:c="5"/></text:span><text:span text:style-name="Source_20_Text"><text:span text:style-name="T49">return</text:span></text:span><text:span text:style-name="Source_20_Text"> document.</text:span><text:span text:style-name="Source_20_Text"><text:span text:style-name="T2">all[</text:span></text:span><text:span text:style-name="Source_20_Text"><text:span text:style-name="T155">id</text:span></text:span><text:span text:style-name="Source_20_Text"><text:span text:style-name="T2">];</text:span></text:span></text:p>
      <text:p text:style-name="P69"><text:span text:style-name="Source_20_Text"><text:s/></text:span><text:span text:style-name="Source_20_Text"><text:span text:style-name="T2"><text:s/>}</text:span></text:span><text:span text:style-name="Source_20_Text"> </text:span><text:span text:style-name="Source_20_Text"><text:span text:style-name="T49">else</text:span></text:span><text:span text:style-name="Source_20_Text"> </text:span><text:span text:style-name="Source_20_Text"><text:span text:style-name="T2">{</text:span></text:span></text:p>
      <text:p text:style-name="P69"><text:span text:style-name="Source_20_Text"><text:s text:c="4"/></text:span><text:span text:style-name="Source_20_Text"><text:span text:style-name="T49">throw new</text:span></text:span><text:span text:style-name="Source_20_Text"> </text:span><text:span text:style-name="Source_20_Text"><text:span text:style-name="T2">Error</text:span></text:span><text:span text:style-name="Source_20_Text">(</text:span></text:p>
      <text:p text:style-name="P69"><text:span text:style-name="Source_20_Text"><text:s text:c="10"/>"</text:span><text:span text:style-name="Source_20_Text"><text:span text:style-name="T169">Can not find a method to locate DOM element.</text:span></text:span><text:span text:style-name="Source_20_Text">");</text:span></text:p>
      <text:p text:style-name="P69"><text:span text:style-name="Source_20_Text"><text:s text:c="4"/></text:span><text:span text:style-name="Source_20_Text"><text:span text:style-name="T49">return</text:span></text:span><text:span text:style-name="Source_20_Text"> </text:span><text:span text:style-name="Source_20_Text"><text:span text:style-name="T73">null</text:span></text:span><text:span text:style-name="Source_20_Text">;</text:span></text:p>
      <text:p text:style-name="P69"><text:span text:style-name="Source_20_Text"><text:s/></text:span><text:span text:style-name="Source_20_Text"><text:span text:style-name="T2"><text:s/>}</text:span></text:span></text:p>
      <text:p text:style-name="P27"><text:span text:style-name="Source_20_Text"><text:span text:style-name="T2">}</text:span></text:span></text:p>
      <text:h text:style-name="Heading_20_4" text:outline-level="4" text:is-list-header="true"><text:bookmark text:name="create_doc_elements_win_mo"/><text:soft-page-break/>Creating a Document Element</text:h>
      <text:p text:style-name="P116"><text:span text:style-name="T7"><text:tab/></text:span><text:span text:style-name="T51">Windows Mobile 5</text:span><text:span text:style-name="T32"> does not </text:span><text:span text:style-name="T7">support </text:span><text:span text:style-name="Source_20_Text"><text:span text:style-name="T90">createElement</text:span></text:span><text:span text:style-name="T7">, though </text:span><text:span text:style-name="T51">Windows Mobile 6</text:span><text:span text:style-name="T7"> </text:span><text:span text:style-name="T32">does</text:span><text:span text:style-name="T7">. For</text:span><text:span text:style-name="T51"> Windows Mobile 5 </text:span><text:span text:style-name="T7">devices, create elements using the </text:span><text:span text:style-name="Source_20_Text"><text:span text:style-name="T90">innerHTML</text:span></text:span><text:span text:style-name="T7"> property. This method also works for </text:span><text:span text:style-name="T9">all</text:span><text:span text:style-name="T7"> modern desktop browsers.</text:span></text:p>
      <text:p text:style-name="P21"><text:span text:style-name="Source_20_Text"><text:tab/></text:span><text:span text:style-name="Source_20_Text"><text:span text:style-name="T152">node</text:span></text:span><text:span text:style-name="Source_20_Text">.</text:span><text:span text:style-name="Source_20_Text"><text:span text:style-name="T86">innerHTML</text:span></text:span><text:span text:style-name="Source_20_Text"> = "</text:span><text:span text:style-name="Source_20_Text"><text:span text:style-name="T169">&lt;</text:span></text:span><text:span text:style-name="Source_20_Text"><text:span text:style-name="T170">p</text:span></text:span><text:span text:style-name="Source_20_Text"><text:span text:style-name="T169"> id='myElement'&gt;&lt;/</text:span></text:span><text:span text:style-name="Source_20_Text"><text:span text:style-name="T170">p</text:span></text:span><text:span text:style-name="Source_20_Text"><text:span text:style-name="T169">&gt;</text:span></text:span><text:span text:style-name="Source_20_Text">";</text:span></text:p>
      <text:h text:style-name="Heading_20_4" text:outline-level="4" text:is-list-header="true"><text:bookmark text:name="element_text"/>Setting Element Text</text:h>
      <text:p text:style-name="P116"><text:span text:style-name="T51"><text:tab/>Windows Mobile 5 </text:span><text:span text:style-name="T32">does not </text:span><text:span text:style-name="T7">support the </text:span><text:span text:style-name="Source_20_Text"><text:span text:style-name="T90">createTextNode</text:span></text:span><text:span text:style-name="T7"> method. To set the text content of an element use the </text:span><text:span text:style-name="Source_20_Text"><text:span text:style-name="T90">innerText</text:span></text:span><text:span text:style-name="T7"> property instead: </text:span></text:p>
      <text:p text:style-name="P69"><text:span text:style-name="Source_20_Text"><text:span text:style-name="T49">function</text:span></text:span><text:span text:style-name="Source_20_Text"> </text:span><text:span text:style-name="Source_20_Text"><text:span text:style-name="T2">setElementText(</text:span></text:span><text:span text:style-name="Source_20_Text"><text:span text:style-name="T152">node</text:span></text:span><text:span text:style-name="Source_20_Text">, </text:span><text:span text:style-name="Source_20_Text"><text:span text:style-name="T152">text</text:span></text:span><text:span text:style-name="Source_20_Text"><text:span text:style-name="T2">) {</text:span></text:span></text:p>
      <text:p text:style-name="P69"><text:span text:style-name="Source_20_Text"><text:s/></text:span><text:span text:style-name="Source_20_Text"><text:span text:style-name="T49">if</text:span></text:span><text:span text:style-name="Source_20_Text"> (isDefined(</text:span><text:span text:style-name="Source_20_Text"><text:span text:style-name="T49">typeof</text:span></text:span><text:span text:style-name="Source_20_Text"> </text:span><text:span text:style-name="Source_20_Text"><text:span text:style-name="T152">node</text:span></text:span><text:span text:style-name="Source_20_Text">.</text:span><text:span text:style-name="Source_20_Text"><text:span text:style-name="T82">innerText</text:span></text:span><text:span text:style-name="Source_20_Text">)</text:span><text:span text:style-name="Source_20_Text"><text:span text:style-name="T2">) {</text:span></text:span></text:p>
      <text:p text:style-name="P69"><text:span text:style-name="Source_20_Text"><text:s text:c="3"/></text:span><text:span text:style-name="Source_20_Text"><text:span text:style-name="T152">node</text:span></text:span><text:span text:style-name="Source_20_Text">.</text:span><text:span text:style-name="Source_20_Text"><text:span text:style-name="T82">innerText</text:span></text:span><text:span text:style-name="Source_20_Text"> = text;</text:span></text:p>
      <text:p text:style-name="P69"><text:span text:style-name="Source_20_Text"><text:span text:style-name="T2"><text:s/>} </text:span></text:span><text:span text:style-name="Source_20_Text"><text:span text:style-name="T79">else</text:span></text:span><text:span text:style-name="Source_20_Text"><text:span text:style-name="T2"> {</text:span></text:span></text:p>
      <text:p text:style-name="P69"><text:span text:style-name="Source_20_Text"><text:s text:c="3"/></text:span><text:span text:style-name="Source_20_Text"><text:span text:style-name="T49">while</text:span></text:span><text:span text:style-name="Source_20_Text"> (</text:span><text:span text:style-name="Source_20_Text"><text:span text:style-name="T152">node</text:span></text:span><text:span text:style-name="Source_20_Text">.</text:span><text:span text:style-name="Source_20_Text"><text:span text:style-name="T82">firstChild</text:span></text:span><text:span text:style-name="Source_20_Text">) </text:span><text:span text:style-name="Source_20_Text"><text:span text:style-name="T2">{</text:span></text:span></text:p>
      <text:p text:style-name="P69"><text:span text:style-name="Source_20_Text"><text:s text:c="5"/></text:span><text:span text:style-name="Source_20_Text"><text:span text:style-name="T152">node</text:span></text:span><text:span text:style-name="Source_20_Text">.</text:span><text:span text:style-name="Source_20_Text"><text:span text:style-name="T2">removeChild</text:span></text:span><text:span text:style-name="Source_20_Text">(</text:span><text:span text:style-name="Source_20_Text"><text:span text:style-name="T152">node</text:span></text:span><text:span text:style-name="Source_20_Text">.</text:span><text:span text:style-name="Source_20_Text"><text:span text:style-name="T82">firstChild</text:span></text:span><text:span text:style-name="Source_20_Text">);</text:span></text:p>
      <text:p text:style-name="P69"><text:span text:style-name="Source_20_Text"><text:s/></text:span><text:span text:style-name="Source_20_Text"><text:span text:style-name="T2"><text:s text:c="2"/>}</text:span></text:span></text:p>
      <text:p text:style-name="P69"><text:span text:style-name="Source_20_Text"><text:s text:c="3"/></text:span><text:span text:style-name="Source_20_Text"><text:span text:style-name="T152">node</text:span></text:span><text:span text:style-name="Source_20_Text">.</text:span><text:span text:style-name="Source_20_Text"><text:span text:style-name="T2">appendChild(</text:span></text:span><text:span text:style-name="Source_20_Text">document.</text:span><text:span text:style-name="Source_20_Text"><text:span text:style-name="T2">createTextNode(</text:span></text:span><text:span text:style-name="Source_20_Text"><text:span text:style-name="T152">text</text:span></text:span><text:span text:style-name="Source_20_Text"><text:span text:style-name="T2">))</text:span></text:span><text:span text:style-name="Source_20_Text">;</text:span></text:p>
      <text:p text:style-name="P69"><text:span text:style-name="Source_20_Text"><text:s/></text:span><text:span text:style-name="Source_20_Text"><text:span text:style-name="T2">}</text:span></text:span></text:p>
      <text:p text:style-name="P27"><text:span text:style-name="Source_20_Text"><text:span text:style-name="T2">}</text:span></text:span></text:p>
      <text:h text:style-name="Heading_20_4" text:outline-level="4" text:is-list-header="true"><text:bookmark text:name="change_doc_elements_win_mo"/>Modifying a Document Element</text:h>
      <text:p text:style-name="Text_20_body"><text:tab/><text:span text:style-name="T7">Use the </text:span><text:span text:style-name="Source_20_Text"><text:span text:style-name="T90">innerHTML</text:span></text:span><text:span text:style-name="T7"> and </text:span><text:span text:style-name="Source_20_Text"><text:span text:style-name="T90">innerText</text:span></text:span><text:span text:style-name="T7"> properties to modify an element on </text:span><text:span text:style-name="T9">both</text:span><text:span text:style-name="T7"> </text:span><text:span text:style-name="T51">Windows Mobile 5</text:span><text:span text:style-name="T7"> and</text:span><text:span text:style-name="T51"> 6.</text:span></text:p>
      <text:h text:style-name="Heading_20_3" text:outline-level="3" text:is-list-header="true"><text:bookmark text:name="active_x_win_mo"/>ActiveX : Problems with setting some objects</text:h>
      <text:p text:style-name="P116"><text:span text:style-name="T7"><text:tab/>On </text:span><text:span text:style-name="T51">Windows Mobile 5</text:span><text:span text:style-name="T7"> and </text:span><text:span text:style-name="T51">6</text:span><text:span text:style-name="T7"> some objects that you may expect to be </text:span><text:span text:style-name="T9">JavaScript</text:span><text:span text:style-name="T7"> objects are instead </text:span><text:span text:style-name="T9">ActiveX</text:span><text:span text:style-name="T7"> controls. Notably the window object is an </text:span><text:span text:style-name="T9">ActiveX</text:span><text:span text:style-name="T7"> control, and so does </text:span><text:span text:style-name="T32">not</text:span><text:span text:style-name="T7"> support </text:span><text:span text:style-name="Source_20_Text"><text:span text:style-name="T7">expando</text:span></text:span><text:span text:style-name="T7"> properties. This means that you </text:span><text:span text:style-name="Emphasis"><text:span text:style-name="T32">cannot</text:span></text:span><text:span text:style-name="T7"> add </text:span><text:span text:style-name="T17">methods</text:span><text:span text:style-name="T7"> or </text:span><text:span text:style-name="T17">properties</text:span><text:span text:style-name="T7"> to a window as follows:</text:span></text:p>
      <text:p text:style-name="P27"><text:span text:style-name="Source_20_Text"><text:span text:style-name="T152">window</text:span></text:span><text:span text:style-name="Source_20_Text">.</text:span><text:span text:style-name="Source_20_Text"><text:span text:style-name="T2">myObject</text:span></text:span><text:span text:style-name="Source_20_Text"> = </text:span><text:span text:style-name="Source_20_Text"><text:span text:style-name="T49">new</text:span></text:span><text:span text:style-name="Source_20_Text"><text:span text:style-name="T2"> Array(); </text:span></text:span><text:span text:style-name="Source_20_Text"><text:span text:style-name="T117">// Does not work!</text:span></text:span></text:p>
      <text:p text:style-name="P116"><text:span text:style-name="T7"><text:tab/>A workaround is to declare </text:span><text:span text:style-name="Source_20_Text"><text:span text:style-name="T9">myObject</text:span></text:span><text:span text:style-name="T7"> as </text:span><text:span text:style-name="T13">a top-level object</text:span><text:span text:style-name="T7"> </text:span><text:span text:style-name="T9">in the</text:span><text:span text:style-name="T7"> </text:span><text:span text:style-name="T13">global scope.</text:span><text:span text:style-name="T7"> It is then accessible with the notation </text:span><text:span text:style-name="Source_20_Text"><text:span text:style-name="T13">window</text:span></text:span><text:span text:style-name="Source_20_Text"><text:span text:style-name="T7">.</text:span></text:span><text:span text:style-name="Source_20_Text"><text:span text:style-name="T9">myObject</text:span></text:span><text:span text:style-name="T7">, for example:</text:span></text:p>
      <text:p text:style-name="P69"><text:soft-page-break/><text:span text:style-name="Source_20_Text">myObject = </text:span><text:span text:style-name="Source_20_Text"><text:span text:style-name="T49">new</text:span></text:span><text:span text:style-name="Source_20_Text"><text:span text:style-name="T2"> Array();</text:span></text:span></text:p>
      <text:p text:style-name="P27"><text:span text:style-name="Source_20_Text"><text:span text:style-name="T2">alert</text:span></text:span><text:span text:style-name="Source_20_Text">(</text:span><text:span text:style-name="Source_20_Text"><text:span text:style-name="T152">window</text:span></text:span><text:span text:style-name="Source_20_Text">.</text:span><text:span text:style-name="Source_20_Text"><text:span text:style-name="T2">myObject</text:span></text:span><text:span text:style-name="Source_20_Text">); <text:s text:c="4"/></text:span><text:span text:style-name="Source_20_Text"><text:span text:style-name="T180"><text:s text:c="2"/>// OK!</text:span></text:span></text:p>
      <text:p text:style-name="P116"><text:span text:style-name="T7"><text:tab/>Checking whether a method exists before calling it </text:span><text:span text:style-name="T32">does not</text:span><text:span text:style-name="T7"> work if </text:span><text:span text:style-name="Source_20_Text"><text:span text:style-name="T9">myObject</text:span></text:span><text:span text:style-name="T7"> is an </text:span><text:span text:style-name="T9">ActiveX</text:span><text:span text:style-name="T7"> object. For example, the following will silently crash:</text:span></text:p>
      <text:p text:style-name="P69"><text:span text:style-name="Source_20_Text"><text:span text:style-name="T49">if</text:span></text:span><text:span text:style-name="Source_20_Text"> (</text:span><text:span text:style-name="Source_20_Text"><text:span text:style-name="T152">myObject</text:span></text:span><text:span text:style-name="Source_20_Text">.askQuestion) </text:span><text:span text:style-name="Source_20_Text"><text:span text:style-name="T2">{</text:span></text:span></text:p>
      <text:p text:style-name="P69"><text:span text:style-name="Source_20_Text"><text:s text:c="2"/></text:span><text:span text:style-name="Source_20_Text"><text:span text:style-name="T152">myObject</text:span></text:span><text:span text:style-name="Source_20_Text">.</text:span><text:span text:style-name="Source_20_Text"><text:span text:style-name="T2">askQuestion(</text:span></text:span><text:span text:style-name="Source_20_Text"><text:span text:style-name="T169">42</text:span></text:span><text:span text:style-name="Source_20_Text"><text:span text:style-name="T2">);</text:span></text:span></text:p>
      <text:p text:style-name="P27"><text:span text:style-name="Source_20_Text"><text:span text:style-name="T2">}</text:span></text:span></text:p>
      <text:p text:style-name="P109"><text:tab/>Instead, a safe way to do the same check is:</text:p>
      <text:p text:style-name="P69"><text:span text:style-name="Source_20_Text"><text:span text:style-name="T49">if</text:span></text:span><text:span text:style-name="Source_20_Text"> (isDefined(</text:span><text:span text:style-name="Source_20_Text"><text:span text:style-name="T49">typeof</text:span></text:span><text:span text:style-name="Source_20_Text"> </text:span><text:span text:style-name="Source_20_Text"><text:span text:style-name="T152">myObject</text:span></text:span><text:span text:style-name="Source_20_Text">.</text:span><text:span text:style-name="Source_20_Text"><text:span text:style-name="T2">askQuestion</text:span></text:span><text:span text:style-name="Source_20_Text">)) </text:span><text:span text:style-name="Source_20_Text"><text:span text:style-name="T2">{</text:span></text:span></text:p>
      <text:p text:style-name="P69"><text:span text:style-name="Source_20_Text"><text:s text:c="2"/></text:span><text:span text:style-name="Source_20_Text"><text:span text:style-name="T152">myObject</text:span></text:span><text:span text:style-name="Source_20_Text">.</text:span><text:span text:style-name="Source_20_Text"><text:span text:style-name="T2">askQuestion(</text:span></text:span><text:span text:style-name="Source_20_Text"><text:span text:style-name="T169">42</text:span></text:span><text:span text:style-name="Source_20_Text"><text:span text:style-name="T2">);</text:span></text:span></text:p>
      <text:p text:style-name="P27"><text:span text:style-name="Source_20_Text"><text:span text:style-name="T2">}</text:span></text:span></text:p>
      <text:p text:style-name="Text_20_body"><text:span text:style-name="T7">where the </text:span><text:span text:style-name="Source_20_Text"><text:span text:style-name="T90">isDefined</text:span></text:span><text:span text:style-name="T7"> function is</text:span></text:p>
      <text:p text:style-name="P69"><text:span text:style-name="Source_20_Text"><text:span text:style-name="T49">function</text:span></text:span><text:span text:style-name="Source_20_Text"> </text:span><text:span text:style-name="Source_20_Text"><text:span text:style-name="T2">isDefined(</text:span></text:span><text:span text:style-name="Source_20_Text"><text:span text:style-name="T152">type</text:span></text:span><text:span text:style-name="Source_20_Text"><text:span text:style-name="T2">) {</text:span></text:span></text:p>
      <text:p text:style-name="P69"><text:span text:style-name="Source_20_Text"><text:s/></text:span><text:span text:style-name="Source_20_Text"><text:span text:style-name="T49">return</text:span></text:span><text:span text:style-name="Source_20_Text"> type != '</text:span><text:span text:style-name="Source_20_Text"><text:span text:style-name="T169">undefined</text:span></text:span><text:span text:style-name="Source_20_Text">' </text:span><text:span text:style-name="Source_20_Text"><text:span text:style-name="T27">&amp;&amp;</text:span></text:span><text:span text:style-name="Source_20_Text"> type != '</text:span><text:span text:style-name="Source_20_Text"><text:span text:style-name="T169">unknown</text:span></text:span><text:span text:style-name="Source_20_Text">';</text:span></text:p>
      <text:p text:style-name="P27"><text:span text:style-name="Source_20_Text"><text:span text:style-name="T2">}</text:span></text:span></text:p>
      <text:h text:style-name="Heading_20_3" text:outline-level="3" text:is-list-header="true"><text:bookmark text:name="recursion"/>Recursion</text:h>
      <text:p text:style-name="P110"><text:tab/><text:span text:style-name="T27">Avoid</text:span> recursion. <text:span text:style-name="T2">Both</text:span> <text:span text:style-name="T49">Windows Mobile 5</text:span> and <text:span text:style-name="T49">6</text:span> have an <text:span text:style-name="T27">extremely limited </text:span>call stack of about <text:span text:style-name="T49">16</text:span> javascript function calls. Violate it and your <text:span text:style-name="T2">JavaScript</text:span> will <text:span text:style-name="T27">no</text:span> longer execute.</text:p>
      <text:h text:style-name="Heading_20_3" text:outline-level="3" text:is-list-header="true"><text:bookmark text:name="layout_refresh"/>Layout Refresh</text:h>
      <text:p text:style-name="P110"><text:span text:style-name="T49"><text:tab/>Windows Mobile </text:span><text:span text:style-name="T27">does not </text:span>always correctly update <text:span text:style-name="T153">the page layout</text:span> when a new element is inserted dynamically into the <text:span text:style-name="T126">DOM</text:span>.<text:span text:style-name="T2"> For example,</text:span> <text:span text:style-name="T152">modifications</text:span> to an existing table element will not be reflected in the layout. To <text:span text:style-name="T27">avoid</text:span> this, you <text:span text:style-name="T27">must</text:span> replace the entire table element <text:span text:style-name="T27">whenever</text:span> it is modified.</text:p>
      <text:h text:style-name="P93" text:outline-level="2" text:is-list-header="true"><text:bookmark text:name="msdn"/>MSDN Resources</text:h>
      <text:p text:style-name="P109"><text:span text:style-name="T2">MSDN</text:span> contains a lot of useful information on <text:span text:style-name="T126">Windows Mobile</text:span> development. See, for example:</text:p>
      <text:list text:style-name="L30">
        <text:list-item>
          <text:p text:style-name="P234"><text:a xlink:type="simple" xlink:href="http://www.google.com/url?q=http://msdn2.microsoft.com/en-us/library/aa454218.aspx&amp;usg=AFrqEzcXjmzhzq-sohdSnmZf5HvhVpVfUA"><text:span text:style-name="T7">MSDN: List of HTML elements supported on Mobile 5</text:span></text:a><text:span text:style-name="T7"> </text:span></text:p>
        </text:list-item>
        <text:list-item>
          <text:p text:style-name="P234"><text:a xlink:type="simple" xlink:href="http://www.google.com/url?q=http://msdn2.microsoft.com/en-us/library/bb415489.aspx&amp;usg=AFrqEzepfWZ1EzHT2iMORsLATj02bSKUAg"><text:span text:style-name="T7">MSDN: List of HTML elements supported on Mobile 6</text:span></text:a><text:span text:style-name="T7"> </text:span></text:p>
        </text:list-item>
        <text:list-item>
          <text:p text:style-name="P234"><text:soft-page-break/><text:a xlink:type="simple" xlink:href="http://www.google.com/url?q=http://msdn2.microsoft.com/en-us/library/ms879855.aspx&amp;usg=AFrqEzf51J60jqLN8B8lIq7sXjVZy5vQcg"><text:span text:style-name="T7">MSDN: Designing Web Sites for Windows Mobile-based Devices</text:span></text:a><text:span text:style-name="T7"> </text:span></text:p>
        </text:list-item>
        <text:list-item>
          <text:p text:style-name="P234"><text:a xlink:type="simple" xlink:href="http://www.google.com/url?q=http://msdn2.microsoft.com/en-us/library/ms879855.aspx&amp;usg=AFrqEzf51J60jqLN8B8lIq7sXjVZy5vQcg"><text:span text:style-name="T7">MSDN: Supported standards in Mobile 6</text:span></text:a><text:span text:style-name="T7"> </text:span></text:p>
        </text:list-item>
        <text:list-item>
          <text:p text:style-name="P234"><text:a xlink:type="simple" xlink:href="http://www.google.com/url?q=http://blogs.msdn.com/iemobile/archive/2007/06/20/ie-mobile-support-of-activex.aspx&amp;usg=AFrqEzfgFMjzal0F0B8VFpqf4Lj-JRoGmQ"><text:span text:style-name="T7">MSDN: IE Mobile support of ActiveX</text:span></text:a><text:span text:style-name="T7"> </text:span></text:p>
        </text:list-item>
        <text:list-item>
          <text:p text:style-name="P234"><text:a xlink:type="simple" xlink:href="http://www.google.com/url?q=http://blogs.msdn.com/iemobile/archive/2007/05/15/ie-mobile-standards-support.aspx&amp;usg=AFrqEzfFEBlP8G-gPeqlBb8-VSuvgLfyNg"><text:span text:style-name="T7">MSDN: IE Mobile Standards Support</text:span></text:a><text:span text:style-name="T7"> </text:span></text:p>
        </text:list-item>
        <text:list-item>
          <text:p text:style-name="P187"><text:a xlink:type="simple" xlink:href="http://www.google.com/url?q=http://blogs.msdn.com/iemobile/archive/2005/11/15/493200.aspx&amp;usg=AFrqEzc1sp97PXDpTEl6Ef5M6xUVFhZseA"><text:span text:style-name="T7">MSDN: AJAX on IE Mobile</text:span></text:a><text:span text:style-name="T7"> </text:span></text:p>
        </text:list-item>
      </text:list>
      <text:h text:style-name="P93" text:outline-level="2" text:is-list-header="true"><text:bookmark text:name="env_setup"/>Setting up a Windows Mobile Emulator</text:h>
      <text:p text:style-name="P109">There are <text:span text:style-name="T49">four</text:span> types of<text:span text:style-name="T188"> Windows Mobile </text:span>device:</text:p>
      <text:list text:style-name="L31">
        <text:list-item>
          <text:p text:style-name="P221">Windows Mobile 5 <text:span text:style-name="T126">Smartphone</text:span> </text:p>
        </text:list-item>
        <text:list-item>
          <text:p text:style-name="P221">Windows Mobile 5<text:span text:style-name="T82"> </text:span><text:span text:style-name="T126">Pocket PC </text:span></text:p>
        </text:list-item>
        <text:list-item>
          <text:p text:style-name="P221">Windows Mobile 6 <text:span text:style-name="T126">Standard</text:span> </text:p>
        </text:list-item>
        <text:list-item>
          <text:p text:style-name="P177">Windows Mobile 6 <text:span text:style-name="T126">Classic/Professional </text:span></text:p>
        </text:list-item>
      </text:list>
      <text:p text:style-name="P110"><text:tab/>Due to greater support of <text:span text:style-name="T138">HTML elements,</text:span> <text:span text:style-name="T138">CSS</text:span>, the <text:span text:style-name="T138">Document Object Model,</text:span> and the presence of a touchscreen, we recommend you use a <text:span text:style-name="T78">Windows Mobile 6 Classic/Professional</text:span> <text:span text:style-name="T152">device</text:span> <text:span text:style-name="T2">or</text:span> <text:span text:style-name="T152">emulator</text:span> when developing a web app. Instructions are provided below.</text:p>
      <text:p text:style-name="P116"><text:span text:style-name="T7"><text:tab/>The </text:span><text:span text:style-name="T51">Windows Mobile 6 emulator</text:span><text:span text:style-name="T7"> runs </text:span><text:span text:style-name="T32">only</text:span><text:span text:style-name="T7"> on a </text:span><text:span text:style-name="T51">Windows PC</text:span><text:span text:style-name="T7">. It can be used either through </text:span><text:span text:style-name="T51">Visual Studio</text:span><text:span text:style-name="T7"> or as a stand-alone application. The latter is recommended unless you are also contributing to the </text:span><text:a xlink:type="simple" xlink:href="http://code.google.com/p/google-gears/" office:target-frame-name="_top" xlink:show="replace"><text:span text:style-name="T7">Gears open source project</text:span></text:a><text:span text:style-name="T7">. </text:span></text:p>
      <text:p text:style-name="Text_20_body"><text:span text:style-name="Strong_20_Emphasis"><text:span text:style-name="T32">Note</text:span></text:span><text:span text:style-name="T7">: The </text:span><text:span text:style-name="T51">Windows Mobile 6</text:span><text:span text:style-name="T7"> </text:span><text:span text:style-name="T51">emulator</text:span><text:span text:style-name="T7"> requires </text:span><text:span text:style-name="T51">ActiveSync</text:span><text:span text:style-name="T7"> (</text:span><text:span text:style-name="T13">for XP systems</text:span><text:span text:style-name="T7">) or </text:span><text:span text:style-name="T51">Windows</text:span><text:span text:style-name="T7"> </text:span><text:span text:style-name="T51">Mobile Device Center </text:span><text:span text:style-name="T7">(</text:span><text:span text:style-name="T13">for</text:span><text:span text:style-name="T7"> </text:span><text:span text:style-name="T54">Vista</text:span><text:span text:style-name="T7">). Instructions for installing both are included below.</text:span></text:p>
      <text:p text:style-name="P109">1. Install<text:span text:style-name="T140"> ActiveSync</text:span> (<text:span text:style-name="T152">for XP systems</text:span>) or <text:span text:style-name="T140">Windows Mobile Device Center</text:span> (<text:span text:style-name="T152">for</text:span> <text:span text:style-name="T152">Vista</text:span>): </text:p>
      <text:list text:style-name="L32">
        <text:list-item>
          <text:p text:style-name="P142"><text:span text:style-name="T7">Visit </text:span><text:a xlink:type="simple" xlink:href="http://www.google.com/url?q=http://www.microsoft.com/windowsmobile/activesync/default.mspx&amp;usg=AFrqEzfYd3KVzWNioEYGA_06zJIIOX2cWg"><text:span text:style-name="T7">http://www.microsoft.com/windowsmobile/activesync/default.mspx</text:span></text:a><text:span text:style-name="T7"> then follow the instructions to download the installer appropriate for your system. (</text:span><text:span text:style-name="T13">You can ignore the note for </text:span><text:span text:style-name="T54">the Windows Mobile Device Center</text:span><text:span text:style-name="T13">: "Y</text:span><text:span text:style-name="T172">our device must be connected to your PC for the Windows Mobile Device Center to launch after installation</text:span><text:span text:style-name="T13">"</text:span><text:span text:style-name="T7">). </text:span></text:p>
        </text:list-item>
        <text:list-item>
          <text:p text:style-name="P222"><text:span text:style-name="T2">Run</text:span> the <text:span text:style-name="T126">installer</text:span>. </text:p>
        </text:list-item>
        <text:list-item>
          <text:p text:style-name="P178"><text:span text:style-name="T2">Restart</text:span> if prompted. </text:p>
        </text:list-item>
      </text:list>
      <text:p text:style-name="P109">2. Install the <text:span text:style-name="T49">Windows Mobile 6 Emulator:</text:span></text:p>
      <text:list text:style-name="L33">
        <text:list-item>
          <text:p text:style-name="P235"><text:span text:style-name="T7">Visit </text:span><text:a xlink:type="simple" xlink:href="http://www.google.com/url?q=http://www.microsoft.com/downloads/details.aspx?familyid=38C46AA8-1DD7-426F-A913-4F370A65A582&amp;usg=AFrqEzexmmJ0dZxMlfhEkIMb_8ifGGXftQ"><text:span text:style-name="T7">http://www.microsoft.com/downloads/details.aspx?familyid=38C46AA8-1DD7- 426F-A913-4F370A65A582</text:span></text:a><text:span text:style-name="T7"> to download your required set(s) of localized emulator images.<text:line-break/></text:span><text:soft-page-break/><text:span text:style-name="Strong_20_Emphasis"><text:span text:style-name="T32">Note</text:span></text:span><text:span text:style-name="T7">: </text:span><text:span text:style-name="T9">The </text:span><text:span text:style-name="Source_20_Text"><text:span text:style-name="T9">Available locales</text:span></text:span><text:span text:style-name="Source_20_Text"><text:span text:style-name="T7">:</text:span></text:span><text:span text:style-name="T7"> section on the download page lists which images correspond to which country.<text:line-break/></text:span><text:span text:style-name="T9">Download</text:span><text:span text:style-name="T7"> </text:span><text:span text:style-name="T32">either</text:span><text:span text:style-name="T7">, or both, of the following: </text:span></text:p>
          <text:list>
            <text:list-item>
              <text:p text:style-name="P235"><text:span text:style-name="Source_20_Text"><text:span text:style-name="T127">Standard</text:span></text:span><text:span text:style-name="T127"> images </text:span><text:span text:style-name="T7">for </text:span><text:span text:style-name="T127">Standard devices. </text:span></text:p>
            </text:list-item>
            <text:list-item>
              <text:p text:style-name="P235"><text:span text:style-name="Source_20_Text"><text:span text:style-name="T127">Professional</text:span></text:span><text:span text:style-name="T127"> images </text:span><text:span text:style-name="T7">for </text:span><text:span text:style-name="T127">Classic</text:span><text:span text:style-name="T7"> or </text:span><text:span text:style-name="T127">Professional</text:span><text:span text:style-name="T7"> devices. </text:span></text:p>
            </text:list-item>
          </text:list>
        </text:list-item>
        <text:list-item>
          <text:p text:style-name="P179"><text:span text:style-name="T2">Run</text:span> the installer. </text:p>
        </text:list-item>
      </text:list>
      <text:p text:style-name="P109">3. If you are working on an <text:span text:style-name="T140">XP</text:span> system configure <text:span text:style-name="T140">ActiveSync</text:span>:</text:p>
      <text:list text:style-name="L34">
        <text:list-item>
          <text:p text:style-name="P223">Launch <text:span text:style-name="T140">ActiveSync</text:span> from the<text:span text:style-name="T76"> Start menu. </text:span></text:p>
        </text:list-item>
        <text:list-item>
          <text:p text:style-name="P188"><text:span text:style-name="T7">Select </text:span><text:span text:style-name="Source_20_Text"><text:span text:style-name="T57">File</text:span></text:span><text:span text:style-name="T7">, </text:span><text:span text:style-name="Source_20_Text"><text:span text:style-name="T57">Connection Settings</text:span></text:span><text:span text:style-name="T7"> then select </text:span><text:span text:style-name="Source_20_Text"><text:span text:style-name="T57">Allow connections</text:span></text:span><text:span text:style-name="Source_20_Text"><text:span text:style-name="T7"> to one of the following</text:span></text:span><text:span text:style-name="T7"> and select </text:span><text:span text:style-name="Source_20_Text"><text:span text:style-name="T9">DMA</text:span></text:span><text:span text:style-name="T7">. </text:span></text:p>
        </text:list-item>
      </text:list>
      <text:p text:style-name="P109">4. If you are working on a <text:span text:style-name="T140">Vista</text:span> system configure <text:span text:style-name="T140">Windows Mobile Device Center</text:span>:</text:p>
      <text:list text:style-name="L35">
        <text:list-item>
          <text:p text:style-name="P224"><text:span text:style-name="T2">Launch</text:span> <text:span text:style-name="T49">Windows Mobile Device Center </text:span>from the<text:span text:style-name="T76"> Start menu.</text:span> </text:p>
        </text:list-item>
        <text:list-item>
          <text:p text:style-name="P224">Accept the licensing terms. </text:p>
        </text:list-item>
        <text:list-item>
          <text:p text:style-name="P189"><text:span text:style-name="T7">Select </text:span><text:span text:style-name="Source_20_Text"><text:span text:style-name="T57">Mobile Device Settings</text:span></text:span><text:span text:style-name="T7">, </text:span><text:span text:style-name="Source_20_Text"><text:span text:style-name="T57">Connection Settings</text:span></text:span><text:span text:style-name="T57"> </text:span><text:span text:style-name="T7">then select </text:span><text:span text:style-name="Source_20_Text"><text:span text:style-name="T57">Allow connections</text:span></text:span><text:span text:style-name="Source_20_Text"><text:span text:style-name="T7"> to one of the following</text:span></text:span><text:span text:style-name="T7"> and select </text:span><text:span text:style-name="Source_20_Text"><text:span text:style-name="T9">DMA</text:span></text:span><text:span text:style-name="T7">. </text:span></text:p>
        </text:list-item>
      </text:list>
      <text:p text:style-name="P109">5. <text:span text:style-name="T2">Run</text:span> the <text:span text:style-name="T140">Windows Mobile 6 Emulator:</text:span></text:p>
      <text:list text:style-name="L36">
        <text:list-item>
          <text:p text:style-name="P225">If <text:span text:style-name="T27">not</text:span> already running, <text:span text:style-name="T2">launch</text:span> <text:span text:style-name="T140">ActiveSync</text:span> (f<text:span text:style-name="T138">or XP</text:span>) or W<text:span text:style-name="T140">indows Mobile Device Center</text:span> (<text:span text:style-name="T138">for Vista</text:span>). </text:p>
        </text:list-item>
        <text:list-item>
          <text:p text:style-name="P236"><text:span text:style-name="T7">Launch the </text:span><text:span text:style-name="T57">Device Emulator Manager</text:span><text:span text:style-name="T7"> from the </text:span><text:span text:style-name="T57">Start menu</text:span><text:span text:style-name="T7"> by selecting </text:span><text:span text:style-name="Source_20_Text"><text:span text:style-name="T57">Windows Mobile 6 SDK</text:span></text:span><text:span text:style-name="T7">, </text:span><text:span text:style-name="Source_20_Text"><text:span text:style-name="T57">Tools</text:span></text:span><text:span text:style-name="T7">, then </text:span><text:span text:style-name="Source_20_Text"><text:span text:style-name="T57">Device Emulator Manager</text:span></text:span><text:span text:style-name="T7">. </text:span></text:p>
        </text:list-item>
        <text:list-item>
          <text:p text:style-name="P236"><text:span text:style-name="T9">Launch</text:span><text:span text:style-name="T7"> the </text:span><text:span text:style-name="T130">emulator</text:span><text:span text:style-name="T7"> from the </text:span><text:span text:style-name="Source_20_Text"><text:span text:style-name="T57">Start</text:span></text:span><text:span text:style-name="T57"> menu</text:span><text:span text:style-name="T7"> by selecting </text:span><text:span text:style-name="Source_20_Text"><text:span text:style-name="T57">Windows Mobile 6 SDK</text:span></text:span><text:span text:style-name="T7">, </text:span><text:span text:style-name="Source_20_Text"><text:span text:style-name="T57">Standalone Emulator Images</text:span></text:span><text:span text:style-name="T7">, </text:span><text:span text:style-name="T9">if</text:span><text:span text:style-name="T7"> required </text:span><text:span text:style-name="T13">choose a language</text:span><text:span text:style-name="T7">, then select the </text:span><text:span text:style-name="T130">emulator</text:span><text:span text:style-name="T7"> you want to use. </text:span></text:p>
        </text:list-item>
        <text:list-item>
          <text:p text:style-name="P190"><text:span text:style-name="T7">In the </text:span><text:span text:style-name="T58">Device Emulator Manager</text:span><text:span text:style-name="T7">, select the </text:span><text:span text:style-name="T57">running emulator</text:span><text:span text:style-name="T7"> (</text:span><text:span text:style-name="T13">you may need to click the </text:span><text:span text:style-name="T15">Refresh</text:span><text:span text:style-name="T13"> button to see it</text:span><text:span text:style-name="T7">), right-click then select </text:span><text:span text:style-name="Source_20_Text"><text:span text:style-name="T57">Cradle</text:span></text:span><text:span text:style-name="T7">. This will cause </text:span><text:span text:style-name="T128">ActiveSync</text:span><text:span text:style-name="T7"> or the </text:span><text:span text:style-name="T128">Windows Mobile Device Center</text:span><text:span text:style-name="T7"> to connect to the </text:span><text:span text:style-name="T14">emulator</text:span><text:span text:style-name="T7">: you can dismiss any pop-ups that appear. </text:span><text:span text:style-name="T128">ActiveSync</text:span><text:span text:style-name="T7"> or the </text:span><text:span text:style-name="T128">Windows Mobile Device Center</text:span><text:span text:style-name="T7"> will show a status of </text:span><text:span text:style-name="Source_20_Text"><text:span text:style-name="T32">Connected</text:span></text:span><text:span text:style-name="T7">. </text:span></text:p>
        </text:list-item>
      </text:list>
      <text:p text:style-name="P6"/>
      <text:p text:style-name="P6"/>
      <text:p text:style-name="P6"/>
      <text:p text:style-name="P6"/>
      <text:p text:style-name="P6"/>
      <text:p text:style-name="P6"/>
      <text:p text:style-name="P6"/>
      <text:p text:style-name="P6"/>
      <text:p text:style-name="P6"/>
      <text:p text:style-name="P6"><text:soft-page-break/></text:p>
      <text:p text:style-name="P9"/>
      <text:h text:style-name="P131" text:outline-level="1" text:is-list-header="true">API Summary</text:h>
      <text:p text:style-name="P10"/>
      <text:p text:style-name="P109"><text:tab/>This is the complete<text:span text:style-name="T2"> Gears API.</text:span> </text:p>
      <text:h text:style-name="P87" text:outline-level="2" text:is-list-header="true">Factory</text:h>
      <text:p text:style-name="P109">Instantiates all other <text:span text:style-name="T2">Gears</text:span> objects. </text:p>
      <text:p text:style-name="P90">Factory class</text:p>
      <text:p text:style-name="P53"><text:span text:style-name="Source_20_Text"><text:span text:style-name="T81"><text:s text:c="3"/>Object <text:s/></text:span></text:span><text:span text:style-name="Source_20_Text"><text:span text:style-name="T5">create</text:span></text:span><text:span text:style-name="Source_20_Text"><text:span text:style-name="T81">(className, [classVersion])</text:span></text:span></text:p>
      <text:p text:style-name="P53"><text:span text:style-name="Source_20_Text"><text:span text:style-name="T81"><text:s text:c="3"/>string <text:s/></text:span></text:span><text:span text:style-name="Source_20_Text"><text:span text:style-name="T5">getBuildInfo</text:span></text:span><text:span text:style-name="Source_20_Text"><text:span text:style-name="T81">()</text:span></text:span></text:p>
      <text:p text:style-name="P53"><text:span text:style-name="Source_20_Text"><text:span text:style-name="T81"><text:s text:c="3"/>boolean </text:span></text:span><text:span text:style-name="Source_20_Text"><text:span text:style-name="T5">getPermission</text:span></text:span><text:span text:style-name="Source_20_Text"><text:span text:style-name="T6">([</text:span></text:span><text:span text:style-name="Source_20_Text"><text:span text:style-name="T156">siteName</text:span></text:span><text:span text:style-name="Source_20_Text"><text:span text:style-name="T6">],</text:span></text:span><text:span text:style-name="Source_20_Text"><text:span text:style-name="T81"> </text:span></text:span><text:span text:style-name="Source_20_Text"><text:span text:style-name="T6">[</text:span></text:span><text:span text:style-name="Source_20_Text"><text:span text:style-name="T156">imageUrl</text:span></text:span><text:span text:style-name="Source_20_Text"><text:span text:style-name="T6">],</text:span></text:span><text:span text:style-name="Source_20_Text"><text:span text:style-name="T81"> </text:span></text:span><text:span text:style-name="Source_20_Text"><text:span text:style-name="T6">[</text:span></text:span><text:span text:style-name="Source_20_Text"><text:span text:style-name="T156">extraMessage</text:span></text:span><text:span text:style-name="Source_20_Text"><text:span text:style-name="T6">])</text:span></text:span></text:p>
      <text:p text:style-name="P53"><text:span text:style-name="Source_20_Text"><text:span text:style-name="T81"><text:s text:c="3"/>readonly attribute boolean </text:span></text:span><text:span text:style-name="Source_20_Text"><text:span text:style-name="T5">hasPermission</text:span></text:span></text:p>
      <text:p text:style-name="P23"><text:span text:style-name="Source_20_Text"><text:span text:style-name="T81"><text:s text:c="3"/>readonly attribute string </text:span></text:span><text:span text:style-name="Source_20_Text"><text:span text:style-name="T5">version</text:span></text:span></text:p>
      <text:h text:style-name="P88" text:outline-level="2" text:is-list-header="true"><text:span text:style-name="T126">Database</text:span> <text:span text:style-name="T101">module</text:span></text:h>
      <text:p text:style-name="P109"><text:tab/>Provides a <text:span text:style-name="T2">SQL</text:span> database for storing data on the <text:span text:style-name="T152">local</text:span> machine.</text:p>
      <text:h text:style-name="Heading_20_3" text:outline-level="3"><text:a xlink:type="simple" xlink:href="http://code.google.com/apis/gears/api_database.html"><text:span text:style-name="Source_20_Text"><text:span text:style-name="T119">Database </text:span></text:span></text:a><text:a xlink:type="simple" xlink:href="http://code.google.com/apis/gears/api_database.html"><text:span text:style-name="Source_20_Text"><text:span text:style-name="T106">class</text:span></text:span></text:a></text:h>
      <text:p text:style-name="P53"><text:span text:style-name="Source_20_Text"><text:s text:c="3"/>readonly int </text:span><text:span text:style-name="Source_20_Text"><text:span text:style-name="T1">lastInsertRowId</text:span></text:span></text:p>
      <text:p text:style-name="P53"><text:span text:style-name="Source_20_Text"><text:s text:c="3"/>readonly int </text:span><text:span text:style-name="Source_20_Text"><text:span text:style-name="T1">rowsAffected</text:span></text:span></text:p>
      <text:p text:style-name="P53"><text:span text:style-name="Source_20_Text"><text:s text:c="3"/>void <text:s text:c="5"/></text:span><text:span text:style-name="Source_20_Text"><text:span text:style-name="T1">open</text:span></text:span><text:span text:style-name="Source_20_Text">([name])</text:span></text:p>
      <text:p text:style-name="P53"><text:span text:style-name="Source_20_Text"><text:s text:c="3"/>ResultSet </text:span><text:span text:style-name="Source_20_Text"><text:span text:style-name="T1">execute</text:span></text:span><text:span text:style-name="Source_20_Text">(</text:span><text:span text:style-name="Source_20_Text"><text:span text:style-name="T152">sqlStatement</text:span></text:span><text:span text:style-name="Source_20_Text"><text:span text:style-name="T2">, [</text:span></text:span><text:span text:style-name="Source_20_Text"><text:span text:style-name="T152">argArray</text:span></text:span><text:span text:style-name="Source_20_Text"><text:span text:style-name="T2">])</text:span></text:span></text:p>
      <text:p text:style-name="P23"><text:span text:style-name="Source_20_Text"><text:s text:c="3"/>void <text:s text:c="5"/></text:span><text:span text:style-name="Source_20_Text"><text:span text:style-name="T1">close</text:span></text:span><text:span text:style-name="Source_20_Text"><text:span text:style-name="T2">()</text:span></text:span></text:p>
      <text:p text:style-name="P33"><text:span text:style-name="Source_20_Text"/></text:p>
      <text:h text:style-name="Heading_20_3" text:outline-level="3"><text:a xlink:type="simple" xlink:href="http://code.google.com/apis/gears/api_database.html"><text:span text:style-name="Source_20_Text"><text:span text:style-name="T119">ResultSet </text:span></text:span></text:a><text:a xlink:type="simple" xlink:href="http://code.google.com/apis/gears/api_database.html"><text:span text:style-name="Source_20_Text"><text:span text:style-name="T106">class</text:span></text:span></text:a></text:h>
      <text:p text:style-name="P53"><text:span text:style-name="Source_20_Text"><text:s text:c="3"/>boolean </text:span><text:span text:style-name="Source_20_Text"><text:span text:style-name="T1">isValidRow</text:span></text:span><text:span text:style-name="Source_20_Text"><text:span text:style-name="T2">()</text:span></text:span></text:p>
      <text:p text:style-name="P53"><text:span text:style-name="Source_20_Text"><text:s text:c="3"/>void <text:s text:c="3"/></text:span><text:span text:style-name="Source_20_Text"><text:span text:style-name="T1">next</text:span></text:span><text:span text:style-name="Source_20_Text"><text:span text:style-name="T2">()</text:span></text:span></text:p>
      <text:p text:style-name="P53"><text:span text:style-name="Source_20_Text"><text:s text:c="3"/>int <text:s text:c="4"/></text:span><text:span text:style-name="Source_20_Text"><text:span text:style-name="T1">fieldCount</text:span></text:span><text:span text:style-name="Source_20_Text"><text:span text:style-name="T2">()</text:span></text:span></text:p>
      <text:p text:style-name="P53"><text:span text:style-name="Source_20_Text"><text:s text:c="3"/>string <text:s/></text:span><text:span text:style-name="Source_20_Text"><text:span text:style-name="T1">fieldName</text:span></text:span><text:span text:style-name="Source_20_Text">(</text:span><text:span text:style-name="Source_20_Text"><text:span text:style-name="T152">fieldIndex</text:span></text:span><text:span text:style-name="Source_20_Text">)</text:span></text:p>
      <text:p text:style-name="P53"><text:soft-page-break/><text:span text:style-name="Source_20_Text"><text:s text:c="3"/>variant </text:span><text:span text:style-name="Source_20_Text"><text:span text:style-name="T1">field</text:span></text:span><text:span text:style-name="Source_20_Text">(</text:span><text:span text:style-name="Source_20_Text"><text:span text:style-name="T152">fieldIndex</text:span></text:span><text:span text:style-name="Source_20_Text">)</text:span></text:p>
      <text:p text:style-name="P53"><text:span text:style-name="Source_20_Text"><text:s text:c="3"/>variant </text:span><text:span text:style-name="Source_20_Text"><text:span text:style-name="T1">fieldByName</text:span></text:span><text:span text:style-name="Source_20_Text">(</text:span><text:span text:style-name="Source_20_Text"><text:span text:style-name="T152">fieldName</text:span></text:span><text:span text:style-name="Source_20_Text">)</text:span></text:p>
      <text:p text:style-name="P23"><text:span text:style-name="Source_20_Text"><text:s text:c="3"/>void <text:s text:c="3"/></text:span><text:span text:style-name="Source_20_Text"><text:span text:style-name="T1">close</text:span></text:span><text:span text:style-name="Source_20_Text">()</text:span></text:p>
      <text:h text:style-name="P88" text:outline-level="2" text:is-list-header="true"><text:span text:style-name="T126">Desktop</text:span> <text:span text:style-name="T101">module</text:span></text:h>
      <text:p text:style-name="P109"><text:tab/>Provides an interface for accessing <text:span text:style-name="T2">Desktop</text:span> functionality.</text:p>
      <text:h text:style-name="Heading_20_3" text:outline-level="3"><text:a xlink:type="simple" xlink:href="http://code.google.com/apis/gears/api_desktop.html"><text:span text:style-name="Source_20_Text"><text:span text:style-name="T119">Desktop </text:span></text:span></text:a><text:a xlink:type="simple" xlink:href="http://code.google.com/apis/gears/api_desktop.html"><text:span text:style-name="Source_20_Text"><text:span text:style-name="T106">class</text:span></text:span></text:a></text:h>
      <text:p text:style-name="P23"><text:span text:style-name="Source_20_Text"><text:s text:c="3"/>bool <text:s text:c="4"/></text:span><text:span text:style-name="Source_20_Text"><text:span text:style-name="T1">createShortcut</text:span></text:span><text:span text:style-name="Source_20_Text"><text:span text:style-name="T2">(</text:span></text:span><text:span text:style-name="Source_20_Text"><text:span text:style-name="T152">name</text:span></text:span><text:span text:style-name="Source_20_Text">, url, </text:span><text:span text:style-name="Source_20_Text"><text:span text:style-name="T152">icons</text:span></text:span><text:span text:style-name="Source_20_Text">, </text:span><text:span text:style-name="Source_20_Text"><text:span text:style-name="T2">[</text:span></text:span><text:span text:style-name="Source_20_Text"><text:span text:style-name="T152">description</text:span></text:span><text:span text:style-name="Source_20_Text"><text:span text:style-name="T2">])</text:span></text:span></text:p>
      <text:h text:style-name="P88" text:outline-level="2" text:is-list-header="true"><text:span text:style-name="T126">HttpRequest</text:span> <text:span text:style-name="T101">module</text:span></text:h>
      <text:p text:style-name="Text_20_body">Provides the ability to send HTTP requests in workers, as well as on the main page.</text:p>
      <text:h text:style-name="Heading_20_3" text:outline-level="3"><text:a xlink:type="simple" xlink:href="http://code.google.com/apis/gears/api_httprequest.html"><text:span text:style-name="Source_20_Text"><text:span text:style-name="T119">HttpRequest </text:span></text:span></text:a><text:a xlink:type="simple" xlink:href="http://code.google.com/apis/gears/api_httprequest.html"><text:span text:style-name="Source_20_Text"><text:span text:style-name="T106">class</text:span></text:span></text:a></text:h>
      <text:p text:style-name="P53"><text:span text:style-name="Source_20_Text"><text:s text:c="3"/>void <text:s text:c="4"/></text:span><text:span text:style-name="Source_20_Text"><text:span text:style-name="T1">open</text:span></text:span><text:span text:style-name="Source_20_Text">(</text:span><text:span text:style-name="Source_20_Text"><text:span text:style-name="T152">method</text:span></text:span><text:span text:style-name="Source_20_Text">, </text:span><text:span text:style-name="Source_20_Text"><text:span text:style-name="T152">url</text:span></text:span><text:span text:style-name="Source_20_Text">)</text:span></text:p>
      <text:p text:style-name="P53"><text:span text:style-name="Source_20_Text"><text:s text:c="3"/>void <text:s text:c="4"/></text:span><text:span text:style-name="Source_20_Text"><text:span text:style-name="T1">setRequestHeader</text:span></text:span><text:span text:style-name="Source_20_Text">(</text:span><text:span text:style-name="Source_20_Text"><text:span text:style-name="T152">name</text:span></text:span><text:span text:style-name="Source_20_Text">, </text:span><text:span text:style-name="Source_20_Text"><text:span text:style-name="T152">value</text:span></text:span><text:span text:style-name="Source_20_Text">)</text:span></text:p>
      <text:p text:style-name="P53"><text:span text:style-name="Source_20_Text"><text:s text:c="3"/>void <text:s text:c="4"/></text:span><text:span text:style-name="Source_20_Text"><text:span text:style-name="T1">send</text:span></text:span><text:span text:style-name="Source_20_Text"><text:span text:style-name="T2">([</text:span></text:span><text:span text:style-name="Source_20_Text"><text:span text:style-name="T152">postData</text:span></text:span><text:span text:style-name="Source_20_Text"><text:span text:style-name="T2">])</text:span></text:span></text:p>
      <text:p text:style-name="P53"><text:span text:style-name="Source_20_Text"><text:s text:c="3"/>void <text:s text:c="4"/></text:span><text:span text:style-name="Source_20_Text"><text:span text:style-name="T1">abort</text:span></text:span><text:span text:style-name="Source_20_Text">()</text:span></text:p>
      <text:p text:style-name="P53"><text:span text:style-name="Source_20_Text"><text:s text:c="3"/>string <text:s text:c="2"/></text:span><text:span text:style-name="Source_20_Text"><text:span text:style-name="T1">getResponseHeader</text:span></text:span><text:span text:style-name="Source_20_Text">(</text:span><text:span text:style-name="Source_20_Text"><text:span text:style-name="T152">name</text:span></text:span><text:span text:style-name="Source_20_Text">)</text:span></text:p>
      <text:p text:style-name="P53"><text:span text:style-name="Source_20_Text"><text:s text:c="3"/>string <text:s text:c="2"/></text:span><text:span text:style-name="Source_20_Text"><text:span text:style-name="T1">getAllResponseHeaders</text:span></text:span><text:span text:style-name="Source_20_Text">()</text:span></text:p>
      <text:p text:style-name="P53"><text:span text:style-name="Source_20_Text"><text:s text:c="3"/>callback </text:span><text:span text:style-name="Source_20_Text"><text:span text:style-name="T1">onreadystatechange</text:span></text:span></text:p>
      <text:p text:style-name="P53"><text:span text:style-name="Source_20_Text"><text:s text:c="3"/>readonly attribute int </text:span><text:span text:style-name="Source_20_Text"><text:span text:style-name="T1">readyState</text:span></text:span></text:p>
      <text:p text:style-name="P53"><text:span text:style-name="Source_20_Text"><text:s text:c="3"/>readonly attribute string </text:span><text:span text:style-name="Source_20_Text"><text:span text:style-name="T1">responseText</text:span></text:span></text:p>
      <text:p text:style-name="P53"><text:span text:style-name="Source_20_Text"><text:s text:c="3"/>readonly attribute int <text:s text:c="3"/></text:span><text:span text:style-name="Source_20_Text"><text:span text:style-name="T1">status</text:span></text:span></text:p>
      <text:p text:style-name="P23"><text:span text:style-name="Source_20_Text"><text:s text:c="3"/>readonly attribute string </text:span><text:span text:style-name="Source_20_Text"><text:span text:style-name="T1">statusText</text:span></text:span><text:span text:style-name="Source_20_Text"> </text:span></text:p>
      <text:h text:style-name="P88" text:outline-level="2" text:is-list-header="true"><text:span text:style-name="T126">LocalServer</text:span> <text:span text:style-name="T101">module</text:span></text:h>
      <text:p text:style-name="Text_20_body">Caches and serves your application's resources locally, making it possible to start a web application without a network connection. </text:p>
      <text:h text:style-name="Heading_20_3" text:outline-level="3"><text:a xlink:type="simple" xlink:href="http://code.google.com/apis/gears/api_localserver.html"><text:span text:style-name="Source_20_Text"><text:span text:style-name="T119">LocalServer </text:span></text:span></text:a><text:a xlink:type="simple" xlink:href="http://code.google.com/apis/gears/api_localserver.html"><text:span text:style-name="Source_20_Text"><text:span text:style-name="T106">class</text:span></text:span></text:a></text:h>
      <text:p text:style-name="P53"><text:span text:style-name="Source_20_Text"><text:s text:c="3"/>boolean <text:s text:c="13"/></text:span><text:span text:style-name="Source_20_Text"><text:span text:style-name="T1">canServeLocally</text:span></text:span><text:span text:style-name="Source_20_Text">(</text:span><text:span text:style-name="Source_20_Text"><text:span text:style-name="T152">url</text:span></text:span><text:span text:style-name="Source_20_Text">)</text:span></text:p>
      <text:p text:style-name="P53"><text:span text:style-name="Source_20_Text"><text:s text:c="3"/>ResourceStore <text:s text:c="7"/></text:span><text:span text:style-name="Source_20_Text"><text:span text:style-name="T1">createStore</text:span></text:span><text:span text:style-name="Source_20_Text"><text:span text:style-name="T2">(</text:span></text:span><text:span text:style-name="Source_20_Text"><text:span text:style-name="T152">name</text:span></text:span><text:span text:style-name="Source_20_Text"><text:span text:style-name="T2">, [</text:span></text:span><text:span text:style-name="Source_20_Text"><text:span text:style-name="T152">requiredCookie</text:span></text:span><text:span text:style-name="Source_20_Text"><text:span text:style-name="T2">])</text:span></text:span></text:p>
      <text:p text:style-name="P53"><text:span text:style-name="Source_20_Text"><text:s text:c="3"/>ResourceStore <text:s text:c="7"/></text:span><text:span text:style-name="Source_20_Text"><text:span text:style-name="T1">openStore</text:span></text:span><text:span text:style-name="Source_20_Text">(</text:span><text:span text:style-name="Source_20_Text"><text:span text:style-name="T152">name</text:span></text:span><text:span text:style-name="Source_20_Text">, </text:span><text:span text:style-name="Source_20_Text"><text:span text:style-name="T2">[</text:span></text:span><text:span text:style-name="Source_20_Text"><text:span text:style-name="T152">requiredCookie</text:span></text:span><text:span text:style-name="Source_20_Text"><text:span text:style-name="T2">])</text:span></text:span></text:p>
      <text:p text:style-name="P53"><text:span text:style-name="Source_20_Text"><text:s text:c="3"/>void <text:s text:c="16"/></text:span><text:span text:style-name="Source_20_Text"><text:span text:style-name="T1">removeStore</text:span></text:span><text:span text:style-name="Source_20_Text">(</text:span><text:span text:style-name="Source_20_Text"><text:span text:style-name="T152">name</text:span></text:span><text:span text:style-name="Source_20_Text">, </text:span><text:span text:style-name="Source_20_Text"><text:span text:style-name="T2">[</text:span></text:span><text:span text:style-name="Source_20_Text"><text:span text:style-name="T152">requiredCookie</text:span></text:span><text:span text:style-name="Source_20_Text"><text:span text:style-name="T2">])</text:span></text:span></text:p>
      <text:p text:style-name="P53"><text:soft-page-break/><text:span text:style-name="Source_20_Text"><text:s text:c="3"/>ManagedResourceStore </text:span><text:span text:style-name="Source_20_Text"><text:span text:style-name="T1">createManagedStore</text:span></text:span><text:span text:style-name="Source_20_Text">(</text:span><text:span text:style-name="Source_20_Text"><text:span text:style-name="T152">name</text:span></text:span><text:span text:style-name="Source_20_Text"><text:span text:style-name="T2">, [</text:span></text:span><text:span text:style-name="Source_20_Text"><text:span text:style-name="T152">requiredCookie</text:span></text:span><text:span text:style-name="Source_20_Text"><text:span text:style-name="T2">])</text:span></text:span></text:p>
      <text:p text:style-name="P53"><text:span text:style-name="Source_20_Text"><text:s text:c="3"/>ManagedResourceStore </text:span><text:span text:style-name="Source_20_Text"><text:span text:style-name="T1">openManagedStore</text:span></text:span><text:span text:style-name="Source_20_Text">(</text:span><text:span text:style-name="Source_20_Text"><text:span text:style-name="T152">name</text:span></text:span><text:span text:style-name="Source_20_Text">,</text:span><text:span text:style-name="Source_20_Text"><text:span text:style-name="T2"> [</text:span></text:span><text:span text:style-name="Source_20_Text"><text:span text:style-name="T152">requiredCookie</text:span></text:span><text:span text:style-name="Source_20_Text"><text:span text:style-name="T2">])</text:span></text:span></text:p>
      <text:p text:style-name="P23"><text:span text:style-name="Source_20_Text"><text:s text:c="3"/>void <text:s text:c="16"/></text:span><text:span text:style-name="Source_20_Text"><text:span text:style-name="T1">removeManagedStore</text:span></text:span><text:span text:style-name="Source_20_Text">(</text:span><text:span text:style-name="Source_20_Text"><text:span text:style-name="T152">name</text:span></text:span><text:span text:style-name="Source_20_Text">, </text:span><text:span text:style-name="Source_20_Text"><text:span text:style-name="T2">[</text:span></text:span><text:span text:style-name="Source_20_Text">requiredCookie</text:span><text:span text:style-name="Source_20_Text"><text:span text:style-name="T2">])</text:span></text:span></text:p>
      <text:p text:style-name="P21"/>
      <text:h text:style-name="Heading_20_3" text:outline-level="3"><text:a xlink:type="simple" xlink:href="http://code.google.com/apis/gears/api_localserver.html#ManagedResourceStore"><text:span text:style-name="Source_20_Text"><text:span text:style-name="T119">ManagedResourceStore </text:span></text:span></text:a><text:a xlink:type="simple" xlink:href="http://code.google.com/apis/gears/api_localserver.html#ManagedResourceStore"><text:span text:style-name="Source_20_Text"><text:span text:style-name="T106">class</text:span></text:span></text:a></text:h>
      <text:p text:style-name="P53"><text:span text:style-name="Source_20_Text"><text:s text:c="3"/>readonly <text:s/>attribute string <text:s/></text:span><text:span text:style-name="Source_20_Text"><text:span text:style-name="T1">name</text:span></text:span></text:p>
      <text:p text:style-name="P53"><text:span text:style-name="Source_20_Text"><text:s text:c="3"/>readonly <text:s/>attribute string <text:s/></text:span><text:span text:style-name="Source_20_Text"><text:span text:style-name="T1">requiredCookie</text:span></text:span></text:p>
      <text:p text:style-name="P53"><text:span text:style-name="Source_20_Text"><text:s text:c="3"/>readwrite attribute boolean </text:span><text:span text:style-name="Source_20_Text"><text:span text:style-name="T1">enabled</text:span></text:span></text:p>
      <text:p text:style-name="P53"><text:span text:style-name="Source_20_Text"><text:s text:c="3"/>readwrite attribute string <text:s/></text:span><text:span text:style-name="Source_20_Text"><text:span text:style-name="T1">manifestUrl</text:span></text:span></text:p>
      <text:p text:style-name="P53"><text:span text:style-name="Source_20_Text"><text:s text:c="3"/>readonly <text:s/>attribute int <text:s text:c="4"/></text:span><text:span text:style-name="Source_20_Text"><text:span text:style-name="T1">lastUpdateCheckTime</text:span></text:span></text:p>
      <text:p text:style-name="P53"><text:span text:style-name="Source_20_Text"><text:s text:c="3"/>readonly <text:s/>attribute int <text:s text:c="4"/></text:span><text:span text:style-name="Source_20_Text"><text:span text:style-name="T1">updateStatus</text:span></text:span></text:p>
      <text:p text:style-name="P53"><text:span text:style-name="Source_20_Text"><text:s text:c="3"/>readonly <text:s/>attribute string <text:s/></text:span><text:span text:style-name="Source_20_Text"><text:span text:style-name="T1">lastErrorMessage</text:span></text:span></text:p>
      <text:p text:style-name="P53"><text:span text:style-name="Source_20_Text"><text:s text:c="3"/>readonly <text:s/>attribute string <text:s/></text:span><text:span text:style-name="Source_20_Text"><text:span text:style-name="T1">currentVersion</text:span></text:span></text:p>
      <text:p text:style-name="P53"><text:span text:style-name="Source_20_Text"><text:s text:c="3"/>event void </text:span><text:span text:style-name="Source_20_Text"><text:span text:style-name="T1">oncomplete</text:span></text:span><text:span text:style-name="Source_20_Text">(Object </text:span><text:span text:style-name="Source_20_Text"><text:span text:style-name="T152">details</text:span></text:span><text:span text:style-name="Source_20_Text">)</text:span></text:p>
      <text:p text:style-name="P53"><text:span text:style-name="Source_20_Text"><text:s text:c="3"/>event void </text:span><text:span text:style-name="Source_20_Text"><text:span text:style-name="T1">onerror</text:span></text:span><text:span text:style-name="Source_20_Text">(Error </text:span><text:span text:style-name="Source_20_Text"><text:span text:style-name="T152">error</text:span></text:span><text:span text:style-name="Source_20_Text">)</text:span></text:p>
      <text:p text:style-name="P53"><text:span text:style-name="Source_20_Text"><text:s text:c="3"/>event void </text:span><text:span text:style-name="Source_20_Text"><text:span text:style-name="T1">onprogress</text:span></text:span><text:span text:style-name="Source_20_Text">(Object </text:span><text:span text:style-name="Source_20_Text"><text:span text:style-name="T152">details</text:span></text:span><text:span text:style-name="Source_20_Text">)</text:span></text:p>
      <text:p text:style-name="P23"><text:span text:style-name="Source_20_Text"><text:s text:c="3"/>void <text:s text:c="5"/></text:span><text:span text:style-name="Source_20_Text"><text:span text:style-name="T1">checkForUpdate</text:span></text:span><text:span text:style-name="Source_20_Text">()</text:span></text:p>
      <text:p text:style-name="P21"><text:span text:style-name="Source_20_Text"/></text:p>
      <text:h text:style-name="Heading_20_3" text:outline-level="3"><text:a xlink:type="simple" xlink:href="http://code.google.com/apis/gears/api_localserver.html#ResourceStore"><text:span text:style-name="Source_20_Text"><text:span text:style-name="T119">ResourceStore </text:span></text:span></text:a><text:a xlink:type="simple" xlink:href="http://code.google.com/apis/gears/api_localserver.html#ResourceStore"><text:span text:style-name="Source_20_Text"><text:span text:style-name="T106">class</text:span></text:span></text:a></text:h>
      <text:p text:style-name="P53"><text:span text:style-name="Source_20_Text"><text:s text:c="3"/>readonly <text:s/>attribute string <text:s/></text:span><text:span text:style-name="Source_20_Text"><text:span text:style-name="T1">name</text:span></text:span></text:p>
      <text:p text:style-name="P53"><text:span text:style-name="Source_20_Text"><text:s text:c="3"/>readonly <text:s/>attribute string <text:s/></text:span><text:span text:style-name="Source_20_Text"><text:span text:style-name="T1">requiredCookie</text:span></text:span></text:p>
      <text:p text:style-name="P53"><text:span text:style-name="Source_20_Text"><text:s text:c="3"/>readwrite attribute boolean </text:span><text:span text:style-name="Source_20_Text"><text:span text:style-name="T1">enabled</text:span></text:span></text:p>
      <text:p text:style-name="P53"><text:span text:style-name="Source_20_Text"><text:s text:c="3"/>int <text:s text:c="6"/></text:span><text:span text:style-name="Source_20_Text"><text:span text:style-name="T1">capture</text:span></text:span><text:span text:style-name="Source_20_Text">(</text:span><text:span text:style-name="Source_20_Text"><text:span text:style-name="T152">urlOrUrlArray</text:span></text:span><text:span text:style-name="Source_20_Text">, </text:span><text:span text:style-name="Source_20_Text"><text:span text:style-name="T152">callback</text:span></text:span><text:span text:style-name="Source_20_Text">)</text:span></text:p>
      <text:p text:style-name="P53"><text:span text:style-name="Source_20_Text"><text:s text:c="3"/>void <text:s text:c="5"/></text:span><text:span text:style-name="Source_20_Text"><text:span text:style-name="T1">abortCapture</text:span></text:span><text:span text:style-name="Source_20_Text">(</text:span><text:span text:style-name="Source_20_Text"><text:span text:style-name="T152">captureId</text:span></text:span><text:span text:style-name="Source_20_Text">)</text:span></text:p>
      <text:p text:style-name="P53"><text:span text:style-name="Source_20_Text"><text:s text:c="3"/>void <text:s text:c="5"/></text:span><text:span text:style-name="Source_20_Text"><text:span text:style-name="T1">remove</text:span></text:span><text:span text:style-name="Source_20_Text">(</text:span><text:span text:style-name="Source_20_Text"><text:span text:style-name="T152">url</text:span></text:span><text:span text:style-name="Source_20_Text">)</text:span></text:p>
      <text:p text:style-name="P53"><text:span text:style-name="Source_20_Text"><text:s text:c="3"/>void <text:s text:c="5"/></text:span><text:span text:style-name="Source_20_Text"><text:span text:style-name="T1">rename</text:span></text:span><text:span text:style-name="Source_20_Text">(</text:span><text:span text:style-name="Source_20_Text"><text:span text:style-name="T152">srcUrl</text:span></text:span><text:span text:style-name="Source_20_Text">, </text:span><text:span text:style-name="Source_20_Text"><text:span text:style-name="T152">destUrl</text:span></text:span><text:span text:style-name="Source_20_Text">)</text:span></text:p>
      <text:p text:style-name="P53"><text:span text:style-name="Source_20_Text"><text:s text:c="3"/>void <text:s text:c="5"/></text:span><text:span text:style-name="Source_20_Text"><text:span text:style-name="T1">copy</text:span></text:span><text:span text:style-name="Source_20_Text">(</text:span><text:span text:style-name="Source_20_Text"><text:span text:style-name="T152">srcUrl</text:span></text:span><text:span text:style-name="Source_20_Text">, </text:span><text:span text:style-name="Source_20_Text"><text:span text:style-name="T152">destUrl</text:span></text:span><text:span text:style-name="Source_20_Text">)</text:span></text:p>
      <text:p text:style-name="P53"><text:span text:style-name="Source_20_Text"><text:s text:c="3"/>boolean <text:s text:c="2"/></text:span><text:span text:style-name="Source_20_Text"><text:span text:style-name="T1">isCaptured</text:span></text:span><text:span text:style-name="Source_20_Text">(</text:span><text:span text:style-name="Source_20_Text"><text:span text:style-name="T152">url</text:span></text:span><text:span text:style-name="Source_20_Text">)</text:span></text:p>
      <text:p text:style-name="P53"><text:span text:style-name="Source_20_Text"><text:s text:c="3"/>void <text:s text:c="5"/></text:span><text:span text:style-name="Source_20_Text"><text:span text:style-name="T1">captureFile</text:span></text:span><text:span text:style-name="Source_20_Text">(</text:span><text:span text:style-name="Source_20_Text"><text:span text:style-name="T152">fileInputElement</text:span></text:span><text:span text:style-name="Source_20_Text">, </text:span><text:span text:style-name="Source_20_Text"><text:span text:style-name="T152">url</text:span></text:span><text:span text:style-name="Source_20_Text">)</text:span></text:p>
      <text:p text:style-name="P53"><text:span text:style-name="Source_20_Text"><text:s text:c="3"/>string <text:s text:c="3"/></text:span><text:span text:style-name="Source_20_Text"><text:span text:style-name="T1">getCapturedFileName</text:span></text:span><text:span text:style-name="Source_20_Text">(</text:span><text:span text:style-name="Source_20_Text"><text:span text:style-name="T152">url</text:span></text:span><text:span text:style-name="Source_20_Text">)</text:span></text:p>
      <text:p text:style-name="P53"><text:span text:style-name="Source_20_Text"><text:s text:c="3"/>string <text:s text:c="3"/></text:span><text:span text:style-name="Source_20_Text"><text:span text:style-name="T1">getHeader</text:span></text:span><text:span text:style-name="Source_20_Text">(</text:span><text:span text:style-name="Source_20_Text"><text:span text:style-name="T152">url</text:span></text:span><text:span text:style-name="Source_20_Text">, </text:span><text:span text:style-name="Source_20_Text"><text:span text:style-name="T152">name</text:span></text:span><text:span text:style-name="Source_20_Text">)</text:span></text:p>
      <text:p text:style-name="P53"><text:span text:style-name="Source_20_Text"><text:s text:c="3"/>string <text:s text:c="3"/></text:span><text:span text:style-name="Source_20_Text"><text:span text:style-name="T1">getAllHeaders</text:span></text:span><text:span text:style-name="Source_20_Text">(</text:span><text:span text:style-name="Source_20_Text"><text:span text:style-name="T152">url</text:span></text:span><text:span text:style-name="Source_20_Text">)</text:span></text:p>
      <text:p text:style-name="P23"><text:span text:style-name="Source_20_Text"><text:s text:c="3"/>FileSubmitter </text:span><text:span text:style-name="Source_20_Text"><text:span text:style-name="T1">createFileSubmitter()</text:span></text:span></text:p>
      <text:p text:style-name="P21"><text:span text:style-name="Source_20_Text"><text:span text:style-name="T1"/></text:span></text:p>
      <text:h text:style-name="Heading_20_3" text:outline-level="3"><text:soft-page-break/><text:a xlink:type="simple" xlink:href="http://code.google.com/apis/gears/api_localserver.html#FileSubmitter"><text:span text:style-name="Source_20_Text"><text:span text:style-name="T119">FileSubmitter </text:span></text:span></text:a><text:a xlink:type="simple" xlink:href="http://code.google.com/apis/gears/api_localserver.html#FileSubmitter"><text:span text:style-name="Source_20_Text"><text:span text:style-name="T106">class</text:span></text:span></text:a></text:h>
      <text:p text:style-name="P23"><text:span text:style-name="Source_20_Text"><text:s text:c="3"/>void <text:s text:c="5"/></text:span><text:span text:style-name="Source_20_Text"><text:span text:style-name="T1">setFileInputElement</text:span></text:span><text:span text:style-name="Source_20_Text">(</text:span><text:span text:style-name="Source_20_Text"><text:span text:style-name="T152">htmlElement</text:span></text:span><text:span text:style-name="Source_20_Text">, </text:span><text:span text:style-name="Source_20_Text"><text:span text:style-name="T152">url</text:span></text:span><text:span text:style-name="Source_20_Text">)</text:span></text:p>
      <text:h text:style-name="P86" text:outline-level="2" text:is-list-header="true"><text:span text:style-name="T126">Timer</text:span> <text:span text:style-name="T101">module</text:span></text:h>
      <text:p text:style-name="P109"><text:tab/>Provides a timer that can be used in workers, as well as on the main page.</text:p>
      <text:h text:style-name="Heading_20_3" text:outline-level="3"><text:a xlink:type="simple" xlink:href="http://code.google.com/apis/gears/api_timer.html"><text:span text:style-name="Source_20_Text"><text:span text:style-name="T119">Timer </text:span></text:span></text:a><text:a xlink:type="simple" xlink:href="http://code.google.com/apis/gears/api_timer.html"><text:span text:style-name="Source_20_Text"><text:span text:style-name="T106">class</text:span></text:span></text:a></text:h>
      <text:p text:style-name="P53"><text:span text:style-name="Source_20_Text"><text:s text:c="3"/>int <text:s text:c="5"/></text:span><text:span text:style-name="Source_20_Text"><text:span text:style-name="T1">setTimeout</text:span></text:span><text:span text:style-name="Source_20_Text">(</text:span><text:span text:style-name="Source_20_Text"><text:span text:style-name="T152">function</text:span></text:span><text:span text:style-name="Source_20_Text">, </text:span><text:span text:style-name="Source_20_Text"><text:span text:style-name="T152">delay</text:span></text:span><text:span text:style-name="Source_20_Text">)</text:span></text:p>
      <text:p text:style-name="P53"><text:span text:style-name="Source_20_Text"><text:s text:c="3"/>int <text:s text:c="5"/></text:span><text:span text:style-name="Source_20_Text"><text:span text:style-name="T1">setTimeout</text:span></text:span><text:span text:style-name="Source_20_Text">(</text:span><text:span text:style-name="Source_20_Text"><text:span text:style-name="T152">fullScript</text:span></text:span><text:span text:style-name="Source_20_Text">, </text:span><text:span text:style-name="Source_20_Text"><text:span text:style-name="T152">delay</text:span></text:span><text:span text:style-name="Source_20_Text">)</text:span></text:p>
      <text:p text:style-name="P53"><text:span text:style-name="Source_20_Text"><text:s text:c="3"/>int <text:s text:c="5"/></text:span><text:span text:style-name="Source_20_Text"><text:span text:style-name="T1">setInterval</text:span></text:span><text:span text:style-name="Source_20_Text">(</text:span><text:span text:style-name="Source_20_Text"><text:span text:style-name="T152">function</text:span></text:span><text:span text:style-name="Source_20_Text">, </text:span><text:span text:style-name="Source_20_Text"><text:span text:style-name="T152">delay</text:span></text:span><text:span text:style-name="Source_20_Text">)</text:span></text:p>
      <text:p text:style-name="P53"><text:span text:style-name="Source_20_Text"><text:s text:c="3"/>int <text:s text:c="5"/></text:span><text:span text:style-name="Source_20_Text"><text:span text:style-name="T1">setInterval</text:span></text:span><text:span text:style-name="Source_20_Text">(</text:span><text:span text:style-name="Source_20_Text"><text:span text:style-name="T152">fullScript</text:span></text:span><text:span text:style-name="Source_20_Text">, </text:span><text:span text:style-name="Source_20_Text"><text:span text:style-name="T152">delay</text:span></text:span><text:span text:style-name="Source_20_Text">)</text:span></text:p>
      <text:p text:style-name="P53"><text:span text:style-name="Source_20_Text"><text:s text:c="3"/>void <text:s text:c="4"/></text:span><text:span text:style-name="Source_20_Text"><text:span text:style-name="T1">clearTimeout</text:span></text:span><text:span text:style-name="Source_20_Text">(</text:span><text:span text:style-name="Source_20_Text"><text:span text:style-name="T152">timeoutId</text:span></text:span><text:span text:style-name="Source_20_Text">)</text:span></text:p>
      <text:p text:style-name="P23"><text:span text:style-name="Source_20_Text"><text:s text:c="3"/>void <text:s text:c="4"/></text:span><text:span text:style-name="Source_20_Text"><text:span text:style-name="T1">clearInterval</text:span></text:span><text:span text:style-name="Source_20_Text">(</text:span><text:span text:style-name="Source_20_Text"><text:span text:style-name="T152">intervalId</text:span></text:span><text:span text:style-name="Source_20_Text">)</text:span></text:p>
      <text:h text:style-name="P86" text:outline-level="2" text:is-list-header="true"><text:span text:style-name="T126">WorkerPool</text:span> <text:span text:style-name="T101">module</text:span></text:h>
      <text:p text:style-name="P109"><text:tab/>Provides the ability to run <text:span text:style-name="T2">JavaScript</text:span> code asynchronously.</text:p>
      <text:h text:style-name="Heading_20_3" text:outline-level="3"><text:a xlink:type="simple" xlink:href="http://code.google.com/apis/gears/api_workerpool.html"><text:span text:style-name="Source_20_Text"><text:span text:style-name="T119">WorkerPool </text:span></text:span></text:a><text:a xlink:type="simple" xlink:href="http://code.google.com/apis/gears/api_workerpool.html"><text:span text:style-name="Source_20_Text"><text:span text:style-name="T106">class</text:span></text:span></text:a></text:h>
      <text:p text:style-name="P53"><text:span text:style-name="Source_20_Text"><text:s text:c="3"/>callback </text:span><text:span text:style-name="Source_20_Text"><text:span text:style-name="T1">onmessage</text:span></text:span><text:span text:style-name="Source_20_Text">(</text:span><text:span text:style-name="Source_20_Text"><text:span text:style-name="T152">messageText</text:span></text:span><text:span text:style-name="Source_20_Text">, </text:span><text:span text:style-name="Source_20_Text"><text:span text:style-name="T152">senderId</text:span></text:span><text:span text:style-name="Source_20_Text">, </text:span></text:p>
      <text:p text:style-name="P53"><text:span text:style-name="Source_20_Text"><text:span text:style-name="T2"><text:s text:c="23"/>[</text:span></text:span><text:span text:style-name="Source_20_Text">messageObject:</text:span><text:span text:style-name="Source_20_Text"><text:span text:style-name="T2">{</text:span></text:span><text:span text:style-name="Source_20_Text"><text:span text:style-name="T152">text,sender,origin</text:span></text:span><text:span text:style-name="Source_20_Text"><text:span text:style-name="T2">}])</text:span></text:span></text:p>
      <text:p text:style-name="P53"><text:span text:style-name="Source_20_Text"><text:s text:c="3"/>callback </text:span><text:span text:style-name="Source_20_Text"><text:span text:style-name="T1">onerror</text:span></text:span><text:span text:style-name="Source_20_Text">(errorObject</text:span><text:span text:style-name="Source_20_Text"><text:span text:style-name="T2">:{</text:span></text:span><text:span text:style-name="Source_20_Text"><text:span text:style-name="T152">message</text:span></text:span><text:span text:style-name="Source_20_Text"><text:span text:style-name="T2">})</text:span></text:span></text:p>
      <text:p text:style-name="P53"><text:span text:style-name="Source_20_Text"><text:s text:c="3"/>int <text:s/></text:span><text:span text:style-name="Source_20_Text"><text:span text:style-name="T1">createWorker</text:span></text:span><text:span text:style-name="Source_20_Text">(</text:span><text:span text:style-name="Source_20_Text"><text:span text:style-name="T152">scriptText</text:span></text:span><text:span text:style-name="Source_20_Text">)</text:span></text:p>
      <text:p text:style-name="P53"><text:span text:style-name="Source_20_Text"><text:s text:c="3"/>int <text:s/></text:span><text:span text:style-name="Source_20_Text"><text:span text:style-name="T1">createWorkerFromUrl</text:span></text:span><text:span text:style-name="Source_20_Text">(</text:span><text:span text:style-name="Source_20_Text"><text:span text:style-name="T152">scriptUrl</text:span></text:span><text:span text:style-name="Source_20_Text">)</text:span></text:p>
      <text:p text:style-name="P53"><text:span text:style-name="Source_20_Text"><text:s text:c="3"/>void </text:span><text:span text:style-name="Source_20_Text"><text:span text:style-name="T1">sendMessage</text:span></text:span><text:span text:style-name="Source_20_Text">(</text:span><text:span text:style-name="Source_20_Text"><text:span text:style-name="T152">messageText</text:span></text:span><text:span text:style-name="Source_20_Text">, </text:span><text:span text:style-name="Source_20_Text"><text:span text:style-name="T152">destWorkerId</text:span></text:span><text:span text:style-name="Source_20_Text">)</text:span></text:p>
      <text:p text:style-name="P23"><text:span text:style-name="Source_20_Text"><text:s text:c="3"/>void </text:span><text:span text:style-name="Source_20_Text"><text:span text:style-name="T1">allowCrossOrigin</text:span></text:span><text:span text:style-name="Source_20_Text">()</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5" text:outline-level="1" text:is-list-header="true">Factory API</text:h>
      <text:p text:style-name="P116"><text:span text:style-name="T7"><text:tab/>The </text:span><text:span text:style-name="T112">Factory</text:span><text:span text:style-name="T7"> class is used to instantiate all other </text:span><text:span text:style-name="T9">Gears</text:span><text:span text:style-name="T7"> objects. Using the </text:span><text:span text:style-name="Source_20_Text"><text:span text:style-name="T90">create</text:span></text:span><text:span text:style-name="T7"> method, an application specifies the interface version it uses.</text:span></text:p>
      <text:p text:style-name="P116"><text:span text:style-name="T7"><text:tab/>Use </text:span><text:span text:style-name="T142">gears_init.js </text:span><text:span text:style-name="T7">in your application for the easiest way to create a </text:span><text:span text:style-name="T112">Factory</text:span><text:span text:style-name="T7"> object. The script defines </text:span><text:span text:style-name="Source_20_Text"><text:span text:style-name="T128">google.gears.factory</text:span></text:span><text:span text:style-name="T7"> to refer to a </text:span><text:span text:style-name="T112">Factory</text:span><text:span text:style-name="T7"> object.</text:span></text:p>
      <text:h text:style-name="P91" text:outline-level="2" text:is-list-header="true"><text:bookmark text:name="factoryclass"/><text:bookmark text:name="Factory"/><text:span text:style-name="T125">Factory</text:span> <text:span text:style-name="T198">class</text:span></text:h>
      <text:p text:style-name="P47"><text:span text:style-name="Source_20_Text"><text:span text:style-name="T101">Object</text:span></text:span><text:span text:style-name="Source_20_Text"> <text:s/></text:span><text:span text:style-name="Source_20_Text"><text:span text:style-name="T84">create</text:span></text:span><text:span text:style-name="Source_20_Text">(</text:span><text:span text:style-name="Source_20_Text"><text:span text:style-name="T152">className</text:span></text:span><text:span text:style-name="Source_20_Text">, [</text:span><text:span text:style-name="Source_20_Text"><text:span text:style-name="T152">classVersion</text:span></text:span><text:span text:style-name="Source_20_Text">])</text:span></text:p>
      <text:p text:style-name="P47"><text:span text:style-name="Source_20_Text">string <text:s/></text:span><text:span text:style-name="Source_20_Text"><text:span text:style-name="T84">getBuildInfo</text:span></text:span><text:span text:style-name="Source_20_Text"><text:span text:style-name="T82">()</text:span></text:span></text:p>
      <text:p text:style-name="P47"><text:span text:style-name="Source_20_Text">boolean </text:span><text:span text:style-name="Source_20_Text"><text:span text:style-name="T84">getPermission</text:span></text:span><text:span text:style-name="Source_20_Text">([</text:span><text:span text:style-name="Source_20_Text"><text:span text:style-name="T152">siteName</text:span></text:span><text:span text:style-name="Source_20_Text">], [</text:span><text:span text:style-name="Source_20_Text"><text:span text:style-name="T152">imageUrl</text:span></text:span><text:span text:style-name="Source_20_Text">], [</text:span><text:span text:style-name="Source_20_Text"><text:span text:style-name="T152">extraMessage</text:span></text:span><text:span text:style-name="Source_20_Text">])</text:span></text:p>
      <text:p text:style-name="P47"><text:span text:style-name="Source_20_Text">readonly attribute boolean </text:span><text:span text:style-name="Source_20_Text"><text:span text:style-name="T84">hasPermission</text:span></text:span></text:p>
      <text:p text:style-name="P35"><text:span text:style-name="Source_20_Text">readonly attribute string </text:span><text:span text:style-name="Source_20_Text"><text:span text:style-name="T84">version</text:span></text:span></text:p>
      <text:p text:style-name="P122">Code Example:</text:p>
      <text:p text:style-name="P53"><text:span text:style-name="Source_20_Text"><text:span text:style-name="T49">/</text:span></text:span><text:span text:style-name="Source_20_Text"><text:span text:style-name="T180">/ gears_init.js defines google.gears.factory.</text:span></text:span></text:p>
      <text:p text:style-name="P53"><text:span text:style-name="Source_20_Text"><text:span text:style-name="T49">&lt;</text:span></text:span><text:span text:style-name="Source_20_Text"><text:span text:style-name="T82">script</text:span></text:span><text:span text:style-name="Source_20_Text"><text:span text:style-name="T49"> </text:span></text:span><text:span text:style-name="Source_20_Text"><text:span text:style-name="T27">type</text:span></text:span><text:span text:style-name="Source_20_Text"><text:span text:style-name="T49">="text/javascript" </text:span></text:span><text:span text:style-name="Source_20_Text"><text:span text:style-name="T27">src</text:span></text:span><text:span text:style-name="Source_20_Text"><text:span text:style-name="T49">="</text:span></text:span><text:a xlink:type="simple" xlink:href="http://code.google.com/apis/gears/tools.html#gears_init"><text:span text:style-name="Source_20_Text"><text:span text:style-name="T126">gears_init.js</text:span></text:span></text:a><text:span text:style-name="Source_20_Text"><text:span text:style-name="T49">"&gt;&lt;/</text:span></text:span><text:span text:style-name="Source_20_Text"><text:span text:style-name="T82">script</text:span></text:span><text:span text:style-name="Source_20_Text"><text:span text:style-name="T49">&gt;</text:span></text:span></text:p>
      <text:p text:style-name="P53"><text:span text:style-name="Source_20_Text"><text:span text:style-name="T49">&lt;</text:span></text:span><text:span text:style-name="Source_20_Text"><text:span text:style-name="T82">script</text:span></text:span><text:span text:style-name="Source_20_Text"><text:span text:style-name="T49"> </text:span></text:span><text:span text:style-name="Source_20_Text"><text:span text:style-name="T27">type</text:span></text:span><text:span text:style-name="Source_20_Text"><text:span text:style-name="T49">="text/javascript"&gt;</text:span></text:span></text:p>
      <text:p text:style-name="P54"/>
      <text:p text:style-name="P53"><text:span text:style-name="Source_20_Text"><text:span text:style-name="T180">// Check whether Gears is installed.</text:span></text:span></text:p>
      <text:p text:style-name="P53"><text:span text:style-name="Source_20_Text"><text:span text:style-name="T49">if (</text:span></text:span><text:span text:style-name="Source_20_Text"><text:span text:style-name="T105">window</text:span></text:span><text:span text:style-name="Source_20_Text"><text:span text:style-name="T101">.google &amp;&amp; </text:span></text:span><text:span text:style-name="Source_20_Text"><text:span text:style-name="T105">google</text:span></text:span><text:span text:style-name="Source_20_Text"><text:span text:style-name="T101">.gears</text:span></text:span><text:span text:style-name="Source_20_Text"><text:span text:style-name="T49">)</text:span></text:span><text:span text:style-name="Source_20_Text"><text:span text:style-name="T104"> {</text:span></text:span></text:p>
      <text:p text:style-name="P53"><text:span text:style-name="Source_20_Text"><text:span text:style-name="T49"><text:s text:c="2"/></text:span></text:span><text:span text:style-name="Source_20_Text"><text:span text:style-name="T179">// Instantiate Gears objects</text:span></text:span></text:p>
      <text:p text:style-name="P53"><text:span text:style-name="Source_20_Text"><text:span text:style-name="T49"><text:s text:c="2"/>var </text:span></text:span><text:span text:style-name="Source_20_Text"><text:span text:style-name="T101">db</text:span></text:span><text:span text:style-name="Source_20_Text"><text:span text:style-name="T49"> =</text:span></text:span><text:span text:style-name="Source_20_Text"><text:span text:style-name="T101"> google.gears.factory.</text:span></text:span><text:span text:style-name="Source_20_Text"><text:span text:style-name="T86">create</text:span></text:span><text:span text:style-name="Source_20_Text"><text:span text:style-name="T101">(</text:span></text:span><text:span text:style-name="Source_20_Text"><text:span text:style-name="T49">'beta.database'</text:span></text:span><text:span text:style-name="Source_20_Text"><text:span text:style-name="T82">);</text:span></text:span></text:p>
      <text:p text:style-name="P53"><text:span text:style-name="Source_20_Text"><text:span text:style-name="T49"><text:s text:c="2"/></text:span></text:span><text:span text:style-name="Source_20_Text"><text:span text:style-name="T101">db</text:span></text:span><text:span text:style-name="Source_20_Text"><text:span text:style-name="T49">.</text:span></text:span><text:span text:style-name="Source_20_Text"><text:span text:style-name="T86">open();</text:span></text:span></text:p>
      <text:p text:style-name="P53"><text:span text:style-name="Source_20_Text"><text:span text:style-name="T104">}</text:span></text:span></text:p>
      <text:p text:style-name="P23"><text:span text:style-name="Source_20_Text"><text:span text:style-name="T49">&lt;/</text:span></text:span><text:span text:style-name="Source_20_Text"><text:span text:style-name="T82">script</text:span></text:span><text:span text:style-name="Source_20_Text"><text:span text:style-name="T49">&gt;</text:span></text:span></text:p>
      <text:h text:style-name="P106" text:outline-level="3" text:is-list-header="true">Methods</text:h>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94"><text:span text:style-name="T110">Object</text:span> <text:span text:style-name="T82">create(</text:span><text:span text:style-name="T138">className</text:span>, [<text:span text:style-name="T138">classVersion</text:span>]<text:span text:style-name="T82">)</text:span></text:p>
          </table:table-cell>
          <table:covered-table-cell/>
        </table:table-row>
        <table:table-row>
          <table:table-cell table:style-name="Таблица1.A2" office:value-type="string">
            <text:p text:style-name="P39">Summary:</text:p>
          </table:table-cell>
          <table:table-cell table:style-name="Таблица1.A2" office:value-type="string">
            <text:p text:style-name="Table_20_Contents">Creates a <text:span text:style-name="T2">Gears</text:span> object of the given class.</text:p>
          </table:table-cell>
        </table:table-row>
        <table:table-row>
          <table:table-cell table:style-name="Таблица1.A3" office:value-type="string">
            <text:p text:style-name="P39">Parameters:</text:p>
          </table:table-cell>
          <table:table-cell table:style-name="Таблица1.A3" office:value-type="string">
            <text:p text:style-name="Table_20_Contents"><text:span text:style-name="Source_20_Text"><text:span text:style-name="T140">className</text:span></text:span> - Type of object to create. <text:line-break/><text:span text:style-name="Source_20_Text"><text:span text:style-name="T140">classVersion</text:span></text:span> - <text:span text:style-name="T44">Deprecated</text:span>. There is no longer any need to pass this parameter. The only allowed value is <text:span text:style-name="Source_20_Text">'1.0'</text:span>. (To see if the machine has the minimum version of Gears you require, use <text:span text:style-name="Source_20_Text">factory.version</text:span> <text:soft-page-break/>instead.) </text:p>
          </table:table-cell>
        </table:table-row>
        <table:table-row>
          <table:table-cell table:style-name="Таблица1.A3" office:value-type="string">
            <text:p text:style-name="P39">Return value:</text:p>
          </table:table-cell>
          <table:table-cell table:style-name="Таблица1.A3" office:value-type="string">
            <text:p text:style-name="Table_20_Contents">The new object.</text:p>
          </table:table-cell>
        </table:table-row>
        <table:table-row>
          <table:table-cell table:style-name="Таблица1.A3" office:value-type="string">
            <text:p text:style-name="P39">Details:</text:p>
          </table:table-cell>
          <table:table-cell table:style-name="Таблица1.A3" office:value-type="string">
            <text:p text:style-name="P19">An exception is thrown if the given <text:span text:style-name="Source_20_Text"><text:span text:style-name="T140">className</text:span></text:span> is <text:span text:style-name="T27">not</text:span> recognized. </text:p>
            <text:p text:style-name="P20">The supported class names are: </text:p>
            <table:table table:name="Таблица2" table:style-name="Таблица2">
              <table:table-column table:style-name="Таблица2.A"/>
              <table:table-column table:style-name="Таблица2.B"/>
              <table:table-row>
                <table:table-cell table:style-name="Таблица2.A1" office:value-type="string">
                  <text:p text:style-name="Table_20_Heading">className</text:p>
                </table:table-cell>
                <table:table-cell table:style-name="Таблица2.A1" office:value-type="string">
                  <text:p text:style-name="Table_20_Heading">Gears class created</text:p>
                </table:table-cell>
              </table:table-row>
              <table:table-row>
                <table:table-cell table:style-name="Таблица2.A2" office:value-type="string">
                  <text:p text:style-name="P39">beta.database</text:p>
                </table:table-cell>
                <table:table-cell table:style-name="Таблица2.A2" office:value-type="string">
                  <text:p text:style-name="P41">Database</text:p>
                </table:table-cell>
              </table:table-row>
              <table:table-row>
                <table:table-cell table:style-name="Таблица2.A2" office:value-type="string">
                  <text:p text:style-name="P39">beta.desktop</text:p>
                </table:table-cell>
                <table:table-cell table:style-name="Таблица2.A2" office:value-type="string">
                  <text:p text:style-name="P41">Desktop</text:p>
                </table:table-cell>
              </table:table-row>
              <table:table-row>
                <table:table-cell table:style-name="Таблица2.A2" office:value-type="string">
                  <text:p text:style-name="P39">beta.httprequest</text:p>
                </table:table-cell>
                <table:table-cell table:style-name="Таблица2.A2" office:value-type="string">
                  <text:p text:style-name="P41">HttpRequest</text:p>
                </table:table-cell>
              </table:table-row>
              <table:table-row>
                <table:table-cell table:style-name="Таблица2.A2" office:value-type="string">
                  <text:p text:style-name="P39">beta.localserver</text:p>
                </table:table-cell>
                <table:table-cell table:style-name="Таблица2.A2" office:value-type="string">
                  <text:p text:style-name="P41">LocalServer</text:p>
                </table:table-cell>
              </table:table-row>
              <table:table-row>
                <table:table-cell table:style-name="Таблица2.A2" office:value-type="string">
                  <text:p text:style-name="P39">beta.timer</text:p>
                </table:table-cell>
                <table:table-cell table:style-name="Таблица2.A2" office:value-type="string">
                  <text:p text:style-name="P41">Timer</text:p>
                </table:table-cell>
              </table:table-row>
              <table:table-row>
                <table:table-cell table:style-name="Таблица2.A2" office:value-type="string">
                  <text:p text:style-name="P39">beta.workerpool</text:p>
                </table:table-cell>
                <table:table-cell table:style-name="Таблица2.A2" office:value-type="string">
                  <text:p text:style-name="P41">WorkerPool</text:p>
                </table:table-cell>
              </table:table-row>
            </table:table>
          </table:table-cell>
        </table:table-row>
      </table:table>
      <table:table table:name="Таблица3" table:style-name="Таблица3">
        <table:table-column table:style-name="Таблица3.A"/>
        <table:table-column table:style-name="Таблица3.B"/>
        <table:table-row>
          <table:table-cell table:style-name="Таблица3.A1" table:number-columns-spanned="2" office:value-type="string">
            <text:p text:style-name="P62"><text:span text:style-name="Source_20_Text"><text:span text:style-name="T120">string</text:span></text:span><text:span text:style-name="Source_20_Text"><text:span text:style-name="T92"> getBuildInfo()</text:span></text:span></text:p>
          </table:table-cell>
          <table:covered-table-cell/>
        </table:table-row>
        <table:table-row>
          <table:table-cell table:style-name="Таблица3.A2" office:value-type="string">
            <text:p text:style-name="Table_20_Contents"><text:span text:style-name="T2">Summary</text:span>:</text:p>
          </table:table-cell>
          <table:table-cell table:style-name="Таблица3.A2" office:value-type="string">
            <text:p text:style-name="Table_20_Contents">Returns a description of the build of <text:span text:style-name="T2">Gears</text:span> installed.</text:p>
          </table:table-cell>
        </table:table-row>
        <table:table-row>
          <table:table-cell table:style-name="Таблица3.A1" office:value-type="string">
            <text:p text:style-name="P39">Return value:</text:p>
          </table:table-cell>
          <table:table-cell table:style-name="Таблица3.A1" office:value-type="string">
            <text:p text:style-name="Table_20_Contents">The build description string.</text:p>
          </table:table-cell>
        </table:table-row>
        <table:table-row>
          <table:table-cell table:style-name="Таблица3.A1" office:value-type="string">
            <text:p text:style-name="Table_20_Contents"><text:span text:style-name="T2">Details</text:span>:</text:p>
          </table:table-cell>
          <table:table-cell table:style-name="Таблица3.A1" office:value-type="string">
            <text:p text:style-name="Table_20_Contents">This string is purely informational. Application developers should not rely on the format of data returned. The contents and layout may change over time. </text:p>
          </table:table-cell>
        </table:table-row>
      </table:table>
      <text:p text:style-name="P104"><text:bookmark text:name="getpermission"/></text:p>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Table_20_Heading"><text:span text:style-name="Source_20_Text"><text:span text:style-name="T115">boolean</text:span></text:span><text:span text:style-name="Source_20_Text"><text:span text:style-name="T168"> </text:span></text:span><text:span text:style-name="Source_20_Text"><text:span text:style-name="T95">getPermission(</text:span></text:span><text:span text:style-name="Source_20_Text"><text:span text:style-name="T168">[</text:span></text:span><text:span text:style-name="Source_20_Text"><text:span text:style-name="T145">siteName</text:span></text:span><text:span text:style-name="Source_20_Text"><text:span text:style-name="T168">], [</text:span></text:span><text:span text:style-name="Source_20_Text"><text:span text:style-name="T145">imageUrl</text:span></text:span><text:span text:style-name="Source_20_Text"><text:span text:style-name="T168">], [</text:span></text:span><text:span text:style-name="Source_20_Text"><text:span text:style-name="T145">extraMessage</text:span></text:span><text:span text:style-name="Source_20_Text"><text:span text:style-name="T168">])</text:span></text:span></text:p>
          </table:table-cell>
          <table:covered-table-cell/>
        </table:table-row>
        <table:table-row>
          <table:table-cell table:style-name="Таблица4.A2" office:value-type="string">
            <text:p text:style-name="P39">Summary:</text:p>
          </table:table-cell>
          <table:table-cell table:style-name="Таблица4.A2" office:value-type="string">
            <text:p text:style-name="Table_20_Contents">Lets a site manually trigger the <text:span text:style-name="T77">Gears security dialog</text:span>, <text:span text:style-name="T152">optionally</text:span> with <text:span text:style-name="T2">UI</text:span> customizations.</text:p>
          </table:table-cell>
        </table:table-row>
        <table:table-row>
          <table:table-cell table:style-name="Таблица4.A1" office:value-type="string">
            <text:p text:style-name="P39">Parameters:</text:p>
          </table:table-cell>
          <table:table-cell table:style-name="Таблица4.A1" office:value-type="string">
            <text:p text:style-name="Table_20_Contents"><text:span text:style-name="Source_20_Text"><text:span text:style-name="T140">siteName</text:span></text:span> - <text:span text:style-name="T27">Optional</text:span>. Friendly name of the site requesting permission. <text:line-break/><text:span text:style-name="Source_20_Text"><text:span text:style-name="T140">imageUrl</text:span></text:span> - <text:span text:style-name="T27">Optional</text:span>. <text:span text:style-name="T2">URL</text:span> of a <text:span text:style-name="T180">.png </text:span>file to display in the dialog. <text:line-break/><text:span text:style-name="Source_20_Text"><text:span text:style-name="T140">extraMessage</text:span></text:span> - <text:span text:style-name="T27">Optional</text:span>. Site-specific text to display to users in the <text:span text:style-name="T49">security dialog. </text:span></text:p>
          </table:table-cell>
        </table:table-row>
        <table:table-row>
          <table:table-cell table:style-name="Таблица4.A1" office:value-type="string">
            <text:p text:style-name="P39">Return value:</text:p>
          </table:table-cell>
          <table:table-cell table:style-name="Таблица4.A1" office:value-type="string">
            <text:p text:style-name="Table_20_Contents">Indicates whether the site has <text:span text:style-name="T152">permission</text:span> to use <text:span text:style-name="T2">Gears</text:span>.</text:p>
          </table:table-cell>
        </table:table-row>
        <table:table-row>
          <table:table-cell table:style-name="Таблица4.A1" office:value-type="string">
            <text:p text:style-name="P39">Details:</text:p>
          </table:table-cell>
          <table:table-cell table:style-name="Таблица4.A1" office:value-type="string">
            <text:p text:style-name="Table_20_Contents">It is always <text:span text:style-name="T2">safe</text:span> to call this function; it will return immediately if the site already has permission to use <text:span text:style-name="T2">Gears</text:span>. <text:line-break/><text:line-break/>All arguments are <text:span text:style-name="T27">optional</text:span>. The dialog will only show those that are specified. </text:p>
          </table:table-cell>
        </table:table-row>
      </table:table>
      <text:h text:style-name="P106" text:outline-level="3" text:is-list-header="true">Attributes</text:h>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95">Attribute</text:p>
          </table:table-cell>
          <table:table-cell table:style-name="Таблица5.A1" office:value-type="string">
            <text:p text:style-name="P95">Type</text:p>
          </table:table-cell>
          <table:table-cell table:style-name="Таблица5.A1" office:value-type="string">
            <text:p text:style-name="P95">Description</text:p>
          </table:table-cell>
        </table:table-row>
        <table:table-row>
          <table:table-cell table:style-name="Таблица5.A2" office:value-type="string">
            <text:p text:style-name="Table_20_Contents"><text:span text:style-name="Source_20_Text"><text:span text:style-name="T1">version</text:span></text:span></text:p>
          </table:table-cell>
          <table:table-cell table:style-name="Таблица5.A2" office:value-type="string">
            <text:p text:style-name="Table_20_Contents"><text:span text:style-name="T49">readonly</text:span> <text:span text:style-name="T110">string</text:span></text:p>
          </table:table-cell>
          <table:table-cell table:style-name="Таблица5.A2" office:value-type="string">
            <text:p text:style-name="Table_20_Contents">Returns the version of <text:span text:style-name="T2">Gears</text:span> installed, as a <text:span text:style-name="T110">string</text:span> of the form <text:span text:style-name="Source_20_Text"><text:span text:style-name="T110">Major.Minor.Build.</text:span></text:span><text:span text:style-name="Source_20_Text"><text:span text:style-name="T117">Patch</text:span></text:span><text:span text:style-name="T117"> (</text:span><text:span text:style-name="T110">e.g., '0.10.2.0'). </text:span></text:p>
          </table:table-cell>
        </table:table-row>
        <table:table-row>
          <table:table-cell table:style-name="Таблица5.A2" office:value-type="string">
            <text:p text:style-name="Table_20_Contents"><text:span text:style-name="Source_20_Text"><text:span text:style-name="T1">hasPermission</text:span></text:span></text:p>
          </table:table-cell>
          <table:table-cell table:style-name="Таблица5.A2" office:value-type="string">
            <text:p text:style-name="Table_20_Contents"><text:span text:style-name="T49">readonly</text:span> <text:span text:style-name="T110">boolean</text:span></text:p>
          </table:table-cell>
          <table:table-cell table:style-name="Таблица5.A2" office:value-type="string">
            <text:p text:style-name="Table_20_Contents">Returns <text:span text:style-name="T71">true</text:span> <text:span text:style-name="T2">if</text:span> the site <text:span text:style-name="T152">already</text:span> has permission to use <text:span text:style-name="T2">Gears</text:span>. </text:p>
          </table:table-cell>
        </table:table-row>
      </table:table>
      <text:p text:style-name="P6"><text:soft-page-break/></text:p>
      <text:p text:style-name="P6"/>
      <text:p text:style-name="P10"/>
      <text:h text:style-name="P131" text:outline-level="1" text:is-list-header="true">Database Module API</text:h>
      <text:p text:style-name="P10"/>
      <text:p text:style-name="Text_20_body"><text:span text:style-name="T7"><text:tab/>The </text:span><text:span text:style-name="T112">Database</text:span><text:span text:style-name="T7"> module provides </text:span><text:span text:style-name="T128">browser-local relational data storage</text:span><text:span text:style-name="T7"> to your </text:span><text:span text:style-name="T9">JavaScript</text:span><text:span text:style-name="T7"> web application. </text:span><text:span text:style-name="T9">Gears</text:span><text:span text:style-name="T7"> uses the open source </text:span><text:span text:style-name="T93">SQLite</text:span><text:span text:style-name="T7"> database system.</text:span></text:p>
      <text:h text:style-name="P93" text:outline-level="2" text:is-list-header="true">Contents</text:h>
      <text:list text:style-name="L37">
        <text:list-item>
          <text:p text:style-name="P150">Overview </text:p>
        </text:list-item>
        <text:list-item>
          <text:p text:style-name="P150">Example </text:p>
        </text:list-item>
        <text:list-item>
          <text:p text:style-name="P150">Classes </text:p>
          <text:list>
            <text:list-item>
              <text:p text:style-name="P150"><text:span text:style-name="T110">Database</text:span> </text:p>
            </text:list-item>
            <text:list-item>
              <text:p text:style-name="P150"><text:span text:style-name="T110">ResultSet</text:span> </text:p>
            </text:list-item>
          </text:list>
        </text:list-item>
        <text:list-item>
          <text:p text:style-name="P150">Location of <text:span text:style-name="T152">Database Files </text:span></text:p>
        </text:list-item>
        <text:list-item>
          <text:p text:style-name="P150">Local Modifications to <text:span text:style-name="T2">SQLite</text:span> </text:p>
        </text:list-item>
        <text:list-item>
          <text:p text:style-name="P150">Full-Text Search </text:p>
        </text:list-item>
      </text:list>
      <text:h text:style-name="P93" text:outline-level="2" text:is-list-header="true"><text:bookmark text:name="overview"/>Overview</text:h>
      <text:p text:style-name="P116"><text:span text:style-name="T18"><text:tab/>The </text:span><text:span text:style-name="T19">Database</text:span><text:span text:style-name="T18"> </text:span><text:span text:style-name="T19">module</text:span><text:span text:style-name="T18"> is used </text:span><text:span text:style-name="T21">to persistently store an application user's data on the user's computer</text:span><text:span text:style-name="T18">. Data is stored using the </text:span><text:span text:style-name="T38">same-origin security policy</text:span><text:span text:style-name="T18">, meaning that a web application </text:span><text:span text:style-name="T38">cannot</text:span><text:span text:style-name="T18"> access data outside of its domain (</text:span><text:span text:style-name="T22">see </text:span><text:a xlink:type="simple" xlink:href="http://code.google.com/apis/gears/security.html#model"><text:span text:style-name="T22">Security</text:span></text:a><text:span text:style-name="T18">).</text:span></text:p>
      <text:p text:style-name="P116"><text:span text:style-name="T18"><text:tab/>Data is stored and retrieved </text:span><text:span text:style-name="T19">by</text:span><text:span text:style-name="T18"> executing </text:span><text:span text:style-name="T132">SQL statements.</text:span><text:span text:style-name="T18"> For information on the </text:span><text:span text:style-name="T19">SQL</text:span><text:span text:style-name="T18"> syntax supported, see the </text:span><text:span text:style-name="T133">SQLite</text:span><text:span text:style-name="T18"> document "</text:span><text:a xlink:type="simple" xlink:href="http://www.google.com/url?sa=D&amp;q=http://www.sqlite.org/lang.html"><text:span text:style-name="T18">SQL as Understood By SQLite</text:span></text:a><text:span text:style-name="T18">", and also </text:span><text:a xlink:type="simple" xlink:href="http://code.google.com/apis/gears/api_database.html#sqlite_changes"><text:span text:style-name="T18">local modifications to SQLite</text:span></text:a><text:span text:style-name="T18">, below. </text:span><text:span text:style-name="T19">Gears</text:span><text:span text:style-name="T18"> includes </text:span><text:span text:style-name="T133">SQLite's</text:span><text:span text:style-name="T18"> </text:span><text:a xlink:type="simple" xlink:href="http://code.google.com/apis/gears/api_database.html#sqlite_fts"><text:span text:style-name="T18">full-text search</text:span></text:a><text:span text:style-name="T18"> extension </text:span><text:span text:style-name="T133">fts2</text:span><text:span text:style-name="T18">.</text:span></text:p>
      <text:h text:style-name="Heading_20_3" text:outline-level="3" text:is-list-header="true"><text:soft-page-break/>Security considerations</text:h>
      <text:p text:style-name="P116"><text:span text:style-name="T18"><text:tab/></text:span><text:span text:style-name="T19">SQL statements</text:span><text:span text:style-name="T18"> passed to </text:span><text:span text:style-name="Source_20_Text"><text:span text:style-name="T97">execute()</text:span></text:span><text:span text:style-name="T97"> </text:span><text:span text:style-name="T22">can</text:span><text:span text:style-name="T18"> </text:span><text:span text:style-name="T19">and</text:span><text:span text:style-name="T18"> </text:span><text:span text:style-name="T22">should</text:span><text:span text:style-name="T18"> use </text:span><text:span text:style-name="T147">bind</text:span><text:span text:style-name="T18"> parameters </text:span><text:span text:style-name="T20">(</text:span><text:span text:style-name="Source_20_Text"><text:span text:style-name="T39">?</text:span></text:span><text:span text:style-name="T20">)</text:span><text:span text:style-name="T18"> to prevent </text:span><text:span text:style-name="T174">SQL injection attacks</text:span><text:span text:style-name="T18">. Read about </text:span><text:a xlink:type="simple" xlink:href="http://code.google.com/apis/gears/security.html#database"><text:span text:style-name="T18">database security</text:span></text:a><text:span text:style-name="T18"> best practices on the </text:span><text:span text:style-name="T19">Security</text:span><text:span text:style-name="T18"> page. </text:span></text:p>
      <text:h text:style-name="Heading_20_4" text:outline-level="4" text:is-list-header="true">Permission</text:h>
      <text:p text:style-name="P116"><text:span text:style-name="T7"><text:tab/>This </text:span><text:span text:style-name="T9">API</text:span><text:span text:style-name="T7"> requires </text:span><text:span text:style-name="T128">user permission</text:span><text:span text:style-name="T7">. If you would like to customize the default dialog, you can </text:span><text:span text:style-name="T13">explicitly</text:span><text:span text:style-name="T7"> call </text:span><text:span text:style-name="Source_20_Text"><text:span text:style-name="T87">google.gears.factory.</text:span></text:span><text:span text:style-name="Source_20_Text"><text:span text:style-name="T90">getPermission()</text:span></text:span><text:span text:style-name="T87"> </text:span><text:span text:style-name="T7">- </text:span><text:a xlink:type="simple" xlink:href="http://code.google.com/apis/gears/api_factory.html"><text:span text:style-name="T7">see how.</text:span></text:a></text:p>
      <text:h text:style-name="Heading_20_4" text:outline-level="4" text:is-list-header="true"><text:bookmark text:name="example"/>Example</text:h>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text:span><text:span text:style-name="Source_20_Text"><text:span text:style-name="T27">src</text:span></text:span><text:span text:style-name="Source_20_Text">="</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49">var</text:span></text:span><text:span text:style-name="Source_20_Text"> </text:span><text:span text:style-name="Source_20_Text"><text:span text:style-name="T2">db</text:span></text:span><text:span text:style-name="Source_20_Text"> = </text:span><text:span text:style-name="Source_20_Text"><text:span text:style-name="T82">google.gears.factory.</text:span></text:span><text:span text:style-name="Source_20_Text"><text:span text:style-name="T86">create</text:span></text:span><text:span text:style-name="Source_20_Text"><text:span text:style-name="T82">(</text:span></text:span><text:span text:style-name="Source_20_Text">'</text:span><text:span text:style-name="Source_20_Text"><text:span text:style-name="T49">beta.database</text:span></text:span><text:span text:style-name="Source_20_Text">'</text:span><text:span text:style-name="Source_20_Text"><text:span text:style-name="T86">);</text:span></text:span></text:p>
      <text:p text:style-name="P53"><text:span text:style-name="Source_20_Text"><text:span text:style-name="T2">db</text:span></text:span><text:span text:style-name="Source_20_Text">.</text:span><text:span text:style-name="Source_20_Text"><text:span text:style-name="T2">open(</text:span></text:span><text:span text:style-name="Source_20_Text">'</text:span><text:span text:style-name="Source_20_Text"><text:span text:style-name="T49">database-test</text:span></text:span><text:span text:style-name="Source_20_Text">');</text:span></text:p>
      <text:p text:style-name="P53"><text:span text:style-name="Source_20_Text"><text:span text:style-name="T2">db</text:span></text:span><text:span text:style-name="Source_20_Text">.</text:span><text:span text:style-name="Source_20_Text"><text:span text:style-name="T86">execute(</text:span></text:span><text:span text:style-name="Source_20_Text"><text:span text:style-name="T2">'</text:span></text:span><text:span text:style-name="Source_20_Text">c</text:span><text:span text:style-name="Source_20_Text"><text:span text:style-name="T49">reate table if not exists Test</text:span></text:span><text:span text:style-name="Source_20_Text">' +</text:span></text:p>
      <text:p text:style-name="P53"><text:span text:style-name="Source_20_Text"><text:s text:c="11"/>' </text:span><text:span text:style-name="Source_20_Text"><text:span text:style-name="T49">(Phrase text, Timestamp int)</text:span></text:span><text:span text:style-name="Source_20_Text">');</text:span></text:p>
      <text:p text:style-name="P53"><text:span text:style-name="Source_20_Text"><text:span text:style-name="T2">db</text:span></text:span><text:span text:style-name="Source_20_Text">.</text:span><text:span text:style-name="Source_20_Text"><text:span text:style-name="T86">execute(</text:span></text:span><text:span text:style-name="Source_20_Text">'i</text:span><text:span text:style-name="Source_20_Text"><text:span text:style-name="T49">nsert into Test values (</text:span></text:span><text:span text:style-name="Source_20_Text"><text:span text:style-name="T74">?, ?</text:span></text:span><text:span text:style-name="Source_20_Text"><text:span text:style-name="T49">)</text:span></text:span><text:span text:style-name="Source_20_Text">', </text:span><text:span text:style-name="Source_20_Text"><text:span text:style-name="T2">[</text:span></text:span><text:span text:style-name="Source_20_Text">'</text:span><text:span text:style-name="Source_20_Text"><text:span text:style-name="T49">Monkey!</text:span></text:span><text:span text:style-name="Source_20_Text">', </text:span><text:span text:style-name="Source_20_Text"><text:span text:style-name="T49">new</text:span></text:span><text:span text:style-name="Source_20_Text"> </text:span><text:span text:style-name="Source_20_Text"><text:span text:style-name="T82">Date().</text:span></text:span><text:span text:style-name="Source_20_Text"><text:span text:style-name="T86">getTime()</text:span></text:span><text:span text:style-name="Source_20_Text"><text:span text:style-name="T2">]</text:span></text:span><text:span text:style-name="Source_20_Text"><text:span text:style-name="T86">)</text:span></text:span><text:span text:style-name="Source_20_Text"><text:span text:style-name="T2">;</text:span></text:span></text:p>
      <text:p text:style-name="P53"><text:span text:style-name="Source_20_Text"><text:span text:style-name="T49">var</text:span></text:span><text:span text:style-name="Source_20_Text"> rs = </text:span><text:span text:style-name="Source_20_Text"><text:span text:style-name="T2">db</text:span></text:span><text:span text:style-name="Source_20_Text">.</text:span><text:span text:style-name="Source_20_Text"><text:span text:style-name="T86">execute(</text:span></text:span><text:span text:style-name="Source_20_Text">'</text:span><text:span text:style-name="Source_20_Text"><text:span text:style-name="T49">select * from Test order by Timestamp desc</text:span></text:span><text:span text:style-name="Source_20_Text">');</text:span></text:p>
      <text:p text:style-name="P53"/>
      <text:p text:style-name="P53"><text:span text:style-name="Source_20_Text"><text:span text:style-name="T49">while</text:span></text:span><text:span text:style-name="Source_20_Text"> (</text:span><text:span text:style-name="Source_20_Text"><text:span text:style-name="T153">rs</text:span></text:span><text:span text:style-name="Source_20_Text">.isValidRow()) </text:span><text:span text:style-name="Source_20_Text"><text:span text:style-name="T2">{</text:span></text:span></text:p>
      <text:p text:style-name="P53"><text:span text:style-name="Source_20_Text"><text:s text:c="2"/></text:span><text:span text:style-name="Source_20_Text"><text:span text:style-name="T2">alert(</text:span></text:span><text:span text:style-name="Source_20_Text"><text:span text:style-name="T152">rs</text:span></text:span><text:span text:style-name="Source_20_Text">.field(</text:span><text:span text:style-name="Source_20_Text"><text:span text:style-name="T49">0</text:span></text:span><text:span text:style-name="Source_20_Text">) + '</text:span><text:span text:style-name="Source_20_Text"><text:span text:style-name="T49">@</text:span></text:span><text:span text:style-name="Source_20_Text">' + </text:span><text:span text:style-name="Source_20_Text"><text:span text:style-name="T152">rs</text:span></text:span><text:span text:style-name="Source_20_Text">.field(</text:span><text:span text:style-name="Source_20_Text"><text:span text:style-name="T49">1</text:span></text:span><text:span text:style-name="Source_20_Text">));</text:span></text:p>
      <text:p text:style-name="P53"><text:span text:style-name="Source_20_Text"><text:s text:c="2"/>rs.</text:span><text:span text:style-name="Source_20_Text"><text:span text:style-name="T2">next();</text:span></text:span></text:p>
      <text:p text:style-name="P53"><text:span text:style-name="Source_20_Text"><text:span text:style-name="T2">}</text:span></text:span></text:p>
      <text:p text:style-name="P53"><text:span text:style-name="Source_20_Text">rs.</text:span><text:span text:style-name="Source_20_Text"><text:span text:style-name="T2">close();</text:span></text:span></text:p>
      <text:p text:style-name="P23"><text:span text:style-name="Source_20_Text">&lt;/</text:span><text:span text:style-name="Source_20_Text"><text:span text:style-name="T86">script</text:span></text:span><text:span text:style-name="Source_20_Text">&gt;</text:span></text:p>
      <text:h text:style-name="P93" text:outline-level="2" text:is-list-header="true"><text:bookmark text:name="classes"/>Classes</text:h>
      <text:p text:style-name="P48">Database <text:span text:style-name="T101">class</text:span></text:p>
      <text:p text:style-name="P53"><text:span text:style-name="Source_20_Text"><text:s text:c="3"/>void <text:s text:c="5"/></text:span><text:span text:style-name="Source_20_Text"><text:span text:style-name="T1">open</text:span></text:span><text:span text:style-name="Source_20_Text">([</text:span><text:span text:style-name="Source_20_Text"><text:span text:style-name="T152">name</text:span></text:span><text:span text:style-name="Source_20_Text">])</text:span></text:p>
      <text:p text:style-name="P53"><text:span text:style-name="Source_20_Text"><text:s text:c="3"/>ResultSet </text:span><text:span text:style-name="Source_20_Text"><text:span text:style-name="T1">execute</text:span></text:span><text:span text:style-name="Source_20_Text">(</text:span><text:span text:style-name="Source_20_Text"><text:span text:style-name="T152">sqlStatement</text:span></text:span><text:span text:style-name="Source_20_Text">, [</text:span><text:span text:style-name="Source_20_Text"><text:span text:style-name="T152">argArray</text:span></text:span><text:span text:style-name="Source_20_Text">])</text:span></text:p>
      <text:p text:style-name="P53"><text:span text:style-name="Source_20_Text"><text:s text:c="3"/>void <text:s text:c="5"/></text:span><text:span text:style-name="Source_20_Text"><text:span text:style-name="T1">close</text:span></text:span><text:span text:style-name="Source_20_Text">()</text:span></text:p>
      <text:p text:style-name="P53"><text:span text:style-name="Source_20_Text"><text:s text:c="3"/>readonly attribute int </text:span><text:span text:style-name="Source_20_Text"><text:span text:style-name="T1">lastInsertRowId</text:span></text:span></text:p>
      <text:p text:style-name="P23"><text:span text:style-name="Source_20_Text"><text:s text:c="3"/>readonly attribute int </text:span><text:span text:style-name="Source_20_Text"><text:span text:style-name="T1">rowsAffected</text:span></text:span></text:p>
      <text:p text:style-name="Preformatted_20_Text"/>
      <text:p text:style-name="Preformatted_20_Text"/>
      <text:p text:style-name="P48"><text:soft-page-break/>ResultSet <text:span text:style-name="T101">class</text:span></text:p>
      <text:p text:style-name="P53"><text:span text:style-name="Source_20_Text"><text:s text:c="3"/>boolean </text:span><text:span text:style-name="Source_20_Text"><text:span text:style-name="T1">isValidRow</text:span></text:span><text:span text:style-name="Source_20_Text">()</text:span></text:p>
      <text:p text:style-name="P53"><text:span text:style-name="Source_20_Text"><text:s text:c="3"/>void <text:s text:c="3"/></text:span><text:span text:style-name="Source_20_Text"><text:span text:style-name="T1">next</text:span></text:span><text:span text:style-name="Source_20_Text">()</text:span></text:p>
      <text:p text:style-name="P53"><text:span text:style-name="Source_20_Text"><text:s text:c="3"/>void <text:s text:c="3"/></text:span><text:span text:style-name="Source_20_Text"><text:span text:style-name="T1">close</text:span></text:span><text:span text:style-name="Source_20_Text">()</text:span></text:p>
      <text:p text:style-name="P53"><text:span text:style-name="Source_20_Text"><text:s text:c="3"/>int <text:s text:c="4"/></text:span><text:span text:style-name="Source_20_Text"><text:span text:style-name="T1">fieldCount</text:span></text:span><text:span text:style-name="Source_20_Text">()</text:span></text:p>
      <text:p text:style-name="P53"><text:span text:style-name="Source_20_Text"><text:s text:c="3"/>string <text:s/></text:span><text:span text:style-name="Source_20_Text"><text:span text:style-name="T1">fieldName</text:span></text:span><text:span text:style-name="Source_20_Text">(</text:span><text:span text:style-name="Source_20_Text"><text:span text:style-name="T110">int</text:span></text:span><text:span text:style-name="Source_20_Text"> </text:span><text:span text:style-name="Source_20_Text"><text:span text:style-name="T152">fieldIndex</text:span></text:span><text:span text:style-name="Source_20_Text">)</text:span></text:p>
      <text:p text:style-name="P53"><text:span text:style-name="Source_20_Text"><text:s text:c="3"/>variant </text:span><text:span text:style-name="Source_20_Text"><text:span text:style-name="T1">field</text:span></text:span><text:span text:style-name="Source_20_Text">(</text:span><text:span text:style-name="Source_20_Text"><text:span text:style-name="T110">int</text:span></text:span><text:span text:style-name="Source_20_Text"> </text:span><text:span text:style-name="Source_20_Text"><text:span text:style-name="T152">fieldIndex</text:span></text:span><text:span text:style-name="Source_20_Text">)</text:span></text:p>
      <text:p text:style-name="P23"><text:span text:style-name="Source_20_Text"><text:s text:c="3"/>variant </text:span><text:span text:style-name="Source_20_Text"><text:span text:style-name="T1">fieldByName</text:span></text:span><text:span text:style-name="Source_20_Text">(</text:span><text:span text:style-name="Source_20_Text"><text:span text:style-name="T110">string</text:span></text:span><text:span text:style-name="Source_20_Text"> </text:span><text:span text:style-name="Source_20_Text"><text:span text:style-name="T152">fieldName</text:span></text:span><text:span text:style-name="Source_20_Text">)</text:span></text:p>
      <text:p text:style-name="Text_20_body"><text:bookmark text:name="Database"/></text:p>
      <text:h text:style-name="P50" text:outline-level="2" text:is-list-header="true"><text:span text:style-name="T110">Database</text:span> class</text:h>
      <text:h text:style-name="P105" text:outline-level="3" text:is-list-header="true">Methods</text:h>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94"><text:span text:style-name="T82">open(</text:span>[<text:span text:style-name="T138">name</text:span>]<text:span text:style-name="T82">)</text:span></text:p>
          </table:table-cell>
          <table:covered-table-cell/>
        </table:table-row>
        <table:table-row>
          <table:table-cell table:style-name="Таблица6.A2" office:value-type="string">
            <text:p text:style-name="P39">Return value: </text:p>
          </table:table-cell>
          <table:table-cell table:style-name="Таблица6.A2" office:value-type="string">
            <text:p text:style-name="P40">void</text:p>
          </table:table-cell>
        </table:table-row>
        <table:table-row>
          <table:table-cell table:style-name="Таблица6.A2" office:value-type="string">
            <text:p text:style-name="P39">Parameters:</text:p>
          </table:table-cell>
          <table:table-cell table:style-name="Таблица6.A2" office:value-type="string">
            <text:p text:style-name="Table_20_Contents"><text:span text:style-name="Source_20_Text"><text:span text:style-name="T140">name</text:span></text:span> - optional. </text:p>
          </table:table-cell>
        </table:table-row>
        <table:table-row>
          <table:table-cell table:style-name="Таблица6.A2" office:value-type="string">
            <text:p text:style-name="P39">Exceptions:</text:p>
          </table:table-cell>
          <table:table-cell table:style-name="Таблица6.A2" office:value-type="string">
            <text:p text:style-name="Table_20_Contents">Throws an exception if an error occurs.<text:line-break/><text:line-break/><text:span text:style-name="T151">Currently the name, if supplied and of length greater than zero, must consist only of visible ASCII characters excluding the following characters:<text:line-break/><text:line-break/></text:span><text:span text:style-name="User_20_Entry"><text:span text:style-name="T117">/ \ : * ? " &lt; &gt; | ; ,</text:span></text:span><text:line-break/><text:line-break/><text:span text:style-name="T151">Otherwise, </text:span><text:span text:style-name="T98">open() </text:span><text:span text:style-name="T151">will throw an exception. </text:span><text:span text:style-name="T43">Before finalization of the API we expect to remove this restriction.</text:span></text:p>
          </table:table-cell>
        </table:table-row>
        <table:table-row>
          <table:table-cell table:style-name="Таблица6.A2" office:value-type="string">
            <text:p text:style-name="P39">Description:</text:p>
          </table:table-cell>
          <table:table-cell table:style-name="Таблица6.A2" office:value-type="string">
            <text:p text:style-name="Table_20_Contents">Opens the database <text:span text:style-name="Source_20_Text"><text:span text:style-name="T140">name</text:span></text:span>, or an <text:span text:style-name="T156">unnamed</text:span> database if <text:span text:style-name="Source_20_Text"><text:span text:style-name="T140">name</text:span></text:span> is omitted. <text:span text:style-name="Source_20_Text"><text:span text:style-name="T140">name</text:span></text:span> is local to the application's origin (see <text:a xlink:type="simple" xlink:href="http://code.google.com/apis/gears/security.html#model">Security</text:a>). </text:p>
          </table:table-cell>
        </table:table-row>
      </table:table>
      <table:table table:name="Таблица7" table:style-name="Таблица7">
        <table:table-column table:style-name="Таблица7.A"/>
        <table:table-column table:style-name="Таблица7.B"/>
        <table:table-row>
          <table:table-cell table:style-name="Таблица7.A1" table:number-columns-spanned="2" office:value-type="string">
            <text:p text:style-name="P96">execute(<text:span text:style-name="T138">sqlStatement</text:span>, [<text:span text:style-name="T138">argArray</text:span>] )</text:p>
          </table:table-cell>
          <table:covered-table-cell/>
        </table:table-row>
        <table:table-row>
          <table:table-cell table:style-name="Таблица7.A2" office:value-type="string">
            <text:p text:style-name="P39">Return Value </text:p>
          </table:table-cell>
          <table:table-cell table:style-name="Таблица7.A2" office:value-type="string">
            <text:p text:style-name="P41">ResultSet</text:p>
          </table:table-cell>
        </table:table-row>
        <table:table-row>
          <table:table-cell table:style-name="Таблица7.A2" office:value-type="string">
            <text:p text:style-name="P39">Parameters</text:p>
          </table:table-cell>
          <table:table-cell table:style-name="Таблица7.A2" office:value-type="string">
            <text:p text:style-name="Table_20_Contents"><text:span text:style-name="Source_20_Text"><text:span text:style-name="T140">sqlStatement</text:span></text:span> is a <text:span text:style-name="T110">string</text:span> containing a <text:span text:style-name="T2">SQL statement</text:span>, with <text:span text:style-name="Source_20_Text"><text:span text:style-name="T30">?</text:span></text:span><text:span text:style-name="T30"> </text:span>as a placeholder for <text:span text:style-name="T2">bind</text:span> parameters.<text:line-break/><text:line-break/><text:span text:style-name="Source_20_Text"><text:span text:style-name="T140">argArray</text:span></text:span> is an <text:span text:style-name="T27">optional</text:span> array of <text:span text:style-name="T2">bind</text:span> parameters to be substituted for the placeholders.</text:p>
          </table:table-cell>
        </table:table-row>
        <table:table-row>
          <table:table-cell table:style-name="Таблица7.A2" office:value-type="string">
            <text:p text:style-name="P39">Exceptions</text:p>
          </table:table-cell>
          <table:table-cell table:style-name="Таблица7.A2" office:value-type="string">
            <text:p text:style-name="P19">Throws an exception <text:span text:style-name="T2">if</text:span> the SQL statement fails to execute. See the exception object's <text:span text:style-name="Source_20_Text"><text:span text:style-name="T86">message</text:span></text:span> attribute for details. </text:p>
            <text:p text:style-name="P19"><text:soft-page-break/><text:span text:style-name="T29">Note:</text:span> If multiple processes (i<text:span text:style-name="T152">ncluding </text:span><text:a xlink:type="simple" xlink:href="http://code.google.com/apis/gears/api_workerpool.html"><text:span text:style-name="T152">Workers</text:span></text:a>) attempt to write to the database at the <text:span text:style-name="T2">same</text:span> <text:span text:style-name="T2">time</text:span>, one can fail. It is up to the application to retry in these situations.</text:p>
          </table:table-cell>
        </table:table-row>
        <table:table-row>
          <table:table-cell table:style-name="Таблица7.A2" office:value-type="string">
            <text:p text:style-name="P39">Description</text:p>
          </table:table-cell>
          <table:table-cell table:style-name="Таблица7.A2" office:value-type="string">
            <text:p text:style-name="P19">Substitute <text:span text:style-name="T152">zero</text:span> <text:span text:style-name="T2">or</text:span> <text:span text:style-name="T152">more</text:span> <text:span text:style-name="T2">bind</text:span> parameters from <text:span text:style-name="Source_20_Text"><text:span text:style-name="T140">argArray</text:span></text:span> into <text:span text:style-name="Source_20_Text"><text:span text:style-name="T140">sqlStatement</text:span></text:span> and execute the resulting <text:span text:style-name="T2">SQL</text:span> statement. There <text:span text:style-name="T27">must</text:span> be <text:span text:style-name="T2">exactly</text:span> as many items in <text:span text:style-name="Source_20_Text"><text:span text:style-name="T140">argArray</text:span></text:span> as their are <text:span text:style-name="Source_20_Text"><text:span text:style-name="T30">?</text:span></text:span><text:span text:style-name="T30"> </text:span>placeholders in <text:span text:style-name="Source_20_Text"><text:span text:style-name="T140">sqlStatement</text:span></text:span>. <text:span text:style-name="Source_20_Text"><text:span text:style-name="T140">argArray</text:span></text:span> can be <text:span text:style-name="T27">omitted</text:span> <text:span text:style-name="T2">if</text:span> there are <text:span text:style-name="T27">no</text:span> placeholders. The results of executing the statement are returned in a <text:span text:style-name="T117">ResultSet.</text:span><text:line-break/><text:line-break/><text:span text:style-name="Source_20_Text"><text:span text:style-name="T86">open()</text:span></text:span> <text:span text:style-name="T27">must</text:span> be called and <text:span text:style-name="T27">must</text:span> return successfully <text:span text:style-name="T2">before</text:span> calling <text:span text:style-name="Source_20_Text"><text:span text:style-name="T86">execute()</text:span></text:span><text:span text:style-name="Source_20_Text">.</text:span></text:p>
            <text:h text:style-name="P84" text:outline-level="4" text:is-list-header="true">Example: </text:h>
            <text:p text:style-name="P46"><text:line-break/><text:span text:style-name="Source_20_Text">resultSet = </text:span><text:span text:style-name="Source_20_Text"><text:span text:style-name="T2">db</text:span></text:span><text:span text:style-name="Source_20_Text">.</text:span><text:span text:style-name="Source_20_Text"><text:span text:style-name="T86">execute</text:span></text:span><text:span text:style-name="Source_20_Text"> </text:span><text:span text:style-name="Source_20_Text"><text:span text:style-name="T86">(</text:span></text:span><text:span text:style-name="Source_20_Text"><text:line-break/> '</text:span><text:span text:style-name="Source_20_Text"><text:span text:style-name="T169">INSERT INTO MYTABLE VALUES (</text:span></text:span><text:span text:style-name="Source_20_Text"><text:span text:style-name="T27">?</text:span></text:span><text:span text:style-name="Source_20_Text">, </text:span><text:span text:style-name="Source_20_Text"><text:span text:style-name="T27">?</text:span></text:span><text:span text:style-name="Source_20_Text">, </text:span><text:span text:style-name="Source_20_Text"><text:span text:style-name="T27">?</text:span></text:span><text:span text:style-name="Source_20_Text">) </text:span></text:p>
            <text:p text:style-name="P46"><text:span text:style-name="Source_20_Text"><text:span text:style-name="T169"><text:s text:c="4"/>WHERE</text:span></text:span><text:span text:style-name="Source_20_Text"> </text:span><text:span text:style-name="Source_20_Text"><text:span text:style-name="T140">id</text:span></text:span><text:span text:style-name="Source_20_Text">=</text:span><text:span text:style-name="Source_20_Text"><text:span text:style-name="T27">?</text:span></text:span><text:span text:style-name="Source_20_Text">' , </text:span><text:span text:style-name="Source_20_Text"><text:span text:style-name="T2">[</text:span></text:span><text:span text:style-name="Source_20_Text"><text:span text:style-name="T49">1</text:span></text:span><text:span text:style-name="Source_20_Text">, </text:span><text:span text:style-name="Source_20_Text"><text:span text:style-name="T49">2</text:span></text:span><text:span text:style-name="Source_20_Text">, '</text:span><text:span text:style-name="Source_20_Text"><text:span text:style-name="T49">three four</text:span></text:span><text:span text:style-name="Source_20_Text">', </text:span><text:span text:style-name="Source_20_Text"><text:span text:style-name="T49">5</text:span></text:span><text:span text:style-name="Source_20_Text"><text:span text:style-name="T2">]</text:span></text:span><text:span text:style-name="Source_20_Text"><text:line-break/></text:span><text:span text:style-name="Source_20_Text"><text:span text:style-name="T2">);</text:span></text:span><text:line-break/></text:p>
            <text:p text:style-name="Table_20_Contents"><text:line-break/><text:span text:style-name="T140">SQLite</text:span> <text:span text:style-name="T152">automatically</text:span> quote-escapes <text:span text:style-name="T2">bind</text:span> parameters, so in execution the statement expands to:<text:line-break/><text:span text:style-name="Source_20_Text">'</text:span><text:span text:style-name="Source_20_Text"><text:span text:style-name="T169">INSERT INTO MYTABLE VALUES</text:span></text:span><text:span text:style-name="Source_20_Text"> (</text:span><text:span text:style-name="Source_20_Text"><text:span text:style-name="T49">1</text:span></text:span><text:span text:style-name="Source_20_Text">, </text:span><text:span text:style-name="Source_20_Text"><text:span text:style-name="T49">2</text:span></text:span><text:span text:style-name="Source_20_Text">, "</text:span><text:span text:style-name="Source_20_Text"><text:span text:style-name="T49">three four</text:span></text:span><text:span text:style-name="Source_20_Text">") </text:span><text:span text:style-name="Source_20_Text"><text:span text:style-name="T169">WHERE</text:span></text:span><text:span text:style-name="Source_20_Text"> </text:span><text:span text:style-name="Source_20_Text"><text:span text:style-name="T140">id</text:span></text:span><text:span text:style-name="Source_20_Text">=</text:span><text:span text:style-name="Source_20_Text"><text:span text:style-name="T49">5</text:span></text:span><text:span text:style-name="Source_20_Text">'<text:line-break/></text:span><text:line-break/>For information on <text:span text:style-name="T2">SQL</text:span> syntax, see the SQLite documentation "<text:a xlink:type="simple" xlink:href="http://www.google.com/url?sa=D&amp;q=http://www.sqlite.org/lang.html">SQL as Understood By SQLite</text:a>" </text:p>
          </table:table-cell>
        </table:table-row>
      </table:table>
      <table:table table:name="Таблица8" table:style-name="Таблица8">
        <table:table-column table:style-name="Таблица8.A"/>
        <table:table-column table:style-name="Таблица8.B"/>
        <table:table-row>
          <table:table-cell table:style-name="Таблица8.A1" table:number-columns-spanned="2" office:value-type="string">
            <text:p text:style-name="P96">close() </text:p>
          </table:table-cell>
          <table:covered-table-cell/>
        </table:table-row>
        <table:table-row>
          <table:table-cell table:style-name="Таблица8.A2" office:value-type="string">
            <text:p text:style-name="P39">Return value: </text:p>
          </table:table-cell>
          <table:table-cell table:style-name="Таблица8.A2" office:value-type="string">
            <text:p text:style-name="P41">void</text:p>
          </table:table-cell>
        </table:table-row>
        <table:table-row>
          <table:table-cell table:style-name="Таблица8.A2" office:value-type="string">
            <text:p text:style-name="P39">Exceptions:</text:p>
          </table:table-cell>
          <table:table-cell table:style-name="Таблица8.A2" office:value-type="string">
            <text:p text:style-name="Table_20_Contents">Throws an exception <text:span text:style-name="T2">if</text:span> an error occurs. </text:p>
          </table:table-cell>
        </table:table-row>
        <table:table-row>
          <table:table-cell table:style-name="Таблица8.A2" office:value-type="string">
            <text:p text:style-name="P39">Description:</text:p>
          </table:table-cell>
          <table:table-cell table:style-name="Таблица8.A2" office:value-type="string">
            <text:p text:style-name="Table_20_Contents"><text:span text:style-name="T2">Closes</text:span> the database <text:span text:style-name="T152">connection</text:span>, <text:span text:style-name="T2">if</text:span> <text:span text:style-name="T152">any</text:span>, currently associated with this <text:span text:style-name="T117">Database</text:span> instance. Calling <text:span text:style-name="T110">Database</text:span>.<text:span text:style-name="T86">close() </text:span>is <text:span text:style-name="T27">not</text:span> required.</text:p>
          </table:table-cell>
        </table:table-row>
      </table:table>
      <table:table table:name="Таблица9" table:style-name="Таблица9">
        <table:table-column table:style-name="Таблица9.A"/>
        <table:table-column table:style-name="Таблица9.B"/>
        <table:table-row>
          <table:table-cell table:style-name="Таблица9.A1" table:number-columns-spanned="2" office:value-type="string">
            <text:p text:style-name="P96">lastInsertRowId</text:p>
          </table:table-cell>
          <table:covered-table-cell/>
        </table:table-row>
        <table:table-row>
          <table:table-cell table:style-name="Таблица9.A2" office:value-type="string">
            <text:p text:style-name="P39">Return value: </text:p>
          </table:table-cell>
          <table:table-cell table:style-name="Таблица9.A2" office:value-type="string">
            <text:p text:style-name="Table_20_Contents"><text:span text:style-name="T71">readonly</text:span><text:span text:style-name="T49"> attribute </text:span><text:span text:style-name="T117">int</text:span></text:p>
          </table:table-cell>
        </table:table-row>
        <table:table-row>
          <table:table-cell table:style-name="Таблица9.A2" office:value-type="string">
            <text:p text:style-name="P39">Description:</text:p>
          </table:table-cell>
          <table:table-cell table:style-name="Таблица9.A2" office:value-type="string">
            <text:p text:style-name="Table_20_Contents">Represents the <text:span text:style-name="T2">rowid</text:span> of the <text:span text:style-name="T44">most recent</text:span> insert on this <text:span text:style-name="T117">Database</text:span> instance.<text:line-break/>Returns <text:span text:style-name="T73">zero</text:span> <text:span text:style-name="T2">if</text:span> <text:span text:style-name="T27">no</text:span> inserts have ever occurred on this instance.<text:line-break/><text:line-break/><text:span text:style-name="T30">Note</text:span><text:span text:style-name="T81"> that all rows in every table have a </text:span><text:span text:style-name="T6">rowid</text:span>, even rows in tables that <text:soft-page-break/><text:span text:style-name="T27">do not</text:span> have integer-type primary keys. Thus, every successful insert updates this attribute.</text:p>
          </table:table-cell>
        </table:table-row>
      </table:table>
      <table:table table:name="Таблица10" table:style-name="Таблица10">
        <table:table-column table:style-name="Таблица10.A"/>
        <table:table-column table:style-name="Таблица10.B"/>
        <table:table-row>
          <table:table-cell table:style-name="Таблица10.A1" table:number-columns-spanned="2" office:value-type="string">
            <text:p text:style-name="P97">rowsAffected</text:p>
          </table:table-cell>
          <table:covered-table-cell/>
        </table:table-row>
        <table:table-row>
          <table:table-cell table:style-name="Таблица10.A2" office:value-type="string">
            <text:p text:style-name="P39">Return value: </text:p>
          </table:table-cell>
          <table:table-cell table:style-name="Таблица10.A2" office:value-type="string">
            <text:p text:style-name="Table_20_Contents"><text:span text:style-name="T71">readonly</text:span><text:span text:style-name="T49"> attribute </text:span><text:span text:style-name="T117">int</text:span></text:p>
          </table:table-cell>
        </table:table-row>
        <table:table-row>
          <table:table-cell table:style-name="Таблица10.A2" office:value-type="string">
            <text:p text:style-name="P39">Description:</text:p>
          </table:table-cell>
          <table:table-cell table:style-name="Таблица10.A2" office:value-type="string">
            <text:p text:style-name="Table_20_Contents">Represents the <text:span text:style-name="T2">number</text:span> of database rows that were <text:span text:style-name="T152">changed</text:span>, <text:span text:style-name="T152">inserted</text:span>, or <text:span text:style-name="T152">deleted</text:span> by the <text:span text:style-name="T27">most recently </text:span>completed <text:span text:style-name="T169">INSERT</text:span>, <text:span text:style-name="T169">UPDATE</text:span>, or <text:span text:style-name="T169">DELETE</text:span> statement on this <text:span text:style-name="T117">Database</text:span> instance. <text:line-break/><text:line-break/>Returns <text:span text:style-name="T73">zero</text:span> <text:span text:style-name="T2">if</text:span> <text:span text:style-name="T27">no</text:span> row changes have ever occurred on this instance. <text:line-break/><text:line-break/><text:span text:style-name="T28">Note</text:span><text:span text:style-name="T1">:</text:span> An <text:span text:style-name="T152">unconstrained</text:span> <text:span text:style-name="T2">delete</text:span> <text:span text:style-name="T2">of</text:span> <text:span text:style-name="T27">all</text:span> rows in a table (<text:span text:style-name="Source_20_Text"><text:span text:style-name="T169">DELETE FROM table</text:span></text:span>) will return <text:span text:style-name="T73">zero</text:span> <text:span text:style-name="T2">rather than</text:span><text:span text:style-name="T152"> the number of</text:span> rows that were originally present in the table; <text:span text:style-name="T2">if</text:span> you need the number of rows, use <text:span text:style-name="Source_20_Text"><text:span text:style-name="T169">DELETE FROM table WHERE 1</text:span></text:span><text:span text:style-name="T169"> i</text:span>nstead, though be aware that this is slower than an unconstrained delete.</text:p>
          </table:table-cell>
        </table:table-row>
      </table:table>
      <text:p text:style-name="Text_20_body"/>
      <text:p text:style-name="Text_20_body"/>
      <text:p text:style-name="Text_20_body"/>
      <text:h text:style-name="P50" text:outline-level="2" text:is-list-header="true"><text:bookmark text:name="ResultSet"/><text:span text:style-name="T110">ResultSet</text:span> class</text:h>
      <text:p text:style-name="Text_20_body"/>
      <text:p text:style-name="P116"><text:span text:style-name="T7"><text:tab/>A </text:span><text:span text:style-name="Source_20_Text"><text:span text:style-name="T112">ResultSet</text:span></text:span><text:span text:style-name="T7"> is returned from a </text:span><text:span text:style-name="T13">successful</text:span><text:span text:style-name="T7"> call to </text:span><text:span text:style-name="Source_20_Text"><text:span text:style-name="T111">Database</text:span></text:span><text:span text:style-name="Source_20_Text"><text:span text:style-name="T7">.</text:span></text:span><text:span text:style-name="Source_20_Text"><text:span text:style-name="T90">execute()</text:span></text:span><text:span text:style-name="T90">.</text:span><text:span text:style-name="T7"> It contains the results of executing the </text:span><text:span text:style-name="T9">SQL statement</text:span><text:span text:style-name="T7">.</text:span></text:p>
      <text:p text:style-name="P116"><text:span text:style-name="T7"><text:tab/>A </text:span><text:span text:style-name="Source_20_Text"><text:span text:style-name="T112">ResultSet</text:span></text:span><text:span text:style-name="T7"> is </text:span><text:span text:style-name="T32">immutable</text:span><text:span text:style-name="T7">, subsequent changes to the underlying database </text:span><text:span text:style-name="T32">do not</text:span><text:span text:style-name="T7"> affect the contents. </text:span></text:p>
      <text:p text:style-name="P116"><text:span text:style-name="T7"><text:tab/>Iterate over the </text:span><text:span text:style-name="T9">rows</text:span><text:span text:style-name="T7"> of the result set using</text:span><text:span text:style-name="T90"> </text:span><text:span text:style-name="Source_20_Text"><text:span text:style-name="T90">isValidRow()</text:span></text:span><text:span text:style-name="T7">, </text:span><text:span text:style-name="Source_20_Text"><text:span text:style-name="T90">next()</text:span></text:span><text:span text:style-name="T7">, and </text:span><text:span text:style-name="Source_20_Text"><text:span text:style-name="T90">close()</text:span></text:span><text:span text:style-name="T7">, calling </text:span><text:span text:style-name="T16">data extraction methods</text:span><text:span text:style-name="T7"> for </text:span><text:span text:style-name="T32">valid</text:span><text:span text:style-name="T7"> rows. For example: </text:span></text:p>
      <text:p text:style-name="P69"><text:span text:style-name="Source_20_Text"><text:span text:style-name="T49">while</text:span></text:span><text:span text:style-name="Source_20_Text"> (</text:span><text:span text:style-name="Source_20_Text"><text:span text:style-name="T153">rs</text:span></text:span><text:span text:style-name="Source_20_Text">.</text:span><text:span text:style-name="Source_20_Text"><text:span text:style-name="T86">isValidRow()</text:span></text:span><text:span text:style-name="Source_20_Text">) {</text:span></text:p>
      <text:p text:style-name="P69"><text:span text:style-name="Source_20_Text"><text:s text:c="2"/>console.log(</text:span><text:span text:style-name="Source_20_Text"><text:span text:style-name="T153">rs</text:span></text:span><text:span text:style-name="Source_20_Text">.fieldName(</text:span><text:span text:style-name="Source_20_Text"><text:span text:style-name="T49">0</text:span></text:span><text:span text:style-name="Source_20_Text">) + "</text:span><text:span text:style-name="Source_20_Text"><text:span text:style-name="T49"> == </text:span></text:span><text:span text:style-name="Source_20_Text">" + </text:span><text:span text:style-name="Source_20_Text"><text:span text:style-name="T153">rs</text:span></text:span><text:span text:style-name="Source_20_Text">.field(</text:span><text:span text:style-name="Source_20_Text"><text:span text:style-name="T49">0</text:span></text:span><text:span text:style-name="Source_20_Text">));</text:span></text:p>
      <text:p text:style-name="P69"><text:span text:style-name="Source_20_Text"><text:s text:c="2"/></text:span><text:span text:style-name="Source_20_Text"><text:span text:style-name="T153">rs</text:span></text:span><text:span text:style-name="Source_20_Text">.</text:span><text:span text:style-name="Source_20_Text"><text:span text:style-name="T86">next();</text:span></text:span></text:p>
      <text:p text:style-name="P69"><text:span text:style-name="Source_20_Text">}</text:span></text:p>
      <text:p text:style-name="P27"><text:span text:style-name="Source_20_Text"><text:span text:style-name="T153">rs</text:span></text:span><text:span text:style-name="Source_20_Text">.</text:span><text:span text:style-name="Source_20_Text"><text:span text:style-name="T86">close();</text:span></text:span></text:p>
      <text:h text:style-name="P106" text:outline-level="3" text:is-list-header="true"><text:soft-page-break/></text:h>
      <text:h text:style-name="P107" text:outline-level="3">Methods</text:h>
      <table:table table:name="Таблица11" table:style-name="Таблица11">
        <table:table-column table:style-name="Таблица11.A"/>
        <table:table-column table:style-name="Таблица11.B"/>
        <table:table-row>
          <table:table-cell table:style-name="Таблица11.A1" table:number-columns-spanned="2" office:value-type="string">
            <text:p text:style-name="P96">isValidRow()</text:p>
          </table:table-cell>
          <table:covered-table-cell/>
        </table:table-row>
        <table:table-row>
          <table:table-cell table:style-name="Таблица11.A2" office:value-type="string">
            <text:p text:style-name="P39">Return value: </text:p>
          </table:table-cell>
          <table:table-cell table:style-name="Таблица11.A2" office:value-type="string">
            <text:p text:style-name="P41">boolean</text:p>
          </table:table-cell>
        </table:table-row>
        <table:table-row>
          <table:table-cell table:style-name="Таблица11.A2" office:value-type="string">
            <text:p text:style-name="P39">Description:</text:p>
          </table:table-cell>
          <table:table-cell table:style-name="Таблица11.A2" office:value-type="string">
            <text:p text:style-name="Table_20_Contents">Returns <text:span text:style-name="T73">true</text:span> if you can call <text:a xlink:type="simple" xlink:href="http://code.google.com/apis/gears/api_database.html#extraction">data extraction methods</text:a>.</text:p>
          </table:table-cell>
        </table:table-row>
      </table:table>
      <table:table table:name="Таблица12" table:style-name="Таблица12">
        <table:table-column table:style-name="Таблица12.A"/>
        <table:table-column table:style-name="Таблица12.B"/>
        <table:table-row>
          <table:table-cell table:style-name="Таблица12.A1" table:number-columns-spanned="2" office:value-type="string">
            <text:p text:style-name="P96">next()</text:p>
          </table:table-cell>
          <table:covered-table-cell/>
        </table:table-row>
        <table:table-row>
          <table:table-cell table:style-name="Таблица12.A2" office:value-type="string">
            <text:p text:style-name="P39">Return value: </text:p>
          </table:table-cell>
          <table:table-cell table:style-name="Таблица12.A2" office:value-type="string">
            <text:p text:style-name="P41">void</text:p>
          </table:table-cell>
        </table:table-row>
        <table:table-row>
          <table:table-cell table:style-name="Таблица12.A2" office:value-type="string">
            <text:p text:style-name="P39">Description:</text:p>
          </table:table-cell>
          <table:table-cell table:style-name="Таблица12.A2" office:value-type="string">
            <text:p text:style-name="Table_20_Contents">Advances to the next row of the results.</text:p>
          </table:table-cell>
        </table:table-row>
      </table:table>
      <table:table table:name="Таблица13" table:style-name="Таблица13">
        <table:table-column table:style-name="Таблица13.A"/>
        <table:table-column table:style-name="Таблица13.B"/>
        <table:table-row>
          <table:table-cell table:style-name="Таблица13.A1" table:number-columns-spanned="2" office:value-type="string">
            <text:p text:style-name="P96">close()</text:p>
          </table:table-cell>
          <table:covered-table-cell/>
        </table:table-row>
        <table:table-row>
          <table:table-cell table:style-name="Таблица13.A2" office:value-type="string">
            <text:p text:style-name="P39">Return value: </text:p>
          </table:table-cell>
          <table:table-cell table:style-name="Таблица13.A2" office:value-type="string">
            <text:p text:style-name="P41">void</text:p>
          </table:table-cell>
        </table:table-row>
        <table:table-row>
          <table:table-cell table:style-name="Таблица13.A2" office:value-type="string">
            <text:p text:style-name="P39">Exceptions:</text:p>
          </table:table-cell>
          <table:table-cell table:style-name="Таблица13.A2" office:value-type="string">
            <text:p text:style-name="Table_20_Contents">Throws an <text:span text:style-name="T152">exception</text:span> if an error occurs.</text:p>
          </table:table-cell>
        </table:table-row>
        <table:table-row>
          <table:table-cell table:style-name="Таблица13.A2" office:value-type="string">
            <text:p text:style-name="P39">Description:</text:p>
          </table:table-cell>
          <table:table-cell table:style-name="Таблица13.A2" office:value-type="string">
            <text:p text:style-name="Table_20_Contents"><text:span text:style-name="T27">Releases</text:span> the <text:span text:style-name="T153">state</text:span> associated with this result set<text:line-break/><text:line-break/><text:span text:style-name="T27">You are required </text:span>to call <text:span text:style-name="T86">close() </text:span>when you are finished with any result set.<text:line-break/><text:line-break/><text:span text:style-name="Emphasis"><text:span text:style-name="T29">Note</text:span></text:span><text:span text:style-name="Emphasis">: there is currently a feature request to have close called automatically when the result set goes out of scope.</text:span> </text:p>
          </table:table-cell>
        </table:table-row>
      </table:table>
      <text:p text:style-name="Text_20_body"/>
      <text:h text:style-name="P107" text:outline-level="3" text:is-list-header="true"><text:bookmark text:name="extraction"/>Methods for extracting data</text:h>
      <table:table table:name="Таблица14" table:style-name="Таблица14">
        <table:table-column table:style-name="Таблица14.A"/>
        <table:table-column table:style-name="Таблица14.B"/>
        <table:table-row>
          <table:table-cell table:style-name="Таблица14.A1" table:number-columns-spanned="2" office:value-type="string">
            <text:p text:style-name="P96">fieldCount()</text:p>
          </table:table-cell>
          <table:covered-table-cell/>
        </table:table-row>
        <table:table-row>
          <table:table-cell table:style-name="Таблица14.A2" office:value-type="string">
            <text:p text:style-name="P39">Return value: </text:p>
          </table:table-cell>
          <table:table-cell table:style-name="Таблица14.A2" office:value-type="string">
            <text:p text:style-name="P41">int</text:p>
          </table:table-cell>
        </table:table-row>
        <table:table-row>
          <table:table-cell table:style-name="Таблица14.A2" office:value-type="string">
            <text:p text:style-name="P39">Description:</text:p>
          </table:table-cell>
          <table:table-cell table:style-name="Таблица14.A2" office:value-type="string">
            <text:p text:style-name="Table_20_Contents">Returns the <text:span text:style-name="T70">number</text:span> of fields in this result set.</text:p>
          </table:table-cell>
        </table:table-row>
      </table:table>
      <table:table table:name="Таблица15" table:style-name="Таблица15">
        <table:table-column table:style-name="Таблица15.A"/>
        <table:table-column table:style-name="Таблица15.B"/>
        <table:table-row>
          <table:table-cell table:style-name="Таблица15.A1" table:number-columns-spanned="2" office:value-type="string">
            <text:p text:style-name="P96">fieldName(<text:span text:style-name="T110">int</text:span> <text:span text:style-name="T138">fieldIndex</text:span>)</text:p>
          </table:table-cell>
          <table:covered-table-cell/>
        </table:table-row>
        <table:table-row>
          <table:table-cell table:style-name="Таблица15.A2" office:value-type="string">
            <text:p text:style-name="P39">Return value: </text:p>
          </table:table-cell>
          <table:table-cell table:style-name="Таблица15.A2" office:value-type="string">
            <text:p text:style-name="P41">string</text:p>
          </table:table-cell>
        </table:table-row>
        <table:table-row>
          <table:table-cell table:style-name="Таблица15.A2" office:value-type="string">
            <text:p text:style-name="P39">Exceptions:</text:p>
          </table:table-cell>
          <table:table-cell table:style-name="Таблица15.A2" office:value-type="string">
            <text:p text:style-name="Table_20_Contents">Throws an exception <text:span text:style-name="T2">if</text:span> <text:span text:style-name="Source_20_Text"><text:span text:style-name="T135">fieldIndex</text:span></text:span> is out of range.</text:p>
          </table:table-cell>
        </table:table-row>
        <table:table-row>
          <table:table-cell table:style-name="Таблица15.A2" office:value-type="string">
            <text:p text:style-name="P39">Parameters:</text:p>
          </table:table-cell>
          <table:table-cell table:style-name="Таблица15.A2" office:value-type="string">
            <text:p text:style-name="Table_20_Contents"><text:span text:style-name="Source_20_Text"><text:span text:style-name="T140">fieldIndex</text:span></text:span> : the <text:span text:style-name="T153">zero</text:span>-based index of the desired field </text:p>
          </table:table-cell>
        </table:table-row>
        <table:table-row>
          <table:table-cell table:style-name="Таблица15.A2" office:value-type="string">
            <text:p text:style-name="P39">Description:</text:p>
          </table:table-cell>
          <table:table-cell table:style-name="Таблица15.A2" office:value-type="string">
            <text:p text:style-name="Table_20_Contents">Returns the <text:span text:style-name="T136">name</text:span> of the specified field in the current result set. This name is derived from the <text:span text:style-name="T2">SQL</text:span> statement which was executed.</text:p>
          </table:table-cell>
        </table:table-row>
      </table:table>
      <table:table table:name="Таблица16" table:style-name="Таблица16">
        <table:table-column table:style-name="Таблица16.A"/>
        <table:table-column table:style-name="Таблица16.B"/>
        <table:table-row>
          <table:table-cell table:style-name="Таблица16.A1" table:number-columns-spanned="2" office:value-type="string">
            <text:p text:style-name="P96">field(<text:span text:style-name="T110">int</text:span> <text:span text:style-name="T138">fieldIndex</text:span>)</text:p>
          </table:table-cell>
          <table:covered-table-cell/>
        </table:table-row>
        <table:table-row>
          <table:table-cell table:style-name="Таблица16.A2" office:value-type="string">
            <text:p text:style-name="P39">Return value: </text:p>
          </table:table-cell>
          <table:table-cell table:style-name="Таблица16.A2" office:value-type="string">
            <text:p text:style-name="P41">variant</text:p>
          </table:table-cell>
        </table:table-row>
        <table:table-row>
          <table:table-cell table:style-name="Таблица16.A2" office:value-type="string">
            <text:p text:style-name="P39">Exceptions:</text:p>
          </table:table-cell>
          <table:table-cell table:style-name="Таблица16.A2" office:value-type="string">
            <text:p text:style-name="Table_20_Contents">Throws an exception <text:span text:style-name="T2">if</text:span> <text:span text:style-name="Source_20_Text"><text:span text:style-name="T135">fieldIndex</text:span></text:span> is out of range.</text:p>
          </table:table-cell>
        </table:table-row>
        <table:table-row>
          <table:table-cell table:style-name="Таблица16.A2" office:value-type="string">
            <text:p text:style-name="P39">Parameters:</text:p>
          </table:table-cell>
          <table:table-cell table:style-name="Таблица16.A2" office:value-type="string">
            <text:p text:style-name="Table_20_Contents"><text:span text:style-name="Source_20_Text"><text:span text:style-name="T140">fieldIndex</text:span></text:span> : the <text:span text:style-name="T153">zero</text:span>-based index of the desired field </text:p>
          </table:table-cell>
        </table:table-row>
        <text:soft-page-break/>
        <table:table-row>
          <table:table-cell table:style-name="Таблица16.A2" office:value-type="string">
            <text:p text:style-name="P39">Description:</text:p>
          </table:table-cell>
          <table:table-cell table:style-name="Таблица16.A2" office:value-type="string">
            <text:p text:style-name="Table_20_Contents">Returns the <text:span text:style-name="T136">contents</text:span> of the specified field in the current row.</text:p>
          </table:table-cell>
        </table:table-row>
      </table:table>
      <table:table table:name="Таблица17" table:style-name="Таблица17">
        <table:table-column table:style-name="Таблица17.A"/>
        <table:table-column table:style-name="Таблица17.B"/>
        <table:table-row>
          <table:table-cell table:style-name="Таблица17.A1" table:number-columns-spanned="2" office:value-type="string">
            <text:p text:style-name="P96">fieldByName(<text:span text:style-name="T110">string</text:span> <text:span text:style-name="T138">fieldName</text:span>)</text:p>
          </table:table-cell>
          <table:covered-table-cell/>
        </table:table-row>
        <table:table-row>
          <table:table-cell table:style-name="Таблица17.A2" office:value-type="string">
            <text:p text:style-name="P39">Return value: </text:p>
          </table:table-cell>
          <table:table-cell table:style-name="Таблица17.A2" office:value-type="string">
            <text:p text:style-name="P41">variant</text:p>
          </table:table-cell>
        </table:table-row>
        <table:table-row>
          <table:table-cell table:style-name="Таблица17.A2" office:value-type="string">
            <text:p text:style-name="P39">Exceptions:</text:p>
          </table:table-cell>
          <table:table-cell table:style-name="Таблица17.A2" office:value-type="string">
            <text:p text:style-name="Table_20_Contents">Throws an exception <text:span text:style-name="T2">if</text:span> <text:span text:style-name="Source_20_Text"><text:span text:style-name="T135">fieldName</text:span></text:span> names a <text:span text:style-name="T44">nonexistent</text:span> field.</text:p>
          </table:table-cell>
        </table:table-row>
        <table:table-row>
          <table:table-cell table:style-name="Таблица17.A2" office:value-type="string">
            <text:p text:style-name="P39">Parameters:</text:p>
          </table:table-cell>
          <table:table-cell table:style-name="Таблица17.A2" office:value-type="string">
            <text:p text:style-name="Table_20_Contents"><text:span text:style-name="Source_20_Text"><text:span text:style-name="T140">fieldName</text:span></text:span>: the name of the desired field </text:p>
          </table:table-cell>
        </table:table-row>
        <table:table-row>
          <table:table-cell table:style-name="Таблица17.A2" office:value-type="string">
            <text:p text:style-name="P39">Description:</text:p>
          </table:table-cell>
          <table:table-cell table:style-name="Таблица17.A2" office:value-type="string">
            <text:p text:style-name="Table_20_Contents">Returns the <text:span text:style-name="T136">contents</text:span> of the specified field in the current row.</text:p>
          </table:table-cell>
        </table:table-row>
      </table:table>
      <text:p text:style-name="Text_20_body"><text:bookmark text:name="directories"/></text:p>
      <text:h text:style-name="P50" text:outline-level="2" text:is-list-header="true">Location of Database File </text:h>
      <text:p text:style-name="P116"><text:span text:style-name="T13"><text:tab/></text:span><text:span text:style-name="T14">Database files</text:span><text:span text:style-name="T7"> that your application creates are stored on the </text:span><text:span text:style-name="T9">user's computer </text:span><text:span text:style-name="T7">in a location that is </text:span><text:span text:style-name="T23">determined by the browser</text:span><text:span text:style-name="T7"> being used and the </text:span><text:span text:style-name="T23">platform</text:span><text:span text:style-name="T7">. </text:span></text:p>
      <text:p text:style-name="P83"><text:span text:style-name="Strong_20_Emphasis"><text:span text:style-name="T51">Windows Vista - Internet Explorer </text:span></text:span></text:p>
      <text:p text:style-name="P109"><text:span text:style-name="T2">Location</text:span>: <text:span text:style-name="T2">{</text:span><text:span text:style-name="T110">FOLDERID_LocalAppDataLow</text:span><text:span text:style-name="T2">}</text:span>\<text:span text:style-name="T126">Google</text:span>\<text:span text:style-name="T180">Google Gears </text:span>for <text:span text:style-name="T49">Internet Explorer</text:span><text:line-break/><text:span text:style-name="T2">Example</text:span>: <text:span text:style-name="T126">C:\Users\Bob\AppData\LocalLow\Google\Google Gears</text:span><text:span text:style-name="T49"> </text:span>for <text:span text:style-name="T49">Internet Explorer</text:span></text:p>
      <text:p text:style-name="P124"/>
      <text:p text:style-name="P83"><text:span text:style-name="Strong_20_Emphasis"><text:span text:style-name="T51">Windows Vista - Firefox </text:span></text:span><text:span text:style-name="T7">-</text:span><text:span text:style-name="T14"> Database files</text:span><text:span text:style-name="T7"> are stored in the </text:span><text:span text:style-name="T131">user local profile directory</text:span><text:span text:style-name="T7">. </text:span></text:p>
      <text:p text:style-name="P109"><text:span text:style-name="T2">Location</text:span>: <text:span text:style-name="T117">C:\Users\</text:span><text:span text:style-name="T2">&lt;</text:span><text:span text:style-name="T138">username</text:span><text:span text:style-name="T2">&gt;</text:span>\<text:span text:style-name="T126">AppData</text:span>\<text:span text:style-name="T126">Local</text:span>\<text:span text:style-name="T126">Mozilla</text:span>\<text:span text:style-name="T126">Firefox</text:span>\<text:span text:style-name="T126">Profiles</text:span>\</text:p>
      <text:p text:style-name="P109"><text:s text:c="27"/><text:span text:style-name="T2">{</text:span><text:span text:style-name="T73">profile</text:span><text:span text:style-name="T2">}.</text:span><text:span text:style-name="T126">default</text:span>\<text:span text:style-name="T180">Google Gears </text:span>for <text:span text:style-name="T49">Firefox</text:span> </text:p>
      <text:p text:style-name="P109"><text:line-break/><text:span text:style-name="T2">Example</text:span>: <text:span text:style-name="T126">C:\Users\Bob\AppData\Local\Mozilla\Firefox\Profiles\uelib44s.default\Google Gears</text:span> for <text:span text:style-name="T49">Firefox</text:span> </text:p>
      <text:p text:style-name="P109"/>
      <text:p text:style-name="P83"><text:span text:style-name="Strong_20_Emphasis"><text:span text:style-name="T51">Windows XP - Internet Explorer </text:span></text:span></text:p>
      <text:p text:style-name="Text_20_body"><text:span text:style-name="T7"><text:s text:c="6"/></text:span><text:span text:style-name="T14"><text:s/>Database files </text:span><text:span text:style-name="T7">are stored in the </text:span><text:span text:style-name="T131">user local profile directory.</text:span><text:span text:style-name="T7"> </text:span></text:p>
      <text:p text:style-name="P109"><text:span text:style-name="T2">Location</text:span>: <text:span text:style-name="T117">C:\Documents and Settings\</text:span>&lt;<text:span text:style-name="T138">username</text:span>&gt;\<text:span text:style-name="T126">Local</text:span> <text:span text:style-name="T126">Settings</text:span>\<text:span text:style-name="T126">Application</text:span> <text:span text:style-name="T126">Data</text:span>\</text:p>
      <text:p text:style-name="P109"><text:tab/><text:tab/><text:span text:style-name="T126">Google</text:span>\<text:span text:style-name="T180">Google Gears</text:span> for<text:span text:style-name="T49"> Internet Explorer</text:span></text:p>
      <text:p text:style-name="P109"><text:line-break/><text:soft-page-break/><text:span text:style-name="T2">Example</text:span>: <text:span text:style-name="T126">C:\Documents and Settings\Bob\Local Settings\Application Data\Google\</text:span></text:p>
      <text:p text:style-name="P109"><text:span text:style-name="T126"><text:s text:c="16"/>Google Gears</text:span> for <text:span text:style-name="T49">Internet Explorer</text:span></text:p>
      <text:p text:style-name="P124"/>
      <text:p text:style-name="P83"><text:span text:style-name="Strong_20_Emphasis"><text:span text:style-name="T51">Windows XP - Firefox </text:span></text:span></text:p>
      <text:p text:style-name="Text_20_body"><text:span text:style-name="Strong_20_Emphasis"><text:span text:style-name="T7"><text:s/><text:tab/><text:tab/></text:span></text:span><text:span text:style-name="T14">Database files</text:span><text:span text:style-name="T7"> are stored in the</text:span><text:span text:style-name="T131"> user local profile directory</text:span><text:span text:style-name="T7">. </text:span></text:p>
      <text:p text:style-name="P109"><text:span text:style-name="T2">Location</text:span>: <text:span text:style-name="T117">C:\Documents and Settings</text:span>\&lt;<text:span text:style-name="T138">username</text:span>&gt;\<text:span text:style-name="T126">Local Settings\Application</text:span> Data\</text:p>
      <text:p text:style-name="P109"><text:tab/><text:tab/><text:span text:style-name="T126">Mozilla</text:span>\<text:span text:style-name="T126">Firefox</text:span>\<text:span text:style-name="T126">Profiles</text:span>\<text:span text:style-name="T2">{</text:span><text:span text:style-name="T71">profile</text:span><text:span text:style-name="T2">}</text:span>\<text:span text:style-name="T180">Google Gears </text:span>for <text:span text:style-name="T49">Firefox</text:span><text:line-break/><text:span text:style-name="T2">Example</text:span>: <text:span text:style-name="T117">C:\Documents and Settings</text:span>\<text:span text:style-name="T126">Bob</text:span>\<text:span text:style-name="T126">Local Settings</text:span>\<text:span text:style-name="T126">Application Data</text:span>\</text:p>
      <text:p text:style-name="P109"><text:s text:c="16"/><text:span text:style-name="T126">Mozilla</text:span>\<text:span text:style-name="T126">Firefox</text:span>\<text:span text:style-name="T126">Profiles</text:span>\<text:span text:style-name="T126">uelib44s.default</text:span>\<text:span text:style-name="T180">Google Gears </text:span>for <text:span text:style-name="T49">Firefox</text:span></text:p>
      <text:p text:style-name="P83"><text:span text:style-name="Strong_20_Emphasis"><text:span text:style-name="T51">Mac OS/X - Firefox </text:span></text:span></text:p>
      <text:p text:style-name="Text_20_body"><text:span text:style-name="Strong_20_Emphasis"><text:span text:style-name="T7"><text:s text:c="3"/><text:tab/><text:tab/></text:span></text:span><text:span text:style-name="T14">Database files </text:span><text:span text:style-name="T7">are stored in the </text:span><text:span text:style-name="T131">user local profile directory. </text:span></text:p>
      <text:p text:style-name="P109"><text:span text:style-name="T2">Location</text:span>: <text:span text:style-name="T117">Users</text:span>/&lt;<text:span text:style-name="T138">username</text:span>&gt;/<text:span text:style-name="T126">Library</text:span>/<text:span text:style-name="T126">Caches</text:span>/<text:span text:style-name="T126">Firefox</text:span>/<text:span text:style-name="T126">Profiles</text:span>/{<text:span text:style-name="T138">profile</text:span>}.<text:span text:style-name="T126">default</text:span>/<text:span text:style-name="T180">Google Gears</text:span> for <text:span text:style-name="T49">Firefox</text:span> <text:line-break/><text:span text:style-name="T2">Example</text:span>: <text:span text:style-name="T117">Users</text:span>/<text:span text:style-name="T126">Bob/Library/Caches/Firefox/Profiles/08ywpi3q.default/Google Gears </text:span></text:p>
      <text:p text:style-name="P109"><text:span text:style-name="T126"><text:s/><text:tab/><text:tab/><text:tab/></text:span><text:span text:style-name="T101">for</text:span><text:span text:style-name="T126"> </text:span><text:span text:style-name="T49">Firefox</text:span></text:p>
      <text:p text:style-name="P124"/>
      <text:p text:style-name="P124"/>
      <text:p text:style-name="P83"><text:span text:style-name="Strong_20_Emphasis"><text:span text:style-name="T51">Linux — Firefox</text:span></text:span></text:p>
      <text:p text:style-name="Text_20_body"><text:span text:style-name="Strong_20_Emphasis"><text:span text:style-name="T7"><text:tab/><text:tab/></text:span></text:span><text:span text:style-name="T14">Database files </text:span><text:span text:style-name="T7">are stored in the </text:span><text:span text:style-name="T131">user home directory.</text:span></text:p>
      <text:p text:style-name="Text_20_body"><text:span text:style-name="T9">Location</text:span><text:span text:style-name="T7">:</text:span><text:span text:style-name="T112"> ~</text:span><text:span text:style-name="Emphasis"><text:span text:style-name="T112">bob</text:span></text:span><text:span text:style-name="T112">/</text:span><text:span text:style-name="T128">.mozilla</text:span><text:span text:style-name="T7">/</text:span><text:span text:style-name="T127">firefox</text:span><text:span text:style-name="T7">/</text:span><text:span text:style-name="T9">&lt;</text:span><text:span text:style-name="T131">firefox's profile id</text:span><text:span text:style-name="T9">&gt;</text:span><text:span text:style-name="T7">/</text:span><text:span text:style-name="T183">Google Gears </text:span><text:span text:style-name="T7">for </text:span><text:span text:style-name="T51">Firefox</text:span><text:span text:style-name="T7"> <text:line-break/></text:span><text:span text:style-name="T9">Example</text:span><text:span text:style-name="T7">:</text:span><text:span text:style-name="T9"> </text:span><text:span text:style-name="T112">~bob</text:span><text:span text:style-name="T9">/.</text:span><text:span text:style-name="T128">mozilla</text:span><text:span text:style-name="T7">/firefox/08ywpi3q.default/</text:span><text:span text:style-name="T183">Google Gears</text:span><text:span text:style-name="T7"> for </text:span><text:span text:style-name="T51">Firefox</text:span><text:span text:style-name="T7"> </text:span></text:p>
      <text:p text:style-name="P83"><text:span text:style-name="Strong_20_Emphasis"><text:span text:style-name="T7">Windows Mobile 5.0 and 6.0</text:span></text:span></text:p>
      <text:p text:style-name="P109"><text:span text:style-name="T2">Location:</text:span> <text:span text:style-name="T2">\</text:span><text:span text:style-name="T126">Application Data</text:span>\<text:span text:style-name="T126">Google</text:span>\<text:span text:style-name="T180">Google Gears</text:span> for <text:span text:style-name="T49">Internet Explorer</text:span></text:p>
      <text:p text:style-name="P109"><text:bookmark text:name="sqlite_changes"/><text:soft-page-break/></text:p>
      <text:h text:style-name="P51" text:outline-level="2" text:is-list-header="true">Local Modifications to SQLite</text:h>
      <text:p text:style-name="P109"><text:tab/>This section describes modifications that <text:span text:style-name="T2">Gears</text:span> makes to <text:span text:style-name="T2">SQLite</text:span>. </text:p>
      <text:h text:style-name="Heading_20_3" text:outline-level="3" text:is-list-header="true">Attached databases</text:h>
      <text:p text:style-name="Text_20_body"><text:span text:style-name="T7"><text:tab/>The </text:span><text:span text:style-name="T9">SQLite</text:span><text:span text:style-name="T7"> </text:span><text:span text:style-name="T140">ATTACH</text:span> and <text:span text:style-name="T140">DETACH</text:span> <text:span text:style-name="T7">commands can be used to open an arbitrary </text:span><text:span text:style-name="T9">SQLite</text:span><text:span text:style-name="T7"> database on the </text:span><text:span text:style-name="T13">user's disk</text:span><text:span text:style-name="T7">. For this reason, these commands have been </text:span><text:span text:style-name="T32">disabled</text:span><text:span text:style-name="T7"> in </text:span><text:span text:style-name="T9">Gears</text:span><text:span text:style-name="T7">. In the future this functionality may be exposed in a way which respects the </text:span><text:span text:style-name="T11">same-origin </text:span><text:span text:style-name="T7">security policy.</text:span></text:p>
      <text:h text:style-name="Heading_20_3" text:outline-level="3" text:is-list-header="true"><text:span text:style-name="T126">PRAGMA</text:span> settings</text:h>
      <text:p text:style-name="P116"><text:span text:style-name="T7"><text:tab/>The </text:span><text:span text:style-name="T9">SQLite</text:span><text:span text:style-name="T7"> </text:span><text:span text:style-name="T140">PRAGMA</text:span><text:span text:style-name="T7"> command allows setting and inspection of various platform settings, including certain settings which could potentially be used to compromise security. At this time, </text:span><text:span text:style-name="T9">Gears</text:span><text:span text:style-name="T7"> </text:span><text:span text:style-name="T32">disables</text:span><text:span text:style-name="T7"> </text:span><text:span text:style-name="T128">PRAGMA</text:span><text:span text:style-name="T7">, though it is possible that specific </text:span><text:span text:style-name="T128">PRAGMA</text:span><text:span text:style-name="T7"> uses may be </text:span><text:span text:style-name="T9">re</text:span><text:span text:style-name="T7">-</text:span><text:span text:style-name="T32">enabled</text:span><text:span text:style-name="T7"> or exposed in the </text:span><text:span text:style-name="T112">Database</text:span><text:span text:style-name="T7"> interface.</text:span></text:p>
      <text:p text:style-name="P109">The <text:span text:style-name="T153">default</text:span> <text:span text:style-name="T140">PRAGMA</text:span> settings for <text:span text:style-name="T2">Gears</text:span> which <text:span text:style-name="T27">differ</text:span> <text:span text:style-name="T27">from</text:span> the <text:span text:style-name="T2">SQLite</text:span> <text:span text:style-name="T153">defaults</text:span>: </text:p>
      <text:list text:style-name="L38">
        <text:list-item>
          <text:p text:style-name="P226"><text:span text:style-name="T140">PRAGMA</text:span> encoding = '<text:span text:style-name="T49">UTF-8'</text:span>;<text:line-break/>This controls the encoding used to store <text:span text:style-name="T152">textual data </text:span>on disk. <text:span text:style-name="T49">UTF-16</text:span> encoding on disk is <text:span text:style-name="T27">almost</text:span> <text:span text:style-name="T27">never</text:span> a win on desktop machines, it is generally faster to read the smaller amount of <text:span text:style-name="T49">UTF-8 </text:span>data and decode it on the fly. </text:p>
        </text:list-item>
        <text:list-item>
          <text:p text:style-name="P226"><text:span text:style-name="T140">PRAGMA</text:span> <text:span text:style-name="T176">auto_vacuum </text:span>= <text:span text:style-name="T49">1</text:span>;<text:line-break/>Over time database files can become filled with <text:span text:style-name="T2">gaps</text:span> where data has been deleted. These gaps can be recovered with the <text:span text:style-name="T140">VACUUM</text:span> command, but <text:span text:style-name="T140">VACUUM</text:span> can <text:span text:style-name="T27">lock</text:span> the database for extended periods of time, making it a challenge to integrate into interactive applications. <text:span text:style-name="T176">auto_vacuum </text:span>mode recovers these gaps incrementally as they are generated. </text:p>
        </text:list-item>
        <text:list-item>
          <text:p text:style-name="P226"><text:span text:style-name="T140">PRAGMA</text:span><text:span text:style-name="T153"> </text:span><text:span text:style-name="T176">page_size</text:span><text:span text:style-name="T153"> </text:span>= <text:span text:style-name="T49">4096</text:span>;<text:line-break/>Desktop operating systems mostly have default virtual memory and disk block sizes of <text:span text:style-name="T49">4k</text:span> and higher. </text:p>
        </text:list-item>
        <text:list-item>
          <text:p text:style-name="P226"><text:span text:style-name="T140">PRAGMA</text:span> <text:span text:style-name="T176">cache_size</text:span> = <text:span text:style-name="T49">2048</text:span>;<text:line-break/>Provides <text:span text:style-name="T49">8M</text:span> of page cache. </text:p>
        </text:list-item>
        <text:list-item>
          <text:p text:style-name="P180"><text:soft-page-break/><text:span text:style-name="T140">PRAGMA</text:span> <text:span text:style-name="T176">synchronous</text:span> = <text:span text:style-name="T49">NORMAL</text:span>;<text:line-break/><text:span text:style-name="T152">Synchronous</text:span> controls whether data is synchronized to disk before <text:span text:style-name="T140">COMMIT</text:span> commands return (c<text:span text:style-name="T152">ommands </text:span><text:span text:style-name="T44">not</text:span><text:span text:style-name="T152"> in transactions are implicitly wrapped in one</text:span>). Setting synchronous to <text:span text:style-name="T49">OFF</text:span> can provide a significant performance boost, at the expense of potential data corruption. Much of the benefit of turning synchronous off can generally be achieved by using a <text:span text:style-name="T2">combination</text:span> of large transactions and <text:span text:style-name="T140">WorkerPool</text:span>. </text:p>
        </text:list-item>
      </text:list>
      <text:p text:style-name="P109"><text:bookmark text:name="sqlite_fts"/></text:p>
      <text:h text:style-name="Heading_20_3" text:outline-level="3" text:is-list-header="true">Full-Text Search</text:h>
      <text:p text:style-name="P116"><text:span text:style-name="T7"><text:tab/>Gears includes an </text:span><text:span text:style-name="T9">SQLite</text:span><text:span text:style-name="T7"> extension called</text:span><text:span text:style-name="T178"> fts2,</text:span><text:span text:style-name="T7"> for "</text:span><text:span text:style-name="T51">Full-Text Search</text:span><text:span text:style-name="T7">". </text:span><text:span text:style-name="T9">fts2</text:span><text:span text:style-name="T7"> allows you to create a table and search for words in </text:span><text:span text:style-name="T111">TEXT</text:span><text:span text:style-name="T7"> data. An </text:span><text:span text:style-name="T9">fts2</text:span><text:span text:style-name="T7"> table is created as follows:</text:span></text:p>
      <text:p text:style-name="P21"><text:span text:style-name="Source_20_Text"><text:span text:style-name="T24">db</text:span></text:span><text:span text:style-name="Source_20_Text"><text:span text:style-name="T25">.</text:span></text:span><text:span text:style-name="Source_20_Text"><text:span text:style-name="T91">execute(</text:span></text:span><text:span text:style-name="Source_20_Text"><text:span text:style-name="T25">'</text:span></text:span><text:span text:style-name="Source_20_Text"><text:span text:style-name="T59">CREATE VIRTUAL TABLE </text:span></text:span><text:span text:style-name="Source_20_Text"><text:span text:style-name="T60">recipe</text:span></text:span><text:span text:style-name="Source_20_Text"><text:span text:style-name="T25"> </text:span></text:span><text:span text:style-name="Source_20_Text"><text:span text:style-name="T59">USING</text:span></text:span><text:span text:style-name="Source_20_Text"><text:span text:style-name="T25"> </text:span></text:span><text:span text:style-name="Source_20_Text"><text:span text:style-name="T62">fts2</text:span></text:span><text:span text:style-name="Source_20_Text"><text:span text:style-name="T59">(</text:span></text:span><text:span text:style-name="Source_20_Text"><text:span text:style-name="T61">dish</text:span></text:span><text:span text:style-name="Source_20_Text"><text:span text:style-name="T59">, </text:span></text:span><text:span text:style-name="Source_20_Text"><text:span text:style-name="T61">ingredients</text:span></text:span><text:span text:style-name="Source_20_Text"><text:span text:style-name="T59">)</text:span></text:span><text:span text:style-name="Source_20_Text"><text:span text:style-name="T25">');</text:span></text:span></text:p>
      <text:p text:style-name="P110"><text:tab/>This creates an <text:span text:style-name="T2">fts2</text:span> table named '<text:span text:style-name="T49">recipe</text:span>', with fields '<text:span text:style-name="T49">dish</text:span>' and '<text:span text:style-name="T49">ingredients</text:span>'. All <text:span text:style-name="T2">fts2</text:span> fields are of type <text:span text:style-name="T117">TEXT</text:span>. Data in the table is manipulated using standard <text:span text:style-name="T2">SQL</text:span> commands such as <text:span text:style-name="T169">INSERT</text:span>, <text:span text:style-name="T169">UPDATE</text:span>, and <text:span text:style-name="T169">DELETE</text:span>. Like other <text:span text:style-name="T2">SQLite</text:span> tables, the <text:span text:style-name="T2">fts2</text:span> table has an <text:span text:style-name="T152">implicit</text:span> <text:span text:style-name="T27">unique</text:span> <text:span text:style-name="T140">rowid</text:span> field, which acts <text:span text:style-name="T2">as</text:span> a<text:span text:style-name="T152"> unique index.</text:span> </text:p>
      <text:p text:style-name="P109"><text:span text:style-name="T2">fts2</text:span> tables have some unique properties:</text:p>
      <text:list text:style-name="L39">
        <text:list-item>
          <text:p text:style-name="P227"><text:span text:style-name="T140">No</text:span> indices other than the <text:span text:style-name="T135">rowid</text:span> and full-text indices are allowed. </text:p>
        </text:list-item>
        <text:list-item>
          <text:p text:style-name="P227"><text:span text:style-name="T2">fts2</text:span> tables contain a special field with the <text:span text:style-name="T27">same name</text:span> as the <text:span text:style-name="T153">table</text:span>. This field is used in search queries, as described below. </text:p>
        </text:list-item>
        <text:list-item>
          <text:p text:style-name="P192"><text:span text:style-name="T7">Because the special field exists, is important to always list the specific fields being inserted in </text:span><text:span text:style-name="T175">INSERT</text:span><text:span text:style-name="T7"> statements, and list specific result fields in </text:span><text:span text:style-name="T175">SELECT</text:span><text:span text:style-name="T7"> statements. </text:span><text:span text:style-name="Emphasis"><text:span text:style-name="T171">SELECT * </text:span></text:span><text:span text:style-name="Emphasis"><text:span text:style-name="T7">will </text:span></text:span><text:span text:style-name="Emphasis"><text:span text:style-name="T9">throw</text:span></text:span><text:span text:style-name="Emphasis"><text:span text:style-name="T7"> exceptions </text:span></text:span><text:span text:style-name="Emphasis"><text:span text:style-name="T9">when</text:span></text:span><text:span text:style-name="Emphasis"><text:span text:style-name="T7"> run on an </text:span></text:span><text:span text:style-name="Emphasis"><text:span text:style-name="T9">fts2</text:span></text:span><text:span text:style-name="Emphasis"><text:span text:style-name="T7"> table.</text:span></text:span><text:span text:style-name="T7"> </text:span></text:p>
        </text:list-item>
      </text:list>
      <text:h text:style-name="Heading_20_4" text:outline-level="4" text:is-list-header="true">Full-text Query Syntax </text:h>
      <text:p text:style-name="P109"><text:tab/>To query using the<text:span text:style-name="T153"> full-text index</text:span>, use the <text:span text:style-name="T170">MATCH</text:span> operator as follows:</text:p>
      <text:p text:style-name="P21"><text:span text:style-name="Source_20_Text"><text:span text:style-name="T2"><text:tab/><text:tab/><text:tab/>&lt;</text:span></text:span><text:span text:style-name="Source_20_Text"><text:span text:style-name="T152">table_or_field_name</text:span></text:span><text:span text:style-name="Source_20_Text"><text:span text:style-name="T2">&gt;</text:span></text:span><text:span text:style-name="Source_20_Text"> </text:span><text:span text:style-name="Source_20_Text"><text:span text:style-name="T170">MATCH</text:span></text:span><text:span text:style-name="Source_20_Text"> </text:span><text:span text:style-name="Source_20_Text"><text:span text:style-name="T2">&lt;</text:span></text:span><text:span text:style-name="Source_20_Text"><text:span text:style-name="T155">query</text:span></text:span><text:span text:style-name="Source_20_Text"><text:span text:style-name="T2">&gt;</text:span></text:span></text:p>
      <text:list text:style-name="L40">
        <text:list-item>
          <text:p text:style-name="P143"><text:span text:style-name="T9">If</text:span><text:span text:style-name="T7"> </text:span><text:span text:style-name="Source_20_Text"><text:span text:style-name="T7">&lt;</text:span></text:span><text:span text:style-name="Source_20_Text"><text:span text:style-name="T148">table_or_field_name</text:span></text:span><text:span text:style-name="Source_20_Text"><text:span text:style-name="T7">&gt;</text:span></text:span><text:span text:style-name="T7"> is the n</text:span><text:span text:style-name="T17">ame of the table</text:span><text:span text:style-name="T7">, then the match is done </text:span><text:span text:style-name="T32">against all</text:span><text:span text:style-name="T7"> fields of the table. </text:span></text:p>
        </text:list-item>
        <text:list-item>
          <text:p text:style-name="P193"><text:soft-page-break/><text:span text:style-name="T9">If</text:span><text:span text:style-name="T7"> </text:span><text:span text:style-name="Source_20_Text"><text:span text:style-name="T7">&lt;</text:span></text:span><text:span text:style-name="Source_20_Text"><text:span text:style-name="T148">table_or_field_name</text:span></text:span><text:span text:style-name="Source_20_Text"><text:span text:style-name="T191">&gt;</text:span></text:span><text:span text:style-name="T7"> is the </text:span><text:span text:style-name="T17">name of a field</text:span><text:span text:style-name="T7">, then the match is done </text:span><text:span text:style-name="T32">against that</text:span><text:span text:style-name="T7"> field. </text:span></text:p>
        </text:list-item>
      </text:list>
      <text:p text:style-name="Text_20_body"/>
      <text:list text:style-name="L41">
        <text:list-header>
          <text:p text:style-name="P194">The following returns the names of all recipes which include 'tomatoes' in any field: </text:p>
        </text:list-header>
      </text:list>
      <text:p text:style-name="P21"><text:span text:style-name="Source_20_Text"><text:tab/></text:span><text:span text:style-name="Source_20_Text"><text:span text:style-name="T49">var</text:span></text:span><text:span text:style-name="Source_20_Text"> rs = db.</text:span><text:span text:style-name="Source_20_Text"><text:span text:style-name="T86">execute(</text:span></text:span><text:span text:style-name="Source_20_Text"><text:span text:style-name="T2">'</text:span></text:span><text:span text:style-name="Source_20_Text"><text:span text:style-name="T49">SELECT </text:span></text:span><text:span text:style-name="Source_20_Text"><text:span text:style-name="T74">dish</text:span></text:span><text:span text:style-name="Source_20_Text"><text:span text:style-name="T49"> FROM </text:span></text:span><text:span text:style-name="Source_20_Text"><text:span text:style-name="T74">recipe</text:span></text:span><text:span text:style-name="Source_20_Text"><text:span text:style-name="T49"> WHERE </text:span></text:span><text:span text:style-name="Source_20_Text"><text:span text:style-name="T74">recipe</text:span></text:span><text:span text:style-name="Source_20_Text"><text:span text:style-name="T49"> MATCH </text:span></text:span><text:span text:style-name="Source_20_Text"><text:span text:style-name="T74">?</text:span></text:span><text:span text:style-name="Source_20_Text">', <text:tab/><text:tab/><text:tab/><text:tab/><text:tab/><text:tab/>['</text:span><text:span text:style-name="Source_20_Text"><text:span text:style-name="T49">tomatoes</text:span></text:span><text:span text:style-name="Source_20_Text">']</text:span><text:span text:style-name="Source_20_Text"><text:span text:style-name="T86">);</text:span></text:span></text:p>
      <text:h text:style-name="Heading_20_4" text:outline-level="4">Examples of fts2 query syntax:</text:h>
      <text:p text:style-name="P130">cheese tomatoes </text:p>
      <text:p text:style-name="P128">Find rows containing '<text:span text:style-name="T49">cheese</text:span>' and '<text:span text:style-name="T49">tomatoes</text:span>' in <text:span text:style-name="T27">any</text:span> field. </text:p>
      <text:p text:style-name="P130">dish<text:span text:style-name="T27">:</text:span>stew tomatoes </text:p>
      <text:p text:style-name="List_20_Contents"><text:span text:style-name="T7">Find rows with '</text:span><text:span text:style-name="T51">stew</text:span><text:span text:style-name="T7">' in the </text:span><text:span text:style-name="Source_20_Text"><text:span text:style-name="T32">dish</text:span></text:span><text:span text:style-name="T7"> field, and '</text:span><text:span text:style-name="T51">tomatoes</text:span><text:span text:style-name="T7">' in </text:span><text:span text:style-name="T32">any</text:span><text:span text:style-name="T7"> field. </text:span></text:p>
      <text:p text:style-name="P130">cheese OR tomatoes </text:p>
      <text:p text:style-name="P128">Find rows containing either '<text:span text:style-name="T49">cheese</text:span>' or '<text:span text:style-name="T49">tomatoes</text:span>' in <text:span text:style-name="T27">any</text:span> field. <text:span text:style-name="T30">Note</text:span> that <text:span text:style-name="T170">OR</text:span> operator <text:span text:style-name="T31">must</text:span><text:span text:style-name="T81"> be capitalized.</text:span> </text:p>
      <text:p text:style-name="P129">"<text:span text:style-name="T74">green tomatoes</text:span>" </text:p>
      <text:p text:style-name="P128">Find rows where '<text:span text:style-name="T49">green</text:span>' is <text:span text:style-name="T152">immediately</text:span> followed by '<text:span text:style-name="T49">tomatoes</text:span>', in <text:span text:style-name="T27">any</text:span> <text:span text:style-name="T27">single</text:span> field. </text:p>
      <text:p text:style-name="P130">cheese -tomatoes </text:p>
      <text:p text:style-name="P128">Find rows containing '<text:span text:style-name="T49">cheese</text:span>' in <text:span text:style-name="T27">any</text:span> field, <text:span text:style-name="T2">and</text:span> <text:span text:style-name="T27">not</text:span> containing '<text:span text:style-name="T49">tomatoes</text:span>' in <text:span text:style-name="T27">any</text:span> field. </text:p>
      <text:p text:style-name="P130">ch* </text:p>
      <text:p text:style-name="P38">Find rows containing words which start with '<text:span text:style-name="T49">ch</text:span>', including rows containing '<text:span text:style-name="T49">cheese</text:span>' or '<text:span text:style-name="T49">chowder</text:span>'. The <text:span text:style-name="T6">'*' </text:span><text:span text:style-name="T27">must</text:span> come<text:span text:style-name="T186"> at the end</text:span> of the word. </text:p>
      <text:h text:style-name="Heading_20_4" text:outline-level="4" text:is-list-header="true">Using Indices with fts2 </text:h>
      <text:p text:style-name="P109"><text:tab/><text:span text:style-name="T2">fts2</text:span> tables are <text:span text:style-name="T27">restricted</text:span> to contain <text:span text:style-name="T27">only</text:span> <text:span text:style-name="T140">TEXT</text:span> fields and the <text:span text:style-name="T176">full-text index</text:span>. To <text:span text:style-name="T27">simulate</text:span> additional indices or <text:span text:style-name="T27">non</text:span>-<text:span text:style-name="T117">TEXT</text:span> fields, an<text:span text:style-name="T153"> </text:span><text:span text:style-name="T176">auxiliary table</text:span><text:span text:style-name="T169"> </text:span>can be used:</text:p>
      <text:p text:style-name="Preformatted_20_Text"><text:span text:style-name="Source_20_Text">db.</text:span><text:span text:style-name="Source_20_Text"><text:span text:style-name="T86">execute(</text:span></text:span><text:span text:style-name="Source_20_Text">'</text:span><text:span text:style-name="Source_20_Text"><text:span text:style-name="T49">CREATE TABLE </text:span></text:span><text:span text:style-name="Source_20_Text"><text:span text:style-name="T73">recipe_aux </text:span></text:span><text:span text:style-name="Source_20_Text"><text:span text:style-name="T49">(</text:span></text:span><text:span text:style-name="Source_20_Text"><text:span text:style-name="T71">dish</text:span></text:span><text:span text:style-name="Source_20_Text"><text:span text:style-name="T49"> TEXT PRIMARY KEY, </text:span></text:span><text:span text:style-name="Source_20_Text"><text:span text:style-name="T71">rating</text:span></text:span><text:span text:style-name="Source_20_Text"><text:span text:style-name="T49"> INTEGER)</text:span></text:span><text:span text:style-name="Source_20_Text">'</text:span><text:span text:style-name="Source_20_Text"><text:span text:style-name="T86">);</text:span></text:span></text:p>
      <text:p text:style-name="P21"><text:span text:style-name="Source_20_Text">db.</text:span><text:span text:style-name="Source_20_Text"><text:span text:style-name="T86">execute(</text:span></text:span><text:span text:style-name="Source_20_Text">'</text:span><text:span text:style-name="Source_20_Text"><text:span text:style-name="T49">CREATE VIRTUAL TABLE </text:span></text:span><text:span text:style-name="Source_20_Text"><text:span text:style-name="T73">recipe</text:span></text:span><text:span text:style-name="Source_20_Text"><text:span text:style-name="T49"> USING </text:span></text:span><text:span text:style-name="Source_20_Text"><text:span text:style-name="T73">fts2</text:span></text:span><text:span text:style-name="Source_20_Text"><text:span text:style-name="T49">(</text:span></text:span><text:span text:style-name="Source_20_Text"><text:span text:style-name="T71">dish</text:span></text:span><text:span text:style-name="Source_20_Text"><text:span text:style-name="T49">, </text:span></text:span><text:span text:style-name="Source_20_Text"><text:span text:style-name="T71">ingredients</text:span></text:span><text:span text:style-name="Source_20_Text"><text:span text:style-name="T49">)</text:span></text:span><text:span text:style-name="Source_20_Text">'</text:span><text:span text:style-name="Source_20_Text"><text:span text:style-name="T86">);</text:span></text:span></text:p>
      <text:p text:style-name="P116"><text:span text:style-name="T7"><text:tab/>A logical row is split across the </text:span><text:span text:style-name="Source_20_Text"><text:span text:style-name="T9">recipe</text:span></text:span><text:span text:style-name="T7"> and </text:span><text:span text:style-name="Source_20_Text"><text:span text:style-name="T9">recipe_aux</text:span></text:span><text:span text:style-name="T7"> tables, </text:span><text:soft-page-break/><text:span text:style-name="T7">joined on the </text:span><text:span text:style-name="T130">rowid</text:span><text:span text:style-name="T7">. The </text:span><text:span text:style-name="Source_20_Text"><text:span text:style-name="T9">recipe_aux</text:span></text:span><text:span text:style-name="T9"> </text:span><text:span text:style-name="T7">table constrains </text:span><text:span text:style-name="Source_20_Text"><text:span text:style-name="T130">dish</text:span></text:span><text:span text:style-name="T7"> to be </text:span><text:span text:style-name="T32">unique</text:span><text:span text:style-name="T7">, and adds field </text:span><text:span text:style-name="Source_20_Text"><text:span text:style-name="T130">rating</text:span></text:span><text:span text:style-name="T7">, which </text:span><text:span text:style-name="T32">will not be</text:span><text:span text:style-name="T7"> </text:span><text:span text:style-name="T32">included</text:span><text:span text:style-name="T7"> in the</text:span><text:span text:style-name="T173"> full-text index</text:span><text:span text:style-name="T7">. </text:span><text:span text:style-name="T9">For example,</text:span><text:span text:style-name="T7"> to search for recipes with '</text:span><text:span text:style-name="T51">cheese</text:span><text:span text:style-name="T7">' that have </text:span><text:span text:style-name="Source_20_Text"><text:span text:style-name="T7">rating</text:span></text:span><text:span text:style-name="T7"> </text:span><text:span text:style-name="T9">higher than</text:span><text:span text:style-name="T7"> </text:span><text:span text:style-name="T51">3</text:span><text:span text:style-name="T7">:</text:span></text:p>
      <text:p text:style-name="Preformatted_20_Text"><text:span text:style-name="Source_20_Text"><text:span text:style-name="T49">var</text:span></text:span><text:span text:style-name="Source_20_Text"> rs = db.</text:span><text:span text:style-name="Source_20_Text"><text:span text:style-name="T86">execute(</text:span></text:span><text:span text:style-name="Source_20_Text">'</text:span><text:span text:style-name="Source_20_Text"><text:span text:style-name="T49">SELECT recipe.</text:span></text:span><text:span text:style-name="Source_20_Text"><text:span text:style-name="T73">rowid</text:span></text:span><text:span text:style-name="Source_20_Text"><text:span text:style-name="T49"> FROM </text:span></text:span><text:span text:style-name="Source_20_Text"><text:span text:style-name="T74">recipe</text:span></text:span><text:span text:style-name="Source_20_Text"><text:span text:style-name="T49">, </text:span></text:span><text:span text:style-name="Source_20_Text"><text:span text:style-name="T74">recipe_aux</text:span></text:span><text:span text:style-name="Source_20_Text"> ' <text:s text:c="3"/>+</text:span></text:p>
      <text:p text:style-name="Preformatted_20_Text"><text:span text:style-name="Source_20_Text"><text:s text:c="20"/>' </text:span><text:span text:style-name="Source_20_Text"><text:span text:style-name="T49">WHERE recipe.</text:span></text:span><text:span text:style-name="Source_20_Text"><text:span text:style-name="T73">rowid</text:span></text:span><text:span text:style-name="Source_20_Text"><text:span text:style-name="T49"> = recipe_aux.</text:span></text:span><text:span text:style-name="Source_20_Text"><text:span text:style-name="T73">rowid</text:span></text:span><text:span text:style-name="Source_20_Text"><text:span text:style-name="T49"> AND <text:s/></text:span></text:span><text:span text:style-name="Source_20_Text"><text:span text:style-name="T101">' <text:s text:c="3"/>+</text:span></text:span><text:span text:style-name="Source_20_Text"> <text:tab/><text:tab/><text:tab/><text:tab/> <text:s/>' <text:tab/></text:span><text:span text:style-name="Source_20_Text"><text:span text:style-name="T49">recipe_aux.</text:span></text:span><text:span text:style-name="Source_20_Text"><text:span text:style-name="T73">rating</text:span></text:span><text:span text:style-name="Source_20_Text"><text:span text:style-name="T49"> &gt; </text:span></text:span><text:span text:style-name="Source_20_Text"><text:span text:style-name="T74">?</text:span></text:span><text:span text:style-name="Source_20_Text"><text:span text:style-name="T49"> AND </text:span></text:span><text:span text:style-name="Source_20_Text"><text:span text:style-name="T74">recipe</text:span></text:span><text:span text:style-name="Source_20_Text"><text:span text:style-name="T49"> MATCH </text:span></text:span><text:span text:style-name="Source_20_Text"><text:span text:style-name="T74">?</text:span></text:span><text:span text:style-name="Source_20_Text">',</text:span></text:p>
      <text:p text:style-name="P21"><text:span text:style-name="Source_20_Text"><text:s text:c="19"/></text:span><text:span text:style-name="Source_20_Text"><text:span text:style-name="T2"><text:s/>[</text:span></text:span><text:span text:style-name="Source_20_Text"><text:span text:style-name="T49">3</text:span></text:span><text:span text:style-name="Source_20_Text">, '</text:span><text:span text:style-name="Source_20_Text"><text:span text:style-name="T49">cheese</text:span></text:span><text:span text:style-name="Source_20_Text">'</text:span><text:span text:style-name="Source_20_Text"><text:span text:style-name="T2">]</text:span></text:span><text:span text:style-name="Source_20_Text"><text:span text:style-name="T86">);</text:span></text:span></text:p>
      <text:p text:style-name="P109"><text:tab/><text:span text:style-name="T153">Insertions, deletions, </text:span>and <text:span text:style-name="T153">updates</text:span> should be done within transactions to keep the tables consistent:</text:p>
      <text:p text:style-name="Preformatted_20_Text"><text:span text:style-name="Source_20_Text">db.</text:span><text:span text:style-name="Source_20_Text"><text:span text:style-name="T86">execute(</text:span></text:span><text:span text:style-name="Source_20_Text">'</text:span><text:span text:style-name="Source_20_Text"><text:span text:style-name="T49">BEGIN</text:span></text:span><text:span text:style-name="Source_20_Text">'</text:span><text:span text:style-name="Source_20_Text"><text:span text:style-name="T86">);</text:span></text:span></text:p>
      <text:p text:style-name="Preformatted_20_Text"><text:span text:style-name="Source_20_Text">db.</text:span><text:span text:style-name="Source_20_Text"><text:span text:style-name="T86">execute(</text:span></text:span><text:span text:style-name="Source_20_Text">'</text:span><text:span text:style-name="Source_20_Text"><text:span text:style-name="T49">INSERT INTO </text:span></text:span><text:span text:style-name="Source_20_Text"><text:span text:style-name="T74">recipe_aux </text:span></text:span><text:span text:style-name="Source_20_Text"><text:span text:style-name="T49">(</text:span></text:span><text:span text:style-name="Source_20_Text"><text:span text:style-name="T71">dish</text:span></text:span><text:span text:style-name="Source_20_Text"><text:span text:style-name="T49">, </text:span></text:span><text:span text:style-name="Source_20_Text"><text:span text:style-name="T71">rating</text:span></text:span><text:span text:style-name="Source_20_Text"><text:span text:style-name="T49">) VALUES (</text:span></text:span><text:span text:style-name="Source_20_Text"><text:span text:style-name="T74">?, ?)</text:span></text:span><text:span text:style-name="Source_20_Text">', ['</text:span><text:span text:style-name="Source_20_Text"><text:span text:style-name="T49">soup</text:span></text:span><text:span text:style-name="Source_20_Text">', </text:span><text:span text:style-name="Source_20_Text"><text:span text:style-name="T49">3</text:span></text:span><text:span text:style-name="Source_20_Text">]</text:span><text:span text:style-name="Source_20_Text"><text:span text:style-name="T86">);</text:span></text:span></text:p>
      <text:p text:style-name="Preformatted_20_Text"><text:span text:style-name="Source_20_Text">db.</text:span><text:span text:style-name="Source_20_Text"><text:span text:style-name="T86">execute(</text:span></text:span><text:span text:style-name="Source_20_Text">'</text:span><text:span text:style-name="Source_20_Text"><text:span text:style-name="T49">INSERT INTO </text:span></text:span><text:span text:style-name="Source_20_Text"><text:span text:style-name="T74">recipe</text:span></text:span><text:span text:style-name="Source_20_Text"><text:span text:style-name="T49"> (</text:span></text:span><text:span text:style-name="Source_20_Text"><text:span text:style-name="T71">rowid</text:span></text:span><text:span text:style-name="Source_20_Text"><text:span text:style-name="T49">, </text:span></text:span><text:span text:style-name="Source_20_Text"><text:span text:style-name="T71">dish</text:span></text:span><text:span text:style-name="Source_20_Text"><text:span text:style-name="T49">, </text:span></text:span><text:span text:style-name="Source_20_Text"><text:span text:style-name="T71">ingredients</text:span></text:span><text:span text:style-name="Source_20_Text"><text:span text:style-name="T49">) </text:span></text:span><text:span text:style-name="Source_20_Text">' +</text:span></text:p>
      <text:p text:style-name="Preformatted_20_Text"><text:span text:style-name="Source_20_Text"><text:s text:c="11"/>'</text:span><text:span text:style-name="Source_20_Text"><text:span text:style-name="T49">VALUES (</text:span></text:span><text:span text:style-name="Source_20_Text"><text:span text:style-name="T74">last_insert_rowid()</text:span></text:span><text:span text:style-name="Source_20_Text"><text:span text:style-name="T49">, </text:span></text:span><text:span text:style-name="Source_20_Text"><text:span text:style-name="T74">?, ?</text:span></text:span><text:span text:style-name="Source_20_Text"><text:span text:style-name="T49">)</text:span></text:span><text:span text:style-name="Source_20_Text">',</text:span></text:p>
      <text:p text:style-name="Preformatted_20_Text"><text:span text:style-name="Source_20_Text"><text:s text:c="11"/>['</text:span><text:span text:style-name="Source_20_Text"><text:span text:style-name="T49">soup</text:span></text:span><text:span text:style-name="Source_20_Text">', '</text:span><text:span text:style-name="Source_20_Text"><text:span text:style-name="T49">meat carrots celery noodles</text:span></text:span><text:span text:style-name="Source_20_Text">']</text:span><text:span text:style-name="Source_20_Text"><text:span text:style-name="T86">);</text:span></text:span></text:p>
      <text:p text:style-name="P21"><text:span text:style-name="Source_20_Text">db.</text:span><text:span text:style-name="Source_20_Text"><text:span text:style-name="T86">execute(</text:span></text:span><text:span text:style-name="Source_20_Text">'</text:span><text:span text:style-name="Source_20_Text"><text:span text:style-name="T49">COMMIT</text:span></text:span><text:span text:style-name="Source_20_Text">'</text:span><text:span text:style-name="Source_20_Text"><text:span text:style-name="T86">);</text:span></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p text:style-name="P21"><text:span text:style-name="Source_20_Text"><text:span text:style-name="T86"/></text:span></text:p>
      <text:h text:style-name="Heading_20_1" text:outline-level="1" text:is-list-header="true"><text:soft-page-break/><text:span text:style-name="Source_20_Text"><text:span text:style-name="T108"/></text:span></text:h>
      <text:h text:style-name="Heading_20_1" text:outline-level="1" text:is-list-header="true"><text:span text:style-name="Source_20_Text"><text:span text:style-name="T108">Desktop API</text:span></text:span></text:h>
      <text:p text:style-name="P109"><text:tab/>The <text:span text:style-name="T140">Desktop module</text:span> provides an interface for accessing desktop related functionality, such as <text:span text:style-name="T153">creating shortcuts</text:span>. </text:p>
      <text:p text:style-name="P122">Permission</text:p>
      <text:p text:style-name="P67">Does not require user permission.</text:p>
      <text:h text:style-name="P91" text:outline-level="2" text:is-list-header="true"><text:bookmark text:name="example1"/>Example</text:h>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src="</text:span><text:a xlink:type="simple" xlink:href="http://code.google.com/apis/gears/tools.html#gears_init"><text:span text:style-name="Source_20_Text">gears_init.js</text:span></text:a><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49">var</text:span></text:span><text:span text:style-name="Source_20_Text"> </text:span><text:span text:style-name="Source_20_Text"><text:span text:style-name="T153">desktop</text:span></text:span><text:span text:style-name="Source_20_Text"> = </text:span><text:span text:style-name="Source_20_Text"><text:span text:style-name="T82">google.gears.factory.</text:span></text:span><text:span text:style-name="Source_20_Text"><text:span text:style-name="T86">create(</text:span></text:span><text:span text:style-name="Source_20_Text">'</text:span><text:span text:style-name="Source_20_Text"><text:span text:style-name="T49">beta.desktop</text:span></text:span><text:span text:style-name="Source_20_Text">'</text:span><text:span text:style-name="Source_20_Text"><text:span text:style-name="T86">);</text:span></text:span></text:p>
      <text:p text:style-name="P53"><text:span text:style-name="Source_20_Text"><text:span text:style-name="T153">desktop</text:span></text:span><text:span text:style-name="Source_20_Text">.</text:span><text:span text:style-name="Source_20_Text"><text:span text:style-name="T86">createShortcut(</text:span></text:span><text:span text:style-name="Source_20_Text">"</text:span><text:span text:style-name="Source_20_Text"><text:span text:style-name="T49">Test Application</text:span></text:span><text:span text:style-name="Source_20_Text">",</text:span></text:p>
      <text:p text:style-name="P53"><text:span text:style-name="Source_20_Text"><text:s text:c="23"/>"</text:span><text:span text:style-name="Source_20_Text"><text:span text:style-name="T49">http://example.com/index.html</text:span></text:span><text:span text:style-name="Source_20_Text">",</text:span></text:p>
      <text:p text:style-name="P53"><text:span text:style-name="Source_20_Text"><text:s text:c="23"/>{"</text:span><text:span text:style-name="Source_20_Text"><text:span text:style-name="T49">128x128</text:span></text:span><text:span text:style-name="Source_20_Text">"</text:span><text:span text:style-name="Source_20_Text"><text:span text:style-name="T46">:</text:span></text:span><text:span text:style-name="Source_20_Text"> "</text:span><text:span text:style-name="Source_20_Text"><text:span text:style-name="T49">http://example.com/icon128x128.png</text:span></text:span><text:span text:style-name="Source_20_Text">",</text:span></text:p>
      <text:p text:style-name="P53"><text:span text:style-name="Source_20_Text"><text:s text:c="24"/>"</text:span><text:span text:style-name="Source_20_Text"><text:span text:style-name="T49">48x48</text:span></text:span><text:span text:style-name="Source_20_Text">": "</text:span><text:span text:style-name="Source_20_Text"><text:span text:style-name="T49">http://example.com/icon48x48.png</text:span></text:span><text:span text:style-name="Source_20_Text">",</text:span></text:p>
      <text:p text:style-name="P53"><text:span text:style-name="Source_20_Text"><text:s text:c="24"/>"</text:span><text:span text:style-name="Source_20_Text"><text:span text:style-name="T49">32x32</text:span></text:span><text:span text:style-name="Source_20_Text">": "</text:span><text:span text:style-name="Source_20_Text"><text:span text:style-name="T49">http://example.com/icon32x32.png</text:span></text:span><text:span text:style-name="Source_20_Text">",</text:span></text:p>
      <text:p text:style-name="P53"><text:span text:style-name="Source_20_Text"><text:s text:c="24"/>"</text:span><text:span text:style-name="Source_20_Text"><text:span text:style-name="T49">16x16</text:span></text:span><text:span text:style-name="Source_20_Text">": "</text:span><text:span text:style-name="Source_20_Text"><text:span text:style-name="T49">http://example.com/icon16x16.png</text:span></text:span><text:span text:style-name="Source_20_Text">"},</text:span></text:p>
      <text:p text:style-name="P53"><text:span text:style-name="Source_20_Text"><text:s text:c="24"/>"A</text:span><text:span text:style-name="Source_20_Text"><text:span text:style-name="T49">n application at http://example.com/index.html</text:span></text:span><text:span text:style-name="Source_20_Text">");</text:span></text:p>
      <text:p text:style-name="P23"><text:span text:style-name="Source_20_Text">&lt;/</text:span><text:span text:style-name="Source_20_Text"><text:span text:style-name="T86">script</text:span></text:span><text:span text:style-name="Source_20_Text">&gt;</text:span></text:p>
      <text:h text:style-name="P93" text:outline-level="2" text:is-list-header="true"><text:bookmark text:name="classes1"/>Classes</text:h>
      <text:p text:style-name="P48">Desktop <text:span text:style-name="T101">class</text:span></text:p>
      <text:p text:style-name="P23"><text:span text:style-name="Source_20_Text"><text:s text:c="4"/>bool </text:span><text:span text:style-name="Source_20_Text"><text:span text:style-name="T1">createShortcut</text:span></text:span><text:span text:style-name="Source_20_Text">(</text:span><text:span text:style-name="Source_20_Text"><text:span text:style-name="T152">name</text:span></text:span><text:span text:style-name="Source_20_Text">, </text:span><text:span text:style-name="Source_20_Text"><text:span text:style-name="T152">url</text:span></text:span><text:span text:style-name="Source_20_Text">, </text:span><text:span text:style-name="Source_20_Text"><text:span text:style-name="T152">icons</text:span></text:span><text:span text:style-name="Source_20_Text">, [</text:span><text:span text:style-name="Source_20_Text"><text:span text:style-name="T152">description</text:span></text:span><text:span text:style-name="Source_20_Text">])</text:span></text:p>
      <text:p text:style-name="P11"/>
      <text:p text:style-name="P11"/>
      <text:p text:style-name="P11"/>
      <text:p text:style-name="P11"/>
      <text:p text:style-name="P11"/>
      <text:p text:style-name="P11"><text:soft-page-break/></text:p>
      <text:p text:style-name="P11"><text:bookmark text:name="Desktop"/></text:p>
      <text:h text:style-name="P86" text:outline-level="2" text:is-list-header="true"><text:span text:style-name="T110">Desktop</text:span> class</text:h>
      <text:h text:style-name="P105" text:outline-level="3" text:is-list-header="true">Methods</text:h>
      <table:table table:name="Таблица18" table:style-name="Таблица18">
        <table:table-column table:style-name="Таблица18.A"/>
        <table:table-column table:style-name="Таблица18.B"/>
        <table:table-row>
          <table:table-cell table:style-name="Таблица18.A1" table:number-columns-spanned="2" office:value-type="string">
            <text:p text:style-name="Table_20_Heading"><text:span text:style-name="Source_20_Text"><text:span text:style-name="T93">createShortcut(</text:span></text:span><text:span text:style-name="Source_20_Text"><text:span text:style-name="T143">name</text:span></text:span><text:span text:style-name="Source_20_Text"><text:span text:style-name="T93">, </text:span></text:span><text:span text:style-name="Source_20_Text"><text:span text:style-name="T143">url</text:span></text:span><text:span text:style-name="Source_20_Text"><text:span text:style-name="T93">, </text:span></text:span><text:span text:style-name="Source_20_Text"><text:span text:style-name="T143">icons</text:span></text:span><text:span text:style-name="Source_20_Text"><text:span text:style-name="T93">, [</text:span></text:span><text:span text:style-name="Source_20_Text"><text:span text:style-name="T143">description</text:span></text:span><text:span text:style-name="Source_20_Text"><text:span text:style-name="T93">])</text:span></text:span></text:p>
          </table:table-cell>
          <table:covered-table-cell/>
        </table:table-row>
        <table:table-row>
          <table:table-cell table:style-name="Таблица18.A2" office:value-type="string">
            <text:p text:style-name="P39">Summary:</text:p>
          </table:table-cell>
          <table:table-cell table:style-name="Таблица18.A2" office:value-type="string">
            <text:p text:style-name="Table_20_Contents">Creates a <text:span text:style-name="T153">desktop</text:span> <text:span text:style-name="T153">shortcut</text:span> for launching a web application. </text:p>
          </table:table-cell>
        </table:table-row>
        <table:table-row>
          <table:table-cell table:style-name="Таблица18.A2" office:value-type="string">
            <text:p text:style-name="P39">Parameters:</text:p>
          </table:table-cell>
          <table:table-cell table:style-name="Таблица18.A2" office:value-type="string">
            <text:p text:style-name="Table_20_Contents"><text:span text:style-name="Source_20_Text"><text:span text:style-name="T140">name</text:span></text:span> - The user-visible name of the shortcut. It cannot contain any of these characters: <text:span text:style-name="Source_20_Text"><text:span text:style-name="T117">"\/:*?&lt;&gt;|</text:span></text:span><text:span text:style-name="T117"> </text:span><text:line-break/><text:span text:style-name="Source_20_Text"><text:span text:style-name="T140">url</text:span></text:span> - The address to launch when the user opens the shortcut. The <text:span text:style-name="T2">URL</text:span> <text:span text:style-name="T27">must</text:span> be in the <text:span text:style-name="T152">same origin </text:span>as the calling page. <text:line-break/><text:span text:style-name="Source_20_Text"><text:span text:style-name="T140">icons</text:span></text:span> - An object containing <text:span text:style-name="T152">one</text:span> or <text:span text:style-name="T152">more</text:span> of these named properties: <text:span text:style-name="Source_20_Text"><text:span text:style-name="T49">128x128</text:span></text:span>, <text:span text:style-name="Source_20_Text"><text:span text:style-name="T49">48x48</text:span></text:span>, <text:span text:style-name="Source_20_Text"><text:span text:style-name="T49">32x32</text:span></text:span>, <text:span text:style-name="Source_20_Text"><text:span text:style-name="T49">16x16</text:span></text:span><text:span text:style-name="T49">.</text:span> The value of each property <text:span text:style-name="T27">must</text:span> be the <text:span text:style-name="T2">URL</text:span> of a <text:span text:style-name="T180">PNG</text:span>-<text:span text:style-name="T153">formatted image </text:span>with dimensions matching the property name. A <text:a xlink:type="simple" xlink:href="http://en.wikipedia.org/wiki/Data:_URI_scheme">data URL</text:a> containing <text:span text:style-name="T2">base64</text:span>-encoded <text:span text:style-name="T180">PNG</text:span> data can also be used. <text:line-break/><text:span text:style-name="Source_20_Text"><text:span text:style-name="T140">description</text:span></text:span> - Optional. Additional text to display in the confirmation dialog. </text:p>
          </table:table-cell>
        </table:table-row>
        <table:table-row>
          <table:table-cell table:style-name="Таблица18.A2" office:value-type="string">
            <text:p text:style-name="P39">Details:</text:p>
          </table:table-cell>
          <table:table-cell table:style-name="Таблица18.A2" office:value-type="string">
            <text:p text:style-name="Table_20_Contents">The <text:span text:style-name="T2">icon</text:span> sizes were chosen to meet the needs of a variety of platforms. If an application wants its <text:span text:style-name="T2">icons</text:span> to look as good as possible on all platforms, it should provide <text:span text:style-name="T27">all</text:span> valid sizes. <text:line-break/><text:line-break/>The <text:span text:style-name="T153">shortcut</text:span> will launch the <text:span text:style-name="T2">same</text:span> web browser that created the shortcut. <text:line-break/><text:line-break/>The <text:span text:style-name="Source_20_Text"><text:span text:style-name="T140">url</text:span></text:span> and <text:span text:style-name="Source_20_Text"><text:span text:style-name="T140">icons</text:span></text:span> values can be <text:span text:style-name="T152">relative</text:span> <text:span text:style-name="T2">or</text:span> <text:span text:style-name="T152">absolute</text:span> <text:span text:style-name="T2">URLs</text:span>. Relative <text:span text:style-name="T2">URLs</text:span> are resolved using the <text:span text:style-name="T152">caller's location</text:span>. <text:line-break/><text:line-break/>Calling this <text:span text:style-name="T2">API</text:span> will trigger a <text:span text:style-name="T76">confirmation dialog.</text:span> The dialog will use the <text:span text:style-name="T74">32x32</text:span> icon <text:span text:style-name="T2">if</text:span> it exists, or else <text:span text:style-name="T152">the closest size </text:span>available. <text:line-break/><text:line-break/>Users can choose to never allow a particular named shortcut for a given origin, in which case the dialog will not be displayed. <text:line-break/><text:line-break/>Shortcuts created through this <text:span text:style-name="T2">API</text:span> <text:span text:style-name="T27">cannot</text:span> overwrite an existing shortcut with the <text:span text:style-name="T152">same name</text:span>, and such attempts fail <text:span text:style-name="T27">silently</text:span>. This restriction may be relaxed in a future version of <text:span text:style-name="T2">Gears</text:span>. </text:p>
          </table:table-cell>
        </table:table-row>
      </table:table>
      <text:p text:style-name="P21"><text:span text:style-name="Source_20_Text"><text:span text:style-name="T86"/></text:span></text:p>
      <text:p text:style-name="P6"><text:soft-page-break/></text:p>
      <text:p text:style-name="P6"/>
      <text:p text:style-name="P6"/>
      <text:h text:style-name="P131" text:outline-level="1" text:is-list-header="true">HttpRequest Module API</text:h>
      <text:p text:style-name="P10"/>
      <text:p text:style-name="P116"><text:span text:style-name="T7"><text:tab/>The</text:span><text:span text:style-name="T128"> HttpRequest module </text:span><text:span text:style-name="T7">implements a subset of the </text:span><text:a xlink:type="simple" xlink:href="http://www.w3.org/TR/XMLHttpRequest/"><text:span text:style-name="T7">W3C XmlHttpRequest specification</text:span></text:a><text:span text:style-name="T7">, and makes it available in both workers and the main </text:span><text:span text:style-name="T9">HTML</text:span><text:span text:style-name="T7"> page.</text:span></text:p>
      <text:h text:style-name="P93" text:outline-level="2" text:is-list-header="true">Contents</text:h>
      <text:list text:style-name="L42">
        <text:list-item>
          <text:p text:style-name="P151">Overview </text:p>
        </text:list-item>
        <text:list-item>
          <text:p text:style-name="P151">Example </text:p>
        </text:list-item>
        <text:list-item>
          <text:p text:style-name="P151">HttpRequest class </text:p>
        </text:list-item>
      </text:list>
      <text:h text:style-name="P93" text:outline-level="2" text:is-list-header="true"><text:bookmark text:name="overview1"/>Overview</text:h>
      <text:p text:style-name="P110"><text:tab/>Since the browser's <text:span text:style-name="T117">XmlHttpRequest</text:span> object <text:span text:style-name="T27">is not </text:span>available in the context of a worker, <text:span text:style-name="T2">Gears</text:span> provides its own <text:span text:style-name="T117">HttpRequest</text:span> object to fill that need. <text:span text:style-name="T2">Gears</text:span> <text:span text:style-name="T117">HttpRequest</text:span> provides most of the features of <text:span text:style-name="T117">XmlHttpRequest</text:span> <text:span text:style-name="T27">except for</text:span> the ability to <text:span text:style-name="T152">access the response as an </text:span><text:span text:style-name="T153">XML DOM</text:span><text:span text:style-name="T152"> object</text:span> <text:span text:style-name="T2">and</text:span> the ability to <text:span text:style-name="T152">send a request synchronously</text:span>. </text:p>
      <text:p text:style-name="P122">Permission</text:p>
      <text:p text:style-name="P67">Does not require user permission.</text:p>
      <text:h text:style-name="P92" text:outline-level="2" text:is-list-header="true"><text:bookmark text:name="example2"/>Example</text:h>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text:span><text:span text:style-name="Source_20_Text"><text:span text:style-name="T27">src</text:span></text:span><text:span text:style-name="Source_20_Text">="</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49">var</text:span></text:span><text:span text:style-name="Source_20_Text"> </text:span><text:span text:style-name="Source_20_Text"><text:span text:style-name="T153">request</text:span></text:span><text:span text:style-name="Source_20_Text"> = </text:span><text:span text:style-name="Source_20_Text"><text:span text:style-name="T82">google.gears.factory</text:span></text:span><text:span text:style-name="Source_20_Text"><text:span text:style-name="T86">.create(</text:span></text:span><text:span text:style-name="Source_20_Text">'</text:span><text:span text:style-name="Source_20_Text"><text:span text:style-name="T49">beta.httprequest</text:span></text:span><text:span text:style-name="Source_20_Text">'</text:span><text:span text:style-name="Source_20_Text"><text:span text:style-name="T86">);</text:span></text:span></text:p>
      <text:p text:style-name="P53"><text:span text:style-name="Source_20_Text"><text:span text:style-name="T153">request</text:span></text:span><text:span text:style-name="Source_20_Text">.</text:span><text:span text:style-name="Source_20_Text"><text:span text:style-name="T86">open(</text:span></text:span><text:span text:style-name="Source_20_Text">'</text:span><text:span text:style-name="Source_20_Text"><text:span text:style-name="T49">GET</text:span></text:span><text:span text:style-name="Source_20_Text">', '</text:span><text:span text:style-name="Source_20_Text"><text:span text:style-name="T49">/index.html</text:span></text:span><text:span text:style-name="Source_20_Text">');</text:span></text:p>
      <text:p text:style-name="P53"><text:span text:style-name="Source_20_Text"><text:span text:style-name="T153">request</text:span></text:span><text:span text:style-name="Source_20_Text">.</text:span><text:span text:style-name="Source_20_Text"><text:span text:style-name="T86">onreadystatechange</text:span></text:span><text:span text:style-name="Source_20_Text"> = </text:span><text:span text:style-name="Source_20_Text"><text:span text:style-name="T49">function() </text:span></text:span><text:span text:style-name="Source_20_Text"><text:span text:style-name="T2">{</text:span></text:span></text:p>
      <text:p text:style-name="P53"><text:span text:style-name="Source_20_Text"><text:s text:c="2"/></text:span><text:span text:style-name="Source_20_Text"><text:span text:style-name="T49">if</text:span></text:span><text:span text:style-name="Source_20_Text"> (</text:span><text:span text:style-name="Source_20_Text"><text:span text:style-name="T152">request</text:span></text:span><text:span text:style-name="Source_20_Text">.</text:span><text:span text:style-name="Source_20_Text"><text:span text:style-name="T126">readyState</text:span></text:span><text:span text:style-name="Source_20_Text"> == </text:span><text:span text:style-name="Source_20_Text"><text:span text:style-name="T49">4</text:span></text:span><text:span text:style-name="Source_20_Text">) {</text:span></text:p>
      <text:p text:style-name="P53"><text:span text:style-name="Source_20_Text"><text:s text:c="4"/>console.</text:span><text:span text:style-name="Source_20_Text"><text:span text:style-name="T2">write(</text:span></text:span><text:span text:style-name="Source_20_Text"><text:span text:style-name="T152">request</text:span></text:span><text:span text:style-name="Source_20_Text">.</text:span><text:span text:style-name="Source_20_Text"><text:span text:style-name="T126">responseText</text:span></text:span><text:span text:style-name="Source_20_Text"><text:span text:style-name="T2">);</text:span></text:span></text:p>
      <text:p text:style-name="P53"><text:span text:style-name="Source_20_Text"><text:s/></text:span><text:span text:style-name="Source_20_Text"><text:span text:style-name="T2"><text:s/>}</text:span></text:span></text:p>
      <text:p text:style-name="P53"><text:span text:style-name="Source_20_Text"><text:span text:style-name="T2">};</text:span></text:span></text:p>
      <text:p text:style-name="P53"><text:span text:style-name="Source_20_Text"><text:span text:style-name="T153">request</text:span></text:span><text:span text:style-name="Source_20_Text">.</text:span><text:span text:style-name="Source_20_Text"><text:span text:style-name="T86">send();</text:span></text:span></text:p>
      <text:p text:style-name="P23"><text:soft-page-break/><text:span text:style-name="Source_20_Text">&lt;/</text:span><text:span text:style-name="Source_20_Text"><text:span text:style-name="T86">script</text:span></text:span><text:span text:style-name="Source_20_Text">&gt;</text:span></text:p>
      <text:p text:style-name="Text_20_body"><text:bookmark text:name="HttpRequest"/></text:p>
      <text:h text:style-name="P88" text:outline-level="2" text:is-list-header="true"><text:span text:style-name="T110">HttpRequest</text:span> class</text:h>
      <text:p text:style-name="P53"><text:span text:style-name="Source_20_Text">void <text:s text:c="4"/></text:span><text:span text:style-name="Source_20_Text"><text:span text:style-name="T1">open</text:span></text:span><text:span text:style-name="Source_20_Text">(</text:span><text:span text:style-name="Source_20_Text"><text:span text:style-name="T152">method</text:span></text:span><text:span text:style-name="Source_20_Text">, </text:span><text:span text:style-name="Source_20_Text"><text:span text:style-name="T152">url</text:span></text:span><text:span text:style-name="Source_20_Text">)</text:span></text:p>
      <text:p text:style-name="P53"><text:span text:style-name="Source_20_Text">void <text:s text:c="4"/></text:span><text:span text:style-name="Source_20_Text"><text:span text:style-name="T1">setRequestHeader</text:span></text:span><text:span text:style-name="Source_20_Text">(</text:span><text:span text:style-name="Source_20_Text"><text:span text:style-name="T152">name</text:span></text:span><text:span text:style-name="Source_20_Text">, </text:span><text:span text:style-name="Source_20_Text"><text:span text:style-name="T152">value</text:span></text:span><text:span text:style-name="Source_20_Text">)</text:span></text:p>
      <text:p text:style-name="P53"><text:span text:style-name="Source_20_Text">void <text:s text:c="4"/></text:span><text:span text:style-name="Source_20_Text"><text:span text:style-name="T1">send</text:span></text:span><text:span text:style-name="Source_20_Text">([</text:span><text:span text:style-name="Source_20_Text"><text:span text:style-name="T152">postData</text:span></text:span><text:span text:style-name="Source_20_Text">])</text:span></text:p>
      <text:p text:style-name="P53"><text:span text:style-name="Source_20_Text">void <text:s text:c="4"/></text:span><text:span text:style-name="Source_20_Text"><text:span text:style-name="T1">abort</text:span></text:span><text:span text:style-name="Source_20_Text">()</text:span></text:p>
      <text:p text:style-name="P53"><text:span text:style-name="Source_20_Text">string <text:s text:c="2"/></text:span><text:span text:style-name="Source_20_Text"><text:span text:style-name="T1">getResponseHeader</text:span></text:span><text:span text:style-name="Source_20_Text">(</text:span><text:span text:style-name="Source_20_Text"><text:span text:style-name="T152">name</text:span></text:span><text:span text:style-name="Source_20_Text">)</text:span></text:p>
      <text:p text:style-name="P53"><text:span text:style-name="Source_20_Text">string <text:s text:c="2"/></text:span><text:span text:style-name="Source_20_Text"><text:span text:style-name="T1">getAllResponseHeaders</text:span></text:span><text:span text:style-name="Source_20_Text">()</text:span></text:p>
      <text:p text:style-name="P53"><text:span text:style-name="Source_20_Text">callback </text:span><text:span text:style-name="Source_20_Text"><text:span text:style-name="T1">onreadystatechange</text:span></text:span></text:p>
      <text:p text:style-name="P53"><text:span text:style-name="Source_20_Text">readonly attribute int </text:span><text:span text:style-name="Source_20_Text"><text:span text:style-name="T1">readyState</text:span></text:span></text:p>
      <text:p text:style-name="P53"><text:span text:style-name="Source_20_Text">readonly attribute string </text:span><text:span text:style-name="Source_20_Text"><text:span text:style-name="T1">responseText</text:span></text:span></text:p>
      <text:p text:style-name="P53"><text:span text:style-name="Source_20_Text">readonly attribute int <text:s text:c="3"/></text:span><text:span text:style-name="Source_20_Text"><text:span text:style-name="T1">status</text:span></text:span></text:p>
      <text:p text:style-name="P23"><text:span text:style-name="Source_20_Text">readonly attribute string </text:span><text:span text:style-name="Source_20_Text"><text:span text:style-name="T1">statusText</text:span></text:span><text:span text:style-name="Source_20_Text"> </text:span></text:p>
      <text:h text:style-name="P105" text:outline-level="3" text:is-list-header="true">Methods</text:h>
      <table:table table:name="Таблица19" table:style-name="Таблица19">
        <table:table-column table:style-name="Таблица19.A"/>
        <table:table-column table:style-name="Таблица19.B"/>
        <table:table-row>
          <table:table-cell table:style-name="Таблица19.A1" table:number-columns-spanned="2" office:value-type="string">
            <text:p text:style-name="P98"><text:span text:style-name="Source_20_Text"><text:span text:style-name="T92">abort()</text:span></text:span></text:p>
          </table:table-cell>
          <table:covered-table-cell/>
        </table:table-row>
        <table:table-row>
          <table:table-cell table:style-name="Таблица19.A2" office:value-type="string">
            <text:p text:style-name="P39">Return value: </text:p>
          </table:table-cell>
          <table:table-cell table:style-name="Таблица19.A2" office:value-type="string">
            <text:p text:style-name="Table_20_Contents"><text:span text:style-name="Source_20_Text"><text:span text:style-name="T117">void</text:span></text:span></text:p>
          </table:table-cell>
        </table:table-row>
        <table:table-row>
          <table:table-cell table:style-name="Таблица19.A2" office:value-type="string">
            <text:p text:style-name="P39">Description:</text:p>
          </table:table-cell>
          <table:table-cell table:style-name="Таблица19.A2" office:value-type="string">
            <text:p text:style-name="Table_20_Contents"><text:span text:style-name="T27">Cancels</text:span> the request. </text:p>
          </table:table-cell>
        </table:table-row>
      </table:table>
      <table:table table:name="Таблица20" table:style-name="Таблица20">
        <table:table-column table:style-name="Таблица20.A"/>
        <table:table-column table:style-name="Таблица20.B"/>
        <table:table-row>
          <table:table-cell table:style-name="Таблица20.A1" table:number-columns-spanned="2" office:value-type="string">
            <text:p text:style-name="P98"><text:span text:style-name="Source_20_Text"><text:span text:style-name="T92">getAllResponseHeaders()</text:span></text:span></text:p>
          </table:table-cell>
          <table:covered-table-cell/>
        </table:table-row>
        <table:table-row>
          <table:table-cell table:style-name="Таблица20.A2" office:value-type="string">
            <text:p text:style-name="P39">Return value: </text:p>
          </table:table-cell>
          <table:table-cell table:style-name="Таблица20.A2" office:value-type="string">
            <text:p text:style-name="Table_20_Contents"><text:span text:style-name="Source_20_Text"><text:span text:style-name="T117">string</text:span></text:span></text:p>
          </table:table-cell>
        </table:table-row>
        <table:table-row>
          <table:table-cell table:style-name="Таблица20.A2" office:value-type="string">
            <text:p text:style-name="P39">Description:</text:p>
          </table:table-cell>
          <table:table-cell table:style-name="Таблица20.A2" office:value-type="string">
            <text:p text:style-name="Table_20_Contents">Returns a string containing the entire set of <text:span text:style-name="T2">HTTP</text:span> headers in the server response. </text:p>
          </table:table-cell>
        </table:table-row>
      </table:table>
      <table:table table:name="Таблица21" table:style-name="Таблица21">
        <table:table-column table:style-name="Таблица21.A"/>
        <table:table-column table:style-name="Таблица21.B"/>
        <table:table-row>
          <table:table-cell table:style-name="Таблица21.A1" table:number-columns-spanned="2" office:value-type="string">
            <text:p text:style-name="P98"><text:span text:style-name="Source_20_Text"><text:span text:style-name="T92">getResponseHeader(</text:span></text:span><text:span text:style-name="Source_20_Text"><text:span text:style-name="T144">headerName</text:span></text:span><text:span text:style-name="Source_20_Text"><text:span text:style-name="T92">)</text:span></text:span></text:p>
          </table:table-cell>
          <table:covered-table-cell/>
        </table:table-row>
        <table:table-row>
          <table:table-cell table:style-name="Таблица21.A2" office:value-type="string">
            <text:p text:style-name="P39">Return value: </text:p>
          </table:table-cell>
          <table:table-cell table:style-name="Таблица21.A2" office:value-type="string">
            <text:p text:style-name="Table_20_Contents"><text:span text:style-name="Source_20_Text"><text:span text:style-name="T117">string</text:span></text:span></text:p>
          </table:table-cell>
        </table:table-row>
        <table:table-row>
          <table:table-cell table:style-name="Таблица21.A2" office:value-type="string">
            <text:p text:style-name="P39">Parameters:</text:p>
          </table:table-cell>
          <table:table-cell table:style-name="Таблица21.A2" office:value-type="string">
            <text:p text:style-name="Table_20_Contents"><text:span text:style-name="Source_20_Text"><text:span text:style-name="T140">headerName</text:span></text:span> </text:p>
          </table:table-cell>
        </table:table-row>
        <table:table-row>
          <table:table-cell table:style-name="Таблица21.A2" office:value-type="string">
            <text:p text:style-name="P39">Description:</text:p>
          </table:table-cell>
          <table:table-cell table:style-name="Таблица21.A2" office:value-type="string">
            <text:p text:style-name="Table_20_Contents">Returns the value of a specific <text:span text:style-name="T2">HTTP</text:span> header in the server response. </text:p>
          </table:table-cell>
        </table:table-row>
      </table:table>
      <table:table table:name="Таблица22" table:style-name="Таблица22">
        <table:table-column table:style-name="Таблица22.A"/>
        <table:table-column table:style-name="Таблица22.B"/>
        <table:table-row>
          <table:table-cell table:style-name="Таблица22.A1" table:number-columns-spanned="2" office:value-type="string">
            <text:p text:style-name="P98"><text:span text:style-name="Source_20_Text"><text:span text:style-name="T92">open(</text:span></text:span><text:span text:style-name="Source_20_Text"><text:span text:style-name="T94">method</text:span></text:span><text:span text:style-name="Source_20_Text"><text:span text:style-name="T92">, </text:span></text:span><text:span text:style-name="Source_20_Text"><text:span text:style-name="T94">url</text:span></text:span><text:span text:style-name="Source_20_Text"><text:span text:style-name="T92">)</text:span></text:span></text:p>
          </table:table-cell>
          <table:covered-table-cell/>
        </table:table-row>
        <table:table-row>
          <table:table-cell table:style-name="Таблица22.A2" office:value-type="string">
            <text:p text:style-name="P39">Return value: </text:p>
          </table:table-cell>
          <table:table-cell table:style-name="Таблица22.A2" office:value-type="string">
            <text:p text:style-name="Table_20_Contents"><text:span text:style-name="Source_20_Text"><text:span text:style-name="T117">void</text:span></text:span></text:p>
          </table:table-cell>
        </table:table-row>
        <table:table-row>
          <table:table-cell table:style-name="Таблица22.A2" office:value-type="string">
            <text:p text:style-name="P39">Parameters:</text:p>
          </table:table-cell>
          <table:table-cell table:style-name="Таблица22.A2" office:value-type="string">
            <text:p text:style-name="Table_20_Contents"><text:span text:style-name="Source_20_Text"><text:span text:style-name="T140">method</text:span></text:span><text:line-break/><text:span text:style-name="Source_20_Text"><text:span text:style-name="T140">url</text:span></text:span> </text:p>
          </table:table-cell>
        </table:table-row>
        <table:table-row>
          <table:table-cell table:style-name="Таблица22.A2" office:value-type="string">
            <text:p text:style-name="P39">Description:</text:p>
          </table:table-cell>
          <table:table-cell table:style-name="Таблица22.A2" office:value-type="string">
            <text:p text:style-name="P19">Specifies the method and <text:span text:style-name="T2">URL</text:span> of a request. <text:soft-page-break/></text:p>
            <text:p text:style-name="P19">The <text:span text:style-name="T135">method</text:span> parameter can have a value of "<text:span text:style-name="T49">GET</text:span>", "<text:span text:style-name="T49">POST</text:span>", "<text:span text:style-name="T49">HEAD</text:span>" or another <text:span text:style-name="T2">HTTP</text:span> method listed in the <text:span text:style-name="T140">W3C specification.</text:span></text:p>
            <text:p text:style-name="P19">The <text:span text:style-name="T135">URL</text:span> parameter may be either a relative or complete <text:span text:style-name="T2">URL</text:span> and <text:span text:style-name="T27">must</text:span> be from the <text:span text:style-name="T152">same origin </text:span><text:span text:style-name="T2">as</text:span> <text:span text:style-name="T152">the current context.</text:span></text:p>
          </table:table-cell>
        </table:table-row>
      </table:table>
      <table:table table:name="Таблица23" table:style-name="Таблица23">
        <table:table-column table:style-name="Таблица23.A"/>
        <table:table-column table:style-name="Таблица23.B"/>
        <table:table-row>
          <table:table-cell table:style-name="Таблица23.A1" table:number-columns-spanned="2" office:value-type="string">
            <text:p text:style-name="P98"><text:span text:style-name="Source_20_Text"><text:span text:style-name="T92">send([</text:span></text:span><text:span text:style-name="Source_20_Text"><text:span text:style-name="T144">postData</text:span></text:span><text:span text:style-name="Source_20_Text"><text:span text:style-name="T92">])</text:span></text:span></text:p>
          </table:table-cell>
          <table:covered-table-cell/>
        </table:table-row>
        <table:table-row>
          <table:table-cell table:style-name="Таблица23.A2" office:value-type="string">
            <text:p text:style-name="P39">Return value: </text:p>
          </table:table-cell>
          <table:table-cell table:style-name="Таблица23.A2" office:value-type="string">
            <text:p text:style-name="Table_20_Contents"><text:span text:style-name="Source_20_Text"><text:span text:style-name="T117">void</text:span></text:span></text:p>
          </table:table-cell>
        </table:table-row>
        <table:table-row>
          <table:table-cell table:style-name="Таблица23.A2" office:value-type="string">
            <text:p text:style-name="P39">Parameters:</text:p>
          </table:table-cell>
          <table:table-cell table:style-name="Таблица23.A2" office:value-type="string">
            <text:p text:style-name="Table_20_Contents"><text:span text:style-name="Source_20_Text"><text:span text:style-name="T140">postData</text:span></text:span> - an optional string to be sent as the body of a <text:span text:style-name="T126">POST</text:span> or <text:span text:style-name="T126">PUT</text:span> request.</text:p>
          </table:table-cell>
        </table:table-row>
        <table:table-row>
          <table:table-cell table:style-name="Таблица23.A2" office:value-type="string">
            <text:p text:style-name="P39">Description:</text:p>
          </table:table-cell>
          <table:table-cell table:style-name="Таблица23.A2" office:value-type="string">
            <text:p text:style-name="Table_20_Contents">Sends the request. </text:p>
          </table:table-cell>
        </table:table-row>
      </table:table>
      <table:table table:name="Таблица24" table:style-name="Таблица24">
        <table:table-column table:style-name="Таблица24.A"/>
        <table:table-column table:style-name="Таблица24.B"/>
        <table:table-row>
          <table:table-cell table:style-name="Таблица24.A1" table:number-columns-spanned="2" office:value-type="string">
            <text:p text:style-name="P98"><text:span text:style-name="Source_20_Text"><text:span text:style-name="T92">setRequestHeader(</text:span></text:span><text:span text:style-name="Source_20_Text"><text:span text:style-name="T144">name</text:span></text:span><text:span text:style-name="Source_20_Text"><text:span text:style-name="T92">, </text:span></text:span><text:span text:style-name="Source_20_Text"><text:span text:style-name="T144">value</text:span></text:span><text:span text:style-name="Source_20_Text"><text:span text:style-name="T92">)</text:span></text:span></text:p>
          </table:table-cell>
          <table:covered-table-cell/>
        </table:table-row>
        <table:table-row>
          <table:table-cell table:style-name="Таблица24.A2" office:value-type="string">
            <text:p text:style-name="P39">Return value: </text:p>
          </table:table-cell>
          <table:table-cell table:style-name="Таблица24.A2" office:value-type="string">
            <text:p text:style-name="Table_20_Contents"><text:span text:style-name="Source_20_Text"><text:span text:style-name="T117">void</text:span></text:span></text:p>
          </table:table-cell>
        </table:table-row>
        <table:table-row>
          <table:table-cell table:style-name="Таблица24.A2" office:value-type="string">
            <text:p text:style-name="P39">Parameters:</text:p>
          </table:table-cell>
          <table:table-cell table:style-name="Таблица24.A2" office:value-type="string">
            <text:p text:style-name="Table_20_Contents"><text:span text:style-name="Source_20_Text"><text:span text:style-name="T140">name</text:span></text:span> - the HTTP header to set<text:line-break/><text:span text:style-name="Source_20_Text"><text:span text:style-name="T140">value</text:span></text:span> - the value of the header</text:p>
          </table:table-cell>
        </table:table-row>
        <table:table-row>
          <table:table-cell table:style-name="Таблица24.A2" office:value-type="string">
            <text:p text:style-name="P39">Description:</text:p>
          </table:table-cell>
          <table:table-cell table:style-name="Таблица24.A2" office:value-type="string">
            <text:p text:style-name="Table_20_Contents">Adds the header to the set of <text:span text:style-name="T2">HTTP</text:span> headers to be sent. </text:p>
          </table:table-cell>
        </table:table-row>
      </table:table>
      <text:h text:style-name="P105" text:outline-level="3" text:is-list-header="true">Event Handler</text:h>
      <table:table table:name="Таблица25" table:style-name="Таблица25">
        <table:table-column table:style-name="Таблица25.A"/>
        <table:table-column table:style-name="Таблица25.B"/>
        <table:table-row>
          <table:table-cell table:style-name="Таблица25.A1" table:number-columns-spanned="2" office:value-type="string">
            <text:p text:style-name="P98"><text:span text:style-name="Source_20_Text"><text:span text:style-name="T92">callback onreadystatechange()</text:span></text:span></text:p>
          </table:table-cell>
          <table:covered-table-cell/>
        </table:table-row>
        <table:table-row>
          <table:table-cell table:style-name="Таблица25.A2" office:value-type="string">
            <text:p text:style-name="Table_20_Contents"><text:span text:style-name="T2">Description</text:span>: </text:p>
          </table:table-cell>
          <table:table-cell table:style-name="Таблица25.A2" office:value-type="string">
            <text:p text:style-name="Table_20_Contents">An <text:span text:style-name="T138">event handler</text:span> that fires at <text:span text:style-name="T27">every</text:span> state change and repeatedly as new <text:span text:style-name="T2">responseText</text:span> data becomes available while the request is in the Interactive state.</text:p>
          </table:table-cell>
        </table:table-row>
      </table:table>
      <text:h text:style-name="P133" text:outline-level="4" text:is-list-header="true">Attributes</text:h>
      <table:table table:name="Таблица26" table:style-name="Таблица26">
        <table:table-column table:style-name="Таблица26.A"/>
        <table:table-column table:style-name="Таблица26.B"/>
        <table:table-column table:style-name="Таблица26.C"/>
        <table:table-row>
          <table:table-cell table:style-name="Таблица26.A1" office:value-type="string">
            <text:p text:style-name="P99">Attribute</text:p>
          </table:table-cell>
          <table:table-cell table:style-name="Таблица26.A1" office:value-type="string">
            <text:p text:style-name="P99">Type</text:p>
          </table:table-cell>
          <table:table-cell table:style-name="Таблица26.A1" office:value-type="string">
            <text:p text:style-name="P99">Description</text:p>
          </table:table-cell>
        </table:table-row>
        <table:table-row>
          <table:table-cell table:style-name="Таблица26.A2" office:value-type="string">
            <text:p text:style-name="Table_20_Contents"><text:span text:style-name="Strong_20_Emphasis"><text:span text:style-name="T126">readyState</text:span></text:span></text:p>
          </table:table-cell>
          <table:table-cell table:style-name="Таблица26.A2" office:value-type="string">
            <text:p text:style-name="Table_20_Contents"><text:span text:style-name="T71">readonly</text:span> <text:span text:style-name="T117">int</text:span></text:p>
          </table:table-cell>
          <table:table-cell table:style-name="Таблица26.A2" office:value-type="string">
            <text:p text:style-name="Table_20_Contents">Returns the state of the object: </text:p>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text:span text:style-name="Strong_20_Emphasis"><text:span text:style-name="T82">0</text:span></text:span></text:p>
                </table:table-cell>
                <table:table-cell table:style-name="Таблица27.A1" office:value-type="string">
                  <text:p text:style-name="P42">Uninitialized</text:p>
                </table:table-cell>
              </table:table-row>
              <table:table-row>
                <table:table-cell table:style-name="Таблица27.A1" office:value-type="string">
                  <text:p text:style-name="Table_20_Contents"><text:span text:style-name="Strong_20_Emphasis"><text:span text:style-name="T82">1</text:span></text:span></text:p>
                </table:table-cell>
                <table:table-cell table:style-name="Таблица27.A1" office:value-type="string">
                  <text:p text:style-name="P42">Open</text:p>
                </table:table-cell>
              </table:table-row>
              <table:table-row>
                <table:table-cell table:style-name="Таблица27.A1" office:value-type="string">
                  <text:p text:style-name="Table_20_Contents"><text:span text:style-name="Strong_20_Emphasis"><text:span text:style-name="T82">2</text:span></text:span></text:p>
                </table:table-cell>
                <table:table-cell table:style-name="Таблица27.A1" office:value-type="string">
                  <text:p text:style-name="P42">Sent</text:p>
                </table:table-cell>
              </table:table-row>
              <table:table-row>
                <table:table-cell table:style-name="Таблица27.A1" office:value-type="string">
                  <text:p text:style-name="Table_20_Contents"><text:span text:style-name="Strong_20_Emphasis"><text:span text:style-name="T82">3</text:span></text:span></text:p>
                </table:table-cell>
                <table:table-cell table:style-name="Таблица27.A1" office:value-type="string">
                  <text:p text:style-name="P42">Interactive</text:p>
                </table:table-cell>
              </table:table-row>
              <table:table-row>
                <table:table-cell table:style-name="Таблица27.A1" office:value-type="string">
                  <text:p text:style-name="Table_20_Contents"><text:span text:style-name="Strong_20_Emphasis"><text:span text:style-name="T82">4</text:span></text:span></text:p>
                </table:table-cell>
                <table:table-cell table:style-name="Таблица27.A1" office:value-type="string">
                  <text:p text:style-name="P42">Complete</text:p>
                </table:table-cell>
              </table:table-row>
            </table:table>
          </table:table-cell>
        </table:table-row>
        <table:table-row>
          <table:table-cell table:style-name="Таблица26.A2" office:value-type="string">
            <text:p text:style-name="Table_20_Contents"><text:span text:style-name="Strong_20_Emphasis"><text:span text:style-name="T126">responseText</text:span></text:span></text:p>
          </table:table-cell>
          <table:table-cell table:style-name="Таблица26.A2" office:value-type="string">
            <text:p text:style-name="Table_20_Contents"><text:span text:style-name="T71">readonly</text:span> <text:span text:style-name="T117">string</text:span> </text:p>
          </table:table-cell>
          <table:table-cell table:style-name="Таблица26.A2" office:value-type="string">
            <text:p text:style-name="Table_20_Contents">Returns the response body as a <text:span text:style-name="T117">string</text:span>. This property can be read when the request is in the Interactive or Complete state.</text:p>
          </table:table-cell>
        </table:table-row>
        <table:table-row>
          <table:table-cell table:style-name="Таблица26.A2" office:value-type="string">
            <text:p text:style-name="Table_20_Contents"><text:span text:style-name="Strong_20_Emphasis"><text:span text:style-name="T126">status</text:span></text:span></text:p>
          </table:table-cell>
          <table:table-cell table:style-name="Таблица26.A2" office:value-type="string">
            <text:p text:style-name="Table_20_Contents"><text:span text:style-name="T71">readonly</text:span> <text:span text:style-name="T117">int</text:span></text:p>
          </table:table-cell>
          <table:table-cell table:style-name="Таблица26.A2" office:value-type="string">
            <text:p text:style-name="Table_20_Contents">Returns the status as a number (e.g. 404 for "Not Found" or 200 for "OK"). This property <text:soft-page-break/>can be read when the request is in the Interactive or Complete state.</text:p>
          </table:table-cell>
        </table:table-row>
        <table:table-row>
          <table:table-cell table:style-name="Таблица26.A2" office:value-type="string">
            <text:p text:style-name="Table_20_Contents"><text:span text:style-name="Strong_20_Emphasis"><text:span text:style-name="T126">statusText</text:span></text:span></text:p>
          </table:table-cell>
          <table:table-cell table:style-name="Таблица26.A2" office:value-type="string">
            <text:p text:style-name="Table_20_Contents"><text:span text:style-name="T71">readonly</text:span> <text:span text:style-name="T117">string</text:span> </text:p>
          </table:table-cell>
          <table:table-cell table:style-name="Таблица26.A2" office:value-type="string">
            <text:p text:style-name="Table_20_Contents">Returns the status as a string (e.g. "Not Found" or "OK"). This property can be read when the request is in the Interactive or Complete state.</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31" text:outline-level="1" text:is-list-header="true">LocalServer API</text:h>
      <text:p text:style-name="P10"/>
      <text:p text:style-name="Text_20_body"><text:tab/>T<text:span text:style-name="T7">he </text:span><text:span text:style-name="T128">LocalServer module</text:span><text:span text:style-name="T7"> allows a web application to cache and serve its </text:span><text:span text:style-name="T9">HTTP</text:span><text:span text:style-name="T7"> resources </text:span><text:span text:style-name="T34">locally</text:span><text:span text:style-name="T7">, </text:span><text:span text:style-name="T9">without</text:span><text:span text:style-name="T7"> </text:span><text:span text:style-name="T13">a network connection.</text:span></text:p>
      <text:h text:style-name="P93" text:outline-level="2" text:is-list-header="true">Contents</text:h>
      <text:list text:style-name="L43">
        <text:list-item>
          <text:p text:style-name="P152">Overview </text:p>
        </text:list-item>
        <text:list-item>
          <text:p text:style-name="P152">Example </text:p>
        </text:list-item>
        <text:list-item>
          <text:p text:style-name="P152">Classes </text:p>
          <text:list>
            <text:list-item>
              <text:p text:style-name="P152">LocalServer </text:p>
            </text:list-item>
            <text:list-item>
              <text:p text:style-name="P152">ManagedResourceStore </text:p>
            </text:list-item>
            <text:list-item>
              <text:p text:style-name="P152">ResourceStore </text:p>
            </text:list-item>
            <text:list-item>
              <text:p text:style-name="P152">FileSubmitter </text:p>
            </text:list-item>
          </text:list>
        </text:list-item>
        <text:list-item>
          <text:p text:style-name="P152">Manifest file </text:p>
        </text:list-item>
        <text:list-item>
          <text:p text:style-name="P152">Cookies and the LocalServer </text:p>
        </text:list-item>
        <text:list-item>
          <text:p text:style-name="P152">Location of cached files </text:p>
        </text:list-item>
      </text:list>
      <text:h text:style-name="P93" text:outline-level="2" text:is-list-header="true"><text:bookmark text:name="overview2"/>Overview</text:h>
      <text:p text:style-name="P110"><text:tab/>The <text:span text:style-name="T140">LocalServer module</text:span> is a specialized <text:span text:style-name="T6">URL cache</text:span> that the web application controls. Requests for <text:span text:style-name="T2">URLs</text:span> in the <text:span text:style-name="T170">LocalServer's cache</text:span> are <text:span text:style-name="T152">intercepted</text:span> and <text:span text:style-name="T152">served</text:span> <text:span text:style-name="T27">locally</text:span> from the user's disk.</text:p>
      <text:p text:style-name="P109"><text:tab/>Applications manage the cache using <text:span text:style-name="T187">two classes:</text:span></text:p>
      <text:list text:style-name="L44">
        <text:list-item>
          <text:p text:style-name="P144"><text:span text:style-name="T119">ResourceStore</text:span><text:span text:style-name="T7"> - for capturing </text:span><text:span text:style-name="T128">ad-hoc URLs </text:span><text:span text:style-name="T7">using </text:span><text:span text:style-name="T9">JavaScript</text:span><text:span text:style-name="T7">. The </text:span><text:span text:style-name="T112">ResourceStore</text:span><text:span text:style-name="T7"> allows an application </text:span><text:span text:style-name="T9">to capture</text:span><text:span text:style-name="T14"> </text:span><text:span text:style-name="T13">user data files</text:span><text:span text:style-name="T7"> that need to be addressed with a </text:span><text:span text:style-name="T9">URL</text:span><text:span text:style-name="T7">, </text:span><text:span text:style-name="T9">such as </text:span><text:span text:style-name="T13">a </text:span><text:span text:style-name="T14">PDF</text:span><text:span text:style-name="T13"> file</text:span><text:span text:style-name="T7"> </text:span><text:span text:style-name="T9">or</text:span><text:span text:style-name="T7"> </text:span><text:span text:style-name="T13">an </text:span><text:span text:style-name="T14">image</text:span><text:span text:style-name="T13">.</text:span><text:span text:style-name="T7"> </text:span></text:p>
        </text:list-item>
        <text:list-item>
          <text:p text:style-name="P195"><text:span text:style-name="T119">ManagedResourceStore</text:span><text:span text:style-name="T7"> - for capturing a related set of </text:span><text:span text:style-name="T9">URLs</text:span><text:span text:style-name="T7"> that are declared in a </text:span><text:span text:style-name="Emphasis"><text:span text:style-name="T175">manifest file</text:span></text:span><text:span text:style-name="T175">,</text:span><text:span text:style-name="T7"> and are updated </text:span><text:soft-page-break/><text:span text:style-name="T13">automatically</text:span><text:span text:style-name="T7">. The </text:span><text:span text:style-name="T112">ManagedResourceStore</text:span><text:span text:style-name="T7"> allows the set of resources needed to run a web application to be captured. </text:span></text:p>
        </text:list-item>
      </text:list>
      <text:p text:style-name="P110"><text:tab/>For both types of stores, the set of <text:span text:style-name="T2">URLs</text:span> captured is <text:span text:style-name="T152">explicitly</text:span> controlled by the web application.</text:p>
      <text:h text:style-name="Heading_20_3" text:outline-level="3" text:is-list-header="true">Serving and updating cached resources</text:h>
      <text:p text:style-name="P110"><text:tab/>The <text:span text:style-name="T140">LocalServer</text:span> intercepts <text:span text:style-name="T2">HTTP/HTTPS </text:span>requests and serves them from the <text:span text:style-name="T176">cache</text:span> when <text:span text:style-name="T27">all</text:span> of these conditions are met:</text:p>
      <text:list text:style-name="L45">
        <text:list-item>
          <text:p text:style-name="P242">The <text:span text:style-name="T2">URL</text:span> is cached in a <text:span text:style-name="T117">ResourceStore</text:span> or <text:span text:style-name="T117">ManagedResourceStore</text:span>, </text:p>
        </text:list-item>
        <text:list-item>
          <text:p text:style-name="P243"><text:span text:style-name="T7">The store's </text:span><text:span text:style-name="Source_20_Text"><text:span text:style-name="T90">enabled</text:span></text:span><text:span text:style-name="T7"> attribute is set to </text:span><text:span text:style-name="T55">true</text:span><text:span text:style-name="T7">, and </text:span></text:p>
        </text:list-item>
        <text:list-item>
          <text:p text:style-name="P245"><text:span text:style-name="T7">If the store has a </text:span><text:span text:style-name="Source_20_Text"><text:span text:style-name="T90">requiredCookie</text:span></text:span><text:span text:style-name="T7"> attribute, the request </text:span><text:span text:style-name="T32">must</text:span><text:span text:style-name="T7"> have a </text:span><text:span text:style-name="T13">cookie</text:span><text:span text:style-name="T7"> that matches. For further details read </text:span><text:a xlink:type="simple" xlink:href="http://code.google.com/apis/gears/api_localserver.html#required_cookie"><text:span text:style-name="T7">Cookies and the LocalServer</text:span></text:a><text:span text:style-name="T7">. </text:span></text:p>
        </text:list-item>
      </text:list>
      <text:p text:style-name="P116"><text:span text:style-name="T7"><text:tab/>The </text:span><text:span text:style-name="T121">LocalServer</text:span><text:span text:style-name="T7"> </text:span><text:span text:style-name="Emphasis"><text:span text:style-name="T7">always</text:span></text:span><text:span text:style-name="T7"> serves a </text:span><text:span text:style-name="T131">cached resource</text:span><text:span text:style-name="T7"> when the conditions are met, </text:span><text:span text:style-name="T32">regardless</text:span><text:span text:style-name="T7"> of the </text:span><text:span text:style-name="T13">network connection</text:span><text:span text:style-name="T7">. The </text:span><text:span text:style-name="T9">URLs</text:span><text:span text:style-name="T7"> contained in a store are </text:span><text:span text:style-name="T32">eligible</text:span><text:span text:style-name="T7"> for </text:span><text:span text:style-name="T14">local</text:span><text:span text:style-name="T7"> serving </text:span><text:span text:style-name="T32">without</text:span><text:span text:style-name="T7"> requiring the application </text:span><text:span text:style-name="T9">to open</text:span><text:span text:style-name="T13"> the store.</text:span></text:p>
      <text:p text:style-name="Text_20_body"><text:span text:style-name="T7"><text:tab/></text:span><text:span text:style-name="T9">To disable</text:span><text:span text:style-name="T7"> </text:span><text:span text:style-name="T13">local serving </text:span><text:span text:style-name="T9">of</text:span><text:span text:style-name="T7"> </text:span><text:span text:style-name="T13">stored resources </text:span><text:span text:style-name="T9">and force URLs</text:span><text:span text:style-name="T7"> to be served using the </text:span><text:span text:style-name="T32">regular</text:span><text:span text:style-name="T13"> network connection</text:span><text:span text:style-name="T7">, the application </text:span><text:span text:style-name="T9">can</text:span><text:span text:style-name="T7"> set the store's </text:span><text:span text:style-name="Source_20_Text"><text:span text:style-name="T90">enabled</text:span></text:span><text:span text:style-name="T7"> attribute to </text:span><text:span text:style-name="T55">false</text:span><text:span text:style-name="T7">.</text:span></text:p>
      <text:p text:style-name="P116"><text:span text:style-name="T7"><text:tab/>A key difference between the two types of stores is </text:span><text:span text:style-name="T9">how</text:span><text:span text:style-name="T7"> resources are </text:span><text:span text:style-name="T32">updated</text:span><text:span text:style-name="T7">. The contents of a </text:span><text:span text:style-name="T112">ManagedResourceStore</text:span><text:span text:style-name="T7"> are </text:span><text:span text:style-name="T13">automatically</text:span><text:span text:style-name="T7"> updated periodically by </text:span><text:span text:style-name="T9">Gears</text:span><text:span text:style-name="T7">, even </text:span><text:span text:style-name="T9">if</text:span><text:span text:style-name="T7"> the web developer </text:span><text:span text:style-name="T32">never</text:span><text:span text:style-name="T7"> calls </text:span><text:span text:style-name="T93">checkForUpdate().</text:span><text:span text:style-name="T7"> For more information, see </text:span><text:a xlink:type="simple" xlink:href="http://code.google.com/apis/gears/api_localserver.html#ManagedResourceStoreUpdates"><text:span text:style-name="T7">ManagedResourceStore Updates</text:span></text:a><text:span text:style-name="T7">. The </text:span><text:span text:style-name="T112">ResourceStore's</text:span><text:span text:style-name="T7"> contents are </text:span><text:span text:style-name="T32">never</text:span><text:span text:style-name="T7"> </text:span><text:span text:style-name="T13">automatically</text:span><text:span text:style-name="T7"> updated, and are </text:span><text:span text:style-name="T32">only</text:span><text:span text:style-name="T7"> updated </text:span><text:span text:style-name="T9">when</text:span><text:span text:style-name="T7"> the developer </text:span><text:span text:style-name="T13">explicitly</text:span><text:span text:style-name="T7"> calls</text:span><text:span text:style-name="T90"> </text:span><text:span text:style-name="Source_20_Text"><text:span text:style-name="T90">capture()</text:span></text:span><text:span text:style-name="T90">.</text:span></text:p>
      <text:h text:style-name="P65" text:outline-level="3" text:is-list-header="true">Permission</text:h>
      <text:p text:style-name="P66"><text:span text:style-name="T192">This API </text:span><text:span text:style-name="T47">requires</text:span><text:span text:style-name="T192"> user permission. </text:span><text:span text:style-name="T193">If</text:span><text:span text:style-name="T192"> you would like to customize the default dialog, you can explicitly call </text:span><text:span text:style-name="Source_20_Text"><text:span text:style-name="T192">google.gears.factory.</text:span></text:span><text:span text:style-name="Source_20_Text"><text:span text:style-name="T193">getPermission()</text:span></text:span><text:span text:style-name="T193"> </text:span><text:span text:style-name="T192">- </text:span><text:a xlink:type="simple" xlink:href="http://code.google.com/apis/gears/api_factory.html"><text:span text:style-name="T192">see how.</text:span></text:a></text:p>
      <text:p text:style-name="P109"/>
      <text:h text:style-name="Heading_20_3" text:outline-level="3" text:is-list-header="true"><text:bookmark text:name="example3"/>Example</text:h>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text:span><text:span text:style-name="Source_20_Text"><text:span text:style-name="T27">src</text:span></text:span><text:span text:style-name="Source_20_Text">=</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oft-page-break/><text:span text:style-name="Source_20_Text"/></text:p>
      <text:p text:style-name="P53"><text:span text:style-name="Source_20_Text"><text:span text:style-name="T49">var</text:span></text:span><text:span text:style-name="Source_20_Text"> </text:span><text:span text:style-name="Source_20_Text"><text:span text:style-name="T153">localServer</text:span></text:span><text:span text:style-name="Source_20_Text"> = </text:span><text:span text:style-name="Source_20_Text"><text:span text:style-name="T82">google.gears.factory.</text:span></text:span><text:span text:style-name="Source_20_Text"><text:span text:style-name="T86">create(</text:span></text:span><text:span text:style-name="Source_20_Text">'</text:span><text:span text:style-name="Source_20_Text"><text:span text:style-name="T49">beta.localserver</text:span></text:span><text:span text:style-name="Source_20_Text">'</text:span><text:span text:style-name="Source_20_Text"><text:span text:style-name="T86">);</text:span></text:span></text:p>
      <text:p text:style-name="P53"><text:span text:style-name="Source_20_Text"><text:span text:style-name="T49">var</text:span></text:span><text:span text:style-name="Source_20_Text"> </text:span><text:span text:style-name="Source_20_Text"><text:span text:style-name="T153">store</text:span></text:span><text:span text:style-name="Source_20_Text"> = </text:span><text:span text:style-name="Source_20_Text"><text:span text:style-name="T153">localServer</text:span></text:span><text:span text:style-name="Source_20_Text">.</text:span><text:span text:style-name="Source_20_Text"><text:span text:style-name="T86">createManagedStore</text:span></text:span><text:span text:style-name="Source_20_Text">('</text:span><text:span text:style-name="Source_20_Text"><text:span text:style-name="T49">test-store</text:span></text:span><text:span text:style-name="Source_20_Text">');</text:span></text:p>
      <text:p text:style-name="P53"><text:span text:style-name="Source_20_Text"><text:span text:style-name="T153">store</text:span></text:span><text:span text:style-name="Source_20_Text">.</text:span><text:span text:style-name="Source_20_Text"><text:span text:style-name="T82">manifestUrl</text:span></text:span><text:span text:style-name="Source_20_Text"> = '</text:span><text:span text:style-name="Source_20_Text"><text:span text:style-name="T49">site-manifest.txt</text:span></text:span><text:span text:style-name="Source_20_Text">';</text:span></text:p>
      <text:p text:style-name="P53"><text:span text:style-name="Source_20_Text"><text:span text:style-name="T153">store</text:span></text:span><text:span text:style-name="Source_20_Text">.</text:span><text:span text:style-name="Source_20_Text"><text:span text:style-name="T86">checkForUpdate();</text:span></text:span></text:p>
      <text:p text:style-name="P53"><text:span text:style-name="Source_20_Text"><text:span text:style-name="T86"/></text:span></text:p>
      <text:p text:style-name="P23"><text:span text:style-name="Source_20_Text">&lt;/</text:span><text:span text:style-name="Source_20_Text"><text:span text:style-name="T86">script</text:span></text:span><text:span text:style-name="Source_20_Text">&gt;</text:span></text:p>
      <text:p text:style-name="P53"><text:span text:style-name="Source_20_Text"><text:span text:style-name="T180">// site-manifest.txt</text:span></text:span></text:p>
      <text:p text:style-name="P53"><text:span text:style-name="Source_20_Text">{</text:span></text:p>
      <text:p text:style-name="P53"><text:span text:style-name="Source_20_Text"><text:s text:c="2"/>"</text:span><text:span text:style-name="Source_20_Text"><text:span text:style-name="T74">betaManifestVersion</text:span></text:span><text:span text:style-name="Source_20_Text">": </text:span><text:span text:style-name="Source_20_Text"><text:span text:style-name="T49">1</text:span></text:span><text:span text:style-name="Source_20_Text">,</text:span></text:p>
      <text:p text:style-name="P53"><text:span text:style-name="Source_20_Text"><text:s text:c="2"/>"</text:span><text:span text:style-name="Source_20_Text"><text:span text:style-name="T74">version</text:span></text:span><text:span text:style-name="Source_20_Text">": "</text:span><text:span text:style-name="Source_20_Text"><text:span text:style-name="T49">site_version_string</text:span></text:span><text:span text:style-name="Source_20_Text">",</text:span></text:p>
      <text:p text:style-name="P53"><text:span text:style-name="Source_20_Text"><text:s text:c="2"/>"</text:span><text:span text:style-name="Source_20_Text"><text:span text:style-name="T74">entries</text:span></text:span><text:span text:style-name="Source_20_Text">": </text:span><text:span text:style-name="Source_20_Text"><text:span text:style-name="T2">[</text:span></text:span></text:p>
      <text:p text:style-name="P53"><text:span text:style-name="Source_20_Text"><text:s text:c="4"/>{ "</text:span><text:span text:style-name="Source_20_Text"><text:span text:style-name="T74">url</text:span></text:span><text:span text:style-name="Source_20_Text">": "</text:span><text:span text:style-name="Source_20_Text"><text:span text:style-name="T49">site.html</text:span></text:span><text:span text:style-name="Source_20_Text">" },</text:span></text:p>
      <text:p text:style-name="P53"><text:span text:style-name="Source_20_Text"><text:s text:c="4"/>{ "</text:span><text:span text:style-name="Source_20_Text"><text:span text:style-name="T2">url</text:span></text:span><text:span text:style-name="Source_20_Text">": "</text:span><text:span text:style-name="Source_20_Text"><text:span text:style-name="T49">gears_init.js</text:span></text:span><text:span text:style-name="Source_20_Text">" }</text:span></text:p>
      <text:p text:style-name="P53"><text:span text:style-name="Source_20_Text"><text:s/></text:span><text:span text:style-name="Source_20_Text"><text:span text:style-name="T2"><text:s/>]</text:span></text:span></text:p>
      <text:p text:style-name="P23"><text:span text:style-name="Source_20_Text"><text:span text:style-name="T2">}</text:span></text:span></text:p>
      <text:h text:style-name="P93" text:outline-level="2" text:is-list-header="true"><text:bookmark text:name="classes2"/>Classes</text:h>
      <text:p text:style-name="P48">LocalServer <text:span text:style-name="T101">class</text:span></text:p>
      <text:p text:style-name="P53"><text:span text:style-name="Source_20_Text"><text:s text:c="3"/>boolean <text:s text:c="13"/></text:span><text:span text:style-name="Source_20_Text"><text:span text:style-name="T1">canServeLocally</text:span></text:span><text:span text:style-name="Source_20_Text">(string url)</text:span></text:p>
      <text:p text:style-name="P53"><text:span text:style-name="Source_20_Text"><text:s text:c="3"/>ResourceStore <text:s text:c="7"/></text:span><text:span text:style-name="Source_20_Text"><text:span text:style-name="T1">createStore</text:span></text:span><text:span text:style-name="Source_20_Text">(string name, [string requiredCookie])</text:span></text:p>
      <text:p text:style-name="P53"><text:span text:style-name="Source_20_Text"><text:s text:c="3"/>ResourceStore <text:s text:c="7"/></text:span><text:span text:style-name="Source_20_Text"><text:span text:style-name="T1">openStore</text:span></text:span><text:span text:style-name="Source_20_Text">(string name, [string requiredCookie])</text:span></text:p>
      <text:p text:style-name="P53"><text:span text:style-name="Source_20_Text"><text:s text:c="3"/>void <text:s text:c="16"/></text:span><text:span text:style-name="Source_20_Text"><text:span text:style-name="T1">removeStore</text:span></text:span><text:span text:style-name="Source_20_Text">(string name, [string requiredCookie])</text:span></text:p>
      <text:p text:style-name="P53"><text:span text:style-name="Source_20_Text"><text:s text:c="3"/>ManagedResourceStore </text:span><text:span text:style-name="Source_20_Text"><text:span text:style-name="T1">createManagedStore</text:span></text:span><text:span text:style-name="Source_20_Text">(string name, [string requiredCookie])</text:span></text:p>
      <text:p text:style-name="P53"><text:span text:style-name="Source_20_Text"><text:s text:c="3"/>ManagedResourceStore </text:span><text:span text:style-name="Source_20_Text"><text:span text:style-name="T1">openManagedStore</text:span></text:span><text:span text:style-name="Source_20_Text">(string name, [string requiredCookie])</text:span></text:p>
      <text:p text:style-name="P23"><text:span text:style-name="Source_20_Text"><text:s text:c="3"/>void <text:s text:c="16"/></text:span><text:span text:style-name="Source_20_Text"><text:span text:style-name="T1">removeManagedStore</text:span></text:span><text:span text:style-name="Source_20_Text">(string name, [string requiredCookie])</text:span></text:p>
      <text:p text:style-name="P48">ManagedResourceStore <text:span text:style-name="T101">class</text:span></text:p>
      <text:p text:style-name="P53"><text:span text:style-name="Source_20_Text"><text:s text:c="3"/>readonly <text:s/>attribute string <text:s/></text:span><text:span text:style-name="Source_20_Text"><text:span text:style-name="T1">name</text:span></text:span></text:p>
      <text:p text:style-name="P53"><text:span text:style-name="Source_20_Text"><text:s text:c="3"/>readonly <text:s/>attribute string <text:s/></text:span><text:span text:style-name="Source_20_Text"><text:span text:style-name="T1">requiredCookie</text:span></text:span></text:p>
      <text:p text:style-name="P53"><text:span text:style-name="Source_20_Text"><text:s text:c="3"/>readwrite attribute boolean </text:span><text:span text:style-name="Source_20_Text"><text:span text:style-name="T1">enabled</text:span></text:span></text:p>
      <text:p text:style-name="P53"><text:span text:style-name="Source_20_Text"><text:s text:c="3"/>readwrite attribute string <text:s/></text:span><text:span text:style-name="Source_20_Text"><text:span text:style-name="T1">manifestUrl</text:span></text:span></text:p>
      <text:p text:style-name="P53"><text:span text:style-name="Source_20_Text"><text:s text:c="3"/>readonly <text:s/>attribute int <text:s text:c="4"/></text:span><text:span text:style-name="Source_20_Text"><text:span text:style-name="T1">lastUpdateCheckTime</text:span></text:span></text:p>
      <text:p text:style-name="P53"><text:span text:style-name="Source_20_Text"><text:s text:c="3"/>readonly <text:s/>attribute int <text:s text:c="4"/></text:span><text:span text:style-name="Source_20_Text"><text:span text:style-name="T1">updateStatus</text:span></text:span></text:p>
      <text:p text:style-name="P53"><text:span text:style-name="Source_20_Text"><text:s text:c="3"/>readonly <text:s/>attribute string <text:s/></text:span><text:span text:style-name="Source_20_Text"><text:span text:style-name="T1">lastErrorMessage</text:span></text:span></text:p>
      <text:p text:style-name="P53"><text:soft-page-break/><text:span text:style-name="Source_20_Text"><text:s text:c="3"/>readonly <text:s/>attribute string <text:s/></text:span><text:span text:style-name="Source_20_Text"><text:span text:style-name="T1">currentVersion</text:span></text:span></text:p>
      <text:p text:style-name="P53"><text:span text:style-name="Source_20_Text"><text:s text:c="3"/>event void </text:span><text:span text:style-name="Source_20_Text"><text:span text:style-name="T1">oncomplete</text:span></text:span><text:span text:style-name="Source_20_Text">(Object details)</text:span></text:p>
      <text:p text:style-name="P53"><text:span text:style-name="Source_20_Text"><text:s text:c="3"/>event void </text:span><text:span text:style-name="Source_20_Text"><text:span text:style-name="T1">onerror</text:span></text:span><text:span text:style-name="Source_20_Text">(Error error)</text:span></text:p>
      <text:p text:style-name="P53"><text:span text:style-name="Source_20_Text"><text:s text:c="3"/>event void </text:span><text:span text:style-name="Source_20_Text"><text:span text:style-name="T1">onprogress</text:span></text:span><text:span text:style-name="Source_20_Text">(Object details)</text:span></text:p>
      <text:p text:style-name="P23"><text:span text:style-name="Source_20_Text"><text:s text:c="3"/>void </text:span><text:span text:style-name="Source_20_Text"><text:span text:style-name="T1">checkForUpdate</text:span></text:span><text:span text:style-name="Source_20_Text">()</text:span></text:p>
      <text:p text:style-name="P48">ResourceStore <text:span text:style-name="T101">class</text:span></text:p>
      <text:p text:style-name="P53"><text:span text:style-name="Source_20_Text"><text:s text:c="3"/>readonly <text:s/>attribute string <text:s/></text:span><text:span text:style-name="Source_20_Text"><text:span text:style-name="T1">name</text:span></text:span></text:p>
      <text:p text:style-name="P53"><text:span text:style-name="Source_20_Text"><text:s text:c="3"/>readonly <text:s/>attribute string <text:s/></text:span><text:span text:style-name="Source_20_Text"><text:span text:style-name="T1">requiredCookie</text:span></text:span></text:p>
      <text:p text:style-name="P53"><text:span text:style-name="Source_20_Text"><text:s text:c="3"/>readwrite attribute boolean </text:span><text:span text:style-name="Source_20_Text"><text:span text:style-name="T1">enabled</text:span></text:span></text:p>
      <text:p text:style-name="P53"><text:span text:style-name="Source_20_Text"><text:s text:c="3"/>int <text:s text:c="10"/></text:span><text:span text:style-name="Source_20_Text"><text:span text:style-name="T1">capture</text:span></text:span><text:span text:style-name="Source_20_Text">(string urlOrUrlArray, completionCallback)</text:span></text:p>
      <text:p text:style-name="P53"><text:span text:style-name="Source_20_Text"><text:s text:c="3"/>void <text:s text:c="9"/></text:span><text:span text:style-name="Source_20_Text"><text:span text:style-name="T1">abortCapture</text:span></text:span><text:span text:style-name="Source_20_Text">(int captureId)</text:span></text:p>
      <text:p text:style-name="P53"><text:span text:style-name="Source_20_Text"><text:s text:c="3"/>void <text:s text:c="9"/></text:span><text:span text:style-name="Source_20_Text"><text:span text:style-name="T1">remove</text:span></text:span><text:span text:style-name="Source_20_Text">(string url)</text:span></text:p>
      <text:p text:style-name="P53"><text:span text:style-name="Source_20_Text"><text:s text:c="3"/>void <text:s text:c="9"/></text:span><text:span text:style-name="Source_20_Text"><text:span text:style-name="T1">rename</text:span></text:span><text:span text:style-name="Source_20_Text">(string srcUrl, string destUrl)</text:span></text:p>
      <text:p text:style-name="P53"><text:span text:style-name="Source_20_Text"><text:s text:c="3"/>void <text:s text:c="9"/></text:span><text:span text:style-name="Source_20_Text"><text:span text:style-name="T1">copy</text:span></text:span><text:span text:style-name="Source_20_Text">(string srcUrl, string destUrl)</text:span></text:p>
      <text:p text:style-name="P53"><text:span text:style-name="Source_20_Text"><text:s text:c="3"/>boolean <text:s text:c="6"/></text:span><text:span text:style-name="Source_20_Text"><text:span text:style-name="T1">isCaptured</text:span></text:span><text:span text:style-name="Source_20_Text">(string url)</text:span></text:p>
      <text:p text:style-name="P53"><text:span text:style-name="Source_20_Text"><text:s text:c="3"/>void <text:s text:c="9"/></text:span><text:span text:style-name="Source_20_Text"><text:span text:style-name="T1">captureFile</text:span></text:span><text:span text:style-name="Source_20_Text">(fileInputElement, url)</text:span></text:p>
      <text:p text:style-name="P53"><text:span text:style-name="Source_20_Text"><text:s text:c="3"/>string <text:s text:c="7"/></text:span><text:span text:style-name="Source_20_Text"><text:span text:style-name="T1">getCapturedFileName</text:span></text:span><text:span text:style-name="Source_20_Text">(url)</text:span></text:p>
      <text:p text:style-name="P53"><text:span text:style-name="Source_20_Text"><text:s text:c="3"/>string <text:s text:c="7"/></text:span><text:span text:style-name="Source_20_Text"><text:span text:style-name="T1">getHeader</text:span></text:span><text:span text:style-name="Source_20_Text">(string url, string name)</text:span></text:p>
      <text:p text:style-name="P53"><text:span text:style-name="Source_20_Text"><text:s text:c="3"/>string <text:s text:c="7"/></text:span><text:span text:style-name="Source_20_Text"><text:span text:style-name="T1">getAllHeaders</text:span></text:span><text:span text:style-name="Source_20_Text">(string url)</text:span></text:p>
      <text:p text:style-name="P23"><text:span text:style-name="Source_20_Text"><text:s text:c="3"/>FileSubmitter </text:span><text:span text:style-name="Source_20_Text"><text:span text:style-name="T1">createFileSubmitter</text:span></text:span><text:span text:style-name="Source_20_Text">()</text:span></text:p>
      <text:h text:style-name="P88" text:outline-level="2"><text:span text:style-name="T110">FileSubmitter</text:span> class</text:h>
      <text:p text:style-name="P23"><text:span text:style-name="Source_20_Text"><text:s text:c="3"/>void <text:s text:c="5"/></text:span><text:span text:style-name="Source_20_Text"><text:span text:style-name="T1">setFileInputElement</text:span></text:span><text:span text:style-name="Source_20_Text">(htmlElement el, string url)</text:span></text:p>
      <text:p text:style-name="Text_20_body"><text:bookmark text:name="LocalServer"/></text:p>
      <text:h text:style-name="P85" text:outline-level="3" text:is-list-header="true"><text:span text:style-name="T125">LocalServer</text:span> <text:span text:style-name="T101">class</text:span></text:h>
      <text:p text:style-name="P110"><text:tab/>The <text:span text:style-name="T117">LocalServer</text:span> is a <text:span text:style-name="T153">factory</text:span> and <text:span text:style-name="T153">container</text:span> for the set of <text:span text:style-name="T117">ResourceStores</text:span> and <text:span text:style-name="T117">ManagedResourceStores</text:span> your application creates and uses. <text:span text:style-name="T2">Use</text:span> resource stores to enable your <text:span text:style-name="T2">JavaScript</text:span> application to execute <text:span text:style-name="T27">without</text:span> a network connection. </text:p>
      <text:p text:style-name="P109">To create a <text:span text:style-name="T117">LocalServer</text:span> object, use the<text:span text:style-name="T170"> Gears Factory </text:span>as follows:</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src="</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189">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49"><text:tab/>var</text:span></text:span><text:span text:style-name="Source_20_Text"> </text:span><text:span text:style-name="Source_20_Text"><text:span text:style-name="T153">localServer</text:span></text:span><text:span text:style-name="Source_20_Text"> = </text:span><text:span text:style-name="Source_20_Text"><text:span text:style-name="T100">google.gears.factory.</text:span></text:span><text:span text:style-name="Source_20_Text"><text:span text:style-name="T86">create('</text:span></text:span><text:span text:style-name="Source_20_Text"><text:span text:style-name="T49">beta.localserver</text:span></text:span><text:span text:style-name="Source_20_Text">'</text:span><text:span text:style-name="Source_20_Text"><text:span text:style-name="T86">);</text:span></text:span></text:p>
      <text:p text:style-name="P23"><text:span text:style-name="Source_20_Text">&lt;/</text:span><text:span text:style-name="Source_20_Text"><text:span text:style-name="T86">script</text:span></text:span><text:span text:style-name="Source_20_Text">&gt;</text:span></text:p>
      <text:h text:style-name="P105" text:outline-level="3" text:is-list-header="true"><text:soft-page-break/>Methods</text:h>
      <table:table table:name="Таблица28" table:style-name="Таблица28">
        <table:table-column table:style-name="Таблица28.A"/>
        <table:table-column table:style-name="Таблица28.B"/>
        <table:table-row>
          <table:table-cell table:style-name="Таблица28.A1" table:number-columns-spanned="2" office:value-type="string">
            <text:p text:style-name="P98"><text:span text:style-name="Strong_20_Emphasis"><text:span text:style-name="T92">canServeLocally(string url)</text:span></text:span></text:p>
          </table:table-cell>
          <table:covered-table-cell/>
        </table:table-row>
        <table:table-row>
          <table:table-cell table:style-name="Таблица28.A2" office:value-type="string">
            <text:p text:style-name="P39">Return Value </text:p>
          </table:table-cell>
          <table:table-cell table:style-name="Таблица28.A2" office:value-type="string">
            <text:p text:style-name="P41">boolean</text:p>
          </table:table-cell>
        </table:table-row>
        <table:table-row>
          <table:table-cell table:style-name="Таблица28.A2" office:value-type="string">
            <text:p text:style-name="P39">Parameters</text:p>
          </table:table-cell>
          <table:table-cell table:style-name="Таблица28.A2" office:value-type="string">
            <text:p text:style-name="Table_20_Contents"><text:span text:style-name="Source_20_Text"><text:span text:style-name="T126">url</text:span></text:span> - <text:span text:style-name="T152">relative</text:span> <text:span text:style-name="T2">or</text:span> <text:span text:style-name="T152">absolute</text:span> <text:span text:style-name="T2">URL</text:span> that is from the <text:span text:style-name="T152">same origin</text:span> <text:span text:style-name="T2">as</text:span><text:span text:style-name="T152"> the current page </text:span></text:p>
          </table:table-cell>
        </table:table-row>
        <table:table-row>
          <table:table-cell table:style-name="Таблица28.A2" office:value-type="string">
            <text:p text:style-name="P39">Exceptions</text:p>
          </table:table-cell>
          <table:table-cell table:style-name="Таблица28.A2" office:value-type="string">
            <text:p text:style-name="Table_20_Contents">Throws an exception <text:span text:style-name="T2">if</text:span> the <text:span text:style-name="T2">URL</text:span> <text:span text:style-name="T27">is not f</text:span>rom <text:span text:style-name="T152">the same origin </text:span><text:span text:style-name="T2">as</text:span> <text:span text:style-name="T152">the current page. </text:span></text:p>
          </table:table-cell>
        </table:table-row>
        <table:table-row>
          <table:table-cell table:style-name="Таблица28.A2" office:value-type="string">
            <text:p text:style-name="P39">Description</text:p>
          </table:table-cell>
          <table:table-cell table:style-name="Таблица28.A2" office:value-type="string">
            <text:p text:style-name="Table_20_Contents">Returns <text:span text:style-name="T73">true</text:span> <text:span text:style-name="T2">if</text:span> a request for the <text:span text:style-name="T2">URL</text:span> can be satisfied from <text:span text:style-name="T27">any</text:span> of the resource stores available, taking into account whether the containing store is enabled and <text:span text:style-name="T2">if</text:span> its <text:span text:style-name="T86">requiredCookie</text:span> matches. <text:span text:style-name="T2">Relative URLs</text:span> are interpreted according to the <text:span text:style-name="T152">current</text:span> page location.</text:p>
            <text:p text:style-name="Table_20_Contents"/>
          </table:table-cell>
        </table:table-row>
      </table:table>
      <table:table table:name="Таблица29" table:style-name="Таблица29">
        <table:table-column table:style-name="Таблица29.A"/>
        <table:table-column table:style-name="Таблица29.B"/>
        <table:table-row>
          <table:table-cell table:style-name="Таблица29.A1" table:number-columns-spanned="2" office:value-type="string">
            <text:p text:style-name="P98"><text:span text:style-name="Strong_20_Emphasis"><text:span text:style-name="T92">createStore(</text:span></text:span><text:span text:style-name="Strong_20_Emphasis"><text:span text:style-name="T120">string</text:span></text:span><text:span text:style-name="Strong_20_Emphasis"><text:span text:style-name="T92"> </text:span></text:span><text:span text:style-name="Strong_20_Emphasis"><text:span text:style-name="T144">name</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44">requiredCookie</text:span></text:span><text:span text:style-name="Strong_20_Emphasis"><text:span text:style-name="T92">])</text:span></text:span></text:p>
          </table:table-cell>
          <table:covered-table-cell/>
        </table:table-row>
        <table:table-row>
          <table:table-cell table:style-name="Таблица29.A2" office:value-type="string">
            <text:p text:style-name="P39">Return Value </text:p>
          </table:table-cell>
          <table:table-cell table:style-name="Таблица29.A2" office:value-type="string">
            <text:p text:style-name="Table_20_Contents"><text:span text:style-name="Source_20_Text"><text:span text:style-name="T117">ResourceStore</text:span></text:span><text:span text:style-name="Source_20_Text"> </text:span></text:p>
          </table:table-cell>
        </table:table-row>
        <table:table-row>
          <table:table-cell table:style-name="Таблица29.A2" office:value-type="string">
            <text:p text:style-name="P39">Parameters</text:p>
          </table:table-cell>
          <table:table-cell table:style-name="Таблица29.A2" office:value-type="string">
            <text:p text:style-name="Table_20_Contents"><text:span text:style-name="Source_20_Text"><text:span text:style-name="T140">name</text:span></text:span> - string identifying the store. <text:line-break/><text:span text:style-name="Source_20_Text"><text:span text:style-name="T140">requiredCookie</text:span></text:span> - optional.<text:line-break/>The combination of <text:span text:style-name="T135">name</text:span> and <text:span text:style-name="T135">requiredCookie</text:span> (along with the domain) identify a <text:span text:style-name="T27">unique</text:span> store. <text:line-break/>Expected cookie format is "<text:span text:style-name="T74">name</text:span><text:span text:style-name="T49">=</text:span><text:span text:style-name="T71">value</text:span>". </text:p>
          </table:table-cell>
        </table:table-row>
        <table:table-row>
          <table:table-cell table:style-name="Таблица29.A2" office:value-type="string">
            <text:p text:style-name="P39">Exceptions</text:p>
          </table:table-cell>
          <table:table-cell table:style-name="Таблица29.A2" office:value-type="string">
            <text:p text:style-name="Table_20_Contents">Throws a <text:span text:style-name="T2">JavaScript</text:span> exception <text:span text:style-name="T2">if</text:span> an errors occurs.</text:p>
          </table:table-cell>
        </table:table-row>
        <table:table-row>
          <table:table-cell table:style-name="Таблица29.A2" office:value-type="string">
            <text:p text:style-name="P39">Description</text:p>
          </table:table-cell>
          <table:table-cell table:style-name="Таблица29.A2" office:value-type="string">
            <text:p text:style-name="Table_20_Contents">Opens an existing <text:span text:style-name="T117">ResourceStore</text:span> or creates a <text:span text:style-name="T49">new</text:span> one <text:span text:style-name="T2">if</text:span> <text:span text:style-name="T27">no</text:span> such store exists.<text:line-break/><text:line-break/><text:span text:style-name="T2">If</text:span> a <text:span text:style-name="T86">requiredCookie</text:span> is given, creates a <text:span text:style-name="T86">ResourceStore</text:span> that requires the <text:span text:style-name="T153">cookie</text:span> to be present in the <text:span text:style-name="T152">client</text:span> <text:span text:style-name="T2">in order to </text:span>serve the contents <text:span text:style-name="T2">from</text:span> the store. </text:p>
          </table:table-cell>
        </table:table-row>
      </table:table>
      <table:table table:name="Таблица30" table:style-name="Таблица30">
        <table:table-column table:style-name="Таблица30.A"/>
        <table:table-column table:style-name="Таблица30.B"/>
        <table:table-row>
          <table:table-cell table:style-name="Таблица30.A1" table:number-columns-spanned="2" office:value-type="string">
            <text:p text:style-name="P98"><text:span text:style-name="Strong_20_Emphasis"><text:span text:style-name="T92">openStore(</text:span></text:span><text:span text:style-name="Strong_20_Emphasis"><text:span text:style-name="T120">string</text:span></text:span><text:span text:style-name="Strong_20_Emphasis"><text:span text:style-name="T92"> </text:span></text:span><text:span text:style-name="Strong_20_Emphasis"><text:span text:style-name="T144">name</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44">requiredCookie</text:span></text:span><text:span text:style-name="Strong_20_Emphasis"><text:span text:style-name="T92">])</text:span></text:span></text:p>
          </table:table-cell>
          <table:covered-table-cell/>
        </table:table-row>
        <table:table-row>
          <table:table-cell table:style-name="Таблица30.A2" office:value-type="string">
            <text:p text:style-name="P39">Return Value </text:p>
          </table:table-cell>
          <table:table-cell table:style-name="Таблица30.A2" office:value-type="string">
            <text:p text:style-name="Table_20_Contents"><text:span text:style-name="Source_20_Text"><text:span text:style-name="T117">ResourceStore</text:span></text:span><text:span text:style-name="Source_20_Text"> </text:span><text:line-break/><text:span text:style-name="Source_20_Text"><text:span text:style-name="T73">null</text:span></text:span> - if no such store exists</text:p>
          </table:table-cell>
        </table:table-row>
        <table:table-row>
          <table:table-cell table:style-name="Таблица30.A2" office:value-type="string">
            <text:p text:style-name="P39">Parameters</text:p>
          </table:table-cell>
          <table:table-cell table:style-name="Таблица30.A2" office:value-type="string">
            <text:p text:style-name="Table_20_Contents"><text:span text:style-name="Source_20_Text"><text:span text:style-name="T140">name</text:span></text:span> - string identifying the store. <text:line-break/><text:span text:style-name="Source_20_Text"><text:span text:style-name="T140">requiredCookie</text:span></text:span> - optional.<text:line-break/>The combination of <text:span text:style-name="T126">name</text:span> and <text:span text:style-name="T126">requiredCookie</text:span> (along with the domain) identify a <text:span text:style-name="T27">unique</text:span> store. <text:line-break/>Expected cookie format is "<text:span text:style-name="T74">name</text:span><text:span text:style-name="T49">=</text:span><text:span text:style-name="T71">value</text:span>".</text:p>
          </table:table-cell>
        </table:table-row>
        <table:table-row>
          <table:table-cell table:style-name="Таблица30.A2" office:value-type="string">
            <text:p text:style-name="P39">Exceptions</text:p>
          </table:table-cell>
          <table:table-cell table:style-name="Таблица30.A2" office:value-type="string">
            <text:p text:style-name="Table_20_Contents">Throws a <text:span text:style-name="T2">JavaScript</text:span> exception <text:span text:style-name="T2">if</text:span> an errors occurs. </text:p>
          </table:table-cell>
        </table:table-row>
        <table:table-row table:style-name="Таблица30.5">
          <table:table-cell table:style-name="Таблица30.A2" office:value-type="string">
            <text:p text:style-name="P39">Description</text:p>
          </table:table-cell>
          <table:table-cell table:style-name="Таблица30.A2" office:value-type="string">
            <text:p text:style-name="Table_20_Contents">Opens an existing <text:span text:style-name="T117">ResourceStore</text:span> or returns <text:span text:style-name="T73">null</text:span> if <text:span text:style-name="T27">no</text:span> such store exists. If the store was originally created with a <text:span text:style-name="T86">requiredCookie</text:span>,<text:span text:style-name="T152"> the same value</text:span> <text:span text:style-name="T27">must</text:span> be provided in order to open this <text:span text:style-name="T117">ResourceStore</text:span>. </text:p>
          </table:table-cell>
        </table:table-row>
      </table:table>
      <table:table table:name="Таблица31" table:style-name="Таблица31">
        <table:table-column table:style-name="Таблица31.A"/>
        <table:table-column table:style-name="Таблица31.B"/>
        <table:table-row>
          <table:table-cell table:style-name="Таблица31.A1" table:number-columns-spanned="2" office:value-type="string">
            <text:p text:style-name="P98"><text:span text:style-name="Strong_20_Emphasis"><text:span text:style-name="T92">removeStore(</text:span></text:span><text:span text:style-name="Strong_20_Emphasis"><text:span text:style-name="T120">string</text:span></text:span><text:span text:style-name="Strong_20_Emphasis"><text:span text:style-name="T92"> </text:span></text:span><text:span text:style-name="Strong_20_Emphasis"><text:span text:style-name="T144">name</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44">requiredCookie</text:span></text:span><text:span text:style-name="Strong_20_Emphasis"><text:span text:style-name="T92">])</text:span></text:span></text:p>
          </table:table-cell>
          <table:covered-table-cell/>
        </table:table-row>
        <text:soft-page-break/>
        <table:table-row>
          <table:table-cell table:style-name="Таблица31.A2" office:value-type="string">
            <text:p text:style-name="P39">Return Value </text:p>
          </table:table-cell>
          <table:table-cell table:style-name="Таблица31.A2" office:value-type="string">
            <text:p text:style-name="P41">void</text:p>
          </table:table-cell>
        </table:table-row>
        <table:table-row>
          <table:table-cell table:style-name="Таблица31.A2" office:value-type="string">
            <text:p text:style-name="P39">Parameters</text:p>
          </table:table-cell>
          <table:table-cell table:style-name="Таблица31.A2" office:value-type="string">
            <text:p text:style-name="Table_20_Contents"><text:span text:style-name="Source_20_Text"><text:span text:style-name="T140">name</text:span></text:span> - string identifying the store. <text:line-break/><text:span text:style-name="Source_20_Text"><text:span text:style-name="T140">requiredCookie</text:span></text:span> - optional.<text:line-break/>The combination of <text:span text:style-name="T140">name</text:span> and <text:span text:style-name="T140">requiredCookie</text:span> (along with the domain) identify a <text:span text:style-name="T27">unique</text:span> store. <text:line-break/>Expected cookie format is "<text:span text:style-name="T74">name</text:span><text:span text:style-name="T49">=</text:span><text:span text:style-name="T71">value</text:span>".</text:p>
          </table:table-cell>
        </table:table-row>
        <table:table-row>
          <table:table-cell table:style-name="Таблица31.A2" office:value-type="string">
            <text:p text:style-name="P39">Exceptions</text:p>
          </table:table-cell>
          <table:table-cell table:style-name="Таблица31.A2" office:value-type="string">
            <text:p text:style-name="Table_20_Contents">Throws a <text:span text:style-name="T2">JavaScript</text:span> exception <text:span text:style-name="T2">if</text:span> an errors occurs.</text:p>
          </table:table-cell>
        </table:table-row>
        <table:table-row>
          <table:table-cell table:style-name="Таблица31.A2" office:value-type="string">
            <text:p text:style-name="P39">Description</text:p>
          </table:table-cell>
          <table:table-cell table:style-name="Таблица31.A2" office:value-type="string">
            <text:p text:style-name="Table_20_Contents">Removes a <text:span text:style-name="T117">ResourceStore</text:span> and <text:span text:style-name="T2">deletes</text:span> <text:span text:style-name="T27">all</text:span> of its <text:span text:style-name="T152">contents</text:span>. </text:p>
          </table:table-cell>
        </table:table-row>
      </table:table>
      <table:table table:name="Таблица32" table:style-name="Таблица32">
        <table:table-column table:style-name="Таблица32.A"/>
        <table:table-column table:style-name="Таблица32.B"/>
        <table:table-row>
          <table:table-cell table:style-name="Таблица32.A1" table:number-columns-spanned="2" office:value-type="string">
            <text:p text:style-name="P98"><text:span text:style-name="Strong_20_Emphasis"><text:span text:style-name="T92">createManagedStore(</text:span></text:span><text:span text:style-name="Strong_20_Emphasis"><text:span text:style-name="T120">string</text:span></text:span><text:span text:style-name="Strong_20_Emphasis"><text:span text:style-name="T92"> </text:span></text:span><text:span text:style-name="Strong_20_Emphasis"><text:span text:style-name="T144">name</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90">requiredCookie</text:span></text:span><text:span text:style-name="Strong_20_Emphasis"><text:span text:style-name="T92">])</text:span></text:span></text:p>
          </table:table-cell>
          <table:covered-table-cell/>
        </table:table-row>
        <table:table-row>
          <table:table-cell table:style-name="Таблица32.A2" office:value-type="string">
            <text:p text:style-name="P39">Return Value </text:p>
          </table:table-cell>
          <table:table-cell table:style-name="Таблица32.A2" office:value-type="string">
            <text:p text:style-name="Table_20_Contents"><text:span text:style-name="Source_20_Text"><text:span text:style-name="T117">ManagedResourceStore</text:span></text:span><text:span text:style-name="Source_20_Text"> </text:span></text:p>
          </table:table-cell>
        </table:table-row>
        <table:table-row>
          <table:table-cell table:style-name="Таблица32.A2" office:value-type="string">
            <text:p text:style-name="P39">Parameters</text:p>
          </table:table-cell>
          <table:table-cell table:style-name="Таблица32.A2" office:value-type="string">
            <text:p text:style-name="Table_20_Contents"><text:span text:style-name="Source_20_Text"><text:span text:style-name="T140">name</text:span></text:span> - string identifying the store.<text:line-break/><text:span text:style-name="Source_20_Text"><text:span text:style-name="T140">requiredCookie</text:span></text:span> - optional.<text:line-break/>The combination of <text:span text:style-name="T140">name</text:span> and <text:span text:style-name="T189">requiredCookie</text:span> (along with the domain) identify a <text:span text:style-name="T27">unique</text:span> store. <text:line-break/>Expected cookie format is <text:span text:style-name="T49">"</text:span><text:span text:style-name="T74">name</text:span><text:span text:style-name="T49">=</text:span><text:span text:style-name="T71">value</text:span>".</text:p>
          </table:table-cell>
        </table:table-row>
        <table:table-row>
          <table:table-cell table:style-name="Таблица32.A2" office:value-type="string">
            <text:p text:style-name="P39">Exceptions</text:p>
          </table:table-cell>
          <table:table-cell table:style-name="Таблица32.A2" office:value-type="string">
            <text:p text:style-name="Table_20_Contents">Throws a <text:span text:style-name="T2">JavaScript</text:span> exception <text:span text:style-name="T2">if</text:span> an errors occurs.</text:p>
          </table:table-cell>
        </table:table-row>
        <table:table-row>
          <table:table-cell table:style-name="Таблица32.A2" office:value-type="string">
            <text:p text:style-name="P39">Description</text:p>
          </table:table-cell>
          <table:table-cell table:style-name="Таблица32.A2" office:value-type="string">
            <text:p text:style-name="Table_20_Contents">Opens an existing ManagedResourceStore or creates a new one if no such store exists. </text:p>
          </table:table-cell>
        </table:table-row>
      </table:table>
      <table:table table:name="Таблица33" table:style-name="Таблица33">
        <table:table-column table:style-name="Таблица33.A"/>
        <table:table-column table:style-name="Таблица33.B"/>
        <table:table-row>
          <table:table-cell table:style-name="Таблица33.A1" table:number-columns-spanned="2" office:value-type="string">
            <text:p text:style-name="P98"><text:span text:style-name="Strong_20_Emphasis"><text:span text:style-name="T96">openManagedStore(</text:span></text:span><text:span text:style-name="Strong_20_Emphasis"><text:span text:style-name="T116">string</text:span></text:span><text:span text:style-name="Strong_20_Emphasis"><text:span text:style-name="T96"> </text:span></text:span><text:span text:style-name="Strong_20_Emphasis"><text:span text:style-name="T146">name</text:span></text:span><text:span text:style-name="Strong_20_Emphasis"><text:span text:style-name="T96">, [</text:span></text:span><text:span text:style-name="Strong_20_Emphasis"><text:span text:style-name="T116">string</text:span></text:span><text:span text:style-name="Strong_20_Emphasis"><text:span text:style-name="T96"> </text:span></text:span><text:span text:style-name="Strong_20_Emphasis"><text:span text:style-name="T146">requiredCookie</text:span></text:span><text:span text:style-name="Strong_20_Emphasis"><text:span text:style-name="T96">])</text:span></text:span></text:p>
          </table:table-cell>
          <table:covered-table-cell/>
        </table:table-row>
        <table:table-row>
          <table:table-cell table:style-name="Таблица33.A2" office:value-type="string">
            <text:p text:style-name="P39">Return Value </text:p>
          </table:table-cell>
          <table:table-cell table:style-name="Таблица33.A2" office:value-type="string">
            <text:p text:style-name="Table_20_Contents"><text:span text:style-name="Source_20_Text"><text:span text:style-name="T117">ManagedResourceStore</text:span></text:span></text:p>
          </table:table-cell>
        </table:table-row>
        <table:table-row>
          <table:table-cell table:style-name="Таблица33.A2" office:value-type="string">
            <text:p text:style-name="P39">Parameters</text:p>
          </table:table-cell>
          <table:table-cell table:style-name="Таблица33.A2" office:value-type="string">
            <text:p text:style-name="Table_20_Contents"><text:span text:style-name="Source_20_Text"><text:span text:style-name="T140">name</text:span></text:span> - string identifying the store.<text:line-break/><text:span text:style-name="Source_20_Text"><text:span text:style-name="T140">requiredCookie</text:span></text:span> - optional.<text:line-break/>The combination of <text:span text:style-name="T140">name</text:span> and <text:span text:style-name="T140">requiredCookie</text:span> (along with the domain) identify a <text:span text:style-name="T27">unique</text:span> store. <text:line-break/>Expected cookie format is "<text:span text:style-name="T74">name</text:span><text:span text:style-name="T49">=</text:span><text:span text:style-name="T71">value</text:span>".</text:p>
          </table:table-cell>
        </table:table-row>
        <table:table-row>
          <table:table-cell table:style-name="Таблица33.A2" office:value-type="string">
            <text:p text:style-name="P39">Exceptions</text:p>
          </table:table-cell>
          <table:table-cell table:style-name="Таблица33.A2" office:value-type="string">
            <text:p text:style-name="Table_20_Contents">Throws a <text:span text:style-name="T2">JavaScript</text:span> exception <text:span text:style-name="T2">if</text:span> an errors occurs. </text:p>
          </table:table-cell>
        </table:table-row>
        <table:table-row>
          <table:table-cell table:style-name="Таблица33.A2" office:value-type="string">
            <text:p text:style-name="P39">Description</text:p>
          </table:table-cell>
          <table:table-cell table:style-name="Таблица33.A2" office:value-type="string">
            <text:p text:style-name="Table_20_Contents">Opens an existing ManagedResourceStore or returns null if no such store exists. </text:p>
          </table:table-cell>
        </table:table-row>
      </table:table>
      <table:table table:name="Таблица34" table:style-name="Таблица34">
        <table:table-column table:style-name="Таблица34.A"/>
        <table:table-column table:style-name="Таблица34.B"/>
        <table:table-row>
          <table:table-cell table:style-name="Таблица34.A1" table:number-columns-spanned="2" office:value-type="string">
            <text:p text:style-name="P98"><text:span text:style-name="Strong_20_Emphasis"><text:span text:style-name="T92">removeManagedStore(string name, [string requiredCookie])</text:span></text:span></text:p>
          </table:table-cell>
          <table:covered-table-cell/>
        </table:table-row>
        <table:table-row>
          <table:table-cell table:style-name="Таблица34.A2" office:value-type="string">
            <text:p text:style-name="P39">Return Value </text:p>
          </table:table-cell>
          <table:table-cell table:style-name="Таблица34.A2" office:value-type="string">
            <text:p text:style-name="P41">void</text:p>
          </table:table-cell>
        </table:table-row>
        <table:table-row>
          <table:table-cell table:style-name="Таблица34.A2" office:value-type="string">
            <text:p text:style-name="P39">Parameters</text:p>
          </table:table-cell>
          <table:table-cell table:style-name="Таблица34.A2" office:value-type="string">
            <text:p text:style-name="Table_20_Contents"><text:span text:style-name="Source_20_Text"><text:span text:style-name="T140">name</text:span></text:span> - string identifying the store.<text:line-break/><text:span text:style-name="Source_20_Text"><text:span text:style-name="T2">[</text:span></text:span><text:span text:style-name="Source_20_Text"><text:span text:style-name="T140">requiredCookie</text:span></text:span><text:span text:style-name="Source_20_Text"><text:span text:style-name="T2">]</text:span></text:span></text:p>
          </table:table-cell>
        </table:table-row>
        <table:table-row>
          <table:table-cell table:style-name="Таблица34.A2" office:value-type="string">
            <text:p text:style-name="P39">Exceptions</text:p>
          </table:table-cell>
          <table:table-cell table:style-name="Таблица34.A2" office:value-type="string">
            <text:p text:style-name="Table_20_Contents">Throws a <text:span text:style-name="T2">JavaScript</text:span> exception if an errors occurs.</text:p>
          </table:table-cell>
        </table:table-row>
        <table:table-row>
          <table:table-cell table:style-name="Таблица34.A2" office:value-type="string">
            <text:p text:style-name="P39">Description</text:p>
          </table:table-cell>
          <table:table-cell table:style-name="Таблица34.A2" office:value-type="string">
            <text:p text:style-name="Table_20_Contents">Removes a <text:span text:style-name="T117">ManagedResourceStore</text:span> and <text:span text:style-name="T27">all</text:span> of its <text:span text:style-name="T152">contained URLs </text:span><text:span text:style-name="T2">from</text:span> the local cache. </text:p>
          </table:table-cell>
        </table:table-row>
      </table:table>
      <text:p text:style-name="Text_20_body"><text:bookmark text:name="ManagedResourceStore"/></text:p>
      <text:h text:style-name="P86" text:outline-level="2" text:is-list-header="true"><text:soft-page-break/><text:span text:style-name="T125">ManagedResourceStore</text:span> <text:span text:style-name="T101">class</text:span> </text:h>
      <text:p text:style-name="P117"><text:span text:style-name="T7"><text:s text:c="7"/>The </text:span><text:span text:style-name="T121">ManagedResourceStore</text:span><text:span text:style-name="T7"> class is designed </text:span><text:span text:style-name="T9">to cache</text:span><text:span text:style-name="T7"> a set of inter-dependent resources. For example, it can </text:span><text:span text:style-name="T9">cache</text:span><text:span text:style-name="T7"> the set of resources required </text:span><text:span text:style-name="T9">to bootstrap</text:span><text:span text:style-name="T7"> an application. The contents of a </text:span><text:span text:style-name="T121">ManagedResourceStore</text:span><text:span text:style-name="T7"> are determined by the </text:span><text:span text:style-name="T9">URLs</text:span><text:span text:style-name="T7"> listed in a </text:span><text:a xlink:type="simple" xlink:href="http://code.google.com/apis/gears/api_localserver.html#manifest_file"><text:span text:style-name="T9">manifest file</text:span></text:a><text:span text:style-name="T9">.</text:span><text:span text:style-name="T7"> When all resources listed in the </text:span><text:span text:style-name="T14">manifest</text:span><text:span text:style-name="T7"> have been </text:span><text:span text:style-name="T32">captured</text:span><text:span text:style-name="T7">, the </text:span><text:span text:style-name="T112">LocalServer</text:span><text:span text:style-name="T7"> makes the set </text:span><text:span text:style-name="T32">eligible</text:span><text:span text:style-name="T7"> for use. </text:span><text:span text:style-name="T40">Periodically</text:span><text:span text:style-name="T7">, the </text:span><text:span text:style-name="T9">LocalServer</text:span><text:span text:style-name="T7"> checks for an </text:span><text:span text:style-name="T32">updated</text:span><text:span text:style-name="T7"> </text:span><text:span text:style-name="T14">manifest file.</text:span><text:span text:style-name="T7"> </text:span><text:span text:style-name="T9">If</text:span><text:span text:style-name="T7"> the </text:span><text:span text:style-name="T14">manifest</text:span><text:span text:style-name="T7"> file </text:span><text:span text:style-name="T32">has been</text:span><text:span text:style-name="T7"> updated, </text:span><text:span text:style-name="T112">LocalServer</text:span><text:span text:style-name="T7"> </text:span><text:span text:style-name="T13">automatically</text:span><text:span text:style-name="T7"> downloads the </text:span><text:span text:style-name="T13">updated set</text:span><text:span text:style-name="T7"> of resources.</text:span></text:p>
      <text:p text:style-name="P110"><text:tab/>A <text:span text:style-name="T121">ManagedResourceStore</text:span> is a <text:span text:style-name="T2">container</text:span> of <text:span text:style-name="T152">cached URLs.</text:span> <text:span text:style-name="T2">Each</text:span> <text:span text:style-name="T27">distinct</text:span> <text:span text:style-name="T117">ManagedResourceStore</text:span> is <text:span text:style-name="T27">uniquely</text:span> identified <text:span text:style-name="T2">by</text:span> these attributes: </text:p>
      <text:list text:style-name="L46">
        <text:list-item>
          <text:p text:style-name="P237"><text:span text:style-name="Source_20_Text"><text:span text:style-name="T93">name</text:span></text:span> - a string identifying the store.<text:line-break/><text:span text:style-name="T151">Currently the name </text:span><text:span text:style-name="T43">must</text:span><text:span text:style-name="T151"> consist only of visible </text:span><text:span text:style-name="T154">ASCII</text:span><text:span text:style-name="T151"> characters </text:span><text:span text:style-name="T43">excluding</text:span><text:span text:style-name="T151"> the following:</text:span> <text:line-break/><text:span text:style-name="T119">/ \ : * ? " &lt; &gt; | ; , </text:span><text:line-break/><text:span text:style-name="T154">Before</text:span><text:span text:style-name="T151"> finalization of the API we expect to remove this restriction.</text:span> </text:p>
        </text:list-item>
        <text:list-item>
          <text:p text:style-name="P237"><text:span text:style-name="Source_20_Text"><text:span text:style-name="T93">requiredCookie</text:span></text:span> - a <text:span text:style-name="T153">cookie</text:span> of the format "<text:span text:style-name="T69">name</text:span><text:span text:style-name="T165">=</text:span><text:span text:style-name="T67">value</text:span>" or <text:span text:style-name="T67">null</text:span> </text:p>
        </text:list-item>
        <text:list-item>
          <text:p text:style-name="P196"><text:span text:style-name="Source_20_Text"><text:span text:style-name="T93">origin</text:span></text:span> - the <text:span text:style-name="T153">scheme</text:span>, <text:span text:style-name="T153">domain</text:span>, and <text:span text:style-name="T153">port</text:span> of the <text:span text:style-name="T152">current</text:span> page. </text:p>
        </text:list-item>
      </text:list>
      <text:p text:style-name="P66"><text:span text:style-name="T32">An application can have many </text:span><text:span text:style-name="Source_20_Text"><text:span text:style-name="T112">ManagedResourceStores</text:span></text:span><text:span text:style-name="T7">.</text:span></text:p>
      <text:p text:style-name="Text_20_body"><text:span text:style-name="T7"><text:tab/>The </text:span><text:span text:style-name="T112">ManagedResourceStores</text:span><text:span text:style-name="T7"> class requires a </text:span><text:span text:style-name="Emphasis"><text:span text:style-name="T128">manifest</text:span></text:span><text:span text:style-name="Emphasis"><text:span text:style-name="T7"> </text:span></text:span><text:span text:style-name="Emphasis"><text:span text:style-name="T128">file</text:span></text:span><text:span text:style-name="T7"> to define the </text:span><text:span text:style-name="T9">URLs</text:span><text:span text:style-name="T7"> to store. The </text:span><text:a xlink:type="simple" xlink:href="http://code.google.com/apis/gears/api_localserver.html#manifest_file"><text:span text:style-name="T9">manifest file</text:span></text:a><text:span text:style-name="T9"> i</text:span><text:span text:style-name="T7">s described in detail, below. </text:span></text:p>
      <text:h text:style-name="P105" text:outline-level="3" text:is-list-header="true">Attributes</text:h>
      <table:table table:name="Таблица35" table:style-name="Таблица35">
        <table:table-column table:style-name="Таблица35.A"/>
        <table:table-column table:style-name="Таблица35.B"/>
        <table:table-column table:style-name="Таблица35.C"/>
        <table:table-row>
          <table:table-cell table:style-name="Таблица35.A1" office:value-type="string">
            <text:p text:style-name="P100">Attribute</text:p>
          </table:table-cell>
          <table:table-cell table:style-name="Таблица35.A1" office:value-type="string">
            <text:p text:style-name="P100">Type</text:p>
          </table:table-cell>
          <table:table-cell table:style-name="Таблица35.A1" office:value-type="string">
            <text:p text:style-name="P100">Description</text:p>
          </table:table-cell>
        </table:table-row>
        <table:table-row>
          <table:table-cell table:style-name="Таблица35.A2" office:value-type="string">
            <text:p text:style-name="Table_20_Contents"><text:span text:style-name="Strong_20_Emphasis">name</text:span></text:p>
          </table:table-cell>
          <table:table-cell table:style-name="Таблица35.A2" office:value-type="string">
            <text:p text:style-name="P43">readonly attribute <text:span text:style-name="T122">string</text:span></text:p>
          </table:table-cell>
          <table:table-cell table:style-name="Таблица35.A2" office:value-type="string">
            <text:p text:style-name="Table_20_Contents">The <text:span text:style-name="T2">name</text:span> of this managed resource store. </text:p>
          </table:table-cell>
        </table:table-row>
        <table:table-row>
          <table:table-cell table:style-name="Таблица35.A2" office:value-type="string">
            <text:p text:style-name="Table_20_Contents"><text:bookmark text:name="MRScookie"/><text:span text:style-name="Strong_20_Emphasis">requiredCookie</text:span></text:p>
          </table:table-cell>
          <table:table-cell table:style-name="Таблица35.A2" office:value-type="string">
            <text:p text:style-name="P43">readonly attribute <text:span text:style-name="T122">string</text:span> </text:p>
          </table:table-cell>
          <table:table-cell table:style-name="Таблица35.A2" office:value-type="string">
            <text:p text:style-name="Table_20_Contents">The <text:span text:style-name="T135">cookie</text:span> requirements of the store.<text:line-break/>For further details see <text:a xlink:type="simple" xlink:href="http://code.google.com/apis/gears/api_localserver.html#required_cookie">Cookies and the LocalServer</text:a>. If <text:span text:style-name="T27">empty</text:span>, resources within this store are always served <text:span text:style-name="T27">locally</text:span>, provided the store is <text:span text:style-name="Source_20_Text"><text:span text:style-name="T86">enabled</text:span></text:span>.</text:p>
          </table:table-cell>
        </table:table-row>
        <table:table-row>
          <table:table-cell table:style-name="Таблица35.A2" office:value-type="string">
            <text:p text:style-name="Table_20_Contents"><text:span text:style-name="Strong_20_Emphasis">enabled</text:span></text:p>
          </table:table-cell>
          <table:table-cell table:style-name="Таблица35.A2" office:value-type="string">
            <text:p text:style-name="P43">readwrite attribute <text:span text:style-name="T122">boolean</text:span> </text:p>
          </table:table-cell>
          <table:table-cell table:style-name="Таблица35.A2" office:value-type="string">
            <text:p text:style-name="Table_20_Contents">Enables <text:span text:style-name="T152">local</text:span> serving of <text:span text:style-name="T2">URLs</text:span> from this store when <text:span text:style-name="Source_20_Text"><text:span text:style-name="T82">enabled</text:span></text:span><text:span text:style-name="Source_20_Text">=</text:span><text:span text:style-name="Source_20_Text"><text:span text:style-name="T71">true</text:span></text:span>. <text:span text:style-name="T2">Disables</text:span> <text:span text:style-name="T152">local serving</text:span> otherwise. </text:p>
          </table:table-cell>
        </table:table-row>
        <text:soft-page-break/>
        <table:table-row>
          <table:table-cell table:style-name="Таблица35.A2" office:value-type="string">
            <text:p text:style-name="Table_20_Contents"><text:span text:style-name="Strong_20_Emphasis">manifestUrl</text:span></text:p>
          </table:table-cell>
          <table:table-cell table:style-name="Таблица35.A2" office:value-type="string">
            <text:p text:style-name="P43">readwrite attribute <text:span text:style-name="T122">string</text:span> </text:p>
          </table:table-cell>
          <table:table-cell table:style-name="Таблица35.A2" office:value-type="string">
            <text:p text:style-name="Table_20_Contents">The location of the <text:span text:style-name="T140">manifest</text:span> <text:span text:style-name="T140">file</text:span>.</text:p>
          </table:table-cell>
        </table:table-row>
        <table:table-row>
          <table:table-cell table:style-name="Таблица35.A2" office:value-type="string">
            <text:p text:style-name="Table_20_Contents"><text:span text:style-name="Strong_20_Emphasis">lastUpdateCheckTime</text:span></text:p>
          </table:table-cell>
          <table:table-cell table:style-name="Таблица35.A2" office:value-type="string">
            <text:p text:style-name="P43">readonly attribute <text:span text:style-name="T122">int</text:span></text:p>
          </table:table-cell>
          <table:table-cell table:style-name="Таблица35.A2" office:value-type="string">
            <text:p text:style-name="Table_20_Contents">Time in <text:span text:style-name="T152">second</text:span> <text:span text:style-name="T2">when</text:span> the <text:span text:style-name="T27">last</text:span> update check occurred.</text:p>
          </table:table-cell>
        </table:table-row>
        <table:table-row>
          <table:table-cell table:style-name="Таблица35.A2" office:value-type="string">
            <text:p text:style-name="Table_20_Contents"><text:span text:style-name="Strong_20_Emphasis">updateStatus</text:span></text:p>
          </table:table-cell>
          <table:table-cell table:style-name="Таблица35.A2" office:value-type="string">
            <text:p text:style-name="P43">readonly attribute <text:span text:style-name="T122">int</text:span></text:p>
          </table:table-cell>
          <table:table-cell table:style-name="Таблица35.A2" office:value-type="string">
            <text:p text:style-name="P46">Can be one of four values: </text:p>
            <table:table table:name="Таблица36" table:style-name="Таблица36">
              <table:table-column table:style-name="Таблица36.A"/>
              <table:table-column table:style-name="Таблица36.B"/>
              <table:table-row>
                <table:table-cell table:style-name="Таблица36.A1" office:value-type="string">
                  <text:p text:style-name="Table_20_Contents"><text:span text:style-name="Strong_20_Emphasis"><text:span text:style-name="T49">0</text:span></text:span><text:span text:style-name="T49"> </text:span></text:p>
                </table:table-cell>
                <table:table-cell table:style-name="Таблица36.A1" office:value-type="string">
                  <text:p text:style-name="Table_20_Contents">Update <text:span text:style-name="T49">OK</text:span>. An update is <text:span text:style-name="T27">not</text:span> running. The <text:span text:style-name="T27">last</text:span> update to run succeeded. </text:p>
                </table:table-cell>
              </table:table-row>
              <table:table-row>
                <table:table-cell table:style-name="Таблица36.A1" office:value-type="string">
                  <text:p text:style-name="Table_20_Contents"><text:span text:style-name="Strong_20_Emphasis"><text:span text:style-name="T49">1</text:span></text:span><text:span text:style-name="T49"> </text:span></text:p>
                </table:table-cell>
                <table:table-cell table:style-name="Таблица36.A1" office:value-type="string">
                  <text:p text:style-name="Table_20_Contents">Update checking. <text:span text:style-name="T2">Gears</text:span> is checking for a <text:span text:style-name="T2">new</text:span> <text:span text:style-name="T126">manifest</text:span> <text:span text:style-name="T126">file</text:span>. </text:p>
                </table:table-cell>
              </table:table-row>
              <table:table-row>
                <table:table-cell table:style-name="Таблица36.A1" office:value-type="string">
                  <text:p text:style-name="Table_20_Contents"><text:span text:style-name="Strong_20_Emphasis"><text:span text:style-name="T49">2</text:span></text:span><text:span text:style-name="T49"> </text:span></text:p>
                </table:table-cell>
                <table:table-cell table:style-name="Таблица36.A1" office:value-type="string">
                  <text:p text:style-name="Table_20_Contents">Update <text:span text:style-name="T152">downloading</text:span>. <text:span text:style-name="T2">Gears</text:span> is found a new <text:span text:style-name="T126">manifest</text:span> and is downloading the <text:span text:style-name="T2">new</text:span> resources. </text:p>
                </table:table-cell>
              </table:table-row>
              <table:table-row>
                <table:table-cell table:style-name="Таблица36.A1" office:value-type="string">
                  <text:p text:style-name="Table_20_Contents"><text:span text:style-name="Strong_20_Emphasis"><text:span text:style-name="T49">3</text:span></text:span><text:span text:style-name="T49"> </text:span></text:p>
                </table:table-cell>
                <table:table-cell table:style-name="Таблица36.A1" office:value-type="string">
                  <text:p text:style-name="Table_20_Contents">Update <text:span text:style-name="T27">failed</text:span>. An update is <text:span text:style-name="T27">not</text:span> running. The <text:span text:style-name="T27">last</text:span> update to run <text:span text:style-name="T27">failed</text:span>, and the error message is in the <text:span text:style-name="Source_20_Text"><text:span text:style-name="T86">lastErrorMessage</text:span></text:span> property. </text:p>
                </table:table-cell>
              </table:table-row>
            </table:table>
          </table:table-cell>
        </table:table-row>
        <table:table-row>
          <table:table-cell table:style-name="Таблица35.A2" office:value-type="string">
            <text:p text:style-name="Table_20_Contents"><text:span text:style-name="Strong_20_Emphasis">lastErrorMessage</text:span> </text:p>
          </table:table-cell>
          <table:table-cell table:style-name="Таблица35.A2" office:value-type="string">
            <text:p text:style-name="P43">readonly attribute <text:span text:style-name="T122">string</text:span></text:p>
          </table:table-cell>
          <table:table-cell table:style-name="Таблица35.A2" office:value-type="string">
            <text:p text:style-name="Table_20_Contents">When updateStatus is <text:span text:style-name="Strong_20_Emphasis"><text:span text:style-name="T49">3</text:span></text:span> (<text:span text:style-name="T44">update failed</text:span>), this property contains details about the error.</text:p>
          </table:table-cell>
        </table:table-row>
        <table:table-row>
          <table:table-cell table:style-name="Таблица35.A2" office:value-type="string">
            <text:p text:style-name="Table_20_Contents"><text:span text:style-name="Strong_20_Emphasis">currentVersion</text:span></text:p>
          </table:table-cell>
          <table:table-cell table:style-name="Таблица35.A2" office:value-type="string">
            <text:p text:style-name="P43">readonly attribute <text:span text:style-name="T122">string</text:span> </text:p>
          </table:table-cell>
          <table:table-cell table:style-name="Таблица35.A2" office:value-type="string">
            <text:p text:style-name="Table_20_Contents">The <text:span text:style-name="T153">version</text:span> of the set of resources that is currently being served locally, or <text:span text:style-name="T49">empty</text:span> string <text:span text:style-name="T2">if</text:span> no version is currently in use. This value reflects the <text:span text:style-name="Source_20_Text"><text:span text:style-name="T86">version</text:span></text:span> attribute from the <text:span text:style-name="T126">manifest file</text:span> <text:span text:style-name="T27">only</text:span> <text:span text:style-name="T2">after</text:span> <text:span text:style-name="T27">all</text:span> resources listed in the <text:span text:style-name="T126">manifest file</text:span> have been cached locally.</text:p>
          </table:table-cell>
        </table:table-row>
      </table:table>
      <text:h text:style-name="P105" text:outline-level="3" text:is-list-header="true"><text:bookmark text:name="events"/>Events</text:h>
      <table:table table:name="Таблица37" table:style-name="Таблица37">
        <table:table-column table:style-name="Таблица37.A"/>
        <table:table-column table:style-name="Таблица37.B"/>
        <table:table-row>
          <table:table-cell table:style-name="Таблица37.A1" table:number-columns-spanned="2" office:value-type="string">
            <text:p text:style-name="P98"><text:span text:style-name="Strong_20_Emphasis"><text:span text:style-name="T92">event </text:span></text:span><text:span text:style-name="Strong_20_Emphasis"><text:span text:style-name="T120">void</text:span></text:span><text:span text:style-name="Strong_20_Emphasis"><text:span text:style-name="T92"> oncomplete(</text:span></text:span><text:span text:style-name="Strong_20_Emphasis"><text:span text:style-name="T120">Object</text:span></text:span><text:span text:style-name="Strong_20_Emphasis"><text:span text:style-name="T92"> </text:span></text:span><text:span text:style-name="Strong_20_Emphasis"><text:span text:style-name="T144">details</text:span></text:span><text:span text:style-name="Strong_20_Emphasis"><text:span text:style-name="T92">)</text:span></text:span></text:p>
          </table:table-cell>
          <table:covered-table-cell/>
        </table:table-row>
        <table:table-row>
          <table:table-cell table:style-name="Таблица37.A2" office:value-type="string">
            <text:p text:style-name="P39">Parameters</text:p>
          </table:table-cell>
          <table:table-cell table:style-name="Таблица37.A2" office:value-type="string">
            <text:p text:style-name="Table_20_Contents"><text:span text:style-name="Source_20_Text"><text:span text:style-name="T140">details</text:span></text:span> An object containing information about the <text:span text:style-name="T2">update</text:span>. Contains <text:span text:style-name="T49">one</text:span> property: <text:line-break/> <text:s text:c="3"/>• <text:span text:style-name="Source_20_Text"><text:span text:style-name="T110">String</text:span></text:span><text:span text:style-name="Source_20_Text"> </text:span><text:span text:style-name="Source_20_Text"><text:span text:style-name="T140">newVersion</text:span></text:span> - The new version of the <text:span text:style-name="T117">ManagedResourceStore</text:span> <text:span text:style-name="T2">if</text:span> the version changed. <text:span text:style-name="T2">Otherwise</text:span>, an <text:span text:style-name="T49">empty</text:span> string. </text:p>
          </table:table-cell>
        </table:table-row>
        <table:table-row>
          <table:table-cell table:style-name="Таблица37.A2" office:value-type="string">
            <text:p text:style-name="P39">Description</text:p>
          </table:table-cell>
          <table:table-cell table:style-name="Таблица37.A2" office:value-type="string">
            <text:p text:style-name="P19">This <text:span text:style-name="T2">event</text:span> is fired when a <text:span text:style-name="T117">ManagedResourceStore</text:span> <text:span text:style-name="T27">completes</text:span> an update. <text:span text:style-name="T30">Note</text:span> that updates can be either started <text:span text:style-name="T152">explicitly</text:span>, <text:span text:style-name="T2">by</text:span> calling <text:span text:style-name="Source_20_Text"><text:span text:style-name="T86">checkForUpdate()</text:span></text:span>, or <text:span text:style-name="T152">implicitly</text:span>, <text:span text:style-name="T2">when</text:span> resources are served from the store. </text:p>
            <text:p text:style-name="P19">An update <text:span text:style-name="T152">may</text:span> <text:span text:style-name="T2">or</text:span> <text:span text:style-name="T152">may not</text:span> result in a new version of the store. <text:span text:style-name="T2">If</text:span> a <text:span text:style-name="T49">new</text:span> version results, the <text:span text:style-name="Source_20_Text"><text:span text:style-name="T86">newVersion</text:span></text:span> property of the <text:span text:style-name="Source_20_Text"><text:span text:style-name="T2">details</text:span></text:span> object will contain the store's <text:span text:style-name="T49">new</text:span> version string. </text:p>
          </table:table-cell>
        </table:table-row>
      </table:table>
      <table:table table:name="Таблица38" table:style-name="Таблица38">
        <table:table-column table:style-name="Таблица38.A"/>
        <table:table-column table:style-name="Таблица38.B"/>
        <table:table-row>
          <table:table-cell table:style-name="Таблица38.A1" table:number-columns-spanned="2" office:value-type="string">
            <text:p text:style-name="Table_20_Heading"><text:span text:style-name="Strong_20_Emphasis"><text:span text:style-name="T92">event </text:span></text:span><text:span text:style-name="Strong_20_Emphasis"><text:span text:style-name="T120">void</text:span></text:span><text:span text:style-name="Strong_20_Emphasis"><text:span text:style-name="T92"> onerror(</text:span></text:span><text:span text:style-name="Strong_20_Emphasis"><text:span text:style-name="T120">Error</text:span></text:span><text:span text:style-name="Strong_20_Emphasis"><text:span text:style-name="T92"> </text:span></text:span><text:span text:style-name="Strong_20_Emphasis"><text:span text:style-name="T144">error</text:span></text:span><text:span text:style-name="Strong_20_Emphasis"><text:span text:style-name="T92">)</text:span></text:span></text:p>
          </table:table-cell>
          <table:covered-table-cell/>
        </table:table-row>
        <table:table-row>
          <table:table-cell table:style-name="Таблица38.A2" office:value-type="string">
            <text:p text:style-name="P39">Parameters</text:p>
          </table:table-cell>
          <table:table-cell table:style-name="Таблица38.A2" office:value-type="string">
            <text:p text:style-name="Table_20_Contents"><text:span text:style-name="Source_20_Text"><text:span text:style-name="T140">error</text:span></text:span> Contains details about the error that occured. Contains <text:span text:style-name="T49">one</text:span> property: <text:line-break/> <text:s text:c="3"/>• <text:span text:style-name="Source_20_Text"><text:span text:style-name="T110">String</text:span></text:span><text:span text:style-name="Source_20_Text"> </text:span><text:span text:style-name="Source_20_Text"><text:span text:style-name="T140">message</text:span></text:span> - The error message. </text:p>
          </table:table-cell>
        </table:table-row>
        <table:table-row>
          <table:table-cell table:style-name="Таблица38.A2" office:value-type="string">
            <text:p text:style-name="P39">Descript<text:soft-page-break/>ion</text:p>
          </table:table-cell>
          <table:table-cell table:style-name="Таблица38.A2" office:value-type="string">
            <text:p text:style-name="Table_20_Contents">This <text:span text:style-name="T2">event</text:span> is fired when a <text:span text:style-name="T117">ManagedResourceStore</text:span> update <text:span text:style-name="T27">fails</text:span>. <text:span text:style-name="T6">Note</text:span> that <text:soft-page-break/>update failure may occur normally when an application is running offline, <text:span text:style-name="T2">or</text:span> <text:span text:style-name="T2">if</text:span> the server is down.</text:p>
          </table:table-cell>
        </table:table-row>
      </table:table>
      <table:table table:name="Таблица39" table:style-name="Таблица39">
        <table:table-column table:style-name="Таблица39.A"/>
        <table:table-column table:style-name="Таблица39.B"/>
        <table:table-row>
          <table:table-cell table:style-name="Таблица39.A1" table:number-columns-spanned="2" office:value-type="string">
            <text:p text:style-name="Table_20_Heading"><text:span text:style-name="Strong_20_Emphasis"><text:span text:style-name="T92">event </text:span></text:span><text:span text:style-name="Strong_20_Emphasis"><text:span text:style-name="T120">void</text:span></text:span><text:span text:style-name="Strong_20_Emphasis"><text:span text:style-name="T92"> onprogress(</text:span></text:span><text:span text:style-name="Strong_20_Emphasis"><text:span text:style-name="T120">Object</text:span></text:span><text:span text:style-name="Strong_20_Emphasis"><text:span text:style-name="T92"> </text:span></text:span><text:span text:style-name="Strong_20_Emphasis"><text:span text:style-name="T144">details</text:span></text:span><text:span text:style-name="Strong_20_Emphasis"><text:span text:style-name="T92">)</text:span></text:span></text:p>
          </table:table-cell>
          <table:covered-table-cell/>
        </table:table-row>
        <table:table-row>
          <table:table-cell table:style-name="Таблица39.A2" office:value-type="string">
            <text:p text:style-name="P39">Parameters</text:p>
          </table:table-cell>
          <table:table-cell table:style-name="Таблица39.A2" office:value-type="string">
            <text:p text:style-name="Table_20_Contents"><text:span text:style-name="Source_20_Text"><text:span text:style-name="T140">details</text:span></text:span> Contains information about the progress of a <text:span text:style-name="T117">ManagedResourceStore</text:span> update. Contains the following properties: <text:line-break/> <text:s text:c="3"/>• <text:span text:style-name="Source_20_Text"><text:span text:style-name="T110">Number</text:span></text:span><text:span text:style-name="Source_20_Text"> </text:span><text:span text:style-name="Source_20_Text"><text:span text:style-name="T140">filesComplete</text:span></text:span> - The number of files that <text:span text:style-name="T27">have been</text:span> <text:span text:style-name="T152">captured</text:span> so far in the current update. <text:line-break/> <text:s text:c="3"/>• <text:span text:style-name="Source_20_Text"><text:span text:style-name="T110">Number</text:span></text:span><text:span text:style-name="Source_20_Text"> </text:span><text:span text:style-name="Source_20_Text"><text:span text:style-name="T140">filesTotal</text:span></text:span> - The total number of files that need <text:span text:style-name="T27">to be</text:span> <text:span text:style-name="T152">captured</text:span> in the current update. </text:p>
          </table:table-cell>
        </table:table-row>
        <table:table-row>
          <table:table-cell table:style-name="Таблица39.A2" office:value-type="string">
            <text:p text:style-name="P39">Description</text:p>
          </table:table-cell>
          <table:table-cell table:style-name="Таблица39.A2" office:value-type="string">
            <text:p text:style-name="Table_20_Contents">This event is fired periodically during a <text:span text:style-name="T117">ManagedResourceStore</text:span> update. The <text:span text:style-name="Source_20_Text"><text:span text:style-name="T86">filesTotal</text:span></text:span> property contains the total number of files found in the manifest that need to be fetched. The <text:span text:style-name="Source_20_Text"><text:span text:style-name="T86">filesComplete</text:span></text:span> property contains the number of files that have been fetched so far. You can use this information to show progress information to the user.</text:p>
          </table:table-cell>
        </table:table-row>
      </table:table>
      <text:h text:style-name="P105" text:outline-level="3" text:is-list-header="true"><text:bookmark text:name="checkforupdate"/>Methods</text:h>
      <table:table table:name="Таблица40" table:style-name="Таблица40">
        <table:table-column table:style-name="Таблица40.A"/>
        <table:table-column table:style-name="Таблица40.B"/>
        <table:table-row>
          <table:table-cell table:style-name="Таблица40.A1" table:number-columns-spanned="2" office:value-type="string">
            <text:p text:style-name="P98"><text:span text:style-name="Strong_20_Emphasis"><text:span text:style-name="T120">void</text:span></text:span><text:span text:style-name="Strong_20_Emphasis"><text:span text:style-name="T92"> checkForUpdate()</text:span></text:span></text:p>
          </table:table-cell>
          <table:covered-table-cell/>
        </table:table-row>
        <table:table-row>
          <table:table-cell table:style-name="Таблица40.A2" office:value-type="string">
            <text:p text:style-name="P39">Return Value </text:p>
          </table:table-cell>
          <table:table-cell table:style-name="Таблица40.A2" office:value-type="string">
            <text:p text:style-name="P41">void</text:p>
          </table:table-cell>
        </table:table-row>
        <table:table-row table:style-name="Таблица40.3">
          <table:table-cell table:style-name="Таблица40.A2" office:value-type="string">
            <text:p text:style-name="P39">Parameters</text:p>
          </table:table-cell>
          <table:table-cell table:style-name="Таблица40.A2" office:value-type="string">
            <text:p text:style-name="Table_20_Contents"/>
          </table:table-cell>
        </table:table-row>
        <table:table-row>
          <table:table-cell table:style-name="Таблица40.A2" office:value-type="string">
            <text:p text:style-name="P39">Exceptions</text:p>
          </table:table-cell>
          <table:table-cell table:style-name="Таблица40.A2" office:value-type="string">
            <text:p text:style-name="Table_20_Contents"/>
          </table:table-cell>
        </table:table-row>
        <table:table-row>
          <table:table-cell table:style-name="Таблица40.A2" office:value-type="string">
            <text:p text:style-name="P39">Description</text:p>
          </table:table-cell>
          <table:table-cell table:style-name="Таблица40.A2" office:value-type="string">
            <text:p text:style-name="P19"><text:span text:style-name="T153">Explicitly</text:span> initiates an update that runs <text:span text:style-name="T152">asynchronously</text:span> in the background, and returns immediately. For more details, see <text:a xlink:type="simple" xlink:href="http://code.google.com/apis/gears/api_localserver.html#ManagedResourceStoreUpdates">Managed Resource Store Updates</text:a>. </text:p>
          </table:table-cell>
        </table:table-row>
      </table:table>
      <text:p text:style-name="Text_20_body"><text:bookmark text:name="ManagedResourceStoreUpdates"/></text:p>
      <text:h text:style-name="Heading_20_2" text:outline-level="2" text:is-list-header="true"><text:span text:style-name="T125">ManagedResourceStore</text:span> Updates</text:h>
      <text:p text:style-name="Text_20_body"/>
      <text:p text:style-name="P110"><text:tab/><text:span text:style-name="T117">ManagedResourceStores</text:span> can be updated both <text:span text:style-name="T152">manually</text:span> and <text:span text:style-name="T152">automatically</text:span>. </text:p>
      <text:p text:style-name="P116"><text:span text:style-name="T7"><text:tab/>An </text:span><text:span text:style-name="T9">update</text:span><text:span text:style-name="T7"> can be started </text:span><text:span text:style-name="T13">manually</text:span><text:span text:style-name="T7"> by calling</text:span><text:span text:style-name="T90"> </text:span><text:span text:style-name="Source_20_Text"><text:span text:style-name="T90">checkForUpdate()</text:span></text:span><text:span text:style-name="T90">.</text:span><text:span text:style-name="T7"> Many web applications will </text:span><text:span text:style-name="T32">only</text:span><text:span text:style-name="T7"> ever need to </text:span><text:span text:style-name="T13">manually</text:span><text:span text:style-name="T7"> update a </text:span><text:span text:style-name="T112">ManagedResourceStore</text:span><text:span text:style-name="T7"> the very first time, </text:span><text:span text:style-name="T9">to capture t</text:span><text:span text:style-name="T7">he intial version of an application. An </text:span><text:span text:style-name="T13">automatic</text:span><text:span text:style-name="T7"> update is started</text:span><text:span text:style-name="T9"> each time</text:span><text:span text:style-name="T7"> </text:span><text:span text:style-name="T9">Gears</text:span><text:span text:style-name="T7"> </text:span><text:span text:style-name="T13">intercepts</text:span><text:span text:style-name="T7"> and </text:span><text:span text:style-name="T13">serves</text:span><text:span text:style-name="T7"> a request from a </text:span><text:span text:style-name="T112">ManagedResourceStore</text:span><text:span text:style-name="T7">. </text:span><text:span text:style-name="T11">Both</text:span><text:span text:style-name="T23"> types of updates are </text:span><text:span text:style-name="T40">limited</text:span><text:span text:style-name="T23"> so that they do not occur more frequently </text:span><text:span text:style-name="T11">than</text:span><text:span text:style-name="T23"> </text:span><text:span text:style-name="T63">once every 10 seconds</text:span><text:span text:style-name="T23">.</text:span><text:span text:style-name="T7"> </text:span></text:p>
      <text:p text:style-name="P116"><text:soft-page-break/><text:span text:style-name="T7"><text:tab/>An update first issues a conditional </text:span><text:span text:style-name="T128">GET</text:span><text:span text:style-name="T7"> of the </text:span><text:span text:style-name="T130">manifest file </text:span><text:span text:style-name="T7">from </text:span><text:span text:style-name="Source_20_Text"><text:span text:style-name="T52">manifestUrl</text:span></text:span><text:span text:style-name="T7">. If a </text:span><text:span text:style-name="T9">response body</text:span><text:span text:style-name="T7"> is returned, the </text:span><text:span text:style-name="T9">JSON</text:span><text:span text:style-name="T7"> data is parsed and the '</text:span><text:span text:style-name="T51">version</text:span><text:span text:style-name="T7">' attribute is compared with the </text:span><text:span text:style-name="Source_20_Text"><text:span text:style-name="T90">currentVersion</text:span></text:span><text:span text:style-name="T7"> property of the store. </text:span><text:span text:style-name="T9">If</text:span><text:span text:style-name="T7"> they are </text:span><text:span text:style-name="T32">different</text:span><text:span text:style-name="T7">, the update proceeds to </text:span><text:span text:style-name="T128">GET</text:span><text:span text:style-name="T7"> each resource listed in the new </text:span><text:span text:style-name="T131">manifest file</text:span><text:span text:style-name="T7">. </text:span><text:span text:style-name="T9">If</text:span><text:span text:style-name="T7"> the previous version contained a resource listed in the new version, the update will issue an </text:span><text:span text:style-name="T175">If-Modified-Since</text:span><text:span text:style-name="T7"> conditional request. </text:span></text:p>
      <text:p text:style-name="P116"><text:span text:style-name="T7"><text:tab/></text:span><text:span text:style-name="T36">Note</text:span><text:span text:style-name="T7"> that </text:span><text:span text:style-name="T9">Gears</text:span><text:span text:style-name="T7"> compares manifest version strings for equality. Any change in a version string, even numerical changes like </text:span><text:span text:style-name="Source_20_Text"><text:span text:style-name="T7">"</text:span></text:span><text:span text:style-name="Source_20_Text"><text:span text:style-name="T51">2</text:span></text:span><text:span text:style-name="Source_20_Text"><text:span text:style-name="T7">"</text:span></text:span><text:span text:style-name="T7"> to </text:span><text:span text:style-name="Source_20_Text"><text:span text:style-name="T7">"</text:span></text:span><text:span text:style-name="Source_20_Text"><text:span text:style-name="T51">1</text:span></text:span><text:span text:style-name="Source_20_Text"><text:span text:style-name="T7">"</text:span></text:span><text:span text:style-name="T7">, will trigger an update. </text:span></text:p>
      <text:p text:style-name="P116"><text:span text:style-name="T7"><text:tab/></text:span><text:span text:style-name="T9">While</text:span><text:span text:style-name="T7"> an update is in progress, resources from the previous version (if any) will continue to be served locally. </text:span><text:span text:style-name="T9">After</text:span><text:span text:style-name="T7"> all resources have been downloaded, the </text:span><text:span text:style-name="Source_20_Text"><text:span text:style-name="T7">currentVersion</text:span></text:span><text:span text:style-name="T7"> property will be updated to indicate that the new set of a resources are now being served locally and the previous version has been removed. </text:span></text:p>
      <text:h text:style-name="Heading_20_3" text:outline-level="3" text:is-list-header="true">Manifest Validation</text:h>
      <text:p text:style-name="P110"><text:tab/><text:span text:style-name="T2">After all</text:span> the resources in a manifest have been successfully updated, <text:span text:style-name="T2">Gears</text:span> sends a final conditional <text:span text:style-name="T74">GET</text:span> request for the <text:span text:style-name="T135">manifest</text:span> to ensure that its version <text:span text:style-name="T27">has not </text:span>changed since the update started. </text:p>
      <text:p text:style-name="P116"><text:span text:style-name="T7"><text:tab/>In this request, </text:span><text:span text:style-name="T9">Gears</text:span><text:span text:style-name="T7"> sends the </text:span><text:span text:style-name="T13">special</text:span><text:span text:style-name="T7"> </text:span><text:span text:style-name="T9">HTTP</text:span><text:span text:style-name="T7"> header </text:span></text:p>
      <text:p text:style-name="P116"><text:span text:style-name="Source_20_Text"><text:span text:style-name="T7"><text:tab/><text:tab/><text:tab/></text:span></text:span><text:span text:style-name="Source_20_Text"><text:span text:style-name="T128">X-Gears-Reason: </text:span></text:span><text:span text:style-name="Source_20_Text"><text:span text:style-name="T127">validate-manifest</text:span></text:span><text:span text:style-name="T7">. </text:span></text:p>
      <text:p text:style-name="P116"><text:span text:style-name="T7"><text:tab/>The </text:span><text:span text:style-name="T9">server</text:span><text:span text:style-name="T7"> can respond with the </text:span><text:span text:style-name="T131">manifest</text:span><text:span text:style-name="T7"> contents, or with </text:span><text:span text:style-name="Source_20_Text"><text:span text:style-name="T51">304 Not Modified</text:span></text:span><text:span text:style-name="T51">.</text:span><text:span text:style-name="T7"> </text:span></text:p>
      <text:p text:style-name="P109"><text:tab/>If the <text:span text:style-name="T152">manifest</text:span> version changes in this <text:span text:style-name="T2">second</text:span> request, <text:span text:style-name="T2">Gears</text:span> retries the entire update once. </text:p>
      <text:h text:style-name="Heading_20_4" text:outline-level="4" text:is-list-header="true">Retrying Resources</text:h>
      <text:p text:style-name="P116"><text:span text:style-name="T7"><text:tab/>A </text:span><text:span text:style-name="T14">server</text:span><text:span text:style-name="T7"> can indicate that </text:span><text:span text:style-name="T9">Gears</text:span><text:span text:style-name="T7"> should retry the request for a particular resource by responding with </text:span><text:span text:style-name="Source_20_Text"><text:span text:style-name="T52">503</text:span></text:span><text:span text:style-name="Source_20_Text"><text:span text:style-name="T51"> Service Unavailable</text:span></text:span><text:span text:style-name="T51"> </text:span><text:span text:style-name="T7">and the HTTP header </text:span><text:span text:style-name="Source_20_Text"><text:span text:style-name="T129">Retry-After: </text:span></text:span><text:span text:style-name="Source_20_Text"><text:span text:style-name="T56">0</text:span></text:span><text:span text:style-name="T7">. </text:span></text:p>
      <text:p text:style-name="P110"><text:tab/><text:span text:style-name="T2">Gears</text:span> will try requesting a particular resource <text:span text:style-name="T2">up to</text:span> <text:span text:style-name="T44">three times</text:span>. <text:span text:style-name="T2">If</text:span> the <text:span text:style-name="T27">third</text:span> attempt <text:span text:style-name="T27">fails</text:span>, <text:span text:style-name="T2">Gears</text:span> restarts the <text:span text:style-name="T152">entire</text:span> update from the beginning. Gears will try up to three updates. </text:p>
      <text:p text:style-name="P110"><text:tab/>The retry feature can be useful for applications that are load-balanced across a server farm where updates roll out slowly over the entire farm. <text:span text:style-name="T2">If</text:span> a server cannot serve a particular resource, it can <text:soft-page-break/>indicate that <text:span text:style-name="T2">Gears</text:span> should try again. </text:p>
      <text:p text:style-name="P110"/>
      <text:p text:style-name="P110"/>
      <text:p text:style-name="P110"/>
      <text:p text:style-name="P110"/>
      <text:h text:style-name="Heading_20_3" text:outline-level="3" text:is-list-header="true">Other Details</text:h>
      <text:p text:style-name="Text_20_body"><text:span text:style-name="T7"><text:tab/>An additional </text:span><text:span text:style-name="T9">HTTP header</text:span><text:span text:style-name="T7"> is added when </text:span><text:span text:style-name="T9">Gears</text:span><text:span text:style-name="T7"> is capturing </text:span><text:span text:style-name="T9">URLs</text:span><text:span text:style-name="T7">:<text:line-break/><text:tab/><text:tab/><text:tab/></text:span><text:span text:style-name="Source_20_Text"><text:span text:style-name="T129">X-Gears-Google: </text:span></text:span><text:span text:style-name="Source_20_Text"><text:span text:style-name="T53">1</text:span></text:span><text:span text:style-name="T7"><text:line-break/><text:tab/>Applications can use this header to return </text:span><text:span text:style-name="T13">different</text:span><text:span text:style-name="T7"> resources to a </text:span><text:span text:style-name="T9">Gears</text:span><text:span text:style-name="T7"> capture request than they would normally serve for the </text:span><text:span text:style-name="T13">same</text:span><text:span text:style-name="T7"> </text:span><text:span text:style-name="T9">URL</text:span><text:span text:style-name="T7">. </text:span></text:p>
      <text:p text:style-name="P110"><text:tab/><text:span text:style-name="T2">If</text:span> an update <text:span text:style-name="T27">fails</text:span> for any reason, such as a network error or server error, the next update first <text:span text:style-name="T2">re</text:span>-fetches the <text:span text:style-name="T135">manifest</text:span> to see <text:span text:style-name="T2">if</text:span> the version number has changed since the last run. If the version number is the same, the update resumes where the previous update left off. <text:span text:style-name="T2">Otherwise</text:span>, the <text:span text:style-name="T152">previous</text:span> update is discarded and the new update starts again at the first resource. </text:p>
      <text:p text:style-name="Text_20_body"/>
      <text:h text:style-name="P86" text:outline-level="2"><text:span text:style-name="T125">ResourceStore</text:span> <text:span text:style-name="T109">class</text:span> </text:h>
      <text:p text:style-name="Text_20_body"><text:span text:style-name="T7"><text:tab/>A </text:span><text:span text:style-name="Source_20_Text"><text:span text:style-name="T113">ResourceStore</text:span></text:span><text:span text:style-name="T7"> is a container of </text:span><text:span text:style-name="T13">cached</text:span><text:span text:style-name="T7"> </text:span><text:span text:style-name="T9">URLs</text:span><text:span text:style-name="T7">. Each </text:span><text:span text:style-name="T32">distinct</text:span><text:span text:style-name="T7"> </text:span><text:span text:style-name="Source_20_Text"><text:span text:style-name="T112">ResourceStores</text:span></text:span><text:span text:style-name="T7"> is </text:span><text:span text:style-name="T32">uniquely</text:span><text:span text:style-name="T7"> identified </text:span><text:span text:style-name="T9">by</text:span><text:span text:style-name="T7"> </text:span><text:span text:style-name="T51">three</text:span><text:span text:style-name="T7"> attributes: </text:span></text:p>
      <text:list text:style-name="L47">
        <text:list-item>
          <text:p text:style-name="P238"><text:span text:style-name="Source_20_Text"><text:span text:style-name="T142">name</text:span></text:span><text:span text:style-name="T162"> - a string name identifying the </text:span><text:span text:style-name="T119">ResourceStore</text:span><text:span text:style-name="T162"><text:line-break/></text:span><text:span text:style-name="T164">Currently the name must consist only of visible ASCII characters excluding the following:</text:span><text:span text:style-name="T162"> <text:line-break/></text:span><text:span text:style-name="T119">/ \ : * ? " &lt; &gt; | ; , </text:span><text:span text:style-name="T162"><text:line-break/></text:span><text:span text:style-name="T164">Before finalization of the API we expect to remove this restriction.</text:span><text:span text:style-name="T162"> </text:span></text:p>
        </text:list-item>
        <text:list-item>
          <text:p text:style-name="P238"><text:span text:style-name="Source_20_Text"><text:span text:style-name="T142">requiredCookie</text:span></text:span><text:span text:style-name="T162"> - a cookie of the format "</text:span><text:span text:style-name="T69">name</text:span><text:span text:style-name="T66">=</text:span><text:span text:style-name="T68">value</text:span><text:span text:style-name="T162">" or </text:span><text:span text:style-name="T67">null</text:span><text:span text:style-name="T162"> </text:span></text:p>
        </text:list-item>
        <text:list-item>
          <text:p text:style-name="P197"><text:span text:style-name="Source_20_Text"><text:span text:style-name="T142">domain</text:span></text:span><text:span text:style-name="T162"> - the </text:span><text:span text:style-name="T163">domain</text:span><text:span text:style-name="T162">, </text:span><text:span text:style-name="T163">protocol</text:span><text:span text:style-name="T162"> and </text:span><text:span text:style-name="T163">port</text:span><text:span text:style-name="T162"> of the current page. </text:span></text:p>
        </text:list-item>
      </text:list>
      <text:p text:style-name="Text_20_body"><text:span text:style-name="T31">There can be </text:span><text:span text:style-name="T30">many</text:span><text:span text:style-name="T31"> </text:span><text:span text:style-name="Source_20_Text"><text:span text:style-name="T118">ResourceStores</text:span></text:span><text:span text:style-name="T31"> in the system. </text:span></text:p>
      <text:p text:style-name="Text_20_body"><text:tab/><text:span text:style-name="T7">A </text:span><text:span text:style-name="Source_20_Text"><text:span text:style-name="T112">ResourceStore</text:span></text:span><text:span text:style-name="T7"> is populated with </text:span><text:span text:style-name="T9">URLs</text:span><text:span text:style-name="T7"> </text:span><text:span text:style-name="T13">explicitly</text:span><text:span text:style-name="T7"> through the use of the </text:span><text:span text:style-name="T9">JavaScript</text:span><text:span text:style-name="T7"> </text:span><text:span text:style-name="T9">API</text:span><text:span text:style-name="T7"> that this class provides.</text:span></text:p>
      <text:h text:style-name="Heading_20_3" text:outline-level="3" text:is-list-header="true"><text:soft-page-break/><text:span text:style-name="T82">Attributes</text:span> </text:h>
      <table:table table:name="Таблица41" table:style-name="Таблица41">
        <table:table-column table:style-name="Таблица41.A"/>
        <table:table-column table:style-name="Таблица41.B"/>
        <table:table-column table:style-name="Таблица41.C"/>
        <table:table-row>
          <table:table-cell table:style-name="Таблица41.A1" office:value-type="string">
            <text:p text:style-name="P100">Attribute</text:p>
          </table:table-cell>
          <table:table-cell table:style-name="Таблица41.A1" office:value-type="string">
            <text:p text:style-name="P100">Type</text:p>
          </table:table-cell>
          <table:table-cell table:style-name="Таблица41.A1" office:value-type="string">
            <text:p text:style-name="P100">Description</text:p>
          </table:table-cell>
        </table:table-row>
        <table:table-row>
          <table:table-cell table:style-name="Таблица41.A2" office:value-type="string">
            <text:p text:style-name="Table_20_Contents"><text:span text:style-name="Strong_20_Emphasis">name</text:span></text:p>
          </table:table-cell>
          <table:table-cell table:style-name="Таблица41.A2" office:value-type="string">
            <text:p text:style-name="P43">readonly attribute <text:span text:style-name="T122">string</text:span></text:p>
          </table:table-cell>
          <table:table-cell table:style-name="Таблица41.A2" office:value-type="string">
            <text:p text:style-name="Table_20_Contents">The <text:span text:style-name="T2">name</text:span> of the store that you provided upon creating this object. </text:p>
          </table:table-cell>
        </table:table-row>
        <table:table-row>
          <table:table-cell table:style-name="Таблица41.A2" office:value-type="string">
            <text:p text:style-name="Table_20_Contents"><text:span text:style-name="Strong_20_Emphasis">requiredCookie</text:span></text:p>
          </table:table-cell>
          <table:table-cell table:style-name="Таблица41.A2" office:value-type="string">
            <text:p text:style-name="P43">readonly attribute <text:span text:style-name="T122">string</text:span> </text:p>
          </table:table-cell>
          <table:table-cell table:style-name="Таблица41.A2" office:value-type="string">
            <text:p text:style-name="Table_20_Contents">The <text:span text:style-name="T2">cookie</text:span> requirements of the store. For further details see <text:a xlink:type="simple" xlink:href="http://code.google.com/apis/gears/api_localserver.html#required_cookie">Cookies and the LocalServer</text:a>.<text:line-break/>If <text:span text:style-name="T140">requiredCookie</text:span> is <text:span text:style-name="T49">empty</text:span>, then resources within this store are always served locally, provided the store is <text:span text:style-name="Source_20_Text"><text:span text:style-name="T74">enabled</text:span></text:span>.</text:p>
          </table:table-cell>
        </table:table-row>
        <table:table-row>
          <table:table-cell table:style-name="Таблица41.A2" office:value-type="string">
            <text:p text:style-name="Table_20_Contents"><text:span text:style-name="Strong_20_Emphasis">enabled</text:span></text:p>
          </table:table-cell>
          <table:table-cell table:style-name="Таблица41.A2" office:value-type="string">
            <text:p text:style-name="P43">readwrite attribute <text:span text:style-name="T122">boolean</text:span> </text:p>
          </table:table-cell>
          <table:table-cell table:style-name="Таблица41.A2" office:value-type="string">
            <text:p text:style-name="Table_20_Contents"><text:span text:style-name="T2">Enables</text:span> local serving of <text:span text:style-name="T2">URLs</text:span> from this store when <text:span text:style-name="Source_20_Text"><text:span text:style-name="T140">enabled</text:span></text:span><text:span text:style-name="Source_20_Text">=</text:span><text:span text:style-name="Source_20_Text"><text:span text:style-name="T71">true</text:span></text:span>. <text:span text:style-name="T2">Disables</text:span> local serving <text:span text:style-name="T152">otherwise</text:span>. </text:p>
          </table:table-cell>
        </table:table-row>
      </table:table>
      <text:p text:style-name="Text_20_body"> </text:p>
      <text:h text:style-name="P105" text:outline-level="3" text:is-list-header="true">Methods</text:h>
      <table:table table:name="Таблица42" table:style-name="Таблица42">
        <table:table-column table:style-name="Таблица42.A"/>
        <table:table-column table:style-name="Таблица42.B"/>
        <table:table-row>
          <table:table-cell table:style-name="Таблица42.A1" table:number-columns-spanned="2" office:value-type="string">
            <text:p text:style-name="P98"><text:span text:style-name="Strong_20_Emphasis"><text:span text:style-name="T92">capture(</text:span></text:span><text:span text:style-name="Strong_20_Emphasis"><text:span text:style-name="T144">urlOrUrlArray</text:span></text:span><text:span text:style-name="Strong_20_Emphasis"><text:span text:style-name="T92">, </text:span></text:span><text:span text:style-name="Strong_20_Emphasis"><text:span text:style-name="T144">callback</text:span></text:span><text:span text:style-name="Strong_20_Emphasis"><text:span text:style-name="T92">)</text:span></text:span><text:span text:style-name="Source_20_Text"><text:span text:style-name="T92"> </text:span></text:span></text:p>
          </table:table-cell>
          <table:covered-table-cell/>
        </table:table-row>
        <table:table-row>
          <table:table-cell table:style-name="Таблица42.A2" office:value-type="string">
            <text:p text:style-name="P39">Return Value </text:p>
          </table:table-cell>
          <table:table-cell table:style-name="Таблица42.A2" office:value-type="string">
            <text:p text:style-name="P41">int</text:p>
          </table:table-cell>
        </table:table-row>
        <table:table-row>
          <table:table-cell table:style-name="Таблица42.A2" office:value-type="string">
            <text:p text:style-name="P39">Parameters</text:p>
          </table:table-cell>
          <table:table-cell table:style-name="Таблица42.A2" office:value-type="string">
            <text:p text:style-name="Table_20_Contents"><text:span text:style-name="Source_20_Text"><text:span text:style-name="T140">urlOrUrlArray</text:span></text:span><text:line-break/><text:line-break/><text:span text:style-name="Source_20_Text"><text:span text:style-name="T140">callback(</text:span></text:span><text:span text:style-name="Source_20_Text"><text:span text:style-name="T110">string</text:span></text:span><text:span text:style-name="Source_20_Text"> </text:span><text:span text:style-name="Source_20_Text"><text:span text:style-name="T152">url</text:span></text:span><text:span text:style-name="Source_20_Text">,</text:span><text:span text:style-name="Source_20_Text"><text:span text:style-name="T110">boolean</text:span></text:span><text:span text:style-name="Source_20_Text"> </text:span><text:span text:style-name="Source_20_Text"><text:span text:style-name="T138">success</text:span></text:span><text:span text:style-name="Source_20_Text">,</text:span><text:span text:style-name="Source_20_Text"><text:span text:style-name="T110">int</text:span></text:span><text:span text:style-name="Source_20_Text"> </text:span><text:span text:style-name="Source_20_Text"><text:span text:style-name="T138">captureId</text:span></text:span><text:span text:style-name="Source_20_Text">)</text:span></text:p>
          </table:table-cell>
        </table:table-row>
        <table:table-row>
          <table:table-cell table:style-name="Таблица42.A2" office:value-type="string">
            <text:p text:style-name="P39">Exceptions</text:p>
          </table:table-cell>
          <table:table-cell table:style-name="Таблица42.A2" office:value-type="string">
            <text:p text:style-name="Table_20_Contents">Throws an exception <text:span text:style-name="T2">if</text:span> any of the <text:span text:style-name="T2">URLs</text:span> is not from the <text:span text:style-name="T152">same origin </text:span>as the current page.</text:p>
          </table:table-cell>
        </table:table-row>
        <table:table-row>
          <table:table-cell table:style-name="Таблица42.A2" office:value-type="string">
            <text:p text:style-name="P39">Description</text:p>
          </table:table-cell>
          <table:table-cell table:style-name="Таблица42.A2" office:value-type="string">
            <text:p text:style-name="P19">Initiates an update that runs <text:span text:style-name="T152">asynchronously</text:span> in the background, and returns <text:span text:style-name="T44">immediately</text:span>. The return value is a <text:span text:style-name="Source_20_Text"><text:span text:style-name="T140">captureId</text:span></text:span> which can be passed to <text:span text:style-name="Source_20_Text"><text:span text:style-name="T86">abortCapture</text:span></text:span> to cancel the update. <text:line-break/><text:line-break/>Relative <text:span text:style-name="T2">URLs</text:span> are interpreted according to the current page's location. Upon completion of each <text:span text:style-name="T2">URL</text:span> the <text:span text:style-name="Source_20_Text"><text:span text:style-name="T86">callback</text:span></text:span> function is invoked. </text:p>
            <text:p text:style-name="P19">An additional <text:span text:style-name="T2">HTTP header </text:span>is added when <text:span text:style-name="T2">Gears</text:span> is capturing <text:span text:style-name="T2">URLs</text:span><text:line-break/><text:span text:style-name="Source_20_Text"><text:span text:style-name="T141">X-Gears-Google: </text:span></text:span><text:span text:style-name="Source_20_Text"><text:span text:style-name="T75">1</text:span></text:span></text:p>
          </table:table-cell>
        </table:table-row>
      </table:table>
      <table:table table:name="Таблица43" table:style-name="Таблица43">
        <table:table-column table:style-name="Таблица43.A"/>
        <table:table-column table:style-name="Таблица43.B"/>
        <table:table-row>
          <table:table-cell table:style-name="Таблица43.A1" table:number-columns-spanned="2" office:value-type="string">
            <text:p text:style-name="P98"><text:span text:style-name="Strong_20_Emphasis"><text:span text:style-name="T92">abortCapture(</text:span></text:span><text:span text:style-name="Strong_20_Emphasis"><text:span text:style-name="T120">int</text:span></text:span><text:span text:style-name="Strong_20_Emphasis"><text:span text:style-name="T92"> </text:span></text:span><text:span text:style-name="Strong_20_Emphasis"><text:span text:style-name="T144">captureId </text:span></text:span><text:span text:style-name="Strong_20_Emphasis"><text:span text:style-name="T92">)</text:span></text:span></text:p>
          </table:table-cell>
          <table:covered-table-cell/>
        </table:table-row>
        <table:table-row>
          <table:table-cell table:style-name="Таблица43.A2" office:value-type="string">
            <text:p text:style-name="P39">Return Value </text:p>
          </table:table-cell>
          <table:table-cell table:style-name="Таблица43.A2" office:value-type="string">
            <text:p text:style-name="P41">void</text:p>
          </table:table-cell>
        </table:table-row>
        <table:table-row>
          <table:table-cell table:style-name="Таблица43.A2" office:value-type="string">
            <text:p text:style-name="P39">Parameters</text:p>
          </table:table-cell>
          <table:table-cell table:style-name="Таблица43.A2" office:value-type="string">
            <text:p text:style-name="Table_20_Contents"><text:span text:style-name="Source_20_Text"><text:span text:style-name="T189">captureId</text:span></text:span></text:p>
          </table:table-cell>
        </table:table-row>
        <table:table-row>
          <table:table-cell table:style-name="Таблица43.A2" office:value-type="string">
            <text:p text:style-name="P39">Exceptions</text:p>
          </table:table-cell>
          <table:table-cell table:style-name="Таблица43.A2" office:value-type="string">
            <text:p text:style-name="Table_20_Contents"/>
          </table:table-cell>
        </table:table-row>
        <table:table-row>
          <table:table-cell table:style-name="Таблица43.A2" office:value-type="string">
            <text:p text:style-name="P39">Description</text:p>
          </table:table-cell>
          <table:table-cell table:style-name="Таблица43.A2" office:value-type="string">
            <text:p text:style-name="Table_20_Contents">Aborts a capture.</text:p>
          </table:table-cell>
        </table:table-row>
      </table:table>
      <table:table table:name="Таблица44" table:style-name="Таблица44">
        <table:table-column table:style-name="Таблица44.A"/>
        <table:table-column table:style-name="Таблица44.B"/>
        <text:soft-page-break/>
        <table:table-row>
          <table:table-cell table:style-name="Таблица44.A1" table:number-columns-spanned="2" office:value-type="string">
            <text:p text:style-name="P98"><text:span text:style-name="Strong_20_Emphasis"><text:span text:style-name="T92">remove(</text:span></text:span><text:span text:style-name="Strong_20_Emphasis"><text:span text:style-name="T120">string</text:span></text:span><text:span text:style-name="Strong_20_Emphasis"><text:span text:style-name="T92"> </text:span></text:span><text:span text:style-name="Strong_20_Emphasis"><text:span text:style-name="T144">url</text:span></text:span><text:span text:style-name="Strong_20_Emphasis"><text:span text:style-name="T92">)</text:span></text:span></text:p>
          </table:table-cell>
          <table:covered-table-cell/>
        </table:table-row>
        <table:table-row>
          <table:table-cell table:style-name="Таблица44.A2" office:value-type="string">
            <text:p text:style-name="P39">Return Value </text:p>
          </table:table-cell>
          <table:table-cell table:style-name="Таблица44.A2" office:value-type="string">
            <text:p text:style-name="P41">void</text:p>
          </table:table-cell>
        </table:table-row>
        <table:table-row>
          <table:table-cell table:style-name="Таблица44.A2" office:value-type="string">
            <text:p text:style-name="P39">Parameters</text:p>
          </table:table-cell>
          <table:table-cell table:style-name="Таблица44.A2" office:value-type="string">
            <text:p text:style-name="Table_20_Contents"><text:span text:style-name="Source_20_Text"><text:span text:style-name="T140">url</text:span></text:span></text:p>
          </table:table-cell>
        </table:table-row>
        <table:table-row>
          <table:table-cell table:style-name="Таблица44.A2" office:value-type="string">
            <text:p text:style-name="P39">Exceptions</text:p>
          </table:table-cell>
          <table:table-cell table:style-name="Таблица44.A2" office:value-type="string">
            <text:p text:style-name="Table_20_Contents">Throws an exception <text:span text:style-name="T2">if</text:span> URL is not from the <text:span text:style-name="T152">same origin</text:span> as the current page.</text:p>
          </table:table-cell>
        </table:table-row>
        <table:table-row>
          <table:table-cell table:style-name="Таблица44.A2" office:value-type="string">
            <text:p text:style-name="P39">Description</text:p>
          </table:table-cell>
          <table:table-cell table:style-name="Таблица44.A2" office:value-type="string">
            <text:p text:style-name="Table_20_Contents">Removes a <text:span text:style-name="T152">cached</text:span> <text:span text:style-name="T2">URL</text:span> from the store.</text:p>
          </table:table-cell>
        </table:table-row>
      </table:table>
      <table:table table:name="Таблица45" table:style-name="Таблица45">
        <table:table-column table:style-name="Таблица45.A"/>
        <table:table-column table:style-name="Таблица45.B"/>
        <table:table-row>
          <table:table-cell table:style-name="Таблица45.A1" table:number-columns-spanned="2" office:value-type="string">
            <text:p text:style-name="P98"><text:span text:style-name="Strong_20_Emphasis"><text:span text:style-name="T92">rename(</text:span></text:span><text:span text:style-name="Strong_20_Emphasis"><text:span text:style-name="T120">string</text:span></text:span><text:span text:style-name="Strong_20_Emphasis"><text:span text:style-name="T92"> </text:span></text:span><text:span text:style-name="Strong_20_Emphasis"><text:span text:style-name="T144">srcUrl</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44">destUrl</text:span></text:span><text:span text:style-name="Strong_20_Emphasis"><text:span text:style-name="T92">)</text:span></text:span></text:p>
          </table:table-cell>
          <table:covered-table-cell/>
        </table:table-row>
        <table:table-row>
          <table:table-cell table:style-name="Таблица45.A2" office:value-type="string">
            <text:p text:style-name="P39">Return Value </text:p>
          </table:table-cell>
          <table:table-cell table:style-name="Таблица45.A2" office:value-type="string">
            <text:p text:style-name="P41">void</text:p>
          </table:table-cell>
        </table:table-row>
        <table:table-row>
          <table:table-cell table:style-name="Таблица45.A2" office:value-type="string">
            <text:p text:style-name="P39">Parameters</text:p>
          </table:table-cell>
          <table:table-cell table:style-name="Таблица45.A2" office:value-type="string">
            <text:p text:style-name="Table_20_Contents"><text:span text:style-name="Source_20_Text"><text:span text:style-name="T140">srcUrl</text:span></text:span> <text:line-break/><text:line-break/><text:span text:style-name="Source_20_Text"><text:span text:style-name="T140">destUrl</text:span></text:span></text:p>
          </table:table-cell>
        </table:table-row>
        <table:table-row>
          <table:table-cell table:style-name="Таблица45.A2" office:value-type="string">
            <text:p text:style-name="P39">Exceptions</text:p>
          </table:table-cell>
          <table:table-cell table:style-name="Таблица45.A2" office:value-type="string">
            <text:p text:style-name="Table_20_Contents">Throws an exception <text:span text:style-name="T2">if</text:span> the source or destination <text:span text:style-name="T2">URL</text:span> is <text:span text:style-name="T27">not</text:span> from the <text:span text:style-name="T152">same origin</text:span> as the current page.</text:p>
          </table:table-cell>
        </table:table-row>
        <table:table-row>
          <table:table-cell table:style-name="Таблица45.A2" office:value-type="string">
            <text:p text:style-name="P39">Description</text:p>
          </table:table-cell>
          <table:table-cell table:style-name="Таблица45.A2" office:value-type="string">
            <text:p text:style-name="Table_20_Contents">Renames a <text:span text:style-name="T2">URL</text:span> that is cached in the resource store. </text:p>
          </table:table-cell>
        </table:table-row>
      </table:table>
      <table:table table:name="Таблица46" table:style-name="Таблица46">
        <table:table-column table:style-name="Таблица46.A"/>
        <table:table-column table:style-name="Таблица46.B"/>
        <table:table-row>
          <table:table-cell table:style-name="Таблица46.A1" table:number-columns-spanned="2" office:value-type="string">
            <text:p text:style-name="P98"><text:span text:style-name="Strong_20_Emphasis"><text:span text:style-name="T93">copy(</text:span></text:span><text:span text:style-name="Strong_20_Emphasis"><text:span text:style-name="T119">string</text:span></text:span><text:span text:style-name="Strong_20_Emphasis"><text:span text:style-name="T93"> </text:span></text:span><text:span text:style-name="Strong_20_Emphasis"><text:span text:style-name="T107">srcUrl</text:span></text:span><text:span text:style-name="Strong_20_Emphasis"><text:span text:style-name="T93">, </text:span></text:span><text:span text:style-name="Strong_20_Emphasis"><text:span text:style-name="T119">string</text:span></text:span><text:span text:style-name="Strong_20_Emphasis"><text:span text:style-name="T93"> </text:span></text:span><text:span text:style-name="Strong_20_Emphasis"><text:span text:style-name="T143">destUrl</text:span></text:span><text:span text:style-name="Strong_20_Emphasis"><text:span text:style-name="T93">)</text:span></text:span></text:p>
          </table:table-cell>
          <table:covered-table-cell/>
        </table:table-row>
        <table:table-row>
          <table:table-cell table:style-name="Таблица46.A2" office:value-type="string">
            <text:p text:style-name="P39">Return Value </text:p>
          </table:table-cell>
          <table:table-cell table:style-name="Таблица46.A2" office:value-type="string">
            <text:p text:style-name="P41">void</text:p>
          </table:table-cell>
        </table:table-row>
        <table:table-row>
          <table:table-cell table:style-name="Таблица46.A2" office:value-type="string">
            <text:p text:style-name="P39">Parameters</text:p>
          </table:table-cell>
          <table:table-cell table:style-name="Таблица46.A2" office:value-type="string">
            <text:p text:style-name="Table_20_Contents"><text:span text:style-name="Source_20_Text"><text:span text:style-name="T140">srcUrl</text:span></text:span> <text:line-break/><text:line-break/><text:span text:style-name="Source_20_Text"><text:span text:style-name="T140">destUrl</text:span></text:span></text:p>
          </table:table-cell>
        </table:table-row>
        <table:table-row>
          <table:table-cell table:style-name="Таблица46.A2" office:value-type="string">
            <text:p text:style-name="P39">Exceptions</text:p>
          </table:table-cell>
          <table:table-cell table:style-name="Таблица46.A2" office:value-type="string">
            <text:p text:style-name="Table_20_Contents">Throws an exception <text:span text:style-name="T2">if</text:span> the source or destination <text:span text:style-name="T2">URL</text:span> <text:span text:style-name="T27">is not </text:span>from the same origin as the current page.</text:p>
          </table:table-cell>
        </table:table-row>
        <table:table-row>
          <table:table-cell table:style-name="Таблица46.A2" office:value-type="string">
            <text:p text:style-name="P39">Description</text:p>
          </table:table-cell>
          <table:table-cell table:style-name="Таблица46.A2" office:value-type="string">
            <text:p text:style-name="Table_20_Contents">Copies a <text:span text:style-name="T152">cached</text:span> <text:span text:style-name="T2">URL</text:span>.</text:p>
          </table:table-cell>
        </table:table-row>
      </table:table>
      <table:table table:name="Таблица47" table:style-name="Таблица47">
        <table:table-column table:style-name="Таблица47.A"/>
        <table:table-column table:style-name="Таблица47.B"/>
        <table:table-row>
          <table:table-cell table:style-name="Таблица47.A1" table:number-columns-spanned="2" office:value-type="string">
            <text:p text:style-name="P98"><text:span text:style-name="Strong_20_Emphasis"><text:span text:style-name="T92">isCaptured(</text:span></text:span><text:span text:style-name="Strong_20_Emphasis"><text:span text:style-name="T120">string</text:span></text:span><text:span text:style-name="Strong_20_Emphasis"><text:span text:style-name="T92"> </text:span></text:span><text:span text:style-name="Strong_20_Emphasis"><text:span text:style-name="T144">url</text:span></text:span><text:span text:style-name="Strong_20_Emphasis"><text:span text:style-name="T92">)</text:span></text:span></text:p>
          </table:table-cell>
          <table:covered-table-cell/>
        </table:table-row>
        <table:table-row>
          <table:table-cell table:style-name="Таблица47.A2" office:value-type="string">
            <text:p text:style-name="P39">Return Value </text:p>
          </table:table-cell>
          <table:table-cell table:style-name="Таблица47.A2" office:value-type="string">
            <text:p text:style-name="P41">boolean</text:p>
          </table:table-cell>
        </table:table-row>
        <table:table-row>
          <table:table-cell table:style-name="Таблица47.A2" office:value-type="string">
            <text:p text:style-name="P39">Parameters</text:p>
          </table:table-cell>
          <table:table-cell table:style-name="Таблица47.A2" office:value-type="string">
            <text:p text:style-name="P2"><text:span text:style-name="Source_20_Text"><text:span text:style-name="T140">url</text:span></text:span></text:p>
          </table:table-cell>
        </table:table-row>
        <table:table-row>
          <table:table-cell table:style-name="Таблица47.A2" office:value-type="string">
            <text:p text:style-name="P39">Exceptions</text:p>
          </table:table-cell>
          <table:table-cell table:style-name="Таблица47.A2" office:value-type="string">
            <text:p text:style-name="Table_20_Contents">Throws an exception if the <text:span text:style-name="T2">URL</text:span> is <text:span text:style-name="T27">not</text:span> from the<text:span text:style-name="T152"> same origin</text:span> as the current page.</text:p>
          </table:table-cell>
        </table:table-row>
        <table:table-row>
          <table:table-cell table:style-name="Таблица47.A2" office:value-type="string">
            <text:p text:style-name="P39">Description</text:p>
          </table:table-cell>
          <table:table-cell table:style-name="Таблица47.A2" office:value-type="string">
            <text:p text:style-name="Table_20_Contents">Returns <text:span text:style-name="T73">true</text:span> <text:span text:style-name="T2">if</text:span> the <text:span text:style-name="T2">URL</text:span> <text:span text:style-name="T152">is cached </text:span>in the store.</text:p>
          </table:table-cell>
        </table:table-row>
      </table:table>
      <table:table table:name="Таблица48" table:style-name="Таблица48">
        <table:table-column table:style-name="Таблица48.A"/>
        <table:table-column table:style-name="Таблица48.B"/>
        <table:table-row>
          <table:table-cell table:style-name="Таблица48.A1" table:number-columns-spanned="2" office:value-type="string">
            <text:p text:style-name="P98"><text:span text:style-name="Strong_20_Emphasis"><text:span text:style-name="T96">captureFile(</text:span></text:span><text:span text:style-name="Strong_20_Emphasis"><text:span text:style-name="T116">HtmlElement</text:span></text:span><text:span text:style-name="Strong_20_Emphasis"><text:span text:style-name="T96"> </text:span></text:span><text:span text:style-name="Strong_20_Emphasis"><text:span text:style-name="T146">fileInputElement</text:span></text:span><text:span text:style-name="Strong_20_Emphasis"><text:span text:style-name="T96">, </text:span></text:span><text:span text:style-name="Strong_20_Emphasis"><text:span text:style-name="T116">string</text:span></text:span><text:span text:style-name="Strong_20_Emphasis"><text:span text:style-name="T96"> </text:span></text:span><text:span text:style-name="Strong_20_Emphasis"><text:span text:style-name="T146">url</text:span></text:span><text:span text:style-name="Strong_20_Emphasis"><text:span text:style-name="T96">)</text:span></text:span></text:p>
          </table:table-cell>
          <table:covered-table-cell/>
        </table:table-row>
        <table:table-row>
          <table:table-cell table:style-name="Таблица48.A2" office:value-type="string">
            <text:p text:style-name="P39">Return Value </text:p>
          </table:table-cell>
          <table:table-cell table:style-name="Таблица48.A2" office:value-type="string">
            <text:p text:style-name="P41">void</text:p>
          </table:table-cell>
        </table:table-row>
        <table:table-row>
          <table:table-cell table:style-name="Таблица48.A2" office:value-type="string">
            <text:p text:style-name="P39">Parameters</text:p>
          </table:table-cell>
          <table:table-cell table:style-name="Таблица48.A2" office:value-type="string">
            <text:p text:style-name="Table_20_Contents"><text:span text:style-name="Source_20_Text"><text:span text:style-name="T140">fileInputElement</text:span></text:span><text:line-break/><text:line-break/><text:span text:style-name="Source_20_Text"><text:span text:style-name="T140">url</text:span></text:span></text:p>
          </table:table-cell>
        </table:table-row>
        <table:table-row>
          <table:table-cell table:style-name="Таблица48.A2" office:value-type="string">
            <text:p text:style-name="P39">Exceptions</text:p>
          </table:table-cell>
          <table:table-cell table:style-name="Таблица48.A2" office:value-type="string">
            <text:p text:style-name="Table_20_Contents">Throws an exception <text:span text:style-name="T2">if</text:span> the <text:span text:style-name="T2">URL</text:span> is not from the <text:span text:style-name="T152">same origin</text:span> as the current page or <text:span text:style-name="T2">if</text:span> the file <text:span text:style-name="T27">cannot</text:span> be read.</text:p>
          </table:table-cell>
        </table:table-row>
        <table:table-row>
          <table:table-cell table:style-name="Таблица48.A2" office:value-type="string">
            <text:p text:style-name="P39">Description</text:p>
          </table:table-cell>
          <table:table-cell table:style-name="Таблица48.A2" office:value-type="string">
            <text:p text:style-name="Table_20_Contents"><text:span text:style-name="T2">Captures</text:span> the contents of the file indicated by the <text:span text:style-name="Source_20_Text"><text:span text:style-name="T140">fileInputElement</text:span></text:span> into the store and <text:span text:style-name="T2">associates</text:span> that content with the <text:span text:style-name="T152">given</text:span> <text:span text:style-name="T2">URL</text:span>. The <text:span text:style-name="Source_20_Text"><text:span text:style-name="T140">fileInputElement</text:span></text:span> argument <text:span text:style-name="T27">must</text:span> be a <text:soft-page-break/>reference to an<text:span text:style-name="Source_20_Text"> </text:span></text:p>
            <text:p text:style-name="Table_20_Contents"><text:span text:style-name="Source_20_Text"><text:span text:style-name="T49">&lt;</text:span></text:span><text:span text:style-name="Source_20_Text"><text:span text:style-name="T82">input</text:span></text:span><text:span text:style-name="Source_20_Text"><text:span text:style-name="T49"> </text:span></text:span><text:span text:style-name="Source_20_Text"><text:span text:style-name="T27">type</text:span></text:span><text:span text:style-name="Source_20_Text"><text:span text:style-name="T101">=</text:span></text:span><text:span text:style-name="Source_20_Text"><text:span text:style-name="T49">file&gt;</text:span></text:span> HTML element.</text:p>
          </table:table-cell>
        </table:table-row>
      </table:table>
      <table:table table:name="Таблица49" table:style-name="Таблица49">
        <table:table-column table:style-name="Таблица49.A"/>
        <table:table-column table:style-name="Таблица49.B"/>
        <table:table-row>
          <table:table-cell table:style-name="Таблица49.A1" table:number-columns-spanned="2" office:value-type="string">
            <text:p text:style-name="P98"><text:span text:style-name="Strong_20_Emphasis"><text:span text:style-name="T92">getCapturedFileName(</text:span></text:span><text:span text:style-name="Strong_20_Emphasis"><text:span text:style-name="T120">string</text:span></text:span><text:span text:style-name="Strong_20_Emphasis"><text:span text:style-name="T92"> </text:span></text:span><text:span text:style-name="Strong_20_Emphasis"><text:span text:style-name="T144">url</text:span></text:span><text:span text:style-name="Strong_20_Emphasis"><text:span text:style-name="T92">)</text:span></text:span></text:p>
          </table:table-cell>
          <table:covered-table-cell/>
        </table:table-row>
        <table:table-row>
          <table:table-cell table:style-name="Таблица49.A2" office:value-type="string">
            <text:p text:style-name="P39">Return Value </text:p>
          </table:table-cell>
          <table:table-cell table:style-name="Таблица49.A2" office:value-type="string">
            <text:p text:style-name="P41">string</text:p>
          </table:table-cell>
        </table:table-row>
        <table:table-row>
          <table:table-cell table:style-name="Таблица49.A2" office:value-type="string">
            <text:p text:style-name="P39">Parameters</text:p>
          </table:table-cell>
          <table:table-cell table:style-name="Таблица49.A2" office:value-type="string">
            <text:p text:style-name="Table_20_Contents"><text:span text:style-name="Source_20_Text"><text:span text:style-name="T140">url</text:span></text:span></text:p>
          </table:table-cell>
        </table:table-row>
        <table:table-row table:style-name="Таблица49.4">
          <table:table-cell table:style-name="Таблица49.A2" office:value-type="string">
            <text:p text:style-name="P39">Exceptions</text:p>
          </table:table-cell>
          <table:table-cell table:style-name="Таблица49.A2" office:value-type="string">
            <text:p text:style-name="Table_20_Contents">Throws an exception <text:span text:style-name="T2">if</text:span> the <text:span text:style-name="Source_20_Text"><text:span text:style-name="T140">url</text:span></text:span> is not from the <text:span text:style-name="T152">same origin</text:span> <text:span text:style-name="T2">as</text:span> the current page.</text:p>
          </table:table-cell>
        </table:table-row>
        <table:table-row>
          <table:table-cell table:style-name="Таблица49.A2" office:value-type="string">
            <text:p text:style-name="P39">Description</text:p>
          </table:table-cell>
          <table:table-cell table:style-name="Таблица49.A2" office:value-type="string">
            <text:p text:style-name="Table_20_Contents">Returns the<text:span text:style-name="T152"> leaf file name </text:span>associated with <text:span text:style-name="Source_20_Text"><text:span text:style-name="T140">url</text:span></text:span> that was previously captured by calling <text:span text:style-name="Source_20_Text"><text:span text:style-name="T86">captureFile</text:span></text:span>. <text:span text:style-name="T30">Note</text:span> that <text:span text:style-name="T2">if</text:span> <text:span text:style-name="Source_20_Text"><text:span text:style-name="T140">url</text:span></text:span> was captured by a method other than calling <text:span text:style-name="Source_20_Text"><text:span text:style-name="T86">captureFile</text:span></text:span> then an <text:span text:style-name="T49">empty</text:span> string will be returned and <text:span text:style-name="T27">no</text:span> exception will be thrown.</text:p>
          </table:table-cell>
        </table:table-row>
      </table:table>
      <table:table table:name="Таблица50" table:style-name="Таблица50">
        <table:table-column table:style-name="Таблица50.A"/>
        <table:table-column table:style-name="Таблица50.B"/>
        <table:table-row>
          <table:table-cell table:style-name="Таблица50.A1" table:number-columns-spanned="2" office:value-type="string">
            <text:p text:style-name="P98"><text:span text:style-name="Strong_20_Emphasis"><text:span text:style-name="T92">getHeader(</text:span></text:span><text:span text:style-name="Strong_20_Emphasis"><text:span text:style-name="T120">string</text:span></text:span><text:span text:style-name="Strong_20_Emphasis"><text:span text:style-name="T92"> </text:span></text:span><text:span text:style-name="Strong_20_Emphasis"><text:span text:style-name="T144">url</text:span></text:span><text:span text:style-name="Strong_20_Emphasis"><text:span text:style-name="T92">, </text:span></text:span><text:span text:style-name="Strong_20_Emphasis"><text:span text:style-name="T120">string</text:span></text:span><text:span text:style-name="Strong_20_Emphasis"><text:span text:style-name="T92"> </text:span></text:span><text:span text:style-name="Strong_20_Emphasis"><text:span text:style-name="T144">name</text:span></text:span><text:span text:style-name="Strong_20_Emphasis"><text:span text:style-name="T92">)</text:span></text:span></text:p>
          </table:table-cell>
          <table:covered-table-cell/>
        </table:table-row>
        <table:table-row>
          <table:table-cell table:style-name="Таблица50.A2" office:value-type="string">
            <text:p text:style-name="P39">Return Value </text:p>
          </table:table-cell>
          <table:table-cell table:style-name="Таблица50.A2" office:value-type="string">
            <text:p text:style-name="P41">string</text:p>
          </table:table-cell>
        </table:table-row>
        <table:table-row>
          <table:table-cell table:style-name="Таблица50.A2" office:value-type="string">
            <text:p text:style-name="P39">Parameters</text:p>
          </table:table-cell>
          <table:table-cell table:style-name="Таблица50.A2" office:value-type="string">
            <text:p text:style-name="Table_20_Contents"><text:span text:style-name="Source_20_Text"><text:span text:style-name="T140">url</text:span></text:span><text:line-break/><text:line-break/><text:span text:style-name="Source_20_Text"><text:span text:style-name="T140">name</text:span></text:span> name of the header you want to retrieve, <text:span text:style-name="T2">e.g. </text:span>'<text:span text:style-name="T49">Content-Length</text:span>'.</text:p>
          </table:table-cell>
        </table:table-row>
        <table:table-row>
          <table:table-cell table:style-name="Таблица50.A2" office:value-type="string">
            <text:p text:style-name="P39">Exceptions</text:p>
          </table:table-cell>
          <table:table-cell table:style-name="Таблица50.A2" office:value-type="string">
            <text:p text:style-name="Table_20_Contents">Throws an exception <text:span text:style-name="T2">if</text:span> the <text:span text:style-name="Source_20_Text">url</text:span> is <text:span text:style-name="T27">not</text:span> from <text:span text:style-name="T152">the same origin</text:span> <text:span text:style-name="T2">as</text:span> the current page.</text:p>
          </table:table-cell>
        </table:table-row>
        <table:table-row>
          <table:table-cell table:style-name="Таблица50.A2" office:value-type="string">
            <text:p text:style-name="P39">Description</text:p>
          </table:table-cell>
          <table:table-cell table:style-name="Таблица50.A2" office:value-type="string">
            <text:p text:style-name="Table_20_Contents">Returns a specific HTTP header associated with the captured URL. </text:p>
          </table:table-cell>
        </table:table-row>
      </table:table>
      <table:table table:name="Таблица51" table:style-name="Таблица51">
        <table:table-column table:style-name="Таблица51.A"/>
        <table:table-column table:style-name="Таблица51.B"/>
        <table:table-row>
          <table:table-cell table:style-name="Таблица51.A1" table:number-columns-spanned="2" office:value-type="string">
            <text:p text:style-name="P98"><text:span text:style-name="Strong_20_Emphasis"><text:span text:style-name="T93">getAllHeaders(</text:span></text:span><text:span text:style-name="Strong_20_Emphasis"><text:span text:style-name="T119">string</text:span></text:span><text:span text:style-name="Strong_20_Emphasis"><text:span text:style-name="T93"> </text:span></text:span><text:span text:style-name="Strong_20_Emphasis"><text:span text:style-name="T143">url</text:span></text:span><text:span text:style-name="Strong_20_Emphasis"><text:span text:style-name="T93">)</text:span></text:span></text:p>
          </table:table-cell>
          <table:covered-table-cell/>
        </table:table-row>
        <table:table-row>
          <table:table-cell table:style-name="Таблица51.A2" office:value-type="string">
            <text:p text:style-name="P39">Return Value </text:p>
          </table:table-cell>
          <table:table-cell table:style-name="Таблица51.A2" office:value-type="string">
            <text:p text:style-name="P41">string</text:p>
          </table:table-cell>
        </table:table-row>
        <table:table-row>
          <table:table-cell table:style-name="Таблица51.A2" office:value-type="string">
            <text:p text:style-name="P39">Parameters</text:p>
          </table:table-cell>
          <table:table-cell table:style-name="Таблица51.A2" office:value-type="string">
            <text:p text:style-name="Table_20_Contents"><text:span text:style-name="Source_20_Text"><text:span text:style-name="T140">url</text:span></text:span></text:p>
          </table:table-cell>
        </table:table-row>
        <table:table-row>
          <table:table-cell table:style-name="Таблица51.A2" office:value-type="string">
            <text:p text:style-name="P39">Exceptions</text:p>
          </table:table-cell>
          <table:table-cell table:style-name="Таблица51.A2" office:value-type="string">
            <text:p text:style-name="Table_20_Contents">Throws an exception <text:span text:style-name="T2">if</text:span> the <text:span text:style-name="Source_20_Text"><text:span text:style-name="T2">url</text:span></text:span> is not from<text:span text:style-name="T152"> the same origin</text:span> as the current page.</text:p>
          </table:table-cell>
        </table:table-row>
        <table:table-row>
          <table:table-cell table:style-name="Таблица51.A2" office:value-type="string">
            <text:p text:style-name="P39">Description</text:p>
          </table:table-cell>
          <table:table-cell table:style-name="Таблица51.A2" office:value-type="string">
            <text:p text:style-name="Table_20_Contents">Returns <text:span text:style-name="T27">all</text:span> HTTP headers associated with the <text:span text:style-name="T152">captured</text:span> <text:span text:style-name="Source_20_Text"><text:span text:style-name="T2">url</text:span></text:span>.</text:p>
          </table:table-cell>
        </table:table-row>
      </table:table>
      <table:table table:name="Таблица52" table:style-name="Таблица52">
        <table:table-column table:style-name="Таблица52.A"/>
        <table:table-column table:style-name="Таблица52.B"/>
        <table:table-row>
          <table:table-cell table:style-name="Таблица52.A1" table:number-columns-spanned="2" office:value-type="string">
            <text:p text:style-name="P98"><text:span text:style-name="Strong_20_Emphasis"><text:span text:style-name="T92">createFileSubmitter()</text:span></text:span></text:p>
          </table:table-cell>
          <table:covered-table-cell/>
        </table:table-row>
        <table:table-row>
          <table:table-cell table:style-name="Таблица52.A2" office:value-type="string">
            <text:p text:style-name="P39">Return Value </text:p>
          </table:table-cell>
          <table:table-cell table:style-name="Таблица52.A2" office:value-type="string">
            <text:p text:style-name="Table_20_Contents"><text:span text:style-name="Source_20_Text"><text:span text:style-name="T117">FileSubmitter</text:span></text:span></text:p>
          </table:table-cell>
        </table:table-row>
        <table:table-row>
          <table:table-cell table:style-name="Таблица52.A2" office:value-type="string">
            <text:p text:style-name="P39">Description</text:p>
          </table:table-cell>
          <table:table-cell table:style-name="Таблица52.A2" office:value-type="string">
            <text:p text:style-name="Table_20_Contents">Returns a <text:span text:style-name="Source_20_Text"><text:span text:style-name="T117">FileSubmitter</text:span></text:span> object, which is used<text:span text:style-name="T2"> to submit </text:span>URLs that are contained in this store in HTML form submissions.</text:p>
          </table:table-cell>
        </table:table-row>
      </table:table>
      <text:p text:style-name="Text_20_body"><text:bookmark text:name="FileSubmitter"/></text:p>
      <text:h text:style-name="P88" text:outline-level="2" text:is-list-header="true"><text:span text:style-name="T110">FileSubmitter</text:span> <text:span text:style-name="T101">class</text:span> </text:h>
      <text:p text:style-name="P116"><text:span text:style-name="T7"><text:tab/>The </text:span><text:span text:style-name="Source_20_Text"><text:span text:style-name="T112">FileSubmitter</text:span></text:span><text:span text:style-name="T7"> object facilitates the submission of </text:span><text:span text:style-name="T13">local files,</text:span><text:span text:style-name="T7"> that were </text:span><text:span text:style-name="T13">previously</text:span><text:span text:style-name="T7"> </text:span><text:span text:style-name="T13">captured</text:span><text:span text:style-name="T7"> using </text:span><text:span text:style-name="Source_20_Text"><text:span text:style-name="T87">ResourceStore.</text:span></text:span><text:span text:style-name="Source_20_Text"><text:span text:style-name="T90">captureFile</text:span></text:span><text:span text:style-name="T7">, in </text:span><text:span text:style-name="T127">multipart/form-data</text:span><text:span text:style-name="T7"> encoded form submissions. </text:span></text:p>
      <text:p text:style-name="P116"><text:soft-page-break/><text:span text:style-name="T7"><text:tab/>To create a </text:span><text:span text:style-name="Source_20_Text"><text:span text:style-name="T112">FileSubmitter</text:span></text:span><text:span text:style-name="T7">, call </text:span><text:span text:style-name="Source_20_Text"><text:span text:style-name="T87">ResourceStore.</text:span></text:span><text:span text:style-name="Source_20_Text"><text:span text:style-name="T90">createFileSubmitter()</text:span></text:span><text:span text:style-name="T90">.</text:span><text:span text:style-name="T7"> The returned </text:span><text:span text:style-name="T7">object allows </text:span><text:span text:style-name="T32">only</text:span><text:span text:style-name="T7"> </text:span><text:span text:style-name="T9">URLs</text:span><text:span text:style-name="T7"> contained in the </text:span><text:span text:style-name="T13">originating resource store</text:span><text:span text:style-name="T7"> to be submitted. </text:span></text:p>
      <text:h text:style-name="P105" text:outline-level="3" text:is-list-header="true"/>
      <text:h text:style-name="P105" text:outline-level="3">Methods</text:h>
      <table:table table:name="Таблица53" table:style-name="Таблица53">
        <table:table-column table:style-name="Таблица53.A"/>
        <table:table-column table:style-name="Таблица53.B"/>
        <table:table-row>
          <table:table-cell table:style-name="Таблица53.A1" table:number-columns-spanned="2" office:value-type="string">
            <text:p text:style-name="P98"><text:span text:style-name="Strong_20_Emphasis"><text:span text:style-name="T92">setFileInputElement(</text:span></text:span><text:span text:style-name="Strong_20_Emphasis"><text:span text:style-name="T144">htmlElement</text:span></text:span><text:span text:style-name="Strong_20_Emphasis"><text:span text:style-name="T92">, </text:span></text:span><text:span text:style-name="Strong_20_Emphasis"><text:span text:style-name="T144">url</text:span></text:span><text:span text:style-name="Strong_20_Emphasis"><text:span text:style-name="T92">)</text:span></text:span></text:p>
          </table:table-cell>
          <table:covered-table-cell/>
        </table:table-row>
        <table:table-row>
          <table:table-cell table:style-name="Таблица53.A2" office:value-type="string">
            <text:p text:style-name="P45">Return Value </text:p>
          </table:table-cell>
          <table:table-cell table:style-name="Таблица53.A2" office:value-type="string">
            <text:p text:style-name="Table_20_Contents"><text:span text:style-name="Source_20_Text"><text:span text:style-name="T117">void</text:span></text:span></text:p>
          </table:table-cell>
        </table:table-row>
        <table:table-row>
          <table:table-cell table:style-name="Таблица53.A2" office:value-type="string">
            <text:p text:style-name="P45">Parameters</text:p>
          </table:table-cell>
          <table:table-cell table:style-name="Таблица53.A2" office:value-type="string">
            <text:p text:style-name="Table_20_Contents"><text:span text:style-name="Source_20_Text"><text:span text:style-name="T140">htmlElement</text:span></text:span><text:line-break/><text:line-break/><text:span text:style-name="Source_20_Text"><text:span text:style-name="T140">url</text:span></text:span></text:p>
          </table:table-cell>
        </table:table-row>
        <table:table-row>
          <table:table-cell table:style-name="Таблица53.A2" office:value-type="string">
            <text:p text:style-name="P45">Exceptions</text:p>
          </table:table-cell>
          <table:table-cell table:style-name="Таблица53.A2" office:value-type="string">
            <text:p text:style-name="Table_20_Contents">Throws an exception <text:span text:style-name="T2">if</text:span> the <text:span text:style-name="T2">URL</text:span> is not from the same origin as the current page.</text:p>
          </table:table-cell>
        </table:table-row>
        <table:table-row>
          <table:table-cell table:style-name="Таблица53.A2" office:value-type="string">
            <text:p text:style-name="P45">Description</text:p>
          </table:table-cell>
          <table:table-cell table:style-name="Таблица53.A2" office:value-type="string">
            <text:p text:style-name="P19">Prepares the <text:span text:style-name="T140">htmlElement</text:span> to submit the file indicated by <text:span text:style-name="T140">url</text:span>. The <text:span text:style-name="T140">htmlElement</text:span> <text:span text:style-name="T27">must</text:span> be contained in an <text:span text:style-name="T2">html</text:span> <text:span text:style-name="T2">form</text:span>. <text:span text:style-name="T2">When</text:span> the form is submitted the file will be included as part of the resulting <text:span text:style-name="T170">POST</text:span>. The <text:span text:style-name="T140">url</text:span> is the captured resource's <text:span text:style-name="T2">key</text:span> in the originating <text:span text:style-name="T2">Store</text:span>. Relative <text:span text:style-name="T2">URLs</text:span> are interpreted according to the current page's location. The <text:span text:style-name="T140">name</text:span> attribute of <text:span text:style-name="T140">htmlElement</text:span> determines the parameter name associated with the uploaded file. </text:p>
            <text:p text:style-name="P19">Due to differences between <text:span text:style-name="T74">Firefox</text:span> and I<text:span text:style-name="T74">nternet Explore</text:span>r, this method's behavior is browser specific. </text:p>
            <text:list text:style-name="L48">
              <text:list-item>
                <text:p text:style-name="P145"><text:span text:style-name="T6">Firefox</text:span>: The <text:span text:style-name="Source_20_Text"><text:span text:style-name="T140">htmlElement</text:span></text:span> <text:span text:style-name="T27">must</text:span> be a reference to an<text:span text:style-name="Source_20_Text"> </text:span><text:span text:style-name="Source_20_Text"><text:span text:style-name="T49">&lt;</text:span></text:span><text:span text:style-name="Source_20_Text"><text:span text:style-name="T82">input</text:span></text:span><text:span text:style-name="Source_20_Text"><text:span text:style-name="T49"> </text:span></text:span><text:span text:style-name="Source_20_Text"><text:span text:style-name="T27">type</text:span></text:span><text:span text:style-name="Source_20_Text"><text:span text:style-name="T49">="file"&gt;</text:span></text:span> element. </text:p>
              </text:list-item>
              <text:list-item>
                <text:p text:style-name="P249"><text:span text:style-name="T6">Internet Explorer:</text:span> The <text:span text:style-name="Source_20_Text"><text:span text:style-name="T140">htmlElement</text:span></text:span> <text:span text:style-name="T27">must</text:span> <text:span text:style-name="T27">NOT</text:span> be a reference to an <text:span text:style-name="T49">&lt;</text:span><text:span text:style-name="T82">input</text:span><text:span text:style-name="T49">&gt; </text:span>of <text:span text:style-name="T27">any</text:span> type. </text:p>
              </text:list-item>
            </text:list>
          </table:table-cell>
        </table:table-row>
      </table:table>
      <text:p text:style-name="P53"><text:span text:style-name="Source_20_Text"><text:span text:style-name="T49">&lt;</text:span></text:span><text:span text:style-name="Source_20_Text"><text:span text:style-name="T86">form</text:span></text:span><text:span text:style-name="Source_20_Text"><text:span text:style-name="T49"> </text:span></text:span><text:span text:style-name="Source_20_Text"><text:span text:style-name="T27">method</text:span></text:span><text:span text:style-name="Source_20_Text"><text:span text:style-name="T49">="POST" </text:span></text:span><text:span text:style-name="Source_20_Text"><text:span text:style-name="T27">enctype</text:span></text:span><text:span text:style-name="Source_20_Text"><text:span text:style-name="T49">="multipart/form-data" /&gt;</text:span></text:span></text:p>
      <text:p text:style-name="P53"><text:span text:style-name="Source_20_Text"><text:span text:style-name="T49"><text:s text:c="2"/>&lt;</text:span></text:span><text:span text:style-name="Source_20_Text"><text:span text:style-name="T82">input</text:span></text:span><text:span text:style-name="Source_20_Text"><text:span text:style-name="T49"> </text:span></text:span><text:span text:style-name="Source_20_Text"><text:span text:style-name="T27">id</text:span></text:span><text:span text:style-name="Source_20_Text"><text:span text:style-name="T49">="fileinput" </text:span></text:span><text:span text:style-name="Source_20_Text"><text:span text:style-name="T27">type</text:span></text:span><text:span text:style-name="Source_20_Text"><text:span text:style-name="T49">="file" </text:span></text:span><text:span text:style-name="Source_20_Text"><text:span text:style-name="T27">name</text:span></text:span><text:span text:style-name="Source_20_Text"><text:span text:style-name="T49">="formFieldName" /&gt;</text:span></text:span></text:p>
      <text:p text:style-name="P53"><text:span text:style-name="Source_20_Text"><text:span text:style-name="T49"><text:s text:c="2"/>&lt;</text:span></text:span><text:span text:style-name="Source_20_Text"><text:span text:style-name="T82">link</text:span></text:span><text:span text:style-name="Source_20_Text"><text:span text:style-name="T49"> </text:span></text:span><text:span text:style-name="Source_20_Text"><text:span text:style-name="T27">id</text:span></text:span><text:span text:style-name="Source_20_Text"><text:span text:style-name="T49">="iefileinput" </text:span></text:span><text:span text:style-name="Source_20_Text"><text:span text:style-name="T27">name</text:span></text:span><text:span text:style-name="Source_20_Text"><text:span text:style-name="T49">="formFieldName" /&gt;</text:span></text:span></text:p>
      <text:p text:style-name="P53"><text:span text:style-name="Source_20_Text"><text:span text:style-name="T49">&lt;/</text:span></text:span><text:span text:style-name="Source_20_Text"><text:span text:style-name="T86">form</text:span></text:span><text:span text:style-name="Source_20_Text"><text:span text:style-name="T49">&gt;</text:span></text:span></text:p>
      <text:p text:style-name="Preformatted_20_Text"/>
      <text:p text:style-name="P69"><text:span text:style-name="Source_20_Text">&lt;</text:span><text:span text:style-name="Source_20_Text"><text:span text:style-name="T86">script</text:span></text:span><text:span text:style-name="Source_20_Text">&gt;</text:span></text:p>
      <text:p text:style-name="P69"><text:span text:style-name="Source_20_Text"><text:s text:c="2"/></text:span><text:span text:style-name="Source_20_Text"><text:span text:style-name="T49">var</text:span></text:span><text:span text:style-name="Source_20_Text"> fileSubmitter = store.</text:span><text:span text:style-name="Source_20_Text"><text:span text:style-name="T2">createFileSubmitter();</text:span></text:span></text:p>
      <text:p text:style-name="P69"><text:span text:style-name="Source_20_Text"><text:s text:c="2"/></text:span><text:span text:style-name="Source_20_Text"><text:span text:style-name="T49">var</text:span></text:span><text:span text:style-name="Source_20_Text"> htmlElement = </text:span><text:span text:style-name="Source_20_Text"><text:span text:style-name="T140">isIE</text:span></text:span><text:span text:style-name="Source_20_Text"> </text:span><text:span text:style-name="Source_20_Text"><text:span text:style-name="T29">?</text:span></text:span></text:p>
      <text:p text:style-name="P69"><text:span text:style-name="Source_20_Text"><text:span text:style-name="T29"><text:tab/><text:tab/><text:tab/></text:span></text:span><text:span text:style-name="Source_20_Text"> document.</text:span><text:span text:style-name="Source_20_Text"><text:span text:style-name="T2">getElementById(</text:span></text:span><text:span text:style-name="Source_20_Text">"</text:span><text:span text:style-name="Source_20_Text"><text:span text:style-name="T49">iefileinput</text:span></text:span><text:span text:style-name="Source_20_Text">")</text:span></text:p>
      <text:p text:style-name="P69"><text:span text:style-name="Source_20_Text"><text:s text:c="25"/></text:span><text:span text:style-name="Source_20_Text"><text:span text:style-name="T46">:</text:span></text:span><text:span text:style-name="Source_20_Text"> </text:span><text:soft-page-break/><text:span text:style-name="Source_20_Text"><text:tab/>document.</text:span><text:span text:style-name="Source_20_Text"><text:span text:style-name="T2">getElementById(</text:span></text:span><text:span text:style-name="Source_20_Text">"</text:span><text:span text:style-name="Source_20_Text"><text:span text:style-name="T49">fileinput</text:span></text:span><text:span text:style-name="Source_20_Text">");</text:span></text:p>
      <text:p text:style-name="P69"><text:span text:style-name="Source_20_Text"><text:tab/>fileSubmitter.</text:span><text:span text:style-name="Source_20_Text"><text:span text:style-name="T2">setFileInputElement</text:span></text:span><text:span text:style-name="Source_20_Text">(</text:span><text:span text:style-name="Source_20_Text"><text:span text:style-name="T138">htmlElement</text:span></text:span><text:span text:style-name="Source_20_Text">, <text:tab/><text:tab/><text:tab/><text:tab/><text:tab/><text:tab/><text:tab/></text:span><text:span text:style-name="Source_20_Text"><text:span text:style-name="T138">urlOfStoredResource</text:span></text:span><text:span text:style-name="Source_20_Text">);</text:span></text:p>
      <text:p text:style-name="P27"><text:span text:style-name="Source_20_Text">&lt;/</text:span><text:span text:style-name="Source_20_Text"><text:span text:style-name="T86">script</text:span></text:span><text:span text:style-name="Source_20_Text">&gt;</text:span></text:p>
      <text:p text:style-name="Text_20_body"> </text:p>
      <text:h text:style-name="P89" text:outline-level="2" text:is-list-header="true"><text:bookmark text:name="manifest_file"/>Manifest File </text:h>
      <text:p text:style-name="P110"><text:tab/>A <text:span text:style-name="T135">manifest</text:span> file lists all of the <text:span text:style-name="T2">URLs</text:span> to be captured by a <text:span text:style-name="T117">ManagedResourceStore</text:span>. It also contains the version for the manifest file format, the version of the contents of the manifest, and an optional redirection <text:span text:style-name="T2">URL</text:span>. </text:p>
      <text:p text:style-name="P109"><text:tab/>Using the <text:span text:style-name="T117">ManagedResourceStore</text:span> requires that you create a manifest file.</text:p>
      <text:p text:style-name="P116"><text:span text:style-name="T7"><text:tab/>The </text:span><text:span text:style-name="T130">manifest</text:span><text:span text:style-name="T7"> file and all the </text:span><text:span text:style-name="T9">URLs</text:span><text:span text:style-name="T7"> listed in it must follow the "</text:span><text:span text:style-name="T51">same-origin policy</text:span><text:span text:style-name="T7">", which means that all the </text:span><text:span text:style-name="T9">URLs</text:span><text:span text:style-name="T7"> must originate from the same </text:span><text:span text:style-name="T9">URI</text:span><text:span text:style-name="T7"> scheme, host, and port. See </text:span><text:a xlink:type="simple" xlink:href="http://code.google.com/apis/gears/security.html"><text:span text:style-name="T7">Gears and Security</text:span></text:a><text:span text:style-name="T7"> for more information. </text:span></text:p>
      <text:p text:style-name="P110"><text:tab/>An application can have any number of manifest files and <text:span text:style-name="T117">ManagedResourceStores</text:span>. You specify which manifest file to use when you create an instance of <text:span text:style-name="T117">ManagedResourceStore</text:span>.</text:p>
      <text:p text:style-name="Text_20_body"><text:span text:style-name="T7">The manifest file is written in </text:span><text:a xlink:type="simple" xlink:href="http://www.google.com/url?sa=D&amp;q=http://www.json.org"><text:span text:style-name="T7">JavaScript Object Notation</text:span></text:a><text:span text:style-name="T7"> (</text:span><text:span text:style-name="T9">JSON</text:span><text:span text:style-name="T7">) format. </text:span></text:p>
      <text:p text:style-name="Text_20_body"><text:span text:style-name="Strong_20_Emphasis"><text:span text:style-name="T162">Sample manifest file</text:span></text:span></text:p>
      <text:p text:style-name="P58">{</text:p>
      <text:p text:style-name="P59"><text:s text:c="2"/>// version of the manifest file format</text:p>
      <text:p text:style-name="P53"><text:s text:c="2"/>"<text:span text:style-name="T74">betaManifestVersion</text:span>"<text:span text:style-name="T2">: </text:span><text:span text:style-name="T74">1</text:span>,</text:p>
      <text:p text:style-name="P53"/>
      <text:p text:style-name="P53"><text:s/><text:span text:style-name="T184"><text:s/>// version of the set of resources described in this</text:span></text:p>
      <text:p text:style-name="P247"><text:s text:c="2"/>// manifest file</text:p>
      <text:p text:style-name="P53"><text:s text:c="2"/>"<text:span text:style-name="T74">version</text:span>": "<text:span text:style-name="T49">my_version_string</text:span>",</text:p>
      <text:p text:style-name="P53"/>
      <text:p text:style-name="P53"><text:s/><text:span text:style-name="T180"><text:s/>// optional</text:span></text:p>
      <text:p text:style-name="P59"><text:s text:c="2"/>// If the store specifies a requiredCookie, when a request</text:p>
      <text:p text:style-name="P59"><text:s text:c="2"/>// would hit</text:p>
      <text:p text:style-name="P59"><text:s text:c="2"/>// an entry contained in the manifest except the</text:p>
      <text:p text:style-name="P59"><text:s text:c="2"/>// requiredCookie is</text:p>
      <text:p text:style-name="P59"><text:s text:c="2"/>// not present, the local server responds with a redirect</text:p>
      <text:p text:style-name="P59"><text:s text:c="2"/>// to this URL.</text:p>
      <text:p text:style-name="P53"><text:s text:c="2"/>"<text:span text:style-name="T74">redirectUrl</text:span>": <text:s/>"<text:span text:style-name="T49">login.html</text:span>",</text:p>
      <text:p text:style-name="P53"/>
      <text:p text:style-name="P53"><text:soft-page-break/><text:s/><text:span text:style-name="T180"><text:s/>// URLs to be cached (URLs are given relative to the</text:span></text:p>
      <text:p text:style-name="P59"><text:s text:c="2"/>// manifest URL)</text:p>
      <text:p text:style-name="P53"><text:s text:c="2"/>"<text:span text:style-name="T74">entries</text:span>": [</text:p>
      <text:p text:style-name="P53"><text:s text:c="6"/>{ "<text:span text:style-name="T74">url</text:span>": "<text:span text:style-name="T49">main.html</text:span>", "<text:span text:style-name="T74">src</text:span>": "<text:span text:style-name="T49">main_offline.html</text:span>" },</text:p>
      <text:p text:style-name="P53"><text:s text:c="6"/>{ "<text:span text:style-name="T74">url</text:span>": "<text:span text:style-name="T49">.</text:span>", "<text:span text:style-name="T74">redirect</text:span>": "<text:span text:style-name="T49">main.html</text:span>" },</text:p>
      <text:p text:style-name="P53"><text:s text:c="6"/>{ "<text:span text:style-name="T74">url</text:span>": "<text:span text:style-name="T49">main.js</text:span>" }</text:p>
      <text:p text:style-name="P53"><text:s text:c="6"/>{ "<text:span text:style-name="T74">url</text:span>": "<text:span text:style-name="T49">formHandler.html</text:span>", "<text:span text:style-name="T74">ignoreQuery</text:span>": <text:span text:style-name="T71">true</text:span> },</text:p>
      <text:p text:style-name="P53"><text:s text:c="4"/>]</text:p>
      <text:p text:style-name="P23">}</text:p>
      <text:h text:style-name="Heading_20_3" text:outline-level="3" text:is-list-header="true">Contents of a manifest file </text:h>
      <text:p text:style-name="P109"><text:tab/><text:span text:style-name="T126">Manifest File JSON </text:span>object: A single object contains the attribute-value pairs described below.</text:p>
      <text:p text:style-name="P68"><text:span text:style-name="T30">Note:</text:span> All <text:span text:style-name="T2">URLs</text:span> can be provided as <text:span text:style-name="T160">relative</text:span> <text:span text:style-name="T2">to</text:span> <text:span text:style-name="T152">the manifest file,</text:span> <text:span text:style-name="T2">or</text:span> <text:span text:style-name="T2">as</text:span> <text:span text:style-name="T152">fully-qualifed</text:span> URIs. </text:p>
      <table:table table:name="Таблица54" table:style-name="Таблица54">
        <table:table-column table:style-name="Таблица54.A"/>
        <table:table-column table:style-name="Таблица54.B"/>
        <table:table-column table:style-name="Таблица54.C"/>
        <table:table-row>
          <table:table-cell table:style-name="Таблица54.A1" office:value-type="string">
            <text:p text:style-name="P101">Attribute</text:p>
          </table:table-cell>
          <table:table-cell table:style-name="Таблица54.A1" office:value-type="string">
            <text:p text:style-name="P101">Value</text:p>
          </table:table-cell>
          <table:table-cell table:style-name="Таблица54.A1" office:value-type="string">
            <text:p text:style-name="P101">Notes</text:p>
          </table:table-cell>
        </table:table-row>
        <table:table-row>
          <table:table-cell table:style-name="Таблица54.A2" office:value-type="string">
            <text:p text:style-name="Table_20_Contents"><text:span text:style-name="Source_20_Text">"</text:span><text:span text:style-name="Source_20_Text"><text:span text:style-name="T126">betaManifestVersion</text:span></text:span><text:span text:style-name="Source_20_Text">"</text:span></text:p>
          </table:table-cell>
          <table:table-cell table:style-name="Таблица54.A2" office:value-type="string">
            <text:p text:style-name="Table_20_Contents"><text:span text:style-name="Source_20_Text"><text:span text:style-name="T49">1</text:span></text:span></text:p>
          </table:table-cell>
          <table:table-cell table:style-name="Таблица54.A2" office:value-type="string">
            <text:p text:style-name="Table_20_Contents"><text:span text:style-name="T27">Required</text:span>. Represents the version of the manifest file format itself. The manifest file is recognized only if this attribute and value appear and are correct. </text:p>
          </table:table-cell>
        </table:table-row>
        <table:table-row>
          <table:table-cell table:style-name="Таблица54.A2" office:value-type="string">
            <text:p text:style-name="Table_20_Contents"><text:span text:style-name="Source_20_Text">"</text:span><text:span text:style-name="Source_20_Text"><text:span text:style-name="T126">version</text:span></text:span><text:span text:style-name="Source_20_Text">"</text:span></text:p>
          </table:table-cell>
          <table:table-cell table:style-name="Таблица54.A2" office:value-type="string">
            <text:p text:style-name="P40">string</text:p>
          </table:table-cell>
          <table:table-cell table:style-name="Таблица54.A2" office:value-type="string">
            <text:p text:style-name="P19"><text:span text:style-name="T27">Required</text:span>. Represents the version, which you determine, of the manifest file's contents. This version is usually your application's version. </text:p>
            <text:list text:style-name="L49">
              <text:list-item>
                <text:p text:style-name="P146">Version string is any value determined by your application. </text:p>
              </text:list-item>
              <text:list-item>
                <text:p text:style-name="P146">String is case sensitive. </text:p>
              </text:list-item>
              <text:list-item>
                <text:p text:style-name="P250">Any change in the version string indicates to Gears that the manifest file has changed. </text:p>
              </text:list-item>
            </text:list>
          </table:table-cell>
        </table:table-row>
        <text:soft-page-break/>
        <table:table-row>
          <table:table-cell table:style-name="Таблица54.A2" office:value-type="string">
            <text:p text:style-name="Table_20_Contents"><text:span text:style-name="Source_20_Text">"</text:span><text:span text:style-name="Source_20_Text"><text:span text:style-name="T126">redirectUrl</text:span></text:span><text:span text:style-name="Source_20_Text">"</text:span></text:p>
          </table:table-cell>
          <table:table-cell table:style-name="Таблица54.A2" office:value-type="string">
            <text:p text:style-name="P40">URL</text:p>
          </table:table-cell>
          <table:table-cell table:style-name="Таблица54.A2" office:value-type="string">
            <text:p text:style-name="Table_20_Contents"><text:span text:style-name="T27">Optional</text:span>. The redirect URL is returned from the localServer if a "<text:a xlink:type="simple" xlink:href="http://code.google.com/apis/gears/api_localserver.html#MRScookie">requiredCookie</text:a>" is not present for the URL requested. </text:p>
          </table:table-cell>
        </table:table-row>
        <table:table-row>
          <table:table-cell table:style-name="Таблица54.A2" office:value-type="string">
            <text:p text:style-name="Table_20_Contents"><text:span text:style-name="Source_20_Text">"</text:span><text:span text:style-name="Source_20_Text"><text:span text:style-name="T126">entries</text:span></text:span><text:span text:style-name="Source_20_Text">"</text:span></text:p>
          </table:table-cell>
          <table:table-cell table:style-name="Таблица54.A2" office:value-type="string">
            <text:p text:style-name="Table_20_Contents">An <text:span text:style-name="T2">array of URL</text:span> resources, in JavaScript object format. (See table below for details.) </text:p>
          </table:table-cell>
          <table:table-cell table:style-name="Таблица54.A2" office:value-type="string">
            <text:p text:style-name="Table_20_Contents">Lists the URLs of all the resources to be captured for this manifest file. </text:p>
          </table:table-cell>
        </table:table-row>
      </table:table>
      <text:p text:style-name="Text_20_body"/>
      <text:p text:style-name="P116"><text:span text:style-name="T7"><text:tab/>The </text:span><text:span text:style-name="Source_20_Text"><text:span text:style-name="T7">"</text:span></text:span><text:span text:style-name="Source_20_Text"><text:span text:style-name="T128">entries</text:span></text:span><text:span text:style-name="Source_20_Text"><text:span text:style-name="T7">"</text:span></text:span><text:span text:style-name="T7"> attribute in the manifest file is an </text:span><text:span text:style-name="T9">array of</text:span><text:span text:style-name="T7"> URL resources, in JavaScript object format. The resource objects' </text:span><text:span text:style-name="T13">attribute-value pairs</text:span><text:span text:style-name="T7"> are described below.</text:span></text:p>
      <table:table table:name="Таблица55" table:style-name="Таблица55">
        <table:table-column table:style-name="Таблица55.A"/>
        <table:table-column table:style-name="Таблица55.B"/>
        <table:table-column table:style-name="Таблица55.C"/>
        <table:table-row>
          <table:table-cell table:style-name="Таблица55.A1" office:value-type="string">
            <text:p text:style-name="P101">Attribute</text:p>
          </table:table-cell>
          <table:table-cell table:style-name="Таблица55.A1" office:value-type="string">
            <text:p text:style-name="P101">Value</text:p>
          </table:table-cell>
          <table:table-cell table:style-name="Таблица55.A1" office:value-type="string">
            <text:p text:style-name="P101">Notes</text:p>
          </table:table-cell>
        </table:table-row>
        <table:table-row>
          <table:table-cell table:style-name="Таблица55.A2" office:value-type="string">
            <text:p text:style-name="Table_20_Contents"><text:span text:style-name="Source_20_Text"><text:span text:style-name="T140">"url"</text:span></text:span></text:p>
          </table:table-cell>
          <table:table-cell table:style-name="Таблица55.A2" office:value-type="string">
            <text:p text:style-name="P40">URL</text:p>
          </table:table-cell>
          <table:table-cell table:style-name="Таблица55.A2" office:value-type="string">
            <text:p text:style-name="Table_20_Contents"><text:span text:style-name="T27">Required</text:span>. A <text:span text:style-name="T152">URL</text:span> of a resource to be stored <text:span text:style-name="T152">locally</text:span> and served when <text:span text:style-name="Source_20_Text">"</text:span><text:span text:style-name="Source_20_Text"><text:span text:style-name="T49">url</text:span></text:span><text:span text:style-name="Source_20_Text">"</text:span> is requested <text:span text:style-name="T152">locally</text:span>. <text:line-break/><text:line-break/><text:span text:style-name="T27">All</text:span> <text:span text:style-name="T2">URLs</text:span> <text:span text:style-name="T27">must</text:span> follow the<text:span text:style-name="T152"> same-origi</text:span>n <text:a xlink:type="simple" xlink:href="http://code.google.com/apis/gears/security.html">security</text:a> policy. </text:p>
          </table:table-cell>
        </table:table-row>
        <table:table-row>
          <table:table-cell table:style-name="Таблица55.A2" office:value-type="string">
            <text:p text:style-name="Table_20_Contents"><text:span text:style-name="Source_20_Text"><text:span text:style-name="T140">"src"</text:span></text:span></text:p>
          </table:table-cell>
          <table:table-cell table:style-name="Таблица55.A2" office:value-type="string">
            <text:p text:style-name="P40">URL</text:p>
          </table:table-cell>
          <table:table-cell table:style-name="Таблица55.A2" office:value-type="string">
            <text:p text:style-name="Table_20_Contents"><text:span text:style-name="T27">Optional</text:span>. <text:span text:style-name="T2">If</text:span> <text:span text:style-name="Source_20_Text">"</text:span><text:span text:style-name="Source_20_Text"><text:span text:style-name="T49">src</text:span></text:span><text:span text:style-name="Source_20_Text">"</text:span> is present, the given <text:span text:style-name="T2">URL</text:span> is fetched and served when <text:span text:style-name="Source_20_Text">"</text:span><text:span text:style-name="Source_20_Text"><text:span text:style-name="T49">url</text:span></text:span><text:span text:style-name="Source_20_Text">"</text:span> is requested <text:span text:style-name="T152">locally</text:span>.<text:line-break/><text:line-break/>The<text:span text:style-name="Source_20_Text">"</text:span><text:span text:style-name="Source_20_Text"><text:span text:style-name="T49">src</text:span></text:span><text:span text:style-name="Source_20_Text">"</text:span> and <text:span text:style-name="Source_20_Text">"</text:span><text:span text:style-name="Source_20_Text"><text:span text:style-name="T49">redirect</text:span></text:span><text:span text:style-name="Source_20_Text">"</text:span> <text:span text:style-name="T31">are mutually exclusive</text:span>.</text:p>
          </table:table-cell>
        </table:table-row>
        <table:table-row>
          <table:table-cell table:style-name="Таблица55.A2" office:value-type="string">
            <text:p text:style-name="Table_20_Contents"><text:span text:style-name="Source_20_Text"><text:span text:style-name="T140">"redirect"</text:span></text:span></text:p>
          </table:table-cell>
          <table:table-cell table:style-name="Таблица55.A2" office:value-type="string">
            <text:p text:style-name="P44">URL</text:p>
          </table:table-cell>
          <table:table-cell table:style-name="Таблица55.A2" office:value-type="string">
            <text:p text:style-name="Table_20_Contents"><text:span text:style-name="T27">Optional</text:span>. If <text:span text:style-name="Source_20_Text">"</text:span><text:span text:style-name="Source_20_Text"><text:span text:style-name="T49">redirect</text:span></text:span><text:span text:style-name="Source_20_Text">"</text:span> is present, the <text:span text:style-name="T152">local server</text:span> responds with a <text:span text:style-name="T49">302</text:span> redirect to the given <text:span text:style-name="T2">URL</text:span> when <text:span text:style-name="Source_20_Text">"</text:span><text:span text:style-name="Source_20_Text"><text:span text:style-name="T49">url</text:span></text:span><text:span text:style-name="Source_20_Text">"</text:span> is requested locally.<text:line-break/><text:line-break/>The<text:span text:style-name="Source_20_Text">"</text:span><text:span text:style-name="Source_20_Text"><text:span text:style-name="T49">src</text:span></text:span><text:span text:style-name="Source_20_Text">"</text:span> and <text:span text:style-name="Source_20_Text">"</text:span><text:span text:style-name="Source_20_Text"><text:span text:style-name="T49">redirect</text:span></text:span><text:span text:style-name="Source_20_Text">"</text:span> <text:span text:style-name="T31">are mutually exclusive.</text:span></text:p>
          </table:table-cell>
        </table:table-row>
        <table:table-row>
          <table:table-cell table:style-name="Таблица55.A2" office:value-type="string">
            <text:p text:style-name="Table_20_Contents"><text:span text:style-name="Source_20_Text"><text:span text:style-name="T140">"ignoreQuery"</text:span></text:span></text:p>
          </table:table-cell>
          <table:table-cell table:style-name="Таблица55.A2" office:value-type="string">
            <text:p text:style-name="Table_20_Contents"><text:span text:style-name="T117">boolean</text:span> (<text:span text:style-name="T152">default is</text:span> <text:span text:style-name="Source_20_Text"><text:span text:style-name="T73">false</text:span></text:span>) </text:p>
          </table:table-cell>
          <table:table-cell table:style-name="Таблица55.A2" office:value-type="string">
            <text:p text:style-name="Table_20_Contents"><text:span text:style-name="T27">Optional</text:span>. If the value is <text:span text:style-name="Source_20_Text"><text:span text:style-name="T73">true</text:span></text:span> the query string in the request <text:span text:style-name="T2">URL</text:span> is ignored when matching against this entry's URL.<text:line-break/><text:line-break/><text:span text:style-name="T2">For example</text:span>, a request for <text:span text:style-name="Source_20_Text">formHandler.html</text:span><text:span text:style-name="Source_20_Text"><text:span text:style-name="T27">?</text:span></text:span><text:span text:style-name="Source_20_Text"><text:span text:style-name="T126">name</text:span></text:span><text:span text:style-name="Source_20_Text">=</text:span><text:span text:style-name="Source_20_Text"><text:span text:style-name="T71">value</text:span></text:span> can match the <text:soft-page-break/>entries for the full <text:span text:style-name="T2">URL</text:span> including the query, or just the <text:span text:style-name="Source_20_Text">formHandler.html</text:span> portion of the <text:span text:style-name="T2">URL</text:span>. <text:line-break/><text:line-break/><text:span text:style-name="T30">Note</text:span>: An entry with an exact <text:span text:style-name="T2">URL</text:span> match takes precedence over a match found by ignoring the query string. </text:p>
          </table:table-cell>
        </table:table-row>
      </table:table>
      <text:p text:style-name="Text_20_body"> </text:p>
      <text:h text:style-name="P88" text:outline-level="2" text:is-list-header="true"><text:bookmark text:name="required_cookie"/>Cookies and the LocalServer</text:h>
      <text:p text:style-name="P116"><text:tab/><text:span text:style-name="T7">Both the </text:span><text:span text:style-name="Source_20_Text"><text:span text:style-name="T112">ResourceStore</text:span></text:span><text:span text:style-name="T7"> and </text:span><text:span text:style-name="Source_20_Text"><text:span text:style-name="T112">ManagedResourceStore</text:span></text:span><text:span text:style-name="T7"> support an </text:span><text:span text:style-name="T32">optional</text:span><text:span text:style-name="T7"> </text:span><text:span text:style-name="Source_20_Text"><text:span text:style-name="T128">requiredCookie</text:span></text:span><text:span text:style-name="T7"> attribute. This value causes </text:span><text:span text:style-name="T112">LocalServer</text:span><text:span text:style-name="T7"> to examine cookies when deciding which resource to serve for a request. The attribute is used as follows:</text:span></text:p>
      <table:table table:name="Таблица56" table:style-name="Таблица56">
        <table:table-column table:style-name="Таблица56.A"/>
        <table:table-column table:style-name="Таблица56.B"/>
        <table:table-row>
          <table:table-cell table:style-name="Таблица56.A1" office:value-type="string">
            <text:p text:style-name="P101">requiredCookie</text:p>
          </table:table-cell>
          <table:table-cell table:style-name="Таблица56.A1" office:value-type="string">
            <text:p text:style-name="P101">Behavior</text:p>
          </table:table-cell>
        </table:table-row>
        <table:table-row>
          <table:table-cell table:style-name="Таблица56.A2" office:value-type="string">
            <text:p text:style-name="Table_20_Contents"><text:span text:style-name="Source_20_Text">"</text:span><text:span text:style-name="Source_20_Text"><text:span text:style-name="T74">foo</text:span></text:span><text:span text:style-name="Source_20_Text">=</text:span><text:span text:style-name="Source_20_Text"><text:span text:style-name="T49">bar</text:span></text:span><text:span text:style-name="Source_20_Text">"</text:span></text:p>
          </table:table-cell>
          <table:table-cell table:style-name="Таблица56.A2" office:value-type="string">
            <text:p text:style-name="Table_20_Contents">Serves the resource from the store <text:span text:style-name="T2">if</text:span> cookie <text:span text:style-name="Source_20_Text"><text:span text:style-name="T140">foo</text:span></text:span> is present in the request, and has the value <text:span text:style-name="Source_20_Text"><text:span text:style-name="T74">bar</text:span></text:span>. </text:p>
          </table:table-cell>
        </table:table-row>
        <table:table-row>
          <table:table-cell table:style-name="Таблица56.A2" office:value-type="string">
            <text:p text:style-name="Table_20_Contents"><text:span text:style-name="Source_20_Text">"</text:span><text:span text:style-name="Source_20_Text"><text:span text:style-name="T74">foo</text:span></text:span><text:span text:style-name="Source_20_Text">=</text:span><text:span text:style-name="Source_20_Text"><text:span text:style-name="T49">;NONE;</text:span></text:span><text:span text:style-name="Source_20_Text">"</text:span></text:p>
          </table:table-cell>
          <table:table-cell table:style-name="Таблица56.A2" office:value-type="string">
            <text:p text:style-name="Table_20_Contents">Serves the resource from the store <text:span text:style-name="T2">if</text:span> cookie <text:span text:style-name="Source_20_Text"><text:span text:style-name="T140">foo</text:span></text:span> is <text:span text:style-name="T28">not</text:span> present in the request. </text:p>
          </table:table-cell>
        </table:table-row>
      </table:table>
      <text:p text:style-name="Text_20_body"> </text:p>
      <text:h text:style-name="P88" text:outline-level="2" text:is-list-header="true"><text:bookmark text:name="filesystem_location"/>Location of cached files</text:h>
      <text:p text:style-name="Text_20_body"><text:tab/>The <text:span text:style-name="T117">LocalServer</text:span> stores files that your application captures in a location determined by the browser and platform. </text:p>
      <text:p text:style-name="Text_20_body"/>
      <text:p text:style-name="P83"><text:span text:style-name="Strong_20_Emphasis"><text:span text:style-name="T126">Windows Vista - Internet Explorer </text:span></text:span></text:p>
      <text:p text:style-name="Text_20_body"><text:span text:style-name="T2">Location</text:span>: {FOLDERID_LocalAppDataLow}\Google\Google Gears for Internet Explorer<text:line-break/><text:span text:style-name="T2">Example</text:span>: C:\Users\Bob\AppData\LocalLow\Google\Google Gears for Internet Explorer</text:p>
      <text:p text:style-name="P83"><text:span text:style-name="Strong_20_Emphasis"><text:span text:style-name="T126">Windows Vista - Firefox</text:span></text:span><text:span text:style-name="Strong_20_Emphasis"> </text:span>- Files are stored in the user local profile directory. </text:p>
      <text:p text:style-name="Text_20_body"><text:span text:style-name="T2">Location</text:span>: C:\Users\&lt;username&gt;\AppData\Local\Mozilla\Firefox\Profiles\{profile}.default\Google Gears for Firefox <text:line-break/><text:span text:style-name="T2">Example</text:span>: C:\Users\Bob\AppData\Local\Mozilla\Firefox\Profiles\uelib44s.default\Google Gears for Firefox </text:p>
      <text:p text:style-name="P83"><text:span text:style-name="Strong_20_Emphasis"><text:span text:style-name="T126">Windows XP - Internet Explorer</text:span></text:span><text:span text:style-name="Strong_20_Emphasis"> </text:span>- Files are stored in the user local profile directory. </text:p>
      <text:p text:style-name="Text_20_body"><text:span text:style-name="T2">Location</text:span>: C:\Documents and Settings\&lt;username&gt;\Local Settings\Application <text:soft-page-break/>Data\Google\Google Gears for Internet Explorer<text:line-break/><text:span text:style-name="T2">Example</text:span>: C:\Documents and Settings\Bob\Local Settings\Application Data\Google\Google Gears for Internet Explorer</text:p>
      <text:p text:style-name="P83"><text:span text:style-name="Strong_20_Emphasis"><text:span text:style-name="T126">Windows XP - Firefox</text:span></text:span><text:span text:style-name="Strong_20_Emphasis"> </text:span>- Files are stored in the user local profile directory. </text:p>
      <text:p text:style-name="Text_20_body"><text:span text:style-name="T2">Location</text:span>: C:\Documents and Settings\&lt;username&gt;\Local Settings\Application Data\Mozilla\Firefox\Profiles\{profile}\Google Gears for Firefox<text:line-break/><text:span text:style-name="T2">Example</text:span>: C:\Documents and Settings\Bob\Local Settings\Application Data\Mozilla\Firefox\Profiles\uelib44s.default\Google Gears for Firefox</text:p>
      <text:p text:style-name="P83"><text:span text:style-name="Strong_20_Emphasis"><text:span text:style-name="T126">Mac OS/X - Firefox </text:span></text:span>- Files are stored in the user local profile directory. </text:p>
      <text:p text:style-name="Text_20_body"><text:span text:style-name="T160">Location</text:span>: Users/&lt;username&gt;/Library/Caches/Firefox/Profiles/{profile}.default/Google Gears for Firefox <text:line-break/><text:span text:style-name="T2">Example</text:span>: Users/Bob/Library/Caches/Firefox/Profiles/08ywpi3q.default/Google Gears for Firefox</text:p>
      <text:p text:style-name="P83"><text:span text:style-name="Strong_20_Emphasis"><text:span text:style-name="T126">Linux - Firefox</text:span></text:span><text:span text:style-name="Strong_20_Emphasis"> </text:span>- Files are stored in the user home directory.</text:p>
      <text:p text:style-name="Text_20_body"><text:span text:style-name="T2">Location</text:span>: ~<text:span text:style-name="Emphasis">bob</text:span>/.mozilla/firefox/&lt;firefox's profile id&gt;/Google Gears for Firefox <text:line-break/><text:span text:style-name="T2">Example</text:span>: ~bob/.mozilla/firefox/08ywpi3q.default/Google Gears for Firefox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h text:style-name="P131" text:outline-level="1" text:is-list-header="true">Timer API</text:h>
      <text:p text:style-name="P116"><text:span text:style-name="T7"><text:tab/>The </text:span><text:span text:style-name="T128">Timer module </text:span><text:span text:style-name="T7">implements the </text:span><text:a xlink:type="simple" xlink:href="http://www.whatwg.org/specs/web-apps/current-work/multipage/section-timers.html"><text:span text:style-name="T7">WhatWG Timer specification</text:span></text:a><text:span text:style-name="T7">, and makes it available </text:span><text:span text:style-name="T9">in</text:span><text:span text:style-name="T7"> </text:span><text:span text:style-name="T9">both</text:span><text:span text:style-name="T7"> </text:span><text:span text:style-name="T13">workers</text:span><text:span text:style-name="T7"> </text:span><text:span text:style-name="T9">and</text:span><text:span text:style-name="T7"> </text:span><text:span text:style-name="T13">the main HTML pag</text:span><text:span text:style-name="T7">e. This is the </text:span><text:span text:style-name="T13">same</text:span><text:span text:style-name="T7"> </text:span><text:span text:style-name="T9">timer API</text:span><text:span text:style-name="T7"> that is traditionally available in browsers on the </text:span><text:span text:style-name="Source_20_Text"><text:span text:style-name="T7">window</text:span></text:span><text:span text:style-name="T7"> object. </text:span></text:p>
      <text:h text:style-name="P93" text:outline-level="2" text:is-list-header="true">Contents</text:h>
      <text:list text:style-name="L50">
        <text:list-item>
          <text:p text:style-name="P153">Overview </text:p>
        </text:list-item>
        <text:list-item>
          <text:p text:style-name="P153">Example </text:p>
        </text:list-item>
        <text:list-item>
          <text:p text:style-name="P153">Timer class </text:p>
        </text:list-item>
      </text:list>
      <text:h text:style-name="P93" text:outline-level="2" text:is-list-header="true"><text:bookmark text:name="overview3"/>Overview</text:h>
      <text:p text:style-name="P116"><text:span text:style-name="T7"><text:tab/>Since workers </text:span><text:span text:style-name="T32">don't</text:span><text:span text:style-name="T7"> have access to the </text:span><text:span text:style-name="T9">window</text:span><text:span text:style-name="T7"> object, they also </text:span><text:span text:style-name="T32">don't</text:span><text:span text:style-name="T7"> have access to the </text:span><text:span text:style-name="T13">standard</text:span><text:span text:style-name="T7"> timer functionality. The </text:span><text:span text:style-name="T128">Timer</text:span><text:span text:style-name="T7"> </text:span><text:span text:style-name="T128">module</text:span><text:span text:style-name="T7"> exposes similar functionality that can be used </text:span><text:span text:style-name="T9">both in</text:span><text:span text:style-name="T7"> </text:span><text:span text:style-name="T13">the main pag</text:span><text:span text:style-name="T7">e </text:span><text:span text:style-name="T9">and</text:span><text:span text:style-name="T13"> in workers.</text:span><text:span text:style-name="T7"> This allows code to be shared across both contexts. </text:span></text:p>
      <text:p text:style-name="P122">Permission</text:p>
      <text:p text:style-name="P67">Does <text:span text:style-name="T2">not</text:span> require user permission.</text:p>
      <text:p text:style-name="P126"><text:bookmark text:name="example4"/>Example</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text:span><text:span text:style-name="Source_20_Text"><text:span text:style-name="T27">src</text:span></text:span><text:span text:style-name="Source_20_Text">=</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49">var</text:span></text:span><text:span text:style-name="Source_20_Text"> </text:span><text:span text:style-name="Source_20_Text"><text:span text:style-name="T153">timer</text:span></text:span><text:span text:style-name="Source_20_Text"> =</text:span><text:span text:style-name="Source_20_Text"><text:span text:style-name="T82"> </text:span></text:span><text:span text:style-name="Source_20_Text"><text:span text:style-name="T100">google.gears.factory.</text:span></text:span><text:span text:style-name="Source_20_Text"><text:span text:style-name="T86">create(</text:span></text:span><text:span text:style-name="Source_20_Text">'</text:span><text:span text:style-name="Source_20_Text"><text:span text:style-name="T49">beta.timer</text:span></text:span><text:span text:style-name="Source_20_Text">'</text:span><text:span text:style-name="Source_20_Text"><text:span text:style-name="T86">);</text:span></text:span></text:p>
      <text:p text:style-name="P53"><text:span text:style-name="Source_20_Text"><text:span text:style-name="T153">timer</text:span></text:span><text:span text:style-name="Source_20_Text">.</text:span><text:span text:style-name="Source_20_Text"><text:span text:style-name="T86">setTimeout(</text:span></text:span><text:span text:style-name="Source_20_Text"><text:span text:style-name="T49">function()</text:span></text:span><text:span text:style-name="Source_20_Text"> </text:span><text:span text:style-name="Source_20_Text"><text:span text:style-name="T2">{ alert</text:span></text:span><text:span text:style-name="Source_20_Text">('H</text:span><text:span text:style-name="Source_20_Text"><text:span text:style-name="T49">ello, from the future!</text:span></text:span><text:span text:style-name="Source_20_Text">'</text:span><text:span text:style-name="Source_20_Text"><text:span text:style-name="T2">); },</text:span></text:span></text:p>
      <text:p text:style-name="P53"><text:span text:style-name="Source_20_Text"><text:s text:c="17"/></text:span><text:span text:style-name="Source_20_Text"><text:span text:style-name="T49">1000</text:span></text:span><text:span text:style-name="Source_20_Text">);</text:span></text:p>
      <text:p text:style-name="P23"><text:span text:style-name="Source_20_Text">&lt;/</text:span><text:span text:style-name="Source_20_Text"><text:span text:style-name="T86">script</text:span></text:span><text:span text:style-name="Source_20_Text">&gt;</text:span></text:p>
      <text:h text:style-name="P88" text:outline-level="2" text:is-list-header="true"><text:bookmark text:name="timer_class"/><text:soft-page-break/><text:span text:style-name="T110">Timer</text:span> class</text:h>
      <text:p text:style-name="P53"><text:span text:style-name="Source_20_Text">int <text:s/></text:span><text:span text:style-name="Source_20_Text"><text:span text:style-name="T1">setTimeout</text:span></text:span><text:span text:style-name="Source_20_Text">(fullScript, msecDelay)</text:span></text:p>
      <text:p text:style-name="P53"><text:span text:style-name="Source_20_Text">int <text:s/></text:span><text:span text:style-name="Source_20_Text"><text:span text:style-name="T1">setTimeout</text:span></text:span><text:span text:style-name="Source_20_Text">(function, msecDelay)</text:span></text:p>
      <text:p text:style-name="P53"><text:span text:style-name="Source_20_Text">int <text:s/></text:span><text:span text:style-name="Source_20_Text"><text:span text:style-name="T1">setInterval</text:span></text:span><text:span text:style-name="Source_20_Text">(fullScript, msecDelay)</text:span></text:p>
      <text:p text:style-name="P53"><text:span text:style-name="Source_20_Text">int <text:s/></text:span><text:span text:style-name="Source_20_Text"><text:span text:style-name="T1">setInterval</text:span></text:span><text:span text:style-name="Source_20_Text">(function, msecDelay)</text:span></text:p>
      <text:p text:style-name="P53"><text:span text:style-name="Source_20_Text">void </text:span><text:span text:style-name="Source_20_Text"><text:span text:style-name="T1">clearTimeout</text:span></text:span><text:span text:style-name="Source_20_Text">(timerId)</text:span></text:p>
      <text:p text:style-name="P23"><text:span text:style-name="Source_20_Text">void </text:span><text:span text:style-name="Source_20_Text"><text:span text:style-name="T1">clearInterval</text:span></text:span><text:span text:style-name="Source_20_Text">(timerId)</text:span></text:p>
      <text:p text:style-name="Text_20_body"/>
      <text:h text:style-name="P105" text:outline-level="3" text:is-list-header="true">Methods</text:h>
      <table:table table:name="Таблица57" table:style-name="Таблица57">
        <table:table-column table:style-name="Таблица57.A"/>
        <table:table-column table:style-name="Таблица57.B"/>
        <table:table-row>
          <table:table-cell table:style-name="Таблица57.A1" table:number-columns-spanned="2" office:value-type="string">
            <text:p text:style-name="P98"><text:span text:style-name="Source_20_Text"><text:span text:style-name="T92">setTimeout(function, msecDelay)</text:span></text:span></text:p>
          </table:table-cell>
          <table:covered-table-cell/>
        </table:table-row>
        <table:table-row>
          <table:table-cell table:style-name="Таблица57.A2" office:value-type="string">
            <text:p text:style-name="P39">Parameters:</text:p>
          </table:table-cell>
          <table:table-cell table:style-name="Таблица57.A2" office:value-type="string">
            <text:p text:style-name="Table_20_Contents"><text:span text:style-name="Source_20_Text"><text:span text:style-name="T140">function</text:span></text:span> <text:line-break/><text:span text:style-name="Source_20_Text"><text:span text:style-name="T140">msecDelay</text:span></text:span></text:p>
          </table:table-cell>
        </table:table-row>
        <table:table-row>
          <table:table-cell table:style-name="Таблица57.A2" office:value-type="string">
            <text:p text:style-name="P39">Return value:</text:p>
          </table:table-cell>
          <table:table-cell table:style-name="Таблица57.A2" office:value-type="string">
            <text:p text:style-name="Table_20_Contents">The <text:span text:style-name="T2">ID</text:span> of the <text:span text:style-name="T152">new timeou</text:span>t.</text:p>
          </table:table-cell>
        </table:table-row>
        <table:table-row>
          <table:table-cell table:style-name="Таблица57.A2" office:value-type="string">
            <text:p text:style-name="P39">Description:</text:p>
          </table:table-cell>
          <table:table-cell table:style-name="Таблица57.A2" office:value-type="string">
            <text:p text:style-name="Table_20_Contents">Creates a <text:span text:style-name="T152">timeout</text:span> that will call <text:span text:style-name="Source_20_Text"><text:span text:style-name="T140">function</text:span></text:span> after <text:span text:style-name="Source_20_Text"><text:span text:style-name="T140">msecDelay</text:span></text:span> milliseconds have elapsed. <text:line-break/><text:line-break/>Timer <text:span text:style-name="T2">IDs</text:span> are guaranteed to be unique values that are never reused within the <text:span text:style-name="T152">same</text:span> <text:span text:style-name="T117">Timer</text:span>. </text:p>
          </table:table-cell>
        </table:table-row>
      </table:table>
      <table:table table:name="Таблица58" table:style-name="Таблица58">
        <table:table-column table:style-name="Таблица58.A"/>
        <table:table-column table:style-name="Таблица58.B"/>
        <table:table-row>
          <table:table-cell table:style-name="Таблица58.A1" table:number-columns-spanned="2" office:value-type="string">
            <text:p text:style-name="P98"><text:span text:style-name="Source_20_Text"><text:span text:style-name="T92">setTimeout(</text:span></text:span><text:span text:style-name="Source_20_Text"><text:span text:style-name="T144">fullScript</text:span></text:span><text:span text:style-name="Source_20_Text"><text:span text:style-name="T92">, </text:span></text:span><text:span text:style-name="Source_20_Text"><text:span text:style-name="T144">msecDelay</text:span></text:span><text:span text:style-name="Source_20_Text"><text:span text:style-name="T92">)</text:span></text:span></text:p>
          </table:table-cell>
          <table:covered-table-cell/>
        </table:table-row>
        <table:table-row>
          <table:table-cell table:style-name="Таблица58.A2" office:value-type="string">
            <text:p text:style-name="P39">Parameters:</text:p>
          </table:table-cell>
          <table:table-cell table:style-name="Таблица58.A2" office:value-type="string">
            <text:p text:style-name="Table_20_Contents"><text:span text:style-name="Source_20_Text"><text:span text:style-name="T140">fullScript <text:line-break/>msecDelay</text:span></text:span></text:p>
          </table:table-cell>
        </table:table-row>
        <table:table-row>
          <table:table-cell table:style-name="Таблица58.A2" office:value-type="string">
            <text:p text:style-name="P39">Return value: </text:p>
          </table:table-cell>
          <table:table-cell table:style-name="Таблица58.A2" office:value-type="string">
            <text:p text:style-name="Table_20_Contents">The <text:span text:style-name="T2">ID</text:span> of the new timeout.</text:p>
          </table:table-cell>
        </table:table-row>
        <table:table-row>
          <table:table-cell table:style-name="Таблица58.A2" office:value-type="string">
            <text:p text:style-name="P39">Description:</text:p>
          </table:table-cell>
          <table:table-cell table:style-name="Таблица58.A2" office:value-type="string">
            <text:p text:style-name="Table_20_Contents">Creates a timeout that will evaluate <text:span text:style-name="Source_20_Text"><text:span text:style-name="T140">fullScript</text:span></text:span> after <text:span text:style-name="Source_20_Text"><text:span text:style-name="T140">msecDelay</text:span></text:span> milliseconds have elapsed. <text:line-break/><text:line-break/>Timer <text:span text:style-name="T2">IDs</text:span> are guaranteed to be unique values that are never reused within the <text:span text:style-name="T152">same</text:span> <text:span text:style-name="T117">Timer</text:span>. </text:p>
          </table:table-cell>
        </table:table-row>
      </table:table>
      <table:table table:name="Таблица59" table:style-name="Таблица59">
        <table:table-column table:style-name="Таблица59.A"/>
        <table:table-column table:style-name="Таблица59.B"/>
        <table:table-row>
          <table:table-cell table:style-name="Таблица59.A1" table:number-columns-spanned="2" office:value-type="string">
            <text:p text:style-name="P98"><text:span text:style-name="Source_20_Text"><text:span text:style-name="T92">setInterval(</text:span></text:span><text:span text:style-name="Source_20_Text"><text:span text:style-name="T144">function</text:span></text:span><text:span text:style-name="Source_20_Text"><text:span text:style-name="T92">, </text:span></text:span><text:span text:style-name="Source_20_Text"><text:span text:style-name="T144">msecDelay</text:span></text:span><text:span text:style-name="Source_20_Text"><text:span text:style-name="T92">)</text:span></text:span></text:p>
          </table:table-cell>
          <table:covered-table-cell/>
        </table:table-row>
        <table:table-row>
          <table:table-cell table:style-name="Таблица59.A2" office:value-type="string">
            <text:p text:style-name="P39">Parameters:</text:p>
          </table:table-cell>
          <table:table-cell table:style-name="Таблица59.A2" office:value-type="string">
            <text:p text:style-name="Table_20_Contents"><text:span text:style-name="Source_20_Text"><text:span text:style-name="T140">function <text:line-break/>msecDelay</text:span></text:span></text:p>
          </table:table-cell>
        </table:table-row>
        <table:table-row>
          <table:table-cell table:style-name="Таблица59.A2" office:value-type="string">
            <text:p text:style-name="P39">Return value:</text:p>
          </table:table-cell>
          <table:table-cell table:style-name="Таблица59.A2" office:value-type="string">
            <text:p text:style-name="Table_20_Contents">The <text:span text:style-name="T2">ID</text:span> of the new interval.</text:p>
          </table:table-cell>
        </table:table-row>
        <table:table-row>
          <table:table-cell table:style-name="Таблица59.A2" office:value-type="string">
            <text:p text:style-name="P39">Description:</text:p>
          </table:table-cell>
          <table:table-cell table:style-name="Таблица59.A2" office:value-type="string">
            <text:p text:style-name="Table_20_Contents">Creates an interval that will call <text:span text:style-name="Source_20_Text"><text:span text:style-name="T140">function</text:span></text:span> after every <text:span text:style-name="Source_20_Text"><text:span text:style-name="T104">msecDelay</text:span></text:span> milliseconds have elapsed. It will continue to fire until you call <text:span text:style-name="T86">clearInterval()</text:span> with this interval's <text:span text:style-name="T2">ID</text:span>, or the page is unloaded. <text:line-break/><text:line-break/>Timer <text:span text:style-name="T2">IDs</text:span> are guaranteed to be unique values that are never reused within the same <text:span text:style-name="T117">Timer</text:span>. </text:p>
          </table:table-cell>
        </table:table-row>
      </table:table>
      <table:table table:name="Таблица60" table:style-name="Таблица60">
        <table:table-column table:style-name="Таблица60.A"/>
        <table:table-column table:style-name="Таблица60.B"/>
        <text:soft-page-break/>
        <table:table-row>
          <table:table-cell table:style-name="Таблица60.A1" table:number-columns-spanned="2" office:value-type="string">
            <text:p text:style-name="P98"><text:span text:style-name="Source_20_Text"><text:span text:style-name="T92">setInterval(</text:span></text:span><text:span text:style-name="Source_20_Text"><text:span text:style-name="T144">fullScript</text:span></text:span><text:span text:style-name="Source_20_Text"><text:span text:style-name="T92">, </text:span></text:span><text:span text:style-name="Source_20_Text"><text:span text:style-name="T144">msecDelay</text:span></text:span><text:span text:style-name="Source_20_Text"><text:span text:style-name="T92">)</text:span></text:span></text:p>
          </table:table-cell>
          <table:covered-table-cell/>
        </table:table-row>
        <table:table-row>
          <table:table-cell table:style-name="Таблица60.A2" office:value-type="string">
            <text:p text:style-name="P39">Parameters:</text:p>
          </table:table-cell>
          <table:table-cell table:style-name="Таблица60.A2" office:value-type="string">
            <text:p text:style-name="Table_20_Contents"><text:span text:style-name="Source_20_Text"><text:span text:style-name="T140">fullScript <text:line-break/>msecDelay</text:span></text:span></text:p>
          </table:table-cell>
        </table:table-row>
        <table:table-row>
          <table:table-cell table:style-name="Таблица60.A2" office:value-type="string">
            <text:p text:style-name="P39">Return value:</text:p>
          </table:table-cell>
          <table:table-cell table:style-name="Таблица60.A2" office:value-type="string">
            <text:p text:style-name="Table_20_Contents">The <text:span text:style-name="T2">ID</text:span> of the new interval.</text:p>
          </table:table-cell>
        </table:table-row>
        <table:table-row>
          <table:table-cell table:style-name="Таблица60.A2" office:value-type="string">
            <text:p text:style-name="P39">Description:</text:p>
          </table:table-cell>
          <table:table-cell table:style-name="Таблица60.A2" office:value-type="string">
            <text:p text:style-name="Table_20_Contents">Creates an interval that will evaluate <text:span text:style-name="Source_20_Text"><text:span text:style-name="T140">fullScript</text:span></text:span> after every <text:span text:style-name="Source_20_Text"><text:span text:style-name="T140">msecDelay</text:span></text:span> milliseconds have elapsed. It will continue to fire <text:span text:style-name="T2">until</text:span> you call <text:span text:style-name="T86">clearInterval() </text:span>with this interval's <text:span text:style-name="T2">ID</text:span>, or the page is unloaded. <text:line-break/><text:line-break/>Timer <text:span text:style-name="T2">IDs</text:span> are guaranteed to be unique values that are never reused within the same Timer. </text:p>
          </table:table-cell>
        </table:table-row>
      </table:table>
      <table:table table:name="Таблица61" table:style-name="Таблица61">
        <table:table-column table:style-name="Таблица61.A"/>
        <table:table-column table:style-name="Таблица61.B"/>
        <table:table-row>
          <table:table-cell table:style-name="Таблица61.A1" table:number-columns-spanned="2" office:value-type="string">
            <text:p text:style-name="P98"><text:span text:style-name="Source_20_Text"><text:span text:style-name="T92">clearTimeout(</text:span></text:span><text:span text:style-name="Source_20_Text"><text:span text:style-name="T144">timeoutId</text:span></text:span><text:span text:style-name="Source_20_Text"><text:span text:style-name="T92">)</text:span></text:span></text:p>
          </table:table-cell>
          <table:covered-table-cell/>
        </table:table-row>
        <table:table-row>
          <table:table-cell table:style-name="Таблица61.A2" office:value-type="string">
            <text:p text:style-name="P39">Parameters:</text:p>
          </table:table-cell>
          <table:table-cell table:style-name="Таблица61.A2" office:value-type="string">
            <text:p text:style-name="Table_20_Contents"><text:span text:style-name="Source_20_Text"><text:span text:style-name="T140">timeoutId</text:span></text:span> - The <text:span text:style-name="T2">ID</text:span> of the timeout to remove. </text:p>
          </table:table-cell>
        </table:table-row>
        <table:table-row>
          <table:table-cell table:style-name="Таблица61.A2" office:value-type="string">
            <text:p text:style-name="P39">Description:</text:p>
          </table:table-cell>
          <table:table-cell table:style-name="Таблица61.A2" office:value-type="string">
            <text:p text:style-name="Table_20_Contents">Works with timeouts created with either the <text:span text:style-name="Source_20_Text"><text:span text:style-name="T140">fullScript</text:span></text:span> or <text:span text:style-name="Source_20_Text"><text:span text:style-name="T140">function</text:span></text:span> version. </text:p>
          </table:table-cell>
        </table:table-row>
      </table:table>
      <table:table table:name="Таблица62" table:style-name="Таблица62">
        <table:table-column table:style-name="Таблица62.A"/>
        <table:table-column table:style-name="Таблица62.B"/>
        <table:table-row>
          <table:table-cell table:style-name="Таблица62.A1" table:number-columns-spanned="2" office:value-type="string">
            <text:p text:style-name="P98"><text:span text:style-name="Source_20_Text"><text:span text:style-name="T92">clearInterval(</text:span></text:span><text:span text:style-name="Source_20_Text"><text:span text:style-name="T144">intervalId</text:span></text:span><text:span text:style-name="Source_20_Text"><text:span text:style-name="T92">)</text:span></text:span></text:p>
          </table:table-cell>
          <table:covered-table-cell/>
        </table:table-row>
        <table:table-row>
          <table:table-cell table:style-name="Таблица62.A2" office:value-type="string">
            <text:p text:style-name="P39">Parameters:</text:p>
          </table:table-cell>
          <table:table-cell table:style-name="Таблица62.A2" office:value-type="string">
            <text:p text:style-name="Table_20_Contents"><text:span text:style-name="Source_20_Text"><text:span text:style-name="T140">intervalId</text:span></text:span> - The <text:span text:style-name="T2">ID</text:span> of the interval to remove. </text:p>
          </table:table-cell>
        </table:table-row>
        <table:table-row>
          <table:table-cell table:style-name="Таблица62.A2" office:value-type="string">
            <text:p text:style-name="P39">Description:</text:p>
          </table:table-cell>
          <table:table-cell table:style-name="Таблица62.A2" office:value-type="string">
            <text:p text:style-name="Table_20_Contents">Works with intervals created with either the <text:span text:style-name="Source_20_Text"><text:span text:style-name="T140">fullScript</text:span></text:span> or <text:span text:style-name="Source_20_Text"><text:span text:style-name="T140">function</text:span></text:span> version. <text:span text:style-name="T27">No</text:span> future events will fire from the given interval. </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31" text:outline-level="1" text:is-list-header="true"><text:span text:style-name="T126">WorkerPool</text:span> Module API</text:h>
      <text:p text:style-name="P110"><text:tab/>The <text:span text:style-name="T140">WorkerPool</text:span> module allows web applications to run <text:span text:style-name="T2">JavaScript</text:span> code in the <text:span text:style-name="T152">background</text:span>, without blocking the main page's script execution. </text:p>
      <text:h text:style-name="P93" text:outline-level="2" text:is-list-header="true">Contents</text:h>
      <text:list text:style-name="L51">
        <text:list-item>
          <text:p text:style-name="P154">Overview </text:p>
        </text:list-item>
        <text:list-item>
          <text:p text:style-name="P154">Example </text:p>
        </text:list-item>
        <text:list-item>
          <text:p text:style-name="P154">Details </text:p>
          <text:list>
            <text:list-item>
              <text:p text:style-name="P155">Code and data isolation </text:p>
            </text:list-item>
            <text:list-item>
              <text:p text:style-name="P155">Limitations </text:p>
            </text:list-item>
            <text:list-item>
              <text:p text:style-name="P155">Usage pattern </text:p>
            </text:list-item>
          </text:list>
        </text:list-item>
        <text:list-item>
          <text:p text:style-name="P154">WorkerPool class </text:p>
        </text:list-item>
      </text:list>
      <text:h text:style-name="P93" text:outline-level="2" text:is-list-header="true"><text:bookmark text:name="overview4"/>Overview</text:h>
      <text:p text:style-name="P110"><text:tab/>In web browsers a single time-intensive operation, such as <text:span text:style-name="T2">I/O </text:span>or heavy computation, can make the <text:span text:style-name="T2">UI</text:span> unresponsive. The <text:span text:style-name="T140">WorkerPool</text:span> <text:span text:style-name="T140">module</text:span> runs operations in the background, <text:span text:style-name="T2">without</text:span> blocking the <text:span text:style-name="T2">UI</text:span>. Scripts executing in the <text:span text:style-name="T140">WorkerPool</text:span> <text:span text:style-name="T27">will not </text:span>trigger the browser's "<text:span text:style-name="T49">unresponsive script</text:span>" dialog. </text:p>
      <text:p text:style-name="P122">Permission</text:p>
      <text:p text:style-name="P66"><text:tab/>This <text:span text:style-name="T2">API</text:span> requires user permission. If you would like to customize the <text:span text:style-name="T76">default dialog</text:span>, you can explicitly call <text:span text:style-name="Source_20_Text"><text:span text:style-name="T82">google.gears.factory.</text:span></text:span><text:span text:style-name="Source_20_Text"><text:span text:style-name="T86">getPermission()</text:span></text:span><text:span text:style-name="T2"> </text:span>- <text:a xlink:type="simple" xlink:href="http://code.google.com/apis/gears/api_factory.html">see how.</text:a></text:p>
      <text:p text:style-name="P122"><text:bookmark text:name="example5"/>Example</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 </text:span><text:span text:style-name="Source_20_Text"><text:span text:style-name="T27">src</text:span></text:span><text:span text:style-name="Source_20_Text">=</text:span>"<text:span text:style-name="T49">gears_init.js</text:span>"<text:span text:style-name="Source_20_Text">&gt;&lt;/</text:span><text:span text:style-name="Source_20_Text"><text:span text:style-name="T86">script</text:span></text:span><text:span text:style-name="Source_20_Text">&gt;</text:span></text:p>
      <text:p text:style-name="P53"><text:span text:style-name="Source_20_Text">&lt;</text:span><text:span text:style-name="Source_20_Text"><text:span text:style-name="T86">script</text:span></text:span><text:span text:style-name="Source_20_Text"> </text:span><text:span text:style-name="Source_20_Text"><text:span text:style-name="T27">type</text:span></text:span><text:span text:style-name="Source_20_Text">="</text:span><text:span text:style-name="Source_20_Text"><text:span text:style-name="T49">text/javascript</text:span></text:span><text:span text:style-name="Source_20_Text">"&gt;</text:span></text:p>
      <text:p text:style-name="P53"><text:span text:style-name="Source_20_Text"><text:span text:style-name="T180">// main.js</text:span></text:span></text:p>
      <text:p text:style-name="P60"><text:span text:style-name="Source_20_Text"><text:span text:style-name="T49">var</text:span></text:span><text:span text:style-name="Source_20_Text"> </text:span><text:span text:style-name="Source_20_Text"><text:span text:style-name="T153">workerPool</text:span></text:span><text:span text:style-name="Source_20_Text"> = </text:span><text:span text:style-name="Source_20_Text"><text:span text:style-name="T82">google.gears.factory.</text:span></text:span><text:span text:style-name="Source_20_Text"><text:span text:style-name="T86">create(</text:span></text:span><text:span text:style-name="Source_20_Text">'</text:span><text:span text:style-name="Source_20_Text"><text:span text:style-name="T49">beta.workerpool</text:span></text:span><text:span text:style-name="Source_20_Text">'</text:span><text:span text:style-name="Source_20_Text"><text:span text:style-name="T86">);</text:span></text:span></text:p>
      <text:p text:style-name="P53"/>
      <text:p text:style-name="P53"><text:span text:style-name="Source_20_Text"><text:span text:style-name="T153">workerPool</text:span></text:span><text:span text:style-name="Source_20_Text">.</text:span><text:span text:style-name="Source_20_Text"><text:span text:style-name="T86">onmessage</text:span></text:span><text:span text:style-name="Source_20_Text"> = </text:span><text:span text:style-name="Source_20_Text"><text:span text:style-name="T49">function(</text:span></text:span><text:span text:style-name="Source_20_Text"><text:span text:style-name="T138">a, b, message</text:span></text:span><text:span text:style-name="Source_20_Text"><text:span text:style-name="T74">)</text:span></text:span><text:span text:style-name="Source_20_Text"><text:span text:style-name="T2"> {</text:span></text:span></text:p>
      <text:p text:style-name="P53"><text:soft-page-break/><text:span text:style-name="Source_20_Text"><text:s text:c="2"/></text:span><text:span text:style-name="Source_20_Text"><text:span text:style-name="T2">alert(</text:span></text:span><text:span text:style-name="Source_20_Text">'</text:span><text:span text:style-name="Source_20_Text"><text:span text:style-name="T49">Received message from worker</text:span></text:span><text:span text:style-name="Source_20_Text"> ' + </text:span><text:span text:style-name="Source_20_Text"><text:span text:style-name="T138">message</text:span></text:span><text:span text:style-name="Source_20_Text"><text:span text:style-name="T126">.</text:span></text:span><text:span text:style-name="Source_20_Text"><text:span text:style-name="T140">sender</text:span></text:span><text:span text:style-name="Source_20_Text"><text:span text:style-name="T126"> </text:span></text:span><text:span text:style-name="Source_20_Text">+ '</text:span><text:span text:style-name="Source_20_Text"><text:span text:style-name="T49">: \n</text:span></text:span><text:span text:style-name="Source_20_Text">' + <text:tab/><text:tab/></text:span><text:span text:style-name="Source_20_Text"><text:span text:style-name="T138">message</text:span></text:span><text:span text:style-name="Source_20_Text">.</text:span><text:span text:style-name="Source_20_Text"><text:span text:style-name="T140">body</text:span></text:span><text:span text:style-name="Source_20_Text">);</text:span></text:p>
      <text:p text:style-name="P53"><text:span text:style-name="Source_20_Text"><text:span text:style-name="T2">};</text:span></text:span></text:p>
      <text:p text:style-name="P53"/>
      <text:p text:style-name="P53"><text:span text:style-name="Source_20_Text"><text:span text:style-name="T49">var</text:span></text:span><text:span text:style-name="Source_20_Text"> </text:span><text:span text:style-name="Source_20_Text"><text:span text:style-name="T153">childWorkerId</text:span></text:span><text:span text:style-name="Source_20_Text"> = workerPool.</text:span><text:span text:style-name="Source_20_Text"><text:span text:style-name="T86">createWorkerFromUrl(</text:span></text:span><text:span text:style-name="Source_20_Text"><text:span text:style-name="T104">'</text:span></text:span><text:span text:style-name="Source_20_Text"><text:span text:style-name="T49">worker.js</text:span></text:span><text:span text:style-name="Source_20_Text">'</text:span><text:span text:style-name="Source_20_Text"><text:span text:style-name="T86">);</text:span></text:span></text:p>
      <text:p text:style-name="P53"/>
      <text:p text:style-name="P53"><text:span text:style-name="Source_20_Text"><text:span text:style-name="T153">workerPool</text:span></text:span><text:span text:style-name="Source_20_Text">.</text:span><text:span text:style-name="Source_20_Text"><text:span text:style-name="T86">sendMessage(</text:span></text:span><text:span text:style-name="Source_20_Text"><text:span text:style-name="T2">[</text:span></text:span><text:span text:style-name="Source_20_Text">"</text:span><text:span text:style-name="Source_20_Text"><text:span text:style-name="T49">3..2..</text:span></text:span><text:span text:style-name="Source_20_Text">", </text:span><text:span text:style-name="Source_20_Text"><text:span text:style-name="T49">1</text:span></text:span><text:span text:style-name="Source_20_Text">, </text:span><text:span text:style-name="Source_20_Text"><text:span text:style-name="T2">{</text:span></text:span><text:span text:style-name="Source_20_Text"><text:span text:style-name="T49">helloWorld</text:span></text:span><text:span text:style-name="Source_20_Text">: "</text:span><text:span text:style-name="Source_20_Text"><text:span text:style-name="T49">Hello world!</text:span></text:span><text:span text:style-name="Source_20_Text">"</text:span><text:span text:style-name="Source_20_Text"><text:span text:style-name="T2">}],</text:span></text:span><text:span text:style-name="Source_20_Text"> <text:tab/><text:tab/></text:span><text:span text:style-name="Source_20_Text"><text:span text:style-name="T135">childWorkerId </text:span></text:span><text:span text:style-name="Source_20_Text"><text:span text:style-name="T86">);</text:span></text:span></text:p>
      <text:p text:style-name="P23"><text:span text:style-name="Source_20_Text">&lt;/</text:span><text:span text:style-name="Source_20_Text"><text:span text:style-name="T86">script</text:span></text:span><text:span text:style-name="Source_20_Text">&gt;</text:span></text:p>
      <text:p text:style-name="P53"><text:span text:style-name="Source_20_Text"><text:span text:style-name="T180">// worker.js</text:span></text:span></text:p>
      <text:p text:style-name="P53"><text:span text:style-name="Source_20_Text"><text:span text:style-name="T49">var</text:span></text:span><text:span text:style-name="Source_20_Text"> </text:span><text:span text:style-name="Source_20_Text"><text:span text:style-name="T2">wp</text:span></text:span><text:span text:style-name="Source_20_Text"> = </text:span><text:span text:style-name="Source_20_Text"><text:span text:style-name="T126">google.gears.</text:span></text:span><text:span text:style-name="Source_20_Text"><text:span text:style-name="T140">workerPool</text:span></text:span><text:span text:style-name="Source_20_Text">;</text:span></text:p>
      <text:p text:style-name="P53"><text:span text:style-name="Source_20_Text"><text:span text:style-name="T153">wp</text:span></text:span><text:span text:style-name="Source_20_Text">.</text:span><text:span text:style-name="Source_20_Text"><text:span text:style-name="T86">onmessage</text:span></text:span><text:span text:style-name="Source_20_Text"> = </text:span><text:span text:style-name="Source_20_Text"><text:span text:style-name="T49">function(</text:span></text:span><text:span text:style-name="Source_20_Text"><text:span text:style-name="T138">a, b, message</text:span></text:span><text:span text:style-name="Source_20_Text"><text:span text:style-name="T49">)</text:span></text:span><text:span text:style-name="Source_20_Text"> </text:span><text:span text:style-name="Source_20_Text"><text:span text:style-name="T2">{</text:span></text:span></text:p>
      <text:p text:style-name="P53"><text:span text:style-name="Source_20_Text"><text:s text:c="2"/></text:span><text:span text:style-name="Source_20_Text"><text:span text:style-name="T49">var</text:span></text:span><text:span text:style-name="Source_20_Text"> reply = </text:span><text:span text:style-name="Source_20_Text"><text:span text:style-name="T153">message</text:span></text:span><text:span text:style-name="Source_20_Text">.</text:span><text:span text:style-name="Source_20_Text"><text:span text:style-name="T2">body</text:span></text:span><text:span text:style-name="Source_20_Text">[</text:span><text:span text:style-name="Source_20_Text"><text:span text:style-name="T49">0</text:span></text:span><text:span text:style-name="Source_20_Text">] + </text:span><text:span text:style-name="Source_20_Text"><text:span text:style-name="T153">message</text:span></text:span><text:span text:style-name="Source_20_Text">.</text:span><text:span text:style-name="Source_20_Text"><text:span text:style-name="T2">body</text:span></text:span><text:span text:style-name="Source_20_Text">[</text:span><text:span text:style-name="Source_20_Text"><text:span text:style-name="T49">1</text:span></text:span><text:span text:style-name="Source_20_Text">] + "</text:span><text:span text:style-name="Source_20_Text"><text:span text:style-name="T49">... </text:span></text:span><text:span text:style-name="Source_20_Text">" + <text:tab/><text:tab/></text:span><text:span text:style-name="Source_20_Text"><text:span text:style-name="T153">message</text:span></text:span><text:span text:style-name="Source_20_Text">.</text:span><text:span text:style-name="Source_20_Text"><text:span text:style-name="T2">body</text:span></text:span><text:span text:style-name="Source_20_Text">[</text:span><text:span text:style-name="Source_20_Text"><text:span text:style-name="T49">2</text:span></text:span><text:span text:style-name="Source_20_Text">].</text:span><text:span text:style-name="Source_20_Text"><text:span text:style-name="T140">helloWorld</text:span></text:span><text:span text:style-name="Source_20_Text">;</text:span></text:p>
      <text:p text:style-name="P53"><text:span text:style-name="Source_20_Text"><text:s text:c="2"/></text:span><text:span text:style-name="Source_20_Text"><text:span text:style-name="T153">wp</text:span></text:span><text:span text:style-name="Source_20_Text">.</text:span><text:span text:style-name="Source_20_Text"><text:span text:style-name="T86">sendMessage(</text:span></text:span><text:span text:style-name="Source_20_Text"><text:span text:style-name="T138">reply</text:span></text:span><text:span text:style-name="Source_20_Text">, </text:span><text:span text:style-name="Source_20_Text"><text:span text:style-name="T126">message</text:span></text:span><text:span text:style-name="Source_20_Text">.</text:span><text:span text:style-name="Source_20_Text"><text:span text:style-name="T153">sender</text:span></text:span><text:span text:style-name="Source_20_Text"><text:span text:style-name="T86">);</text:span></text:span></text:p>
      <text:p text:style-name="P23"><text:span text:style-name="Source_20_Text"><text:span text:style-name="T2">}</text:span></text:span></text:p>
      <text:h text:style-name="P93" text:outline-level="2" text:is-list-header="true"><text:bookmark text:name="details"/>Details</text:h>
      <text:h text:style-name="P108" text:outline-level="3" text:is-list-header="true"><text:bookmark text:name="isolation"/>Code and data isolation</text:h>
      <text:p text:style-name="P110"><text:tab/>The <text:span text:style-name="T140">WorkerPool</text:span> behaves like a <text:span text:style-name="T152">collection of processes</text:span>, rather than threads. <text:span text:style-name="T1">Workers do not share any execution state.</text:span> Changing a variable in one worker <text:span text:style-name="T27">has no</text:span> effect in <text:span text:style-name="T27">any</text:span> other worker. And created workers<text:span text:style-name="T27"> do not</text:span> <text:span text:style-name="T152">automatically</text:span> inherit script code from their parents. </text:p>
      <text:p text:style-name="P110"><text:tab/>Members of a <text:span text:style-name="T140">WorkerPool</text:span> interact with each other <text:span text:style-name="T27">only</text:span> <text:span text:style-name="T2">by</text:span> <text:span text:style-name="T152">sending message objects</text:span>. </text:p>
      <text:h text:style-name="P108" text:outline-level="3" text:is-list-header="true"><text:bookmark text:name="limitations"/>Limitations</text:h>
      <text:p text:style-name="P116"><text:span text:style-name="T7"><text:tab/>A created </text:span><text:span text:style-name="T13">worker</text:span><text:span text:style-name="T7"> </text:span><text:span text:style-name="T32">does no</text:span><text:span text:style-name="T7">t have access to the </text:span><text:span text:style-name="T9">DOM</text:span><text:span text:style-name="T7">; objects like </text:span><text:span text:style-name="Source_20_Text"><text:span text:style-name="T128">document</text:span></text:span><text:span text:style-name="T7"> and </text:span><text:span text:style-name="Source_20_Text"><text:span text:style-name="T128">window</text:span></text:span><text:span text:style-name="T7"> exist </text:span><text:span text:style-name="T32">only</text:span><text:span text:style-name="T7"> on the main page. This is a consequence of workers </text:span><text:span text:style-name="T32">not</text:span><text:span text:style-name="T7"> sharing </text:span><text:span text:style-name="T32">any</text:span><text:span text:style-name="T7"> </text:span><text:span text:style-name="T13">execution state.</text:span><text:span text:style-name="T7"> </text:span></text:p>
      <text:p text:style-name="P116"><text:span text:style-name="T7"><text:tab/></text:span><text:span text:style-name="T9">However</text:span><text:span text:style-name="T7">, workers do have access to </text:span><text:span text:style-name="T195">all</text:span><text:span text:style-name="T7"> </text:span><text:span text:style-name="T9">JavaScript</text:span><text:span text:style-name="T7"> built-in functions. Most </text:span><text:span text:style-name="T9">Gears</text:span><text:span text:style-name="T7"> methods can also be used, </text:span><text:span text:style-name="T9">through</text:span><text:span text:style-name="T7"> </text:span><text:span text:style-name="T13">a global variable</text:span><text:span text:style-name="T7"> that is </text:span><text:span text:style-name="T13">automatically</text:span><text:span text:style-name="T7"> defined: </text:span><text:span text:style-name="Source_20_Text"><text:span text:style-name="T128">google.gears.</text:span></text:span><text:span text:style-name="Source_20_Text"><text:span text:style-name="T90">factory</text:span></text:span><text:span text:style-name="T7">. (</text:span><text:span text:style-name="T13">One exception is the </text:span><text:span text:style-name="T130">LocalServer</text:span><text:span text:style-name="T13"> file submitter, which requires the </text:span><text:span text:style-name="T14">DOM</text:span><text:span text:style-name="T7">.) For other functionality, created workers can ask the main page to carry out requests. </text:span></text:p>
      <text:h text:style-name="P108" text:outline-level="3" text:is-list-header="true"><text:bookmark text:name="typical_use"/><text:soft-page-break/>Usage pattern</text:h>
      <text:p text:style-name="P109"><text:tab/>To understand how to use the <text:span text:style-name="T140">WorkerPool</text:span> <text:span text:style-name="T140">module</text:span>, it is useful to look at a typical example. </text:p>
      <text:h text:style-name="Heading_20_4" text:outline-level="4" text:is-list-header="true">Initialization sequence</text:h>
      <text:list text:style-name="L52">
        <text:list-item>
          <text:p text:style-name="P239">JavaScript code (the "<text:span text:style-name="T49">parent</text:span>" worker) uses <text:span text:style-name="Source_20_Text"><text:span text:style-name="T86">google.gears.factory</text:span></text:span> to create a <text:span text:style-name="T2">WorkerPool</text:span> <text:span text:style-name="Source_20_Text"><text:span text:style-name="T123">wp</text:span></text:span>. </text:p>
        </text:list-item>
        <text:list-item>
          <text:p text:style-name="P239">The <text:span text:style-name="T153">parent</text:span> indicates where incoming messages should go by setting <text:span text:style-name="Source_20_Text"><text:span text:style-name="T153">wp</text:span></text:span><text:span text:style-name="Source_20_Text"><text:span text:style-name="T2">.</text:span></text:span><text:span text:style-name="Source_20_Text"><text:span text:style-name="T86">onmessage</text:span></text:span>. It does this <text:span text:style-name="T151">before</text:span> calling<text:span text:style-name="T86"> </text:span><text:span text:style-name="Source_20_Text"><text:span text:style-name="T86">createWorker()</text:span></text:span> to help ensure no messages will be lost. </text:p>
        </text:list-item>
        <text:list-item>
          <text:p text:style-name="P239"><text:span text:style-name="T2">For each </text:span>new worker (a "<text:span text:style-name="T49">child</text:span>" worker): </text:p>
          <text:list>
            <text:list-item>
              <text:p text:style-name="P239">The parent calls <text:span text:style-name="Source_20_Text"><text:span text:style-name="T153">wp</text:span></text:span><text:span text:style-name="Source_20_Text">.</text:span><text:span text:style-name="Source_20_Text"><text:span text:style-name="T86">createWorkerFromUrl()</text:span></text:span> with a <text:span text:style-name="T2">URL</text:span> that returns the full body of script the child will contain. </text:p>
            </text:list-item>
            <text:list-item>
              <text:p text:style-name="P239"><text:span text:style-name="Source_20_Text"><text:span text:style-name="T86">createWorkerFromUrl()</text:span></text:span> returns <text:span text:style-name="T152">immediately</text:span> and the parent continues running. </text:p>
            </text:list-item>
            <text:list-item>
              <text:p text:style-name="P198">In parallel, the child fetches its script code and runs through it once. During this time the child must set its <text:span text:style-name="Source_20_Text"><text:span text:style-name="T86">onmessage</text:span></text:span> handler, on the predefined global variable <text:span text:style-name="Source_20_Text"><text:span text:style-name="T82">google.gears.</text:span></text:span><text:span text:style-name="Source_20_Text"><text:span text:style-name="T86">workerPool</text:span></text:span>. </text:p>
            </text:list-item>
          </text:list>
        </text:list-item>
      </text:list>
      <text:h text:style-name="Heading_20_4" text:outline-level="4" text:is-list-header="true">Communication</text:h>
      <text:p text:style-name="P116"><text:span text:style-name="T7"><text:tab/></text:span><text:span text:style-name="T14">Workers</text:span><text:span text:style-name="T7"> send messages to each other using </text:span><text:span text:style-name="Source_20_Text"><text:span text:style-name="T90">sendMessage()</text:span></text:span><text:span text:style-name="T7">. </text:span><text:span text:style-name="T32">Any</text:span><text:span text:style-name="T7"> member of a particular </text:span><text:span text:style-name="T128">WorkerPool</text:span><text:span text:style-name="T7"> can communicate with </text:span><text:span text:style-name="T32">any</text:span><text:span text:style-name="T7"> other member. </text:span></text:p>
      <text:p text:style-name="P116"><text:span text:style-name="T7"><text:tab/></text:span><text:span text:style-name="T9">Each</text:span><text:span text:style-name="T7"> sent message triggers the receiver's </text:span><text:span text:style-name="Source_20_Text"><text:span text:style-name="T90">onmessage</text:span></text:span><text:span text:style-name="T7"> handler. </text:span><text:span text:style-name="T9">Message events</text:span><text:span text:style-name="T7"> are handled like all other </text:span><text:span text:style-name="T9">JavaScript</text:span><text:span text:style-name="T7"> events. In particular, processing is interleaved the same way: there is an event queue, and the next event handler is </text:span><text:span text:style-name="T32">not</text:span><text:span text:style-name="T7"> called </text:span><text:span text:style-name="T9">until</text:span><text:span text:style-name="T7"> the previous one returns. </text:span></text:p>
      <text:p text:style-name="P110"><text:tab/>The <text:span text:style-name="T140">WorkerPool</text:span> is <text:span text:style-name="T43">not</text:span> a singleton. A page can create <text:span text:style-name="T152">multiple</text:span> <text:span text:style-name="T140">WorkerPool</text:span> instances, and these pools are isolated from each other. This enables multiple gadgets on a page, for example, to use the <text:span text:style-name="T140">WorkerPool</text:span> module without fear of collision. </text:p>
      <text:p text:style-name="P110"><text:tab/><text:span text:style-name="T126">How does script know which worker </text:span><text:span text:style-name="T140">ID</text:span><text:span text:style-name="T126"> to send messages to</text:span>? There are two common ways: </text:p>
      <text:list text:style-name="L53">
        <text:list-item>
          <text:p text:style-name="P240"><text:span text:style-name="T7">Use the </text:span><text:span text:style-name="T13">second</text:span><text:span text:style-name="T7"> parameter to </text:span><text:span text:style-name="Source_20_Text"><text:span text:style-name="T90">onmessage</text:span></text:span><text:span text:style-name="T7">, which contains the sender's worker </text:span><text:span text:style-name="T9">ID</text:span><text:span text:style-name="T7">. A "</text:span><text:span text:style-name="T51">grunt</text:span><text:span text:style-name="T7">" worker whose purpose is to </text:span><text:span text:style-name="T34">execute requests asynchronously </text:span><text:span text:style-name="T7">will often use this method, blindly responding to whichever worker made the request. </text:span></text:p>
        </text:list-item>
        <text:list-item>
          <text:p text:style-name="P199"><text:soft-page-break/><text:span text:style-name="T7">Use the value returned by </text:span><text:span text:style-name="Source_20_Text"><text:span text:style-name="T90">createWorker()</text:span></text:span><text:span text:style-name="T90">,</text:span><text:span text:style-name="T7"> which is the </text:span><text:span text:style-name="T9">ID</text:span><text:span text:style-name="T7"> of the newly created </text:span><text:span text:style-name="T14">worker</text:span><text:span text:style-name="T7">. A </text:span><text:span text:style-name="T14">worker</text:span><text:span text:style-name="T7"> whose purpose is to </text:span><text:span text:style-name="T34">coordinate tasks </text:span><text:span text:style-name="T7">(</text:span><text:span text:style-name="T13">usually the application's "</text:span><text:span text:style-name="T54">main</text:span><text:span text:style-name="T13">" JavaScript code</text:span><text:span text:style-name="T7">) will often use this method. The </text:span><text:span text:style-name="T9">ID</text:span><text:span text:style-name="T7"> can be sent to, and used by, </text:span><text:span text:style-name="T7">any member of the </text:span><text:span text:style-name="T128">WorkerPool</text:span><text:span text:style-name="T7">, but this is seldom necessary. </text:span></text:p>
        </text:list-item>
      </text:list>
      <text:h text:style-name="P88" text:outline-level="2" text:is-list-header="true"><text:bookmark text:name="workerpool_class"/><text:span text:style-name="T110">WorkerPool</text:span> class</text:h>
      <text:p text:style-name="P53"><text:span text:style-name="Source_20_Text">callback </text:span><text:span text:style-name="Source_20_Text"><text:span text:style-name="T1">onmessage</text:span></text:span><text:span text:style-name="Source_20_Text">(messageText, senderId, messageObject)</text:span></text:p>
      <text:p text:style-name="P53"><text:span text:style-name="Source_20_Text">callback </text:span><text:span text:style-name="Source_20_Text"><text:span text:style-name="T1">onerror</text:span></text:span><text:span text:style-name="Source_20_Text">(errorObject)</text:span></text:p>
      <text:p text:style-name="P53"><text:span text:style-name="Source_20_Text">int <text:s/></text:span><text:span text:style-name="Source_20_Text"><text:span text:style-name="T1">createWorker</text:span></text:span><text:span text:style-name="Source_20_Text">(scriptText)</text:span></text:p>
      <text:p text:style-name="P53"><text:span text:style-name="Source_20_Text">int <text:s/></text:span><text:span text:style-name="Source_20_Text"><text:span text:style-name="T1">createWorkerFromUrl</text:span></text:span><text:span text:style-name="Source_20_Text">(scriptUrl)</text:span></text:p>
      <text:p text:style-name="P53"><text:span text:style-name="Source_20_Text">void </text:span><text:span text:style-name="Source_20_Text"><text:span text:style-name="T1">sendMessage</text:span></text:span><text:span text:style-name="Source_20_Text">(message, destWorkerId)</text:span></text:p>
      <text:p text:style-name="P23"><text:span text:style-name="Source_20_Text">void </text:span><text:span text:style-name="Source_20_Text"><text:span text:style-name="T1">allowCrossOrigin</text:span></text:span><text:span text:style-name="Source_20_Text">()</text:span></text:p>
      <text:p text:style-name="Text_20_body"/>
      <text:h text:style-name="P105" text:outline-level="3" text:is-list-header="true">Event Handlers</text:h>
      <table:table table:name="Таблица63" table:style-name="Таблица63">
        <table:table-column table:style-name="Таблица63.A"/>
        <table:table-column table:style-name="Таблица63.B"/>
        <table:table-row>
          <table:table-cell table:style-name="Таблица63.A1" table:number-columns-spanned="2" office:value-type="string">
            <text:p text:style-name="Table_20_Heading"><text:span text:style-name="Source_20_Text"><text:span text:style-name="T96">callback onmessage(</text:span></text:span><text:span text:style-name="Source_20_Text"><text:span text:style-name="T146">messageText</text:span></text:span><text:span text:style-name="Source_20_Text"><text:span text:style-name="T96">, </text:span></text:span><text:span text:style-name="Source_20_Text"><text:span text:style-name="T146">senderId</text:span></text:span><text:span text:style-name="Source_20_Text"><text:span text:style-name="T96">, </text:span></text:span><text:span text:style-name="Source_20_Text"><text:span text:style-name="T146">messageObject</text:span></text:span><text:span text:style-name="Source_20_Text"><text:span text:style-name="T96">)</text:span></text:span></text:p>
          </table:table-cell>
          <table:covered-table-cell/>
        </table:table-row>
        <table:table-row>
          <table:table-cell table:style-name="Таблица63.A2" office:value-type="string">
            <text:p text:style-name="P39">Summary:</text:p>
          </table:table-cell>
          <table:table-cell table:style-name="Таблица63.A2" office:value-type="string">
            <text:p text:style-name="Table_20_Contents">Specifies the function to call when this worker receives a message.</text:p>
          </table:table-cell>
        </table:table-row>
        <table:table-row>
          <table:table-cell table:style-name="Таблица63.A2" office:value-type="string">
            <text:p text:style-name="P39">Parameters:</text:p>
          </table:table-cell>
          <table:table-cell table:style-name="Таблица63.A2" office:value-type="string">
            <text:p text:style-name="Table_20_Contents"><text:span text:style-name="Source_20_Text"><text:span text:style-name="T140">messageText</text:span></text:span> - The message contents. <text:span text:style-name="T151">(Deprecated. Prefer </text:span><text:span text:style-name="Source_20_Text"><text:span text:style-name="T149">messageObject</text:span></text:span><text:span text:style-name="Source_20_Text"><text:span text:style-name="T151">.</text:span></text:span><text:span text:style-name="Source_20_Text"><text:span text:style-name="T136">text</text:span></text:span><text:span text:style-name="T151">.)</text:span> <text:line-break/><text:span text:style-name="Source_20_Text"><text:span text:style-name="T140">senderId</text:span></text:span> - ID of the source worker. <text:span text:style-name="T151">(Deprecated. Prefer </text:span><text:span text:style-name="Source_20_Text"><text:span text:style-name="T134">messageObject</text:span></text:span><text:span text:style-name="Source_20_Text"><text:span text:style-name="T151">.</text:span></text:span><text:span text:style-name="Source_20_Text"><text:span text:style-name="T136">sender</text:span></text:span><text:span text:style-name="T151">.)</text:span> <text:line-break/><text:span text:style-name="Source_20_Text"><text:span text:style-name="T140">messageObject</text:span></text:span> An object containing all information about the message. Has these properties: <text:line-break/> • <text:span text:style-name="Source_20_Text"><text:span text:style-name="T140">body</text:span></text:span> - The message content object. <text:line-break/> • <text:span text:style-name="Source_20_Text"><text:span text:style-name="T140">sender</text:span></text:span> - ID of the source worker. <text:line-break/> • <text:span text:style-name="Source_20_Text"><text:span text:style-name="T140">origin</text:span></text:span> - The sender's origin, represented as a string of the form: </text:p>
            <text:p text:style-name="Table_20_Contents"><text:span text:style-name="T169"><text:s text:c="20"/></text:span><text:span text:style-name="T110">SCHEME</text:span><text:span text:style-name="T117">://</text:span><text:span text:style-name="T179">DOMAIN</text:span><text:span text:style-name="T169">[:PORT]</text:span>. <text:line-break/> The <text:span text:style-name="T2">port</text:span> is omitted for standard ports (http port <text:span text:style-name="T49">80</text:span>, https port <text:span text:style-name="T49">443</text:span>). <text:line-break/> <text:s text:c="2"/>• <text:span text:style-name="Source_20_Text"><text:span text:style-name="T140">text</text:span></text:span> - The message content string <text:span text:style-name="T151">(Deprecated. Prefer </text:span><text:span text:style-name="Source_20_Text"><text:span text:style-name="T134">message</text:span></text:span><text:span text:style-name="Source_20_Text"><text:span text:style-name="T151">.</text:span></text:span><text:span text:style-name="Source_20_Text"><text:span text:style-name="T136">body</text:span></text:span><text:span text:style-name="T151"> instead. If the message sent was a string, this property contains the message. If the message sent was some other type, it will be the empty string.</text:span>) </text:p>
          </table:table-cell>
        </table:table-row>
      </table:table>
      <text:p text:style-name="P104"><text:bookmark text:name="onerror"/></text:p>
      <table:table table:name="Таблица64" table:style-name="Таблица64">
        <table:table-column table:style-name="Таблица64.A"/>
        <table:table-column table:style-name="Таблица64.B"/>
        <table:table-row>
          <table:table-cell table:style-name="Таблица64.A1" table:number-columns-spanned="2" office:value-type="string">
            <text:p text:style-name="Table_20_Heading"><text:span text:style-name="Source_20_Text"><text:span text:style-name="T92">callback onerror(</text:span></text:span><text:span text:style-name="Source_20_Text"><text:span text:style-name="T144">errorObject</text:span></text:span><text:span text:style-name="Source_20_Text"><text:span text:style-name="T92">)</text:span></text:span></text:p>
          </table:table-cell>
          <table:covered-table-cell/>
        </table:table-row>
        <table:table-row>
          <table:table-cell table:style-name="Таблица64.A2" office:value-type="string">
            <text:p text:style-name="P39">Summary:</text:p>
          </table:table-cell>
          <table:table-cell table:style-name="Таблица64.A2" office:value-type="string">
            <text:p text:style-name="Table_20_Contents">Specifies a handler for unhandled errors inside a worker. </text:p>
          </table:table-cell>
        </table:table-row>
        <table:table-row>
          <table:table-cell table:style-name="Таблица64.A2" office:value-type="string">
            <text:p text:style-name="P39">Parameters:</text:p>
          </table:table-cell>
          <table:table-cell table:style-name="Таблица64.A2" office:value-type="string">
            <text:p text:style-name="Table_20_Contents"><text:span text:style-name="Source_20_Text"><text:span text:style-name="T140">errorObject</text:span></text:span> - An object of type "<text:span text:style-name="T49">Error</text:span>" that explains the problem. <text:soft-page-break/>Has these properties: <text:line-break/> <text:s text:c="3"/>• <text:span text:style-name="Source_20_Text"><text:span text:style-name="T140">message</text:span></text:span> - Description of the error. <text:line-break/> <text:s text:c="3"/>• <text:span text:style-name="Source_20_Text"><text:span text:style-name="T140">lineNumber</text:span></text:span> - The line number on which the error occurred. </text:p>
          </table:table-cell>
        </table:table-row>
        <table:table-row table:style-name="Таблица64.4">
          <table:table-cell table:style-name="Таблица64.A2" office:value-type="string">
            <text:p text:style-name="P39">Return value:</text:p>
          </table:table-cell>
          <table:table-cell table:style-name="Таблица64.A2" office:value-type="string">
            <text:p text:style-name="Table_20_Contents">Return <text:span text:style-name="Source_20_Text">true</text:span> to indicate the error was handled, which prevents it from bubbling up to the parent.</text:p>
          </table:table-cell>
        </table:table-row>
        <table:table-row>
          <table:table-cell table:style-name="Таблица64.A2" office:value-type="string">
            <text:p text:style-name="P39">Details:</text:p>
          </table:table-cell>
          <table:table-cell table:style-name="Таблица64.A2" office:value-type="string">
            <text:p text:style-name="P52">This <text:span text:style-name="T152">callback</text:span> provides functionality in workers similar to the <text:a xlink:type="simple" xlink:href="http://developer.mozilla.org/en/docs/DOM:window.onerror"><text:span text:style-name="Source_20_Text">window.onerror</text:span></text:a> property. If set, it will be called for any unhandled errors that occur inside a worker.<text:line-break/><text:line-break/>You can use this callback to implement "<text:span text:style-name="T49">last-chance</text:span>" error handling for your workers. For example, you could log all unhandled errors into the <text:a xlink:type="simple" xlink:href="http://code.google.com/apis/gears/api_database.html">Database module</text:a>.<text:line-break/><text:line-break/><text:span text:style-name="T29">NOTE</text:span>: This callback can only be set from child workers. </text:p>
          </table:table-cell>
        </table:table-row>
      </table:table>
      <text:h text:style-name="P105" text:outline-level="3" text:is-list-header="true">Methods</text:h>
      <table:table table:name="Таблица65" table:style-name="Таблица65">
        <table:table-column table:style-name="Таблица65.A"/>
        <table:table-column table:style-name="Таблица65.B"/>
        <table:table-row>
          <table:table-cell table:style-name="Таблица65.A1" table:number-columns-spanned="2" office:value-type="string">
            <text:p text:style-name="Table_20_Heading"><text:span text:style-name="Source_20_Text"><text:span text:style-name="T120">int</text:span></text:span><text:span text:style-name="Source_20_Text"><text:span text:style-name="T92"> createWorker(</text:span></text:span><text:span text:style-name="Source_20_Text"><text:span text:style-name="T144">scriptText</text:span></text:span><text:span text:style-name="Source_20_Text"><text:span text:style-name="T92">)</text:span></text:span></text:p>
          </table:table-cell>
          <table:covered-table-cell/>
        </table:table-row>
        <table:table-row>
          <table:table-cell table:style-name="Таблица65.A2" office:value-type="string">
            <text:p text:style-name="P39">Summary:</text:p>
          </table:table-cell>
          <table:table-cell table:style-name="Таблица65.A2" office:value-type="string">
            <text:p text:style-name="Table_20_Contents">Creates a <text:span text:style-name="T135">worker</text:span> from a string of <text:span text:style-name="T2">JavaScript</text:span> code. </text:p>
          </table:table-cell>
        </table:table-row>
        <table:table-row>
          <table:table-cell table:style-name="Таблица65.A2" office:value-type="string">
            <text:p text:style-name="P39">Parameters:</text:p>
          </table:table-cell>
          <table:table-cell table:style-name="Таблица65.A2" office:value-type="string">
            <text:p text:style-name="Table_20_Contents"><text:span text:style-name="Source_20_Text"><text:span text:style-name="T140">scriptText</text:span></text:span> - The<text:span text:style-name="T152"> entire body</text:span> of JavaScript code the <text:span text:style-name="T140">worker</text:span> will contain. </text:p>
          </table:table-cell>
        </table:table-row>
        <table:table-row>
          <table:table-cell table:style-name="Таблица65.A2" office:value-type="string">
            <text:p text:style-name="P39">Return value:</text:p>
          </table:table-cell>
          <table:table-cell table:style-name="Таблица65.A2" office:value-type="string">
            <text:p text:style-name="Table_20_Contents">The <text:span text:style-name="T2">ID</text:span> of the created worker.</text:p>
          </table:table-cell>
        </table:table-row>
        <table:table-row>
          <table:table-cell table:style-name="Таблица65.A2" office:value-type="string">
            <text:p text:style-name="P39">Details:</text:p>
          </table:table-cell>
          <table:table-cell table:style-name="Таблица65.A2" office:value-type="string">
            <text:p text:style-name="Table_20_Contents">Gears guarantees the code in <text:span text:style-name="Source_20_Text"><text:span text:style-name="T140">scriptText</text:span></text:span> will run once before <text:span text:style-name="T27">any</text:span> messages are delivered. The code <text:span text:style-name="T27">must</text:span> set an <text:span text:style-name="Source_20_Text"><text:span text:style-name="T86">onmessage</text:span></text:span> handler during that initial execution, otherwise the <text:span text:style-name="T140">worker</text:span> will <text:span text:style-name="T27">never</text:span> receive messages. <text:line-break/><text:line-break/>Two <text:span text:style-name="T2">global objects </text:span>are inserted into the namespace of every created worker:<text:line-break/>• <text:span text:style-name="Source_20_Text"><text:span text:style-name="T82">google.gears.</text:span></text:span><text:span text:style-name="Source_20_Text"><text:span text:style-name="T86">factory</text:span></text:span> - Provides a Factory for the worker.<text:line-break/>• <text:span text:style-name="Source_20_Text"><text:span text:style-name="T82">google.gears.</text:span></text:span><text:span text:style-name="Source_20_Text"><text:span text:style-name="T86">workerPool</text:span></text:span> - Gives access to the WorkerPool that created the worker. <text:line-break/><text:line-break/>Worker <text:span text:style-name="T2">IDs</text:span> are guaranteed to be unique values that are <text:span text:style-name="T27">never</text:span> <text:span text:style-name="T2">reused</text:span> within the same <text:span text:style-name="T117">WorkerPool</text:span>. </text:p>
          </table:table-cell>
        </table:table-row>
      </table:table>
      <text:p text:style-name="P104"><text:bookmark text:name="createworkerfromurl"/></text:p>
      <table:table table:name="Таблица66" table:style-name="Таблица66">
        <table:table-column table:style-name="Таблица66.A"/>
        <table:table-column table:style-name="Таблица66.B"/>
        <table:table-row>
          <table:table-cell table:style-name="Таблица66.A1" table:number-columns-spanned="2" office:value-type="string">
            <text:p text:style-name="P98"><text:span text:style-name="Source_20_Text"><text:span text:style-name="T120">int</text:span></text:span><text:span text:style-name="Source_20_Text"><text:span text:style-name="T92"> createWorkerFromUrl(</text:span></text:span><text:span text:style-name="Source_20_Text"><text:span text:style-name="T144">scriptUrl</text:span></text:span><text:span text:style-name="Source_20_Text"><text:span text:style-name="T92">)</text:span></text:span></text:p>
          </table:table-cell>
          <table:covered-table-cell/>
        </table:table-row>
        <table:table-row>
          <table:table-cell table:style-name="Таблица66.A2" office:value-type="string">
            <text:p text:style-name="P39">Summary:</text:p>
          </table:table-cell>
          <table:table-cell table:style-name="Таблица66.A2" office:value-type="string">
            <text:p text:style-name="Table_20_Contents">Creates a <text:span text:style-name="T140">worker</text:span> using the JavaScript code fetched from a <text:span text:style-name="T2">URL</text:span>. </text:p>
          </table:table-cell>
        </table:table-row>
        <table:table-row>
          <table:table-cell table:style-name="Таблица66.A2" office:value-type="string">
            <text:p text:style-name="P39">Parameters:</text:p>
          </table:table-cell>
          <table:table-cell table:style-name="Таблица66.A2" office:value-type="string">
            <text:p text:style-name="Table_20_Contents"><text:span text:style-name="Source_20_Text"><text:span text:style-name="T140">scriptUrl</text:span></text:span> - The <text:span text:style-name="T2">URL</text:span> to fetch, which returns the full JavaScript code the worker will contain.<text:line-break/>A <text:span text:style-name="T152">relative</text:span> <text:span text:style-name="T2">URL</text:span> is resolved using these rules:<text:line-break/> <text:s text:c="3"/>• When called from a window, use <text:span text:style-name="Source_20_Text"><text:span text:style-name="T126">window.</text:span></text:span><text:span text:style-name="Source_20_Text"><text:span text:style-name="T140">location</text:span></text:span><text:span text:style-name="T126">.</text:span><text:line-break/> <text:s text:c="3"/>• When called from a <text:span text:style-name="T140">worker</text:span>, use the <text:span text:style-name="T140">worker's</text:span> base URL.<text:line-break/><text:soft-page-break/> - For <text:span text:style-name="T140">workers</text:span> created by <text:span text:style-name="Source_20_Text"><text:span text:style-name="T86">createWorkerFromUrl()</text:span></text:span>, the base URL is the script URL.<text:line-break/> - For <text:span text:style-name="T140">workers</text:span> created by <text:span text:style-name="Source_20_Text"><text:span text:style-name="T86">createWorker()</text:span></text:span>, the base URL is inherited from the creator.</text:p>
          </table:table-cell>
        </table:table-row>
        <table:table-row>
          <table:table-cell table:style-name="Таблица66.A2" office:value-type="string">
            <text:p text:style-name="P39">Return value:</text:p>
          </table:table-cell>
          <table:table-cell table:style-name="Таблица66.A2" office:value-type="string">
            <text:p text:style-name="Table_20_Contents">The <text:span text:style-name="T2">ID</text:span> of the created worker.</text:p>
          </table:table-cell>
        </table:table-row>
        <table:table-row>
          <table:table-cell table:style-name="Таблица66.A2" office:value-type="string">
            <text:p text:style-name="P39">Details:</text:p>
          </table:table-cell>
          <table:table-cell table:style-name="Таблица66.A2" office:value-type="string">
            <text:p text:style-name="Table_20_Contents"><text:span text:style-name="T29">Note</text:span><text:span text:style-name="T27">:</text:span> If called from a worker, <text:span text:style-name="Source_20_Text"><text:span text:style-name="T86">createWorkerFromUrl()</text:span></text:span> always fails today, due to a technical issue that will be addressed in a future release. <text:line-break/><text:line-break/><text:span text:style-name="T2">Gears</text:span> guarantees the URL will be fetched and the code returned will run once before any messages are delivered. The code <text:span text:style-name="T27">must</text:span> set an <text:span text:style-name="Source_20_Text"><text:span text:style-name="T86">onmessage</text:span></text:span> handler during that initial execution, otherwise the worker will <text:span text:style-name="T27">never</text:span> receive messages. <text:line-break/><text:line-break/><text:span text:style-name="T49">Two</text:span><text:span text:style-name="T153"> global objects</text:span> are inserted into the namespace of every created worker:<text:line-break/> <text:s text:c="4"/>• <text:span text:style-name="Source_20_Text"><text:span text:style-name="T126">google.gears.</text:span></text:span><text:span text:style-name="Source_20_Text"><text:span text:style-name="T140">factory</text:span></text:span><text:span text:style-name="T126"> -</text:span> Provides a <text:span text:style-name="T2">Factory</text:span> for the <text:span text:style-name="T140">worker</text:span>.<text:line-break/> <text:s text:c="4"/>• <text:span text:style-name="Source_20_Text"><text:span text:style-name="T126">google.gears.</text:span></text:span><text:span text:style-name="Source_20_Text"><text:span text:style-name="T135">workerPool</text:span></text:span><text:span text:style-name="T126"> </text:span>- Gives access to the <text:span text:style-name="T140">WorkerPool</text:span> that created the <text:span text:style-name="T140">worker</text:span>. <text:line-break/><text:line-break/>Worker <text:span text:style-name="T2">IDs</text:span> are guaranteed to be unique values that are <text:span text:style-name="T27">never</text:span> reused within the same <text:span text:style-name="T140">WorkerPool</text:span>. </text:p>
          </table:table-cell>
        </table:table-row>
      </table:table>
      <text:p text:style-name="P104"><text:bookmark text:name="sendmessage"/></text:p>
      <table:table table:name="Таблица67" table:style-name="Таблица67">
        <table:table-column table:style-name="Таблица67.A"/>
        <table:table-column table:style-name="Таблица67.B"/>
        <table:table-row>
          <table:table-cell table:style-name="Таблица67.A1" table:number-columns-spanned="2" office:value-type="string">
            <text:p text:style-name="Table_20_Heading"><text:span text:style-name="Source_20_Text"><text:span text:style-name="T120">void</text:span></text:span><text:span text:style-name="Source_20_Text"><text:span text:style-name="T92"> sendMessage(</text:span></text:span><text:span text:style-name="Source_20_Text"><text:span text:style-name="T144">message</text:span></text:span><text:span text:style-name="Source_20_Text"><text:span text:style-name="T92">, </text:span></text:span><text:span text:style-name="Source_20_Text"><text:span text:style-name="T144">destWorkerId</text:span></text:span><text:span text:style-name="Source_20_Text"><text:span text:style-name="T92">)</text:span></text:span></text:p>
          </table:table-cell>
          <table:covered-table-cell/>
        </table:table-row>
        <table:table-row>
          <table:table-cell table:style-name="Таблица67.A2" office:value-type="string">
            <text:p text:style-name="P39">Summary:</text:p>
          </table:table-cell>
          <table:table-cell table:style-name="Таблица67.A2" office:value-type="string">
            <text:p text:style-name="Table_20_Contents">Sends <text:span text:style-name="Source_20_Text"><text:span text:style-name="T140">message</text:span></text:span> to the <text:span text:style-name="T135">worker</text:span> specified by <text:span text:style-name="Source_20_Text"><text:span text:style-name="T140">destWorkerId</text:span></text:span>. </text:p>
          </table:table-cell>
        </table:table-row>
        <table:table-row>
          <table:table-cell table:style-name="Таблица67.A2" office:value-type="string">
            <text:p text:style-name="P39">Parameters:</text:p>
          </table:table-cell>
          <table:table-cell table:style-name="Таблица67.A2" office:value-type="string">
            <text:p text:style-name="Table_20_Contents"><text:span text:style-name="Source_20_Text"><text:span text:style-name="T140">message</text:span></text:span> - The message to send. A message can be a <text:span text:style-name="T110">boolean</text:span>, <text:span text:style-name="T110">string</text:span>, <text:span text:style-name="T110">number</text:span>, <text:span text:style-name="T110">array</text:span>, or <text:span text:style-name="T110">object</text:span>. Array and object messages can contain <text:span text:style-name="T110">booleans</text:span>, <text:span text:style-name="T110">strings</text:span>, <text:span text:style-name="T110">numbers</text:span>, <text:span text:style-name="T73">nulls</text:span>, or references to other arrays and objects which also follow these rules. <text:line-break/><text:span text:style-name="Source_20_Text"><text:span text:style-name="T140">destWorkerId</text:span></text:span> - <text:span text:style-name="T2">ID</text:span> of the <text:span text:style-name="T152">destination</text:span> <text:span text:style-name="T140">worker</text:span>. </text:p>
          </table:table-cell>
        </table:table-row>
        <table:table-row>
          <table:table-cell table:style-name="Таблица67.A2" office:value-type="string">
            <text:p text:style-name="P39">Details:</text:p>
          </table:table-cell>
          <table:table-cell table:style-name="Таблица67.A2" office:value-type="string">
            <text:p text:style-name="Table_20_Contents">Messages sent from <text:span text:style-name="T82">worker 1</text:span> <text:span text:style-name="T2">to</text:span> <text:span text:style-name="T82">worker 2</text:span> in a particular order will be received in the <text:span text:style-name="T152">same</text:span> order. <text:line-break/><text:line-break/>Messages can be sent and received <text:span text:style-name="T27">only</text:span> between members of the <text:span text:style-name="T152">same</text:span> <text:span text:style-name="T140">WorkerPool</text:span>. <text:line-break/><text:line-break/>Messages are copied between workers. Changes to a message received in one worker will not be reflected in the sending worker. </text:p>
          </table:table-cell>
        </table:table-row>
      </table:table>
      <text:p text:style-name="P104"><text:bookmark text:name="allowcrossorigin"/></text:p>
      <table:table table:name="Таблица68" table:style-name="Таблица68">
        <table:table-column table:style-name="Таблица68.A"/>
        <table:table-column table:style-name="Таблица68.B"/>
        <table:table-row>
          <table:table-cell table:style-name="Таблица68.A1" table:number-columns-spanned="2" office:value-type="string">
            <text:p text:style-name="Table_20_Heading"><text:span text:style-name="Source_20_Text"><text:span text:style-name="T120">void</text:span></text:span><text:span text:style-name="Source_20_Text"><text:span text:style-name="T92"> allowCrossOrigin()</text:span></text:span></text:p>
          </table:table-cell>
          <table:covered-table-cell/>
        </table:table-row>
        <table:table-row>
          <table:table-cell table:style-name="Таблица68.A2" office:value-type="string">
            <text:p text:style-name="P39">Summary:</text:p>
          </table:table-cell>
          <table:table-cell table:style-name="Таблица68.A2" office:value-type="string">
            <text:p text:style-name="Table_20_Contents">A <text:span text:style-name="T152">child</text:span> <text:span text:style-name="T140">worker</text:span> must call this method <text:span text:style-name="T2">if</text:span> it expects to be used across origins. </text:p>
          </table:table-cell>
        </table:table-row>
        <table:table-row>
          <table:table-cell table:style-name="Таблица68.A2" office:value-type="string">
            <text:p text:style-name="P39">Details:</text:p>
          </table:table-cell>
          <table:table-cell table:style-name="Таблица68.A2" office:value-type="string">
            <text:p text:style-name="Table_20_Contents"><text:span text:style-name="T2">If</text:span> a <text:span text:style-name="T135">worker</text:span> was created from a <text:span text:style-name="T152">different</text:span> origin, <text:span text:style-name="T27">all</text:span> methods on <text:span text:style-name="Source_20_Text"><text:span text:style-name="T126">google.gears.</text:span></text:span><text:span text:style-name="Source_20_Text"><text:span text:style-name="T140">factory</text:span></text:span><text:span text:style-name="T126"> </text:span>will <text:span text:style-name="T27">fail</text:span> in that <text:span text:style-name="T135">worker</text:span> until <text:soft-page-break/><text:span text:style-name="Source_20_Text"><text:span text:style-name="T86">allowCrossOrigin()</text:span></text:span> is called. <text:line-break/><text:line-break/>This prevents cross-site scripting attacks where the attacker could load a worker <text:span text:style-name="T2">URL</text:span> from <text:span text:style-name="T152">another</text:span> domain, then send malicious messages to that worker (<text:span text:style-name="T2">e.g.</text:span> "<text:span text:style-name="T49">delete-all-data</text:span>"). <text:line-break/><text:line-break/><text:span text:style-name="T135">Workers</text:span> that call <text:span text:style-name="Source_20_Text"><text:span text:style-name="T86">allowCrossOrigin()</text:span></text:span><text:span text:style-name="T86"> </text:span>should check <text:span text:style-name="Source_20_Text"><text:span text:style-name="T126">messageObject.</text:span></text:span><text:span text:style-name="Source_20_Text"><text:span text:style-name="T140">origin</text:span></text:span><text:span text:style-name="T126"> </text:span>and ignore messages from unexpected origins. </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8" text:outline-level="2" text:is-list-header="true"><text:soft-page-break/></text:h>
      <text:h text:style-name="P18" text:outline-level="2"/>
      <text:h text:style-name="P18" text:outline-level="2"/>
      <text:h text:style-name="P18" text:outline-level="2"/>
      <text:h text:style-name="P18" text:outline-level="2"/>
      <text:h text:style-name="P18" text:outline-level="2">Разработка веб-страниц с помощью <text:span text:style-name="T126">google gears</text:span>. </text:h>
      <text:h text:style-name="P17" text:outline-level="2" text:is-list-header="tru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h text:style-name="Heading_20_1" text:outline-level="1" text:is-list-header="true"><text:span text:style-name="T197">Часть 1</text:span> </text:h>
      <text:p text:style-name="P116"><text:tab/><text:span text:style-name="T7">В последний год все более становится все более яркой тенденция сращивать веб-приложения с традиционными “</text:span><text:span text:style-name="T51">настольными</text:span><text:span text:style-name="T7">” версиями программ. Конечно, это уже давно не новость. Если углубиться в историю, то первые решения такого рода появились еще во времена первого бума и последующего краха дот-комов. Но именно сейчас, начинает меняться фокус приложения сил. </text:span><text:span text:style-name="T9">Смотрите</text:span><text:span text:style-name="T7">: раньше целью декларировалась доставка в “</text:span><text:span text:style-name="T51">настольную</text:span><text:span text:style-name="T7">” программу содержимого из </text:span><text:span text:style-name="T9">internet</text:span><text:span text:style-name="T7"> (</text:span><text:span text:style-name="T13">в простейшем случае поиск по справке выполнялся не только в файлах на жестком диске компьютера, но в </text:span><text:span text:style-name="T54">internet</text:span><text:span text:style-name="T7">). </text:span></text:p>
      <text:p text:style-name="P116"><text:span text:style-name="T7"><text:tab/>Сейчас мы </text:span><text:span text:style-name="T9">говорим:</text:span><text:span text:style-name="T7"> а давайте расширим возможности веб-приложения, дадим ему возможность выполняться на машине компьютера без подключения к сети. Дадим возможность хранить часть информации локально, а часть - в сети. Давайте доставим по сети на машину клиента ядро программы (</text:span><text:span text:style-name="T26">не</text:span><text:span text:style-name="T13"> просто сайт с парой страниц, а сложное приложение, наподобие google docs</text:span><text:span text:style-name="T7">). Затем пользователь может работать в “</text:span><text:span text:style-name="T51">сайто-программе</text:span><text:span text:style-name="T7">”, а на стадии сохранения информации или для получения дополнительной функциональности подключится к сети. Что вы говорите? </text:span></text:p>
      <text:p text:style-name="P116"><text:span text:style-name="T7"><text:tab/>Слышали это в рекламе пару лет назад? Не ново? Согласен, сейчас мир IT устроен так, что революции произойти не может, части технически продвинутых “</text:span><text:span text:style-name="T51">гиков</text:span><text:span text:style-name="T7">” будут мешать консервативно настроенные пользователи (коих большинство). Эти “</text:span><text:span text:style-name="T51">консерваторы</text:span><text:span text:style-name="T7">” будут сопротивляться: ведь они совершенно не понимают, зачем им нужно устанавливать у себя на компьютере какие-то непонятные и потенциально опасные плагины, зачем им нужно менять столь привычный internet explorer на новомодный firefox. Людям не нужна “</text:span><text:span text:style-name="T51">классная</text:span><text:span text:style-name="T7">” технология сама по себе, им нужны удобные инструменты для работы, такие чтобы ими можно было начать пользоваться без дополнительных затрат времени. К чему я веду этот разговор? К тому, что нужно заниматься популяризацией технических идей, нужно чтобы как можно больше людей занимались разработкой полезных и нужных веб-приложений. Я очень уважаю компании adobe, microsoft, sun. Мне очень нравится те продукты, которые они представили на рынок: air (в девичестве apollo) , silverlight, javafx. </text:span><text:soft-page-break/><text:span text:style-name="T7">Но все дело в том, что разработка с помощью их требует изрядных сил и познаний. Да, продукты получаются качественные (</text:span><text:span text:style-name="T13">при отсутствии кривизны рук у разработчиков</text:span><text:span text:style-name="T7">), но и слишком дорогие. Мне нравится политика google: они не создают общие инструменты для веб-разработки, коих на рынке итак уже переизбыток. Они создают сервисы (Google AJAX Feed API, Google AJAX Search API, Google Chart API, Google Checkout API). Затем они предоставляют для всех желающих api, учебную документацию рассказывающую “как программировать на этой штуке”, а потом проект начинает развиваться за счет приложения сил многих миллионов пользователей сети. Неправда, ли хороший лозунг: “заставь на себя работать весь мир”? Об одном из таких сервисов google gears, я хочу сегодня рассказать. </text:span></text:p>
      <text:p text:style-name="P110"><text:tab/>На самом деле, я немного лукавлю: <text:span text:style-name="T2">Google gears</text:span> не просто веб-сервис (<text:span text:style-name="T152">вроде той классной javascript-библиотеки загружающей вам на сайт список новостей</text:span>). <text:span text:style-name="T2">Google gears</text:span> нечто большее – это <text:span text:style-name="T153">плагин</text:span> (<text:span text:style-name="T152">о ужас, его нужно устанавливать</text:span>) для вашего браузера. В настоящее время поддерживаются <text:span text:style-name="T74">internet explorer, firefox, safari</text:span> (<text:span text:style-name="T152">фанаты </text:span><text:span text:style-name="T71">opera</text:span><text:span text:style-name="T152">, вам придется обождать</text:span>). </text:p>
      <text:p text:style-name="P110"><text:tab/>Впервые я столкнулся с <text:span text:style-name="T2">gears</text:span> весной 2007, когда на странице моей подписки на rss-новости (google reader) появилась функция offline-просмотра новостей. Тогда меня это не впечатлило: как раз таки, рынок rss-ридеров достаточно плотно заселен. Сам я пользуюсь встроенной в opera поддержкой чтения rss-лент и не особенно думаю об ее смене. Тогда я не заметил за лесом деревьев. Вернувшись к этой теме спустя время, я задумался над тем, как реализована эта функциональность и можно ли ее использовать в своих проектах? Оказалось, что использование <text:span text:style-name="T2">google gears</text:span> позволяет строить сайты нового типа, с изменениями и улучшениями не в “<text:span text:style-name="T49">рюшечках</text:span>”, а в методике показа информации. </text:p>
      <text:p text:style-name="P110"><text:tab/>Предположим, что вы хотите сделать новостной сайт или сайт публикующий статьи и учебные материалы. Естественно, что важен не только сам материал, но и его обсуждение. Часто бывает так, что люди пишут в комментариях более ценные для вас замечания, чем, собственно, текст статьи. Ага, давайте сделаем rss-ленту, в которой будут публиковаться все сделанные комментарии. Нет проблем – на многих продвинутых сайтах и блогах подобная функция есть. Вот только, удобно при чтении этих комментариев (ведь многие из них могут приходить спустя несколько дней или недель) иметь перед глазами исходный текст статьи. Неплохо, чтобы комментарии были бы привязаны к определенным местам в статье, как сноски, неплохо чтобы вы имели возможность добавлять собственные комментарии, <text:soft-page-break/>видимые не только для всех, но и для определенных групп посетителей или только для самого себя. </text:p>
      <text:p text:style-name="P116"><text:span text:style-name="T7"><text:tab/>И тут никак универсальным программами rss-ридерами не обойтись. С другой стороны очень не удобно периодически заходить на сайт, чтобы проверить появились ли новые заметки по интересующей вас теме, загружая каждый раз заново все содержимое статьи (которое, наверняка не поменялось). Почти все, что я описал выше можно сделать с помощью </text:span><text:span text:style-name="T9">javascript</text:span><text:span text:style-name="T7"> и </text:span><text:span text:style-name="T9">ajax</text:span><text:span text:style-name="T7">. Вот только, как быть с хранением данных, тех самых личных заметок, или содержимого статьи? Как быть, если вы начали писать комментарий, но не успели т.к., например, были вынуждены уйти, но хотите придти завтра и продолжить с прерванного места? Где хранить эти данные? В какой-то еще одной программе? Не удобно? Почему так распространены всевозможные сайты-сервисы “</text:span><text:span text:style-name="T51">быстрых заметок</text:span><text:span text:style-name="T7">”? Вся беда в том, что в браузере нет “</text:span><text:span text:style-name="T51">пристойных</text:span><text:span text:style-name="T7">” средств для хранения пользовательской информации. Я специально отметил слово “</text:span><text:span text:style-name="T51">пристойных</text:span><text:span text:style-name="T7">”. Все знают о </text:span><text:span text:style-name="T9">cookie</text:span><text:span text:style-name="T7">, небольших кусочках информации, которые сайт может сохранить на машине пользователя, так чтобы при последующем посещении эту информацию взять и использовать. Традиционно </text:span><text:span text:style-name="T9">cookie</text:span><text:span text:style-name="T7"> используются для хранения небольших данных, например, имя под которым посетитель сайта зарегистрирован. Информация может храниться в течении некоторого времени, несколько дней или месяцев. Вот только назвать cookie “</text:span><text:span text:style-name="T51">пристойным</text:span><text:span text:style-name="T7">” хранилищем информации – нет, и еще раз, нет. Попробуйте, например, запустить следующий js-код: </text:span></text:p>
      <text:p text:style-name="P53"><text:span text:style-name="T49">for</text:span> (<text:span text:style-name="T49">var</text:span> i = <text:span text:style-name="T49">0</text:span>; i &lt; <text:span text:style-name="T49">1000</text:span>; i++)</text:p>
      <text:p text:style-name="P53"><text:s/><text:span text:style-name="T152">document</text:span>.<text:span text:style-name="T2">cookie</text:span> = '<text:span text:style-name="T49">var_</text:span>' + i + '<text:span text:style-name="T49">=</text:span>' + '<text:span text:style-name="T49">value_</text:span>' + i + '<text:span text:style-name="T49">;</text:span>';</text:p>
      <text:p text:style-name="P53"><text:span text:style-name="T2">alert</text:span> (<text:span text:style-name="T152">document</text:span>.cookie);</text:p>
      <text:p text:style-name="P23"><text:span text:style-name="T2">alert</text:span> ((<text:span text:style-name="T152">document</text:span>.cookie).<text:span text:style-name="T2">length</text:span>);</text:p>
      <text:p text:style-name="Text_20_body"><text:soft-page-break/><draw:a xlink:type="simple" xlink:href="http://black-zorro.com/mediawiki/Изображение:Addon_gears_1_1.png"><draw:frame draw:style-name="fr3" draw:name="Графический объект7" text:anchor-type="as-char" svg:width="12.949cm" svg:height="13.448cm" draw:z-index="6"><draw:image xlink:href="http://black-zorro.com/mediawiki/images/9/9d/Addon_gears_1_1.png" xlink:type="simple" xlink:show="embed" xlink:actuate="onLoad"/>
      <svg:desc>Изображение:addon_gears_1_1.png</svg:desc>
     </draw:frame></draw:a> </text:p>
      <text:p text:style-name="P110"><text:tab/>Это очень простой пример: в нем я помещаю внутрь <text:span text:style-name="T2">cookie</text:span> множество переменных с именами “<text:span text:style-name="T49">var_0</text:span>”, “<text:span text:style-name="T49">var_1”</text:span>, … “<text:span text:style-name="T49">var_999</text:span>”, каждой из этих переменных я присваиваю значение “<text:span text:style-name="T49">value_0</text:span>”, “<text:span text:style-name="T49">value_1</text:span>”, …,“<text:span text:style-name="T49">value_999</text:span>”. После окончания цикла я вывожу значение переменной “<text:span text:style-name="T49">document.cookie</text:span>” и <text:span text:style-name="T152">длину</text:span> этой переменной. Все <text:span text:style-name="T2">cookie</text:span>, которые вы сохраните внутри страницы, помещаются внутрь одной служебной переменной с именем “<text:span text:style-name="T49">document.cookie</text:span>”. Эта переменная имеет тип данных “<text:span text:style-name="T49">строка</text:span>” и внутри выглядит примерно так: </text:p>
      <text:p text:style-name="P22">fio=<text:span text:style-name="T152">vasyan</text:span>; expires=<text:span text:style-name="T152">Mon</text:span>, <text:span text:style-name="T152">07 Jan 2008 20:51:46 GMT</text:span>; path=<text:span text:style-name="T152">/docs/java/</text:span>; domain=<text:span text:style-name="T152">www.site.com</text:span>; secure</text:p>
      <text:p text:style-name="Text_20_body"><text:soft-page-break/><draw:a xlink:type="simple" xlink:href="http://black-zorro.com/mediawiki/Изображение:Addon_gears_1_2.png"><draw:frame draw:style-name="fr3" draw:name="Графический объект8" text:anchor-type="as-char" svg:width="11.966cm" svg:height="2.568cm" draw:z-index="7"><draw:image xlink:href="http://black-zorro.com/mediawiki/images/5/5b/Addon_gears_1_2.png" xlink:type="simple" xlink:show="embed" xlink:actuate="onLoad"/>
      <svg:desc>Изображение:addon_gears_1_2.png</svg:desc>
     </draw:frame></draw:a></text:p>
      <text:p text:style-name="P110"><text:tab/>Как видите, в одной строке находятся множество переменных, для каждой из них указывается <text:span text:style-name="T153">имя</text:span>, <text:span text:style-name="T153">значение переменной</text:span>, <text:span text:style-name="T157">срок хранения</text:span>, <text:span text:style-name="T153">права доступа</text:span> (<text:span text:style-name="T152">каталог и домен из которого данное значение </text:span><text:span text:style-name="T153">cookie</text:span><text:span text:style-name="T152"> будет доступно</text:span>). Затем информация, помещенная внутрь <text:span text:style-name="T2">cookie</text:span>, сохраняется в виде небольших файликов на вашем компьютере. </text:p>
      <text:p text:style-name="P110"><text:tab/>Проблема не в том, что такой формат представления данных не удобен (<text:span text:style-name="T152">благо, существует множество пользовательских </text:span><text:span text:style-name="T153">js</text:span><text:span text:style-name="T152">-функций упрощающих операции “</text:span><text:span text:style-name="T71">положить что-нибудь в cookie</text:span><text:span text:style-name="T152">”, или “</text:span><text:span text:style-name="T71">изъять</text:span><text:span text:style-name="T152">”, или “у</text:span><text:span text:style-name="T71">далить содержимое cookie</text:span><text:span text:style-name="T152">”</text:span>). Проблема в том, что если запустить данный пример кода в трех браузерах: <text:span text:style-name="T74">internet explorer, firefox, opera</text:span> –мы получим различные результаты. </text:p>
      <text:p text:style-name="P110"><text:tab/>Так для <text:span text:style-name="T74">ie</text:span> внутри переменной “<text:span text:style-name="T49">document.cookie</text:span>” окажутся только переменные с номерами от <text:span text:style-name="T49">980</text:span> по <text:span text:style-name="T49">999</text:span>, а длина выводимой строки будет равна <text:span text:style-name="T49">378</text:span> символов. Как же в этих <text:span text:style-name="T49">378</text:span> символах смогла уместиться аж тысяча пар строк, каждая длиной в добрых десятка два символов? </text:p>
      <text:p text:style-name="P110"><text:tab/>Посмотрим, что покажет <text:span text:style-name="T74">opera</text:span>. Вывелись переменные с <text:span text:style-name="T49">970</text:span> по <text:span text:style-name="T49">998</text:span> - уже лучше - целых <text:span text:style-name="T49">568</text:span> символов. Но все равно куда-то пропали девять десятых всех помещенных внутрь <text:span text:style-name="T2">cookie</text:span> переменных. </text:p>
      <text:p text:style-name="P110"><text:tab/>А что покажет <text:span text:style-name="T2">firefox</text:span>? Тут результат еще забавнее: вывелись переменные в интервале от <text:span text:style-name="T49">var_0</text:span> до <text:span text:style-name="T49">var_48</text:span>, затем пустота и, наконец, одинокая переменная под номером <text:span text:style-name="T49">999</text:span>. Длина строки “<text:span text:style-name="T49">document.cookie</text:span>” для “<text:span text:style-name="T49">лисы</text:span>” равна целых <text:span text:style-name="T49">830</text:span> символов. Увы, но браузер сохраняет не любую информацию, помещенную в <text:span text:style-name="T2">cookie</text:span>, а только ту, которая укладывается в лимит <text:span text:style-name="T74">4 кб</text:span>. </text:p>
      <text:p text:style-name="P110"><text:tab/>Есть ограничения на количество файлов <text:span text:style-name="T2">cookie</text:span> в рамках одного домена. Так для <text:span text:style-name="T2">internet explorer </text:span>эта цифра составляет <text:span text:style-name="T49">20</text:span>, для <text:span text:style-name="T2">firefox</text:span> – <text:span text:style-name="T49">50</text:span> и для <text:span text:style-name="T2">opera</text:span> – <text:span text:style-name="T49">30</text:span>. Это еще не все. Для <text:span text:style-name="T74">internet explorer </text:span>суммарный объем всех <text:span text:style-name="T2">cookie</text:span> должен быть не более <text:span text:style-name="T49">4кб</text:span>, а для остальных браузеров – <text:span text:style-name="T49">4кб</text:span>. – это ограничение на один файл. Кроме того, в <text:span text:style-name="T2">cookie</text:span> неудобно хранить сложные структуры данных. Например, вы хотите сохранить не просто пару “<text:span text:style-name="T49">ключ =&gt; строковое </text:span><text:soft-page-break/><text:span text:style-name="T49">значение</text:span>”, а массив элементов, или объект. В такой ситуации остается только умыть руки. </text:p>
      <text:p text:style-name="P110"><text:tab/>В настоящий момент очень мало кто хранит сведения собираемые на сайте, именно, внутри cookie. Обычно в <text:span text:style-name="T2">cookie</text:span> помещается некоторое число – код сессии (имя файла, номер записи в <text:span text:style-name="T2">БД</text:span>). Когда открывается веб-страница, то идет обращение к <text:span text:style-name="T2">http</text:span>-серверу с указанием имени страницы, которую вы хотите открыть, плюс, передается содержимое cookie. Затем на сервере на основании номера сессии выполняется поиск в файле или таблице БД реальной информации (той информации, которой много более чем 4кб., той, которая может содержать сложные структуры данных). Естественно, что не всегда следует и не всегда возможно хранить информацию на сервере. Например, при разработке крупных и часто-посещаемых сайтов средства работы с сессиями переписываются фактически с нуля. Особенно ярко такая тенденция появилась с широким внедрением идей web 2.0. Веб-страницы, постоянно обращающиеся с помощью ajax к веб-серверу за информацией, способны свести с ума любую систему поддержки сессий (хранения пользовательской информации) на стороне сервера. В тех редких случаях, когда я был вынужден хранить большие данные на стороне клиента, то приходилось использовать средства flash. Дело в том, что встроенные в flash методики “сохранить немножко информации на стороне клиента” гораздо либеральнее, чем стандартные средства браузера. </text:p>
      <text:p text:style-name="P110"><text:tab/>Верить, что разработчики браузеров решат пересмотреть методику работы с <text:span text:style-name="T2">cookie</text:span> и добавят в браузеры новые возможности - не стоит. Тем более не стоит верить в то, что они это сделают единообразным образом и в полной мере удовлетворят потребности веб-разработчиков. </text:p>
      <text:p text:style-name="P116"><text:span text:style-name="T7"><text:tab/>Сегодня я обещал рассказать о</text:span><text:span text:style-name="T14"> google gears</text:span><text:span text:style-name="T7">. Сначала нужно скачать плагин для вашего браузера по следующему адресу: </text:span><text:a xlink:type="simple" xlink:href="http://gears.google.com/download.html"><text:span text:style-name="T7">http://gears.google.com/download.html</text:span></text:a><text:span text:style-name="T7">. Там же вы найдете документацию и примеры работающие с </text:span><text:span text:style-name="T14">google gears</text:span><text:span text:style-name="T7">. Но прежде чем я перейду к техническим деталям, позвольте мне напомнить в очередной раз: “</text:span><text:span text:style-name="T54">серебряной пули нет</text:span><text:span text:style-name="T7">”. </text:span></text:p>
      <text:p text:style-name="P110"><text:tab/>Одной из ключевых возможностей этого плагина (<text:span text:style-name="T152">далеко, не единственной</text:span>) является новая, абсолютно новая, модель хранения пользовательских данных на компьютере. Такого вы еще не видели! Вы знаете, что такое базы данных? Да, это те самые невероятно дорогие (<text:span text:style-name="T152">или совершенно бесплатные</text:span>) штуки, которые могут хранить миллионы единиц информации, мгновенно искать среди их нужную. <text:soft-page-break/>Еще вы слышали, что для того чтобы научиться работать с базами данных нужны долгие годы. На самом деле существует огромное множество различных баз данных (<text:span text:style-name="T152">популярных, конечно, гораздо меньше</text:span>). Базы данных ориентируются на различные платформы и сегменты потребителей, есть такие <text:span text:style-name="T2">СУБД</text:span>, что запустить их даже на мощном современном ПК – нетривиальная задача. Есть и такие СУБД которые могут быть встроены внутрь вашего мобильника пятилетней давности. </text:p>
      <text:p text:style-name="P110"><text:tab/>Для веб-сайтов традиционно применяют такие СУБД как <text:span text:style-name="T2">mysql</text:span>, <text:span text:style-name="T2">postgres</text:span>. Серьезные предприятия хранят информацию в <text:span text:style-name="T74">microsoft sql server, oracle, ibm db2</text:span>. И есть среди этого списка такая СУБД как <text:span text:style-name="T74">sqlite</text:span>. Это достаточно необычная СУБД, и многие из ее возможностей наверняка отпугнут “<text:span text:style-name="T49">зубров программирования</text:span>”, тем не менее, она завоевывает известность и для поддержки в <text:span text:style-name="T2">internet</text:span> небольших сайтов, и для создания “<text:span text:style-name="T49">портфельных приложений</text:span>”. Под “<text:span text:style-name="T49">портфельными приложениями</text:span>” я понимаю ситуацию, когда программе нужна для работы <text:span text:style-name="T2">БД</text:span>, но при этом предполагается, что приложение будет переноситься на <text:span text:style-name="T2">flash</text:span>-ке или распространяться на <text:span text:style-name="T2">CD</text:span>-диске. Естественно, что требовать установки каких-то драйверов к <text:span text:style-name="T2">БД</text:span> и ее предварительной настройки перед работой – просто глупо, клиенты не оценят. Еще один сегмент рынка, где властвует <text:span text:style-name="T74">sqlite</text:span> – всевозможные встраиваемые приложения. Для работы <text:span text:style-name="T2">sqlite</text:span> достаточно всего <text:span text:style-name="T49">200</text:span> кб. памяти. А если и этого вам окажется мало, то благодаря тому, что <text:span text:style-name="T2">sqlite</text:span> – open source, “<text:span text:style-name="T49">продвинутые</text:span>” программисты всегда могут “п<text:span text:style-name="T49">оработать напильником</text:span>”. Так что <text:span text:style-name="T153">google gears</text:span> – это всего лишь добавили внутрь браузера небольшую СУБД? Не только. </text:p>
      <text:p text:style-name="P110"><text:tab/>Исторически первым об идее внедрить в браузер хоть не большую, но базу данных заговорили в <text:span text:style-name="T2">mozilla</text:span>, планируя добавить эту функцию в <text:span text:style-name="T74">firefox</text:span> (н<text:span text:style-name="T152">овые возможности для разработчиков плагинов</text:span>). <text:span text:style-name="T153">Google gears</text:span> – это не просто <text:span text:style-name="T74">sqlite</text:span>, программисты из <text:span text:style-name="T2">google</text:span> не пошли по пути создания мало кому нужной внутри браузера мини-СУБД, не стали добавлять к <text:span text:style-name="T2">sqlite</text:span> возможности ее “<text:span text:style-name="T49">старших</text:span>” братьев. Они придумали и реализовали другую методику <text:span text:style-name="T27">согласования</text:span> содержимого находящегося <text:span text:style-name="T152">в локальной базе данных </text:span>на машине клиента и данных доступных<text:span text:style-name="T152"> на сервере</text:span>. Теперь та картинка с развитой системой комментариев на новостном сайте становится возможным. Подсистема <text:span text:style-name="T153">google gears</text:span> загружает в <text:span text:style-name="T152">локальное хранилище</text:span> неизменяемую информацию на сайте, так что теперь вы можете работать с ней без выхода в <text:span text:style-name="T2">Интернет</text:span>. А когда подключение к сети будет восстановлено, то <text:span text:style-name="T2">gears</text:span> выполнит <text:span text:style-name="T27">синхронизацию</text:span> <text:span text:style-name="T152">локальной информации</text:span> и той, что доступна на сайте <text:soft-page-break/>(<text:span text:style-name="T152">вдруг, за это время появились новые статьи или комментарии</text:span>). </text:p>
      <text:p text:style-name="P109"><text:tab/>Условно <text:span text:style-name="T2">google gears</text:span> состоит из трех частей: </text:p>
      <text:list text:style-name="L54">
        <text:list-item>
          <text:p text:style-name="P181"><text:span text:style-name="T2">Локальный сервер</text:span>, который кэширует нужные для работы приложения ресурсы, такие как <text:span text:style-name="T152">javascript, html, картинки</text:span>. Слово “<text:span text:style-name="T49">сервер</text:span>” в названии может ввести в заблуждение. Это совсем не означает, что вы можете с его помощью выполнять на стороне клиента <text:span text:style-name="T2">php</text:span>-скрипты. </text:p>
        </text:list-item>
        <text:list-item>
          <text:p text:style-name="P181">Локальная база данных, построенная на основе <text:span text:style-name="T2">sqlite</text:span>. </text:p>
        </text:list-item>
        <text:list-item>
          <text:p text:style-name="P181"><text:span text:style-name="T2">Подсистема синхронизации</text:span>, позволяющая выполнять перенос информации между клиентом и сервером. </text:p>
        </text:list-item>
      </text:list>
      <text:p text:style-name="P110"><text:tab/>Я покажу, как работать с <text:span text:style-name="T2">gears</text:span>, начав с простого примера, который не взаимодействует с сервером. Пока попытаемся хранить информацию только <text:span text:style-name="T152">локально</text:span>. В качестве примера будет записная книжка. Веб-страница будет содержать <text:span text:style-name="T71">текстовое поле,</text:span> куда нужно ввести некоторую заметку и кнопку “<text:span text:style-name="T80">сохранить</text:span>”. По нажатию на кнопку в базу будет помещаться введенная строка. Естественно, что при перезагрузке страницы все введенные данные не будут потеряны, а будут отображены чуть ниже формы. </text:p>
      <text:p text:style-name="P116"><text:span text:style-name="T7"><text:tab/>Первое с чего мы начнем – определим установлен ли у нашего клиента </text:span><text:span text:style-name="T9">google gears</text:span><text:span text:style-name="T7">. Для этого я подключу к </text:span><text:span text:style-name="T9">html</text:span><text:span text:style-name="T7">-файлу приложения </text:span><text:span text:style-name="T9">js</text:span><text:span text:style-name="T7">-файл </text:span><text:span text:style-name="T183">gears_init.js</text:span><text:span text:style-name="T7"> (</text:span><text:span text:style-name="T13">его можно загрузить по адресу </text:span><text:a xlink:type="simple" xlink:href="http://code.google.com/apis/gears/resources/gears_init.js"><text:span text:style-name="T13">http://code.google.com/apis/gears/resources/gears_init.js</text:span></text:a><text:span text:style-name="T7">). Затем я обращусь к глобальным переменным </text:span><text:span text:style-name="T9">gears</text:span><text:span text:style-name="T7"> и </text:span><text:span text:style-name="T9">google</text:span><text:span text:style-name="T7">. Если этих переменных нет, то на компьютере нет и </text:span><text:span text:style-name="T9">google gears. </text:span></text:p>
      <text:p text:style-name="P61">&lt;<text:span text:style-name="T86">script</text:span> <text:span text:style-name="T27">src</text:span>="<text:span text:style-name="T49">gears_init.js</text:span>"&gt;&lt;/<text:span text:style-name="T86">script</text:span>&gt;</text:p>
      <text:p text:style-name="P61">&lt;<text:span text:style-name="T86">script</text:span>&gt;</text:p>
      <text:p text:style-name="P61"><text:s text:c="2"/><text:span text:style-name="T49">if</text:span> (!<text:span text:style-name="T152">window</text:span>.google <text:span text:style-name="T2">|| </text:span>!<text:span text:style-name="T152">google</text:span>.gears) <text:span text:style-name="T2">{</text:span></text:p>
      <text:p text:style-name="P61"><text:s text:c="2"/><text:tab/> <text:s/><text:span text:style-name="T2">alert (</text:span>'<text:span text:style-name="T49">google gears не установлен</text:span>'<text:span text:style-name="T2">); <text:s/></text:span></text:p>
      <text:p text:style-name="P61"><text:span text:style-name="T2"><text:s text:c="2"/>}</text:span> <text:span text:style-name="T49">else </text:span><text:span text:style-name="T2">{ </text:span><text:s text:c="2"/><text:span text:style-name="T2">alert</text:span> ('<text:span text:style-name="T49">Работаем с gears</text:span>'); <text:s/><text:span text:style-name="T2">}</text:span></text:p>
      <text:p text:style-name="P26">&lt;/<text:span text:style-name="T86">script</text:span>&gt;</text:p>
      <text:p text:style-name="P109"><text:tab/>При первом подключении к сайту использующему gears будет задан вопрос “<text:span text:style-name="T49">хотите ли вы для данного сайта разрешить использование gears</text:span>” (<text:span text:style-name="T2">см. рис. 1</text:span>). </text:p>
      <text:p text:style-name="P109"><text:soft-page-break/><draw:a xlink:type="simple" xlink:href="http://black-zorro.com/mediawiki/Изображение:Gears_1.png"><draw:frame draw:style-name="fr3" draw:name="Графический объект9" text:anchor-type="as-char" svg:width="7.437cm" svg:height="5.193cm" draw:z-index="8"><draw:image xlink:href="http://black-zorro.com/mediawiki/images/5/56/Gears_1.png" xlink:type="simple" xlink:show="embed" xlink:actuate="onLoad"/>
      <svg:desc>Изображение:gears_1.png</svg:desc>
     </draw:frame></draw:a> </text:p>
      <text:p text:style-name="P110"><text:tab/>Естественно, что в последующем вы можете просмотреть список “<text:span text:style-name="T49">доверенных</text:span>” сайтов и скорректировать его (меню <text:span text:style-name="T50">Settings</text:span><text:span text:style-name="T75">-&gt;</text:span><text:span text:style-name="T50">Google Gears Settings</text:span>). После подключения к странице <text:span text:style-name="T2">gears</text:span> следует создать объект-подключение к базе данных. Для этого используйте функцию <text:span text:style-name="T82">google.gears.factory.</text:span><text:span text:style-name="T86">create</text:span>. Это универсальная функция создающая все объекты, с которыми только работают gears. </text:p>
      <text:p text:style-name="P69">db = google.gears.factory.<text:span text:style-name="T2">create(</text:span>'<text:span text:style-name="T49">beta.database</text:span>', '<text:span text:style-name="T49">1.0</text:span>');</text:p>
      <text:p text:style-name="P69"><text:span text:style-name="T49">if</text:span> (db) <text:span text:style-name="T2">{ </text:span><text:s/></text:p>
      <text:p text:style-name="P69"><text:s text:c="2"/>db.<text:span text:style-name="T2">open(</text:span>'<text:span text:style-name="T49">notebook</text:span>'<text:span text:style-name="T2">); </text:span><text:s/></text:p>
      <text:p text:style-name="P31">}</text:p>
      <text:p text:style-name="P110"><text:tab/>Итак, я создал объект “<text:span text:style-name="T49">база данных</text:span>” затем с помощью функции <text:span text:style-name="T86">open</text:span> я подключился к базе с именем <text:span text:style-name="T180">notebook</text:span> (<text:span text:style-name="T152">естественно, указывать полный путь к файлу базы нельзя</text:span>). После чего мы должны <text:span text:style-name="T152">создать таблицы,</text:span> из которых будет состоять база и попробовать в них что-то занести. Особенности в синтаксисе создания таблицы не значительны по сравнению с другими <text:span text:style-name="T2">СУБД</text:span>, основные отличия в типах данных. Далее создается таблица с полями: </text:p>
      <text:list text:style-name="L55">
        <text:list-item>
          <text:p text:style-name="P182"><text:span text:style-name="T140">id_note</text:span> – <text:span text:style-name="T152">уникальный номер для каждой из записей в таблице</text:span>, </text:p>
        </text:list-item>
        <text:list-item>
          <text:p text:style-name="P182"><text:span text:style-name="T140">note_title</text:span> – заголовок заметки, </text:p>
        </text:list-item>
        <text:list-item>
          <text:p text:style-name="P182"><text:span text:style-name="T140">note_date </text:span>– дата публикации заметки,</text:p>
        </text:list-item>
        <text:list-item>
          <text:p text:style-name="P182"><text:span text:style-name="T140">note_text</text:span> – собственно, текст заметки</text:p>
          <text:p text:style-name="P182"/>
        </text:list-item>
      </text:list>
      <text:p text:style-name="P70"><text:span text:style-name="T153">db</text:span>.<text:span text:style-name="T86">execute(</text:span>'<text:span text:style-name="T49">CREATE TABLE if not exists</text:span> <text:span text:style-name="T74">notes</text:span> <text:span text:style-name="T49">(</text:span></text:p>
      <text:p text:style-name="P70"><text:tab/><text:span text:style-name="T74">id_note </text:span><text:span text:style-name="T49">integer PRIMARY KEY NOT NULL, </text:span><text:s/></text:p>
      <text:p text:style-name="P28"><text:soft-page-break/><text:tab/><text:span text:style-name="T74">note_title</text:span><text:span text:style-name="T49"> <text:s/>varchar(50) NOT NULL, </text:span><text:span text:style-name="T74">note_date</text:span><text:span text:style-name="T49"> <text:s/>date, <text:s text:c="20"/><text:tab/></text:span><text:span text:style-name="T74">note_text </text:span><text:span text:style-name="T49"><text:s/>text)</text:span>'<text:span text:style-name="T86">);</text:span></text:p>
      <text:p text:style-name="P116"><text:span text:style-name="T7"><text:tab/>Для того чтобы экспериментировать с синтаксисом </text:span><text:span text:style-name="T9">sqlite</text:span><text:span text:style-name="T7">, удобно воспользоваться специальной утилитой “</text:span><text:span text:style-name="T127">Gears In Motion</text:span><text:span text:style-name="T7">” (</text:span><text:span text:style-name="T13">это часть </text:span><text:span text:style-name="T14">google gears</text:span><text:span text:style-name="T7">). Просто загрузите размещенную по адресу </text:span><text:a xlink:type="simple" xlink:href="http://code.google.com/p/gearsinmotion"><text:span text:style-name="T7">http://code.google.com/p/gearsinmotion</text:span></text:a><text:span text:style-name="T7"> </text:span><text:span text:style-name="T9">html</text:span><text:span text:style-name="T7">-страницу к себе на компьютер, а затем откройте ее как показано на </text:span><text:span text:style-name="T128">рис. 2.</text:span><text:span text:style-name="T7"> </text:span></text:p>
      <text:p text:style-name="Text_20_body"><draw:a xlink:type="simple" xlink:href="http://black-zorro.com/mediawiki/Изображение:Gears_2.png"><draw:frame draw:style-name="fr3" draw:name="Графический объект10" text:anchor-type="as-char" svg:width="12.97cm" svg:height="5.51cm" draw:z-index="9"><draw:image xlink:href="http://black-zorro.com/mediawiki/images/1/1c/Gears_2.png" xlink:type="simple" xlink:show="embed" xlink:actuate="onLoad"/>
      <svg:desc>Изображение:gears_2.png</svg:desc>
     </draw:frame></draw:a></text:p>
      <text:p text:style-name="P110"><text:tab/>В следующий раз я продолжу рассказ о <text:span text:style-name="T2">Google Gears</text:span>. Нам осталось рассмотреть методы работы с таблицами. Научиться <text:span text:style-name="T152">вносить</text:span> в них записи, <text:span text:style-name="T152">удалять</text:span> и <text:span text:style-name="T152">изменять</text:span> информацию. Рассмотрим методы обмена данным с <text:span text:style-name="T82">удаленным</text:span> веб-сервером. </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31" text:outline-level="1" text:is-list-header="true">Часть 2 </text:h>
      <text:p text:style-name="P110"><text:tab/>Сегодня я продолжу рассказ о <text:span text:style-name="T153">google gears</text:span>. Технологии от <text:span text:style-name="T2">google</text:span>, которая позволяет изменить наш взгляд на веб-разработку и дает нам инструменты для создания веб-приложений наделенных чертами их более “<text:span text:style-name="T49">серьезных</text:span>” настольных собратьев. Созданное с помощью <text:span text:style-name="T2">Gears</text:span> приложение может работать <text:span text:style-name="T27">без</text:span> подключения к internet (<text:span text:style-name="T152">все необходимые ресурсы будут храниться на локальной машине клиента</text:span>), а после восстановления связи информация будет <text:span text:style-name="T27">синхронизирована</text:span>. </text:p>
      <text:p text:style-name="P110"><text:tab/>В прошлый раз я остановился на том, что показывал, как создать с помощью gears небольшое приложение “з<text:span text:style-name="T49">аписная книжка”</text:span>. Наверное, сегодня надо было бы завершить рассказ, показав как сохранить информацию внутри этой книжки (<text:span text:style-name="T152">не на сервере, а на машине клиента</text:span>) и как добавить функцию обмена этими сведениями с веб-сервером, но все же нет. Сегодня я смещу фокус рассказа с <text:span text:style-name="T2">gears</text:span> на <text:span text:style-name="T2">sqlite</text:span>. В своих статьях я стремлюсь рассказывать не просто об отдельной программе (<text:span text:style-name="T152">языке программирования или библиотеке</text:span>), а охватить весь спектр технологий, решающих некоторую практическую задачу. И даже если вы не станете использовать <text:span text:style-name="T2">gears</text:span>, то, скорее всего, полученные сегодня знания по <text:span text:style-name="T2">sqlite</text:span> помогут вам разобраться с другими технологиями, использующими <text:span text:style-name="T2">sqlite</text:span> (тот же <text:span text:style-name="T152">adobe air</text:span>), в разработке “<text:span text:style-name="T49">портфельных приложений</text:span>” или классических веб-сайтов. </text:p>
      <text:p text:style-name="P110"><text:tab/><text:span text:style-name="T140">Sqlite</text:span> – довольно интересная СУБД: одна из целей ее разработки была в создании инструмента способного работать где угодно (н<text:span text:style-name="T152">е только сервера или настольные компьютеры, но и мобильные устройства</text:span>), и со сколь угодно низкими затратами на ресурсы. <text:span text:style-name="T140">Sqlite</text:span> – <text:span text:style-name="T152">встраиваемая</text:span> <text:span text:style-name="T2">СУБД</text:span>. Это значит, что в отличие от семейства клиент-серверных СУБД (<text:span text:style-name="T153">mysql, postgres, oracle</text:span>), у <text:span text:style-name="T140">sqlite</text:span> нет какого-то отдельного процесса (<text:span text:style-name="T152">сервера</text:span>), который был бы запущен на специальном компьютере и ждал бы запросов на обслуживание от множества клиентов. <text:span text:style-name="T140">SQlite</text:span> представляет собой библиотеку <text:span text:style-name="T86">dll</text:span>, которую можно интегрировать в любое приложение (<text:span text:style-name="T152">в настоящее время есть интерфейсы для доступа к sqlite из таких языков как: c++, php, perl, java, .net, ruby, delphi</text:span>). Следовательно, <text:span text:style-name="T140">Sqlite</text:span> не рекомендуется использовать в тех ситуациях, когда база данных должна быть одновременно доступна для использования несколькими клиентами (<text:span text:style-name="T152">даже на одной машине</text:span>). </text:p>
      <text:p text:style-name="P110"><text:soft-page-break/><text:tab/>Дело в том, что хоть чтение из базы данных могут выполнять сразу любое количество клиентов, но вот операция записи является монопольной. А значит, что для приложений, где количество операций “<text:span text:style-name="T49">сохранить изменения</text:span>” превалирует над “<text:span text:style-name="T49">прочитать информацию</text:span>”, <text:span text:style-name="T140">sqlite</text:span> будет мало полезна. Естественно, что семейство встраиваемых СУБД состоит не только из <text:span text:style-name="T140">sqlite</text:span>. Фактически все “<text:span text:style-name="T49">большие и сложные</text:span>” СУБД (<text:span text:style-name="T153">mysql, mssql, oracle</text:span>) имеют меньших братьев ориентированных на работу с меньшими нагрузками, не требующих сложных процедур установки и настройки (<text:span text:style-name="T152">просто скопируй пару библиотек</text:span>), способных работать на мобильных устройствах. Придут ли эти решения на рынок веб-приложений сказать трудно. Сейчас фокус интереса крупных разработчиков направлен на <text:span text:style-name="T140">sqlite</text:span>. Я говорю про <text:span text:style-name="T189">google с gears, adobe с air, mozilla с firefox </text:span>– все эти компании используют в своих продуктах <text:span text:style-name="T140">sqlite</text:span>. </text:p>
      <text:p text:style-name="P110"><text:tab/>Одним из ключевых факторов успеха является то, что <text:span text:style-name="T140">sqllite</text:span> бесплатен и открыт для изменений всеми (<text:span text:style-name="T152">лицензия public domain</text:span>). Для лучшего понимания идеологии <text:span text:style-name="T140">sqlite</text:span> и направления его развития я настоятельно советую найти журнал l<text:span text:style-name="T74">inux format</text:span> (он есть в свободном доступе в Интернет и даже на русском) <text:span text:style-name="T49">за декабрь 2005 г.</text:span>, там было опубликовано интервью с создателем <text:span text:style-name="T140">sqllite</text:span> <text:span text:style-name="T126">Ричардом Хиппом.</text:span> </text:p>
      <text:p text:style-name="P116"><text:span text:style-name="T7"><text:tab/>К сожалению, хорошей русскоязычной документации по sqlite очень мало: энтузиазма переводчиков (</text:span><text:a xlink:type="simple" xlink:href="http://sb-news.net/sqlite.php"><text:span text:style-name="T7">http://sb-news.net/sqlite.php</text:span></text:a><text:span text:style-name="T7">) хватило не надолго. Если вам интересен вопрос связи </text:span><text:span text:style-name="T9">php</text:span><text:span text:style-name="T7"> и </text:span><text:span text:style-name="T9">sqlite</text:span><text:span text:style-name="T7">, то наверняка найдете полезное для себя на странице </text:span><text:a xlink:type="simple" xlink:href="http://www.phpclub.ru/detail/article/sqlight_intro"><text:span text:style-name="T7">http://www.phpclub.ru/detail/article/sqlight_intro</text:span></text:a><text:span text:style-name="T7"> или сайте </text:span><text:a xlink:type="simple" xlink:href="http://www.codenet.ru/db/other/sqlite/"><text:span text:style-name="T7">http://www.codenet.ru/db/other/sqlite/</text:span></text:a><text:span text:style-name="T7">. Для экспериментов с </text:span><text:span text:style-name="T128">sqlite</text:span><text:span text:style-name="T7"> вовсе не обязательно писать код </text:span><text:span text:style-name="T9">javascript</text:span><text:span text:style-name="T7"> с помощью </text:span><text:span text:style-name="T9">gears</text:span><text:span text:style-name="T7">. На сайте разработчиков библиотеки (</text:span><text:a xlink:type="simple" xlink:href="http://www.sqlite.org/download.html"><text:span text:style-name="T7">http://www.sqlite.org/download.html</text:span></text:a><text:span text:style-name="T7">) можно найти несколько вариантов поставки </text:span><text:span text:style-name="T128">sqllite</text:span><text:span text:style-name="T7">. Это может быть </text:span><text:span text:style-name="T90">dll</text:span><text:span text:style-name="T7"> или </text:span><text:span text:style-name="T90">so</text:span><text:span text:style-name="T7">-библиотеки для встраивания движка базы в другое приложение, исходные коды библиотеки и, наиболее ценный для нас вариант, это загрузить архив с одной единственной утилитой </text:span><text:span text:style-name="T112">sqlite3.exe</text:span><text:span text:style-name="T7">. Это командная консоль </text:span><text:span text:style-name="T128">sqlite</text:span><text:span text:style-name="T7">, в ней вы можете писать команды </text:span><text:span text:style-name="T52">sql</text:span><text:span text:style-name="T7"> и тут же получать ответ. Для тех, кого пугает черный экран с мигающим курсором и хочет использовать графическую оболочку, могу порекомендовать </text:span><text:a xlink:type="simple" xlink:href="http://sqlitebrowser.sourceforge.net/"><text:span text:style-name="T7">http://sqlitebrowser.sourceforge.net/</text:span></text:a><text:span text:style-name="T7"> или </text:span><text:a xlink:type="simple" xlink:href="http://www.sqlmaestro.com/"><text:span text:style-name="T7">http://www.sqlmaestro.com</text:span></text:a><text:span text:style-name="T7">. Я настоятельно советую обзавестись каким-либо графическим менеджером СУБД: при знакомстве с </text:span><text:span text:style-name="T128">sqlite</text:span><text:span text:style-name="T7"> вас ждет несколько сногшибающих новостей, пережить которые в </text:span><text:soft-page-break/><text:span text:style-name="T7">одной консоли будет тяжело. </text:span></text:p>
      <text:p text:style-name="P110"><text:tab/>Хотя <text:span text:style-name="T140">sqlite</text:span> отлична от своих более серьезных родственников, но концепция у них одна и та же – <text:span text:style-name="T152">реляционная</text:span>. Это значит, что база данных (<text:span text:style-name="T152">файл с расширением </text:span><text:span text:style-name="T73">db</text:span>) содержит описания таблиц, их индексы и, собственно, хранимую информацию. При запуске консоли <text:span text:style-name="T117">sqlite.exe </text:span>необходимо указать как параметр командной строки имя файла базы данных, с которым вы хотите работать. Если такого файла нет, то он будет создан (см.<text:span text:style-name="T140"> рис. 1</text:span>). </text:p>
      <text:p text:style-name="P109"><draw:a xlink:type="simple" xlink:href="http://black-zorro.com/mediawiki/Изображение:Gears_2_1.png"><draw:frame draw:style-name="fr3" draw:name="Графический объект11" text:anchor-type="as-char" svg:width="9.85cm" svg:height="3.351cm" draw:z-index="10"><draw:image xlink:href="http://black-zorro.com/mediawiki/images/6/6c/Gears_2_1.png" xlink:type="simple" xlink:show="embed" xlink:actuate="onLoad"/>
      <svg:desc>Изображение:gears_2_1.png</svg:desc>
     </draw:frame></draw:a></text:p>
      <text:p text:style-name="P110"><text:tab/>Естественно, что <text:span text:style-name="T2">gears</text:span> никогда бы не позволил веб-приложению работать с файловой системой компьютера клиента и <text:span text:style-name="T27">указать каталог</text:span>, где будет создан файл базы данных. Так, когда вы вызываете <text:span text:style-name="T2">gears</text:span> функцию <text:span text:style-name="T153">db</text:span>.<text:span text:style-name="T86">open(</text:span>'<text:span text:style-name="T49">имя_базы_данных</text:span>'<text:span text:style-name="T86">)</text:span>, то в “<text:span text:style-name="T49">секретном месте</text:span>” создается файл с именем <text:span text:style-name="T137">имя_базы_данных</text:span><text:span text:style-name="T30">#</text:span><text:span text:style-name="T118">database</text:span>.</text:p>
      <text:p text:style-name="P110"><text:tab/>Естественно, что <text:span text:style-name="T2">gears</text:span> заботятся о том, чтобы не возник конфликт, если пара веб-сайтов попробуют создать базу данных с одинаковым именем. Правда есть и плохая новость: если вы заходите на один сайт с помощью <text:span text:style-name="T140">firefox</text:span> и с помощью <text:span text:style-name="T140">internet explorer</text:span>, то созданные ими базы данных (<text:span text:style-name="T152">одноименные</text:span>) все равно будут считаться разными. Остается надеяться, что по мере развития <text:span text:style-name="T2">gears</text:span> эта проблема будет решена. </text:p>
      <text:p text:style-name="P110"><text:tab/>Команды, которые вы можете выполнять, делятся <text:span text:style-name="T186">на две категории</text:span>: <text:span text:style-name="T138">стандартные</text:span> <text:span text:style-name="T138">sql-запросы</text:span> и с<text:span text:style-name="T138">пецифически команды</text:span>, именно, <text:span text:style-name="T140">sqlite</text:span> (<text:span text:style-name="T152">они начинаются с точки и в основном служат для того, чтобы посмотреть список таблиц в базе и других административных задач</text:span>). Что касается поддержки <text:span text:style-name="T2">sql</text:span>, то нам придется ограничиться стандартом <text:span text:style-name="T140">SQL92</text:span>. </text:p>
      <text:p text:style-name="P110"><text:tab/>В ходе дальнейшего чтения вам может показаться, что <text:span text:style-name="T140">sqlite</text:span> – это что-то очень “<text:span text:style-name="T49">сырое</text:span>” и “<text:span text:style-name="T49">недоделанное</text:span>”. На самом деле, выбор функциональности <text:span text:style-name="T140">sqlite</text:span> строго обоснован и ее нельзя сравнивать, например, с ранними версиями <text:span text:style-name="T140">mysql</text:span> (<text:span text:style-name="T152">там тоже не поддерживались многие из определенных стандартом SQL функций</text:span>). </text:p>
      <text:p text:style-name="P110"><text:soft-page-break/><text:tab/>Начнем с самого простого: <text:span text:style-name="T152">создания таблиц</text:span>. И тут нас ждет первый сюрприз. В <text:span text:style-name="T140">sqlite</text:span> <text:span text:style-name="T81">нет различия между типами данных</text:span>. Наверняка, вы привыкли, что при создании таблицы (<text:span text:style-name="T152">еще с самых древних времен</text:span>) было необходимо сказать какие в ней должны быть поля, какой тип данных в этих полях мог храниться (строки, числа) и даже размеры этих типов (например, строка, но размером не более 100 символов). В <text:span text:style-name="T140">sqlite</text:span> всего этого нет. В версии <text:span text:style-name="T74">2.0</text:span> все типы данных воспринимались как строки. В <text:span text:style-name="T49">версии 3 </text:span>произошли изменения и были выделены четыре “<text:span text:style-name="T49">ненастоящих</text:span>” типа данных: <text:span text:style-name="T124">целые</text:span> и <text:span text:style-name="T124">вещественные</text:span> <text:span text:style-name="T124">числа</text:span>, <text:span text:style-name="T124">строки</text:span>, <text:span text:style-name="T124">двоичные данные</text:span> (<text:span text:style-name="T110">BLOB</text:span>). Я назвал эти типы данных “<text:span text:style-name="T49">ненастоящими</text:span>”, потому что могу поместить в поле, созданное как целое число, строку текста (<text:span text:style-name="T152">и, похоже, так останется навсегда, Ричард Хипп достаточно четко выразился в этом плане</text:span>). Вот простой пример, создающий таблицу для хранения сведений о людях (<text:span text:style-name="T45">ввод команды должен завершаться символом точки с запятой</text:span>): </text:p>
      <text:p text:style-name="P49"/>
      <text:p text:style-name="P36">CREATE TABLE <text:span text:style-name="T177">users</text:span> (<text:span text:style-name="T138">id, fio, age, sex)</text:span>;</text:p>
      <text:p text:style-name="P49"><text:tab/></text:p>
      <text:p text:style-name="P12"><text:tab/>Хотя ни одно поле не имеет указания на тип данных, пример работает. С другой стороны, если вы воспользуетесь каким либо визуальным редактором <text:span text:style-name="T2">sql</text:span>, то можете заметить, что мастер создания таблицы предлагает вам выбрать для полей тип из падающего списка (на <text:span text:style-name="T49">рис. 2 </text:span>показано создание таблицы с помощью <text:span text:style-name="T140">SqliteMaestro</text:span>). И здесь нет никакого противоречия. Дело в том, что сама идея отказаться от типов данных настолько выбивает из колеи программистов (<text:span text:style-name="T152">и меня в том числе</text:span>), что разработчики <text:span text:style-name="T140">SqliteMaestro</text:span> решили спрятать эти возможности подальше; и вы никак не сможете в графической оболочке ввести в некоторое поле, помеченное при создании как число, строку. Но если вы откроете консоль <text:span text:style-name="T117">sqlite.exe</text:span>, то карточный домик иллюзии наличия типов данных разрушится в мгновение. Если вам более привычно, то можете при создании таблицы указать тип создаваемых полей, но не надейтесь на то, что <text:span text:style-name="T140">sqlite</text:span> будет контролировать вводимые вами данные на предмет соответствия их этим типам данных. </text:p>
      <text:p text:style-name="Text_20_body"><text:soft-page-break/><draw:a xlink:type="simple" xlink:href="http://black-zorro.com/mediawiki/Изображение:Gears_2_2.png"><draw:frame draw:style-name="fr3" draw:name="Графический объект12" text:anchor-type="as-char" svg:width="9.638cm" svg:height="10.273cm" draw:z-index="11"><draw:image xlink:href="http://black-zorro.com/mediawiki/images/3/3a/Gears_2_2.png" xlink:type="simple" xlink:show="embed" xlink:actuate="onLoad"/>
      <svg:desc>Изображение:gears_2_2.png</svg:desc>
     </draw:frame></draw:a> </text:p>
      <text:p text:style-name="Text_20_body"/>
      <text:p text:style-name="P21">CREATE TABLE users2 (id int, fio varchar(100), birthday date, sex varchar(1));</text:p>
      <text:p text:style-name="P110"><text:tab/>Я все равно смогу вносить в поле, помеченное как <text:span text:style-name="T140">date</text:span>, произвольные строки текста. На самом деле в <text:span text:style-name="T140">sqlite</text:span> есть “х<text:span text:style-name="T49">итрое понятие</text:span>” называемое “<text:span text:style-name="T49">manifest typing</text:span>”. Его идея в том, что <text:span text:style-name="T2">тип данных </text:span>ассоциируется с самим значением, а не с полем или переменной, в которой это значение хранится. Это похоже на разницу между языками программирования с динамической и статической типизацией. Если вы попытаетесь внести в некоторое поле значение равное цифре, то оно будет сохранено как цифра. На стадии сравнения переменных или полей таблицы между собой, решение будет принято на основе значений, которые хранятся в этих полях. </text:p>
      <text:p text:style-name="P110"><text:span text:style-name="T81"><text:tab/>При создании таблицы не следует давать ей имя, начинающееся со слова "</text:span><text:span text:style-name="T75">sqlite_</text:span><text:span text:style-name="T81">" – оно является </text:span><text:span text:style-name="T45">зарезервированным</text:span>. Создаваемые таблицы могут быть как <text:span text:style-name="T126">persistent</text:span> <text:soft-page-break/>(<text:span text:style-name="T152">сохраняющими свои значения между несколькими сеансами sqlite в файле</text:span>), так и <text:span text:style-name="T126">temporary</text:span>. В этом случае, если несколько пользователей <text:span text:style-name="T152">одновременно</text:span> работающих с одной и той же базой <text:span text:style-name="T140">sqlite</text:span>, создадут <text:span text:style-name="T126">temporary</text:span> таблицы (<text:span text:style-name="T152">путь даже и одноименные</text:span>), то эти таблицы будут независимы для каждого из подключений и будут <text:span text:style-name="T152">автоматически</text:span> <text:span text:style-name="T194">уничтожены</text:span> как только соединение с БД будет прервано. </text:p>
      <text:p text:style-name="P110"><text:tab/>Вот пример создания <text:span text:style-name="T152">временной</text:span> таблицы (<text:span text:style-name="T152">отличие от предыдущего примера только в ключевом слове “</text:span><text:span text:style-name="T71">temporary</text:span><text:span text:style-name="T152">”</text:span>): </text:p>
      <text:p text:style-name="P37">CREATE TEMPORARY TABLE <text:span text:style-name="T169">users7</text:span>(<text:span text:style-name="T138">fio, age, sex</text:span>);</text:p>
      <text:p text:style-name="P110"><text:tab/>Создавая таблицу в любой другой СУБД, вы часто использовали “<text:span text:style-name="T49">ограничения</text:span>” накладываемые на значения полей (<text:span text:style-name="T49">unique, check, триггеры</text:span>). Посмотрим, что же уцелело из этого набора в <text:span text:style-name="T140">sqlite</text:span>? <text:span text:style-name="T29">Уцелело все</text:span>. <text:span text:style-name="T2">Во-первых</text:span>, сохранилась концепция <text:span text:style-name="T140">первичного ключа</text:span> (<text:span text:style-name="T152">такого поля или набора полей, которые гарантированно уникальны для любых записей в таблице</text:span>). Если поле при создании помечено как <text:span text:style-name="T74">primary key</text:span>, то любая попытка внести в него дублирующиеся значения будет неудачна. </text:p>
      <text:p text:style-name="Preformatted_20_Text">sqlite&gt; CREATE TABLE x1 (i int PRIMARY KEY);</text:p>
      <text:p text:style-name="Preformatted_20_Text">sqlite&gt; INSERT INTO x1 VALUES (1);</text:p>
      <text:p text:style-name="Preformatted_20_Text">sqlite&gt; INSERT INTO x1 VALUES (2);</text:p>
      <text:p text:style-name="Preformatted_20_Text">sqlite&gt; INSERT INTO x1 VALUES (2);</text:p>
      <text:p text:style-name="P21">SQL error: COLUMN i IS NOT UNIQUE</text:p>
      <text:p text:style-name="P110"><text:tab/>И даже есть возможность сказать, что значение первичного ключа будет назначаться не нами, а самой СУБД (<text:span text:style-name="T152">старые добрые </text:span><text:span text:style-name="T138">identity</text:span><text:span text:style-name="T152"> и </text:span><text:span text:style-name="T138">auto_increment</text:span>). Обратите внимание в следующем примере на то, что поле первичного ключа объявляется как <text:span text:style-name="T110">INTEGER</text:span> (не <text:span text:style-name="T110">INT</text:span>). </text:p>
      <text:p text:style-name="Preformatted_20_Text">sqlite&gt; CREATE TABLE table_c (id INT PRIMARY KEY autoincrement, fio varchar(100));</text:p>
      <text:p text:style-name="Preformatted_20_Text">SQL error: AUTOINCREMENT IS only allowed ON an INTEGER PRIMARY KEY</text:p>
      <text:p text:style-name="Preformatted_20_Text">sqlite&gt; CREATE TABLE table_d (id INTEGER PRIMARY KEY autoincrement, fio varchar(100));</text:p>
      <text:p text:style-name="Preformatted_20_Text">sqlite&gt; INSERT INTO table_d (fio) VALUES ('Bill');</text:p>
      <text:p text:style-name="Preformatted_20_Text">sqlite&gt; INSERT INTO table_d (fio) VALUES ('Mary');</text:p>
      <text:p text:style-name="Preformatted_20_Text">sqlite&gt; SELECT * FROM table_d;</text:p>
      <text:p text:style-name="Preformatted_20_Text">1|Bill</text:p>
      <text:p text:style-name="P21">2|Mary</text:p>
      <text:p text:style-name="P110"><text:tab/>В том случае, если при вставке записи мы не укажем значения <text:soft-page-break/>некоторого поля, то оно получит значение по умолчанию (<text:span text:style-name="T49">DEFAULT</text:span>). Этим значением может быть не только <text:span text:style-name="T152">строка</text:span> или <text:span text:style-name="T152">число</text:span>, но и ключевые слова: <text:span text:style-name="T49">CURRENT_TIME</text:span>, <text:span text:style-name="T49">CURRENT_DATE</text:span>, <text:span text:style-name="T49">CURRENT_TIMESTAMP</text:span> – это соответственно: т<text:span text:style-name="T152">екущее время, текущая дата, текущая дата </text:span>и <text:span text:style-name="T152">время</text:span>. </text:p>
      <text:p text:style-name="Preformatted_20_Text">sqlite&gt; CREATE TABLE users5 (fio, now DEFAULT current_timestamp);</text:p>
      <text:p text:style-name="Preformatted_20_Text">sqlite&gt; INSERT INTO users5 (fio) VALUES ('mary');</text:p>
      <text:p text:style-name="Preformatted_20_Text">sqlite&gt; SELECT * FROM users5;</text:p>
      <text:p text:style-name="P21">mary|2008-01-15 14:26:47</text:p>
      <text:p text:style-name="P110"><text:tab/>Для того чтобы созданная нами таблица работала быстро, нам нужны <text:span text:style-name="T153">индексы</text:span>. <text:span text:style-name="T140">Sqlite</text:span> позволяет нам создать <text:span text:style-name="T2">две</text:span> их разновидности (<text:span text:style-name="T152">кроме первичных</text:span>): <text:span text:style-name="T177">обычные</text:span> и <text:span text:style-name="T177">уникальные</text:span>. Если <text:span text:style-name="T152">обычные</text:span> индексы только ускоряют операции с данными (з<text:span text:style-name="T152">ависящие от полей по которым построены индексы</text:span>), то уникальные индексы запретят вам дублировать значения привязанных к ним полей. Есть два момента, когда вы можете создать индекс: либо <text:span text:style-name="T152">на стадии определения таблицы</text:span>, либо <text:span text:style-name="T152">позже</text:span>. Следующий пример показывает, как назначить полю <text:span text:style-name="T140">fio</text:span> уникальный индекс: </text:p>
      <text:p text:style-name="Preformatted_20_Text">CREATE TABLE users4 (id integer PRIMARY KEY, fio varchar(100) <text:span text:style-name="T27">UNIQUE</text:span>);</text:p>
      <text:p text:style-name="Preformatted_20_Text">INSERT INTO users4 (fio) VALUES ('mary');</text:p>
      <text:p text:style-name="Preformatted_20_Text">INSERT INTO users4 (fio) VALUES ('mary');</text:p>
      <text:p text:style-name="P21">SQL error: COLUMN fio IS NOT UNIQUE</text:p>
      <text:p text:style-name="P110"><text:tab/>Или после того как таблица была создана, вы можете добавить к ней как обычный, так и уникальный индекс. Важно при создании индекса назначить ему имя (<text:span text:style-name="T152">в примере это </text:span><text:span text:style-name="T135">idx_fio, unq_fio</text:span>): </text:p>
      <text:p text:style-name="Preformatted_20_Text">CREATE INDEX idx_fio ON users(fio); создаем обычный индекс</text:p>
      <text:p text:style-name="Preformatted_20_Text">sqlite&gt; CREATE <text:span text:style-name="T27">UNIQUE</text:span> INDEX unq_fio ON users(fio); и пример с уникальным индексом</text:p>
      <text:p text:style-name="Preformatted_20_Text">sqlite&gt; INSERT INTO users (fio) VALUES ('Mark');</text:p>
      <text:p text:style-name="Preformatted_20_Text">sqlite&gt; INSERT INTO users (fio) VALUES ('Mark');</text:p>
      <text:p text:style-name="P21">SQL error: COLUMN fio IS NOT UNIQUE</text:p>
      <text:p text:style-name="P110">Индексы можно удалять, используя для этого команду “drop index имя_индекса”. Не важно уникальный это индекс, или обычный, главное, что бы они были созданы помощью “create index”. </text:p>
      <text:p text:style-name="P110"><text:tab/>Создавая таблицу, вы можете наложить ограничения на значения полей (н<text:span text:style-name="T152">апример, величина зарплаты сотрудника должна </text:span><text:soft-page-break/><text:span text:style-name="T152">быть в диапазоне от </text:span><text:span text:style-name="T71">0</text:span><text:span text:style-name="T152"> до </text:span><text:span text:style-name="T71">1000$</text:span>). Для этого используются <text:span text:style-name="T126">CHECK</text:span> ограничения. Есть два вида check: ограничения, накладываемые на <text:span text:style-name="T152">одно поле,</text:span> и ограничения, которые оперируют <text:span text:style-name="T152">всеми полями</text:span> в таблице одновременно. В следующем примере я создам таблицу с двумя “числовыми” полями. На первое из них будет наложено требование: з<text:span text:style-name="T158">начение поля должно быть более чем 100, для второго поля – значение менее 200, и третье ограничение говорит, что сумма этих двух полей не должна превосходить 150</text:span>. Условия <text:span text:style-name="T49">CHECK</text:span> проверяются всегда (<text:span text:style-name="T152">как при добавление новой </text:span><text:span text:style-name="T152">записи, так и при редактирование существующей</text:span>). </text:p>
      <text:p text:style-name="Preformatted_20_Text">sqlite&gt; CREATE TABLE numbers (num_1 int CHECK(num_1 &gt; 100), num_2 int CHECK (num_2 &lt; 200), CHECK (num_1 + num_2 &lt; 150));</text:p>
      <text:p text:style-name="Preformatted_20_Text">sqlite&gt; INSERT INTO numbers VALUES (200,100);</text:p>
      <text:p text:style-name="Preformatted_20_Text">SQL error: constraint failed</text:p>
      <text:p text:style-name="Preformatted_20_Text">sqlite&gt; INSERT INTO numbers VALUES (110,30); теперь ограничения CHECK не нарушены</text:p>
      <text:p text:style-name="Preformatted_20_Text">sqlite&gt; UPDATE numbers SET num_1 = 400; пробуем обновить запись так, чтобы нарушить CHECK для всей таблицы</text:p>
      <text:p text:style-name="P21">SQL error: constraint failed</text:p>
      <text:p text:style-name="P110"><text:tab/>И <text:span text:style-name="T2">третий</text:span> способ контролировать ввод данных в таблицы – использовать <text:span text:style-name="T176">триггеры</text:span>. <text:span text:style-name="T153">Триггер</text:span> – это процедура, которая вызывается всякий раз, когда значение в таблице меняется (<text:span text:style-name="T152">добавление, удаление</text:span> или <text:span text:style-name="T152">правка</text:span> записей). <text:span text:style-name="T153">Триггер</text:span> может выполнять сложные проверки для вносимых данных, или выполнять изменения в смежных таблицах. </text:p>
      <text:p text:style-name="P110"><text:tab/>Очевидно, что созданная нами таблица может нуждаться в корректировке: мы можем захотеть добавить парочку полей, поменять их имена, удалить поле. Неприятный сюрприз в том, что команда <text:span text:style-name="T126">ALTER</text:span> (с<text:span text:style-name="T152">тандартная SQL инструкция правки таблицы</text:span>) в <text:span text:style-name="T140">sqlite</text:span> реализована, мягко говоря, не полностью. Вы можете только переименовывать таблицы или добавлять к ним новые поля, например, так: </text:p>
      <text:p text:style-name="Preformatted_20_Text">ALTER TABLE users RENAME TO people; переименовали таблицу users в people</text:p>
      <text:p text:style-name="P21">ALTER TABLE users ADD cash float; добавили новое поле – зарплата человека</text:p>
      <text:p text:style-name="P110"><text:tab/>Если же вы хотите сделать что-то посложнее, то единственный путь – создать еще одну таблицу в соответствии с новыми пожеланиями, скопировать в нее данные из предыдущей и затем удалить старую таблицу. Это не сложно, но чтобы избежать глупых <text:soft-page-break/>ошибок-опечаток лучше использовать, например, <text:span text:style-name="T140">SqliteMaestro</text:span>. Там мастер изменения структуры таблиц сам сгенерирует и выполнит все эти рутинные шаги. Для удаления созданной таблицы используйте команду “<text:span text:style-name="T49">drop table имя таблицы</text:span>”. </text:p>
      <text:p text:style-name="P110"><text:tab/>Создав несколько таблиц, вы захотите просмотреть их список и то, из каких полей они состоят. В первом случае вам поможет команда “<text:span text:style-name="T49">.</text:span><text:span text:style-name="T74">tables</text:span><text:span text:style-name="T49"> ШАБЛОН</text:span>”. Она выведет имена всех таблиц в текущей базе данных (<text:span text:style-name="T152">или только тех, что соответствуют шаблону, если вы его укажите</text:span>). Для того чтобы увидеть код, создавший таблицу, используйте команду “<text:span text:style-name="T49">.</text:span><text:span text:style-name="T74">schema</text:span><text:span text:style-name="T49"> ШАБЛОН</text:span>”. В случае, если вы укажите значение шаблона, то будет выведен код <text:span text:style-name="T140">DDL</text:span> создающий ту таблицу, имя которой <text:span text:style-name="T152">совпадает</text:span> с этим шаблоном. Если же шаблон не указан, то будет выведен код создания для абсолютно <text:span text:style-name="T186">всех</text:span> таблиц. Наверняка пригодится и команда, которая создает <text:span text:style-name="T152">полный дамп</text:span> содержимого базы данных “.<text:span text:style-name="T74">dump</text:span>”. Не забудьте только, перед тем как выполнить дамп базы, перенаправить поток вывода во внешний файл, например, так: “<text:span text:style-name="T49">.</text:span><text:span text:style-name="T74">output</text:span><text:span text:style-name="T49"> имя_файла</text:span>”. После чего вернуть вывод снова на экран поможет команда: “.<text:span text:style-name="T74">output</text:span><text:span text:style-name="T49"> stdout</text:span>”. Роль команды <text:span text:style-name="T140">dump</text:span> для переноса базы данных с одного компьютера на другой не столь же значительна как для <text:span text:style-name="T2">mysql</text:span> или <text:span text:style-name="T2">postgres</text:span>. С момента выпуска первой версии <text:span text:style-name="T140">sqlite</text:span> в <text:span text:style-name="T49">2000</text:span> году уже прошли десятки раз, когда менялся внутренний формат файла для хранения содержимого базы данных. Хотя в большинстве своем, каждая новая версия <text:span text:style-name="T140">sqlite</text:span> неплохо работает с файлами, созданными в предыдущей версии (н<text:span text:style-name="T152">о только в рамках одной “</text:span><text:span text:style-name="T71">старшей версии”</text:span>). Более того, формат хранения данных не зависит от разрядности компьютера (<text:span text:style-name="T49">32</text:span> и <text:span text:style-name="T49">64</text:span> бита), порядка “с<text:span text:style-name="T49">тарший байт-младший байт</text:span>”. Фактически вы можете послать <text:span text:style-name="T2">db</text:span>-файл по электронной почте, будучи уверенным, что на другой стороне он “<text:span text:style-name="T49">прочитается</text:span>” без проблем. Если же у вас возникнут проблемы, то используйте для переноса данных <text:span text:style-name="T140">dump</text:span>. </text:p>
      <text:p text:style-name="P110"><text:tab/>В следующий раз я продолжу и завершу рассказ о совместном использовании <text:span text:style-name="T140">sqlite</text:span> и<text:span text:style-name="T2"> google gears</text:span>. Также я покажу, как использовать <text:span text:style-name="T140">sqlite</text:span> на стороне веб-сервера. </text:p>
      <text:p text:style-name="P7"/>
      <text:p text:style-name="P6"/>
      <text:p text:style-name="P6"/>
      <text:p text:style-name="P6"/>
      <text:p text:style-name="P6"/>
      <text:p text:style-name="P6"/>
      <text:p text:style-name="P6"/>
      <text:h text:style-name="P131" text:outline-level="1" text:is-list-header="true"><text:soft-page-break/>Часть 3 </text:h>
      <text:p text:style-name="P110"><text:tab/>Сегодня я продолжаю рассказ о<text:span text:style-name="T2"> google gears</text:span>. В первой статье серии я рассказал о новой идее организации веб-приложений, легшей в основу технологии <text:span text:style-name="T2">google gears</text:span>. Тогда же в качестве примера я решил показать, как создать небольшое приложение “<text:span text:style-name="T49">записная книжка</text:span>”. </text:p>
      <text:p text:style-name="P110"><text:tab/>Во второй статье мне пришлось сделать небольшое отступление от, собственно, <text:span text:style-name="T2">gears</text:span> и рассказать об <text:span text:style-name="T140">sqlite</text:span> (<text:span text:style-name="T152">базе данных, где gears хранит пользовательскую информацию</text:span>). Сегодня пришло время собрать эти кусочки воедино. </text:p>
      <text:p text:style-name="P110"><text:tab/>С чего начинается разработка любого <text:span text:style-name="T2">gears</text:span>-приложения? Учитывая, что не у всех пользователей сети есть установленный в браузере плагин <text:span text:style-name="T153">google gears</text:span>, начать нужно с создания такого же по функциональности веб-приложения. Вот только, данные оно будет брать не из <text:span text:style-name="T2">gears</text:span>-хранилища, а из базы данных размещенной <text:span text:style-name="T2">на</text:span> веб-сервере. <text:span text:style-name="T2">Gears</text:span> должны не заменить привычные нам веб-приложения, а расширить их функциональность. Сайт должен работать <text:span text:style-name="T27">всегда</text:span>: даже, если у клиента нет поддержки <text:span text:style-name="T2">gears</text:span>. </text:p>
      <text:p text:style-name="P110"><text:tab/>С другой стороны, мы понимаем, что необходимо заложить такой каркас приложения, чтобы при добавлении <text:span text:style-name="T2">gears</text:span>-функциональности нам не пришлось переделывать все с нуля. И тем более мы хотим избежать ситуации, когда возникнут две параллельные версии сайта (<text:span text:style-name="T152">одна в стиле gears, другая в стиле classic</text:span>). Акцент традиционного веб-приложения в том, что данные и внешний вид связаны - и это очень плохо. Ведь когда мы будем работать в режиме <text:span text:style-name="T49">offline</text:span> (<text:span text:style-name="T152">без подключения к интернету</text:span>), то данные должны браться не из <text:span text:style-name="T2">Интернета</text:span>, а из <text:span text:style-name="T152">локального</text:span> <text:span text:style-name="T2">gears</text:span>-хранилища. </text:p>
      <text:p text:style-name="P110"><text:tab/>В первой статье, когда я говорил об архитектуре <text:span text:style-name="T2">gears</text:span>, то упомянул, что частью его функциональность является возможность сохранять во <text:span text:style-name="T169">внутреннем КЭШе </text:span>не только табличную информацию (<text:span text:style-name="T152">за это отвечает </text:span><text:span text:style-name="T135">sqlite</text:span>), но элементы оформления (<text:span text:style-name="T71">html, javascript, css</text:span>). Значит, наше приложение будет размещено, по сути, в <text:span text:style-name="T49">четырех</text:span> местах: <text:span text:style-name="T152">локальное</text:span> и <text:span text:style-name="T152">удаленное</text:span> хранилище ресурсов (<text:span text:style-name="T152">html, js, картинки</text:span>), <text:span text:style-name="T152">локальное</text:span> и <text:span text:style-name="T152">удаленно</text:span> хранилище данных (<text:span text:style-name="T140">sqlite</text:span>). И если выбор источника ресурсов, большей частью, задача <text:span text:style-name="T2">gears</text:span>, то выбор источника данных и загрузка информации из него лежит целиком на нас. Хочу сразу напугать: сделать хорошее <text:span text:style-name="T2">gears</text:span>-приложение без использования <text:span text:style-name="T2">ajax</text:span>-практически не возможно. Также, для работы с <text:span text:style-name="T49">html</text:span> (в<text:span text:style-name="T152">едь страница будет динамически формироваться на стороне </text:span><text:soft-page-break/><text:span text:style-name="T152">клиента</text:span>) мне потребуется какая-нибудь хорошая <text:span text:style-name="T2">javascript</text:span>-библиотека. Естественно, я буду часто комментировать свои действия, но все же рекомендую найти и прочитать мою летнюю серию статей про <text:span text:style-name="T2">ajax</text:span> и <text:span text:style-name="T2">jquery</text:span>: именно эти инструменты нам сегодня понадобятся. Кроме того, методики веб-разработки, которые я сегодня покажу, могут быть применимы не только, когда вы пишите <text:span text:style-name="T2">gears</text:span>-приложение, но и при разработке (ч<text:span text:style-name="T152">уть не сказал традиционных</text:span>) приложений асинхронно загружающих данные (<text:span text:style-name="T140">ajax</text:span>). </text:p>
      <text:p text:style-name="P109"><text:span text:style-name="T84">Этап 1:</text:span> необходимо разработать <text:span text:style-name="T49">html</text:span>-страницу, содержащую каркас дизайна. Внешне записная книжка будет выглядеть так, как показано на<text:span text:style-name="T140"> рис 1.</text:span> </text:p>
      <text:p text:style-name="Text_20_body"><draw:a xlink:type="simple" xlink:href="http://black-zorro.com/mediawiki/Изображение:Gears_3_1.png"><draw:frame draw:style-name="fr3" draw:name="Графический объект13" text:anchor-type="as-char" svg:width="10.061cm" svg:height="5.32cm" draw:z-index="12"><draw:image xlink:href="http://black-zorro.com/mediawiki/images/1/1d/Gears_3_1.png" xlink:type="simple" xlink:show="embed" xlink:actuate="onLoad"/>
      <svg:desc>Изображение:Gears_3_1.png</svg:desc>
     </draw:frame></draw:a></text:p>
      <text:p text:style-name="P110"><text:tab/>В таблице будут перечислены заметки; а при “<text:span text:style-name="T49">клике</text:span>” по какой-либо из строк, внизу должна открываться форма редактирования текущей записи. Над таблицей расположен индикатор режима работы (<text:span text:style-name="T126">offline</text:span> или <text:span text:style-name="T49">online</text:span>), а также кнопка переключения между этими режимами. При переходе в режим <text:span text:style-name="T49">offline</text:span> данные с сервера будут загружаться в <text:span text:style-name="T152">локальное хранилище</text:span>, а при переходе в режим <text:span text:style-name="T49">online</text:span> данные следует закачать обратно на сервер. </text:p>
      <text:p text:style-name="P110">Ниже приведен код создающий страницу-прототип. </text:p>
      <text:p text:style-name="P123"/>
      <text:p text:style-name="P54">&lt;<text:span text:style-name="T86">html</text:span>&gt; </text:p>
      <text:p text:style-name="P54"><text:s text:c="2"/>&lt;<text:span text:style-name="T82">head</text:span>&gt;</text:p>
      <text:p text:style-name="P54"><text:s text:c="3"/>&lt;<text:span text:style-name="T82">link</text:span> <text:span text:style-name="T27">rel</text:span>="stylesheet" <text:span text:style-name="T27">href</text:span>="core.css" <text:span text:style-name="T27">type</text:span>="text/css" /&gt;</text:p>
      <text:p text:style-name="P54"><text:s text:c="3"/>&lt;<text:span text:style-name="T86">script</text:span> <text:span text:style-name="T27">src</text:span>="jquery.js"&gt; &lt;/<text:span text:style-name="T86">script</text:span>&gt;</text:p>
      <text:p text:style-name="P54"><text:s text:c="2"/>&lt;/<text:span text:style-name="T82">head</text:span>&gt; </text:p>
      <text:p text:style-name="P54"><text:s text:c="2"/>&lt;<text:span text:style-name="T86">body</text:span>&gt;</text:p>
      <text:p text:style-name="P54"><text:soft-page-break/><text:s text:c="4"/>&lt;<text:span text:style-name="T86">table</text:span> <text:span text:style-name="T27">id</text:span>="header" <text:span text:style-name="T27">border</text:span>="1"&gt; </text:p>
      <text:p text:style-name="P54"><text:s text:c="9"/>&lt;<text:span text:style-name="T82">tr</text:span>&gt;</text:p>
      <text:p text:style-name="P54"><text:s text:c="12"/>&lt;<text:span text:style-name="T82">td</text:span> <text:span text:style-name="T27">id</text:span>="hint_mode"&gt;<text:span text:style-name="T101">Сообщаем какой режим активен</text:span>&lt;/<text:span text:style-name="T82">td</text:span>&gt;</text:p>
      <text:p text:style-name="P54"><text:s text:c="12"/>&lt;<text:span text:style-name="T82">td</text:span> <text:span text:style-name="T27">id</text:span>="hint_switch"&gt;<text:span text:style-name="T101">Заготовка для кнопки переключения режимов</text:span>&lt;/<text:span text:style-name="T82">td</text:span>&gt;</text:p>
      <text:p text:style-name="P54"><text:s text:c="8"/>&lt;/<text:span text:style-name="T82">tr</text:span>&gt;</text:p>
      <text:p text:style-name="P54"><text:s text:c="4"/>&lt;/<text:span text:style-name="T86">table</text:span>&gt;</text:p>
      <text:p text:style-name="P54"><text:s text:c="4"/>&lt;<text:span text:style-name="T86">table</text:span> <text:span text:style-name="T27">id</text:span>="rows" <text:span text:style-name="T27">border</text:span>="1" <text:span text:style-name="T27">cellspacing</text:span>="0"&gt; </text:p>
      <text:p text:style-name="P54"><text:s text:c="8"/>&lt;<text:span text:style-name="T82">tr</text:span>&gt;</text:p>
      <text:p text:style-name="P54"><text:s text:c="12"/>&lt;<text:span text:style-name="T82">th</text:span>&gt;<text:span text:style-name="T101">Категория</text:span>&lt;/<text:span text:style-name="T82">th</text:span>&gt;</text:p>
      <text:p text:style-name="P54"><text:s text:c="12"/>&lt;<text:span text:style-name="T82">th</text:span>&gt;<text:span text:style-name="T101">Дата</text:span>&lt;/<text:span text:style-name="T82">th</text:span>&gt;</text:p>
      <text:p text:style-name="P54"><text:s text:c="12"/>&lt;<text:span text:style-name="T82">th</text:span>&gt;<text:span text:style-name="T101">Заголовок</text:span>&lt;/<text:span text:style-name="T82">th</text:span>&gt;</text:p>
      <text:p text:style-name="P54"><text:s text:c="8"/>&lt;/<text:span text:style-name="T179">tr</text:span>&gt;</text:p>
      <text:p text:style-name="P54"><text:s text:c="4"/>&lt;/<text:span text:style-name="T86">table</text:span>&gt;</text:p>
      <text:p text:style-name="P54"><text:s text:c="4"/>&lt;<text:span text:style-name="T86">table</text:span> <text:span text:style-name="T27">border</text:span>="1" <text:span text:style-name="T27">id</text:span>="editor"&gt; </text:p>
      <text:p text:style-name="P54"><text:s text:c="8"/>&lt;<text:span text:style-name="T82">tr</text:span>&gt;</text:p>
      <text:p text:style-name="P54"><text:s text:c="12"/>&lt;<text:span text:style-name="T82">td</text:span>&gt;<text:span text:style-name="T101">Категория:</text:span>&lt;/<text:span text:style-name="T82">td</text:span>&gt;</text:p>
      <text:p text:style-name="P54"><text:s text:c="12"/>&lt;<text:span text:style-name="T82">td</text:span>&gt;&lt;<text:span text:style-name="T82">input</text:span> <text:span text:style-name="T27">id</text:span>="txt_category" /&gt;&lt;/<text:span text:style-name="T82">td</text:span>&gt;</text:p>
      <text:p text:style-name="P54"><text:s text:c="8"/>&lt;/<text:span text:style-name="T82">tr</text:span>&gt;</text:p>
      <text:p text:style-name="P54"><text:s text:c="8"/>&lt;<text:span text:style-name="T82">tr</text:span>&gt;</text:p>
      <text:p text:style-name="P54"><text:s text:c="12"/>&lt;<text:span text:style-name="T82">td</text:span>&gt;<text:span text:style-name="T101">Дата:</text:span>&lt;/<text:span text:style-name="T82">td</text:span>&gt;</text:p>
      <text:p text:style-name="P54"><text:s text:c="12"/>&lt;<text:span text:style-name="T82">td</text:span>&gt;&lt;<text:span text:style-name="T82">input</text:span> <text:span text:style-name="T27">id</text:span>="txt_date" /&gt;&lt;/<text:span text:style-name="T82">td</text:span>&gt;</text:p>
      <text:p text:style-name="P54"><text:s text:c="8"/>&lt;/<text:span text:style-name="T82">tr</text:span>&gt; </text:p>
      <text:p text:style-name="P54"><text:s text:c="8"/>&lt;<text:span text:style-name="T82">tr</text:span>&gt;</text:p>
      <text:p text:style-name="P54"><text:s text:c="12"/>&lt;<text:span text:style-name="T82">td</text:span>&gt;<text:span text:style-name="T101">Заголовок:</text:span>&lt;/<text:span text:style-name="T82">td</text:span>&gt;</text:p>
      <text:p text:style-name="P54"><text:s text:c="12"/>&lt;<text:span text:style-name="T82">td</text:span>&gt;&lt;<text:span text:style-name="T82">input</text:span> <text:span text:style-name="T27">id</text:span>="txt_title" /&gt;&lt;/<text:span text:style-name="T82">td</text:span>&gt;</text:p>
      <text:p text:style-name="P54"><text:s text:c="8"/>&lt;/<text:span text:style-name="T82">tr</text:span>&gt; </text:p>
      <text:p text:style-name="P54"><text:s text:c="8"/>&lt;<text:span text:style-name="T82">tr</text:span>&gt;</text:p>
      <text:p text:style-name="P54"><text:s text:c="12"/>&lt;<text:span text:style-name="T82">td</text:span>&gt;<text:span text:style-name="T101">Сообщение:</text:span>&lt;/<text:span text:style-name="T179">td</text:span>&gt;</text:p>
      <text:p text:style-name="P54"><text:s text:c="12"/>&lt;<text:span text:style-name="T82">td</text:span>&gt;&lt;<text:span text:style-name="T82">textarea</text:span> <text:span text:style-name="T27">id</text:span>="txt_message" <text:span text:style-name="T27">cols</text:span>="30" <text:span text:style-name="T27">rows</text:span>="3"&gt;&lt;/<text:span text:style-name="T82">textarea</text:span>&gt;&lt;/<text:span text:style-name="T82">td</text:span>&gt;</text:p>
      <text:p text:style-name="P54"><text:s text:c="8"/>&lt;/<text:span text:style-name="T82">tr</text:span>&gt;</text:p>
      <text:p text:style-name="P54"><text:s text:c="4"/>&lt;/<text:span text:style-name="T86">table</text:span>&gt;</text:p>
      <text:p text:style-name="P54"><text:s text:c="2"/>&lt;/<text:span text:style-name="T86">body</text:span>&gt;</text:p>
      <text:p text:style-name="P54">&lt;/<text:span text:style-name="T86">html</text:span>&gt;</text:p>
      <text:p text:style-name="P54"/>
      <text:p text:style-name="Text_20_body"/>
      <text:p text:style-name="P116"><text:tab/><text:span text:style-name="T7">В самом начале файла я подключаю </text:span><text:span text:style-name="T9">javascript</text:span><text:span text:style-name="T7">-библиотеку </text:span><text:span text:style-name="T112">jquery</text:span><text:span text:style-name="T7"> (</text:span><text:a xlink:type="simple" xlink:href="http://jquery.com/"><text:span text:style-name="T7">http://jquery.com/</text:span></text:a><text:span text:style-name="T7">). Там же с помощью файла </text:span><text:span text:style-name="T183">core.css</text:span><text:span text:style-name="T7"> подключается стилевое оформление страницы (</text:span><text:span text:style-name="T13">я его не привожу, т.к. особенности оформления никак не влияют на дальнейшее развитие примера, к тому же хороший дизайн занимает слишком много места</text:span><text:span text:style-name="T7">). Само тело страницы разбито на три таблицы. Первая из них (</text:span><text:span text:style-name="T127">header</text:span><text:span text:style-name="T7">) будет содержать сведения о </text:span><text:span text:style-name="T13">текущем</text:span><text:span text:style-name="T7"> режиме работы </text:span><text:soft-page-break/><text:span text:style-name="T7">приложения (ячейка </text:span><text:span text:style-name="T128">hint_mode</text:span><text:span text:style-name="T7">), в ячейке </text:span><text:span text:style-name="T128">hint_switch </text:span><text:span text:style-name="T7">будет создан </text:span><text:span text:style-name="T172">переключатель</text:span><text:span text:style-name="T7"> между режимами. </text:span><text:span text:style-name="T9">Вторая</text:span><text:span text:style-name="T7"> таблица (</text:span><text:span text:style-name="T127">rows</text:span><text:span text:style-name="T7">) должна будет содержать записи, но пока в ней есть только одна строка с названиями заголовков. А в третьей таблице разместились текстовые поля, которые будет использованы при редактировании записи. Я специально пропустил тег создания формы, т.к. все операции обмена данным с сервером будут выполняться </text:span><text:span text:style-name="T13">асинхронно</text:span><text:span text:style-name="T7"> с помощью </text:span><text:span text:style-name="T128">ajax</text:span><text:span text:style-name="T7">, и форма просто не нужна. </text:span></text:p>
      <text:p text:style-name="P110"><text:span text:style-name="T84">Шаг 2:</text:span> создать <text:span text:style-name="T2">php</text:span>-скрипт, выполняющий “<text:span text:style-name="T49">установку</text:span>” веб-приложения. Перед тем как мы начнем создавать код визуализирующий информацию из записной книжки, было бы неплохо создать саму эту записную книжку (<text:span text:style-name="T152">базу данных, таблицу в ней, заполнить ее </text:span><text:span text:style-name="T152">данными</text:span>). Особой разницы между выбором, какую СУБД использовать на стороне веб-сервера нет. С равным успехом я мог использовать <text:span text:style-name="T140">mysql, postgres, oracle</text:span>. С другой стороны, раз мы в прошлый раз столько говорили об <text:span text:style-name="T140">sqlite</text:span>, то почему бы не использовать эту СУБД на <text:span text:style-name="T152">обеих</text:span> сторонах коммуникации? </text:p>
      <text:p text:style-name="P110"><text:tab/>Предварительно проверьте, есть ли у вас на хостинге поддержка <text:span text:style-name="T140">sqlite</text:span> (<text:span text:style-name="T152">в принципе, это стандарт, но для бесплатных и очень дешевых хостингов законы не писаны</text:span>). Есть три набора функция для работы с <text:span text:style-name="T140">sqlite</text:span>: <text:span text:style-name="T152">собственные функции расширения</text:span> <text:span text:style-name="T180">php_sqlite</text:span> (и<text:span text:style-name="T152">х имена начинаются с префикса “</text:span><text:span text:style-name="T73">sqlite_</text:span><text:span text:style-name="T152">”</text:span>), либо вы можете работать с этой базой посредством <text:span text:style-name="T140">PDO</text:span> или <text:span text:style-name="T140">AdoDB</text:span>. Естественно, что выбрать библиотеку для работы с <text:span text:style-name="T140">sqlite</text:span> не так просто, как кажется. Собственные функции расширения <text:span text:style-name="T180">php_sqlite</text:span> ориентированы на <text:span text:style-name="T140">sqlite</text:span> <text:span text:style-name="T49">версии 2</text:span>. А библиотека <text:span text:style-name="T2">ADODB</text:span> является “<text:span text:style-name="T49">оберткой</text:span>” над функциями <text:span text:style-name="T180">php_sqlite</text:span> и нам не поможет. Единственный способ для того, чтобы использовать средства <text:span text:style-name="T140">sqlite3</text:span> (<text:span text:style-name="T152">именно об этой версии я рассказывал в прошлой статье</text:span>) и “<text:span text:style-name="T49">обойтись малой кровью</text:span>” - это воспользоваться <text:span text:style-name="T140">PDO</text:span>. <text:span text:style-name="T140">PDO</text:span> – унифицированный интерфейс работы с базами данных, который, как многие надеются, должен заменить собой все старые расширения и библиотеки в <text:span text:style-name="T2">php</text:span>. Далее я привожу код файла <text:span text:style-name="T170">setup.php</text:span>, его назначение создать <text:span text:style-name="T140">sqlite</text:span> базу данных, создать в ней таблицу и наполнить ее случайным набором данных (<text:span text:style-name="T152">имитация заполненной записной книжки</text:span>). </text:p>
      <text:p text:style-name="Text_20_body"><text:soft-page-break/><draw:a xlink:type="simple" xlink:href="http://black-zorro.com/mediawiki/Изображение:Addon_gears_1_3.png"><draw:frame draw:style-name="fr3" draw:name="Графический объект14" text:anchor-type="as-char" svg:width="12.949cm" svg:height="5.181cm" draw:z-index="13"><draw:image xlink:href="http://black-zorro.com/mediawiki/images/0/09/Addon_gears_1_3.png" xlink:type="simple" xlink:show="embed" xlink:actuate="onLoad"/>
      <svg:desc>Изображение:addon_gears_1_3.png</svg:desc>
     </draw:frame></draw:a></text:p>
      <text:p text:style-name="Preformatted_20_Text">$conn = new PDO('sqlite:notebook.db3');</text:p>
      <text:p text:style-name="Preformatted_20_Text"><text:s text:c="2"/>$conn-&gt;query ('DROP TABLE IF EXISTS notes');</text:p>
      <text:p text:style-name="Preformatted_20_Text"><text:s text:c="2"/>$conn-&gt;query ('CREATE TABLE notes (id INTEGER PRIMARY KEY, category varchar(100), </text:p>
      <text:p text:style-name="Preformatted_20_Text"><text:s text:c="6"/>dateof datetime, title varchar(100), comment TEXT) ');</text:p>
      <text:p text:style-name="Preformatted_20_Text"><text:s text:c="2"/>$stmt = $conn-&gt;prepare("INSERT INTO notes (category, dateof, title, comment) </text:p>
      <text:p text:style-name="Preformatted_20_Text"><text:s text:c="6"/>values (:category,:dateof,:title,:comment)");</text:p>
      <text:p text:style-name="Preformatted_20_Text"><text:s text:c="2"/>$categs = <text:a xlink:type="simple" xlink:href="http://www.php.net/array">array</text:a> ('Покупки', 'Отдых', 'Работа', 'Семья');</text:p>
      <text:p text:style-name="Preformatted_20_Text"><text:s text:c="2"/>for ($i = 0; $i &lt; 50; $i++){</text:p>
      <text:p text:style-name="Preformatted_20_Text"><text:s text:c="4"/>$stmt-&gt;bindValue(':category', <text:a xlink:type="simple" xlink:href="http://www.php.net/iconv">iconv</text:a>('windows-1251', 'utf-8',$categs[$i % 4]), PDO::PARAM_STR);</text:p>
      <text:p text:style-name="Preformatted_20_Text"><text:s text:c="4"/>$stmt-&gt;bindValue(':dateof', '2007.'. (1+($i % 11)) . '.25', PDO::PARAM_STR);</text:p>
      <text:p text:style-name="Preformatted_20_Text"><text:s text:c="4"/>$stmt-&gt;bindValue(':title', <text:a xlink:type="simple" xlink:href="http://www.php.net/iconv">iconv</text:a>('windows-1251', 'utf-8', 'Заметка_' . $i ), PDO::PARAM_STR);</text:p>
      <text:p text:style-name="Preformatted_20_Text"><text:s text:c="4"/>$stmt-&gt;bindValue(':comment', <text:a xlink:type="simple" xlink:href="http://www.php.net/iconv">iconv</text:a>('windows-1251', 'utf-8', 'Информация_' . $i ), PDO::PARAM_STR);</text:p>
      <text:p text:style-name="Preformatted_20_Text"><text:s text:c="4"/>$stmt-&gt;execute(); </text:p>
      <text:p text:style-name="P21"><text:s text:c="2"/>}</text:p>
      <text:p text:style-name="P110"><text:tab/>Для подключения к базе данных я создал (new) объект PDO, указав в качестве параметра строку конфигурации. Эта строка состоит из двух частей, разделенных двоеточием: протокол (база данных) и параметры специфические для конкретной СУБД. Так для sqlite мне нужно указать только имя файла базы данных (notebook.db3 будет создан в текущем каталоге). Далее: есть два способа отправки SQL-команд к СУБД: query и prepare/execute. Первая команда рекомендуется в том случае, если выполняемый уникальные (не повторяющиеся запросы). Например, сразу после подключения я выполнил удаление таблицы notes. При самом первом вызове скрипта настройки приложения (setup.php) такая <text:soft-page-break/>таблица еще не существует, и чтобы не произошла ошибка, я добавил в команду DELETE TABLE опциональный параметр IF EXISTS. Это значит, что таблица будет удалена только в том случае, если она существует. Затем нужно создать таблицу для хранения заметок (помните, что типы данных в sqlite - иллюзия). В которой есть одно поле, играющее роль первичного ключа (это уникальный номер записи, и он будет генерироваться sqlite автоматически), а также четыре информационных поля (категория, дата создания, заголовок и, собственно, содержание заметки). Следующий этап – заполнить таблицу случайными данными. В отличие от предыдущих команд, выполнявшихся с помощью query, здесь я использую функции prepare/execute (ведь команда на вставку данных в таблицу будет выполняться многократно с отличиями только в данных, которые нужно сохранить в таблице). До начала цикла я создал с помощью функции prepare объект “подготовленного к выполнению” SQL-запроса (переменная $stmt). Затем внутри цикла на 50 повторений я выполняю генерацию случайных значений для каждого из полей полей записи и “привязал” (bindValue) эти величины к объекту запроса. Последний шаг – отправка запроса на выполнение, за это отвечает функция execute. Критически важно: данные, которые мы заносим внутрь sqlite таблицы, должны быть в кодировке utf-8, именно за это отвечает вызов функции iconv. </text:p>
      <text:p text:style-name="P116"><text:span text:style-name="T89">Шаг 3:</text:span><text:span text:style-name="T7"> создание php-скрипта, который отбирает данные из таблицы notes и возвращает этот список данных в виде … В виде чего? Нужно определить в каком из множества доступных форматов следует отправлять информацию клиенту. Традиционные приложения помещали информацию внутрь html-шаблона и отправляли клиенту готовый для “отрисовки” браузером html-документ. Нам этот способ не подойдет: визуализация должна быть проведена, именно, на стороне браузера, а не сервера (ведь приложение должно работать вне зависимости от того будут ли данные загружены с сервера или из локального хранилища). Когда я рассказывал об ajax, то говорил, что только два формата передачи данных являются общепринятыми стандартами: xml и json. Выбор одного из них кардинальным образом влияет и на то, как я буду писать код выполняющий сохранение загруженных с сервера данных в локальное хранилище gears. Влияет выбор и на то, как данные из хранилища будут отправляться на сервер для последующего сохранения. Нужно выбрать такой формат, который принесет наименьшее количество проблем. Предположим, что данные были загружены в формате xml, например, таком:</text:span> </text:p>
      <text:p text:style-name="P54">&lt;<text:span text:style-name="T86">note</text:span> <text:span text:style-name="T27">id</text:span>="1"&gt;</text:p>
      <text:p text:style-name="P54"><text:soft-page-break/><text:s text:c="2"/>&lt;<text:span text:style-name="T82">category</text:span>&gt;&lt;<text:span text:style-name="T2">![CDATA[</text:span>categ_0<text:span text:style-name="T2">]]</text:span>&gt;&lt;/<text:span text:style-name="T82">category</text:span>&gt;</text:p>
      <text:p text:style-name="P54"><text:s text:c="2"/>&lt;<text:span text:style-name="T82">dateof</text:span>&gt;&lt;<text:span text:style-name="T2">![CDATA[</text:span>2007.1.25<text:span text:style-name="T2">]]</text:span>&gt;&lt;/<text:span text:style-name="T82">dateof</text:span>&gt;</text:p>
      <text:p text:style-name="P54"><text:s text:c="2"/>&lt;<text:span text:style-name="T82">title</text:span>&gt;&lt;<text:span text:style-name="T2">![CDATA[</text:span>title_0<text:span text:style-name="T2">]]</text:span>&gt;&lt;/<text:span text:style-name="T82">title</text:span>&gt;</text:p>
      <text:p text:style-name="P54"><text:s text:c="2"/>&lt;<text:span text:style-name="T82">comment</text:span>&gt;&lt;<text:span text:style-name="T2">![CDATA[</text:span>Привет<text:span text:style-name="T2">]]</text:span>&gt;&lt;/<text:span text:style-name="T82">comment</text:span>&gt;</text:p>
      <text:p text:style-name="P24">&lt;/<text:span text:style-name="T86">note</text:span>&gt;</text:p>
      <text:p text:style-name="P110"><text:tab/>Каждая запись таблицы notes была помещена внутрь тега note (значение атрибута id, которой хранит значение первичного ключа записи). Вложенные xml-элементы (category, dateof, title, comment) – содержат значения одноименных полей записи. Все xml-теги содержат информацию, заключенную внутрь CDATA. Если бы я так не сделал, то записная книжка перестала бы работать, как только кто-нибудь ввел бы в заголовок или текст заметки текст, содержащий специальные символы (например, символы “&lt;” или “&gt;” имеют особое значение в xml-е и их нужно “экранировать”). </text:p>
      <text:p text:style-name="P110"><text:tab/>Теперь проведем анализ дальнейшей обработки такого файла. Во-первых: xml-данные необходимо визуализировать, например, с помощью xslt-преобразования (здравствуй, еще сложная технология, которая, плюс к этому, не всегда корректно выполняются на распространенных браузерах). Либо выполнить “ручной” разбор xml-документа: с помощью множества циклов и условий мы можем “бегать” по дереву xml-документу, а найденные узлы помещать внутрь html-шаблона. И я не сказал бы, что это составит большие трудности. Несмотря на то, что “разбор” xml-я средствами DOM не всегда удобен, но ведь у нас в помощниках библиотека jquery. А с ней все становится проще. В первой статье про jquery я уделил внимание вопросу поиска элементов html-страницы с помощью xpath-нотации. Подобная функциональность применима и для xml-документов (как же иначе, ведь html – частный случай xml). Предположим, что в переменной msg находится ссылка на загруженный с сервера xml-документ. Тогда с помощью следующей строки кода я могу извлечь из входного документа массив (notes), содержащий все узлы “note”. </text:p>
      <text:p text:style-name="P21"/>
      <text:p text:style-name="P27"/>
      <text:p text:style-name="P27"><text:span text:style-name="T49">var</text:span> <text:span text:style-name="T153">notes</text:span> = <text:span text:style-name="T86">$(</text:span>'<text:span text:style-name="T49">note</text:span>',<text:span text:style-name="T138">msg</text:span><text:span text:style-name="T86">);</text:span></text:p>
      <text:p text:style-name="P27"/>
      <text:p text:style-name="P110"><text:tab/>Далее нужно организовать цикл по этому массиву, и для <text:soft-page-break/>каждого его элемента выполнить действия по дальнейшему разбору: извлечь содержимое атрибута “id” и узлов “category”, “dateof”, “title”, “message”. С jquery это не составляет никаких трудностей: </text:p>
      <text:p text:style-name="P69"><text:span text:style-name="T49">for</text:span> (<text:span text:style-name="T49">var</text:span> i = <text:span text:style-name="T49">0</text:span>; i &lt; notes.length; i++){</text:p>
      <text:p text:style-name="P69"><text:s/><text:span text:style-name="T49">var</text:span> n = notes [i];</text:p>
      <text:p text:style-name="P69"><text:s/><text:span text:style-name="T49">var</text:span> id = $(n).attr('id');</text:p>
      <text:p text:style-name="P69"><text:s/><text:span text:style-name="T49">var</text:span> category = <text:span text:style-name="T2">$(</text:span>'<text:span text:style-name="T49">category</text:span>', n<text:span text:style-name="T2">)</text:span>[<text:span text:style-name="T49">0</text:span>].firstChild.nodeValue;</text:p>
      <text:p text:style-name="P32"><text:s/>//.. анализ остальных узлов</text:p>
      <text:p text:style-name="P110"><text:tab/>Что здесь происходит? Переменная <text:span text:style-name="T103">n</text:span> – ссылка на текущую запись (<text:span text:style-name="T152">note</text:span>). Для того чтобы добраться к значению атрибута для некоторого узла, я использовал функцию <text:span text:style-name="T86">attr(</text:span><text:span text:style-name="T152">имя_атрибута</text:span><text:span text:style-name="T86">).</text:span> Известно, что внутри узла “<text:span text:style-name="T6">n</text:span>” находится еще один узел с именем ‘<text:span text:style-name="T126">category</text:span>’. Для его поиска я использую вызов <text:span text:style-name="T2">jquery</text:span>, указав первым параметром <text:span text:style-name="T152">имя искомого элемента</text:span>, а вторым <text:span text:style-name="T152">узел</text:span>, внутри которого нужно искать. Странная запись “<text:span text:style-name="T126">firstChild.</text:span><text:span text:style-name="T140">nodeValue</text:span>” означает то, что из узла ‘<text:span text:style-name="T126">category</text:span>’ необходимо извлечь еще один узел (<text:span text:style-name="T152">вспомните, что я поместил текстовую информацию внутрь вложенного блока CDATA</text:span>). </text:p>
      <text:p text:style-name="P110"><text:tab/>Так что, раз разбор <text:span text:style-name="T2">xml</text:span>-я так <text:tab/>прост, значит именно этот формат мы выберем для обмена данными с сервером? Не торопитесь: ведь без анализа остались еще несколько этапов работы <text:span text:style-name="T2">gears</text:span>-приложения: <text:span text:style-name="T152">сохранение информации внутрь gears таблицы</text:span>, <text:span text:style-name="T152">восстановление информации оттуда</text:span> и <text:span text:style-name="T152">отправка xml-на веб-сервер</text:span> с последующим там его анализом. Я не буду приводить здесь детальные выкладки или прототипы кода для каждого из этих этапов (<text:span text:style-name="T152">хотя сам сделал две версии записной книжки с целью оценить их трудоемкость и качество получающегося продукта</text:span>). Но выводы озвучу: слишком много лишних действий, и слишком медленно все работает. Лишние действия связаны с тем, что в <text:span text:style-name="T2">xml</text:span>-е все сделано с избыточным запасом, так чтобы иметь возможность для хранения сложных иерархических структур данных (<text:span text:style-name="T152">разве, записная книжка с 4-мя полями это сложная иерархическая структура?</text:span>). Каждое из описанных выше трех действия требует значительны затрат времени (<text:span text:style-name="T152">конечно, для небольшой книжки с десятком записей это не важно, но по мере роста приложения трудности будут множиться как снежный ком</text:span>). Тут я немного лукавлю: фактически можно было бы сохранить весь <text:span text:style-name="T2">xml</text:span>-документ в одном единственном огромном текстовом поле одной единственной записи в базе данных. Но от затрат на построение <text:span text:style-name="T2">DOM</text:span>-дерева и его анализ мы бы все равно не смогли избежать, плюс это привело бы разрастанию количества <text:span text:style-name="T2">javascript</text:span>-кода. Да и вообще, эта методика пахнет каким-то иезуитством. Как вывод: <text:span text:style-name="T2">xml</text:span> использовать можно, но не нужно – <text:soft-page-break/>используем <text:span text:style-name="T2">JSON</text:span>. <text:span text:style-name="T2">JSON</text:span> – сокращение от <text:span text:style-name="T140">Javascript Object Notation</text:span>. Проще говоря, это такой формат записи структур данных на <text:span text:style-name="T2">javascript</text:span>, который удобочитаем, компактен и, что самое главное, поддержка этого формата есть и на стороне браузера (<text:span text:style-name="T152">не зря ведь в названии слово </text:span><text:span text:style-name="T153">Javascript</text:span>) и на стороне веб-сервера (<text:span text:style-name="T2">PHP</text:span>). Загружаемые с сервера данные будут выглядеть так: </text:p>
      <text:p text:style-name="P23"><text:span text:style-name="T2">[{</text:span>"<text:span text:style-name="T49">id</text:span>":"<text:span text:style-name="T49">1</text:span>","<text:span text:style-name="T49">category</text:span>":"<text:span text:style-name="T49">categ_0</text:span>","<text:span text:style-name="T49">dateof</text:span>":"<text:span text:style-name="T49">2007.1.25</text:span>","<text:span text:style-name="T49">title</text:span>":"<text:span text:style-name="T49">title_0</text:span>","<text:span text:style-name="T49">comment</text:span>":"<text:span text:style-name="T49">hello</text:span>}, … <text:span text:style-name="T2">]</text:span>;</text:p>
      <text:p text:style-name="P110"><text:tab/>Каждая запись помещается внутрь фигурных скобок, а содержащиеся в ней поля представлены как пары: “<text:span text:style-name="T73">имя поля</text:span><text:span text:style-name="T49">: </text:span><text:span text:style-name="T71">значение</text:span>”. Так как подобных записей более одной, то мы вынуждены поместить их внутрь квадратных скобок (<text:span text:style-name="T152">это означает массив записей</text:span>). Теперь нужно написать код для еще одного <text:span text:style-name="T2">php</text:span>-файла (назовем его “<text:span text:style-name="T180">select_json.php</text:span>”), который бы формировал подобный <text:span text:style-name="T2">json</text:span>-документ: </text:p>
      <text:p text:style-name="P53"><text:span text:style-name="T140">header </text:span><text:span text:style-name="T2">('</text:span><text:span text:style-name="T140">Content-Type</text:span>: <text:span text:style-name="T49">text/javascript</text:span><text:span text:style-name="T2">');</text:span></text:p>
      <text:p text:style-name="P53"><text:span text:style-name="T2">$conn</text:span> = <text:span text:style-name="T49">new</text:span> <text:span text:style-name="T2">PDO(</text:span>'<text:span text:style-name="T49">sqlite:notebook.db3</text:span>');</text:p>
      <text:p text:style-name="P53"><text:span text:style-name="T2">$notes</text:span> = <text:span text:style-name="T2">array();</text:span></text:p>
      <text:p text:style-name="P53"><text:span text:style-name="T49">foreach</text:span> (<text:span text:style-name="T2">$conn</text:span><text:span text:style-name="T29">-&gt;</text:span><text:span text:style-name="T86">query(</text:span>'<text:span text:style-name="T49">SELECT * from notes</text:span>'<text:span text:style-name="T86">)</text:span> <text:span text:style-name="T49">as</text:span> <text:span text:style-name="T2">$row) {</text:span></text:p>
      <text:p text:style-name="P53"><text:s/><text:span text:style-name="T2">$notes[]</text:span> = <text:span text:style-name="T2">array</text:span>('<text:span text:style-name="T49">id</text:span>'<text:span text:style-name="T27"> =&gt; </text:span><text:span text:style-name="T2">$row[</text:span>'<text:span text:style-name="T49">id</text:span>'],</text:p>
      <text:p text:style-name="P53"><text:s/>'<text:span text:style-name="T49">category</text:span>' =&gt; <text:s/><text:span text:style-name="T2">$row[</text:span>'<text:span text:style-name="T49">category</text:span>'<text:span text:style-name="T2">],</text:span></text:p>
      <text:p text:style-name="P53"><text:s/>'<text:span text:style-name="T49">dateof</text:span>' =&gt; <text:span text:style-name="T2">$row[</text:span>'<text:span text:style-name="T49">dateof</text:span>'],</text:p>
      <text:p text:style-name="P53"><text:s/>'<text:span text:style-name="T49">title</text:span>' =&gt; <text:s/><text:span text:style-name="T2">$row[</text:span>'<text:span text:style-name="T49">title</text:span>'],</text:p>
      <text:p text:style-name="P53"><text:s/>'<text:span text:style-name="T49">comment</text:span>' =&gt; <text:span text:style-name="T2">$row[</text:span>'<text:span text:style-name="T49">comment</text:span>']);</text:p>
      <text:p text:style-name="P58">}</text:p>
      <text:p text:style-name="P23"><text:span text:style-name="T2">print </text:span><text:span text:style-name="T86">json_encode (</text:span><text:span text:style-name="T153">$notes</text:span><text:span text:style-name="T2">);</text:span></text:p>
      <text:p text:style-name="P110"><text:tab/>Здесь я выполнил запрос к базе данных <text:span text:style-name="T180">notebook.db3</text:span>, выбрав все записи из таблицы <text:span text:style-name="T140">notes</text:span>. Затем эти данные были помещены внутрь <text:span text:style-name="T2">php</text:span>-массива <text:span text:style-name="T2">notes</text:span>. Каждый элемент этого массива является еще одним массивом, но уже ассоциативным и хранит значения всех полей записи из таблицы <text:span text:style-name="T2">notes</text:span>. Преобразование <text:span text:style-name="T2">php</text:span>-массива в <text:span text:style-name="T2">json</text:span>-массив выполнено с помощью функции <text:span text:style-name="T86">json_encode</text:span>. Надо отметить, что столь же легко (<text:span text:style-name="T152">вызовом всего одной функции</text:span>) можно будет выполнить и обратное преобразование данных (<text:span text:style-name="T152">когда придет время синхронизировать содержимое записной книжки на сервер</text:span>). </text:p>
      <text:p text:style-name="P110"><text:tab/>Обратите внимание на следующие моменты. <text:span text:style-name="T2">Во-первых:</text:span> я явно указал тип возвращаемой информации из скрипта как “<text:span text:style-name="T49">text/javascript</text:span>”, заменив тем самым значение по-умолчанию (“<text:span text:style-name="T49">text/html</text:span>”). <text:span text:style-name="T2">Во-вторых:</text:span> требуется, чтобы данные, которые <text:soft-page-break/>подлежат <text:span text:style-name="T2">json</text:span>-кодированию, были в формате <text:span text:style-name="T2">utf-8.</text:span> Вспомните, когда я создавал скрипт заполняющий <text:span text:style-name="T2">БД</text:span> <text:span text:style-name="T152">тестовыми</text:span> записями, то акцентировал на этом внимание. </text:p>
      <text:p text:style-name="P110"><text:tab/>В следующий раз я продолжу рассказ о <text:span text:style-name="T2">gears</text:span> и нам предстоит организовать анализ загруженной с сервера информации, и динамически сформировать <text:span text:style-name="T2">html</text:span>-документ. Также нам пора разобраться в том, как сохранить эти записи в локальном <text:span text:style-name="T2">sqlite</text:span> хранилище.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 text:outline-level="2" text:is-list-header="true"/>
      <text:p text:style-name="P13"/>
      <text:p text:style-name="P14"/>
      <text:p text:style-name="P14"><text:soft-page-break/></text:p>
      <text:h text:style-name="P131" text:outline-level="1" text:is-list-header="true">Часть 4 </text:h>
      <text:p text:style-name="P110"><text:tab/>Я завершаю рассказ о разработке веб-приложений в стиле <text:span text:style-name="T2">google gears</text:span> и хранящих часть данных не на сервере в internet, а на компьютере клиента. Кроме сухой теории я не забываю и про практику: мы создаем приложение “<text:span text:style-name="T169">записная книжка</text:span>”. От всех прочих записных книжек она отличается возможностью хранить информацию и изменять ее без прямого подключения к интернету: загрузив базу записей на свой компьютер, вы правите заметки, а после восстановления соединения с internet они “пачкой” сохраняются на сервер. </text:p>
      <text:p text:style-name="P110"><text:tab/>В прошлый раз я остановился на том, что был создан <text:span text:style-name="T2">php</text:span>-скрипт, отбирающий данные из <text:span text:style-name="T2">sqlite</text:span>-базы (<text:span text:style-name="T152">размещенной на </text:span><text:span text:style-name="T44">сервере</text:span>) и формирующий <text:span text:style-name="T2">json</text:span>-поток данных. Эти сведения, в свою очередь, должны быть загружены в браузер клиента и отображены в виде <text:span text:style-name="T2">html</text:span>-таблицы. Но перед тем как я приведу пример кода, визуализирующего загруженную информацию, необходимо подготовить “окружение” для веб-приложения. </text:p>
      <text:p text:style-name="P110"><text:tab/>Под “<text:span text:style-name="T169">окружением</text:span>” я понимаю набор вспомогательных функций и переменных, которые позволят писать меньше кода и, главное, позволят плавно переключать стиль работы приложения с gears-стиля на классический стиль (в<text:span text:style-name="T152">едь не у всех пользователей пока установлен </text:span><text:span text:style-name="T153">gears</text:span><text:span text:style-name="T152">-плагин</text:span>).</text:p>
      <text:p text:style-name="P110"><text:tab/>И первым шагом в создании подобной “среды” будет написание кода, который определяет, а есть ли в данном конкретном браузере поддержка <text:span text:style-name="T2">gears</text:span> или нет? Как именно это сделать я рассказывал еще в первой статье серии. В том случае, если поддержки <text:span text:style-name="T2">gears</text:span> нет, то следует выполнить загрузку данных в таблицу из internet и на этом все. Действия, которые срабатывают при наличии <text:span text:style-name="T2">gears</text:span>, гораздо сложнее. Прежде всего, необходимо провести анализ того, в первый ли раз (<text:span text:style-name="T152">самый-самый первый раз</text:span>) пользователь открыл веб-страницу с нашей записной книжкой. Если это так, то необходимо создать в <text:span text:style-name="T152">локальном</text:span> хранилище <text:span text:style-name="T2">gears</text:span> <text:span text:style-name="T152">две таблицы</text:span>. <text:span text:style-name="T2">Одна</text:span> из них будет хранить значения элементов записной книжки (<text:span text:style-name="T49">notes</text:span>), а вторая – к<text:span text:style-name="T152">онфигурационные переменные приложения</text:span>. Зачем, скажите Вы, еще одна таблица, и какие такие конфигурационные переменные? Смотрите, <text:span text:style-name="T2">gears</text:span> приложение работает либо с <text:span text:style-name="T152">подключением в internet</text:span>, либо <text:span text:style-name="T152">без</text:span>. Когда клиент <text:soft-page-break/>открывает браузер, то мы должны проанализировать то, какой режим был активным в прошлый раз. Если активен был режим “<text:span text:style-name="T49">online</text:span>”, то следует загрузить информацию из internet, а если режим “<text:span text:style-name="T49">offline</text:span>”, то из локального хранилища <text:span text:style-name="T2">gears</text:span>. Определение последнего активного режима не представляет сложности: сохранить одно из этих двух слов можно где угодно, например, в <text:span text:style-name="T2">cookie</text:span>, которые я так критиковал в первой статье этой серии. Но мы пойдем другим путем: по мере роста приложения, добавления к нему всяких удобностей и полезностей нам все равно придется делать механизм хранения пользовательских настроек (например, цветовую палитру оформления внешнего вида, количество одновременно отображаемых на странице заметок из записной книжки и т.д.). Так почему бы не создать сейчас в дополнение к таблице <text:span text:style-name="T140">notes</text:span> (<text:span text:style-name="T152">содержание записной книжки</text:span>), так же и таблицу <text:span text:style-name="T140">config</text:span> (<text:span text:style-name="T152">хранилище всевозможных опций настройки и конфигурационных переменных</text:span>)? Плюс на этом легко показать методы чтения и записи информации в gears таблицы. </text:p>
      <text:p text:style-name="P69"><text:span text:style-name="T49">var</text:span> db = <text:span text:style-name="T73">null</text:span>;</text:p>
      <text:p text:style-name="P69"><text:span text:style-name="T49">var</text:span> tab = null;</text:p>
      <text:p text:style-name="P69"><text:span text:style-name="T49">var</text:span> glob_jsonnotes = <text:span text:style-name="T73">null</text:span>;</text:p>
      <text:p text:style-name="P69"><text:span text:style-name="T49">var</text:span> ICON_OFFLINE = {'<text:span text:style-name="T27">background-image</text:span>': '<text:span text:style-name="T27">url(disconnect24.png)</text:span>'};</text:p>
      <text:p text:style-name="P69"><text:span text:style-name="T49">var</text:span> ICON_ONLINE = {'<text:span text:style-name="T27">background-image</text:span>': '<text:span text:style-name="T27">url(connect24.png)</text:span>'};</text:p>
      <text:p text:style-name="P69"><text:span text:style-name="T49">var</text:span> msg_Offline = '<text:span text:style-name="T27">Данные загружены из локального хранилища</text:span>';</text:p>
      <text:p text:style-name="P69"><text:span text:style-name="T49">var</text:span> msg_Online = '<text:span text:style-name="T27">Данные загружены из internet</text:span>';</text:p>
      <text:p text:style-name="P69"/>
      <text:p text:style-name="P69"><text:s/><text:span text:style-name="T2">$(</text:span>document).<text:span text:style-name="T2">ready</text:span>(init);</text:p>
      <text:p text:style-name="P69"/>
      <text:p text:style-name="P69"><text:s/><text:span text:style-name="T49">function</text:span> <text:span text:style-name="T2">init ()</text:span>{</text:p>
      <text:p text:style-name="P69"><text:s text:c="3"/>tab = $('#rows')[0]; </text:p>
      <text:p text:style-name="P69"><text:s text:c="3"/><text:span text:style-name="T49">if</text:span> (!<text:span text:style-name="T152">window</text:span>.google ||!<text:span text:style-name="T152">google</text:span>.gears){</text:p>
      <text:p text:style-name="P69"><text:s text:c="5"/>$('<text:span text:style-name="T27">#hint_switch').html('google gears не доступен</text:span>');</text:p>
      <text:p text:style-name="P69"><text:s text:c="5"/>$('<text:span text:style-name="T27">#hint_mode').html('google gears не доступен</text:span>');</text:p>
      <text:p text:style-name="P69"><text:s text:c="3"/><text:span text:style-name="T2"><text:s text:c="2"/>loadFromInet();</text:span></text:p>
      <text:p text:style-name="P69"><text:s text:c="3"/>}</text:p>
      <text:p text:style-name="P69"><text:s text:c="3"/><text:span text:style-name="T49">else</text:span>{ </text:p>
      <text:p text:style-name="P69"><text:s text:c="4"/><text:span text:style-name="T2"><text:s/>setup ();</text:span> </text:p>
      <text:p text:style-name="P69"><text:s text:c="5"/><text:span text:style-name="T49">if</text:span> (getConfig('<text:span text:style-name="T27">mode</text:span>') == '<text:span text:style-name="T27">offline</text:span>'){</text:p>
      <text:p text:style-name="P69"><text:s text:c="8"/>$('<text:span text:style-name="T27">#hint_mode</text:span>').<text:span text:style-name="T2">html</text:span> (msg_Offline);</text:p>
      <text:p text:style-name="P69"><text:s text:c="8"/>$('<text:span text:style-name="T27">#hint_switch</text:span>').<text:span text:style-name="T2">css</text:span> (ICON_OFFLINE);</text:p>
      <text:p text:style-name="P69"><text:s text:c="5"/><text:span text:style-name="T2"><text:s text:c="3"/>loadFromLocal();</text:span></text:p>
      <text:p text:style-name="P69"><text:s text:c="5"/>}</text:p>
      <text:p text:style-name="P69"><text:s text:c="5"/><text:span text:style-name="T49">else</text:span>{ </text:p>
      <text:p text:style-name="P69"><text:s text:c="8"/>$('<text:span text:style-name="T27">#hint_mode</text:span>').html (msg_Online);</text:p>
      <text:p text:style-name="P69"><text:s text:c="8"/>$('<text:span text:style-name="T27">#hint_switch</text:span>').css (ICON_ONLINE);</text:p>
      <text:p text:style-name="P69"><text:soft-page-break/><text:s text:c="6"/><text:span text:style-name="T2"><text:s text:c="2"/>loadFromInet(); </text:span>}</text:p>
      <text:p text:style-name="P69"><text:s text:c="8"/>$('<text:span text:style-name="T27">#hint_switch</text:span>').<text:span text:style-name="T2">click</text:span> (doSwitchMode);</text:p>
      <text:p text:style-name="P69"><text:s text:c="4"/>}</text:p>
      <text:p text:style-name="P27"><text:s/>}</text:p>
      <text:p text:style-name="P110"><text:tab/>В начале я объявляю <text:span text:style-name="T152">глобальные переменные</text:span>. <text:span text:style-name="T2">Первая</text:span> из переменных <text:span text:style-name="T170">db</text:span> – будет хранить ссылку на подключение к базе данных. <text:span text:style-name="T2">Вторая</text:span> – <text:span text:style-name="T170">tab</text:span> – ссылку на <text:span text:style-name="T2">html</text:span>-элемент таблицы, где в последующем нужно будет отображать содержимое записной книжки. <text:span text:style-name="T2">Третья</text:span> - <text:span text:style-name="T170">glob_jsonnotes</text:span> – хранит массив записей, которые были загружены <text:span text:style-name="T2">либо</text:span> из <text:span text:style-name="T152">локального</text:span> хранилища, <text:span text:style-name="T2">либо</text:span> из internet. Остальные переменные не представляют особого интереса и их назначение – добавить “немножко красоты”. Внутри <text:span text:style-name="T2">javascript</text:span> функции <text:span text:style-name="T86">init</text:span> (<text:span text:style-name="T152">она вызывается самой первой, как только вся веб-страница была загружена</text:span>) я, прежде всего, проверил, <text:span text:style-name="T186">доступен ли режим </text:span><text:span text:style-name="T187">gears</text:span>. Если это не так, то я выполняю загрузку данных в таблицу из internet и изменяю содержимое <text:span text:style-name="T2">html</text:span>-элементов с идентификаторами <text:span text:style-name="T170">hint_switch</text:span> и <text:span text:style-name="T170">hint_mode</text:span>, поместив в них фразу “<text:span text:style-name="T49">google gears не доступен</text:span>”. Если вы посмотрите на пример схемы устройства приложения (<text:span text:style-name="T152">я привел ее в прошлой статье</text:span>), то увидите, что содержимое первого элемента играет роль подсказки о текущем режиме работы (<text:span text:style-name="T152">есть ли подключение к internet или нет</text:span>). Второй блок должен работать как кнопка по нажатию, на которую выполняется переключение двух режимов работы. Если же поддержка <text:span text:style-name="T2">gears</text:span> активна, то мне необходимо выполнить создание таблиц <text:span text:style-name="T140">notes</text:span> и <text:span text:style-name="T140">config</text:span>. Для этого я вызвал функцию <text:span text:style-name="T86">setup</text:span>, пример ее кода показан ниже: </text:p>
      <text:p text:style-name="P69"><text:span text:style-name="T49">function</text:span> <text:span text:style-name="T2">setup ()</text:span>{</text:p>
      <text:p text:style-name="P69"><text:s/>db = google.gears.factory.<text:span text:style-name="T2">create</text:span>('<text:span text:style-name="T27">beta.database</text:span>', '<text:span text:style-name="T27">1.0</text:span>');</text:p>
      <text:p text:style-name="P69"><text:s/>db.<text:span text:style-name="T2">open</text:span>('notebook');</text:p>
      <text:p text:style-name="P69"><text:s/>db.<text:span text:style-name="T2">execute</text:span>('<text:span text:style-name="T27">CREATE TABLE IF NOT EXISTS notes (id INTEGER PRIMARY KEY, category varchar(100), </text:span></text:p>
      <text:p text:style-name="P69"><text:span text:style-name="T27"><text:s text:c="4"/>dateof datetime, title varchar(100), comment TEXT)</text:span>');</text:p>
      <text:p text:style-name="P69"><text:s/>db.<text:span text:style-name="T2">execute(</text:span>'<text:span text:style-name="T27">CREATE TABLE IF NOT EXISTS config (id INTEGER PRIMARY KEY, variable varchar(100), value TEXT)</text:span>'); </text:p>
      <text:p text:style-name="P27">}</text:p>
      <text:p text:style-name="P110"><text:tab/><text:span text:style-name="T2">Первым шагом</text:span> в ней я создаю подключение к базе данных <text:span text:style-name="T180">notebook</text:span>. Затем выполняю два запроса на создание таблиц <text:span text:style-name="T140">notes</text:span> и <text:span text:style-name="T140">config</text:span>. <text:span text:style-name="T48">Обратите внимание </text:span>на то, что текст <text:span text:style-name="T152">первого</text:span> запроса идентичен запросу, который я использовал при создании таблицы <text:span text:style-name="T140">notes</text:span> на сервере (<text:span text:style-name="T152">в прошлой статье</text:span>). Таблица <text:span text:style-name="T140">config</text:span> имеет очень простое устройство: <text:span text:style-name="T152">имя переменной</text:span> хранится в поле <text:span text:style-name="T74">variable</text:span>, а ее <text:soft-page-break/>значение – в переменной <text:span text:style-name="T74">value</text:span>. Естественно, что выполнять создание таблиц нужно только в том случае, если их еще нет (<text:span text:style-name="T152">за это отвечает ключевое слово </text:span><text:span text:style-name="T138">IF NOT EXISTS</text:span>). Для отправки запросов к <text:span text:style-name="T2">СУБД</text:span> используется функция <text:span text:style-name="T86">execute</text:span>, в качестве параметра передайте ей текст <text:span text:style-name="T2">SQL</text:span>-запроса. Для работы с конфигурационным переменными я создал три функции: <text:span text:style-name="T86">setConfig</text:span>, <text:span text:style-name="T86">getConfig</text:span>, <text:span text:style-name="T86">hasConfig</text:span>. Их назначение это, соответственно, <text:span text:style-name="T152">установка нового значения</text:span> для некоторой переменной, <text:span text:style-name="T155">получение значения этой переменной</text:span> и <text:span text:style-name="T155">проверка</text:span> того существует ли такая переменная или нет. Все эти функции работают с объектом <text:span text:style-name="T180">db</text:span> (о<text:span text:style-name="T152">н был создан в функции setup</text:span>). Когда мы выполняем запрос с помощью функции <text:span text:style-name="T86">execute</text:span>, то в качестве параметра передается не только строка <text:span text:style-name="T2">SQL</text:span>-запроса, но массив переменных. Каждая из этих переменных будет подставлена внутрь <text:span text:style-name="T2">SQL</text:span>-запроса вместо символа <text:span text:style-name="T48">“?”</text:span> (<text:span text:style-name="T152">при этом если переменные содержат спец. символы, то они будут экранированы</text:span>). Если был выполнен запрос <text:span text:style-name="T74">SELECT</text:span>, то отобранная информация будет возвращена в виде объекта <text:span text:style-name="T117">ResultSet</text:span> (<text:span text:style-name="T152">в примерах выше это переменная </text:span><text:span text:style-name="T135">rs</text:span>). Для перемещения по записям используйте метод <text:span text:style-name="T86">next</text:span> объекта <text:span text:style-name="T117">ResultSet</text:span>. А для проверки того, что ваш цикл перебора записей все еще не до конца перебираемой таблицы, используйте <text:span text:style-name="T86">isValidRow</text:span> (<text:span text:style-name="T152">она вернет </text:span><text:span text:style-name="T71">true</text:span><text:span text:style-name="T152"> в случае, если текущая запись содержит информацию из таблицы</text:span>). Значения полей текущей записи можно получить с помощью функций <text:span text:style-name="T86">field</text:span> или <text:span text:style-name="T86">fieldByName</text:span>. <text:span text:style-name="T2">Первая</text:span> из них вернет значение поля на основании его <text:span text:style-name="T152">порядкового номера</text:span> (<text:span text:style-name="T152">задается как аргумент вызова функции</text:span>). Если же порядок следования не известен, то применяйте функцию <text:span text:style-name="T86">fieldByName</text:span>: она принимает в качестве параметра <text:span text:style-name="T152">имя того поля</text:span>, значение которого нужно вернуть. И последнее: не забывайте <text:span text:style-name="T48">закрыть</text:span> объект <text:span text:style-name="T117">ResultSet</text:span> после окончания работы с ним (<text:span text:style-name="T152">экономьте ресурсы</text:span>). </text:p>
      <text:p text:style-name="P69"><text:span text:style-name="T49">function</text:span> <text:span text:style-name="T2">hasConfig</text:span> (v){</text:p>
      <text:p text:style-name="P69"><text:s text:c="3"/><text:span text:style-name="T49">var</text:span> rs = db.<text:span text:style-name="T2">execute</text:span> ('<text:span text:style-name="T27">select 1 from config where variable =?</text:span>', <text:span text:style-name="T2">[</text:span>v<text:span text:style-name="T2">]</text:span>);</text:p>
      <text:p text:style-name="P69"><text:s text:c="3"/><text:span text:style-name="T49">var</text:span> rez = rs.<text:span text:style-name="T2">isValidRow()</text:span>; </text:p>
      <text:p text:style-name="P69"><text:s text:c="3"/>rs.<text:span text:style-name="T2">close</text:span> ();</text:p>
      <text:p text:style-name="P69"><text:s text:c="3"/><text:span text:style-name="T49">return</text:span> rez; </text:p>
      <text:p text:style-name="P69">}</text:p>
      <text:p text:style-name="P69"/>
      <text:p text:style-name="P69"><text:span text:style-name="T49">function</text:span> <text:span text:style-name="T2">getConfig</text:span> (v){</text:p>
      <text:p text:style-name="P69"><text:s text:c="3"/><text:span text:style-name="T49">var</text:span> rs = db.<text:span text:style-name="T2">execute</text:span> ('<text:span text:style-name="T27">select value from config where variable =?</text:span>', <text:span text:style-name="T2">[</text:span><text:span text:style-name="T185">v</text:span><text:span text:style-name="T2">]</text:span>);</text:p>
      <text:p text:style-name="P69"><text:s text:c="3"/><text:span text:style-name="T49">var</text:span> value = <text:span text:style-name="T73">null</text:span>;</text:p>
      <text:p text:style-name="P69"><text:s text:c="3"/><text:span text:style-name="T49">if</text:span> (rs.isValidRow())</text:p>
      <text:p text:style-name="P69"><text:s text:c="6"/>value = rs.<text:span text:style-name="T2">fieldByName</text:span> ('<text:span text:style-name="T27">value</text:span>');</text:p>
      <text:p text:style-name="P69"><text:s text:c="3"/>rs.<text:span text:style-name="T2">close</text:span> ();</text:p>
      <text:p text:style-name="P69"><text:soft-page-break/><text:s text:c="3"/><text:span text:style-name="T49">return</text:span> value; </text:p>
      <text:p text:style-name="P69">}</text:p>
      <text:p text:style-name="P69"/>
      <text:p text:style-name="P69"><text:span text:style-name="T49">function</text:span> <text:span text:style-name="T2">setConfig</text:span> (k, v){</text:p>
      <text:p text:style-name="P69"><text:s text:c="3"/><text:span text:style-name="T49">if</text:span> (hasConfig(v))</text:p>
      <text:p text:style-name="P69"><text:s text:c="5"/>db.<text:span text:style-name="T2">execute</text:span> ('<text:span text:style-name="T27">UPDATE config set value =? where variable =?</text:span>', [v, k]);</text:p>
      <text:p text:style-name="P69"><text:s text:c="3"/><text:span text:style-name="T49">else</text:span></text:p>
      <text:p text:style-name="P69"><text:s text:c="5"/>db.<text:span text:style-name="T2">execute</text:span> ('<text:span text:style-name="T27">INSERT INTO config(variable, value) values (?,?)</text:span>', [k, v]);</text:p>
      <text:p text:style-name="P27">}</text:p>
      <text:p text:style-name="P110"><text:tab/>Теперь вернемся назад, к рассмотрению устройства функции <text:span text:style-name="T86">init</text:span>. После “<text:span text:style-name="T49">установки</text:span>” приложения я узнал то, какой из режимов (<text:span text:style-name="T138">online</text:span><text:span text:style-name="T152"> или </text:span><text:span text:style-name="T138">offline</text:span>) был активирован в последний раз и выполняю загрузку данных либо из <text:span text:style-name="T2">internet</text:span> (<text:span text:style-name="T152">за это отвечает функция </text:span><text:span text:style-name="T99">loadFromInet</text:span>) либо из <text:span text:style-name="T152">локального</text:span> хранилища (<text:span text:style-name="T152">функция </text:span><text:span text:style-name="T99">loadFromLocal</text:span>). Чтобы загрузить данные из <text:span text:style-name="T152">локального</text:span> хранилища, мне нужно выполнить запрос “<text:span text:style-name="T49">SELECT * FROM notes</text:span>” (<text:span text:style-name="T152">отобрать все содержимое таблицы </text:span><text:span text:style-name="T135">notes</text:span>). Затем организовать цикл, перебирающий все найденные записи, (<text:span text:style-name="T152">переход к следующей записи выполняется с помощью функции </text:span><text:span text:style-name="T99">next</text:span>) и каждая из записей должна быть помещена внутрь массива <text:span text:style-name="T140">data</text:span>. Затем этот массив поступает на вход функции визуализации информации (<text:span text:style-name="T99">fillTableFromJSON</text:span>). </text:p>
      <text:p text:style-name="P69"><text:span text:style-name="T49">function</text:span><text:span text:style-name="T2"> loadFromLocal ()</text:span>{</text:p>
      <text:p text:style-name="P69"><text:s text:c="2"/><text:span text:style-name="T49">var</text:span> rs = db.<text:span text:style-name="T2">execute (</text:span>'<text:span text:style-name="T49">select * from notes</text:span>'<text:span text:style-name="T2">);</text:span></text:p>
      <text:p text:style-name="P69"><text:s text:c="2"/><text:span text:style-name="T49">var</text:span> data = <text:span text:style-name="T2">[];</text:span></text:p>
      <text:p text:style-name="P69"><text:s text:c="2"/><text:span text:style-name="T49">while</text:span> (rs.isValidRow()){</text:p>
      <text:p text:style-name="P69"><text:s text:c="5"/><text:span text:style-name="T152">data</text:span>.<text:span text:style-name="T2">push ({</text:span></text:p>
      <text:p text:style-name="P69"><text:s text:c="8"/>id:rs.<text:span text:style-name="T86">fieldByName</text:span>('<text:span text:style-name="T27">id</text:span>'),</text:p>
      <text:p text:style-name="P69"><text:s text:c="8"/>category:rs.<text:span text:style-name="T2">fieldByName</text:span>('<text:span text:style-name="T27">category</text:span>'),</text:p>
      <text:p text:style-name="P69"><text:s text:c="8"/>dateof: rs.<text:span text:style-name="T2">fieldByName</text:span>('<text:span text:style-name="T27">dateof</text:span>'),</text:p>
      <text:p text:style-name="P69"><text:s text:c="8"/>title: rs.<text:span text:style-name="T2">fieldByName</text:span>('<text:span text:style-name="T27">title</text:span>'),</text:p>
      <text:p text:style-name="P69"><text:s text:c="8"/>comment:rs.<text:span text:style-name="T2">fieldByName</text:span>('<text:span text:style-name="T27">comment</text:span>')});</text:p>
      <text:p text:style-name="P69"><text:s text:c="5"/>rs.<text:span text:style-name="T2">next();</text:span></text:p>
      <text:p text:style-name="P69"><text:s text:c="2"/>}</text:p>
      <text:p text:style-name="P69"><text:s text:c="2"/>rs.<text:span text:style-name="T2">close ();</text:span></text:p>
      <text:p text:style-name="P69"><text:s text:c="2"/><text:span text:style-name="T86">fillTableFromJSON</text:span> (<text:span text:style-name="T152">data</text:span>);</text:p>
      <text:p text:style-name="P27">}</text:p>
      <text:p text:style-name="P116"><text:span text:style-name="T7"><text:tab/>Загрузка данных из </text:span><text:span text:style-name="T9">internet</text:span><text:span text:style-name="T7"> не столь прямолинейна: нельзя просто “</text:span><text:span text:style-name="T51">хватать</text:span><text:span text:style-name="T7">” записи и “</text:span><text:span text:style-name="T51">пихать</text:span><text:span text:style-name="T7">” их внутрь таблицы, ведь так мы потеряем … Потеряем что? Снова вернемся к схеме устройства записной книжки и вспомним, зачем была нужна расположенная </text:span><text:soft-page-break/><text:span text:style-name="T7">внизу страницы (</text:span><text:span text:style-name="T13">после таблицы с записями</text:span><text:span text:style-name="T7">) форма. А служила она для редактирования текущей записи. Планировалось, что по клику на строке таблицы она должна подсветиться, а в поля формы внестись значения из таблицы. После того как пользователь изменил значения указанные в этих полях формы, то следует отправить изменения </text:span><text:span text:style-name="T9">либо</text:span><text:span text:style-name="T7"> </text:span><text:span text:style-name="T13">на сервер</text:span><text:span text:style-name="T7">, </text:span><text:span text:style-name="T9">либо</text:span><text:span text:style-name="T7"> </text:span><text:span text:style-name="T13">в локальное хранилище </text:span><text:span text:style-name="T7">(в</text:span><text:span text:style-name="T13"> зависимости от текущего режима работы</text:span><text:span text:style-name="T7">). </text:span></text:p>
      <text:p text:style-name="P116"><text:span text:style-name="T7"><text:tab/>Но это еще не все: если клиент в режиме </text:span><text:span text:style-name="T51">offline</text:span><text:span text:style-name="T7"> исправил </text:span><text:span text:style-name="T13">несколько</text:span><text:span text:style-name="T7"> записей, то обновленные их значения хранятся в </text:span><text:span text:style-name="T13">локальной базе данных</text:span><text:span text:style-name="T7"> – </text:span><text:span text:style-name="T9">не</text:span><text:span text:style-name="T7"> </text:span><text:span text:style-name="T13">на сервере.</text:span><text:span text:style-name="T7"> Так что, если проявить невнимательность при написании кода и просто загрузить информацию из </text:span><text:span text:style-name="T9">internet</text:span><text:span text:style-name="T7">, то можно потерять все пользовательские правки. Как вывод, нужно предварительно отправить все сведения, которые хранятся в </text:span><text:span text:style-name="T13">локальной базе данных</text:span><text:span text:style-name="T7"> на </text:span><text:span text:style-name="T13">сервер</text:span><text:span text:style-name="T7">, чтобы сохранить изменения и там. Подобная синхронизация – задача сложная и требующая решения каждый раз заново в зависимости от специфики вашего веб-приложения. </text:span><text:span text:style-name="T37">Предупреждение</text:span><text:span text:style-name="T7">: </text:span><text:span text:style-name="T13">показанный далее код не оптимален, не эффективен, медленный и его следует избегать в настоящем коммерческом приложении изо всех сил</text:span><text:span text:style-name="T7">. Единственная причина, по которой я его использую, - он относительно прост и занимает меньше всего места. Я “тупо” читаю все содержимое локальной базы данных, форматирую эти сведения в виде строки </text:span><text:span text:style-name="T9">JSON</text:span><text:span text:style-name="T7"> и отправляю эту гигантскую строку на сервер к </text:span><text:span text:style-name="T9">php</text:span><text:span text:style-name="T7">-файлу </text:span><text:span text:style-name="T183">save_json.php</text:span><text:span text:style-name="T7">. Который, в свою очередь, очищает все содержимое серверной таблицы </text:span><text:span text:style-name="T128">notes</text:span><text:span text:style-name="T7"> и наново заполняет ее пришедшими из браузера записями. Вот пример файла </text:span><text:span text:style-name="T183">save_json.php: </text:span></text:p>
      <text:p text:style-name="P69"><text:s/>$records = <text:span text:style-name="T2">json_decode</text:span>($_REQUEST['<text:span text:style-name="T27">records</text:span>']);</text:p>
      <text:p text:style-name="P69"><text:s/>$conn = <text:span text:style-name="T49">new</text:span> <text:span text:style-name="T2">PDO(</text:span>'<text:span text:style-name="T27">sqlite:notebook.db3</text:span>'<text:span text:style-name="T2">);</text:span></text:p>
      <text:p text:style-name="P69"><text:s/>$conn<text:span text:style-name="T2">-&gt;query('</text:span><text:span text:style-name="T27">DELETE FROM notes</text:span><text:span text:style-name="T2">');</text:span></text:p>
      <text:p text:style-name="P69"><text:s/>$stmt = $conn-&gt;<text:span text:style-name="T2">prepare(</text:span>"<text:span text:style-name="T27">INSERT INTO notes (id, category, dateof, title,</text:span></text:p>
      <text:p text:style-name="P69"><text:span text:style-name="T27"><text:tab/> comment) values (:id,:category,:dateof,:title,:comment)</text:span>");</text:p>
      <text:p text:style-name="P69"/>
      <text:p text:style-name="P69"><text:s/><text:span text:style-name="T49">for</text:span> ($i = <text:span text:style-name="T27">0</text:span>; $i &lt; <text:span text:style-name="T2">count</text:span>($records); $i++){</text:p>
      <text:p text:style-name="P69"><text:s text:c="4"/>$r = $<text:span text:style-name="T2">records</text:span>[$i];</text:p>
      <text:p text:style-name="P69"><text:s text:c="4"/>$stmt-&gt;<text:span text:style-name="T160">bindValue</text:span>('<text:span text:style-name="T27">:id</text:span>', $r-&gt;id, <text:span text:style-name="T126">PDO::PARAM_INT</text:span>);</text:p>
      <text:p text:style-name="P69"><text:s text:c="4"/>$stmt-&gt;<text:span text:style-name="T2">bindValue</text:span>('<text:span text:style-name="T27">:category</text:span>', <text:span text:style-name="T2">urldecode</text:span>($r-&gt;category), P<text:span text:style-name="T126">DO::PARAM_STR</text:span>);</text:p>
      <text:p text:style-name="P69"><text:s text:c="4"/>$stmt-&gt;<text:span text:style-name="T2">bindValue</text:span>('<text:span text:style-name="T27">:title</text:span>', <text:span text:style-name="T2">urldecode</text:span>($r-&gt;title), <text:span text:style-name="T126">PDO::PARAM_STR</text:span>);</text:p>
      <text:p text:style-name="P69"><text:s text:c="4"/>$stmt-&gt;<text:span text:style-name="T2">bindValue</text:span>('<text:span text:style-name="T27">:dateof</text:span>', $r-&gt;dateof, <text:span text:style-name="T126">PDO::PARAM_STR</text:span>);</text:p>
      <text:p text:style-name="P69"><text:soft-page-break/><text:s text:c="4"/>$stmt-&gt;<text:span text:style-name="T2">bindValue</text:span>('<text:span text:style-name="T27">:comment</text:span>', <text:span text:style-name="T2">urldecode</text:span>($r-&gt;comment), <text:span text:style-name="T126">PDO::PARAM_STR</text:span>);</text:p>
      <text:p text:style-name="P69"><text:s text:c="4"/>$stmt-&gt;<text:span text:style-name="T86">execute()</text:span>; </text:p>
      <text:p text:style-name="P69"><text:s/>}</text:p>
      <text:p text:style-name="P27"><text:s/><text:span text:style-name="T86">die</text:span><text:span text:style-name="T82">(</text:span>json_encode (<text:span text:style-name="T2">array</text:span>('<text:span text:style-name="T27">status</text:span>'=&gt;'<text:span text:style-name="T27">true</text:span>')));</text:p>
      <text:p text:style-name="P110"><text:tab/>Откровенно говоря, я просто скопировал приведенный в прошлой статье <text:span text:style-name="T2">php</text:span>-код наполняющий базу данных тестовыми записями и немного его подправил. <text:span text:style-name="T2">Во-первых,</text:span> пришедшие данные (э<text:span text:style-name="T152">то переменная </text:span><text:span text:style-name="T153">$_REQUEST[</text:span><text:span text:style-name="T152">'</text:span><text:span text:style-name="T44">records</text:span><text:span text:style-name="T152">']</text:span><text:span text:style-name="T2">)</text:span> необходимо декодировать с помощь функции <text:span text:style-name="T86">json_decode</text:span> (<text:span text:style-name="T152">превратить из JSON-строки в массив PHP</text:span>). После очистки таблицы <text:span text:style-name="T140">notes</text:span> от всего содержимого я организовал цикл по всем элементам массива пришедших от клиента записей и каждую из них поместил внутрь таблицы с помощью <text:span text:style-name="T2">SQL</text:span>-команды <text:span text:style-name="T126">INSERT</text:span>. На этом <text:s/>серверная часть записной книжки полностью завершена, а вот клиентская часть еще будет продолжаться долго. И сейчас мы разберем то, как были подготовлены данные для отправки на сервер. </text:p>
      <text:p text:style-name="P69"><text:span text:style-name="T49">function</text:span> <text:span text:style-name="T2">toJSON(x)</text:span>{</text:p>
      <text:p text:style-name="P69"><text:s/><text:span text:style-name="T49">if</text:span> (x == <text:span text:style-name="T73">null</text:span>) </text:p>
      <text:p text:style-name="P69"><text:s text:c="6"/><text:span text:style-name="T49">return</text:span> <text:span text:style-name="T73">null</text:span>;</text:p>
      <text:p text:style-name="P69"/>
      <text:p text:style-name="P69"><text:s/><text:span text:style-name="T49">if</text:span>(<text:span text:style-name="T49">typeof</text:span> x!= "<text:span text:style-name="T27">object</text:span>") </text:p>
      <text:p text:style-name="P69"><text:s text:c="5"/>return '<text:span text:style-name="T27">"</text:span>'+<text:span text:style-name="T2">encodeURIComponent</text:span>(x)+'<text:span text:style-name="T27">"</text:span>';</text:p>
      <text:p text:style-name="P69"/>
      <text:p text:style-name="P69"><text:s/><text:span text:style-name="T49">var</text:span> s = <text:span text:style-name="T2">[];</text:span></text:p>
      <text:p text:style-name="P69"><text:s/><text:span text:style-name="T49">if</text:span> (x.constructor == <text:span text:style-name="T126">Array</text:span>){</text:p>
      <text:p text:style-name="P69"><text:s text:c="4"/><text:span text:style-name="T49">for</text:span> (<text:span text:style-name="T49">var</text:span> i <text:span text:style-name="T49">in</text:span> x) s.<text:span text:style-name="T2">push</text:span> (<text:span text:style-name="T2">toJSON(</text:span><text:span text:style-name="T140">x</text:span>[i]<text:span text:style-name="T2">));</text:span> </text:p>
      <text:p text:style-name="P69"><text:s text:c="7"/><text:span text:style-name="T49">return</text:span> "<text:span text:style-name="T27">[</text:span>"+s.<text:span text:style-name="T2">join</text:span>(',')+"<text:span text:style-name="T27">]</text:span>";</text:p>
      <text:p text:style-name="P69"><text:s/>}</text:p>
      <text:p text:style-name="P69"><text:s/><text:span text:style-name="T49">else</text:span>{</text:p>
      <text:p text:style-name="P69"><text:s text:c="3"/><text:span text:style-name="T49">for</text:span> (<text:span text:style-name="T49">var</text:span> i <text:span text:style-name="T49">in</text:span> x) s.<text:span text:style-name="T2">push</text:span> ('<text:span text:style-name="T27">"</text:span>'+ i+ '<text:span text:style-name="T27">":</text:span>'+<text:span text:style-name="T2">toJSON(x</text:span>[i]<text:span text:style-name="T2">)); </text:span></text:p>
      <text:p text:style-name="P69"><text:s text:c="3"/><text:span text:style-name="T49">return</text:span> "<text:span text:style-name="T27">{</text:span>"+s.join ('<text:span text:style-name="T27">,</text:span>')+"<text:span text:style-name="T27">}</text:span>";</text:p>
      <text:p text:style-name="P69"><text:s/>}</text:p>
      <text:p text:style-name="P69">}</text:p>
      <text:p text:style-name="P69"/>
      <text:p text:style-name="P69"><text:span text:style-name="T49">function</text:span> <text:span text:style-name="T2">saveToInet ()</text:span>{</text:p>
      <text:p text:style-name="P69"><text:s/><text:span text:style-name="T2">$</text:span>.<text:span text:style-name="T49">each</text:span>(<text:span text:style-name="T2">$(</text:span>'<text:span text:style-name="T27">tr:eq(1)</text:span>', tab), <text:span text:style-name="T49">function</text:span>(i, n){</text:p>
      <text:p text:style-name="P69"><text:s text:c="5"/>n.<text:span text:style-name="T2">doEdit();</text:span></text:p>
      <text:p text:style-name="P80"><text:s/>});</text:p>
      <text:p text:style-name="P81"><text:s/>$.ajax(</text:p>
      <text:p text:style-name="P69"><text:s text:c="5"/><text:span text:style-name="T2"><text:s/>{ </text:span></text:p>
      <text:p text:style-name="P69"><text:s text:c="8"/><text:span text:style-name="T140"><text:s/>type:</text:span> "<text:span text:style-name="T27">POST</text:span>", </text:p>
      <text:p text:style-name="P69"><text:s text:c="7"/><text:span text:style-name="T140"><text:s text:c="2"/>cache:</text:span> <text:span text:style-name="T71">false</text:span>, </text:p>
      <text:p text:style-name="P69"><text:s text:c="7"/><text:span text:style-name="T140"><text:s text:c="2"/>url:</text:span> "s<text:span text:style-name="T27">ave_json.php</text:span>", </text:p>
      <text:p text:style-name="P69"><text:soft-page-break/><text:s text:c="8"/><text:span text:style-name="T140"><text:s/>dataType:</text:span> '<text:span text:style-name="T27">json</text:span>', </text:p>
      <text:p text:style-name="P69"><text:s text:c="5"/><text:span text:style-name="T140"><text:s text:c="4"/>data:</text:span> {</text:p>
      <text:p text:style-name="P69"><text:s text:c="10"/><text:span text:style-name="T140"><text:s/>records: </text:span><text:span text:style-name="T86">toJSON(</text:span><text:span text:style-name="T152">glob_jsonnotes</text:span><text:span text:style-name="T86">)</text:span></text:p>
      <text:p text:style-name="P69"><text:s text:c="6"/><text:span text:style-name="T2"><text:s text:c="3"/>},</text:span></text:p>
      <text:p text:style-name="P69"><text:s text:c="9"/><text:span text:style-name="T140">success: </text:span>loadFromInet, </text:p>
      <text:p text:style-name="P69"><text:s text:c="7"/><text:span text:style-name="T140"><text:s text:c="2"/>error: </text:span><text:span text:style-name="T79">function</text:span><text:span text:style-name="T2"> (</text:span><text:span text:style-name="T150">e</text:span><text:span text:style-name="T2">)</text:span> {</text:p>
      <text:p text:style-name="P69"><text:s text:c="10"/><text:span text:style-name="T2"><text:s text:c="2"/>alert (</text:span>'<text:span text:style-name="T27">Не возможно сохранить данные на сервер</text:span>'<text:span text:style-name="T2">)</text:span></text:p>
      <text:p text:style-name="P69"><text:s text:c="2"/><text:span text:style-name="T2"><text:s text:c="7"/>}</text:span></text:p>
      <text:p text:style-name="P80"><text:s text:c="6"/>}</text:p>
      <text:p text:style-name="P80"><text:s text:c="2"/>); </text:p>
      <text:p text:style-name="P31">}</text:p>
      <text:p text:style-name="P110"><text:tab/>Первая функция (<text:span text:style-name="T86">toJSON</text:span>) – это стыд и позор для разработчиков <text:span text:style-name="T140">internet explorer</text:span>. В прошлой статье я рассказывал, как хорошо работать с <text:span text:style-name="T2">JSON</text:span> вместо <text:span text:style-name="T2">XML</text:span> (<text:span text:style-name="T152">как формат для обмена данными между браузером и сервером</text:span>), рассказывал, что поддержка этого формата есть и в браузерах и в <text:span text:style-name="T2">php</text:span>. Я не соврал ни на йоту: просто разработчики <text:span text:style-name="T140">internet explorer </text:span>в очередной раз “<text:span text:style-name="T49">схалявили</text:span>” и не реализовали стандартную для <text:span text:style-name="T2">javascript</text:span> функцию преобразования массива записей в строку <text:span text:style-name="T2">JSON</text:span> (функция <text:span text:style-name="T86">toSource</text:span>). В <text:span text:style-name="T140">opera</text:span> и <text:span text:style-name="T140">firefox</text:span> эта функция есть, а в браузере от <text:span text:style-name="T2">Microsoft</text:span> пришлось мне написать собственную версию преобразования. Теперь внимание на код функции <text:span text:style-name="T86">saveToInet</text:span>. Она первым шагом выполняет <text:span text:style-name="T152">сохранение текущей записи</text:span>, затем отправляет с помощью <text:span text:style-name="T2">ajax</text:span> запрос на сервер, передавая в качестве данных переменную <text:span text:style-name="T140">records</text:span>, значение которой – строка содержащая в формате <text:span text:style-name="T2">JSON</text:span> содержимое всей таблицы с заметками. В случае если операция сохранения была неуспешна, то выводится окошко сообщения об ошибке, а если все было в порядке, то запускается функция <text:span text:style-name="T86">loadFromInet</text:span>. Назначение этой функции - загрузить информацию из <text:span text:style-name="T2">internet</text:span> и отобразить ее в виде таблицы. Но сперва, концептуальное <text:span text:style-name="T196">замечание:</text:span> в<text:span text:style-name="T152"> этом примере записной книжки подобная операция не имеет никакого смысла (после сохранения информации на сервер, содержимое серверной базы данных будет идентично локальной и загружать информацию с сервера бессмысленно).</text:span> В настоящих веб-приложениях (<text:span text:style-name="T152">а они по определению полагают возможность одновременной работы нескольких пользователей с информацией</text:span>) возможна ситуация изменения кем-то еще содержимого записной книжки. В этом случае нужно сохранить свои правки и загрузить чужие правки – именно так я и поступаю выше. </text:p>
      <text:p text:style-name="P69"><text:span text:style-name="T49">function</text:span><text:span text:style-name="T2"> loadFromInet (){</text:span></text:p>
      <text:p text:style-name="P69"><text:s text:c="2"/><text:span text:style-name="T2"><text:s/>$.ajax(</text:span></text:p>
      <text:p text:style-name="P69"><text:s text:c="6"/><text:span text:style-name="T2"><text:s text:c="2"/>{</text:span></text:p>
      <text:p text:style-name="P69"><text:soft-page-break/><text:s text:c="9"/><text:span text:style-name="T140">type: </text:span>"<text:span text:style-name="T27">POST</text:span>", </text:p>
      <text:p text:style-name="P69"><text:s text:c="6"/><text:span text:style-name="T140"><text:s text:c="3"/>cache: </text:span><text:span text:style-name="T71">false</text:span>, </text:p>
      <text:p text:style-name="P69"><text:s text:c="7"/><text:span text:style-name="T140"><text:s text:c="2"/>url:</text:span> "<text:span text:style-name="T27">select_json.php</text:span>", </text:p>
      <text:p text:style-name="P69"><text:s text:c="7"/><text:span text:style-name="T140"><text:s text:c="2"/>dataType:</text:span> '<text:span text:style-name="T27">json</text:span>', </text:p>
      <text:p text:style-name="P69"><text:s text:c="7"/><text:span text:style-name="T140"><text:s text:c="2"/>success: </text:span><text:span text:style-name="T49">function</text:span>(e) {</text:p>
      <text:p text:style-name="P69"><text:s text:c="12"/><text:span text:style-name="T86">fillTableFromJSON</text:span>(e); </text:p>
      <text:p text:style-name="P69"><text:s text:c="12"/><text:span text:style-name="T49">if</text:span>(db)</text:p>
      <text:p text:style-name="P69"><text:s text:c="11"/><text:span text:style-name="T86"><text:s text:c="3"/>saveToLocal(); </text:span></text:p>
      <text:p text:style-name="P69"><text:s text:c="8"/><text:span text:style-name="T2"><text:s/>}, </text:span></text:p>
      <text:p text:style-name="P69"><text:s text:c="6"/><text:span text:style-name="T140"><text:s text:c="3"/>error: </text:span><text:span text:style-name="T49">function</text:span>(e) <text:span text:style-name="T2">{</text:span></text:p>
      <text:p text:style-name="P69"><text:s text:c="9"/><text:span text:style-name="T2"><text:s text:c="3"/>alert (</text:span>'<text:span text:style-name="T27">Не возможно загрузить данные из Internet.</text:span><text:span text:style-name="T2">')</text:span></text:p>
      <text:p text:style-name="P69"><text:s/><text:span text:style-name="T2"><text:s text:c="8"/>}</text:span></text:p>
      <text:p text:style-name="P80"><text:s text:c="7"/>}</text:p>
      <text:p text:style-name="P80"><text:s text:c="3"/>);</text:p>
      <text:p text:style-name="P31">}</text:p>
      <text:p text:style-name="P110"><text:tab/>Здесь, после того как данные были загружены (<text:span text:style-name="T152">данные формирует описанный в прошлой статье скрипт </text:span><text:span text:style-name="T182">select_json.php</text:span>) их необходимо визуализировать и затем скопировать информацию в <text:span text:style-name="T152">локальное</text:span> <text:span text:style-name="T2">sqlite</text:span>-хранилище. За это отвечают функции <text:span text:style-name="T86">fillTableFromJSON</text:span> и <text:span text:style-name="T86">saveToLocal</text:span>, соответственно. Код второй из функций похож на приведенный выше скрипт сохранения информации в базу данных на сервере. Сначала мы очищаем все содержимое <text:span text:style-name="T152">локального хранилища данных</text:span>, затем с помощью команды <text:span text:style-name="T126">INSERT</text:span> помещаем в таблицу <text:span text:style-name="T140">notes</text:span> все содержимое массива с пришедшими от сервера данными. </text:p>
      <text:p text:style-name="P69"><text:span text:style-name="T49">function</text:span><text:span text:style-name="T2"> saveToLocal (){</text:span></text:p>
      <text:p text:style-name="P69"><text:s/>db.<text:span text:style-name="T2">execute(</text:span>'<text:span text:style-name="T27">delete from notes</text:span>').<text:span text:style-name="T2">close();</text:span></text:p>
      <text:p text:style-name="P69"><text:s/><text:span text:style-name="T49">for</text:span> (<text:span text:style-name="T49">var</text:span> i = <text:span text:style-name="T49">0</text:span>; i &lt; glob_jsonnotes.length; i++){</text:p>
      <text:p text:style-name="P69"><text:s text:c="3"/>db.<text:span text:style-name="T2">execute</text:span>('<text:span text:style-name="T27">insert into notes (id, category, dateof, title, comment) </text:span></text:p>
      <text:p text:style-name="P69"><text:span text:style-name="T27"><text:s text:c="6"/>values(?,?,?,?,?)</text:span>', <text:span text:style-name="T2">[</text:span></text:p>
      <text:p text:style-name="P69"><text:s text:c="11"/>glob_jsonnotes[i].<text:span text:style-name="T2">id</text:span>, </text:p>
      <text:p text:style-name="P69"><text:s text:c="11"/>glob_jsonnotes[i].<text:span text:style-name="T2">category</text:span>, </text:p>
      <text:p text:style-name="P69"><text:s text:c="11"/>glob_jsonnotes[i].<text:span text:style-name="T2">dateof</text:span>, </text:p>
      <text:p text:style-name="P69"><text:s text:c="11"/>glob_jsonnotes[i].<text:span text:style-name="T2">title</text:span>, </text:p>
      <text:p text:style-name="P69"><text:s text:c="11"/>glob_jsonnotes[i].<text:span text:style-name="T2">comment]</text:span></text:p>
      <text:p text:style-name="P69"><text:s text:c="3"/>); </text:p>
      <text:p text:style-name="P69"><text:s/>}</text:p>
      <text:p text:style-name="P27">}</text:p>
      <text:p text:style-name="P110"><text:tab/>Теперь последний шаг: визуализация информации. Для этого функция fillTableFromJSON выполняет очистку html-таблицы от старого содержимого. Затем организуется цикл по всем элементам <text:soft-page-break/>массива glob_jsonnotes. Для каждой записи динамически создается строка таблицы с тремя ячейками, и заполняются значениями полей записи. За редактирование текущей ячейки отвечает функция doEdit. Привязать к некоторому html-элементу обработку события “клик” можно с помощью функции click. Внутри функции обработчика (doEdit) я обращусь к активной строке таблицы, извлеку из нее значение атрибута id и выполню поиск в глобальном массиве glob_xmlnotes нужной записи, затем останется только поместить значения полей этой записи в поля формы редактирования. </text:p>
      <text:p text:style-name="P69"><text:span text:style-name="T49">function</text:span> <text:span text:style-name="T161">fillTableFromJSON</text:span>(<text:span text:style-name="T152">notes</text:span>){</text:p>
      <text:p text:style-name="P69"><text:s/>lastSavedRow = <text:span text:style-name="T71">null</text:span>;</text:p>
      <text:p text:style-name="P69"><text:s/><text:span text:style-name="T49">while</text:span> (tab.rows.length &gt; <text:span text:style-name="T27">1</text:span>) </text:p>
      <text:p text:style-name="P69"><text:s text:c="4"/>ab.<text:span text:style-name="T2">deleteRow</text:span>(<text:span text:style-name="T27">1</text:span>);</text:p>
      <text:p text:style-name="P69"/>
      <text:p text:style-name="P69"><text:s/>glob_jsonnotes = notes;</text:p>
      <text:p text:style-name="P69"><text:s/><text:span text:style-name="T49">var</text:span> oRow = <text:span text:style-name="T71">null</text:span>;</text:p>
      <text:p text:style-name="P69"><text:s/><text:span text:style-name="T49">var</text:span> oCell = <text:span text:style-name="T71">null</text:span>;</text:p>
      <text:p text:style-name="P69"/>
      <text:p text:style-name="P69"><text:s/><text:span text:style-name="T49">for</text:span> (<text:span text:style-name="T49">var</text:span> i = <text:span text:style-name="T27">0</text:span>; i &lt; notes.length; i++){</text:p>
      <text:p text:style-name="P69"><text:s text:c="4"/><text:span text:style-name="T49">var</text:span> n = notes [i];</text:p>
      <text:p text:style-name="P69"><text:s text:c="3"/><text:span text:style-name="T180"><text:s/>// создаем очередную строку</text:span></text:p>
      <text:p text:style-name="P69"><text:s text:c="4"/>oRow = tab.<text:span text:style-name="T2">insertRow(</text:span>i + 1<text:span text:style-name="T2">);</text:span></text:p>
      <text:p text:style-name="P69"><text:s text:c="3"/><text:span text:style-name="T2"><text:s/>$(</text:span>oRow<text:span text:style-name="T2">)</text:span>.<text:span text:style-name="T2">attr ({</text:span><text:span text:style-name="T126">id</text:span>:i, <text:span text:style-name="T126">id2</text:span>: n.<text:span text:style-name="T126">id</text:span><text:span text:style-name="T2">});</text:span></text:p>
      <text:p text:style-name="P69"><text:s text:c="2"/><text:span text:style-name="T180"><text:s text:c="2"/>// в нее помещаем три ячейки</text:span></text:p>
      <text:p text:style-name="P69"><text:s text:c="4"/>oCell = oRow.<text:span text:style-name="T2">insertCell(</text:span><text:span text:style-name="T46">0</text:span><text:span text:style-name="T2">);</text:span></text:p>
      <text:p text:style-name="P69"><text:s text:c="4"/>oCell.innerHTML = n.<text:span text:style-name="T126">category</text:span>;</text:p>
      <text:p text:style-name="P69"><text:s text:c="4"/>oCell = oRow.<text:span text:style-name="T2">insertCell(</text:span><text:span text:style-name="T46">1</text:span><text:span text:style-name="T2">);</text:span></text:p>
      <text:p text:style-name="P69"><text:s text:c="4"/>oCell.innerHTML = n.<text:span text:style-name="T2">dateof;</text:span></text:p>
      <text:p text:style-name="P69"><text:s text:c="4"/>oCell = oRow.<text:span text:style-name="T2">insertCell(</text:span><text:span text:style-name="T46">2</text:span><text:span text:style-name="T2">);</text:span></text:p>
      <text:p text:style-name="P69"><text:s text:c="4"/>oCell.innerHTML = n.<text:span text:style-name="T2">title</text:span>;</text:p>
      <text:p text:style-name="P69"><text:s text:c="4"/>oRow.doEdit = <text:span text:style-name="T2">doEdit</text:span>;</text:p>
      <text:p text:style-name="P69"/>
      <text:p text:style-name="P69"><text:s text:c="4"/>$(oRow).<text:span text:style-name="T2">click</text:span>(<text:span text:style-name="T152">doEdit</text:span>);</text:p>
      <text:p text:style-name="P69"><text:s/><text:span text:style-name="T2"><text:s/>}</text:span></text:p>
      <text:p text:style-name="P31"><text:s/>}</text:p>
      <text:p text:style-name="P34"><text:span text:style-name="T7"><text:tab/>Естественно, что рутинная и громоздкая часть кода специально осталась за границами этого материала. Но в любом случае – я разместил специально подготовленные файлы с примерами исходного кода (равно как и рабочую “демку”) на странице </text:span><text:a xlink:type="simple" xlink:href="http://black-zorro.com/mediawiki/gears_demo_1"><text:span text:style-name="T7">http://black-zorro.com/mediawiki/gears_demo_1</text:span></text:a><text:span text:style-name="T7"> . </text:span></text:p>
      <text:p text:style-name="P12"><text:tab/>На этом все. Надеюсь, что свою основную цель: заинтересовать читателя новой идеологией разработки веб-<text:soft-page-break/>приложений и показать как легко (ладно, все же довольно тяжело) создавать gears-приложения, я выполнил. Еще Вас могут заинтересовать механизмы взаимодействия между <text:span text:style-name="T2">google gears </text:span>и flash/flex. Так, способность хранить и обновлять по требованию не только табличную информацию, но и произвольные файлы, была бы полезна для разработчиков flash-основанных игр с большим объемом графического наполнения. </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1cm" fo:margin-bottom="8.999cm" fo:margin-left="4.001cm" fo:margin-right="4.00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5</text:page-number></text:p>
      </style:header>
    </style:master-page>
    <style:master-page style:name="HTML"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meta:creation-date>2008-07-03T13:59:00</meta:creation-date>
    <dc:date>2008-07-07T15:19:57</dc:date>
    <meta:print-date>2008-07-07T15:14:54</meta:print-date>
    <meta:editing-cycles>44</meta:editing-cycles>
    <meta:editing-duration>P4DT1H4M33S</meta:editing-duration>
    <meta:user-defined meta:name="Поле 1"/>
    <meta:user-defined meta:name="Поле 2"/>
    <meta:user-defined meta:name="Поле 3"/>
    <meta:user-defined meta:name="Поле 4"/>
    <meta:document-statistic meta:table-count="68" meta:image-count="14" meta:object-count="0" meta:page-count="133" meta:paragraph-count="2352" meta:word-count="26506" meta:character-count="181684"/>
  </office:meta>
</office:document-meta>
</file>